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tyle:font-family-generic="swis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rststyle-rststyle-table-2" style:family="table">
      <style:table-properties style:width="6.25in" fo:margin-top="0in" fo:margin-bottom="0.1in" table:align="left"/>
    </style:style>
    <style:style style:name="rststyle-rststyle-table-2.A" style:family="table-column">
      <style:table-column-properties style:column-width="2.0833in"/>
    </style:style>
    <style:style style:name="rststyle-rststyle-table-2.B" style:family="table-column">
      <style:table-column-properties style:column-width="4.1667in"/>
    </style:style>
    <style:style style:name="rststyle-rststyle-table-2.A1" style:family="table-cell">
      <style:table-cell-properties fo:padding="0.0194in" fo:border="0.05pt solid #000000"/>
    </style:style>
    <style:style style:name="P1" style:family="paragraph" style:parent-style-name="Header">
      <style:paragraph-properties fo:text-align="center" style:justify-single-word="false"/>
      <style:text-properties officeooo:rsid="001fe182" officeooo:paragraph-rsid="001fe182"/>
    </style:style>
    <style:style style:name="P2" style:family="paragraph" style:parent-style-name="Footer">
      <style:paragraph-properties fo:text-align="center" style:justify-single-word="false"/>
      <style:text-properties officeooo:rsid="001f66b6" officeooo:paragraph-rsid="001f66b6"/>
    </style:style>
    <style:style style:name="P3" style:family="paragraph" style:parent-style-name="rststyle-contents-1">
      <style:paragraph-properties>
        <style:tab-stops>
          <style:tab-stop style:position="6in" style:type="right" style:leader-style="dotted" style:leader-text="."/>
        </style:tab-stops>
      </style:paragraph-properties>
    </style:style>
    <style:style style:name="P4" style:family="paragraph" style:parent-style-name="rststyle-contents-3">
      <style:paragraph-properties>
        <style:tab-stops>
          <style:tab-stop style:position="5.6071in" style:type="right" style:leader-style="dotted" style:leader-text="."/>
        </style:tab-stops>
      </style:paragraph-properties>
    </style:style>
    <style:style style:name="P5" style:family="paragraph" style:parent-style-name="rststyle-contents-2">
      <style:paragraph-properties>
        <style:tab-stops>
          <style:tab-stop style:position="5.8035in" style:type="right" style:leader-style="dotted" style:leader-text="."/>
        </style:tab-stops>
      </style:paragraph-properties>
    </style:style>
    <style:style style:name="P6" style:family="paragraph" style:parent-style-name="rststyle-contents-4">
      <style:paragraph-properties>
        <style:tab-stops>
          <style:tab-stop style:position="5.4102in" style:type="right" style:leader-style="dotted" style:leader-text="."/>
        </style:tab-stops>
      </style:paragraph-properties>
    </style:style>
    <style:style style:name="P7" style:family="paragraph" style:parent-style-name="rststyle-blockquote" style:list-style-name="rststyle-bulletlist"/>
    <style:style style:name="P8" style:family="paragraph" style:parent-style-name="rststyle-blockquote" style:list-style-name="rststyle-bulletlist">
      <style:text-properties officeooo:paragraph-rsid="002290c3"/>
    </style:style>
    <style:style style:name="P9" style:family="paragraph" style:parent-style-name="rststyle-bulletitem" style:list-style-name="rststyle-bulletlist">
      <style:text-properties officeooo:paragraph-rsid="0020cac3"/>
    </style:style>
    <style:style style:name="P10" style:family="paragraph" style:parent-style-name="rststyle-bulletitem">
      <style:text-properties officeooo:paragraph-rsid="002290c3"/>
    </style:style>
    <style:style style:name="P11" style:family="paragraph" style:parent-style-name="rststyle-enumitem" style:list-style-name="rststyle-enumlist-arabic"/>
    <style:style style:name="P12" style:family="paragraph" style:parent-style-name="rststyle-textbody">
      <style:text-properties officeooo:paragraph-rsid="002290c3"/>
    </style:style>
    <style:style style:name="P13" style:family="paragraph" style:parent-style-name="rststyle-title" style:master-page-name="rststyle-pagedefault">
      <style:paragraph-properties style:page-number="auto"/>
    </style:style>
    <style:style style:name="P14" style:family="paragraph" style:parent-style-name="rststyle-codeblock-indented" style:list-style-name="rststyle-bulletlist"/>
    <style:style style:name="P15" style:family="paragraph" style:parent-style-name="rststyle-codeblock-indented" style:list-style-name="rststyle-enumlist-arabic"/>
    <style:style style:name="T1" style:family="text">
      <style:text-properties officeooo:rsid="0020cac3"/>
    </style:style>
    <style:style style:name="T2" style:family="text">
      <style:text-properties officeooo:rsid="002290c3"/>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 Python Book: Beginning Python, Advanced Python, and Python Exercises</text:p>
      <text:section text:style-name="Sect1" text:name="Section1">
        <text:p text:style-name="rststyle-textbody"><text:span text:style-name="rststyle-strong">Author:</text:span></text:p>
        <text:p text:style-name="rststyle-blockindent">Dave Kuhlman</text:p>
        <text:p text:style-name="rststyle-textbody"><text:span text:style-name="rststyle-strong">Contact:</text:span></text:p>
        <text:p text:style-name="rststyle-blockindent">dkuhlman@davekuhlman.org</text:p>
        <text:p text:style-name="rststyle-textbody"><text:span text:style-name="rststyle-strong">Address:</text:span></text:p>
        <text:p text:style-name="rststyle-blockindent">http://www.davekuhlman.org</text:p>
      </text:section>
      <text:p text:style-name="rststyle-textbody"><office:annotation><dc:creator>dkuhlman</dc:creator><dc:date>0000-00-00T00:00:00</dc:date><text:p>vim: set ft=rst:</text:p></office:annotation></text:p>
      <text:p text:style-name="rststyle-horizontalline"/>
      <text:p text:style-name="rststyle-textbody"><text:span text:style-name="rststyle-strong">Revision</text:span></text:p>
      <text:p text:style-name="rststyle-blockindent">1.3a</text:p>
      <text:p text:style-name="rststyle-textbody"><text:span text:style-name="rststyle-strong">Date</text:span></text:p>
      <text:p text:style-name="rststyle-blockindent">December 15, 2013</text:p>
      <text:p text:style-name="rststyle-textbody"><text:span text:style-name="rststyle-strong">Copyright</text:span></text:p>
      <text:p text:style-name="rststyle-blockindent">Copyright (c) 2009 Dave Kuhlman. All Rights Reserved. This document is subject to the provisions of the Open Source MIT License http://www.opensource.org/licenses/mit-license.php.</text:p>
      <text:p text:style-name="rststyle-textbody"><text:span text:style-name="rststyle-strong">Abstract</text:span></text:p>
      <text:p text:style-name="rststyle-blockindent">This document is a self-learning document for a course in Python programming. This course contains (1) a part for beginners, (2) a discussion of several advanced topics that are of interest to Python programmers, and (3) a Python workbook with lots of exercises.</text:p>
      <text:p text:style-name="rststyle-horizontalline"/>
      <text:table-of-content text:style-name="Sect1" text:protected="true" text:name="Table of Contents1">
        <text:table-of-content-source text:outline-level="10">
          <text:index-title-template text:style-name="Contents_20_Heading">Contents</text:index-title-template>
          <text:table-of-content-entry-template text:outline-level="1" text:style-name="rststyle-contents-1">
            <text:index-entry-chapter/>
            <text:index-entry-text/>
            <text:index-entry-tab-stop style:type="right" style:leader-char="."/>
            <text:index-entry-page-number/>
          </text:table-of-content-entry-template>
          <text:table-of-content-entry-template text:outline-level="2" text:style-name="rststyle-contents-2">
            <text:index-entry-chapter/>
            <text:index-entry-text/>
            <text:index-entry-tab-stop style:type="right" style:leader-char="."/>
            <text:index-entry-page-number/>
          </text:table-of-content-entry-template>
          <text:table-of-content-entry-template text:outline-level="3" text:style-name="rststyle-contents-3">
            <text:index-entry-chapter/>
            <text:index-entry-text/>
            <text:index-entry-tab-stop style:type="right" style:leader-char="."/>
            <text:index-entry-page-number/>
          </text:table-of-content-entry-template>
          <text:table-of-content-entry-template text:outline-level="4" text:style-name="rststyle-contents-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rststyle-contents-6">
            <text:index-entry-chapter/>
            <text:index-entry-text/>
            <text:index-entry-tab-stop style:type="right" style:leader-char="."/>
            <text:index-entry-page-number/>
          </text:table-of-content-entry-template>
          <text:table-of-content-entry-template text:outline-level="7" text:style-name="rststyle-contents-7">
            <text:index-entry-chapter/>
            <text:index-entry-text/>
            <text:index-entry-tab-stop style:type="right" style:leader-char="."/>
            <text:index-entry-page-number/>
          </text:table-of-content-entry-template>
          <text:table-of-content-entry-template text:outline-level="8" text:style-name="rststyle-contents-8">
            <text:index-entry-chapter/>
            <text:index-entry-text/>
            <text:index-entry-tab-stop style:type="right" style:leader-char="."/>
            <text:index-entry-page-number/>
          </text:table-of-content-entry-template>
          <text:table-of-content-entry-template text:outline-level="9" text:style-name="rststyle-contents-9">
            <text:index-entry-chapter/>
            <text:index-entry-text/>
            <text:index-entry-tab-stop style:type="right" style:leader-char="."/>
            <text:index-entry-page-number/>
          </text:table-of-content-entry-template>
          <text:table-of-content-entry-template text:outline-level="10" text:style-name="rststyle-contents-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1   Part 1 -- Beginning Python<text:tab/>10</text:p>
          <text:p text:style-name="P5">1.1   Introductions Etc<text:tab/>10</text:p>
          <text:p text:style-name="P4">1.1.1   Resources<text:tab/>11</text:p>
          <text:p text:style-name="P4">1.1.2   A general description of Python<text:tab/>12</text:p>
          <text:p text:style-name="P4">1.1.3   Interactive Python<text:tab/>15</text:p>
          <text:p text:style-name="P5">1.2   Lexical matters<text:tab/>15</text:p>
          <text:p text:style-name="P4">1.2.1   Lines<text:tab/>15</text:p>
          <text:p text:style-name="P4">1.2.2   Comments<text:tab/>16</text:p>
          <text:p text:style-name="P4">1.2.3   Names and tokens<text:tab/>16</text:p>
          <text:p text:style-name="P4">1.2.4   Blocks and indentation<text:tab/>16</text:p>
          <text:p text:style-name="P4">1.2.5   Doc strings<text:tab/>17</text:p>
          <text:p text:style-name="P4">1.2.6   Program structure<text:tab/>17</text:p>
          <text:p text:style-name="P4">1.2.7   Operators<text:tab/>18</text:p>
          <text:p text:style-name="P4">1.2.8   Also see<text:tab/>19</text:p>
          <text:p text:style-name="P4">1.2.9   Code evaluation<text:tab/>19</text:p>
          <text:p text:style-name="P5">1.3   Statements and inspection -- preliminaries<text:tab/>20</text:p>
          <text:p text:style-name="P5">1.4   Built-in data-types<text:tab/>21</text:p>
          <text:p text:style-name="P4">1.4.1   Numeric types<text:tab/>21</text:p>
          <text:p text:style-name="P4">1.4.2   Tuples and lists<text:tab/>21</text:p>
          <text:p text:style-name="P4">1.4.3   Strings<text:tab/>24</text:p>
          <text:p text:style-name="P6">1.4.3.1   The new string.format method<text:tab/>26</text:p>
          <text:p text:style-name="P6">1.4.3.2   Unicode strings<text:tab/>27</text:p>
          <text:p text:style-name="P4">1.4.4   Dictionaries<text:tab/>29</text:p>
          <text:p text:style-name="P4">1.4.5   Files<text:tab/>32</text:p>
          <text:p text:style-name="P4">1.4.6   Other built-in types<text:tab/>35</text:p>
          <text:p text:style-name="P6">1.4.6.1   The None value/type<text:tab/>35</text:p>
          <text:p text:style-name="P6">1.4.6.2   Boolean values<text:tab/>36</text:p>
          <text:p text:style-name="P6">1.4.6.3   Sets and frozensets<text:tab/>36</text:p>
          <text:p text:style-name="P5">1.5   Functions and Classes -- A Preview<text:tab/>36</text:p>
          <text:p text:style-name="P5">1.6   Statements<text:tab/>37</text:p>
          <text:p text:style-name="P4">1.6.1   Assignment statement<text:tab/>37</text:p>
          <text:p text:style-name="P4">1.6.2   import statement<text:tab/>39</text:p>
          <text:p text:style-name="P4">1.6.3   print statement<text:tab/>41</text:p>
          <text:p text:style-name="P4">1.6.4   if: elif: else: statement<text:tab/>43</text:p>
          <text:p text:style-name="P4">1.6.5   for: statement<text:tab/>44</text:p>
          <text:p text:style-name="P4">1.6.6   while: statement<text:tab/>48</text:p>
          <text:p text:style-name="P4"><text:soft-page-break/>1.6.7   continue and break statements<text:tab/>48</text:p>
          <text:p text:style-name="P4">1.6.8   try: except: statement<text:tab/>49</text:p>
          <text:p text:style-name="P4">1.6.9   raise statement<text:tab/>51</text:p>
          <text:p text:style-name="P4">1.6.10   with: statement<text:tab/>52</text:p>
          <text:p text:style-name="P6">1.6.10.1   Writing a context manager<text:tab/>52</text:p>
          <text:p text:style-name="P6">1.6.10.2   Using the with: statement<text:tab/>53</text:p>
          <text:p text:style-name="P4">1.6.11   del<text:tab/>54</text:p>
          <text:p text:style-name="P4">1.6.12   case statement<text:tab/>55</text:p>
          <text:p text:style-name="P5">1.7   Functions, Modules, Packages, and Debugging<text:tab/>55</text:p>
          <text:p text:style-name="P4">1.7.1   Functions<text:tab/>55</text:p>
          <text:p text:style-name="P6">1.7.1.1   The def statement<text:tab/>55</text:p>
          <text:p text:style-name="P6">1.7.1.2   Returning values<text:tab/>55</text:p>
          <text:p text:style-name="P6">1.7.1.3   Parameters<text:tab/>56</text:p>
          <text:p text:style-name="P6">1.7.1.4   Arguments<text:tab/>56</text:p>
          <text:p text:style-name="P6">1.7.1.5   Local variables<text:tab/>57</text:p>
          <text:p text:style-name="P6">1.7.1.6   Other things to know about functions<text:tab/>57</text:p>
          <text:p text:style-name="P6">1.7.1.7   Global variables and the global statement<text:tab/>58</text:p>
          <text:p text:style-name="P6">1.7.1.8   Doc strings for functions<text:tab/>60</text:p>
          <text:p text:style-name="P6">1.7.1.9   Decorators for functions<text:tab/>60</text:p>
          <text:p text:style-name="P4">1.7.2   lambda<text:tab/>61</text:p>
          <text:p text:style-name="P4">1.7.3   Iterators and generators<text:tab/>62</text:p>
          <text:p text:style-name="P4">1.7.4   Modules<text:tab/>67</text:p>
          <text:p text:style-name="P6">1.7.4.1   Doc strings for modules<text:tab/>68</text:p>
          <text:p text:style-name="P4">1.7.5   Packages<text:tab/>68</text:p>
          <text:p text:style-name="P5">1.8   Classes<text:tab/>69</text:p>
          <text:p text:style-name="P4">1.8.1   A simple class<text:tab/>69</text:p>
          <text:p text:style-name="P4">1.8.2   Defining methods<text:tab/>70</text:p>
          <text:p text:style-name="P4">1.8.3   The constructor<text:tab/>70</text:p>
          <text:p text:style-name="P4">1.8.4   Member variables<text:tab/>70</text:p>
          <text:p text:style-name="P4">1.8.5   Calling methods<text:tab/>71</text:p>
          <text:p text:style-name="P4">1.8.6   Adding inheritance<text:tab/>71</text:p>
          <text:p text:style-name="P4">1.8.7   Class variables<text:tab/>72</text:p>
          <text:p text:style-name="P4">1.8.8   Class methods and static methods<text:tab/>72</text:p>
          <text:p text:style-name="P4">1.8.9   Properties<text:tab/>74</text:p>
          <text:p text:style-name="P4">1.8.10   Interfaces<text:tab/>75</text:p>
          <text:p text:style-name="P4">1.8.11   New-style classes<text:tab/>75</text:p>
          <text:p text:style-name="P4">1.8.12   Doc strings for classes<text:tab/>77</text:p>
          <text:p text:style-name="P4">1.8.13   Private members<text:tab/>77</text:p>
          <text:p text:style-name="P5">1.9   Special Tasks<text:tab/>77</text:p>
          <text:p text:style-name="P4">1.9.1   Debugging tools<text:tab/>77</text:p>
          <text:p text:style-name="P4"><text:soft-page-break/>1.9.2   File input and output<text:tab/>78</text:p>
          <text:p text:style-name="P4">1.9.3   Unit tests<text:tab/>80</text:p>
          <text:p text:style-name="P6">1.9.3.1   A simple example<text:tab/>80</text:p>
          <text:p text:style-name="P6">1.9.3.2   Unit test suites<text:tab/>81</text:p>
          <text:p text:style-name="P6">1.9.3.3   Additional unittest features<text:tab/>83</text:p>
          <text:p text:style-name="P6">1.9.3.4   Guidance on Unit Testing<text:tab/>85</text:p>
          <text:p text:style-name="P4">1.9.4   doctest<text:tab/>85</text:p>
          <text:p text:style-name="P4">1.9.5   The Python database API<text:tab/>87</text:p>
          <text:p text:style-name="P4">1.9.6   Installing Python packages<text:tab/>88</text:p>
          <text:p text:style-name="P5">1.10   More Python Features and Exercises<text:tab/>89</text:p>
          <text:p text:style-name="P3">2   Part 2 -- Advanced Python<text:tab/>90</text:p>
          <text:p text:style-name="P5">2.1   Introduction -- Python 201 -- (Slightly) Advanced Python Topics<text:tab/>90</text:p>
          <text:p text:style-name="P5">2.2   Regular Expressions<text:tab/>90</text:p>
          <text:p text:style-name="P4">2.2.1   Defining regular expressions<text:tab/>90</text:p>
          <text:p text:style-name="P4">2.2.2   Compiling regular expressions<text:tab/>91</text:p>
          <text:p text:style-name="P4">2.2.3   Using regular expressions<text:tab/>91</text:p>
          <text:p text:style-name="P4">2.2.4   Using match objects to extract a value<text:tab/>92</text:p>
          <text:p text:style-name="P4">2.2.5   Extracting multiple items<text:tab/>93</text:p>
          <text:p text:style-name="P4">2.2.6   Replacing multiple items<text:tab/>94</text:p>
          <text:p text:style-name="P5">2.3   Iterator Objects<text:tab/>96</text:p>
          <text:p text:style-name="P4">2.3.1   Example - A generator function<text:tab/>98</text:p>
          <text:p text:style-name="P4">2.3.2   Example - A class containing a generator method<text:tab/>100</text:p>
          <text:p text:style-name="P4">2.3.3   Example - An iterator class<text:tab/>102</text:p>
          <text:p text:style-name="P4">2.3.4   Example - An iterator class that uses yield<text:tab/>104</text:p>
          <text:p text:style-name="P4">2.3.5   Example - A list comprehension<text:tab/>105</text:p>
          <text:p text:style-name="P4">2.3.6   Example - A generator expression<text:tab/>105</text:p>
          <text:p text:style-name="P5">2.4   Unit Tests<text:tab/>106</text:p>
          <text:p text:style-name="P4">2.4.1   Defining unit tests<text:tab/>106</text:p>
          <text:p text:style-name="P6">2.4.1.1   Create a test class.<text:tab/>106</text:p>
          <text:p text:style-name="P5">2.5   Extending and embedding Python<text:tab/>109</text:p>
          <text:p text:style-name="P4">2.5.1   Introduction and concepts<text:tab/>109</text:p>
          <text:p text:style-name="P4">2.5.2   Extension modules<text:tab/>110</text:p>
          <text:p text:style-name="P4">2.5.3   SWIG<text:tab/>112</text:p>
          <text:p text:style-name="P4">2.5.4   Pyrex<text:tab/>115</text:p>
          <text:p text:style-name="P4">2.5.5   SWIG vs. Pyrex<text:tab/>120</text:p>
          <text:p text:style-name="P4">2.5.6   Cython<text:tab/>120</text:p>
          <text:p text:style-name="P4">2.5.7   Extension types<text:tab/>122</text:p>
          <text:p text:style-name="P4">2.5.8   Extension classes<text:tab/>122</text:p>
          <text:p text:style-name="P5">2.6   Parsing<text:tab/>122</text:p>
          <text:p text:style-name="P4">2.6.1   Special purpose parsers<text:tab/>123</text:p>
          <text:p text:style-name="P4"><text:soft-page-break/>2.6.2   Writing a recursive descent parser by hand<text:tab/>124</text:p>
          <text:p text:style-name="P4">2.6.3   Creating a lexer/tokenizer with Plex<text:tab/>131</text:p>
          <text:p text:style-name="P4">2.6.4   A survey of existing tools<text:tab/>141</text:p>
          <text:p text:style-name="P4">2.6.5   Creating a parser with PLY<text:tab/>141</text:p>
          <text:p text:style-name="P4">2.6.6   Creating a parser with pyparsing<text:tab/>148</text:p>
          <text:p text:style-name="P6">2.6.6.1   Parsing comma-delimited lines<text:tab/>148</text:p>
          <text:p text:style-name="P6">2.6.6.2   Parsing functors<text:tab/>149</text:p>
          <text:p text:style-name="P6">2.6.6.3   Parsing names, phone numbers, etc.<text:tab/>150</text:p>
          <text:p text:style-name="P6">2.6.6.4   A more complex example<text:tab/>151</text:p>
          <text:p text:style-name="P5">2.7   GUI Applications<text:tab/>153</text:p>
          <text:p text:style-name="P4">2.7.1   Introduction<text:tab/>153</text:p>
          <text:p text:style-name="P4">2.7.2   PyGtk<text:tab/>153</text:p>
          <text:p text:style-name="P6">2.7.2.1   A simple message dialog box<text:tab/>153</text:p>
          <text:p text:style-name="P6">2.7.2.2   A simple text input dialog box<text:tab/>156</text:p>
          <text:p text:style-name="P6">2.7.2.3   A file selection dialog box<text:tab/>158</text:p>
          <text:p text:style-name="P4">2.7.3   EasyGUI<text:tab/>160</text:p>
          <text:p text:style-name="P6">2.7.3.1   A simple EasyGUI example<text:tab/>161</text:p>
          <text:p text:style-name="P6">2.7.3.2   An EasyGUI file open dialog example<text:tab/>161</text:p>
          <text:p text:style-name="P5">2.8   Guidance on Packages and Modules<text:tab/>161</text:p>
          <text:p text:style-name="P4">2.8.1   Introduction<text:tab/>161</text:p>
          <text:p text:style-name="P4">2.8.2   Implementing Packages<text:tab/>162</text:p>
          <text:p text:style-name="P4">2.8.3   Using Packages<text:tab/>162</text:p>
          <text:p text:style-name="P4">2.8.4   Distributing and Installing Packages<text:tab/>162</text:p>
          <text:p text:style-name="P5">2.9   End Matter<text:tab/>164</text:p>
          <text:p text:style-name="P4">2.9.1   Acknowledgements and Thanks<text:tab/>164</text:p>
          <text:p text:style-name="P4">2.9.2   See Also<text:tab/>164</text:p>
          <text:p text:style-name="P3">3   Part 3 -- Python Workbook<text:tab/>165</text:p>
          <text:p text:style-name="P5">3.1   Introduction<text:tab/>165</text:p>
          <text:p text:style-name="P5">3.2   Lexical Structures<text:tab/>165</text:p>
          <text:p text:style-name="P4">3.2.1   Variables and names<text:tab/>165</text:p>
          <text:p text:style-name="P4">3.2.2   Line structure<text:tab/>167</text:p>
          <text:p text:style-name="P4">3.2.3   Indentation and program structure<text:tab/>168</text:p>
          <text:p text:style-name="P5">3.3   Execution Model<text:tab/>169</text:p>
          <text:p text:style-name="P5">3.4   Built-in Data Types<text:tab/>170</text:p>
          <text:p text:style-name="P4">3.4.1   Numbers<text:tab/>170</text:p>
          <text:p text:style-name="P6">3.4.1.1   Literal representations of numbers<text:tab/>171</text:p>
          <text:p text:style-name="P6">3.4.1.2   Operators for numbers<text:tab/>173</text:p>
          <text:p text:style-name="P6">3.4.1.3   Methods on numbers<text:tab/>175</text:p>
          <text:p text:style-name="P4">3.4.2   Lists<text:tab/>175</text:p>
          <text:p text:style-name="P6">3.4.2.1   Literal representation of lists<text:tab/>176</text:p>
          <text:p text:style-name="P6"><text:soft-page-break/>3.4.2.2   Operators on lists<text:tab/>178</text:p>
          <text:p text:style-name="P6">3.4.2.3   Methods on lists<text:tab/>178</text:p>
          <text:p text:style-name="P6">3.4.2.4   List comprehensions<text:tab/>180</text:p>
          <text:p text:style-name="P4">3.4.3   Strings<text:tab/>182</text:p>
          <text:p text:style-name="P6">3.4.3.1   Characters<text:tab/>183</text:p>
          <text:p text:style-name="P6">3.4.3.2   Operators on strings<text:tab/>184</text:p>
          <text:p text:style-name="P6">3.4.3.3   Methods on strings<text:tab/>185</text:p>
          <text:p text:style-name="P6">3.4.3.4   Raw strings<text:tab/>187</text:p>
          <text:p text:style-name="P6">3.4.3.5   Unicode strings<text:tab/>188</text:p>
          <text:p text:style-name="P4">3.4.4   Dictionaries<text:tab/>190</text:p>
          <text:p text:style-name="P6">3.4.4.1   Literal representation of dictionaries<text:tab/>190</text:p>
          <text:p text:style-name="P6">3.4.4.2   Operators on dictionaries<text:tab/>191</text:p>
          <text:p text:style-name="P6">3.4.4.3   Methods on dictionaries<text:tab/>192</text:p>
          <text:p text:style-name="P4">3.4.5   Files<text:tab/>195</text:p>
          <text:p text:style-name="P4">3.4.6   A few miscellaneous data types<text:tab/>197</text:p>
          <text:p text:style-name="P6">3.4.6.1   None<text:tab/>197</text:p>
          <text:p text:style-name="P6">3.4.6.2   The booleans True and False<text:tab/>197</text:p>
          <text:p text:style-name="P5">3.5   Statements<text:tab/>198</text:p>
          <text:p text:style-name="P4">3.5.1   Assignment statement<text:tab/>198</text:p>
          <text:p text:style-name="P4">3.5.2   print statement<text:tab/>200</text:p>
          <text:p text:style-name="P4">3.5.3   if: statement exercises<text:tab/>201</text:p>
          <text:p text:style-name="P4">3.5.4   for: statement exercises<text:tab/>202</text:p>
          <text:p text:style-name="P4">3.5.5   while: statement exercises<text:tab/>205</text:p>
          <text:p text:style-name="P4">3.5.6   break and continue statements<text:tab/>206</text:p>
          <text:p text:style-name="P4">3.5.7   Exceptions and the try:except: and raise statements<text:tab/>207</text:p>
          <text:p text:style-name="P5">3.6   Functions<text:tab/>210</text:p>
          <text:p text:style-name="P4">3.6.1   Optional arguments and default values<text:tab/>211</text:p>
          <text:p text:style-name="P4">3.6.2   Passing functions as arguments<text:tab/>213</text:p>
          <text:p text:style-name="P4">3.6.3   Extra args and keyword args<text:tab/>214</text:p>
          <text:p text:style-name="P6">3.6.3.1   Order of arguments (positional, extra, and keyword args)<text:tab/>216</text:p>
          <text:p text:style-name="P4">3.6.4   Functions and duck-typing and polymorphism<text:tab/>216</text:p>
          <text:p text:style-name="P4">3.6.5   Recursive functions<text:tab/>217</text:p>
          <text:p text:style-name="P4">3.6.6   Generators and iterators<text:tab/>219</text:p>
          <text:p text:style-name="P5">3.7   Object-oriented programming and classes<text:tab/>223</text:p>
          <text:p text:style-name="P4">3.7.1   The constructor<text:tab/>224</text:p>
          <text:p text:style-name="P4">3.7.2   Inheritance -- Implementing a subclass<text:tab/>225</text:p>
          <text:p text:style-name="P4">3.7.3   Classes and polymorphism<text:tab/>227</text:p>
          <text:p text:style-name="P4">3.7.4   Recursive calls to methods<text:tab/>228</text:p>
          <text:p text:style-name="P4">3.7.5   Class variables, class methods, and static methods<text:tab/>230</text:p>
          <text:p text:style-name="P6">3.7.5.1   Decorators for classmethod and staticmethod<text:tab/>233</text:p>
          <text:p text:style-name="P5"><text:soft-page-break/>3.8   Additional and Advanced Topics<text:tab/>234</text:p>
          <text:p text:style-name="P4">3.8.1   Decorators and how to implement them<text:tab/>234</text:p>
          <text:p text:style-name="P6">3.8.1.1   Decorators with arguments<text:tab/>235</text:p>
          <text:p text:style-name="P6">3.8.1.2   Stacked decorators<text:tab/>236</text:p>
          <text:p text:style-name="P6">3.8.1.3   More help with decorators<text:tab/>238</text:p>
          <text:p text:style-name="P4">3.8.2   Iterables<text:tab/>239</text:p>
          <text:p text:style-name="P6">3.8.2.1   A few preliminaries on Iterables<text:tab/>239</text:p>
          <text:p text:style-name="P6">3.8.2.2   More help with iterables<text:tab/>240</text:p>
          <text:p text:style-name="P5">3.9   Applications and Recipes<text:tab/>240</text:p>
          <text:p text:style-name="P4">3.9.1   XML -- SAX, minidom, ElementTree, Lxml<text:tab/>241</text:p>
          <text:p text:style-name="P4">3.9.2   Relational database access<text:tab/>249</text:p>
          <text:p text:style-name="P4">3.9.3   CSV -- comma separated value files<text:tab/>255</text:p>
          <text:p text:style-name="P4">3.9.4   YAML and PyYAML<text:tab/>256</text:p>
          <text:p text:style-name="P4">3.9.5   Json<text:tab/>258</text:p>
          <text:p text:style-name="P3">4   Part 4 -- Generating Python Bindings for XML<text:tab/>260</text:p>
          <text:p text:style-name="P5">4.1   Introduction<text:tab/>260</text:p>
          <text:p text:style-name="P5">4.2   Generating the code<text:tab/>261</text:p>
          <text:p text:style-name="P5">4.3   Using the generated code to parse and export an XML document<text:tab/>263</text:p>
          <text:p text:style-name="P5">4.4   Some command line options you might want to know<text:tab/>263</text:p>
          <text:p text:style-name="P5">4.5   The graphical front-end<text:tab/>264</text:p>
          <text:p text:style-name="P5">4.6   Adding application-specific behavior<text:tab/>265</text:p>
          <text:p text:style-name="P4">4.6.1   Implementing custom subclasses<text:tab/>265</text:p>
          <text:p text:style-name="P4">4.6.2   Using the generated "API" from your application<text:tab/>266</text:p>
          <text:p text:style-name="P4">4.6.3   A combined approach<text:tab/>267</text:p>
          <text:p text:style-name="P5">4.7   Special situations and uses<text:tab/>269</text:p>
          <text:p text:style-name="P4">4.7.1   Generic, type-independent processing<text:tab/>269</text:p>
          <text:p text:style-name="P6">4.7.1.1   Step 1 -- generate the bindings<text:tab/>270</text:p>
          <text:p text:style-name="P6">4.7.1.2   Step 2 -- add application-specific code<text:tab/>270</text:p>
          <text:p text:style-name="P6">4.7.1.3   Step 3 -- write a test/driver harness<text:tab/>274</text:p>
          <text:p text:style-name="P6">4.7.1.4   Step 4 -- run the test application<text:tab/>276</text:p>
          <text:p text:style-name="P5">4.8   Some hints<text:tab/>276</text:p>
          <text:p text:style-name="P4">4.8.1   Children defined with maxOccurs greater than 1<text:tab/>276</text:p>
          <text:p text:style-name="P4">4.8.2   Children defined with simple numeric types<text:tab/>277</text:p>
          <text:p text:style-name="P4">4.8.3   The type of an element's character content<text:tab/>277</text:p>
          <text:p text:style-name="P4">4.8.4   Constructors and their default values<text:tab/>277</text:p>
        </text:index-body>
      </text:table-of-content>
      <text:p text:style-name="rststyle-textbody"/>
      <text:p text:style-name="rststyle-horizontalline"/>
      <text:p text:style-name="rststyle-textbody"><text:span text:style-name="rststyle-strong">Preface</text:span></text:p>
      <text:p text:style-name="rststyle-textbody">This book is a collection of materials that I've used when conducting Python training and also materials from my Web site that are intended for self-instruction.</text:p>
      <text:p text:style-name="rststyle-textbody">You may prefer a machine readable copy of this book. You can find it in various formats here:</text:p>
      <text:list xml:id="list201799537166944450" text:style-name="rststyle-bulletlist">
        <text:list-item>
          <text:p text:style-name="rststyle-bulletitem">HTML – http://www.<text:span text:style-name="T1">davekuhlman.org</text:span>/python_book_01.html</text:p>
        </text:list-item>
        <text:list-item>
          <text:p text:style-name="P9">PDF -- http://www.<text:span text:style-name="T1">davekuhlman.org </text:span>/python_book_01.pdf</text:p>
        </text:list-item>
        <text:list-item>
          <text:p text:style-name="P9">ODF/OpenOffice -- http://www.<text:span text:style-name="T1">davekuhlman.org </text:span>/python_book_01.odt</text:p>
        </text:list-item>
      </text:list>
      <text:p text:style-name="rststyle-textbody">And, let me thank the students in my Python classes. Their questions and suggestions were a great help in the preparation of these materials.</text:p>
      <text:p text:style-name="rststyle-horizontalline"/>
      <text:section text:style-name="Sect1" text:name="Section2">
        <text:h text:style-name="rststyle-heading1" text:outline-level="1">1   Part 1 -- Beginning Python</text:h>
        <text:p text:style-name="rststyle-textbody"><office:annotation><dc:creator>dkuhlman</dc:creator><dc:date>0000-00-00T00:00:00</dc:date><text:p>vim: set ft=rst:</text:p></office:annotation></text:p>
        <text:section text:style-name="Sect1" text:name="Section3">
          <text:h text:style-name="rststyle-heading2" text:outline-level="2">1.1   Introductions Etc</text:h>
          <text:p text:style-name="rststyle-textbody">Introductions</text:p>
          <text:p text:style-name="rststyle-textbody">Practical matters: restrooms, breakroom, lunch and break times, etc.</text:p>
          <text:p text:style-name="rststyle-textbody">Starting the Python interactive interpreter. Also, IPython and Idle.</text:p>
          <text:p text:style-name="rststyle-textbody">Running scripts</text:p>
          <text:p text:style-name="rststyle-textbody">Editors -- Choose an editor which you can configure so that it indents with 4 spaces, not tab characters. For a list of editors for Python, see: http://wiki.python.org/moin/PythonEditors. A few possible editors:</text:p>
          <text:list xml:id="list172941267752098" text:style-name="rststyle-bulletlist">
            <text:list-item>
              <text:p text:style-name="rststyle-bulletitem">SciTE -- http://www.scintilla.org/SciTE.html.</text:p>
            </text:list-item>
            <text:list-item>
              <text:p text:style-name="rststyle-bulletitem">MS Windows only -- (1) TextPad -- http://www.textpad.com; (2) UltraEdit -- http://www.ultraedit.com/.</text:p>
            </text:list-item>
            <text:list-item>
              <text:p text:style-name="rststyle-bulletitem">Jed -- See http://www.jedsoft.org/jed/.</text:p>
            </text:list-item>
            <text:list-item>
              <text:p text:style-name="rststyle-bulletitem">Emacs -- See http://www.gnu.org/software/emacs/ and http://www.xemacs.org/faq/xemacs-faq.html.</text:p>
            </text:list-item>
            <text:list-item>
              <text:p text:style-name="rststyle-bulletitem">jEdit -- Requires a bit of customization for Python -- See http://jedit.org.</text:p>
            </text:list-item>
            <text:list-item>
              <text:p text:style-name="rststyle-bulletitem">Vim -- http://www.vim.org/</text:p>
            </text:list-item>
            <text:list-item>
              <text:p text:style-name="rststyle-bulletitem">Geany -- http://www.geany.org/</text:p>
            </text:list-item>
            <text:list-item>
              <text:p text:style-name="rststyle-bulletitem">And many more.</text:p>
            </text:list-item>
          </text:list>
          <text:p text:style-name="rststyle-textbody">Interactive interpreters:</text:p>
          <text:list xml:id="list172941210407182" text:style-name="rststyle-bulletlist">
            <text:list-item>
              <text:p text:style-name="rststyle-bulletitem"><text:span text:style-name="rststyle-inlineliteral">python</text:span></text:p>
            </text:list-item>
            <text:list-item>
              <text:p text:style-name="rststyle-bulletitem"><text:span text:style-name="rststyle-inlineliteral">ipython</text:span></text:p>
            </text:list-item>
            <text:list-item>
              <text:p text:style-name="rststyle-bulletitem">Idle</text:p>
            </text:list-item>
          </text:list>
          <text:p text:style-name="rststyle-textbody">IDEs -- Also see http://en.wikipedia.org/wiki/List_of_integrated_development_environments_for_Python:</text:p>
          <text:list xml:id="list172941880479504" text:style-name="rststyle-bulletlist">
            <text:list-item>
              <text:p text:style-name="rststyle-bulletitem">PyWin -- MS Windows only. Available at: http://sourceforge.net/projects/pywin32/.</text:p>
            </text:list-item>
            <text:list-item>
              <text:p text:style-name="rststyle-bulletitem">WingIDE -- See http://wingware.com/wingide/.</text:p>
            </text:list-item>
            <text:list-item>
              <text:p text:style-name="rststyle-bulletitem">Eclipse -- http://eclipse.org/. There is a plug-in that supports Python.</text:p>
            </text:list-item>
            <text:list-item>
              <text:p text:style-name="rststyle-bulletitem">Kdevelop -- Linux/KDE -- See http://www.kdevelop.org/.</text:p>
            </text:list-item>
            <text:list-item>
              <text:p text:style-name="rststyle-bulletitem">Eric -- Linux KDE? -- See http://eric-ide.python-projects.org/index.html</text:p>
            </text:list-item>
            <text:list-item>
              <text:p text:style-name="rststyle-bulletitem">Emacs and SciTE will evaluate a Python buffer within the editor.</text:p>
            </text:list-item>
          </text:list>
          <text:section text:style-name="Sect1" text:name="Section4">
            <text:h text:style-name="rststyle-heading3" text:outline-level="3"><text:soft-page-break/>1.1.1   Resources</text:h>
            <text:p text:style-name="rststyle-textbody">Where else to get help:</text:p>
            <text:list xml:id="list172941347533002" text:style-name="rststyle-bulletlist">
              <text:list-item>
                <text:p text:style-name="rststyle-bulletitem">Python home page -- http://www.python.org</text:p>
              </text:list-item>
              <text:list-item>
                <text:p text:style-name="rststyle-bulletitem">Python standard documentation -- http://www.python.org/doc/.</text:p>
                <text:p text:style-name="rststyle-bulletitem">You will also find links to tutorials there.</text:p>
              </text:list-item>
              <text:list-item>
                <text:p text:style-name="rststyle-bulletitem">FAQs -- http://www.python.org/doc/faq/.</text:p>
              </text:list-item>
              <text:list-item>
                <text:p text:style-name="rststyle-bulletitem">The Python Wiki -- http://wiki.python.org/</text:p>
              </text:list-item>
              <text:list-item>
                <text:p text:style-name="rststyle-bulletitem">The Python Package Index -- Lots of Python packages -- https://pypi.python.org/pypi</text:p>
              </text:list-item>
              <text:list-item>
                <text:p text:style-name="rststyle-bulletitem">Special interest groups (SIGs) -- http://www.python.org/sigs/</text:p>
              </text:list-item>
              <text:list-item>
                <text:p text:style-name="rststyle-bulletitem">Other python related mailing lists and lists for specific applications (for example, Zope, Twisted, etc). Try: http://dir.gmane.org/search.php?match=python.</text:p>
              </text:list-item>
              <text:list-item>
                <text:p text:style-name="rststyle-bulletitem">http://sourceforge.net -- Lots of projects. Search for "python".</text:p>
              </text:list-item>
              <text:list-item>
                <text:p text:style-name="rststyle-bulletitem">USENET -- comp.lang.python. Can also be accessed through Gmane: http://dir.gmane.org/gmane.comp.python.general.</text:p>
              </text:list-item>
              <text:list-item>
                <text:p text:style-name="rststyle-bulletitem">The Python tutor email list -- http://mail.python.org/mailman/listinfo/tutor</text:p>
              </text:list-item>
            </text:list>
            <text:p text:style-name="rststyle-textbody">Local documentation:</text:p>
            <text:list xml:id="list172940627378950" text:style-name="rststyle-bulletlist">
              <text:list-item>
                <text:p text:style-name="rststyle-bulletitem">On MS Windows, the Python documentation is installed with the standard installation.</text:p>
              </text:list-item>
              <text:list-item>
                <text:p text:style-name="rststyle-bulletitem">Install the standard Python documentation on your machine from http://www.python.org/doc/.</text:p>
              </text:list-item>
              <text:list-item>
                <text:p text:style-name="rststyle-bulletitem"><text:span text:style-name="rststyle-inlineliteral">pydoc</text:span>. Example, on the command line, type: <text:span text:style-name="rststyle-inlineliteral">pydoc re</text:span>.</text:p>
              </text:list-item>
              <text:list-item>
                <text:p text:style-name="rststyle-bulletitem">Import a module, then view its <text:span text:style-name="rststyle-inlineliteral">.__doc__</text:span> attribute.</text:p>
              </text:list-item>
              <text:list-item>
                <text:p text:style-name="rststyle-bulletitem">At the interactive prompt, use <text:span text:style-name="rststyle-inlineliteral">help(obj)</text:span>. You might need to import it first. Example:</text:p>
                <text:p text:style-name="P14">&gt;&gt;&gt; import urllib<text:line-break/>&gt;&gt;&gt; help(urllib)</text:p>
              </text:list-item>
              <text:list-item>
                <text:p text:style-name="rststyle-bulletitem">In IPython, the question mark operator gives help. Example:</text:p>
                <text:p text:style-name="P14">In [13]: open?<text:line-break/>Type: <text:s text:c="10"/>builtin_function_or_method<text:line-break/>Base Class: <text:s text:c="4"/>&lt;type 'builtin_function_or_method'&gt;<text:line-break/>String Form: <text:s text:c="3"/>&lt;built-in function open&gt;<text:line-break/>Namespace: <text:s text:c="5"/>Python builtin<text:line-break/>Docstring:<text:line-break/> <text:s text:c="3"/>open(name[, mode[, buffering]]) -&gt; file object<text:line-break/><text:line-break/> <text:s text:c="3"/>Open a file using the file() type, returns a file object.<text:line-break/>Constructor Docstring:<text:line-break/> <text:s text:c="3"/>x.__init__(...) initializes x; see x.__class__.__doc__ for signature<text:line-break/><text:soft-page-break/>Callable: <text:s text:c="6"/>Yes<text:line-break/>Call def: <text:s text:c="6"/>Calling definition not available.Call docstring:<text:line-break/> <text:s text:c="3"/>x.__call__(...) &lt;==&gt; x(...)</text:p>
              </text:list-item>
            </text:list>
          </text:section>
          <text:section text:style-name="Sect1" text:name="Section5">
            <text:h text:style-name="rststyle-heading3" text:outline-level="3">1.1.2   A general description of Python</text:h>
            <text:p text:style-name="rststyle-textbody">Python is a high-level general purpose programming language:</text:p>
            <text:list xml:id="list172942404476984" text:style-name="rststyle-bulletlist">
              <text:list-item>
                <text:p text:style-name="rststyle-bulletitem">Because code is automatically compiled to byte code and executed, Python is suitable for use as a scripting language, Web application implementation language, etc.</text:p>
              </text:list-item>
              <text:list-item>
                <text:p text:style-name="rststyle-bulletitem">Because Python can be extended in C and C++, Python can provide the speed needed for even compute intensive tasks.</text:p>
              </text:list-item>
              <text:list-item>
                <text:p text:style-name="rststyle-bulletitem">Because of its strong structuring constructs (nested code blocks, functions, classes, modules, and packages) and its consistent use of objects and object-oriented programming, Python enables us to write clear, logical applications for small and large tasks.</text:p>
              </text:list-item>
            </text:list>
            <text:p text:style-name="rststyle-textbody">Important features of Python:</text:p>
            <text:list xml:id="list172941304522404" text:style-name="rststyle-bulletlist">
              <text:list-item>
                <text:p text:style-name="rststyle-bulletitem">Built-in high level data types: strings, lists, dictionaries, etc.</text:p>
              </text:list-item>
              <text:list-item>
                <text:p text:style-name="rststyle-bulletitem">The usual control structures: if, if-else, if-elif-else, while, plus a powerful collection iterator (for).</text:p>
              </text:list-item>
              <text:list-item>
                <text:p text:style-name="rststyle-bulletitem">Multiple levels of organizational structure: functions, classes, modules, and packages. These assist in organizing code. An excellent and large example is the Python standard library.</text:p>
              </text:list-item>
              <text:list-item>
                <text:p text:style-name="rststyle-bulletitem">Compile on the fly to byte code -- Source code is compiled to byte code without a separate compile step. Source code modules can also be "pre-compiled" to byte code files.</text:p>
              </text:list-item>
              <text:list-item>
                <text:p text:style-name="rststyle-bulletitem">Object-oriented -- Python provides a consistent way to use objects: everything is an object. And, in Python it is easy to implement new object types (called classes in object-oriented programming).</text:p>
              </text:list-item>
              <text:list-item>
                <text:p text:style-name="rststyle-bulletitem">Extensions in C and C++ -- Extension modules and extension types can be written by hand. There are also tools that help with this, for example, SWIG, sip, Pyrex.</text:p>
              </text:list-item>
              <text:list-item>
                <text:p text:style-name="rststyle-bulletitem">Jython is a version of Python that "plays well with" Java. See: The Jython Project -- http://www.jython.org/Project/.</text:p>
              </text:list-item>
            </text:list>
            <text:p text:style-name="rststyle-textbody">Some things you will need to know:</text:p>
            <text:list xml:id="list172941932784276" text:style-name="rststyle-bulletlist">
              <text:list-item>
                <text:p text:style-name="rststyle-bulletitem">Python uses indentation to show block structure. Indent one level to show the beginning of a block. Out-dent one level to show the end of a block. As an example, the following C-style code:</text:p>
                <text:p text:style-name="P14">if (x)<text:line-break/>{<text:line-break/><text:soft-page-break/> <text:s text:c="3"/>if (y)<text:line-break/> <text:s text:c="3"/>{<text:line-break/> <text:s text:c="7"/>f1()<text:line-break/> <text:s text:c="3"/>}<text:line-break/> <text:s text:c="3"/>f2()<text:line-break/>}</text:p>
                <text:p text:style-name="rststyle-bulletitem">in Python would be:</text:p>
                <text:p text:style-name="P14">if x:<text:line-break/> <text:s text:c="3"/>if y:<text:line-break/> <text:s text:c="7"/>f1()<text:line-break/> <text:s text:c="3"/>f2()</text:p>
              </text:list-item>
            </text:list>
            <text:p text:style-name="rststyle-textbody">And, the convention is to use four spaces (and no hard tabs) for each level of indentation. Actually, it's more than a convention; it's practically a requirement. Following that "convention" will make it so much easier to merge your Python code with code from other sources.</text:p>
            <text:p text:style-name="rststyle-textbody">An overview of Python:</text:p>
            <text:list xml:id="list172941158472172" text:style-name="rststyle-bulletlist">
              <text:list-item>
                <text:p text:style-name="rststyle-bulletitem">A scripting language -- Python is suitable (1) for embedding, (2) for writing small unstructured scripts, (3) for "quick and dirty" programs.</text:p>
              </text:list-item>
              <text:list-item>
                <text:p text:style-name="rststyle-bulletitem"><text:span text:style-name="rststyle-emphasis">Not</text:span> a scripting language -- (1) Python scales. (2) Python encourages us to write code that is clear and well-structured.</text:p>
              </text:list-item>
              <text:list-item>
                <text:p text:style-name="rststyle-bulletitem">Interpreted, but also compiled to byte-code. Modules are automatically compiled (to .pyc) when imported, but may also be explicitly compiled.</text:p>
              </text:list-item>
              <text:list-item>
                <text:p text:style-name="rststyle-bulletitem">Provides an interactive command line and interpreter shell. In fact, there are several.</text:p>
              </text:list-item>
              <text:list-item>
                <text:p text:style-name="rststyle-bulletitem">Dynamic -- For example:</text:p>
                <text:list>
                  <text:list-item>
                    <text:p text:style-name="rststyle-bulletitem">Types are bound to values, not to variables.</text:p>
                  </text:list-item>
                  <text:list-item>
                    <text:p text:style-name="rststyle-bulletitem">Function and method lookup is done at runtime.</text:p>
                  </text:list-item>
                  <text:list-item>
                    <text:p text:style-name="rststyle-bulletitem">Values are inspect-able.</text:p>
                  </text:list-item>
                  <text:list-item>
                    <text:p text:style-name="rststyle-bulletitem">There is an interactive interpreter, more than one, in fact.</text:p>
                  </text:list-item>
                  <text:list-item>
                    <text:p text:style-name="rststyle-bulletitem">You can list the methods supported by any given object.</text:p>
                  </text:list-item>
                </text:list>
              </text:list-item>
              <text:list-item>
                <text:p text:style-name="rststyle-bulletitem">Strongly typed at run-time, not compile-time. Objects (values) have a type, but variables do not.</text:p>
              </text:list-item>
              <text:list-item>
                <text:p text:style-name="rststyle-bulletitem">Reasonably high level -- High level built-in data types; high level control structures (for walking lists and iterators, for example).</text:p>
              </text:list-item>
              <text:list-item>
                <text:p text:style-name="rststyle-bulletitem">Object-oriented -- Almost everything is an object. Simple object definition. Data hiding by agreement. Multiple inheritance. Interfaces by convention. Polymorphism.</text:p>
              </text:list-item>
              <text:list-item>
                <text:p text:style-name="rststyle-bulletitem">Highly structured -- Statements, functions, classes, modules, and packages enable us to write large, well-structured applications. Why structure? Readability, locate-ability, modifiability.</text:p>
              </text:list-item>
              <text:list-item>
                <text:p text:style-name="rststyle-bulletitem">Explicitness</text:p>
              </text:list-item>
              <text:list-item>
                <text:p text:style-name="rststyle-bulletitem"><text:soft-page-break/>First-class objects:</text:p>
                <text:list>
                  <text:list-item>
                    <text:p text:style-name="rststyle-bulletitem">Definition: Can (1) pass to function; (2) return from function; (3) stuff into a data structure.</text:p>
                  </text:list-item>
                  <text:list-item>
                    <text:p text:style-name="rststyle-bulletitem">Operators can be applied to <text:span text:style-name="rststyle-emphasis">values</text:span> (not variables). Example: <text:span text:style-name="rststyle-inlineliteral">f(x)[3]</text:span></text:p>
                  </text:list-item>
                </text:list>
              </text:list-item>
              <text:list-item>
                <text:p text:style-name="rststyle-bulletitem">Indented block structure -- "Python is pseudo-code that runs."</text:p>
              </text:list-item>
              <text:list-item>
                <text:p text:style-name="rststyle-bulletitem">Embedding and extending Python -- Python provides a well-documented and supported way (1) to embed the Python interpreter in C/C++ applications and (2) to extend Python with modules and objects implemented in C/C++.</text:p>
                <text:list>
                  <text:list-item>
                    <text:p text:style-name="rststyle-bulletitem">In some cases, SWIG can generate wrappers for existing C/C++ code automatically. See http://www.swig.org/</text:p>
                  </text:list-item>
                  <text:list-item>
                    <text:p text:style-name="rststyle-bulletitem">Cython enables us to generate C code from Python <text:span text:style-name="rststyle-emphasis">and</text:span> to "easily" create wrappers for C/C++ functions. See http://www.cosc.canterbury.ac.nz/~greg/python/Pyrex/</text:p>
                  </text:list-item>
                  <text:list-item>
                    <text:p text:style-name="rststyle-bulletitem">To embed and extend Python with Java, there is Jython. See http://www.jython.org/</text:p>
                  </text:list-item>
                </text:list>
              </text:list-item>
              <text:list-item>
                <text:p text:style-name="rststyle-bulletitem">Automatic garbage collection. (But, there is a <text:span text:style-name="rststyle-inlineliteral">gc</text:span> module to allow explicit control of garbage collection.)</text:p>
              </text:list-item>
              <text:list-item>
                <text:p text:style-name="rststyle-bulletitem">Comparison with other languages: compiled languages (e.g. C/C++); Java; Perl, Tcl, and Ruby. Python excells at: development speed, execution speed, clarity and maintainability.</text:p>
              </text:list-item>
              <text:list-item>
                <text:p text:style-name="rststyle-bulletitem">Varieties of Python:</text:p>
                <text:list>
                  <text:list-item>
                    <text:p text:style-name="rststyle-bulletitem">CPython -- Standard Python 2.x implemented in C.</text:p>
                  </text:list-item>
                  <text:list-item>
                    <text:p text:style-name="rststyle-bulletitem">Jython -- Python for the Java environment -- http://www.jython.org/</text:p>
                  </text:list-item>
                  <text:list-item>
                    <text:p text:style-name="rststyle-bulletitem">PyPy -- Python with a JIT compiler and stackless mode -- http://pypy.org/</text:p>
                  </text:list-item>
                  <text:list-item>
                    <text:p text:style-name="rststyle-bulletitem">Stackless -- Python with enhanced thread support and microthreads etc. -- http://www.stackless.com/</text:p>
                  </text:list-item>
                  <text:list-item>
                    <text:p text:style-name="rststyle-bulletitem">IronPython -- Python for .NET and the CLR -- http://ironpython.net/</text:p>
                  </text:list-item>
                  <text:list-item>
                    <text:p text:style-name="rststyle-bulletitem">Python 3 -- The new, new Python. This is intended as a replacement for Python 2.x. -- http://www.python.org/doc/. A few differences (from Python 2.x):</text:p>
                    <text:list>
                      <text:list-item>
                        <text:p text:style-name="rststyle-bulletitem">The <text:span text:style-name="rststyle-inlineliteral">print</text:span> statement changed to the <text:span text:style-name="rststyle-inlineliteral">print</text:span> function.</text:p>
                      </text:list-item>
                      <text:list-item>
                        <text:p text:style-name="rststyle-bulletitem">Strings are unicode by default.</text:p>
                      </text:list-item>
                      <text:list-item>
                        <text:p text:style-name="rststyle-bulletitem">Classes are all "new style" classes.</text:p>
                      </text:list-item>
                      <text:list-item>
                        <text:p text:style-name="rststyle-bulletitem">Changes to syntax for catching exceptions.</text:p>
                      </text:list-item>
                      <text:list-item>
                        <text:p text:style-name="rststyle-bulletitem">Changes to integers -- no long integer; integer division with automatic convert to float.</text:p>
                      </text:list-item>
                      <text:list-item>
                        <text:p text:style-name="rststyle-bulletitem">More pervasive use of iterables (rather than collections).</text:p>
                      </text:list-item>
                      <text:list-item>
                        <text:p text:style-name="rststyle-bulletitem">Etc.</text:p>
                      </text:list-item>
                    </text:list>
                    <text:p text:style-name="rststyle-bulletitem">For a more information about differences between Python 2.x and Python 3.x, see the description of the various fixes that can be applied with the <text:span text:style-name="rststyle-inlineliteral">2to3</text:span> tool: <text:soft-page-break/>http://docs.python.org/3/library/2to3.html#fixers</text:p>
                    <text:p text:style-name="rststyle-bulletitem">The migration tool, <text:span text:style-name="rststyle-inlineliteral">2to3</text:span>, eases the conversion of 2.x code to 3.x.</text:p>
                  </text:list-item>
                </text:list>
              </text:list-item>
              <text:list-item>
                <text:p text:style-name="rststyle-bulletitem">Also see The Zen of Python -- http://www.python.org/peps/pep-0020.html. Or, at the Python interactive prompt, type:</text:p>
                <text:p text:style-name="P14">&gt;&gt;&gt; import this</text:p>
              </text:list-item>
            </text:list>
          </text:section>
          <text:section text:style-name="Sect1" text:name="Section6">
            <text:h text:style-name="rststyle-heading3" text:outline-level="3">1.1.3   Interactive Python</text:h>
            <text:p text:style-name="rststyle-textbody">If you execute Python from the command line with no script (no arguments), Python gives you an interactive prompt. This is an excellent facility for learning Python and for trying small snippets of code. Many of the examples that follow were developed using the Python interactive prompt.</text:p>
            <text:p text:style-name="rststyle-textbody">Start the Python interactive interpreter by typing <text:span text:style-name="rststyle-inlineliteral">python</text:span> with no arguments at the command line. For example:</text:p>
            <text:p text:style-name="rststyle-codeblock">$ python<text:line-break/>Python 2.6.1 (r261:67515, Jan 11 2009, 15:19:23)<text:line-break/>[GCC 4.3.2] on linux2<text:line-break/>Type "help", "copyright", "credits" or "license" for more<text:line-break/>information.<text:line-break/>&gt;&gt;&gt; print 'hello'<text:line-break/>hello<text:line-break/>&gt;&gt;&gt;</text:p>
            <text:p text:style-name="rststyle-textbody">You may also want to consider using IDLE. IDLE is a graphical integrated development environment for Python; it contains a Python shell. It is likely that Idle was installed for you when you installed Python. You will find a script to start up IDLE in the Tools/scripts directory of your Python distribution. IDLE requires Tkinter.</text:p>
            <text:p text:style-name="rststyle-textbody">In addition, there are tools that will give you a more powerful and fancy Python interactive interpreter. One example is IPython, which is available at http://ipython.scipy.org/.</text:p>
          </text:section>
        </text:section>
        <text:section text:style-name="Sect1" text:name="Section7">
          <text:h text:style-name="rststyle-heading2" text:outline-level="2">1.2   Lexical matters</text:h>
          <text:section text:style-name="Sect1" text:name="Section8">
            <text:h text:style-name="rststyle-heading3" text:outline-level="3">1.2.1   Lines</text:h>
            <text:list xml:id="list172941797481071" text:style-name="rststyle-bulletlist">
              <text:list-item>
                <text:p text:style-name="rststyle-bulletitem">Python does what you want it to do <text:span text:style-name="rststyle-emphasis">most</text:span> of the time so that you only have to add extra characters <text:span text:style-name="rststyle-emphasis">some</text:span> of the time.</text:p>
              </text:list-item>
              <text:list-item>
                <text:p text:style-name="rststyle-bulletitem">Statement separator is a semi-colon, but is only needed when there is more than one statement on a line. And, writing more than one statement on the same line is considered bad form.</text:p>
              </text:list-item>
              <text:list-item>
                <text:p text:style-name="rststyle-bulletitem">Continuation lines -- A back-slash as last character of the line makes the <text:soft-page-break/>following line a continuation of the current line. But, note that an opening "context" (parenthesis, square bracket, or curly bracket) makes the back-slash unnecessary.</text:p>
              </text:list-item>
            </text:list>
          </text:section>
          <text:section text:style-name="Sect1" text:name="Section9">
            <text:h text:style-name="rststyle-heading3" text:outline-level="3">1.2.2   Comments</text:h>
            <text:p text:style-name="rststyle-textbody">Everything after "#" on a line is ignored. No block comments, but doc strings are a comment in quotes at the beginning of a module, class, method or function. Also, editors with support for Python often provide the ability to comment out selected blocks of code, usually with "##".</text:p>
          </text:section>
          <text:section text:style-name="Sect1" text:name="Section10">
            <text:h text:style-name="rststyle-heading3" text:outline-level="3">1.2.3   Names and tokens</text:h>
            <text:list xml:id="list172941663323125" text:style-name="rststyle-bulletlist">
              <text:list-item>
                <text:p text:style-name="rststyle-bulletitem">Allowed characters: a-z A-Z 0-9 underscore, and must begin with a letter or underscore.</text:p>
              </text:list-item>
              <text:list-item>
                <text:p text:style-name="rststyle-bulletitem">Names and identifiers are case sensitive.</text:p>
              </text:list-item>
              <text:list-item>
                <text:p text:style-name="rststyle-bulletitem">Identifiers can be of unlimited length.</text:p>
              </text:list-item>
              <text:list-item>
                <text:p text:style-name="rststyle-bulletitem">Special names, customizing, etc. -- Usually begin and end in double underscores.</text:p>
              </text:list-item>
              <text:list-item>
                <text:p text:style-name="rststyle-bulletitem">Special name classes -- Single and double underscores.</text:p>
                <text:list>
                  <text:list-item>
                    <text:p text:style-name="rststyle-bulletitem">Single leading single underscore -- Suggests a "private" method or variable name. Not imported by "from module import *".</text:p>
                  </text:list-item>
                  <text:list-item>
                    <text:p text:style-name="rststyle-bulletitem">Single trailing underscore -- Use it to avoid conflicts with Python keywords.</text:p>
                  </text:list-item>
                  <text:list-item>
                    <text:p text:style-name="rststyle-bulletitem">Double leading underscores -- Used in a class definition to cause name mangling (weak hiding). But, not often used.</text:p>
                  </text:list-item>
                </text:list>
              </text:list-item>
              <text:list-item>
                <text:p text:style-name="rststyle-bulletitem">Naming conventions -- Not rigid, but:</text:p>
                <text:list>
                  <text:list-item>
                    <text:p text:style-name="rststyle-bulletitem">Modules and packages -- all lower case.</text:p>
                  </text:list-item>
                  <text:list-item>
                    <text:p text:style-name="rststyle-bulletitem">Globals and constants -- Upper case.</text:p>
                  </text:list-item>
                  <text:list-item>
                    <text:p text:style-name="rststyle-bulletitem">Classes -- Bumpy caps with initial upper.</text:p>
                  </text:list-item>
                  <text:list-item>
                    <text:p text:style-name="rststyle-bulletitem">Methods and functions -- All lower case with words separated by underscores.</text:p>
                  </text:list-item>
                  <text:list-item>
                    <text:p text:style-name="rststyle-bulletitem">Local variables -- Lower case (with underscore between words) or bumpy caps with initial lower or your choice.</text:p>
                  </text:list-item>
                  <text:list-item>
                    <text:p text:style-name="rststyle-bulletitem">Good advice -- Follow the conventions used in the code on which you are working.</text:p>
                  </text:list-item>
                </text:list>
              </text:list-item>
              <text:list-item>
                <text:p text:style-name="rststyle-bulletitem">Names/variables in Python do not have a type. Values have types.</text:p>
              </text:list-item>
            </text:list>
          </text:section>
          <text:section text:style-name="Sect1" text:name="Section11">
            <text:h text:style-name="rststyle-heading3" text:outline-level="3">1.2.4   Blocks and indentation</text:h>
            <text:p text:style-name="rststyle-textbody">Python represents block structure and nested block structure with indentation, not with begin and end brackets.</text:p>
            <text:p text:style-name="rststyle-textbody">The empty block -- Use the <text:span text:style-name="rststyle-inlineliteral">pass</text:span> no-op statement.</text:p>
            <text:p text:style-name="rststyle-textbody">Benefits of the use of indentation to indicate structure:</text:p>
            <text:list xml:id="list172941439605969" text:style-name="rststyle-bulletlist">
              <text:list-item>
                <text:p text:style-name="rststyle-bulletitem"><text:soft-page-break/>Reduces the need for a coding standard. Only need to specify that indentation is 4 spaces and no hard tabs.</text:p>
              </text:list-item>
              <text:list-item>
                <text:p text:style-name="rststyle-bulletitem">Reduces inconsistency. Code from different sources follow the same indentation style. It has to.</text:p>
              </text:list-item>
              <text:list-item>
                <text:p text:style-name="rststyle-bulletitem">Reduces work. Only need to get the indentation correct, not <text:span text:style-name="rststyle-emphasis">both</text:span> indentation and brackets.</text:p>
              </text:list-item>
              <text:list-item>
                <text:p text:style-name="rststyle-bulletitem">Reduces clutter. Eliminates all the curly brackets.</text:p>
              </text:list-item>
              <text:list-item>
                <text:p text:style-name="rststyle-bulletitem">If it looks correct, it is correct. Indentation cannot fool the reader.</text:p>
              </text:list-item>
            </text:list>
            <text:p text:style-name="rststyle-textbody">Editor considerations -- The standard is 4 spaces (no hard tabs) for each indentation level. You will need a text editor that helps you respect that.</text:p>
          </text:section>
          <text:section text:style-name="Sect1" text:name="Section12">
            <text:h text:style-name="rststyle-heading3" text:outline-level="3">1.2.5   Doc strings</text:h>
            <text:p text:style-name="rststyle-textbody">Doc strings are like comments, but they are carried with executing code. Doc strings can be viewed with several tools, e.g. <text:span text:style-name="rststyle-inlineliteral">help()</text:span>, <text:span text:style-name="rststyle-inlineliteral">obj.__doc__</text:span>, and, in IPython, a question mark (<text:span text:style-name="rststyle-inlineliteral">?</text:span>) after a name will produce help.</text:p>
            <text:p text:style-name="rststyle-textbody">A doc string is written as a quoted string that is at the top of a module or the first lines after the header line of a function or class.</text:p>
            <text:p text:style-name="rststyle-textbody">We can use triple-quoting to create doc strings that span multiple lines.</text:p>
            <text:p text:style-name="rststyle-textbody">There are also tools that extract and format doc strings, for example:</text:p>
            <text:list xml:id="list172940715647132" text:style-name="rststyle-bulletlist">
              <text:list-item>
                <text:p text:style-name="rststyle-bulletitem">pydoc -- Documentation generator and online help system -- http://docs.python.org/lib/module-pydoc.html.</text:p>
              </text:list-item>
              <text:list-item>
                <text:p text:style-name="rststyle-bulletitem">epydoc -- Epydoc: Automatic API Documentation Generation for Python -- http://epydoc.sourceforge.net/index.html</text:p>
              </text:list-item>
              <text:list-item>
                <text:p text:style-name="rststyle-bulletitem">Sphinx -- Can also extract documentation from Python doc strings. See http://sphinx-doc.org/index.html.</text:p>
              </text:list-item>
            </text:list>
            <text:p text:style-name="rststyle-textbody">See the following for suggestions and more information on doc strings: Docstring conventions -- http://www.python.org/dev/peps/pep-0257/.</text:p>
          </text:section>
          <text:section text:style-name="Sect1" text:name="Section13">
            <text:h text:style-name="rststyle-heading3" text:outline-level="3">1.2.6   Program structure</text:h>
            <text:list xml:id="list172941543768261" text:style-name="rststyle-bulletlist">
              <text:list-item>
                <text:p text:style-name="rststyle-bulletitem">Execution -- def, class, etc are executable statements that add something to the current name-space. Modules can be both executable and import-able.</text:p>
              </text:list-item>
              <text:list-item>
                <text:p text:style-name="rststyle-bulletitem">Statements, data structures, functions, classes, modules, packages.</text:p>
              </text:list-item>
              <text:list-item>
                <text:p text:style-name="rststyle-bulletitem">Functions</text:p>
              </text:list-item>
              <text:list-item>
                <text:p text:style-name="rststyle-bulletitem">Classes</text:p>
              </text:list-item>
              <text:list-item>
                <text:p text:style-name="rststyle-bulletitem">Modules correspond to files with a "*.py" extension. Packages correspond to a directory (or folder) in the file system; a package contains a file named "__init__.py". Both modules and packages can be imported (see section import <text:soft-page-break/>statement).</text:p>
              </text:list-item>
              <text:list-item>
                <text:p text:style-name="rststyle-bulletitem">Packages -- A directory containing a file named "__init__.py". Can provide additional initialization when the package or a module in it is loaded (imported).</text:p>
              </text:list-item>
            </text:list>
          </text:section>
          <text:section text:style-name="Sect1" text:name="Section14">
            <text:h text:style-name="rststyle-heading3" text:outline-level="3">1.2.7   Operators</text:h>
            <text:list xml:id="list172942174656289" text:style-name="rststyle-bulletlist">
              <text:list-item>
                <text:p text:style-name="rststyle-bulletitem">See: http://docs.python.org/ref/operators.html. Python defines the following operators:</text:p>
                <text:p text:style-name="P14">+ <text:s text:c="6"/>- <text:s text:c="6"/>* <text:s text:c="6"/>** <text:s text:c="5"/>/ <text:s text:c="6"/>// <text:s text:c="5"/>%<text:line-break/>&lt;&lt; <text:s text:c="5"/>&gt;&gt; <text:s text:c="5"/>&amp; <text:s text:c="6"/>| <text:s text:c="6"/>^ <text:s text:c="6"/>~<text:line-break/>&lt; <text:s text:c="6"/>&gt; <text:s text:c="6"/>&lt;= <text:s text:c="5"/>&gt;= <text:s text:c="5"/>== <text:s text:c="5"/>!= <text:s text:c="5"/>&lt;&gt;</text:p>
                <text:p text:style-name="rststyle-bulletitem">The comparison operators <text:span text:style-name="rststyle-inlineliteral">&lt;&gt;</text:span> and <text:span text:style-name="rststyle-inlineliteral">!=</text:span> are alternate spellings of the same operator. <text:span text:style-name="rststyle-inlineliteral">!=</text:span> is the preferred spelling; <text:span text:style-name="rststyle-inlineliteral">&lt;&gt;</text:span> is obsolescent.</text:p>
              </text:list-item>
              <text:list-item>
                <text:p text:style-name="rststyle-bulletitem">Logical operators:</text:p>
                <text:p text:style-name="P14">and <text:s text:c="4"/>or <text:s text:c="5"/>is <text:s text:c="5"/>not <text:s text:c="4"/>in</text:p>
              </text:list-item>
              <text:list-item>
                <text:p text:style-name="rststyle-bulletitem">There are also (1) the dot operator, (2) the subscript operator <text:span text:style-name="rststyle-inlineliteral">[]</text:span>, and the function/method call operator <text:span text:style-name="rststyle-inlineliteral">()</text:span>.</text:p>
              </text:list-item>
              <text:list-item>
                <text:p text:style-name="rststyle-bulletitem">For information on the precedences of operators, see the table at http://docs.python.org/2/reference/expressions.html#operator-precedence, which is reproduced below.</text:p>
              </text:list-item>
              <text:list-item>
                <text:p text:style-name="rststyle-bulletitem">For information on what the different operators <text:span text:style-name="rststyle-emphasis">do</text:span>, the section in the "Python Language Reference" titled "Special method names" may be of help: http://docs.python.org/2/reference/datamodel.html#special-method-names</text:p>
                <text:p text:style-name="rststyle-bulletitem">The following table summarizes the operator precedences in Python, from lowest precedence (least binding) to highest precedence (most binding). Operators on the same line have the same precedence. Unless the syntax is explicitly given, operators are binary. Operators on the same line group left to right (except for comparisons, including tests, which all have the same precedence and chain from left to right -- see section 5.9 -- and exponentiation, which groups from right to left):</text:p>
                <text:p text:style-name="P14">Operator <text:s text:c="17"/>Description<text:line-break/>======================== <text:s/>==================<text:line-break/>lambda <text:s text:c="19"/>Lambda expression<text:line-break/>or <text:s text:c="23"/>Boolean OR<text:line-break/>and <text:s text:c="22"/>Boolean AND<text:line-break/>not x <text:s text:c="20"/>Boolean NOT<text:line-break/>in, not in <text:s text:c="15"/>Membership tests<text:line-break/>is, is not <text:s text:c="15"/>Identity tests<text:line-break/>&lt;, &lt;=, &gt;, &gt;=, &lt;&gt;, !=, == <text:s/>Comparisons<text:line-break/>| <text:s text:c="24"/>Bitwise OR<text:line-break/>^ <text:s text:c="24"/>Bitwise XOR<text:line-break/>&amp; <text:s text:c="24"/>Bitwise AND<text:line-break/>&lt;&lt;, &gt;&gt; <text:s text:c="19"/>Shifts<text:line-break/><text:soft-page-break/>+, - <text:s text:c="21"/>Addition and subtraction<text:line-break/>*, /, % <text:s text:c="18"/>Multiplication, division, remainder<text:line-break/>+x, -x <text:s text:c="19"/>Positive, negative<text:line-break/>~x <text:s text:c="23"/>Bitwise not<text:line-break/>** <text:s text:c="23"/>Exponentiation<text:line-break/>x.attribute <text:s text:c="14"/>Attribute reference<text:line-break/>x[index] <text:s text:c="17"/>Subscription<text:line-break/>x[index:index] <text:s text:c="11"/>Slicing<text:line-break/>f(arguments...) <text:s text:c="10"/>Function call<text:line-break/>(expressions...) <text:s text:c="9"/>Binding or tuple display<text:line-break/>[expressions...] <text:s text:c="9"/>List display<text:line-break/>{key:datum...} <text:s text:c="11"/>Dictionary display<text:line-break/>`expressions...` <text:s text:c="9"/>String conversion</text:p>
              </text:list-item>
              <text:list-item>
                <text:p text:style-name="rststyle-bulletitem">Note that most operators result in calls to methods with special names, for example <text:span text:style-name="rststyle-inlineliteral">__add__</text:span>, <text:span text:style-name="rststyle-inlineliteral">__sub__</text:span>, <text:span text:style-name="rststyle-inlineliteral">__mul__</text:span>, etc. See Special method names http://docs.python.org/2/reference/datamodel.html#special-method-names</text:p>
                <text:p text:style-name="rststyle-bulletitem">Later, we will see how these operators can be emulated in classes that you define yourself, through the use of these special names.</text:p>
              </text:list-item>
            </text:list>
          </text:section>
          <text:section text:style-name="Sect1" text:name="Section15">
            <text:h text:style-name="rststyle-heading3" text:outline-level="3">1.2.8   Also see</text:h>
            <text:p text:style-name="rststyle-textbody">For more on lexical matters and Python styles, see:</text:p>
            <text:list xml:id="list172941378800960" text:style-name="rststyle-bulletlist">
              <text:list-item>
                <text:p text:style-name="rststyle-bulletitem">Code Like a Pythonista: Idiomatic Python -- http://python.net/~goodger/projects/pycon/2007/idiomatic/handout.html.</text:p>
              </text:list-item>
              <text:list-item>
                <text:p text:style-name="rststyle-bulletitem">Style Guide for Python Code -- http://www.python.org/dev/peps/pep-0008/</text:p>
              </text:list-item>
              <text:list-item>
                <text:p text:style-name="rststyle-bulletitem">The flake8 style checking program. See https://pypi.python.org/pypi/flake8. Also see the pylint code checker: https://pypi.python.org/pypi/pylint.</text:p>
              </text:list-item>
            </text:list>
          </text:section>
          <text:section text:style-name="Sect1" text:name="Section16">
            <text:h text:style-name="rststyle-heading3" text:outline-level="3">1.2.9   Code evaluation</text:h>
            <text:p text:style-name="rststyle-textbody">Understanding the Python execution model -- How Python evaluates and executes your code.</text:p>
            <text:p text:style-name="rststyle-textbody">Evaluating expressions.</text:p>
            <text:p text:style-name="rststyle-textbody">Creating names/variables -- Binding -- The following all create names (variables) and bind values (objects) to them: (1) assignment, (2) function definition, (3) class definition, (4) function and method call, (5) importing a module, ...</text:p>
            <text:p text:style-name="rststyle-textbody">First class objects -- Almost all objects in Python are first class. Definition: An object is first class if: (1) we can put it in a structured object; (2) we can pass it to a function; (3) we can return it from a function.</text:p>
            <text:p text:style-name="rststyle-textbody">References -- Objects (or references to them) can be shared. What does this mean?</text:p>
            <text:list xml:id="list172942068682126" text:style-name="rststyle-bulletlist">
              <text:list-item>
                <text:p text:style-name="rststyle-bulletitem">The object(s) satisfy the identity test operator <text:span text:style-name="rststyle-inlineliteral">is</text:span>.</text:p>
              </text:list-item>
              <text:list-item>
                <text:p text:style-name="rststyle-bulletitem"><text:soft-page-break/>The built-in function <text:span text:style-name="rststyle-inlineliteral">id()</text:span> returns the same value.</text:p>
              </text:list-item>
              <text:list-item>
                <text:p text:style-name="rststyle-bulletitem">The consequences for mutable objects are different from those for immutable objects.</text:p>
              </text:list-item>
              <text:list-item>
                <text:p text:style-name="rststyle-bulletitem">Changing (updating) a mutable object referenced through one variable or container also changes that object referenced through other variables or containers, because <text:span text:style-name="rststyle-emphasis">it is the same object</text:span>.</text:p>
              </text:list-item>
              <text:list-item>
                <text:p text:style-name="rststyle-bulletitem"><text:span text:style-name="rststyle-inlineliteral">del()</text:span> -- The built-in function <text:span text:style-name="rststyle-inlineliteral">del()</text:span> removes a reference, not (necessarily) the object itself.</text:p>
              </text:list-item>
            </text:list>
          </text:section>
        </text:section>
        <text:section text:style-name="Sect1" text:name="Section17">
          <text:h text:style-name="rststyle-heading2" text:outline-level="2">1.3   Statements and inspection -- preliminaries</text:h>
          <text:p text:style-name="rststyle-textbody"><text:span text:style-name="rststyle-inlineliteral">print</text:span> -- Example:</text:p>
          <text:p text:style-name="rststyle-codeblock">print obj<text:line-break/>print "one", "two", 'three'</text:p>
          <text:p text:style-name="rststyle-textbody"><text:span text:style-name="rststyle-inlineliteral">for:</text:span> -- Example:</text:p>
          <text:p text:style-name="rststyle-codeblock">stuff = ['aa', 'bb', 'cc']<text:line-break/>for item in stuff:<text:line-break/> <text:s text:c="3"/>print item</text:p>
          <text:p text:style-name="rststyle-textbody">Learn what the <text:span text:style-name="rststyle-emphasis">type</text:span> of an object is -- Example:</text:p>
          <text:p text:style-name="rststyle-codeblock">type(obj)</text:p>
          <text:p text:style-name="rststyle-textbody">Learn what attributes an object has and what it's capabilities are -- Example:</text:p>
          <text:p text:style-name="rststyle-codeblock">dir(obj)<text:line-break/>value = "a message"<text:line-break/>dir(value)</text:p>
          <text:p text:style-name="rststyle-textbody">Get help on a class or an object -- Example:</text:p>
          <text:p text:style-name="rststyle-codeblock">help(str)<text:line-break/>help("")<text:line-break/>value = "abc"<text:line-break/>help(value)<text:line-break/>help(value.upper)</text:p>
          <text:p text:style-name="rststyle-textbody">In IPython (but not standard Python), you can also get help at the interactive prompt by typing "?" and "??" after an object. Example:</text:p>
          <text:p text:style-name="rststyle-codeblock">In [48]: a = ''<text:line-break/>In [49]: a.upper?<text:line-break/>Type: <text:s text:c="6"/>builtin_function_or_method<text:line-break/>String Form:&lt;built-in method upper of str object at 0x7f1c426e0508&gt;<text:line-break/>Docstring:<text:line-break/>S.upper() -&gt; string<text:line-break/><text:line-break/><text:soft-page-break/>Return a copy of the string S converted to uppercase.</text:p>
        </text:section>
        <text:section text:style-name="Sect1" text:name="Section18">
          <text:h text:style-name="rststyle-heading2" text:outline-level="2">1.4   Built-in data-types</text:h>
          <text:p text:style-name="rststyle-textbody">For information on built-in data types, see section Built-in Types -- http://docs.python.org/lib/types.html in the Python standard documentation.</text:p>
          <text:section text:style-name="Sect1" text:name="Section19">
            <text:h text:style-name="rststyle-heading3" text:outline-level="3">1.4.1   Numeric types</text:h>
            <text:p text:style-name="rststyle-textbody">The numeric types are:</text:p>
            <text:list xml:id="list172942488152135" text:style-name="rststyle-bulletlist">
              <text:list-item>
                <text:p text:style-name="rststyle-bulletitem">Plain integers -- Same precision as a C long, usually a 32-bit binary number.</text:p>
              </text:list-item>
              <text:list-item>
                <text:p text:style-name="rststyle-bulletitem">Long integers -- Define with <text:span text:style-name="rststyle-inlineliteral">100L</text:span>. But, plain integers are automatically promoted when needed.</text:p>
              </text:list-item>
              <text:list-item>
                <text:p text:style-name="rststyle-bulletitem">Floats -- Implemented as a C double. Precision depends on your machine. See <text:span text:style-name="rststyle-inlineliteral">sys.float_info</text:span>.</text:p>
              </text:list-item>
              <text:list-item>
                <text:p text:style-name="rststyle-bulletitem">Complex numbers -- Define with, for example, <text:span text:style-name="rststyle-inlineliteral">3j</text:span> or <text:span text:style-name="rststyle-inlineliteral">complex(3.0, 2.0)</text:span>.</text:p>
              </text:list-item>
            </text:list>
            <text:p text:style-name="rststyle-textbody">See 2.3.4 Numeric Types -- int, float, long, complex -- http://docs.python.org/lib/typesnumeric.html.</text:p>
            <text:p text:style-name="rststyle-textbody">Python does mixed arithmetic.</text:p>
            <text:p text:style-name="rststyle-textbody">Integer division truncates. This is changed in Python 3. Use <text:span text:style-name="rststyle-inlineliteral">float(n)</text:span> to force coercion to a float. Example:</text:p>
            <text:p text:style-name="rststyle-codeblock">In [8]: a = 4<text:line-break/>In [9]: b = 5<text:line-break/>In [10]: a / b<text:line-break/>Out[10]: 0 <text:s text:c="14"/># possibly wrong?<text:line-break/>In [11]: float(a) / b<text:line-break/>Out[11]: 0.8</text:p>
            <text:p text:style-name="rststyle-textbody">Applying the function call operator (parentheses) to a type or class creates an instance of that type or class.</text:p>
            <text:p text:style-name="rststyle-textbody">Scientific and heavily numeric programming -- High level Python is not very efficient for numerical programming. But, there are libraries that help -- Numpy and SciPy -- See: SciPy: Scientific Tools for Python -- http://scipy.org/</text:p>
          </text:section>
          <text:section text:style-name="Sect1" text:name="Section20">
            <text:h text:style-name="rststyle-heading3" text:outline-level="3">1.4.2   Tuples and lists</text:h>
            <text:p text:style-name="rststyle-textbody">List -- A list is a dynamic array/sequence. It is ordered and indexable. A list is mutable.</text:p>
            <text:p text:style-name="rststyle-textbody">List constructors: <text:span text:style-name="rststyle-inlineliteral">[]</text:span>, <text:span text:style-name="rststyle-inlineliteral">list()</text:span>.</text:p>
            <text:p text:style-name="rststyle-textbody"><text:span text:style-name="rststyle-inlineliteral">range()</text:span> and <text:span text:style-name="rststyle-inlineliteral">xrange()</text:span>:</text:p>
            <text:list xml:id="list172942656496399" text:style-name="rststyle-bulletlist">
              <text:list-item>
                <text:p text:style-name="rststyle-bulletitem"><text:soft-page-break/><text:span text:style-name="rststyle-inlineliteral">range(n)</text:span> creates a list of n integers. Optional arguments are the starting integer and a stride.</text:p>
              </text:list-item>
              <text:list-item>
                <text:p text:style-name="rststyle-bulletitem"><text:span text:style-name="rststyle-inlineliteral">xrange</text:span> is like <text:span text:style-name="rststyle-inlineliteral">range</text:span>, except that it creates an iterator that produces the items in the list of integers instead of the list itself.</text:p>
              </text:list-item>
            </text:list>
            <text:p text:style-name="rststyle-textbody">Tuples -- A tuple is a sequence. A tuple is immutable.</text:p>
            <text:p text:style-name="rststyle-textbody">Tuple constructors: <text:span text:style-name="rststyle-inlineliteral">()</text:span>, but really a comma; also <text:span text:style-name="rststyle-inlineliteral">tuple()</text:span>.</text:p>
            <text:p text:style-name="rststyle-textbody">Tuples are like lists, but are not mutable.</text:p>
            <text:p text:style-name="rststyle-textbody">Python lists are (1) heterogeneous (2) indexable, and (3) dynamic. For example, we can add to a list and make it longer.</text:p>
            <text:p text:style-name="rststyle-textbody">Notes on sequence constructors:</text:p>
            <text:list xml:id="list172942488503093" text:style-name="rststyle-bulletlist">
              <text:list-item>
                <text:p text:style-name="rststyle-bulletitem">To construct a tuple with a single element, use <text:span text:style-name="rststyle-inlineliteral">(x,)</text:span>; a tuple with a single element requires a comma.</text:p>
              </text:list-item>
              <text:list-item>
                <text:p text:style-name="rststyle-bulletitem">You can spread elements across multiple lines (and no need for backslash continuation character "\").</text:p>
              </text:list-item>
              <text:list-item>
                <text:p text:style-name="rststyle-bulletitem">A comma can follow the last element.</text:p>
              </text:list-item>
            </text:list>
            <text:p text:style-name="rststyle-textbody">The length of a tuple or list (or other container): <text:span text:style-name="rststyle-inlineliteral">len(mylist)</text:span>.</text:p>
            <text:p text:style-name="rststyle-textbody">Operators for lists:</text:p>
            <text:list xml:id="list172940633110791" text:style-name="rststyle-bulletlist">
              <text:list-item>
                <text:p text:style-name="rststyle-bulletitem">Try: <text:span text:style-name="rststyle-inlineliteral">list1 + list2</text:span>, <text:span text:style-name="rststyle-inlineliteral">list1 * n</text:span>, <text:span text:style-name="rststyle-inlineliteral">list1 += list2</text:span>, etc.</text:p>
              </text:list-item>
              <text:list-item>
                <text:p text:style-name="rststyle-bulletitem">Comparison operators: <text:span text:style-name="rststyle-inlineliteral">&lt;</text:span>, <text:span text:style-name="rststyle-inlineliteral">==</text:span>, <text:span text:style-name="rststyle-inlineliteral">&gt;=</text:span>, etc.</text:p>
              </text:list-item>
              <text:list-item>
                <text:p text:style-name="rststyle-bulletitem">Test for membership with the <text:span text:style-name="rststyle-inlineliteral">in</text:span> operator. Example:</text:p>
                <text:p text:style-name="P14">In [77]: a = [11, 22, 33]<text:line-break/>In [78]: a<text:line-break/>Out[78]: [11, 22, 33]<text:line-break/>In [79]: 22 in a<text:line-break/>Out[79]: True<text:line-break/>In [80]: 44 in a<text:line-break/>Out[80]: False</text:p>
              </text:list-item>
            </text:list>
            <text:p text:style-name="rststyle-textbody">Subscription:</text:p>
            <text:list xml:id="list172940993521332" text:style-name="rststyle-bulletlist">
              <text:list-item>
                <text:p text:style-name="rststyle-bulletitem">Indexing into a sequence</text:p>
              </text:list-item>
              <text:list-item>
                <text:p text:style-name="rststyle-bulletitem">Negative indexes -- Effectively, length of sequence plus (minus) index.</text:p>
              </text:list-item>
              <text:list-item>
                <text:p text:style-name="rststyle-bulletitem">Slicing -- Example: <text:span text:style-name="rststyle-inlineliteral">data[2:5]</text:span>. Default values: beginning and end of list.</text:p>
              </text:list-item>
              <text:list-item>
                <text:p text:style-name="rststyle-bulletitem">Slicing with strides -- Example: <text:span text:style-name="rststyle-inlineliteral">data[::2]</text:span>.</text:p>
              </text:list-item>
            </text:list>
            <text:p text:style-name="rststyle-textbody">Operations on tuples -- No operations that change the tuple, since tuples are immutable. We can do iteration and subscription. We can do "contains" (the <text:span text:style-name="rststyle-inlineliteral">in</text:span> operator) and get the length (the <text:span text:style-name="rststyle-inlineliteral">len()</text:span> operator). We can use certain boolean operators.</text:p>
            <text:p text:style-name="rststyle-textbody">Operations on lists -- Operations similar to tuples plus:</text:p>
            <text:list xml:id="list172942058760335" text:style-name="rststyle-bulletlist">
              <text:list-item>
                <text:p text:style-name="rststyle-bulletitem">Append -- <text:span text:style-name="rststyle-inlineliteral">mylist.append(newitem)</text:span>.</text:p>
              </text:list-item>
              <text:list-item>
                <text:p text:style-name="rststyle-bulletitem"><text:soft-page-break/>Insert -- <text:span text:style-name="rststyle-inlineliteral">mylist.insert(index, newitem)</text:span>. Note on efficiency: The <text:span text:style-name="rststyle-inlineliteral">insert</text:span> method is not as fast as the <text:span text:style-name="rststyle-inlineliteral">append</text:span> method. If you find that you need to do a large number of <text:span text:style-name="rststyle-inlineliteral">mylist.insert(0, obj)</text:span> (that is, inserting at the beginning of the list) consider using a deque instead. See: http://docs.python.org/2/library/collections.html#collections.deque. Or, use <text:span text:style-name="rststyle-inlineliteral">append</text:span> and <text:span text:style-name="rststyle-inlineliteral">reverse</text:span>.</text:p>
              </text:list-item>
              <text:list-item>
                <text:p text:style-name="rststyle-bulletitem">Extend -- <text:span text:style-name="rststyle-inlineliteral">mylist.extend(anotherlist)</text:span>. Also can use <text:span text:style-name="rststyle-inlineliteral">+</text:span> and <text:span text:style-name="rststyle-inlineliteral">+=</text:span>.</text:p>
              </text:list-item>
              <text:list-item>
                <text:p text:style-name="rststyle-bulletitem">Remove -- <text:span text:style-name="rststyle-inlineliteral">mylist.remove(item)</text:span> and <text:span text:style-name="rststyle-inlineliteral">mylist.pop()</text:span>. Note that <text:span text:style-name="rststyle-inlineliteral">append()</text:span> together with <text:span text:style-name="rststyle-inlineliteral">pop()</text:span> implements a stack.</text:p>
              </text:list-item>
              <text:list-item>
                <text:p text:style-name="rststyle-bulletitem">Delete -- <text:span text:style-name="rststyle-inlineliteral">del mylist[index]</text:span>.</text:p>
              </text:list-item>
              <text:list-item>
                <text:p text:style-name="rststyle-bulletitem">Pop -- Get last (right-most) item and remove from list -- <text:span text:style-name="rststyle-inlineliteral">mylist.pop()</text:span>.</text:p>
              </text:list-item>
            </text:list>
            <text:p text:style-name="rststyle-textbody">List operators -- <text:span text:style-name="rststyle-inlineliteral">+</text:span>, <text:span text:style-name="rststyle-inlineliteral">*</text:span>, etc.</text:p>
            <text:p text:style-name="rststyle-textbody">For more operations and operators on sequences, see: http://docs.python.org/2/library/stdtypes.html#sequence-types-str-unicode-list-tuple-bytearray-buffer-xrange.</text:p>
            <text:p text:style-name="rststyle-textbody">Exercises:</text:p>
            <text:list xml:id="list172940662513327" text:style-name="rststyle-bulletlist">
              <text:list-item>
                <text:p text:style-name="rststyle-bulletitem">Create an empty list. Append 4 strings to the list. Then pop one item off the end of the list. Solution:</text:p>
                <text:p text:style-name="P14">In [25]: a = []<text:line-break/>In [26]: a.append('aaa')<text:line-break/>In [27]: a.append('bbb')<text:line-break/>In [28]: a.append('ccc')<text:line-break/>In [29]: a.append('ddd')<text:line-break/>In [30]: print a<text:line-break/>['aaa', 'bbb', 'ccc', 'ddd']<text:line-break/>In [31]: a.pop()<text:line-break/>Out[31]: 'ddd'</text:p>
              </text:list-item>
              <text:list-item>
                <text:p text:style-name="rststyle-bulletitem">Use the <text:span text:style-name="rststyle-inlineliteral">for</text:span> statement to print the items in the list. Solution:</text:p>
                <text:p text:style-name="P14">In [32]: for item in a:<text:line-break/> <text:s text:c="2"/>....: <text:s text:c="8"/>print item<text:line-break/> <text:s text:c="2"/>....:<text:line-break/>aaa<text:line-break/>bbb<text:line-break/>ccc</text:p>
              </text:list-item>
              <text:list-item>
                <text:p text:style-name="rststyle-bulletitem">Use the string <text:span text:style-name="rststyle-inlineliteral">join</text:span> operation to concatenate the items in the list. Solution:</text:p>
                <text:p text:style-name="P14">In [33]: '||'.join(a)<text:line-break/>Out[33]: 'aaa||bbb||ccc'</text:p>
              </text:list-item>
              <text:list-item>
                <text:p text:style-name="rststyle-bulletitem">Use lists containing three (3) elements to create and show a tree:</text:p>
                <text:p text:style-name="P14">In [37]: b = ['bb', None, None]<text:line-break/>In [38]: c = ['cc', None, None]<text:line-break/>In [39]: root = ['aa', b, c]<text:line-break/><text:soft-page-break/>In [40]:<text:line-break/>In [40]:<text:line-break/>In [40]: def show_tree(t):<text:line-break/> <text:s text:c="2"/>....: <text:s text:c="4"/>if not t:<text:line-break/> <text:s text:c="2"/>....: <text:s text:c="8"/>return<text:line-break/> <text:s text:c="2"/>....: <text:s text:c="4"/>print t[0]<text:line-break/> <text:s text:c="2"/>....: <text:s text:c="4"/>show_tree(t[1])<text:line-break/> <text:s text:c="2"/>....: <text:s text:c="4"/>show_tree(t[2])<text:line-break/> <text:s text:c="2"/>....:<text:line-break/> <text:s text:c="2"/>....:<text:line-break/>In [41]: show_tree(root)<text:line-break/>aa<text:line-break/>bb<text:line-break/>cc</text:p>
                <text:p text:style-name="rststyle-bulletitem">Note that we will learn a better way to represent tree structures when we cover implementing classes in Python.</text:p>
              </text:list-item>
            </text:list>
          </text:section>
          <text:section text:style-name="Sect1" text:name="Section21">
            <text:h text:style-name="rststyle-heading3" text:outline-level="3">1.4.3   Strings</text:h>
            <text:p text:style-name="rststyle-textbody">Strings are sequences. They are immutable. They are indexable. They are iterable.</text:p>
            <text:p text:style-name="rststyle-textbody">For operations on strings, see http://docs.python.org/lib/string-methods.html or use:</text:p>
            <text:p text:style-name="rststyle-codeblock">&gt;&gt;&gt; help(str)</text:p>
            <text:p text:style-name="rststyle-textbody">Or:</text:p>
            <text:p text:style-name="rststyle-codeblock">&gt;&gt;&gt; dir("abc")</text:p>
            <text:p text:style-name="rststyle-textbody">String operations (methods).</text:p>
            <text:p text:style-name="rststyle-textbody">String operators, e.g. <text:span text:style-name="rststyle-inlineliteral">+</text:span>, <text:span text:style-name="rststyle-inlineliteral">&lt;</text:span>, <text:span text:style-name="rststyle-inlineliteral">&lt;=</text:span>, <text:span text:style-name="rststyle-inlineliteral">==</text:span>, etc..</text:p>
            <text:p text:style-name="rststyle-textbody">Constructors/literals:</text:p>
            <text:list xml:id="list172942738206729" text:style-name="rststyle-bulletlist">
              <text:list-item>
                <text:p text:style-name="rststyle-bulletitem">Quotes: single and double. Escaping quotes and other special characters with a back-slash.</text:p>
              </text:list-item>
              <text:list-item>
                <text:p text:style-name="rststyle-bulletitem">Triple quoting -- Use triple single quotes or double quotes to define multi-line strings.</text:p>
              </text:list-item>
              <text:list-item>
                <text:p text:style-name="rststyle-bulletitem"><text:span text:style-name="rststyle-inlineliteral">str()</text:span> -- The constructor and the name of the type/class.</text:p>
              </text:list-item>
              <text:list-item>
                <text:p text:style-name="rststyle-bulletitem"><text:span text:style-name="rststyle-inlineliteral">'aSeparator'.join(aList)</text:span></text:p>
              </text:list-item>
              <text:list-item>
                <text:p text:style-name="rststyle-bulletitem">Many more.</text:p>
              </text:list-item>
            </text:list>
            <text:p text:style-name="rststyle-textbody">Escape characters in strings -- <text:span text:style-name="rststyle-inlineliteral">\t</text:span>, <text:span text:style-name="rststyle-inlineliteral">\n</text:span>, <text:span text:style-name="rststyle-inlineliteral">\\</text:span>, etc.</text:p>
            <text:p text:style-name="rststyle-textbody">String formatting -- See: http://docs.python.org/2/library/stdtypes.html#string-formatting-operations</text:p>
            <text:p text:style-name="rststyle-textbody">Examples:</text:p>
            <text:p text:style-name="rststyle-codeblock">In [18]: name = 'dave'<text:line-break/><text:soft-page-break/>In [19]: size = 25<text:line-break/>In [20]: factor = 3.45<text:line-break/>In [21]: print 'Name: %s <text:s/>Size: %d <text:s/>Factor: %3.4f' % (name, size, factor, )<text:line-break/>Name: dave <text:s/>Size: 25 <text:s/>Factor: 3.4500<text:line-break/>In [25]: print 'Name: %s <text:s/>Size: %d <text:s/>Factor: %08.4f' % (name, size, factor, )<text:line-break/>Name: dave <text:s/>Size: 25 <text:s/>Factor: 003.4500</text:p>
            <text:p text:style-name="rststyle-textbody">If the right-hand argument to the formatting operator is a dictionary, then you can (actually, must) use the names of keys in the dictionary in your format strings. Examples:</text:p>
            <text:p text:style-name="rststyle-codeblock">In [115]: values = {'vegetable': 'chard', 'fruit': 'nectarine'}<text:line-break/>In [116]: 'I love %(vegetable)s and I love %(fruit)s.' % values<text:line-break/>Out[116]: 'I love chard and I love nectarine.'</text:p>
            <text:p text:style-name="rststyle-textbody">Also consider using the right justify and left justify operations. Examples: <text:span text:style-name="rststyle-inlineliteral">mystring.rjust(20)</text:span>, <text:span text:style-name="rststyle-inlineliteral">mystring.ljust(20, ':')</text:span>.</text:p>
            <text:p text:style-name="rststyle-textbody">In Python 3, the <text:span text:style-name="rststyle-inlineliteral">str.format</text:span> method is preferred to the string formatting operator. This method is also available in Python 2.7. It has benefits and advantages over the string formatting operator. You can start learning about it here: http://docs.python.org/2/library/stdtypes.html#string-methods</text:p>
            <text:p text:style-name="rststyle-textbody">Exercises:</text:p>
            <text:list xml:id="list172942382369974" text:style-name="rststyle-bulletlist">
              <text:list-item>
                <text:p text:style-name="rststyle-bulletitem">Use a literal to create a string containing (1) a single quote, (2) a double quote, (3) both a single and double quote. Solutions:</text:p>
                <text:p text:style-name="P14">"Some 'quoted' text."<text:line-break/>'Some "quoted" text.'<text:line-break/>'Some "quoted" \'extra\' text.'</text:p>
              </text:list-item>
              <text:list-item>
                <text:p text:style-name="rststyle-bulletitem">Write a string literal that spans multiple lines. Solution:</text:p>
                <text:p text:style-name="P14">"""This string<text:line-break/>spans several lines<text:line-break/>because it is a little long.<text:line-break/>"""</text:p>
              </text:list-item>
              <text:list-item>
                <text:p text:style-name="rststyle-bulletitem">Use the string <text:span text:style-name="rststyle-inlineliteral">join</text:span> operation to create a string that contains a colon as a separator. Solution:</text:p>
                <text:p text:style-name="P14">&gt;&gt;&gt; content = []<text:line-break/>&gt;&gt;&gt; content.append('finch')<text:line-break/>&gt;&gt;&gt; content.append('sparrow')<text:line-break/>&gt;&gt;&gt; content.append('thrush')<text:line-break/>&gt;&gt;&gt; content.append('jay')<text:line-break/>&gt;&gt;&gt; contentstr = ':'.join(content)<text:line-break/>&gt;&gt;&gt; print contentstr<text:line-break/>finch:sparrow:thrush:jay</text:p>
              </text:list-item>
              <text:list-item>
                <text:p text:style-name="rststyle-bulletitem">Use string formatting to produce a string containing your last and first names, <text:soft-page-break/>separated by a comma. Solution:</text:p>
                <text:p text:style-name="P14">&gt;&gt;&gt; first = 'Dave'<text:line-break/>&gt;&gt;&gt; last = 'Kuhlman'<text:line-break/>&gt;&gt;&gt; full = '%s, %s' % (last, first, )<text:line-break/>&gt;&gt;&gt; print full<text:line-break/>Kuhlman, Dave</text:p>
              </text:list-item>
            </text:list>
            <text:p text:style-name="rststyle-textbody">Incrementally building up large strings from lots of small strings -- <text:span text:style-name="rststyle-strong">the old way</text:span> -- Since strings in Python are immutable, appending to a string requires a re-allocation. So, it is faster to append to a list, then use <text:span text:style-name="rststyle-inlineliteral">join</text:span>. Example:</text:p>
            <text:p text:style-name="rststyle-codeblock">In [25]: strlist = []<text:line-break/>In [26]: strlist.append('Line #1')<text:line-break/>In [27]: strlist.append('Line #2')<text:line-break/>In [28]: strlist.append('Line #3')<text:line-break/>In [29]: str = '\n'.join(strlist)<text:line-break/>In [30]: print str<text:line-break/>Line #1<text:line-break/>Line #2<text:line-break/>Line #3</text:p>
            <text:p text:style-name="rststyle-textbody">Incrementally building up large strings from lots of small strings -- <text:span text:style-name="rststyle-strong">the new way</text:span> -- The <text:span text:style-name="rststyle-inlineliteral">+=</text:span> operation on strings has been optimized. So, when you do this <text:span text:style-name="rststyle-inlineliteral">str1 += str2</text:span>, even many times, it is efficient.</text:p>
            <text:p text:style-name="rststyle-textbody">The <text:span text:style-name="rststyle-inlineliteral">translate</text:span> method enables us to map the characters in a string, replacing those in one table by those in another. And, the <text:span text:style-name="rststyle-inlineliteral">maketrans</text:span> function in the <text:span text:style-name="rststyle-inlineliteral">string</text:span> module, makes it easy to create the mapping table:</text:p>
            <text:p text:style-name="rststyle-codeblock">import string<text:line-break/><text:line-break/>def test():<text:line-break/> <text:s text:c="3"/>a = 'axbycz'<text:line-break/> <text:s text:c="3"/>t = string.maketrans('abc', '123')<text:line-break/> <text:s text:c="3"/>print a<text:line-break/> <text:s text:c="3"/>print a.translate(t)<text:line-break/><text:line-break/>test()</text:p>
            <text:section text:style-name="Sect1" text:name="Section22">
              <text:h text:style-name="rststyle-heading4" text:outline-level="4">1.4.3.1   The new string.format method</text:h>
              <text:p text:style-name="rststyle-textbody">The new way to do string formatting (which is standard in Python 3 and <text:span text:style-name="rststyle-emphasis">perhaps</text:span> preferred for new code in Python 2) is to use the <text:span text:style-name="rststyle-inlineliteral">string.format</text:span> method. See here:</text:p>
              <text:list xml:id="list172941368684200" text:style-name="rststyle-bulletlist">
                <text:list-item>
                  <text:p text:style-name="rststyle-bulletitem">http://docs.python.org/2/library/stdtypes.html#str.format</text:p>
                </text:list-item>
                <text:list-item>
                  <text:p text:style-name="rststyle-bulletitem">http://docs.python.org/2/library/string.html#format-string-syntax</text:p>
                </text:list-item>
                <text:list-item>
                  <text:p text:style-name="rststyle-bulletitem">http://docs.python.org/2/library/string.html#format-specification-mini-language</text:p>
                </text:list-item>
              </text:list>
              <text:p text:style-name="rststyle-textbody">Some examples:</text:p>
              <text:p text:style-name="rststyle-codeblock"><text:soft-page-break/>In [1]: 'aaa {1} bbb {0} ccc {1} ddd'.format('xx', 'yy', )<text:line-break/>Out[1]: 'aaa yy bbb xx ccc yy ddd'<text:line-break/>In [2]: 'number: {0:05d} ok'.format(25)<text:line-break/>Out[2]: 'number: 00025 ok'<text:line-break/>In [4]: 'n1: {num1} <text:s/>n2: {num2}'.format(num2=25, num1=100)<text:line-break/>Out[4]: 'n1: 100 <text:s/>n2: 25'<text:line-break/>In [5]: 'n1: {num1} <text:s/>n2: {num2} <text:s/>again: {num1}'.format(num2=25, num1=100)<text:line-break/>Out[5]: 'n1: 100 <text:s/>n2: 25 <text:s/>again: 100'<text:line-break/>In [6]: 'number: {:05d} ok'.format(25)<text:line-break/>Out[6]: 'number: 00025 ok'<text:line-break/>In [7]: values = {'name': 'dave', 'hobby': 'birding'}<text:line-break/>In [8]: 'user: {name} <text:s/>activity: {hobby}'.format(**values)<text:line-break/>Out[8]: 'user: dave <text:s/>activity: birding'</text:p>
            </text:section>
            <text:section text:style-name="Sect1" text:name="Section23">
              <text:h text:style-name="rststyle-heading4" text:outline-level="4">1.4.3.2   Unicode strings</text:h>
              <text:p text:style-name="rststyle-textbody">Representing unicode:</text:p>
              <text:p text:style-name="rststyle-codeblock">In [96]: a = u'abcd'<text:line-break/>In [97]: a<text:line-break/>Out[97]: u'abcd'<text:line-break/>In [98]: b = unicode('efgh')<text:line-break/>In [99]: b<text:line-break/>Out[99]: u'efgh'</text:p>
              <text:p text:style-name="rststyle-textbody">Convert to unicode: <text:span text:style-name="rststyle-inlineliteral">a_string.decode(encoding)</text:span>. Examples:</text:p>
              <text:p text:style-name="rststyle-codeblock">In [102]: 'abcd'.decode('utf-8')<text:line-break/>Out[102]: u'abcd'<text:line-break/>In [103]:<text:line-break/>In [104]: 'abcd'.decode(sys.getdefaultencoding())<text:line-break/>Out[104]: u'abcd'</text:p>
              <text:p text:style-name="rststyle-textbody">Convert out of unicode: <text:span text:style-name="rststyle-inlineliteral">a_unicode_string.encode(encoding)</text:span>. Examples:</text:p>
              <text:p text:style-name="rststyle-codeblock">In [107]: a = u'abcd'<text:line-break/>In [108]: a.encode('utf-8')<text:line-break/>Out[108]: 'abcd'<text:line-break/>In [109]: a.encode(sys.getdefaultencoding())<text:line-break/>Out[109]: 'abcd'<text:line-break/>In [110]: b = u'Sel\xe7uk'<text:line-break/>In [111]: print b.encode('utf-8')<text:line-break/>Selçuk</text:p>
              <text:p text:style-name="rststyle-textbody">Test for unicode type -- Example:</text:p>
              <text:p text:style-name="rststyle-codeblock">In [122]: import types<text:line-break/>In [123]: a = u'abcd'<text:line-break/>In [124]: type(a) is types.UnicodeType<text:line-break/>Out[124]: True<text:line-break/>In [125]:<text:line-break/><text:soft-page-break/>In [126]: type(a) is type(u'')<text:line-break/>Out[126]: True</text:p>
              <text:p text:style-name="rststyle-textbody">Or better:</text:p>
              <text:p text:style-name="rststyle-codeblock">In [127]: isinstance(a, unicode)<text:line-break/>Out[127]: True</text:p>
              <text:p text:style-name="rststyle-textbody">An example with a character "c" with a hachek:</text:p>
              <text:p text:style-name="rststyle-codeblock">In [135]: name = 'Ivan Krsti\xc4\x87'<text:line-break/>In [136]: name.decode('utf-8')<text:line-break/>Out[136]: u'Ivan Krsti\u0107'<text:line-break/>In [137]:<text:line-break/>In [138]: len(name)<text:line-break/>Out[138]: 12<text:line-break/>In [139]: len(name.decode('utf-8'))<text:line-break/>Out[139]: 11</text:p>
              <text:p text:style-name="rststyle-textbody">You can also create a unicode character by using the <text:span text:style-name="rststyle-inlineliteral">unichr()</text:span> built-in function:</text:p>
              <text:p text:style-name="rststyle-codeblock">In [2]: a = 'aa' + unichr(170) + 'bb'<text:line-break/>In [3]: a<text:line-break/>Out[3]: u'aa\xaabb'<text:line-break/>In [6]: b = a.encode('utf-8')<text:line-break/>In [7]: b<text:line-break/>Out[7]: 'aa\xc2\xaabb'<text:line-break/>In [8]: print b<text:line-break/>aaªbb</text:p>
              <text:p text:style-name="rststyle-textbody">Guidance for use of encodings and unicode -- If you are working with a multibyte character set:</text:p>
              <text:list xml:id="list260277485340137190" text:style-name="rststyle-enumlist-arabic">
                <text:list-item>
                  <text:p text:style-name="P11">Convert/decode from an external encoding to unicode <text:span text:style-name="rststyle-emphasis">early</text:span> (<text:span text:style-name="rststyle-inlineliteral">my_string.decode(encoding)</text:span>).</text:p>
                </text:list-item>
                <text:list-item>
                  <text:p text:style-name="P11">Do your work in unicode.</text:p>
                </text:list-item>
                <text:list-item>
                  <text:p text:style-name="P11">Convert/encode to an external encoding <text:span text:style-name="rststyle-emphasis">late</text:span> (<text:span text:style-name="rststyle-inlineliteral">my_string.encode(encoding)</text:span>).</text:p>
                </text:list-item>
              </text:list>
              <text:p text:style-name="rststyle-textbody">For more information, see:</text:p>
              <text:list xml:id="list172941641916089" text:style-name="rststyle-bulletlist">
                <text:list-item>
                  <text:p text:style-name="rststyle-bulletitem">Unicode In Python, Completely Demystified -- http://farmdev.com/talks/unicode/</text:p>
                </text:list-item>
                <text:list-item>
                  <text:p text:style-name="rststyle-bulletitem">PEP 100: Python Unicode Integration -- http://www.python.org/dev/peps/pep-0100/</text:p>
                </text:list-item>
                <text:list-item>
                  <text:p text:style-name="rststyle-bulletitem">In the Python standard library:</text:p>
                  <text:list>
                    <text:list-item>
                      <text:p text:style-name="rststyle-bulletitem">codecs -- Codec registry and base classes -- http://docs.python.org/2/library/codecs.html#module-codecs</text:p>
                    </text:list-item>
                    <text:list-item>
                      <text:p text:style-name="rststyle-bulletitem">Standard Encodings -- http://docs.python.org/2/library/codecs.html#standard-encodings</text:p>
                    </text:list-item>
                  </text:list>
                </text:list-item>
              </text:list>
              <text:p text:style-name="rststyle-textbody">If you are reading and writing multibyte character data from or to a <text:span text:style-name="rststyle-emphasis">file</text:span>, then look at the <text:soft-page-break/><text:span text:style-name="rststyle-inlineliteral">codecs.open()</text:span> in the codecs module -- http://docs.python.org/2/library/codecs.html#codecs.open.</text:p>
              <text:p text:style-name="rststyle-textbody">Handling multi-byte character sets in Python 3 is easier, I think, but different. One hint is to use the <text:span text:style-name="rststyle-inlineliteral">encoding</text:span> keyword parameter to the <text:span text:style-name="rststyle-inlineliteral">open</text:span> built-in function. Here is an example:</text:p>
              <text:p text:style-name="rststyle-codeblock">def test():<text:line-break/> <text:s text:c="3"/>infile = open('infile1.txt', 'r', encoding='utf-8')<text:line-break/> <text:s text:c="3"/>outfile = open('outfile1.txt', 'w', encoding='utf-8')<text:line-break/> <text:s text:c="3"/>for line in infile:<text:line-break/> <text:s text:c="7"/>line = line.upper()<text:line-break/> <text:s text:c="7"/>outfile.write(line)<text:line-break/> <text:s text:c="3"/>infile.close()<text:line-break/> <text:s text:c="3"/>outfile.close()<text:line-break/><text:line-break/>test()</text:p>
            </text:section>
          </text:section>
          <text:section text:style-name="Sect1" text:name="Section24">
            <text:h text:style-name="rststyle-heading3" text:outline-level="3">1.4.4   Dictionaries</text:h>
            <text:p text:style-name="rststyle-textbody">A dictionary is a collection, whose values are accessible by key. It is a collection of name-value pairs.</text:p>
            <text:p text:style-name="rststyle-textbody">The order of elements in a dictionary is undefined. But, we can iterate over (1) the keys, (2) the values, and (3) the items (key-value pairs) in a dictionary. We can set the value of a key and we can get the value associated with a key.</text:p>
            <text:p text:style-name="rststyle-textbody">Keys must be immutable objects: ints, strings, tuples, ...</text:p>
            <text:p text:style-name="rststyle-textbody">Literals for constructing dictionaries:</text:p>
            <text:p text:style-name="rststyle-codeblock">d1 = {}<text:line-break/>d2 = {key1: value1, key2: value2, }</text:p>
            <text:p text:style-name="rststyle-textbody">Constructor for dictionaries -- <text:span text:style-name="rststyle-inlineliteral">dict()</text:span> can be used to create instances of the class <text:span text:style-name="rststyle-inlineliteral">dict</text:span>. Some examples:</text:p>
            <text:p text:style-name="rststyle-codeblock">dict({'one': 2, 'two': 3})<text:line-break/>dict({'one': 2, 'two': 3}.items())<text:line-break/>dict({'one': 2, 'two': 3}.iteritems())<text:line-break/>dict(zip(('one', 'two'), (2, 3)))<text:line-break/>dict([['two', 3], ['one', 2]])<text:line-break/>dict(one=2, two=3)<text:line-break/>dict([(['one', 'two'][i-2], i) for i in (2, 3)])</text:p>
            <text:p text:style-name="rststyle-textbody">For operations on dictionaries, see http://docs.python.org/lib/typesmapping.html or use:</text:p>
            <text:p text:style-name="rststyle-codeblock">&gt;&gt;&gt; help({})</text:p>
            <text:p text:style-name="rststyle-textbody">Or:</text:p>
            <text:p text:style-name="rststyle-codeblock"><text:soft-page-break/>&gt;&gt;&gt; dir({})</text:p>
            <text:p text:style-name="rststyle-textbody">Indexing -- Access or add items to a dictionary with the indexing operator <text:span text:style-name="rststyle-inlineliteral">[ ]</text:span>. Example:</text:p>
            <text:p text:style-name="rststyle-codeblock">In [102]: dict1 = {}<text:line-break/>In [103]: dict1['name'] = 'dave'<text:line-break/>In [104]: dict1['category'] = 38<text:line-break/>In [105]: dict1<text:line-break/>Out[105]: {'category': 38, 'name': 'dave'}</text:p>
            <text:p text:style-name="rststyle-textbody">Some of the operations produce the keys, the values, and the items (pairs) in a dictionary. Examples:</text:p>
            <text:p text:style-name="rststyle-codeblock">In [43]: d = {'aa': 111, 'bb': 222}<text:line-break/>In [44]: d.keys()<text:line-break/>Out[44]: ['aa', 'bb']<text:line-break/>In [45]: d.values()<text:line-break/>Out[45]: [111, 222]<text:line-break/>In [46]: d.items()<text:line-break/>Out[46]: [('aa', 111), ('bb', 222)]</text:p>
            <text:p text:style-name="rststyle-textbody">When iterating over large dictionaries, use methods <text:span text:style-name="rststyle-inlineliteral">iterkeys()</text:span>, <text:span text:style-name="rststyle-inlineliteral">itervalues()</text:span>, and <text:span text:style-name="rststyle-inlineliteral">iteritems()</text:span>. Example:</text:p>
            <text:p text:style-name="rststyle-codeblock">In [47]:<text:line-break/>In [47]: d = {'aa': 111, 'bb': 222}<text:line-break/>In [48]: for key in d.iterkeys():<text:line-break/> <text:s text:c="2"/>....: <text:s text:c="4"/>print key<text:line-break/> <text:s text:c="2"/>....:<text:line-break/> <text:s text:c="2"/>....:<text:line-break/>aa<text:line-break/>bb</text:p>
            <text:p text:style-name="rststyle-textbody">To test for the existence of a key in a dictionary, use the <text:span text:style-name="rststyle-inlineliteral">in</text:span> operator or the <text:span text:style-name="rststyle-inlineliteral">mydict.has_key(k)</text:span> method. The <text:span text:style-name="rststyle-inlineliteral">in</text:span> operator is preferred. Example:</text:p>
            <text:p text:style-name="rststyle-codeblock">&gt;&gt;&gt; d = {'tomato': 101, 'cucumber': 102}<text:line-break/>&gt;&gt;&gt; k = 'tomato'<text:line-break/>&gt;&gt;&gt; k in d<text:line-break/>True<text:line-break/>&gt;&gt;&gt; d.has_key(k)<text:line-break/>True</text:p>
            <text:p text:style-name="rststyle-textbody">You can often avoid the need for a test by using method <text:span text:style-name="rststyle-inlineliteral">get</text:span>. Example:</text:p>
            <text:p text:style-name="rststyle-codeblock">&gt;&gt;&gt; d = {'tomato': 101, 'cucumber': 102}<text:line-break/>&gt;&gt;&gt; d.get('tomato', -1)<text:line-break/>101<text:line-break/>&gt;&gt;&gt; d.get('chard', -1)<text:line-break/>-1<text:line-break/>&gt;&gt;&gt; if d.get('eggplant') is None:<text:line-break/>... <text:s text:c="4"/>print 'missing'<text:line-break/><text:soft-page-break/>...<text:line-break/>missing</text:p>
            <text:p text:style-name="rststyle-textbody">Dictionary "view" objects provide dynamic (automatically updated) views of the keys or the values or the items in a dictionary. View objects also support set operations. Create views with <text:span text:style-name="rststyle-inlineliteral">mydict.viewkeys()</text:span>, <text:span text:style-name="rststyle-inlineliteral">mydict.viewvalues()</text:span>, and <text:span text:style-name="rststyle-inlineliteral">mydict.viewitems()</text:span>. See: http://docs.python.org/2/library/stdtypes.html#dictionary-view-objects.</text:p>
            <text:p text:style-name="rststyle-textbody">The dictionary <text:span text:style-name="rststyle-inlineliteral">setdefault</text:span> method provides a way to get the value associated with a key from a dictionary and to set that value if the key is missing. Example:</text:p>
            <text:p text:style-name="rststyle-codeblock">In [106]: a<text:line-break/>Out[106]: {}<text:line-break/>In [108]: a.setdefault('cc', 33)<text:line-break/>Out[108]: 33<text:line-break/>In [109]: a<text:line-break/>Out[109]: {'cc': 33}<text:line-break/>In [110]: a.setdefault('cc', 44)<text:line-break/>Out[110]: 33<text:line-break/>In [111]: a<text:line-break/>Out[111]: {'cc': 33}</text:p>
            <text:p text:style-name="rststyle-textbody">Exercises:</text:p>
            <text:list xml:id="list172940799050662" text:style-name="rststyle-bulletlist">
              <text:list-item>
                <text:p text:style-name="rststyle-bulletitem">Write a literal that defines a dictionary using both string literals and variables containing strings. Solution:</text:p>
                <text:p text:style-name="P14">&gt;&gt;&gt; first = 'Dave'<text:line-break/>&gt;&gt;&gt; last = 'Kuhlman'<text:line-break/>&gt;&gt;&gt; name_dict = {first: last, 'Elvis': 'Presley'}<text:line-break/>&gt;&gt;&gt; print name_dict<text:line-break/>{'Dave': 'Kuhlman', 'Elvis': 'Presley'}</text:p>
              </text:list-item>
              <text:list-item>
                <text:p text:style-name="rststyle-bulletitem">Write statements that iterate over (1) the keys, (2) the values, and (3) the items in a dictionary. (Note: Requires introduction of the <text:span text:style-name="rststyle-inlineliteral">for</text:span> statement.) Solutions:</text:p>
                <text:p text:style-name="P14">&gt;&gt;&gt; d = {'aa': 111, 'bb': 222, 'cc': 333}<text:line-break/>&gt;&gt;&gt; for key in d.keys():<text:line-break/>... <text:s text:c="2"/>print key<text:line-break/>...<text:line-break/>aa<text:line-break/>cc<text:line-break/>bb<text:line-break/>&gt;&gt;&gt; for value in d.values():<text:line-break/>... <text:s text:c="2"/>print value<text:line-break/>...<text:line-break/>111<text:line-break/>333<text:line-break/>222<text:line-break/>&gt;&gt;&gt; for item in d.items():<text:line-break/>... <text:s text:c="2"/>print item<text:line-break/><text:soft-page-break/>...<text:line-break/>('aa', 111)<text:line-break/>('cc', 333)<text:line-break/>('bb', 222)<text:line-break/>&gt;&gt;&gt; for key, value in d.items():<text:line-break/>... <text:s text:c="2"/>print key, '::', value<text:line-break/>...<text:line-break/>aa :: 111<text:line-break/>cc :: 333<text:line-break/>bb :: 222</text:p>
              </text:list-item>
            </text:list>
            <text:p text:style-name="rststyle-textbody">Additional notes on dictionaries:</text:p>
            <text:list xml:id="list172940981104773" text:style-name="rststyle-bulletlist">
              <text:list-item>
                <text:p text:style-name="rststyle-bulletitem">You can use <text:span text:style-name="rststyle-inlineliteral">iterkeys()</text:span>, <text:span text:style-name="rststyle-inlineliteral">itervalues()</text:span>, <text:span text:style-name="rststyle-inlineliteral">iteritems()</text:span> to obtain iterators over keys, values, and items.</text:p>
              </text:list-item>
              <text:list-item>
                <text:p text:style-name="rststyle-bulletitem">A dictionary itself is iterable: it iterates over its keys. So, the following two lines are equivalent:</text:p>
                <text:p text:style-name="P14">for k in myDict: print k<text:line-break/>for k in myDict.iterkeys(): print k</text:p>
              </text:list-item>
              <text:list-item>
                <text:p text:style-name="rststyle-bulletitem">The <text:span text:style-name="rststyle-inlineliteral">in</text:span> operator tests for a key in a dictionary. Example:</text:p>
                <text:p text:style-name="P14">In [52]: mydict = {'peach': 'sweet', 'lemon': 'tangy'}<text:line-break/>In [53]: key = 'peach'<text:line-break/>In [54]: if key in mydict:<text:line-break/> <text:s text:c="2"/>....: <text:s text:c="4"/>print mydict[key]<text:line-break/> <text:s text:c="2"/>....:<text:line-break/>sweet</text:p>
              </text:list-item>
            </text:list>
          </text:section>
          <text:section text:style-name="Sect1" text:name="Section25">
            <text:h text:style-name="rststyle-heading3" text:outline-level="3">1.4.5   Files</text:h>
            <text:p text:style-name="rststyle-textbody">Open a file with the <text:span text:style-name="rststyle-inlineliteral">open</text:span> factory method. Example:</text:p>
            <text:p text:style-name="rststyle-codeblock">In [28]: f = open('mylog.txt', 'w')<text:line-break/>In [29]: f.write('message #1\n')<text:line-break/>In [30]: f.write('message #2\n')<text:line-break/>In [31]: f.write('message #3\n')<text:line-break/>In [32]: f.close()<text:line-break/>In [33]: f = file('mylog.txt', 'r')<text:line-break/>In [34]: for line in f:<text:line-break/> <text:s text:c="2"/>....: <text:s text:c="4"/>print line,<text:line-break/> <text:s text:c="2"/>....:<text:line-break/>message #1<text:line-break/>message #2<text:line-break/>message #3<text:line-break/>In [35]: f.close()</text:p>
            <text:p text:style-name="rststyle-textbody">Notes:</text:p>
            <text:list xml:id="list172942550439612" text:style-name="rststyle-bulletlist">
              <text:list-item>
                <text:p text:style-name="rststyle-bulletitem">Use the (built-in) <text:span text:style-name="rststyle-inlineliteral">open(path, mode)</text:span> function to open a file and create a file object. You could also use <text:span text:style-name="rststyle-inlineliteral">file()</text:span>, but <text:span text:style-name="rststyle-inlineliteral">open()</text:span> is recommended.</text:p>
              </text:list-item>
              <text:list-item>
                <text:p text:style-name="rststyle-bulletitem"><text:soft-page-break/>A file object that is open for reading a text file supports the iterator protocol and, therefore, can be used in a <text:span text:style-name="rststyle-inlineliteral">for</text:span> statement. It iterates over the <text:span text:style-name="rststyle-emphasis">lines</text:span> in the file. This is most likely only useful for text files.</text:p>
              </text:list-item>
              <text:list-item>
                <text:p text:style-name="rststyle-bulletitem"><text:span text:style-name="rststyle-inlineliteral">open</text:span> is a factory method that creates file objects. Use it to open files for reading, writing, and appending. Examples:</text:p>
                <text:p text:style-name="P14">infile = open('myfile.txt', 'r') <text:s text:c="3"/># open for reading<text:line-break/>outfile = open('myfile.txt', 'w') <text:s text:c="2"/># open for (over-) writing<text:line-break/>log = open('myfile.txt', 'a') <text:s text:c="6"/># open for appending to existing content</text:p>
              </text:list-item>
              <text:list-item>
                <text:p text:style-name="rststyle-bulletitem">When you have finished with a file, close it. Examples:</text:p>
                <text:p text:style-name="P14">infile.close()<text:line-break/>outfile.close()</text:p>
              </text:list-item>
              <text:list-item>
                <text:p text:style-name="rststyle-bulletitem">You can also use the <text:span text:style-name="rststyle-inlineliteral">with:</text:span> statement to automatically close the file. Example:</text:p>
                <text:p text:style-name="P14">with open('tmp01.txt', 'r') as infile:<text:line-break/> <text:s text:c="3"/>for x in infile:<text:line-break/> <text:s text:c="7"/>print x,</text:p>
                <text:p text:style-name="rststyle-bulletitem">The above works because a file is a context manager: it obeys the context manager protocol. A file has methods <text:span text:style-name="rststyle-inlineliteral">__enter__</text:span> and <text:span text:style-name="rststyle-inlineliteral">__exit__</text:span>, and the <text:span text:style-name="rststyle-inlineliteral">__exit__</text:span> method automatically closes the file for us. See the section on the with: statement.</text:p>
              </text:list-item>
              <text:list-item>
                <text:p text:style-name="rststyle-bulletitem">In order to open multiple files, you can nest <text:span text:style-name="rststyle-inlineliteral">with:</text:span> statements, or use a single <text:span text:style-name="rststyle-inlineliteral">with:</text:span> statement with multiple "expression as target" clauses. Example:</text:p>
                <text:p text:style-name="P14">def test():<text:line-break/> <text:s text:c="3"/>#<text:line-break/> <text:s text:c="3"/># use multiple nested with: statements.<text:line-break/> <text:s text:c="3"/>with open('small_file.txt', 'r') as infile:<text:line-break/> <text:s text:c="7"/>with open('tmp_outfile.txt', 'w') as outfile:<text:line-break/> <text:s text:c="11"/>for line in infile:<text:line-break/> <text:s text:c="15"/>outfile.write('line: %s' % line.upper())<text:line-break/> <text:s text:c="3"/>print infile<text:line-break/> <text:s text:c="3"/>print outfile<text:line-break/> <text:s text:c="3"/>#<text:line-break/> <text:s text:c="3"/># use a single with: statement.<text:line-break/> <text:s text:c="3"/>with open('small_file.txt', 'r') as infile, \<text:line-break/> <text:s text:c="11"/>open('tmp_outfile.txt', 'w') as outfile:<text:line-break/> <text:s text:c="7"/>for line in infile:<text:line-break/> <text:s text:c="11"/>outfile.write('line: %s' % line.upper())<text:line-break/> <text:s text:c="3"/>print infile<text:line-break/> <text:s text:c="3"/>print outfile<text:line-break/><text:line-break/>test()</text:p>
              </text:list-item>
              <text:list-item>
                <text:p text:style-name="rststyle-bulletitem"><text:span text:style-name="rststyle-inlineliteral">file</text:span> is the file type and can be used as a constructor to create file objects. <text:span text:style-name="rststyle-emphasis">But</text:span>, <text:soft-page-break/><text:span text:style-name="rststyle-inlineliteral">open</text:span> is preferred.</text:p>
              </text:list-item>
              <text:list-item>
                <text:p text:style-name="rststyle-bulletitem">Lines read from a text file have a newline. Strip it off with something like: <text:span text:style-name="rststyle-inlineliteral">line.rstrip('\n')</text:span>.</text:p>
              </text:list-item>
              <text:list-item>
                <text:p text:style-name="rststyle-bulletitem">For binary files you should add the binary mode, for example: <text:span text:style-name="rststyle-inlineliteral">rb</text:span>, <text:span text:style-name="rststyle-inlineliteral">wb</text:span>. For more about modes, see the description of the <text:span text:style-name="rststyle-inlineliteral">open()</text:span> function at Built-in Functions -- http://docs.python.org/lib/built-in-funcs.html.</text:p>
              </text:list-item>
              <text:list-item>
                <text:p text:style-name="rststyle-bulletitem">Learn more about file objects and the methods they provide at: 2.3.9 File Objects -- http://docs.python.org/2/library/stdtypes.html#file-objects.</text:p>
              </text:list-item>
            </text:list>
            <text:p text:style-name="rststyle-textbody">You can also append to an existing file. Note the "a" mode in the following example:</text:p>
            <text:p text:style-name="rststyle-codeblock">In [39]: f = open('mylog.txt', 'a')<text:line-break/>In [40]: f.write('message #4\n')<text:line-break/>In [41]: f.close()<text:line-break/>In [42]: f = file('mylog.txt', 'r')<text:line-break/>In [43]: for line in f:<text:line-break/> <text:s text:c="2"/>....: <text:s text:c="4"/>print line,<text:line-break/> <text:s text:c="2"/>....:<text:line-break/>message #1<text:line-break/>message #2<text:line-break/>message #3<text:line-break/>message #4<text:line-break/>In [44]: f.close()</text:p>
            <text:p text:style-name="rststyle-textbody">For binary files, add "b" to the mode. Not strictly necessary on UNIX, but needed on MS Windows. And, you will want to make your code portable across platforms. Example:</text:p>
            <text:p text:style-name="rststyle-codeblock">In [62]: import zipfile<text:line-break/>In [63]: outfile = open('tmp1.zip', 'wb')<text:line-break/>In [64]: zfile = zipfile.ZipFile(outfile, 'w', zipfile.ZIP_DEFLATED)<text:line-break/>In [65]: zfile.writestr('entry1', 'my heroes have always been cowboys')<text:line-break/>In [66]: zfile.writestr('entry2', 'and they still are it seems')<text:line-break/>In [67]: zfile.writestr('entry3', 'sadly in search of and')<text:line-break/>In [68]: zfile.writestr('entry4', 'on step in back of')<text:line-break/>In [69]:<text:line-break/>In [70]: zfile.writestr('entry4', 'one step in back of')<text:line-break/>In [71]: zfile.writestr('entry5', 'themselves and their slow moving ways')<text:line-break/>In [72]: zfile.close()<text:line-break/>In [73]: outfile.close()<text:line-break/>In [75]:<text:line-break/>$<text:line-break/>$ unzip -lv tmp1.zip<text:line-break/>Archive: <text:s/>tmp1.zip<text:line-break/> Length <text:s text:c="2"/>Method <text:s text:c="3"/>Size <text:s/>Ratio <text:s text:c="2"/>Date <text:s text:c="2"/>Time <text:s text:c="2"/>CRC-32 <text:s text:c="3"/>Name<text:line-break/>-------- <text:s/>------ <text:s/>------- ----- <text:s text:c="2"/>---- <text:s text:c="2"/>---- <text:s text:c="2"/>------ <text:s text:c="3"/>----<text:line-break/> <text:s text:c="5"/>34 <text:s/>Defl:N <text:s text:c="6"/>36 <text:s/>-6% <text:s/>05-29-08 17:04 <text:s/>f6b7d921 <text:s/>entry1<text:line-break/> <text:s text:c="5"/>27 <text:s/>Defl:N <text:s text:c="6"/>29 <text:s/>-7% <text:s/>05-29-08 17:07 <text:s/>10da8f3d <text:s/>entry2<text:line-break/> <text:s text:c="5"/>22 <text:s/>Defl:N <text:s text:c="6"/>24 <text:s/>-9% <text:s/>05-29-08 17:07 <text:s/>3fd17fda <text:s/>entry3<text:line-break/> <text:s text:c="5"/>18 <text:s/>Defl:N <text:s text:c="6"/>20 -11% <text:s/>05-29-08 17:08 <text:s/>d55182e6 <text:s/>entry4<text:line-break/><text:soft-page-break/> <text:s text:c="5"/>19 <text:s/>Defl:N <text:s text:c="6"/>21 -11% <text:s/>05-29-08 17:08 <text:s/>1a892acd <text:s/>entry4<text:line-break/> <text:s text:c="5"/>37 <text:s/>Defl:N <text:s text:c="6"/>39 <text:s/>-5% <text:s/>05-29-08 17:09 <text:s/>e213708c <text:s/>entry5<text:line-break/>-------- <text:s text:c="9"/>------- <text:s/>--- <text:s text:c="27"/>-------<text:line-break/> <text:s text:c="4"/>157 <text:s text:c="13"/>169 <text:s/>-8% <text:s text:c="27"/>6 files</text:p>
            <text:p text:style-name="rststyle-textbody">Exercises:</text:p>
            <text:list xml:id="list172941635437589" text:style-name="rststyle-bulletlist">
              <text:list-item>
                <text:p text:style-name="rststyle-bulletitem">Read all of the lines of a file into a list. Print the 3rd and 5th lines in the file/list. Solution:</text:p>
                <text:p text:style-name="P14">In [55]: f = open('tmp1.txt', 'r')<text:line-break/>In [56]: lines = f.readlines()<text:line-break/>In [57]: f.close()<text:line-break/>In [58]: lines<text:line-break/>Out[58]: ['the\n', 'big\n', 'brown\n', 'dog\n', 'had\n', 'long\n', 'hair\n']<text:line-break/>In [59]: print lines[2]<text:line-break/>brown<text:line-break/><text:line-break/>In [61]: print lines[4]<text:line-break/>had</text:p>
              </text:list-item>
            </text:list>
            <text:p text:style-name="rststyle-textbody">More notes:</text:p>
            <text:list xml:id="list172942483653182" text:style-name="rststyle-bulletlist">
              <text:list-item>
                <text:p text:style-name="rststyle-bulletitem">Strip newlines (and other whitespace) from a string with methods <text:span text:style-name="rststyle-inlineliteral">strip()</text:span>, <text:span text:style-name="rststyle-inlineliteral">lstrip()</text:span>, and <text:span text:style-name="rststyle-inlineliteral">rstrip()</text:span>.</text:p>
              </text:list-item>
              <text:list-item>
                <text:p text:style-name="rststyle-bulletitem">Get the current position within a file by using <text:span text:style-name="rststyle-inlineliteral">myfile.tell()</text:span>.</text:p>
              </text:list-item>
              <text:list-item>
                <text:p text:style-name="rststyle-bulletitem">Set the current position within a file by using <text:span text:style-name="rststyle-inlineliteral">myfile.seek()</text:span>. It may be helpful to use <text:span text:style-name="rststyle-inlineliteral">os.SEEK_CUR</text:span> and <text:span text:style-name="rststyle-inlineliteral">os.SEEK_END</text:span>. For example:</text:p>
                <text:list>
                  <text:list-item>
                    <text:p text:style-name="rststyle-bulletitem"><text:span text:style-name="rststyle-inlineliteral">f.seek(2, os.SEEK_CUR)</text:span> advances the position by two</text:p>
                  </text:list-item>
                  <text:list-item>
                    <text:p text:style-name="rststyle-bulletitem"><text:span text:style-name="rststyle-inlineliteral">f.seek(-3, os.SEEK_END)</text:span> sets the position to the third to last.</text:p>
                  </text:list-item>
                  <text:list-item>
                    <text:p text:style-name="rststyle-bulletitem"><text:span text:style-name="rststyle-inlineliteral">f.seek(25)</text:span> sets the position relative to the beginning of the file.</text:p>
                  </text:list-item>
                </text:list>
              </text:list-item>
            </text:list>
          </text:section>
          <text:section text:style-name="Sect1" text:name="Section26">
            <text:h text:style-name="rststyle-heading3" text:outline-level="3">1.4.6   Other built-in types</text:h>
            <text:p text:style-name="rststyle-textbody">Other built-in data types are described in section Built-in Types -- http://docs.python.org/lib/types.html in the Python standard documentation.</text:p>
            <text:section text:style-name="Sect1" text:name="Section27">
              <text:h text:style-name="rststyle-heading4" text:outline-level="4">1.4.6.1   The None value/type</text:h>
              <text:p text:style-name="rststyle-textbody">The unique value <text:span text:style-name="rststyle-inlineliteral">None</text:span> is used to indicate "no value", "nothing", "non-existence", etc. There is only one <text:span text:style-name="rststyle-inlineliteral">None</text:span> value; in other words, it's a singleton.</text:p>
              <text:p text:style-name="rststyle-textbody">Use <text:span text:style-name="rststyle-inlineliteral">is</text:span> to test for <text:span text:style-name="rststyle-inlineliteral">None</text:span>. Example:</text:p>
              <text:p text:style-name="rststyle-codeblock">&gt;&gt;&gt; flag = None<text:line-break/>&gt;&gt;&gt;<text:line-break/>&gt;&gt;&gt; if flag is None:<text:line-break/>... <text:s text:c="4"/>print 'clear'<text:line-break/><text:soft-page-break/>...<text:line-break/>clear<text:line-break/>&gt;&gt;&gt; if flag is not None:<text:line-break/>... <text:s text:c="4"/>print 'hello'<text:line-break/>...<text:line-break/>&gt;&gt;&gt;</text:p>
            </text:section>
            <text:section text:style-name="Sect1" text:name="Section28">
              <text:h text:style-name="rststyle-heading4" text:outline-level="4">1.4.6.2   Boolean values</text:h>
              <text:p text:style-name="rststyle-textbody"><text:span text:style-name="rststyle-inlineliteral">True</text:span> and <text:span text:style-name="rststyle-inlineliteral">False</text:span> are the boolean values.</text:p>
              <text:p text:style-name="rststyle-textbody">The following values also count as false, for example, in an <text:span text:style-name="rststyle-inlineliteral">if:</text:span> statement: <text:span text:style-name="rststyle-inlineliteral">False</text:span>, numeric zero, <text:span text:style-name="rststyle-inlineliteral">None</text:span>, the empty string, an empty list, an empty dictionary, any empty container, etc. All other values, including <text:span text:style-name="rststyle-inlineliteral">True</text:span>, act as true values.</text:p>
            </text:section>
            <text:section text:style-name="Sect1" text:name="Section29">
              <text:h text:style-name="rststyle-heading4" text:outline-level="4">1.4.6.3   Sets and frozensets</text:h>
              <text:p text:style-name="rststyle-textbody">A set is an unordered collection of immutable objects. A set does not contain duplicates.</text:p>
              <text:p text:style-name="rststyle-textbody">Sets support several set operations, for example: union, intersection, difference, ...</text:p>
              <text:p text:style-name="rststyle-textbody">A frozenset is like a set, except that a frozenset is immutable. Therefore, a frozenset is hash-able and can be used as a key in a dictionary, and it can be added to a set.</text:p>
              <text:p text:style-name="rststyle-textbody">Create a set with the set constructor. Examples:</text:p>
              <text:p text:style-name="rststyle-codeblock">&gt;&gt;&gt; a = set()<text:line-break/>&gt;&gt;&gt; a<text:line-break/>set([])<text:line-break/>&gt;&gt;&gt; a.add('aa')<text:line-break/>&gt;&gt;&gt; a.add('bb')<text:line-break/>&gt;&gt;&gt; a<text:line-break/>set(['aa', 'bb'])<text:line-break/>&gt;&gt;&gt; b = set([11, 22])<text:line-break/>&gt;&gt;&gt; b<text:line-break/>set([11, 22])<text:line-break/>&gt;&gt;&gt; c = set([22, 33])<text:line-break/>&gt;&gt;&gt; b.union(c)<text:line-break/>set([33, 11, 22])<text:line-break/>&gt;&gt;&gt; b.intersection(c)<text:line-break/>set([22])</text:p>
              <text:p text:style-name="rststyle-textbody">For more information on sets, see: Set Types -- set, frozenset -- http://docs.python.org/lib/types-set.html</text:p>
            </text:section>
          </text:section>
        </text:section>
        <text:section text:style-name="Sect1" text:name="Section30">
          <text:h text:style-name="rststyle-heading2" text:outline-level="2">1.5   Functions and Classes -- A Preview</text:h>
          <text:p text:style-name="rststyle-textbody">Structured code -- Python programs are made up of expressions, statements, functions, classes, modules, and packages.</text:p>
          <text:p text:style-name="rststyle-textbody"><text:soft-page-break/>Python objects are first-class objects.</text:p>
          <text:p text:style-name="rststyle-textbody">Expressions are evaluated.</text:p>
          <text:p text:style-name="rststyle-textbody">Statements are executed.</text:p>
          <text:p text:style-name="rststyle-textbody">Functions (1) are objects and (2) are callable.</text:p>
          <text:p text:style-name="rststyle-textbody">Object-oriented programming in Python. Modeling "real world" objects. (1) Encapsulation; (2) data hiding; (3) inheritance. Polymorphism.</text:p>
          <text:p text:style-name="rststyle-textbody">Classes -- (1) encapsulation; (2) data hiding; (3) inheritance.</text:p>
          <text:p text:style-name="rststyle-textbody">An overview of the structure of a typical class: (1) methods; (2) the constructor; (3) class (static) variables; (4) super/subclasses.</text:p>
        </text:section>
        <text:section text:style-name="Sect1" text:name="Section31">
          <text:h text:style-name="rststyle-heading2" text:outline-level="2">1.6   Statements</text:h>
          <text:section text:style-name="Sect1" text:name="Section32">
            <text:h text:style-name="rststyle-heading3" text:outline-level="3">1.6.1   Assignment statement</text:h>
            <text:p text:style-name="rststyle-textbody">Form -- <text:span text:style-name="rststyle-inlineliteral">target = expression</text:span>.</text:p>
            <text:p text:style-name="rststyle-textbody">Possible targets:</text:p>
            <text:list xml:id="list172941391362111" text:style-name="rststyle-bulletlist">
              <text:list-item>
                <text:p text:style-name="rststyle-bulletitem">Identifier</text:p>
              </text:list-item>
              <text:list-item>
                <text:p text:style-name="rststyle-bulletitem">Tuple or list -- Can be nested. Left and right sides must have equivalent structure. Example:</text:p>
                <text:p text:style-name="P14">&gt;&gt;&gt; x, y, z = 11, 22, 33<text:line-break/>&gt;&gt;&gt; [x, y, z] = 111, 222, 333<text:line-break/>&gt;&gt;&gt; a, (b, c) = 11, (22, 33)<text:line-break/>&gt;&gt;&gt; a, B = 11, (22, 33)</text:p>
                <text:p text:style-name="rststyle-bulletitem">This feature can be used to simulate an enum:</text:p>
                <text:p text:style-name="P14">In [22]: LITTLE, MEDIUM, LARGE = range(1, 4)<text:line-break/>In [23]: LITTLE<text:line-break/>Out[23]: 1<text:line-break/>In [24]: MEDIUM<text:line-break/>Out[24]: 2</text:p>
              </text:list-item>
              <text:list-item>
                <text:p text:style-name="rststyle-bulletitem">Subscription of a sequence, dictionary, etc. Example:</text:p>
                <text:p text:style-name="P14">In [10]: a = range(10)<text:line-break/>In [11]: a<text:line-break/>Out[11]: [0, 1, 2, 3, 4, 5, 6, 7, 8, 9]<text:line-break/>In [12]: a[3] = 'abc'<text:line-break/>In [13]: a<text:line-break/>Out[13]: [0, 1, 2, 'abc', 4, 5, 6, 7, 8, 9]<text:line-break/>In [14]:<text:line-break/>In [14]: b = {'aa': 11, 'bb': 22}<text:line-break/>In [15]: b<text:line-break/><text:soft-page-break/>Out[15]: {'aa': 11, 'bb': 22}<text:line-break/>In [16]: b['bb'] = 1000<text:line-break/>In [17]: b['cc'] = 2000<text:line-break/>In [18]: b<text:line-break/>Out[18]: {'aa': 11, 'bb': 1000, 'cc': 2000}</text:p>
              </text:list-item>
              <text:list-item>
                <text:p text:style-name="rststyle-bulletitem">A slice of a sequence -- Note that the sequence must be mutable. Example:</text:p>
                <text:p text:style-name="P14">In [1]: a = range(10)<text:line-break/>In [2]: a<text:line-break/>Out[2]: [0, 1, 2, 3, 4, 5, 6, 7, 8, 9]<text:line-break/>In [3]: a[2:5] = [11, 22, 33, 44, 55, 66]<text:line-break/>In [4]: a<text:line-break/>Out[4]: [0, 1, 11, 22, 33, 44, 55, 66, 5, 6, 7, 8, 9]</text:p>
              </text:list-item>
              <text:list-item>
                <text:p text:style-name="rststyle-bulletitem">Attribute reference -- Example:</text:p>
                <text:p text:style-name="P14">&gt;&gt;&gt; class MyClass:<text:line-break/>... <text:s text:c="4"/>pass<text:line-break/>...<text:line-break/>&gt;&gt;&gt; anObj = MyClass()<text:line-break/>&gt;&gt;&gt; anObj.desc = 'pretty'<text:line-break/>&gt;&gt;&gt; print anObj.desc<text:line-break/>pretty</text:p>
              </text:list-item>
            </text:list>
            <text:p text:style-name="rststyle-textbody">There is also augmented assignment. Examples:</text:p>
            <text:p text:style-name="rststyle-codeblock">&gt;&gt;&gt; index = 0<text:line-break/>&gt;&gt;&gt; index += 1<text:line-break/>&gt;&gt;&gt; index += 5<text:line-break/>&gt;&gt;&gt; index += f(x)<text:line-break/>&gt;&gt;&gt; index -= 1<text:line-break/>&gt;&gt;&gt; index *= 3</text:p>
            <text:p text:style-name="rststyle-textbody">Things to note:</text:p>
            <text:list xml:id="list172941894236685" text:style-name="rststyle-bulletlist">
              <text:list-item>
                <text:p text:style-name="rststyle-bulletitem">Assignment to a name creates a new variable (if it does not exist in the namespace) and a binding. Specifically, it binds a value to the new name. Calling a function also does this to the (formal) parameters within the local namespace.</text:p>
              </text:list-item>
              <text:list-item>
                <text:p text:style-name="rststyle-bulletitem">In Python, a language with dynamic typing, the data type is associated with the value, not the variable, as is the case in statically typed languages.</text:p>
              </text:list-item>
              <text:list-item>
                <text:p text:style-name="rststyle-bulletitem">Assignment can also cause sharing of an object. Example:</text:p>
                <text:p text:style-name="P14">obj1 = A()<text:line-break/>obj2 = obj1</text:p>
                <text:p text:style-name="rststyle-bulletitem">Check to determine that the same object is shared with <text:span text:style-name="rststyle-inlineliteral">id(obj)</text:span> or the <text:span text:style-name="rststyle-inlineliteral">is</text:span> operator. Example:</text:p>
                <text:p text:style-name="P14">In [23]: a = range(10)<text:line-break/>In [24]: a<text:line-break/>Out[24]: [0, 1, 2, 3, 4, 5, 6, 7, 8, 9]<text:line-break/>In [25]: b = a<text:line-break/>In [26]: b<text:line-break/><text:soft-page-break/>Out[26]: [0, 1, 2, 3, 4, 5, 6, 7, 8, 9]<text:line-break/>In [27]: b[3] = 333<text:line-break/>In [28]: b<text:line-break/>Out[28]: [0, 1, 2, 333, 4, 5, 6, 7, 8, 9]<text:line-break/>In [29]: a<text:line-break/>Out[29]: [0, 1, 2, 333, 4, 5, 6, 7, 8, 9]<text:line-break/>In [30]: a is b<text:line-break/>Out[30]: True<text:line-break/>In [31]: print id(a), id(b)<text:line-break/>31037920 31037920</text:p>
              </text:list-item>
              <text:list-item>
                <text:p text:style-name="rststyle-bulletitem">You can also do multiple assignment in a single statement. Example:</text:p>
                <text:p text:style-name="P14">In [32]: a = b = 123<text:line-break/>In [33]: a<text:line-break/>Out[33]: 123<text:line-break/>In [34]: b<text:line-break/>Out[34]: 123<text:line-break/>In [35]:<text:line-break/>In [35]:<text:line-break/>In [35]: a = b = [11, 22]<text:line-break/>In [36]: a is b<text:line-break/>Out[36]: True</text:p>
              </text:list-item>
              <text:list-item>
                <text:p text:style-name="rststyle-bulletitem">You can interchange (swap) the value of two variables using assignment and packing/unpacking:</text:p>
                <text:p text:style-name="P14">&gt;&gt;&gt; a = 111<text:line-break/>&gt;&gt;&gt; b = 222<text:line-break/>&gt;&gt;&gt; a, b = b, a<text:line-break/>&gt;&gt;&gt; a<text:line-break/>222<text:line-break/>&gt;&gt;&gt; b<text:line-break/>111</text:p>
              </text:list-item>
            </text:list>
          </text:section>
          <text:section text:style-name="Sect1" text:name="Section33">
            <text:h text:style-name="rststyle-heading3" text:outline-level="3">1.6.2   import statement</text:h>
            <text:p text:style-name="rststyle-textbody">Make module (or objects in the module) available.</text:p>
            <text:p text:style-name="rststyle-textbody">What <text:span text:style-name="rststyle-inlineliteral">import</text:span> does:</text:p>
            <text:list xml:id="list172942370333544" text:style-name="rststyle-bulletlist">
              <text:list-item>
                <text:p text:style-name="rststyle-bulletitem">Evaluate the content of a module.</text:p>
              </text:list-item>
              <text:list-item>
                <text:p text:style-name="rststyle-bulletitem">Likely to create variables in the local (module) namespace.</text:p>
              </text:list-item>
              <text:list-item>
                <text:p text:style-name="rststyle-bulletitem">Evaluation of a specific module only happens once during a given run of the program. Therefore, a module is shared across an application.</text:p>
              </text:list-item>
              <text:list-item>
                <text:p text:style-name="rststyle-bulletitem">A module is evaluated from top to bottom. Later statements can replace values created earlier. This is true of functions and classes, as well as (other) variables.</text:p>
              </text:list-item>
              <text:list-item>
                <text:p text:style-name="rststyle-bulletitem">Which statements are evaluated? Assignment, <text:span text:style-name="rststyle-inlineliteral">class</text:span>, <text:span text:style-name="rststyle-inlineliteral">def</text:span>, ...</text:p>
              </text:list-item>
              <text:list-item>
                <text:p text:style-name="rststyle-bulletitem">Use the following idiom to make a module both run-able and import-able:</text:p>
                <text:p text:style-name="P14">if __name__ == '__main__':<text:line-break/><text:soft-page-break/> <text:s text:c="3"/># import pdb; pdb.set_trace()<text:line-break/> <text:s text:c="3"/>main() <text:s text:c="7"/># or "test()" or some other function defined in module</text:p>
                <text:p text:style-name="rststyle-bulletitem">Notes:</text:p>
                <text:list>
                  <text:list-item>
                    <text:p text:style-name="rststyle-bulletitem">The above condition will be true <text:span text:style-name="rststyle-emphasis">only when</text:span> the module is run as a script and will <text:span text:style-name="rststyle-emphasis">not</text:span> be true when the module is imported.</text:p>
                  </text:list-item>
                  <text:list-item>
                    <text:p text:style-name="rststyle-bulletitem">The line containing <text:span text:style-name="rststyle-inlineliteral">pdb</text:span> can be copied any place in your program and un-commented, and then the program will drop into the Python debugger when that location is reached.</text:p>
                  </text:list-item>
                </text:list>
              </text:list-item>
            </text:list>
            <text:p text:style-name="rststyle-textbody">Where <text:span text:style-name="rststyle-inlineliteral">import</text:span> looks for modules:</text:p>
            <text:list xml:id="list172942302962261" text:style-name="rststyle-bulletlist">
              <text:list-item>
                <text:p text:style-name="rststyle-bulletitem"><text:span text:style-name="rststyle-inlineliteral">sys.path</text:span> shows where it looks.</text:p>
              </text:list-item>
              <text:list-item>
                <text:p text:style-name="rststyle-bulletitem">There are some standard places.</text:p>
              </text:list-item>
              <text:list-item>
                <text:p text:style-name="rststyle-bulletitem">Add additional directories by setting the environment variable <text:span text:style-name="rststyle-inlineliteral">PYTHONPATH</text:span>.</text:p>
              </text:list-item>
              <text:list-item>
                <text:p text:style-name="rststyle-bulletitem">You can also add paths by modifying <text:span text:style-name="rststyle-inlineliteral">sys.path</text:span>, for example:</text:p>
                <text:p text:style-name="P14">import sys<text:line-break/>sys.path.insert(0, '/path/to/my/module')</text:p>
              </text:list-item>
              <text:list-item>
                <text:p text:style-name="rststyle-bulletitem">Packages need a file named <text:span text:style-name="rststyle-inlineliteral">__init__.py</text:span>.</text:p>
              </text:list-item>
              <text:list-item>
                <text:p text:style-name="rststyle-bulletitem">Extensions -- To determine what extensions import looks for, do:</text:p>
                <text:p text:style-name="P14">&gt;&gt;&gt; import imp<text:line-break/>&gt;&gt;&gt; imp.get_suffixes()<text:line-break/>[('.so', 'rb', 3), ('module.so', 'rb', 3), ('.py', 'U', 1), ('.pyc', 'rb', 2)]</text:p>
              </text:list-item>
            </text:list>
            <text:p text:style-name="rststyle-textbody">Forms of the <text:span text:style-name="rststyle-inlineliteral">import</text:span> statement:</text:p>
            <text:list xml:id="list172941285553898" text:style-name="rststyle-bulletlist">
              <text:list-item>
                <text:p text:style-name="rststyle-bulletitem"><text:span text:style-name="rststyle-inlineliteral">import A</text:span> -- Names in the local (module) namespace are accessible with the dot operator.</text:p>
              </text:list-item>
              <text:list-item>
                <text:p text:style-name="rststyle-bulletitem"><text:span text:style-name="rststyle-inlineliteral">import A as B</text:span> -- Import the module A, but bind the module object to the variable B.</text:p>
              </text:list-item>
              <text:list-item>
                <text:p text:style-name="rststyle-bulletitem"><text:span text:style-name="rststyle-inlineliteral">import A1, A2</text:span> -- Not recommended</text:p>
              </text:list-item>
              <text:list-item>
                <text:p text:style-name="rststyle-bulletitem"><text:span text:style-name="rststyle-inlineliteral">from A import B</text:span></text:p>
              </text:list-item>
              <text:list-item>
                <text:p text:style-name="rststyle-bulletitem"><text:span text:style-name="rststyle-inlineliteral">from A import B1, B2</text:span></text:p>
              </text:list-item>
              <text:list-item>
                <text:p text:style-name="rststyle-bulletitem"><text:span text:style-name="rststyle-inlineliteral">from A import B as C</text:span></text:p>
              </text:list-item>
              <text:list-item>
                <text:p text:style-name="rststyle-bulletitem"><text:span text:style-name="rststyle-inlineliteral">from A import *</text:span> -- Not recommended: clutters and mixes name-spaces.</text:p>
              </text:list-item>
              <text:list-item>
                <text:p text:style-name="rststyle-bulletitem"><text:span text:style-name="rststyle-inlineliteral">from A.B import C</text:span> -- (1) Possibly import object <text:span text:style-name="rststyle-inlineliteral">C</text:span> from module <text:span text:style-name="rststyle-inlineliteral">B</text:span> in package <text:span text:style-name="rststyle-inlineliteral">A</text:span> or (2) possibly import module <text:span text:style-name="rststyle-inlineliteral">C</text:span> from sub-package <text:span text:style-name="rststyle-inlineliteral">B</text:span> in package <text:span text:style-name="rststyle-inlineliteral">A</text:span>.</text:p>
              </text:list-item>
              <text:list-item>
                <text:p text:style-name="rststyle-bulletitem"><text:span text:style-name="rststyle-inlineliteral">import A.B.C</text:span> -- To reference attributes in <text:span text:style-name="rststyle-inlineliteral">C</text:span>, must use fully-qualified name, for example use <text:span text:style-name="rststyle-inlineliteral">A.B.C.D</text:span> to reference <text:span text:style-name="rststyle-inlineliteral">D</text:span> inside of <text:span text:style-name="rststyle-inlineliteral">C</text:span>.</text:p>
              </text:list-item>
            </text:list>
            <text:p text:style-name="rststyle-textbody">More notes on the <text:span text:style-name="rststyle-inlineliteral">import</text:span> statement:</text:p>
            <text:list xml:id="list172940976775653" text:style-name="rststyle-bulletlist">
              <text:list-item>
                <text:p text:style-name="rststyle-bulletitem">The import statement and packages -- A file named <text:span text:style-name="rststyle-inlineliteral">__init__.py</text:span> is required in a package. This file is evaluated the first time either the package is imported or a <text:soft-page-break/>file in the package is imported. Question: What is made available when you do <text:span text:style-name="rststyle-inlineliteral">import aPackage</text:span>? Answer: All variables (names) that are global inside the <text:span text:style-name="rststyle-inlineliteral">__init__.py</text:span> module in that package. But, see notes on the use of <text:span text:style-name="rststyle-inlineliteral">__all__</text:span>: The import statement -- http://docs.python.org/ref/import.html</text:p>
              </text:list-item>
              <text:list-item>
                <text:p text:style-name="rststyle-bulletitem">The use of <text:span text:style-name="rststyle-inlineliteral">if __name__ == "__main__":</text:span> -- Makes a module both import-able and executable.</text:p>
              </text:list-item>
              <text:list-item>
                <text:p text:style-name="rststyle-bulletitem">Using dots in the import statement -- From the Python language reference manual:</text:p>
                <text:p text:style-name="P7">"Hierarchical module names:when the module names contains one or more dots, the module search path is carried out differently. The sequence of identifiers up to the last dot is used to find a <text:span text:style-name="rststyle-inlineliteral">package</text:span>; the final identifier is then searched inside the package. A package is generally a subdirectory of a directory on sys.path that has a file __init__.py."</text:p>
                <text:p text:style-name="rststyle-bulletitem">See: The import statement -- http://docs.python.org/ref/import.html</text:p>
              </text:list-item>
            </text:list>
            <text:p text:style-name="rststyle-textbody">Exercises:</text:p>
            <text:list xml:id="list172941514952629" text:style-name="rststyle-bulletlist">
              <text:list-item>
                <text:p text:style-name="rststyle-bulletitem">Import a module from the standard library, for example <text:span text:style-name="rststyle-inlineliteral">re</text:span>.</text:p>
              </text:list-item>
              <text:list-item>
                <text:p text:style-name="rststyle-bulletitem">Import an element from a module from the standard library, for example import <text:span text:style-name="rststyle-inlineliteral">compile</text:span> from the <text:span text:style-name="rststyle-inlineliteral">re</text:span> module.</text:p>
              </text:list-item>
              <text:list-item>
                <text:p text:style-name="rststyle-bulletitem">Create a simple Python package with a single module in it. Solution:</text:p>
                <text:list text:style-name="rststyle-enumlist-arabic">
                  <text:list-item>
                    <text:p text:style-name="P11">Create a directory named <text:span text:style-name="rststyle-inlineliteral">simplepackage</text:span> in the current directory.</text:p>
                  </text:list-item>
                  <text:list-item>
                    <text:p text:style-name="P11">Create an (empty) <text:span text:style-name="rststyle-inlineliteral">__init__.py</text:span> in the new directory.</text:p>
                  </text:list-item>
                  <text:list-item>
                    <text:p text:style-name="P11">Create an <text:span text:style-name="rststyle-inlineliteral">simple.py</text:span> in the new directory.</text:p>
                  </text:list-item>
                  <text:list-item>
                    <text:p text:style-name="P11">Add a simple function name <text:span text:style-name="rststyle-inlineliteral">test1</text:span> in <text:span text:style-name="rststyle-inlineliteral">simple.py</text:span>.</text:p>
                  </text:list-item>
                  <text:list-item>
                    <text:p text:style-name="P11">Import using any of the following:</text:p>
                    <text:p text:style-name="P15">&gt;&gt;&gt; import simplepackage.simple<text:line-break/>&gt;&gt;&gt; from simplepackage import simple<text:line-break/>&gt;&gt;&gt; from simplepackage.simple import test1<text:line-break/>&gt;&gt;&gt; from simplepackage.simple import test1 as mytest</text:p>
                  </text:list-item>
                </text:list>
              </text:list-item>
            </text:list>
          </text:section>
          <text:section text:style-name="Sect1" text:name="Section34">
            <text:h text:style-name="rststyle-heading3" text:outline-level="3">1.6.3   print statement</text:h>
            <text:p text:style-name="rststyle-textbody"><text:span text:style-name="rststyle-inlineliteral">print</text:span> sends output to <text:span text:style-name="rststyle-inlineliteral">sys.stdout</text:span>. It adds a newline, unless an extra comma is added.</text:p>
            <text:p text:style-name="rststyle-textbody">Arguments to <text:span text:style-name="rststyle-inlineliteral">print</text:span>:</text:p>
            <text:list xml:id="list172942504988449" text:style-name="rststyle-bulletlist">
              <text:list-item>
                <text:p text:style-name="rststyle-bulletitem">Multiple items -- Separated by commas.</text:p>
              </text:list-item>
              <text:list-item>
                <text:p text:style-name="rststyle-bulletitem">End with comma to suppress carriage return.</text:p>
              </text:list-item>
              <text:list-item>
                <text:p text:style-name="rststyle-bulletitem">Use string formatting for more control over output.</text:p>
              </text:list-item>
              <text:list-item>
                <text:p text:style-name="rststyle-bulletitem">Also see various "pretty-printing" functions and methods, in particular, <text:span text:style-name="rststyle-inlineliteral">pprint</text:span>. See 3.27 pprint -- Data pretty printer -- <text:soft-page-break/>http://docs.python.org/lib/module-pprint.html.</text:p>
              </text:list-item>
            </text:list>
            <text:p text:style-name="rststyle-textbody">String formatting -- Arguments are a tuple. Reference: 2.3.6.2 String Formatting Operations -- http://docs.python.org/lib/typesseq-strings.html.</text:p>
            <text:p text:style-name="rststyle-textbody">Can also use <text:span text:style-name="rststyle-inlineliteral">sys.stdout</text:span>. Note that a carriage return is <text:span text:style-name="rststyle-emphasis">not</text:span> automatically added. Example:</text:p>
            <text:p text:style-name="rststyle-codeblock">&gt;&gt;&gt; import sys<text:line-break/>&gt;&gt;&gt; sys.stdout.write('hello\n')</text:p>
            <text:p text:style-name="rststyle-textbody">Controlling the destination and format of print -- Replace <text:span text:style-name="rststyle-inlineliteral">sys.stdout</text:span> with an instance of any class that implements the method <text:span text:style-name="rststyle-inlineliteral">write</text:span> taking one parameter. Example:</text:p>
            <text:p text:style-name="rststyle-codeblock">import sys<text:line-break/><text:line-break/>class Writer:<text:line-break/> <text:s text:c="3"/>def __init__(self, file_name):<text:line-break/> <text:s text:c="7"/>self.out_file = file(file_name, 'a')<text:line-break/> <text:s text:c="3"/>def write(self, msg):<text:line-break/> <text:s text:c="7"/>self.out_file.write('[[%s]]' % msg)<text:line-break/> <text:s text:c="3"/>def close(self):<text:line-break/> <text:s text:c="7"/>self.out_file.close()<text:line-break/><text:line-break/>def test():<text:line-break/> <text:s text:c="3"/>writer = Writer('outputfile.txt')<text:line-break/> <text:s text:c="3"/>save_stdout = sys.stdout<text:line-break/> <text:s text:c="3"/>sys.stdout = writer<text:line-break/> <text:s text:c="3"/>print 'hello'<text:line-break/> <text:s text:c="3"/>print 'goodbye'<text:line-break/> <text:s text:c="3"/>writer.close()<text:line-break/> <text:s text:c="3"/># Show the output.<text:line-break/> <text:s text:c="3"/>tmp_file = file('outputfile.txt')<text:line-break/> <text:s text:c="3"/>sys.stdout = save_stdout<text:line-break/> <text:s text:c="3"/>content = tmp_file.read()<text:line-break/> <text:s text:c="3"/>tmp_file.close()<text:line-break/> <text:s text:c="3"/>print content<text:line-break/><text:line-break/>test()</text:p>
            <text:p text:style-name="rststyle-textbody">There is an alternative form of the <text:span text:style-name="rststyle-inlineliteral">print</text:span> statement that takes a file-like object, in particular an object that has a <text:span text:style-name="rststyle-inlineliteral">write</text:span> method. For example:</text:p>
            <text:p text:style-name="rststyle-codeblock">In [1]: outfile = open('tmp.log', 'w')<text:line-break/>In [2]: print &gt;&gt; outfile, 'Message #1'<text:line-break/>In [3]: print &gt;&gt; outfile, 'Message #2'<text:line-break/>In [4]: print &gt;&gt; outfile, 'Message #3'<text:line-break/>In [5]: outfile.close()<text:line-break/>In [6]:<text:line-break/>In [6]: infile = open('tmp.log', 'r')<text:line-break/>In [7]: for line in infile:<text:line-break/> <text:s text:c="2"/>...: <text:s text:c="4"/>print 'Line:', line.rstrip('\n')<text:line-break/> <text:s text:c="2"/>...:<text:line-break/><text:soft-page-break/>Line: Message #1<text:line-break/>Line: Message #2<text:line-break/>Line: Message #3<text:line-break/>In [8]: infile.close()</text:p>
            <text:p text:style-name="rststyle-textbody">Future deprecation warning -- There is no print <text:span text:style-name="rststyle-emphasis">statement</text:span> in Python 3. There is a print built-in <text:span text:style-name="rststyle-emphasis">function</text:span>.</text:p>
          </text:section>
          <text:section text:style-name="Sect1" text:name="Section35">
            <text:h text:style-name="rststyle-heading3" text:outline-level="3">1.6.4   if: elif: else: statement</text:h>
            <text:p text:style-name="rststyle-textbody">A template for the <text:span text:style-name="rststyle-inlineliteral">if:</text:span> statement:</text:p>
            <text:p text:style-name="rststyle-codeblock">if condition1:<text:line-break/> <text:s text:c="3"/>statements<text:line-break/>elif condition2:<text:line-break/> <text:s text:c="3"/>statements<text:line-break/>elif condition3:<text:line-break/> <text:s text:c="3"/>statements<text:line-break/>else:<text:line-break/> <text:s text:c="3"/>statements</text:p>
            <text:p text:style-name="rststyle-textbody">The <text:span text:style-name="rststyle-inlineliteral">elif</text:span> and <text:span text:style-name="rststyle-inlineliteral">else</text:span> clauses are optional.</text:p>
            <text:p text:style-name="rststyle-textbody">Conditions -- Expressions -- Anything that returns a value. Compare with <text:span text:style-name="rststyle-inlineliteral">eval()</text:span> and <text:span text:style-name="rststyle-inlineliteral">exec</text:span>.</text:p>
            <text:p text:style-name="rststyle-textbody">Truth values:</text:p>
            <text:list xml:id="list172941956477767" text:style-name="rststyle-bulletlist">
              <text:list-item>
                <text:p text:style-name="rststyle-bulletitem">False -- <text:span text:style-name="rststyle-inlineliteral">False</text:span>, <text:span text:style-name="rststyle-inlineliteral">None</text:span>, numeric zero, the empty string, an empty collection (list or tuple or dictionary or ...).</text:p>
              </text:list-item>
              <text:list-item>
                <text:p text:style-name="rststyle-bulletitem">True -- <text:span text:style-name="rststyle-inlineliteral">True</text:span> and everything else.</text:p>
              </text:list-item>
            </text:list>
            <text:p text:style-name="rststyle-textbody">Operators:</text:p>
            <text:list xml:id="list172941760991706" text:style-name="rststyle-bulletlist">
              <text:list-item>
                <text:p text:style-name="rststyle-bulletitem"><text:span text:style-name="rststyle-inlineliteral">and</text:span> and <text:span text:style-name="rststyle-inlineliteral">or</text:span> -- Note that both <text:span text:style-name="rststyle-inlineliteral">and</text:span> and <text:span text:style-name="rststyle-inlineliteral">or</text:span> do short circuit evaluation.</text:p>
              </text:list-item>
              <text:list-item>
                <text:p text:style-name="rststyle-bulletitem"><text:span text:style-name="rststyle-inlineliteral">not</text:span></text:p>
              </text:list-item>
              <text:list-item>
                <text:p text:style-name="rststyle-bulletitem"><text:span text:style-name="rststyle-inlineliteral">is</text:span> and <text:span text:style-name="rststyle-inlineliteral">is not</text:span> -- The identical object. Cf. <text:span text:style-name="rststyle-inlineliteral">a is b</text:span> and <text:span text:style-name="rststyle-inlineliteral">id(a) == id(b)</text:span>. Useful to test for <text:span text:style-name="rststyle-inlineliteral">None</text:span>, for example:</text:p>
                <text:p text:style-name="P14">if x is None:<text:line-break/> <text:s text:c="3"/>...<text:line-break/>if x is not None:<text:line-break/> <text:s text:c="3"/>...</text:p>
              </text:list-item>
              <text:list-item>
                <text:p text:style-name="rststyle-bulletitem"><text:span text:style-name="rststyle-inlineliteral">in</text:span> and <text:span text:style-name="rststyle-inlineliteral">not in</text:span> -- Can be used to test for existence of a key in a dictionary or for the presence of a value in a collection.</text:p>
                <text:p text:style-name="rststyle-bulletitem">The <text:span text:style-name="rststyle-inlineliteral">in</text:span> operator tests for equality, not identity.</text:p>
                <text:p text:style-name="rststyle-bulletitem">Example:</text:p>
                <text:p text:style-name="P14">&gt;&gt;&gt; d = {'aa': 111, 'bb': 222}<text:line-break/>&gt;&gt;&gt; 'aa' in d<text:line-break/><text:soft-page-break/>True<text:line-break/>&gt;&gt;&gt; 'aa' not in d<text:line-break/>False<text:line-break/>&gt;&gt;&gt; 'xx' in d<text:line-break/>False</text:p>
              </text:list-item>
              <text:list-item>
                <text:p text:style-name="rststyle-bulletitem">Comparison operators, for example <text:span text:style-name="rststyle-inlineliteral">==</text:span>, <text:span text:style-name="rststyle-inlineliteral">!=</text:span>, <text:span text:style-name="rststyle-inlineliteral">&lt;</text:span>, <text:span text:style-name="rststyle-inlineliteral">&lt;=</text:span>, ...</text:p>
              </text:list-item>
            </text:list>
            <text:p text:style-name="rststyle-textbody">There is an <text:span text:style-name="rststyle-inlineliteral">if</text:span> expression. Example:</text:p>
            <text:p text:style-name="rststyle-codeblock">&gt;&gt;&gt; a = 'aa'<text:line-break/>&gt;&gt;&gt; b = 'bb'<text:line-break/>&gt;&gt;&gt; x = 'yes' if a == b else 'no'<text:line-break/>&gt;&gt;&gt; x<text:line-break/>'no'</text:p>
            <text:p text:style-name="rststyle-textbody">Notes:</text:p>
            <text:list xml:id="list172941429277767" text:style-name="rststyle-bulletlist">
              <text:list-item>
                <text:p text:style-name="rststyle-bulletitem">The <text:span text:style-name="rststyle-inlineliteral">elif:</text:span> clauses and the <text:span text:style-name="rststyle-inlineliteral">else:</text:span> clause are optional.</text:p>
              </text:list-item>
              <text:list-item>
                <text:p text:style-name="rststyle-bulletitem">The <text:span text:style-name="rststyle-inlineliteral">if:</text:span>, <text:span text:style-name="rststyle-inlineliteral">elif:</text:span>, and <text:span text:style-name="rststyle-inlineliteral">else:</text:span> clauses are all header lines in the sense that they are each followed by an indented block of code and each of these header lines ends with a colon. (To put an empty block after one of these, or any other, statement header line, use the <text:span text:style-name="rststyle-inlineliteral">pass</text:span> statement. It's effectively a no-op.)</text:p>
              </text:list-item>
              <text:list-item>
                <text:p text:style-name="rststyle-bulletitem">Parentheses around the condition in an <text:span text:style-name="rststyle-inlineliteral">if:</text:span> or <text:span text:style-name="rststyle-inlineliteral">elif:</text:span> are not required and are considered bad form, unless the condition extends over multiple lines, in which case parentheses are preferred over use of a line continuation character (backslash at the end of the line).</text:p>
              </text:list-item>
            </text:list>
            <text:p text:style-name="rststyle-textbody">Exercises:</text:p>
            <text:list xml:id="list172941490489553" text:style-name="rststyle-bulletlist">
              <text:list-item>
                <text:p text:style-name="rststyle-bulletitem">Write an <text:span text:style-name="rststyle-inlineliteral">if</text:span> statement with an <text:span text:style-name="rststyle-inlineliteral">and</text:span> operator.</text:p>
              </text:list-item>
              <text:list-item>
                <text:p text:style-name="rststyle-bulletitem">Write an <text:span text:style-name="rststyle-inlineliteral">if</text:span> statement with an <text:span text:style-name="rststyle-inlineliteral">or</text:span> operator.</text:p>
              </text:list-item>
              <text:list-item>
                <text:p text:style-name="rststyle-bulletitem">Write an <text:span text:style-name="rststyle-inlineliteral">if</text:span> statement containing both <text:span text:style-name="rststyle-inlineliteral">and</text:span> and <text:span text:style-name="rststyle-inlineliteral">or</text:span> operators.</text:p>
              </text:list-item>
            </text:list>
          </text:section>
          <text:section text:style-name="Sect1" text:name="Section36">
            <text:h text:style-name="rststyle-heading3" text:outline-level="3">1.6.5   for: statement</text:h>
            <text:p text:style-name="rststyle-textbody">Iterate over a sequence or an "iterable" object.</text:p>
            <text:p text:style-name="rststyle-textbody">Form:</text:p>
            <text:p text:style-name="rststyle-codeblock">for x in y:<text:line-break/> <text:s text:c="3"/>block</text:p>
            <text:p text:style-name="rststyle-textbody">Iterator -- Some notes on what it means to be iterable:</text:p>
            <text:list xml:id="list172942639776331" text:style-name="rststyle-bulletlist">
              <text:list-item>
                <text:p text:style-name="rststyle-bulletitem">An iterable is something that can be used in an iterator context, for example, in a <text:span text:style-name="rststyle-inlineliteral">for:</text:span> statement, in a list comprehension, and in a generator expression.</text:p>
              </text:list-item>
              <text:list-item>
                <text:p text:style-name="rststyle-bulletitem">Sequences and containers are iterable. Examples: tuples, lists, strings, dictionaries.</text:p>
              </text:list-item>
              <text:list-item>
                <text:p text:style-name="rststyle-bulletitem">Instances of classes that obey the iterator protocol are iterable. See <text:soft-page-break/>http://docs.python.org/lib/typeiter.html.</text:p>
              </text:list-item>
              <text:list-item>
                <text:p text:style-name="rststyle-bulletitem">We can create an iterator object with built-in functions such as <text:span text:style-name="rststyle-inlineliteral">iter()</text:span> and <text:span text:style-name="rststyle-inlineliteral">enumerate()</text:span>. See Built-in Functions -- http://docs.python.org/lib/built-in-funcs.html in the Python standard library reference.</text:p>
              </text:list-item>
              <text:list-item>
                <text:p text:style-name="rststyle-bulletitem">Functions that use the <text:span text:style-name="rststyle-inlineliteral">yield</text:span> statement, produce an iterator, although it's actually called a generator.</text:p>
              </text:list-item>
              <text:list-item>
                <text:p text:style-name="rststyle-bulletitem">An iterable implements the iterator interface and satisfies the iterator protocol. The iterator protocol: <text:span text:style-name="rststyle-inlineliteral">__iter__()</text:span> and <text:span text:style-name="rststyle-inlineliteral">next()</text:span> methods. See 2.3.5 Iterator Types -- (http://docs.python.org/lib/typeiter.html).</text:p>
              </text:list-item>
            </text:list>
            <text:p text:style-name="rststyle-textbody">Testing for "iterability":</text:p>
            <text:list xml:id="list172942987900998" text:style-name="rststyle-bulletlist">
              <text:list-item>
                <text:p text:style-name="rststyle-bulletitem">If you can use an object in a <text:span text:style-name="rststyle-inlineliteral">for:</text:span> statement, it's iterable.</text:p>
              </text:list-item>
              <text:list-item>
                <text:p text:style-name="rststyle-bulletitem">If the expresion <text:span text:style-name="rststyle-inlineliteral">iter(obj)</text:span> does not produce a <text:span text:style-name="rststyle-inlineliteral">TypeError</text:span> exception, it's iterable.</text:p>
              </text:list-item>
            </text:list>
            <text:p text:style-name="rststyle-textbody">Some ways to produce iterators:</text:p>
            <text:list xml:id="list172941301097426" text:style-name="rststyle-bulletlist">
              <text:list-item>
                <text:p text:style-name="rststyle-bulletitem"><text:span text:style-name="rststyle-inlineliteral">iter()</text:span> and <text:span text:style-name="rststyle-inlineliteral">enumerate()</text:span> -- See: http://docs.python.org/lib/built-in-funcs.html.</text:p>
              </text:list-item>
              <text:list-item>
                <text:p text:style-name="rststyle-bulletitem"><text:span text:style-name="rststyle-inlineliteral">some_dict.iterkeys()</text:span>, <text:span text:style-name="rststyle-inlineliteral">some_dict.itervalues()</text:span>, <text:span text:style-name="rststyle-inlineliteral">some_dict.iteritems()</text:span>.</text:p>
              </text:list-item>
              <text:list-item>
                <text:p text:style-name="rststyle-bulletitem">Use a sequence in an iterator context, for example in a <text:span text:style-name="rststyle-inlineliteral">for</text:span> statement. Lists, tuples, dictionaries, and strings can be used in an iterator context to produce an iterator.</text:p>
              </text:list-item>
              <text:list-item>
                <text:p text:style-name="rststyle-bulletitem">Generator expressions -- Latest Python only. Syntactically like list comprehensions, but (1) surrounded by parentheses instead of square brackets and (2) use lazy evaluation.</text:p>
              </text:list-item>
              <text:list-item>
                <text:p text:style-name="rststyle-bulletitem">A class that implements the iterator protocol -- Example:</text:p>
                <text:p text:style-name="P14">class A(object):<text:line-break/> <text:s text:c="3"/>def __init__(self):<text:line-break/> <text:s text:c="7"/>self.data = [11,22,33]<text:line-break/> <text:s text:c="7"/>self.idx = 0<text:line-break/> <text:s text:c="3"/>def __iter__(self):<text:line-break/> <text:s text:c="7"/>return self<text:line-break/> <text:s text:c="3"/>def next(self):<text:line-break/> <text:s text:c="7"/>if self.idx &lt; len(self.data):<text:line-break/> <text:s text:c="11"/>x = self.data[self.idx]<text:line-break/> <text:s text:c="11"/>self.idx +=1<text:line-break/> <text:s text:c="11"/>return x<text:line-break/> <text:s text:c="7"/>else:<text:line-break/> <text:s text:c="11"/>raise StopIteration<text:line-break/><text:line-break/>def test():<text:line-break/> <text:s text:c="3"/>a = A()<text:line-break/> <text:s text:c="3"/>for x in a:<text:line-break/><text:soft-page-break/> <text:s text:c="7"/>print x<text:line-break/><text:line-break/>test()</text:p>
                <text:p text:style-name="rststyle-bulletitem">Note that the iterator protocol changes in Python 3.</text:p>
              </text:list-item>
              <text:list-item>
                <text:p text:style-name="rststyle-bulletitem">A function containing a yield statement. See:</text:p>
                <text:list>
                  <text:list-item>
                    <text:p text:style-name="rststyle-bulletitem">Yield expressions -- http://docs.python.org/2/reference/expressions.html#yield-expressions</text:p>
                  </text:list-item>
                  <text:list-item>
                    <text:p text:style-name="rststyle-bulletitem">The yield statement -- http://docs.python.org/2/reference/simple_stmts.html#the-yield-statement</text:p>
                  </text:list-item>
                </text:list>
              </text:list-item>
              <text:list-item>
                <text:p text:style-name="rststyle-bulletitem">Also see <text:span text:style-name="rststyle-inlineliteral">itertools</text:span> module in the Python standard library for much more help with iterators: itertools — Functions creating iterators for efficient looping -- http://docs.python.org/2/library/itertools.html#module-itertools</text:p>
              </text:list-item>
            </text:list>
            <text:p text:style-name="rststyle-textbody">The <text:span text:style-name="rststyle-inlineliteral">for:</text:span> statement can also do unpacking. Example:</text:p>
            <text:p text:style-name="rststyle-codeblock">In [25]: items = ['apple', 'banana', 'cherry', 'date']<text:line-break/>In [26]: for idx, item in enumerate(items):<text:line-break/> <text:s text:c="2"/>....: <text:s text:c="4"/>print '%d. <text:s/>%s' % (idx, item, )<text:line-break/> <text:s text:c="2"/>....:<text:line-break/>0. <text:s/>apple<text:line-break/>1. <text:s/>banana<text:line-break/>2. <text:s/>cherry<text:line-break/>3. <text:s/>date</text:p>
            <text:p text:style-name="rststyle-textbody">The <text:span text:style-name="rststyle-inlineliteral">for</text:span> statement can also have an optional <text:span text:style-name="rststyle-inlineliteral">else:</text:span> clause. The <text:span text:style-name="rststyle-inlineliteral">else:</text:span> clause is executed if the <text:span text:style-name="rststyle-inlineliteral">for</text:span> statement completes normally, that is if a <text:span text:style-name="rststyle-inlineliteral">break</text:span> statement is <text:span text:style-name="rststyle-emphasis">not</text:span> executed.</text:p>
            <text:p text:style-name="rststyle-textbody">Helpful functions with <text:span text:style-name="rststyle-inlineliteral">for</text:span>:</text:p>
            <text:list xml:id="list172942613447187" text:style-name="rststyle-bulletlist">
              <text:list-item>
                <text:p text:style-name="rststyle-bulletitem"><text:span text:style-name="rststyle-inlineliteral">enumerate(iterable)</text:span> -- Returns an iterable that produces pairs (tuples) containing count (index) and value. Example:</text:p>
                <text:p text:style-name="P14">&gt;&gt;&gt; for idx, value in enumerate([11,22,33]):<text:line-break/>... <text:s text:c="4"/>print idx, value<text:line-break/>...<text:line-break/>0 11<text:line-break/>1 22<text:line-break/>2 33</text:p>
              </text:list-item>
              <text:list-item>
                <text:p text:style-name="rststyle-bulletitem"><text:span text:style-name="rststyle-inlineliteral">range([start,] stop[, step])</text:span> and <text:span text:style-name="rststyle-inlineliteral">xrange([start,] stop[, step])</text:span>.</text:p>
              </text:list-item>
            </text:list>
            <text:p text:style-name="rststyle-textbody">List comprehensions -- Since list comprehensions create lists, they are useful in <text:span text:style-name="rststyle-inlineliteral">for</text:span> statements, although, when the number of elements is large, you should consider using a generator expression instead. A list comprehension looks a bit like a <text:span text:style-name="rststyle-inlineliteral">for:</text:span> statement, but is inside square brackets, and it is an expression, not a statement. Two forms (among others):</text:p>
            <text:list xml:id="list172942785403989" text:style-name="rststyle-bulletlist">
              <text:list-item>
                <text:p text:style-name="rststyle-bulletitem"><text:span text:style-name="rststyle-inlineliteral">[f(x) for x in iterable]</text:span></text:p>
              </text:list-item>
              <text:list-item>
                <text:p text:style-name="rststyle-bulletitem"><text:soft-page-break/><text:span text:style-name="rststyle-inlineliteral">[f(x) for x in iterable if t(x)]</text:span></text:p>
              </text:list-item>
            </text:list>
            <text:p text:style-name="rststyle-textbody">Generator expressions -- A generator expression looks similar to a list comprehension, except that it is surrounded by parentheses rather than square brackets. Example:</text:p>
            <text:p text:style-name="rststyle-codeblock">In [28]: items = ['apple', 'banana', 'cherry', 'date']<text:line-break/>In [29]: gen1 = (item.upper() for item in items)<text:line-break/>In [30]: for x in gen1:<text:line-break/> <text:s text:c="2"/>....: <text:s text:c="4"/>print 'x:', x<text:line-break/> <text:s text:c="2"/>....:<text:line-break/>x: APPLE<text:line-break/>x: BANANA<text:line-break/>x: CHERRY<text:line-break/>x: DATE</text:p>
            <text:p text:style-name="rststyle-textbody">Exercises:</text:p>
            <text:list xml:id="list172941387530522" text:style-name="rststyle-bulletlist">
              <text:list-item>
                <text:p text:style-name="rststyle-bulletitem">Write a list comprehension that returns all the keys in a dictionary whose associated values are greater than zero.</text:p>
                <text:list>
                  <text:list-item>
                    <text:p text:style-name="rststyle-bulletitem">The dictionary: <text:span text:style-name="rststyle-inlineliteral">{'aa': 11, 'cc': 33, 'dd': -55, 'bb': 22}</text:span></text:p>
                  </text:list-item>
                  <text:list-item>
                    <text:p text:style-name="rststyle-bulletitem">Solution: <text:span text:style-name="rststyle-inlineliteral">[x[0] for x in my_dict.iteritems() if x[1] &gt; 0]</text:span></text:p>
                  </text:list-item>
                </text:list>
              </text:list-item>
              <text:list-item>
                <text:p text:style-name="rststyle-bulletitem">Write a list comprehension that produces even integers from 0 to 10. Use a <text:span text:style-name="rststyle-inlineliteral">for</text:span> statement to iterate over those values. Solution:</text:p>
                <text:p text:style-name="P14">for x in [y for y in range(10) if y % 2 == 0]:<text:line-break/> <text:s text:c="3"/>print 'x: %s' % x</text:p>
              </text:list-item>
              <text:list-item>
                <text:p text:style-name="rststyle-bulletitem">Write a list comprehension that iterates over two lists and produces all the combinations of items from the lists. Solution:</text:p>
                <text:p text:style-name="P14">In [19]: a = range(4)<text:line-break/>In [20]: b = [11,22,33]<text:line-break/>In [21]: a<text:line-break/>Out[21]: [0, 1, 2, 3]<text:line-break/>In [22]: b<text:line-break/>Out[22]: [11, 22, 33]<text:line-break/>In [23]: c = [(x, y) for x in a for y in b]<text:line-break/>In [24]: print c<text:line-break/>[(0, 11), (0, 22), (0, 33), (1, 11), (1, 22), (1, 33),<text:line-break/>(2, 11), (2, 22), (2, 33), (3, 11), (3, 22), (3, 33)]</text:p>
              </text:list-item>
            </text:list>
            <text:p text:style-name="rststyle-textbody">But, note that in the previous exercise, a generator expression would often be better. A generator expression is like a list comprehension, except that, instead of creating the entire list, it produces a generator that can be used to produce each of the elements.</text:p>
            <text:p text:style-name="rststyle-textbody">The <text:span text:style-name="rststyle-inlineliteral">break</text:span> and <text:span text:style-name="rststyle-inlineliteral">continue</text:span> statements are often useful in a <text:span text:style-name="rststyle-inlineliteral">for</text:span> statement. See continue and break statements</text:p>
            <text:p text:style-name="rststyle-textbody">The <text:span text:style-name="rststyle-inlineliteral">for</text:span> statement can also have an optional <text:span text:style-name="rststyle-inlineliteral">else:</text:span> clause. The <text:span text:style-name="rststyle-inlineliteral">else:</text:span> clause is executed if the <text:span text:style-name="rststyle-inlineliteral">for</text:span> statement completes normally, that is if a <text:span text:style-name="rststyle-inlineliteral">break</text:span> statement is <text:span text:style-name="rststyle-emphasis">not</text:span> executed. Example:</text:p>
            <text:p text:style-name="rststyle-codeblock"><text:soft-page-break/>for item in data1:<text:line-break/> <text:s text:c="3"/>if item &gt; 100:<text:line-break/> <text:s text:c="7"/>value1 = item<text:line-break/> <text:s text:c="7"/>break<text:line-break/>else:<text:line-break/> <text:s text:c="3"/>value1 = 'not found'<text:line-break/>print 'value1:', value1</text:p>
            <text:p text:style-name="rststyle-textbody">When run, it prints:</text:p>
            <text:p text:style-name="rststyle-codeblock">value1: not found</text:p>
          </text:section>
          <text:section text:style-name="Sect1" text:name="Section37">
            <text:h text:style-name="rststyle-heading3" text:outline-level="3">1.6.6   while: statement</text:h>
            <text:p text:style-name="rststyle-textbody">Form:</text:p>
            <text:p text:style-name="rststyle-codeblock">while condition:<text:line-break/> <text:s text:c="3"/>block</text:p>
            <text:p text:style-name="rststyle-textbody">The <text:span text:style-name="rststyle-inlineliteral">while:</text:span> statement is not often used in Python because the <text:span text:style-name="rststyle-inlineliteral">for:</text:span> statement is usually more convenient, more idiomatic, and more Pythonic.</text:p>
            <text:p text:style-name="rststyle-textbody">Exercises:</text:p>
            <text:list xml:id="list172940914352616" text:style-name="rststyle-bulletlist">
              <text:list-item>
                <text:p text:style-name="rststyle-bulletitem">Write a <text:span text:style-name="rststyle-inlineliteral">while</text:span> statement that prints integers from zero to 5. Solution:</text:p>
                <text:p text:style-name="P14">count = 0<text:line-break/>while count &lt; 5:<text:line-break/> <text:s text:c="3"/>count += 1<text:line-break/> <text:s text:c="3"/>print count</text:p>
              </text:list-item>
            </text:list>
            <text:p text:style-name="rststyle-textbody">The <text:span text:style-name="rststyle-inlineliteral">break</text:span> and <text:span text:style-name="rststyle-inlineliteral">continue</text:span> statements are often useful in a <text:span text:style-name="rststyle-inlineliteral">while</text:span> statement. See continue and break statements</text:p>
            <text:p text:style-name="rststyle-textbody">The <text:span text:style-name="rststyle-inlineliteral">while</text:span> statement can also have an optional <text:span text:style-name="rststyle-inlineliteral">else:</text:span> clause. The <text:span text:style-name="rststyle-inlineliteral">else:</text:span> clause is executed if the <text:span text:style-name="rststyle-inlineliteral">while</text:span> statement completes normally, that is if a <text:span text:style-name="rststyle-inlineliteral">break</text:span> statement is <text:span text:style-name="rststyle-emphasis">not</text:span> executed.</text:p>
          </text:section>
          <text:section text:style-name="Sect1" text:name="Section38">
            <text:h text:style-name="rststyle-heading3" text:outline-level="3">1.6.7   continue and break statements</text:h>
            <text:p text:style-name="rststyle-textbody">The <text:span text:style-name="rststyle-inlineliteral">break</text:span> statement exits from a loop.</text:p>
            <text:p text:style-name="rststyle-textbody">The <text:span text:style-name="rststyle-inlineliteral">continue</text:span> statement causes execution to immediately continue at the start of the loop.</text:p>
            <text:p text:style-name="rststyle-textbody">Can be used in <text:span text:style-name="rststyle-inlineliteral">for:</text:span> and <text:span text:style-name="rststyle-inlineliteral">while:</text:span>.</text:p>
            <text:p text:style-name="rststyle-textbody">When the <text:span text:style-name="rststyle-inlineliteral">for:</text:span> statement or the <text:span text:style-name="rststyle-inlineliteral">while:</text:span> statement has an <text:span text:style-name="rststyle-inlineliteral">else:</text:span> clause, the block in the <text:span text:style-name="rststyle-inlineliteral">else:</text:span> clause is executed only if a <text:span text:style-name="rststyle-inlineliteral">break</text:span> statement is <text:span text:style-name="rststyle-emphasis">not</text:span> executed.</text:p>
            <text:p text:style-name="rststyle-textbody">Exercises:</text:p>
            <text:list xml:id="list172942157144021" text:style-name="rststyle-bulletlist">
              <text:list-item>
                <text:p text:style-name="rststyle-bulletitem"><text:soft-page-break/>Using <text:span text:style-name="rststyle-inlineliteral">break</text:span>, write a <text:span text:style-name="rststyle-inlineliteral">while</text:span> statement that prints integers from zero to 5. Solution:</text:p>
                <text:p text:style-name="P14">count = 0<text:line-break/>while True:<text:line-break/> <text:s text:c="3"/>count += 1<text:line-break/> <text:s text:c="3"/>if count &gt; 5:<text:line-break/> <text:s text:c="7"/>break<text:line-break/> <text:s text:c="3"/>print count</text:p>
                <text:p text:style-name="rststyle-bulletitem">Notes:</text:p>
                <text:list>
                  <text:list-item>
                    <text:p text:style-name="rststyle-bulletitem">A <text:span text:style-name="rststyle-inlineliteral">for</text:span> statement that uses <text:span text:style-name="rststyle-inlineliteral">range()</text:span> or <text:span text:style-name="rststyle-inlineliteral">xrange()</text:span> would be better than a <text:span text:style-name="rststyle-inlineliteral">while</text:span> statement for this use.</text:p>
                  </text:list-item>
                </text:list>
              </text:list-item>
              <text:list-item>
                <text:p text:style-name="rststyle-bulletitem">Using <text:span text:style-name="rststyle-inlineliteral">continue</text:span>, write a <text:span text:style-name="rststyle-inlineliteral">while</text:span> statement that processes only even integers from 0 to 10. Note: <text:span text:style-name="rststyle-inlineliteral">%</text:span> is the modulo operator. Solution:</text:p>
                <text:p text:style-name="P14">count = 0<text:line-break/>while count &lt; 10:<text:line-break/> <text:s text:c="3"/>count += 1<text:line-break/> <text:s text:c="3"/>if count % 2 == 0:<text:line-break/> <text:s text:c="7"/>continue<text:line-break/> <text:s text:c="3"/>print count</text:p>
              </text:list-item>
            </text:list>
          </text:section>
          <text:section text:style-name="Sect1" text:name="Section39">
            <text:h text:style-name="rststyle-heading3" text:outline-level="3">1.6.8   try: except: statement</text:h>
            <text:p text:style-name="rststyle-textbody">Exceptions are a systematic and consistent way of processing errors and "unusual" events in Python.</text:p>
            <text:p text:style-name="rststyle-textbody">Caught and un-caught exceptions -- Uncaught exceptions terminate a program.</text:p>
            <text:p text:style-name="rststyle-textbody">The <text:span text:style-name="rststyle-inlineliteral">try:</text:span> statement catches an exception.</text:p>
            <text:p text:style-name="rststyle-textbody">Almost all errors in Python are exceptions.</text:p>
            <text:p text:style-name="rststyle-textbody">Evaluation (execution model) of the <text:span text:style-name="rststyle-inlineliteral">try</text:span> statement -- When an exception occurs in the <text:span text:style-name="rststyle-inlineliteral">try</text:span> block, even if inside a nested function call, execution of the <text:span text:style-name="rststyle-inlineliteral">try</text:span> block ends and the <text:span text:style-name="rststyle-inlineliteral">except</text:span> clauses are searched for a matching exception.</text:p>
            <text:p text:style-name="rststyle-textbody">Tracebacks -- Also see the <text:span text:style-name="rststyle-inlineliteral">traceback</text:span> module: http://docs.python.org/lib/module-traceback.html</text:p>
            <text:p text:style-name="rststyle-textbody">Exceptions are classes.</text:p>
            <text:p text:style-name="rststyle-textbody">Exception classes -- subclassing, args.</text:p>
            <text:p text:style-name="rststyle-textbody">An exception class in an <text:span text:style-name="rststyle-inlineliteral">except:</text:span> clause catches instances of that exception class and all subclasses, but <text:span text:style-name="rststyle-emphasis">not</text:span> superclasses.</text:p>
            <text:p text:style-name="rststyle-textbody">Built-in exception classes -- See:</text:p>
            <text:list xml:id="list172941514440314" text:style-name="rststyle-bulletlist">
              <text:list-item>
                <text:p text:style-name="rststyle-bulletitem">Module <text:span text:style-name="rststyle-inlineliteral">exceptions</text:span>.</text:p>
              </text:list-item>
              <text:list-item>
                <text:p text:style-name="rststyle-bulletitem"><text:soft-page-break/>Built-in exceptions -- http://docs.python.org/lib/module-exceptions.html.</text:p>
              </text:list-item>
            </text:list>
            <text:p text:style-name="rststyle-textbody">User defined exception classes -- subclasses of <text:span text:style-name="rststyle-inlineliteral">Exception</text:span>.</text:p>
            <text:p text:style-name="rststyle-textbody">Example:</text:p>
            <text:p text:style-name="rststyle-codeblock">try:<text:line-break/> <text:s text:c="3"/>raise RuntimeError('this silly error')<text:line-break/>except RuntimeError, exp:<text:line-break/> <text:s text:c="3"/>print "[[[%s]]]" % exp</text:p>
            <text:p text:style-name="rststyle-textbody">Reference: http://docs.python.org/lib/module-exceptions.html</text:p>
            <text:p text:style-name="rststyle-textbody">You can also get the arguments passed to the constructor of an exception object. In the above example, these would be:</text:p>
            <text:p text:style-name="rststyle-codeblock">exp.args</text:p>
            <text:p text:style-name="rststyle-textbody">Why would you define your own exception class? One answer: You want a user of your code to catch your exception and no others.</text:p>
            <text:p text:style-name="rststyle-textbody">Catching an exception by exception class catches exceptions of that class and all its subclasses. So:</text:p>
            <text:p text:style-name="rststyle-codeblock">except SomeExceptionClass, exp:</text:p>
            <text:p text:style-name="rststyle-textbody">matches and catches an exception if SomeExceptionClass is the exception class or a base class (superclass) of the exception class. The exception object (usually an instance of some exception class) is bound to <text:span text:style-name="rststyle-inlineliteral">exp</text:span>.</text:p>
            <text:p text:style-name="rststyle-textbody">A more "modern" syntax is:</text:p>
            <text:p text:style-name="rststyle-codeblock">except SomeExceptionClass as exp:</text:p>
            <text:p text:style-name="rststyle-textbody">So:</text:p>
            <text:p text:style-name="rststyle-codeblock">class MyE(ValueError):<text:line-break/> <text:s text:c="3"/>pass<text:line-break/><text:line-break/>try:<text:line-break/> <text:s text:c="3"/>raise MyE()<text:line-break/>except ValueError:<text:line-break/> <text:s text:c="3"/>print 'caught exception'</text:p>
            <text:p text:style-name="rststyle-textbody">will print "caught exception", because <text:span text:style-name="rststyle-inlineliteral">ValueError</text:span> is a base class of <text:span text:style-name="rststyle-inlineliteral">MyE</text:span>.</text:p>
            <text:p text:style-name="rststyle-textbody">Also see the entries for "EAFP" and "LBYL" in the Python glossary: http://docs.python.org/3/glossary.html.</text:p>
            <text:p text:style-name="rststyle-textbody">Exercises:</text:p>
            <text:list xml:id="list172943088431610" text:style-name="rststyle-bulletlist">
              <text:list-item>
                <text:p text:style-name="rststyle-bulletitem">Write a <text:span text:style-name="rststyle-emphasis">very</text:span> simple, empty exception subclass. Solution:</text:p>
                <text:p text:style-name="P14">class MyE(Exception):<text:line-break/><text:soft-page-break/> <text:s text:c="3"/>pass</text:p>
              </text:list-item>
              <text:list-item>
                <text:p text:style-name="rststyle-bulletitem">Write a <text:span text:style-name="rststyle-inlineliteral">try:except:</text:span> statement that raises your exception and also catches it. Solution:</text:p>
                <text:p text:style-name="P14">try:<text:line-break/> <text:s text:c="3"/>raise MyE('hello there dave')<text:line-break/>except MyE, e:<text:line-break/> <text:s text:c="3"/>print e</text:p>
              </text:list-item>
            </text:list>
          </text:section>
          <text:section text:style-name="Sect1" text:name="Section40">
            <text:h text:style-name="rststyle-heading3" text:outline-level="3">1.6.9   raise statement</text:h>
            <text:p text:style-name="rststyle-textbody">Throw or raise an exception.</text:p>
            <text:p text:style-name="rststyle-textbody">Forms:</text:p>
            <text:list xml:id="list172941791691492" text:style-name="rststyle-bulletlist">
              <text:list-item>
                <text:p text:style-name="rststyle-bulletitem"><text:span text:style-name="rststyle-inlineliteral">raise instance</text:span></text:p>
              </text:list-item>
              <text:list-item>
                <text:p text:style-name="rststyle-bulletitem"><text:span text:style-name="rststyle-inlineliteral">raise MyExceptionClass(value)</text:span> -- preferred.</text:p>
              </text:list-item>
              <text:list-item>
                <text:p text:style-name="rststyle-bulletitem"><text:span text:style-name="rststyle-inlineliteral">raise MyExceptionClass, value</text:span></text:p>
              </text:list-item>
            </text:list>
            <text:p text:style-name="rststyle-textbody">The <text:span text:style-name="rststyle-inlineliteral">raise</text:span> statement takes:</text:p>
            <text:list xml:id="list172942256281180" text:style-name="rststyle-bulletlist">
              <text:list-item>
                <text:p text:style-name="rststyle-bulletitem">An (instance of) a built-in exception class.</text:p>
              </text:list-item>
              <text:list-item>
                <text:p text:style-name="rststyle-bulletitem">An instance of class <text:span text:style-name="rststyle-inlineliteral">Exception</text:span> or</text:p>
              </text:list-item>
              <text:list-item>
                <text:p text:style-name="rststyle-bulletitem">An instance of a built-in subclass of class <text:span text:style-name="rststyle-inlineliteral">Exception</text:span> or</text:p>
              </text:list-item>
              <text:list-item>
                <text:p text:style-name="rststyle-bulletitem">An instance of a user-defined subclass of class <text:span text:style-name="rststyle-inlineliteral">Exception</text:span> or</text:p>
              </text:list-item>
              <text:list-item>
                <text:p text:style-name="rststyle-bulletitem">One of the above classes and (optionally) a value (for example, a string or a tuple).</text:p>
              </text:list-item>
            </text:list>
            <text:p text:style-name="rststyle-textbody">See http://docs.python.org/ref/raise.html.</text:p>
            <text:p text:style-name="rststyle-textbody">For a list of built-in exceptions, see http://docs.python.org/lib/module-exceptions.html.</text:p>
            <text:p text:style-name="rststyle-textbody">The following example defines an exception subclass and throws an instance of that subclass. It also shows how to pass and catch multiple arguments to the exception:</text:p>
            <text:p text:style-name="rststyle-codeblock">class NotsobadError(Exception):<text:line-break/> <text:s text:c="3"/>pass<text:line-break/><text:line-break/>def test(x):<text:line-break/> <text:s text:c="3"/>try:<text:line-break/> <text:s text:c="7"/>if x == 0:<text:line-break/> <text:s text:c="11"/>raise NotsobadError('a moderately bad error', 'not too bad')<text:line-break/> <text:s text:c="3"/>except NotsobadError, e:<text:line-break/> <text:s text:c="7"/>print 'Error args: %s' % (e.args, )<text:line-break/><text:line-break/>test(0)</text:p>
            <text:p text:style-name="rststyle-textbody">Which prints out the following:</text:p>
            <text:p text:style-name="rststyle-codeblock">Error args: ('a moderately bad error', 'not too bad')</text:p>
            <text:p text:style-name="rststyle-textbody"><text:soft-page-break/>Notes:</text:p>
            <text:list xml:id="list172941049235269" text:style-name="rststyle-bulletlist">
              <text:list-item>
                <text:p text:style-name="rststyle-bulletitem">In order to pass in multiple arguments with the exception, we use a tuple, or we pass multiple arguments to the constructor.</text:p>
              </text:list-item>
            </text:list>
            <text:p text:style-name="rststyle-textbody">The following example does a small amount of processing of the arguments:</text:p>
            <text:p text:style-name="rststyle-codeblock">class NotsobadError(Exception):<text:line-break/> <text:s text:c="3"/>"""An exception class.<text:line-break/> <text:s text:c="3"/>"""<text:line-break/> <text:s text:c="3"/>def get_args(self):<text:line-break/> <text:s text:c="7"/>return '::::'.join(self.args)<text:line-break/><text:line-break/>def test(x):<text:line-break/> <text:s text:c="3"/>try:<text:line-break/> <text:s text:c="7"/>if x == 0:<text:line-break/> <text:s text:c="11"/>raise NotsobadError('a moderately bad error', 'not too bad')<text:line-break/> <text:s text:c="3"/>except NotsobadError, e:<text:line-break/> <text:s text:c="7"/>print 'Error args: {{{%s}}}' % (e.get_args(), )<text:line-break/><text:line-break/>test(0)</text:p>
          </text:section>
          <text:section text:style-name="Sect1" text:name="Section41">
            <text:h text:style-name="rststyle-heading3" text:outline-level="3">1.6.10   with: statement</text:h>
            <text:p text:style-name="rststyle-textbody">The <text:span text:style-name="rststyle-inlineliteral">with</text:span> statement enables us to use a context manager (any object that satisfies the context manager protocol) to add code before (on entry to) and after (on exit from) a block of code.</text:p>
            <text:section text:style-name="Sect1" text:name="Section42">
              <text:h text:style-name="rststyle-heading4" text:outline-level="4">1.6.10.1   Writing a context manager</text:h>
              <text:p text:style-name="rststyle-textbody">A context manager is an instance of a class that satisfies this interface:</text:p>
              <text:p text:style-name="rststyle-codeblock">class Context01(object):<text:line-break/> <text:s text:c="3"/>def __enter__(self):<text:line-break/> <text:s text:c="7"/>pass<text:line-break/> <text:s text:c="3"/>def __exit__(self, exc_type, exc_value, traceback):<text:line-break/> <text:s text:c="7"/>pass</text:p>
              <text:p text:style-name="rststyle-textbody">Here is an example that uses the above context manager:</text:p>
              <text:p text:style-name="rststyle-codeblock">class Context01(object):<text:line-break/> <text:s text:c="3"/>def __enter__(self):<text:line-break/> <text:s text:c="7"/>print 'in __enter__'<text:line-break/> <text:s text:c="7"/>return 'some value or other' <text:s text:c="3"/># usually we want to return self<text:line-break/> <text:s text:c="3"/>def __exit__(self, exc_type, exc_value, traceback):<text:line-break/> <text:s text:c="7"/>print 'in __exit__'</text:p>
              <text:p text:style-name="rststyle-textbody">Notes:</text:p>
              <text:list xml:id="list172942791632886" text:style-name="rststyle-bulletlist">
                <text:list-item>
                  <text:p text:style-name="rststyle-bulletitem"><text:soft-page-break/>The <text:span text:style-name="rststyle-inlineliteral">__enter__</text:span> method is called <text:span text:style-name="rststyle-emphasis">before</text:span> our block of code is entered.</text:p>
                </text:list-item>
                <text:list-item>
                  <text:p text:style-name="rststyle-bulletitem">Usually, but not always, we will want the <text:span text:style-name="rststyle-inlineliteral">__enter__</text:span> method to return <text:span text:style-name="rststyle-inlineliteral">self</text:span>, that is, the instance of our context manager class. We do this so that we can write:</text:p>
                  <text:p text:style-name="P14">with MyContextManager() as obj:<text:line-break/> <text:s text:c="3"/>pass</text:p>
                  <text:p text:style-name="rststyle-bulletitem">and then use the instance (<text:span text:style-name="rststyle-inlineliteral">obj</text:span> in this case) in the nested block.</text:p>
                </text:list-item>
                <text:list-item>
                  <text:p text:style-name="rststyle-bulletitem">The <text:span text:style-name="rststyle-inlineliteral">__exit__</text:span> method is called when our block of code is exited either normally or because of an exception.</text:p>
                </text:list-item>
                <text:list-item>
                  <text:p text:style-name="rststyle-bulletitem">If an exception is supplied, and the method wishes to suppress the exception (i.e., prevent it from being propagated), it should return a true value. Otherwise, the exception will be processed normally upon exit from this method.</text:p>
                </text:list-item>
                <text:list-item>
                  <text:p text:style-name="rststyle-bulletitem">If the block exits normally, the value of <text:span text:style-name="rststyle-inlineliteral">exc_type</text:span>, <text:span text:style-name="rststyle-inlineliteral">exc_value</text:span>, and <text:span text:style-name="rststyle-inlineliteral">traceback</text:span> will be <text:span text:style-name="rststyle-inlineliteral">None</text:span>.</text:p>
                </text:list-item>
              </text:list>
              <text:p text:style-name="rststyle-textbody">For more information on the <text:span text:style-name="rststyle-inlineliteral">with:</text:span> statement, see Context Manager Types -- http://docs.python.org/2/library/stdtypes.html#context-manager-types.</text:p>
              <text:p text:style-name="rststyle-textbody">See module <text:span text:style-name="rststyle-inlineliteral">contextlib</text:span> for strange ways of writing context managers: http://docs.python.org/2/library/contextlib.html#module-contextlib</text:p>
            </text:section>
            <text:section text:style-name="Sect1" text:name="Section43">
              <text:h text:style-name="rststyle-heading4" text:outline-level="4">1.6.10.2   Using the with: statement</text:h>
              <text:p text:style-name="rststyle-textbody">Here are examples:</text:p>
              <text:p text:style-name="rststyle-codeblock"># example 1<text:line-break/>with Context01():<text:line-break/> <text:s text:c="3"/>print 'in body'<text:line-break/><text:line-break/># example 2<text:line-break/>with Context02() as a_value:<text:line-break/> <text:s text:c="3"/>print 'in body'<text:line-break/> <text:s text:c="3"/>print 'a_value: "%s"' % (a_value, )<text:line-break/> <text:s text:c="3"/>a_value.some_method_in_Context02()<text:line-break/><text:line-break/># example 3<text:line-break/>with open(infilename, 'r') as infile, open(outfilename, 'w') as outfile:<text:line-break/> <text:s text:c="3"/>for line in infile:<text:line-break/> <text:s text:c="7"/>line = line.rstrip()<text:line-break/> <text:s text:c="7"/>outfile.write('%s\n' % line.upper())</text:p>
              <text:p text:style-name="rststyle-textbody">Notes:</text:p>
              <text:list xml:id="list172942394214107" text:style-name="rststyle-bulletlist">
                <text:list-item>
                  <text:p text:style-name="rststyle-bulletitem">In the form <text:span text:style-name="rststyle-inlineliteral">with ... as val</text:span>, the value returned by the <text:span text:style-name="rststyle-inlineliteral">__enter__</text:span> method is assigned to the variable (<text:span text:style-name="rststyle-inlineliteral">val</text:span> in this case).</text:p>
                </text:list-item>
                <text:list-item>
                  <text:p text:style-name="rststyle-bulletitem">In order to use more than one context manager, you can nest <text:span text:style-name="rststyle-inlineliteral">with:</text:span> statements, or separate uses of of the context managers with commas, which is usually <text:soft-page-break/>preferred. See example 3 above.</text:p>
                </text:list-item>
              </text:list>
            </text:section>
          </text:section>
          <text:section text:style-name="Sect1" text:name="Section44">
            <text:h text:style-name="rststyle-heading3" text:outline-level="3">1.6.11   del</text:h>
            <text:p text:style-name="rststyle-textbody">The <text:span text:style-name="rststyle-inlineliteral">del</text:span> statement can be used to:</text:p>
            <text:list xml:id="list172941362645307" text:style-name="rststyle-bulletlist">
              <text:list-item>
                <text:p text:style-name="rststyle-bulletitem">Remove names from namespace.</text:p>
              </text:list-item>
              <text:list-item>
                <text:p text:style-name="rststyle-bulletitem">Remove items from a collection.</text:p>
              </text:list-item>
            </text:list>
            <text:p text:style-name="rststyle-textbody">If name is listed in a <text:span text:style-name="rststyle-inlineliteral">global</text:span> statement, then <text:span text:style-name="rststyle-inlineliteral">del</text:span> removes name from the global namespace.</text:p>
            <text:p text:style-name="rststyle-textbody">Names can be a (nested) list. Examples:</text:p>
            <text:p text:style-name="rststyle-codeblock">&gt;&gt;&gt; del a<text:line-break/>&gt;&gt;&gt; del a, b, c</text:p>
            <text:p text:style-name="rststyle-textbody">We can also delete items from a list or dictionary (and perhaps from other objects that we can subscript). Examples:</text:p>
            <text:p text:style-name="rststyle-codeblock">In [9]:d = {'aa': 111, 'bb': 222, 'cc': 333}<text:line-break/>In [10]:print d<text:line-break/>{'aa': 111, 'cc': 333, 'bb': 222}<text:line-break/>In [11]:del d['bb']<text:line-break/>In [12]:print d<text:line-break/>{'aa': 111, 'cc': 333}<text:line-break/>In [13]:<text:line-break/>In [13]:a = [111, 222, 333, 444]<text:line-break/>In [14]:print a<text:line-break/>[111, 222, 333, 444]<text:line-break/>In [15]:del a[1]<text:line-break/>In [16]:print a<text:line-break/>[111, 333, 444]</text:p>
            <text:p text:style-name="rststyle-textbody">And, we can delete an attribute from an instance. Example:</text:p>
            <text:p text:style-name="rststyle-codeblock">In [17]:class A:<text:line-break/> <text:s text:c="2"/>....: <text:s text:c="3"/>pass<text:line-break/> <text:s text:c="2"/>....:<text:line-break/>In [18]:a = A()<text:line-break/>In [19]:a.x = 123<text:line-break/>In [20]:dir(a)<text:line-break/>Out[20]:['__doc__', '__module__', 'x']<text:line-break/>In [21]:print a.x<text:line-break/>123<text:line-break/>In [22]:del a.x<text:line-break/>In [23]:dir(a)<text:line-break/>Out[23]:['__doc__', '__module__']<text:line-break/>In [24]:print a.x<text:line-break/>----------------------------------------------<text:line-break/>exceptions.AttributeError <text:s text:c="4"/>Traceback (most recent call last)<text:line-break/><text:line-break/><text:soft-page-break/>/home/dkuhlman/a1/Python/Test/&lt;console&gt;<text:line-break/><text:line-break/>AttributeError: A instance has no attribute 'x'</text:p>
          </text:section>
          <text:section text:style-name="Sect1" text:name="Section45">
            <text:h text:style-name="rststyle-heading3" text:outline-level="3">1.6.12   case statement</text:h>
            <text:p text:style-name="rststyle-textbody">There is no case statement in Python. Use the <text:span text:style-name="rststyle-inlineliteral">if:</text:span> statement with a sequence of <text:span text:style-name="rststyle-inlineliteral">elif:</text:span> clauses. Or, use a dictionary of functions.</text:p>
          </text:section>
        </text:section>
        <text:section text:style-name="Sect1" text:name="Section46">
          <text:h text:style-name="rststyle-heading2" text:outline-level="2">1.7   Functions, Modules, Packages, and Debugging</text:h>
          <text:section text:style-name="Sect1" text:name="Section47">
            <text:h text:style-name="rststyle-heading3" text:outline-level="3">1.7.1   Functions</text:h>
            <text:section text:style-name="Sect1" text:name="Section48">
              <text:h text:style-name="rststyle-heading4" text:outline-level="4">1.7.1.1   The def statement</text:h>
              <text:p text:style-name="rststyle-textbody">The <text:span text:style-name="rststyle-inlineliteral">def</text:span> statement is used to define functions and methods.</text:p>
              <text:p text:style-name="rststyle-textbody">The <text:span text:style-name="rststyle-inlineliteral">def</text:span> statement is evaluated. It produces a function/method (object) and binds it to a variable in the current name-space.</text:p>
              <text:p text:style-name="rststyle-textbody">Although the <text:span text:style-name="rststyle-inlineliteral">def</text:span> statement is evaluated, the code in its nested block is not executed. Therefore, many errors may not be detected until each and every path through that code is tested. Recommendations: (1) Use a Python code checker, for example <text:span text:style-name="rststyle-inlineliteral">flake8</text:span> or <text:span text:style-name="rststyle-inlineliteral">pylint</text:span>; (2) Do thorough testing and use the Python <text:span text:style-name="rststyle-inlineliteral">unittest</text:span> framework. Pythonic wisdom: If it's not tested, it's broken.</text:p>
            </text:section>
            <text:section text:style-name="Sect1" text:name="Section49">
              <text:h text:style-name="rststyle-heading4" text:outline-level="4">1.7.1.2   Returning values</text:h>
              <text:p text:style-name="rststyle-textbody">The <text:span text:style-name="rststyle-inlineliteral">return</text:span> statement is used to return values from a function.</text:p>
              <text:p text:style-name="rststyle-textbody">The <text:span text:style-name="rststyle-inlineliteral">return</text:span> statement takes zero or more values, separated by commas. Using commas actually returns a single tuple.</text:p>
              <text:p text:style-name="rststyle-textbody">The default value is <text:span text:style-name="rststyle-inlineliteral">None</text:span>.</text:p>
              <text:p text:style-name="rststyle-textbody">To return multiple values, use a tuple or list. Don't forget that (assignment) unpacking can be used to capture multiple values. Returning multiple items separated by commas is equivalent to returning a tuple. Example:</text:p>
              <text:p text:style-name="rststyle-codeblock">In [8]: def test(x, y):<text:line-break/> <text:s text:c="2"/>...: <text:s text:c="4"/>return x * 3, y * 4<text:line-break/> <text:s text:c="2"/>...:<text:line-break/>In [9]: a, b = test(3, 4)<text:line-break/>In [10]: print a<text:line-break/>9<text:line-break/><text:soft-page-break/>In [11]: print b<text:line-break/>16</text:p>
            </text:section>
            <text:section text:style-name="Sect1" text:name="Section50">
              <text:h text:style-name="rststyle-heading4" text:outline-level="4">1.7.1.3   Parameters</text:h>
              <text:p text:style-name="rststyle-textbody">Default values -- Example:</text:p>
              <text:p text:style-name="rststyle-codeblock">In [53]: def t(max=5):<text:line-break/> <text:s text:c="2"/>....: <text:s text:c="4"/>for val in range(max):<text:line-break/> <text:s text:c="2"/>....: <text:s text:c="8"/>print val<text:line-break/> <text:s text:c="2"/>....:<text:line-break/> <text:s text:c="2"/>....:<text:line-break/>In [54]: t(3)<text:line-break/>0<text:line-break/>1<text:line-break/>2<text:line-break/>In [55]: t()<text:line-break/>0<text:line-break/>1<text:line-break/>2<text:line-break/>3<text:line-break/>4</text:p>
              <text:p text:style-name="rststyle-textbody">Giving a parameter a default value makes that parameter optional.</text:p>
              <text:p text:style-name="rststyle-textbody">Note: If a function has a parameter with a default value, then all "normal" arguments must proceed the parameters with default values. More completely, parameters must be given from left to right in the following order:</text:p>
              <text:list xml:id="list172942531203395" text:style-name="rststyle-enumlist-arabic">
                <text:list-item>
                  <text:p text:style-name="P11">Normal arguments.</text:p>
                </text:list-item>
                <text:list-item>
                  <text:p text:style-name="P11">Arguments with default values.</text:p>
                </text:list-item>
                <text:list-item>
                  <text:p text:style-name="P11">Argument list (<text:span text:style-name="rststyle-inlineliteral">*args</text:span>).</text:p>
                </text:list-item>
                <text:list-item>
                  <text:p text:style-name="P11">Keyword arguments (<text:span text:style-name="rststyle-inlineliteral">**kwargs</text:span>).</text:p>
                </text:list-item>
              </text:list>
              <text:p text:style-name="rststyle-textbody">List parameters -- <text:span text:style-name="rststyle-inlineliteral">*args</text:span>. It's a tuple.</text:p>
              <text:p text:style-name="rststyle-textbody">Keyword parameters -- <text:span text:style-name="rststyle-inlineliteral">**kwargs</text:span>. It's a dictionary.</text:p>
            </text:section>
            <text:section text:style-name="Sect1" text:name="Section51">
              <text:h text:style-name="rststyle-heading4" text:outline-level="4">1.7.1.4   Arguments</text:h>
              <text:p text:style-name="rststyle-textbody">When calling a function, values may be passed to a function with positional arguments or keyword arguments.</text:p>
              <text:p text:style-name="rststyle-textbody">Positional arguments must placed before (to the left of) keyword arguments.</text:p>
              <text:p text:style-name="rststyle-textbody">Passing lists to a function as multiple arguments -- <text:span text:style-name="rststyle-inlineliteral">some_func(*aList)</text:span>. Effectively, this syntax causes Python to unroll the arguments. Example:</text:p>
              <text:p text:style-name="rststyle-codeblock">def fn1(*args, **kwargs):<text:line-break/> <text:s text:c="3"/>fn2(*args, **kwargs)</text:p>
            </text:section>
            <text:section text:style-name="Sect1" text:name="Section52">
              <text:h text:style-name="rststyle-heading4" text:outline-level="4"><text:soft-page-break/>1.7.1.5   Local variables</text:h>
              <text:p text:style-name="rststyle-textbody">Creating local variables -- Any binding operation creates a local variable. Examples are (1) parameters of a function; (2) assignment to a variable in a function; (3) the <text:span text:style-name="rststyle-inlineliteral">import</text:span> statement; (4) etc. Contrast with accessing a variable.</text:p>
              <text:p text:style-name="rststyle-textbody">Variable look-up -- The LGB/LEGB rule -- The local, enclosing, global, built-in scopes are searched in that order. See: http://www.python.org/dev/peps/pep-0227/</text:p>
              <text:p text:style-name="rststyle-textbody">The <text:span text:style-name="rststyle-inlineliteral">global</text:span> statement -- Inside a function, we must use <text:span text:style-name="rststyle-inlineliteral">global</text:span> when we want to set the value of a global variable. Example:</text:p>
              <text:p text:style-name="rststyle-codeblock">def fn():<text:line-break/> <text:s text:c="3"/>global Some_global_variable, Another_global_variable<text:line-break/> <text:s text:c="3"/>Some_global_variable = 'hello'<text:line-break/> <text:s text:c="3"/>...</text:p>
            </text:section>
            <text:section text:style-name="Sect1" text:name="Section53">
              <text:h text:style-name="rststyle-heading4" text:outline-level="4">1.7.1.6   Other things to know about functions</text:h>
              <text:list xml:id="list172941214209594" text:style-name="rststyle-bulletlist">
                <text:list-item>
                  <text:p text:style-name="rststyle-bulletitem">Functions are first-class -- You can store them in a structure, pass them to a function, and return them from a function.</text:p>
                </text:list-item>
                <text:list-item>
                  <text:p text:style-name="rststyle-bulletitem">Function calls can take keyword arguments. Example:</text:p>
                  <text:p text:style-name="P14">&gt;&gt;&gt; test(size=25)</text:p>
                </text:list-item>
                <text:list-item>
                  <text:p text:style-name="rststyle-bulletitem">Formal parameters to a function can have default values. Example:</text:p>
                  <text:p text:style-name="P14">&gt;&gt;&gt; def test(size=0):<text:line-break/> <text:s text:c="7"/>...</text:p>
                  <text:p text:style-name="rststyle-bulletitem">Do <text:span text:style-name="rststyle-emphasis">not</text:span> use mutable objects as default values.</text:p>
                </text:list-item>
                <text:list-item>
                  <text:p text:style-name="rststyle-bulletitem">You can "capture" remaining arguments with <text:span text:style-name="rststyle-inlineliteral">*args</text:span>, and <text:span text:style-name="rststyle-inlineliteral">**kwargs</text:span>. (Spelling is not significant.) Example:</text:p>
                  <text:p text:style-name="P14">In [13]: def test(size, *args, **kwargs):<text:line-break/> <text:s text:c="2"/>....: <text:s text:c="4"/>print size<text:line-break/> <text:s text:c="2"/>....: <text:s text:c="4"/>print args<text:line-break/> <text:s text:c="2"/>....: <text:s text:c="4"/>print kwargs<text:line-break/> <text:s text:c="2"/>....:<text:line-break/> <text:s text:c="2"/>....:<text:line-break/>In [14]: test(32, 'aa', 'bb', otherparam='xyz')<text:line-break/>32<text:line-break/>('aa', 'bb')<text:line-break/>{'otherparam': 'xyz'}</text:p>
                </text:list-item>
                <text:list-item>
                  <text:p text:style-name="rststyle-bulletitem">Normal arguments must come before default arguments which must come before keyword arguments.</text:p>
                </text:list-item>
                <text:list-item>
                  <text:p text:style-name="rststyle-bulletitem">A function that does not explicitly return a value, returns <text:span text:style-name="rststyle-inlineliteral">None</text:span>.</text:p>
                </text:list-item>
                <text:list-item>
                  <text:p text:style-name="rststyle-bulletitem">In order to <text:span text:style-name="rststyle-emphasis">set</text:span> the value of a global variable, declare the variable with <text:span text:style-name="rststyle-inlineliteral">global</text:span>.</text:p>
                </text:list-item>
              </text:list>
              <text:p text:style-name="rststyle-textbody">Exercises:</text:p>
              <text:list xml:id="list172941035391626" text:style-name="rststyle-bulletlist">
                <text:list-item>
                  <text:p text:style-name="rststyle-bulletitem"><text:soft-page-break/>Write a function that takes a single argument, prints the value of the argument, and returns the argument as a string. Solution:</text:p>
                  <text:p text:style-name="P14">&gt;&gt;&gt; def t(x):<text:line-break/>... <text:s text:c="4"/>print 'x: %s' % x<text:line-break/>... <text:s text:c="4"/>return '[[%s]]' % x<text:line-break/>...<text:line-break/>&gt;&gt;&gt; t(3)<text:line-break/>x: 3<text:line-break/>'[[3]]'</text:p>
                </text:list-item>
                <text:list-item>
                  <text:p text:style-name="rststyle-bulletitem">Write a function that takes a variable number of arguments and prints them all. Solution:</text:p>
                  <text:p text:style-name="P14">&gt;&gt;&gt; def t(*args):<text:line-break/>... <text:s text:c="4"/>for arg in args:<text:line-break/>... <text:s text:c="8"/>print 'arg: %s' % arg<text:line-break/>...<text:line-break/>&gt;&gt;&gt; t('aa', 'bb', 'cc')<text:line-break/>arg: aa<text:line-break/>arg: bb<text:line-break/>arg: cc</text:p>
                </text:list-item>
                <text:list-item>
                  <text:p text:style-name="rststyle-bulletitem">Write a function that prints the names and values of keyword arguments passed to it. Solution:</text:p>
                  <text:p text:style-name="P14">&gt;&gt;&gt; def t(**kwargs):<text:line-break/>... <text:s text:c="4"/>for key in kwargs.keys():<text:line-break/>... <text:s text:c="8"/>print 'key: %s <text:s/>value: %s' % (key, kwargs[key], )<text:line-break/>...<text:line-break/>&gt;&gt;&gt; t(arg1=11, arg2=22)<text:line-break/>key: arg1 <text:s/>value: 11<text:line-break/>key: arg2 <text:s/>value: 22</text:p>
                </text:list-item>
              </text:list>
            </text:section>
            <text:section text:style-name="Sect1" text:name="Section54">
              <text:h text:style-name="rststyle-heading4" text:outline-level="4">1.7.1.7   Global variables and the global statement</text:h>
              <text:p text:style-name="rststyle-textbody">By default, assignment in a function or method creates local variables.</text:p>
              <text:p text:style-name="rststyle-textbody">Reference (not assignment) to a variable, accesses a local variable if it has already been created, else accesses a global variable.</text:p>
              <text:p text:style-name="rststyle-textbody">In order to assign a value to a global variable, declare the variable as global at the beginning of the function or method.</text:p>
              <text:p text:style-name="rststyle-textbody">If in a function or method, you both reference and assign to a variable, then you must either:</text:p>
              <text:list xml:id="list172941072990563" text:style-name="rststyle-enumlist-arabic">
                <text:list-item>
                  <text:p text:style-name="P11">Assign to the variable first, or</text:p>
                </text:list-item>
                <text:list-item>
                  <text:p text:style-name="P11">Declare the variable as global.</text:p>
                </text:list-item>
              </text:list>
              <text:p text:style-name="rststyle-textbody">The <text:span text:style-name="rststyle-inlineliteral">global</text:span> statement declares one or more variables, separated by commas, to be global.</text:p>
              <text:p text:style-name="rststyle-textbody"><text:soft-page-break/>Some examples:</text:p>
              <text:p text:style-name="rststyle-codeblock">In [1]:<text:line-break/>In [1]: X = 3<text:line-break/>In [2]: def t():<text:line-break/> <text:s text:c="2"/>...: <text:s text:c="6"/>print X<text:line-break/> <text:s text:c="2"/>...:<text:line-break/>In [3]:<text:line-break/>In [3]: t()<text:line-break/>3<text:line-break/>In [4]: def s():<text:line-break/> <text:s text:c="2"/>...: <text:s text:c="5"/>X = 4<text:line-break/> <text:s text:c="2"/>...:<text:line-break/>In [5]:<text:line-break/>In [5]:<text:line-break/>In [5]: s()<text:line-break/>In [6]: t()<text:line-break/>3<text:line-break/>In [7]: X = -1<text:line-break/>In [8]: def u():<text:line-break/> <text:s text:c="2"/>...: <text:s text:c="5"/>global X<text:line-break/> <text:s text:c="2"/>...: <text:s text:c="5"/>X = 5<text:line-break/> <text:s text:c="2"/>...:<text:line-break/>In [9]:<text:line-break/>In [9]: u()<text:line-break/>In [10]: t()<text:line-break/>5<text:line-break/>In [16]: def v():<text:line-break/> <text:s text:c="2"/>....: <text:s text:c="4"/>x = X<text:line-break/> <text:s text:c="2"/>....: <text:s text:c="4"/>X = 6<text:line-break/> <text:s text:c="2"/>....: <text:s text:c="4"/>return x<text:line-break/> <text:s text:c="2"/>....:<text:line-break/>In [17]:<text:line-break/>In [17]: v()<text:line-break/>------------------------------------------------------------<text:line-break/>Traceback (most recent call last):<text:line-break/> <text:s/>File "&lt;ipython console&gt;", line 1, in &lt;module&gt;<text:line-break/> <text:s/>File "&lt;ipython console&gt;", line 2, in v<text:line-break/>UnboundLocalError: local variable 'X' referenced before assignment<text:line-break/>In [18]: def w():<text:line-break/> <text:s text:c="2"/>....: <text:s text:c="4"/>global X<text:line-break/> <text:s text:c="2"/>....: <text:s text:c="4"/>x = X<text:line-break/> <text:s text:c="2"/>....: <text:s text:c="4"/>X = 7<text:line-break/> <text:s text:c="2"/>....: <text:s text:c="4"/>return x<text:line-break/> <text:s text:c="2"/>....:<text:line-break/>In [19]:<text:line-break/>In [19]: w()<text:line-break/>Out[19]: 5<text:line-break/>In [20]: X<text:line-break/>Out[20]: 7</text:p>
            </text:section>
            <text:section text:style-name="Sect1" text:name="Section55">
              <text:h text:style-name="rststyle-heading4" text:outline-level="4"><text:soft-page-break/>1.7.1.8   Doc strings for functions</text:h>
              <text:p text:style-name="rststyle-textbody">Add docstrings as a triple-quoted string beginning with the first line of a function or method. See epydoc for a suggested format.</text:p>
            </text:section>
            <text:section text:style-name="Sect1" text:name="Section56">
              <text:h text:style-name="rststyle-heading4" text:outline-level="4">1.7.1.9   Decorators for functions</text:h>
              <text:p text:style-name="rststyle-textbody">A decorator performs a transformation on a function. Examples of decorators that are built-in functions are: <text:span text:style-name="rststyle-inlineliteral">@classmethod</text:span>, <text:span text:style-name="rststyle-inlineliteral">@staticmethod</text:span>, and <text:span text:style-name="rststyle-inlineliteral">@property</text:span>. See: http://docs.python.org/2/library/functions.html#built-in-functions</text:p>
              <text:p text:style-name="rststyle-textbody">A decorator is applied using the "@" character on a line immediately preceeding the function definition header. Examples:</text:p>
              <text:p text:style-name="rststyle-codeblock">class SomeClass(object):<text:line-break/><text:line-break/> <text:s text:c="3"/>@classmethod<text:line-break/> <text:s text:c="3"/>def HelloClass(cls, arg):<text:line-break/> <text:s text:c="7"/>pass<text:line-break/> <text:s text:c="3"/>## HelloClass = classmethod(HelloClass)<text:line-break/><text:line-break/> <text:s text:c="3"/>@staticmethod<text:line-break/> <text:s text:c="3"/>def HelloStatic(arg):<text:line-break/> <text:s text:c="7"/>pass<text:line-break/> <text:s text:c="3"/>## HelloStatic = staticmethod(HelloStatic)<text:line-break/><text:line-break/>#<text:line-break/># Define/implement a decorator.<text:line-break/>def wrapper(fn):<text:line-break/> <text:s text:c="3"/>def inner_fn(*args, **kwargs):<text:line-break/> <text:s text:c="7"/>print '&gt;&gt;'<text:line-break/> <text:s text:c="7"/>result = fn(*args, **kwargs)<text:line-break/> <text:s text:c="7"/>print '&lt;&lt;'<text:line-break/> <text:s text:c="7"/>return result<text:line-break/> <text:s text:c="3"/>return inner_fn<text:line-break/><text:line-break/>#<text:line-break/># Apply a decorator.<text:line-break/>@wrapper<text:line-break/>def fn1(msg):<text:line-break/> <text:s text:c="3"/>pass<text:line-break/>## fn1 = wrapper(fn1)</text:p>
              <text:p text:style-name="rststyle-textbody">Notes:</text:p>
              <text:list xml:id="list172942392310744" text:style-name="rststyle-bulletlist">
                <text:list-item>
                  <text:p text:style-name="rststyle-bulletitem">The decorator form (with the "@" character) is equivalent to the form (commented out) that calls the decorator function explicitly.</text:p>
                </text:list-item>
                <text:list-item>
                  <text:p text:style-name="rststyle-bulletitem">The use of <text:span text:style-name="rststyle-inlineliteral">classmethods</text:span> and <text:span text:style-name="rststyle-inlineliteral">staticmethod</text:span> will be explained later in the section on object-oriented programming.</text:p>
                </text:list-item>
                <text:list-item>
                  <text:p text:style-name="rststyle-bulletitem">A decorator is implemented as a function. Therefore, to learn about some specific <text:soft-page-break/>decorator, you should search for the documentation on or the implementation of that function. Remember that in order to use a function, it must be defined in the current module or imported by the current module or be a built-in.</text:p>
                </text:list-item>
                <text:list-item>
                  <text:p text:style-name="rststyle-bulletitem">The form that explicitly calls the decorator function (commented out in the example above) is equivalent to the form using the "@" character.</text:p>
                </text:list-item>
              </text:list>
            </text:section>
          </text:section>
          <text:section text:style-name="Sect1" text:name="Section57">
            <text:h text:style-name="rststyle-heading3" text:outline-level="3">1.7.2   lambda</text:h>
            <text:p text:style-name="rststyle-textbody">Use a lambda, as a convenience, when you need a function that both:</text:p>
            <text:list xml:id="list172942675358475" text:style-name="rststyle-bulletlist">
              <text:list-item>
                <text:p text:style-name="rststyle-bulletitem">is anonymous (does not need a name) and</text:p>
              </text:list-item>
              <text:list-item>
                <text:p text:style-name="rststyle-bulletitem">contains only an expression and no statements.</text:p>
              </text:list-item>
            </text:list>
            <text:p text:style-name="rststyle-textbody">Example:</text:p>
            <text:p text:style-name="rststyle-codeblock">In [1]: fn = lambda x, y, z: (x ** 2) + (y * 2) + z<text:line-break/>In [2]: fn(4, 5, 6)<text:line-break/>Out[2]: 32<text:line-break/>In [3]:<text:line-break/>In [3]: format = lambda obj, category: 'The "%s" is a "%s".' % (obj, category, )<text:line-break/>In [4]: format('pine tree', 'conifer')<text:line-break/>Out[4]: 'The "pine tree" is a "conifer".'</text:p>
            <text:p text:style-name="rststyle-textbody">A lambda can take multiple arguments and can return (like a function) multiple values. Example:</text:p>
            <text:p text:style-name="rststyle-codeblock">In [79]: a = lambda x, y: (x * 3, y * 4, (x, y))<text:line-break/>In [80]:<text:line-break/>In [81]: a(3, 4)<text:line-break/>Out[81]: (9, 16, (3, 4))</text:p>
            <text:p text:style-name="rststyle-textbody">Suggestion: In some cases, a lambda may be useful as an event handler.</text:p>
            <text:p text:style-name="rststyle-textbody">Example:</text:p>
            <text:p text:style-name="rststyle-codeblock">class Test:<text:line-break/> <text:s text:c="3"/>def __init__(self, first='', last=''):<text:line-break/> <text:s text:c="7"/>self.first = first<text:line-break/> <text:s text:c="7"/>self.last = last<text:line-break/> <text:s text:c="3"/>def test(self, formatter):<text:line-break/> <text:s text:c="7"/>"""<text:line-break/> <text:s text:c="7"/>Test for lambdas.<text:line-break/> <text:s text:c="7"/>formatter is a function taking 2 arguments, first and last<text:line-break/> <text:s text:c="9"/>names. <text:s/>It should return the formatted name.<text:line-break/> <text:s text:c="7"/>"""<text:line-break/> <text:s text:c="7"/>msg = 'My name is %s' % (formatter(self.first, self.last),)<text:line-break/> <text:s text:c="7"/>print msg<text:line-break/><text:line-break/>def test():<text:line-break/> <text:s text:c="3"/>t = Test('Dave', 'Kuhlman')<text:line-break/><text:soft-page-break/> <text:s text:c="3"/>t.test(lambda first, last: '%s %s' % (first, last, ))<text:line-break/> <text:s text:c="3"/>t.test(lambda first, last: '%s, %s' % (last, first, ))<text:line-break/><text:line-break/>test()</text:p>
            <text:p text:style-name="rststyle-textbody">A <text:span text:style-name="rststyle-inlineliteral">lambda</text:span> enables us to define "functions" where we do not need names for those functions. Example:</text:p>
            <text:p text:style-name="rststyle-codeblock">In [45]: a = [<text:line-break/> <text:s text:c="2"/>....: lambda x: x,<text:line-break/> <text:s text:c="2"/>....: lambda x: x * 2,<text:line-break/> <text:s text:c="2"/>....: ]<text:line-break/>In [46]:<text:line-break/>In [46]: a<text:line-break/>Out[46]: [&lt;function __main__.&lt;lambda&gt;&gt;, &lt;function __main__.&lt;lambda&gt;&gt;]<text:line-break/>In [47]: a[0](3)<text:line-break/>Out[47]: 3<text:line-break/>In [48]: a[1](3)<text:line-break/>Out[48]: 6</text:p>
            <text:p text:style-name="rststyle-textbody">Reference: http://docs.python.org/2/reference/expressions.html#lambda</text:p>
          </text:section>
          <text:section text:style-name="Sect1" text:name="Section58">
            <text:h text:style-name="rststyle-heading3" text:outline-level="3">1.7.3   Iterators and generators</text:h>
            <text:p text:style-name="rststyle-textbody">Concepts:</text:p>
            <text:p text:style-name="rststyle-deflist-term-1">iterator</text:p>
            <text:p text:style-name="rststyle-deflist-def-1">And iterator is something that satisfies the iterator protocol. Clue: If it's an iterator, you can use it in a <text:span text:style-name="rststyle-inlineliteral">for:</text:span> statement.</text:p>
            <text:p text:style-name="rststyle-deflist-term-1">generator</text:p>
            <text:p text:style-name="rststyle-deflist-def-1">A generator is a class or function that implements an iterator, i.e. that implements the iterator protocol.</text:p>
            <text:p text:style-name="rststyle-deflist-term-1">the iterator protocol</text:p>
            <text:p text:style-name="rststyle-deflist-def-1">An object satisfies the iterator protocol if it does the following:</text:p>
            <text:list xml:id="list172942638771609" text:style-name="rststyle-bulletlist">
              <text:list-item>
                <text:list>
                  <text:list-item>
                    <text:p text:style-name="rststyle-bulletitem">It implements a <text:span text:style-name="rststyle-inlineliteral">__iter__</text:span> method, which returns an iterator object.</text:p>
                  </text:list-item>
                  <text:list-item>
                    <text:p text:style-name="rststyle-bulletitem">It implements a <text:span text:style-name="rststyle-inlineliteral">next</text:span> function, which returns the next item from the collection, sequence, stream, etc of items to be iterated over</text:p>
                  </text:list-item>
                  <text:list-item>
                    <text:p text:style-name="rststyle-bulletitem">It raises the <text:span text:style-name="rststyle-inlineliteral">StopIteration</text:span> exception when the items are exhausted and the <text:span text:style-name="rststyle-inlineliteral">next()</text:span> method is called.</text:p>
                  </text:list-item>
                </text:list>
              </text:list-item>
            </text:list>
            <text:p text:style-name="rststyle-deflist-term-1">yield</text:p>
            <text:p text:style-name="rststyle-deflist-def-1">The <text:span text:style-name="rststyle-inlineliteral">yield</text:span> statement enables us to write functions that are generators. Such functions may be similar to coroutines, since they may "yield" multiple times and are resumed.</text:p>
            <text:p text:style-name="rststyle-textbody"><text:soft-page-break/>For more information on iterators, see the section on iterator types in the Python Library Reference -- http://docs.python.org/2/library/stdtypes.html#iterator-types.</text:p>
            <text:p text:style-name="rststyle-textbody">For more on the <text:span text:style-name="rststyle-inlineliteral">yield</text:span> statement, see: http://docs.python.org/2/reference/simple_stmts.html#the-yield-statement</text:p>
            <text:p text:style-name="rststyle-textbody">Actually, <text:span text:style-name="rststyle-inlineliteral">yield</text:span> is an expression. For more on yield expressions and on the <text:span text:style-name="rststyle-inlineliteral">next()</text:span> and <text:span text:style-name="rststyle-inlineliteral">send()</text:span> generator methods, as well as others, see: Yield expression -- http://docs.python.org/2/reference/expressions.html#yield-expressions in the Python language reference manual.</text:p>
            <text:p text:style-name="rststyle-textbody">A function or method containing a <text:span text:style-name="rststyle-inlineliteral">yield</text:span> statement implements a generator. Adding the <text:span text:style-name="rststyle-inlineliteral">yield</text:span> statement to a function or method turns that function or method into one which, when called, returns a generator, i.e. an object that implements the iterator protocol.</text:p>
            <text:p text:style-name="rststyle-textbody">A generator (a function containing <text:span text:style-name="rststyle-inlineliteral">yield</text:span>) provides a convenient way to implement a filter. But, also consider:</text:p>
            <text:list xml:id="list172942928987707" text:style-name="rststyle-bulletlist">
              <text:list-item>
                <text:p text:style-name="rststyle-bulletitem">The <text:span text:style-name="rststyle-inlineliteral">filter()</text:span> built-in function</text:p>
              </text:list-item>
              <text:list-item>
                <text:p text:style-name="rststyle-bulletitem">List comprehensions with an <text:span text:style-name="rststyle-inlineliteral">if</text:span> clause</text:p>
              </text:list-item>
            </text:list>
            <text:p text:style-name="rststyle-textbody">Here are a few examples:</text:p>
            <text:p text:style-name="rststyle-codeblock">def simplegenerator():<text:line-break/> <text:s text:c="3"/>yield 'aaa' <text:s text:c="25"/># Note 1<text:line-break/> <text:s text:c="3"/>yield 'bbb'<text:line-break/> <text:s text:c="3"/>yield 'ccc'<text:line-break/><text:line-break/>def list_tripler(somelist):<text:line-break/> <text:s text:c="3"/>for item in somelist:<text:line-break/> <text:s text:c="7"/>item *= 3<text:line-break/> <text:s text:c="7"/>yield item<text:line-break/><text:line-break/>def limit_iterator(somelist, max):<text:line-break/> <text:s text:c="3"/>for item in somelist:<text:line-break/> <text:s text:c="7"/>if item &gt; max:<text:line-break/> <text:s text:c="11"/>return <text:s text:c="22"/># Note 2<text:line-break/> <text:s text:c="7"/>yield item<text:line-break/><text:line-break/>def test():<text:line-break/> <text:s text:c="3"/>print '1.', '-' * 30<text:line-break/> <text:s text:c="3"/>it = simplegenerator()<text:line-break/> <text:s text:c="3"/>for item in it:<text:line-break/> <text:s text:c="7"/>print item<text:line-break/> <text:s text:c="3"/>print '2.', '-' * 30<text:line-break/> <text:s text:c="3"/>alist = range(5)<text:line-break/> <text:s text:c="3"/>it = list_tripler(alist)<text:line-break/> <text:s text:c="3"/>for item in it:<text:line-break/> <text:s text:c="7"/>print item<text:line-break/> <text:s text:c="3"/>print '3.', '-' * 30<text:line-break/> <text:s text:c="3"/>alist = range(8)<text:line-break/><text:soft-page-break/> <text:s text:c="3"/>it = limit_iterator(alist, 4)<text:line-break/> <text:s text:c="3"/>for item in it:<text:line-break/> <text:s text:c="7"/>print item<text:line-break/> <text:s text:c="3"/>print '4.', '-' * 30<text:line-break/> <text:s text:c="3"/>it = simplegenerator()<text:line-break/> <text:s text:c="3"/>try:<text:line-break/> <text:s text:c="7"/>print it.next() <text:s text:c="17"/># Note 3<text:line-break/> <text:s text:c="7"/>print it.next()<text:line-break/> <text:s text:c="7"/>print it.next()<text:line-break/> <text:s text:c="7"/>print it.next()<text:line-break/> <text:s text:c="3"/>except StopIteration, exp: <text:s text:c="10"/># Note 4<text:line-break/> <text:s text:c="7"/>print 'reached end of sequence'<text:line-break/><text:line-break/>if __name__ == '__main__':<text:line-break/> <text:s text:c="3"/>test()</text:p>
            <text:p text:style-name="rststyle-textbody">Notes:</text:p>
            <text:list xml:id="list172942892048993" text:style-name="rststyle-enumlist-arabic">
              <text:list-item>
                <text:p text:style-name="P11">The <text:span text:style-name="rststyle-inlineliteral">yield</text:span> statement returns a value. When the next item is requested and the iterator is "resumed", execution continues immediately after the <text:span text:style-name="rststyle-inlineliteral">yield</text:span> statement.</text:p>
              </text:list-item>
              <text:list-item>
                <text:p text:style-name="P11">We can terminate the sequence generated by an iterator by using a <text:span text:style-name="rststyle-inlineliteral">return</text:span> statement with no value.</text:p>
              </text:list-item>
              <text:list-item>
                <text:p text:style-name="P11">To resume a generator, use the generator's <text:span text:style-name="rststyle-inlineliteral">next()</text:span> or <text:span text:style-name="rststyle-inlineliteral">send()</text:span> methods. <text:span text:style-name="rststyle-inlineliteral">send()</text:span> is like <text:span text:style-name="rststyle-inlineliteral">next()</text:span>, but provides a value to the yield expression.</text:p>
              </text:list-item>
              <text:list-item>
                <text:p text:style-name="P11">We can alternatively obtain the items in a sequence by calling the iterator's <text:span text:style-name="rststyle-inlineliteral">next()</text:span> method. Since an iterator is a first-class object, we can save it in a data structure and can pass it around for use at different locations and times in our program.</text:p>
              </text:list-item>
            </text:list>
            <text:list xml:id="list172941229399936" text:style-name="rststyle-enumlist-arabic">
              <text:list-item>
                <text:p text:style-name="P11">When an iterator is exhausted or empty, it throws the <text:span text:style-name="rststyle-inlineliteral">StopIteration</text:span> exception, which we can catch.</text:p>
              </text:list-item>
            </text:list>
            <text:p text:style-name="rststyle-textbody">And here is the output from running the above example:</text:p>
            <text:p text:style-name="rststyle-codeblock">$ python test_iterator.py<text:line-break/>1. ------------------------------<text:line-break/>aaa<text:line-break/>bbb<text:line-break/>ccc<text:line-break/>2. ------------------------------<text:line-break/>0<text:line-break/>3<text:line-break/>6<text:line-break/>9<text:line-break/>12<text:line-break/>3. ------------------------------<text:line-break/>0<text:line-break/>1<text:line-break/>2<text:line-break/>3<text:line-break/><text:soft-page-break/>4<text:line-break/>4. ------------------------------<text:line-break/>aaa<text:line-break/>bbb<text:line-break/>ccc<text:line-break/>reached end of sequence</text:p>
            <text:p text:style-name="rststyle-textbody">An instance of a class which implements the <text:span text:style-name="rststyle-inlineliteral">__iter__</text:span> method, returning an iterator, is iterable. For example, it can be used in a <text:span text:style-name="rststyle-inlineliteral">for</text:span> statement or in a list comprehension, or in a generator expression, or as an argument to the <text:span text:style-name="rststyle-inlineliteral">iter()</text:span> built-in method. But, notice that the class most likely implements a generator method which can be called directly.</text:p>
            <text:p text:style-name="rststyle-textbody">Examples -- The following code implements an iterator that produces all the objects in a tree of objects:</text:p>
            <text:p text:style-name="rststyle-codeblock">class Node:<text:line-break/> <text:s text:c="3"/>def __init__(self, data, children=None):<text:line-break/> <text:s text:c="7"/>self.initlevel = 0<text:line-break/> <text:s text:c="7"/>self.data = data<text:line-break/> <text:s text:c="7"/>if children is None:<text:line-break/> <text:s text:c="11"/>self.children = []<text:line-break/> <text:s text:c="7"/>else:<text:line-break/> <text:s text:c="11"/>self.children = children<text:line-break/> <text:s text:c="3"/>def set_initlevel(self, initlevel): self.initlevel = initlevel<text:line-break/> <text:s text:c="3"/>def get_initlevel(self): return self.initlevel<text:line-break/> <text:s text:c="3"/>def addchild(self, child):<text:line-break/> <text:s text:c="7"/>self.children.append(child)<text:line-break/> <text:s text:c="3"/>def get_data(self):<text:line-break/> <text:s text:c="7"/>return self.data<text:line-break/> <text:s text:c="3"/>def get_children(self):<text:line-break/> <text:s text:c="7"/>return self.children<text:line-break/> <text:s text:c="3"/>def show_tree(self, level):<text:line-break/> <text:s text:c="7"/>self.show_level(level)<text:line-break/> <text:s text:c="7"/>print 'data: %s' % (self.data, )<text:line-break/> <text:s text:c="7"/>for child in self.children:<text:line-break/> <text:s text:c="11"/>child.show_tree(level + 1)<text:line-break/> <text:s text:c="3"/>def show_level(self, level):<text:line-break/> <text:s text:c="7"/>print ' <text:s text:c="2"/>' * level,<text:line-break/> <text:s text:c="3"/>#<text:line-break/> <text:s text:c="3"/># Generator method #1<text:line-break/> <text:s text:c="3"/># This generator turns instances of this class into iterable objects.<text:line-break/> <text:s text:c="3"/>#<text:line-break/> <text:s text:c="3"/>def walk_tree(self, level):<text:line-break/> <text:s text:c="7"/>yield (level, self, )<text:line-break/> <text:s text:c="7"/>for child in self.get_children():<text:line-break/> <text:s text:c="11"/>for level1, tree1 in child.walk_tree(level+1):<text:line-break/> <text:s text:c="15"/>yield level1, tree1<text:line-break/> <text:s text:c="3"/>def __iter__(self):<text:line-break/> <text:s text:c="7"/>return self.walk_tree(self.initlevel)<text:line-break/><text:line-break/><text:line-break/><text:soft-page-break/>#<text:line-break/># Generator method #2<text:line-break/># This generator uses a support function (walk_list) which calls<text:line-break/># <text:s text:c="2"/>this function to recursively walk the tree.<text:line-break/># If effect, this iterates over the support function, which<text:line-break/># <text:s text:c="2"/>iterates over this function.<text:line-break/>#<text:line-break/>def walk_tree(tree, level):<text:line-break/> <text:s text:c="3"/>yield (level, tree)<text:line-break/> <text:s text:c="3"/>for child in walk_list(tree.get_children(), level+1):<text:line-break/> <text:s text:c="7"/>yield child<text:line-break/><text:line-break/>def walk_list(trees, level):<text:line-break/> <text:s text:c="3"/>for tree in trees:<text:line-break/> <text:s text:c="7"/>for tree in walk_tree(tree, level):<text:line-break/> <text:s text:c="11"/>yield tree<text:line-break/><text:line-break/><text:line-break/>#<text:line-break/># Generator method #3<text:line-break/># This generator is like method #2, but calls itself (as an iterator),<text:line-break/># <text:s text:c="2"/>rather than calling a support function.<text:line-break/>#<text:line-break/>def walk_tree_recur(tree, level):<text:line-break/> <text:s text:c="3"/>yield (level, tree,)<text:line-break/> <text:s text:c="3"/>for child in tree.get_children():<text:line-break/> <text:s text:c="7"/>for level1, tree1 in walk_tree_recur(child, level+1):<text:line-break/> <text:s text:c="11"/>yield (level1, tree1, )<text:line-break/><text:line-break/><text:line-break/>def show_level(level):<text:line-break/> <text:s text:c="3"/>print ' <text:s text:c="2"/>' * level,<text:line-break/><text:line-break/><text:line-break/>def test():<text:line-break/> <text:s text:c="3"/>a7 = Node('777')<text:line-break/> <text:s text:c="3"/>a6 = Node('666')<text:line-break/> <text:s text:c="3"/>a5 = Node('555')<text:line-break/> <text:s text:c="3"/>a4 = Node('444')<text:line-break/> <text:s text:c="3"/>a3 = Node('333', [a4, a5])<text:line-break/> <text:s text:c="3"/>a2 = Node('222', [a6, a7])<text:line-break/> <text:s text:c="3"/>a1 = Node('111', [a2, a3])<text:line-break/> <text:s text:c="3"/>initLevel = 2<text:line-break/> <text:s text:c="3"/>a1.show_tree(initLevel)<text:line-break/> <text:s text:c="3"/>print '=' * 40<text:line-break/> <text:s text:c="3"/>for level, item in walk_tree(a1, initLevel):<text:line-break/> <text:s text:c="7"/>show_level(level)<text:line-break/> <text:s text:c="7"/>print 'item:', item.get_data()<text:line-break/> <text:s text:c="3"/>print '=' * 40<text:line-break/> <text:s text:c="3"/>for level, item in walk_tree_recur(a1, initLevel):<text:line-break/> <text:s text:c="7"/>show_level(level)<text:line-break/> <text:s text:c="7"/>print 'item:', item.get_data()<text:line-break/><text:soft-page-break/> <text:s text:c="3"/>print '=' * 40<text:line-break/> <text:s text:c="3"/>a1.set_initlevel(initLevel)<text:line-break/> <text:s text:c="3"/>for level, item in a1:<text:line-break/> <text:s text:c="7"/>show_level(level)<text:line-break/> <text:s text:c="7"/>print 'item:', item.get_data()<text:line-break/> <text:s text:c="3"/>iter1 = iter(a1)<text:line-break/> <text:s text:c="3"/>print iter1<text:line-break/> <text:s text:c="3"/>print iter1.next()<text:line-break/> <text:s text:c="3"/>print iter1.next()<text:line-break/> <text:s text:c="3"/>print iter1.next()<text:line-break/> <text:s text:c="3"/>print iter1.next()<text:line-break/> <text:s text:c="3"/>print iter1.next()<text:line-break/> <text:s text:c="3"/>print iter1.next()<text:line-break/> <text:s text:c="3"/>print iter1.next()<text:line-break/>## <text:s text:c="3"/>print iter1.next()<text:line-break/> <text:s text:c="3"/>return a1<text:line-break/><text:line-break/>if __name__ == '__main__':<text:line-break/> <text:s text:c="3"/>test()</text:p>
            <text:p text:style-name="rststyle-textbody">Notes:</text:p>
            <text:list xml:id="list172942497397933" text:style-name="rststyle-bulletlist">
              <text:list-item>
                <text:p text:style-name="rststyle-bulletitem">An instance of class <text:span text:style-name="rststyle-inlineliteral">Node</text:span> is "iterable". It can be used directly in a <text:span text:style-name="rststyle-inlineliteral">for</text:span> statement, a list comprehension, etc. So, for example, when an instance of <text:span text:style-name="rststyle-inlineliteral">Node</text:span> is used in a <text:span text:style-name="rststyle-inlineliteral">for</text:span> statement, it produces an iterator.</text:p>
              </text:list-item>
              <text:list-item>
                <text:p text:style-name="rststyle-bulletitem">We could also call the <text:span text:style-name="rststyle-inlineliteral">Node.walk_method</text:span> directly to obtain an iterator.</text:p>
              </text:list-item>
              <text:list-item>
                <text:p text:style-name="rststyle-bulletitem">Method <text:span text:style-name="rststyle-inlineliteral">Node.walk_tree</text:span> and functions <text:span text:style-name="rststyle-inlineliteral">walk_tree</text:span> and <text:span text:style-name="rststyle-inlineliteral">walk_tree_recur</text:span> are generators. When called, they return an iterator. They do this because they each contain a <text:span text:style-name="rststyle-inlineliteral">yield</text:span> statement.</text:p>
              </text:list-item>
              <text:list-item>
                <text:p text:style-name="rststyle-bulletitem">These methods/functions are recursive. They call themselves. Since they are generators, they must call themselves in a context that uses an iterator, for example in a <text:span text:style-name="rststyle-inlineliteral">for</text:span> statement.</text:p>
              </text:list-item>
            </text:list>
          </text:section>
          <text:section text:style-name="Sect1" text:name="Section59">
            <text:h text:style-name="rststyle-heading3" text:outline-level="3">1.7.4   Modules</text:h>
            <text:p text:style-name="rststyle-textbody">A module is a Python source code file.</text:p>
            <text:p text:style-name="rststyle-textbody">A module can be imported. When imported, the module is evaluated, and a module object is created. The module object has attributes. The following attributes are of special interest:</text:p>
            <text:list xml:id="list172941898519098" text:style-name="rststyle-bulletlist">
              <text:list-item>
                <text:p text:style-name="rststyle-bulletitem"><text:span text:style-name="rststyle-inlineliteral">__doc__</text:span> -- The doc string of the module.</text:p>
              </text:list-item>
              <text:list-item>
                <text:p text:style-name="rststyle-bulletitem"><text:span text:style-name="rststyle-inlineliteral">__name__</text:span> -- The name of the module when the module is imported, but the string "__main__" when the module is executed.</text:p>
              </text:list-item>
              <text:list-item>
                <text:p text:style-name="rststyle-bulletitem">Other names that are created (bound) in the module.</text:p>
              </text:list-item>
            </text:list>
            <text:p text:style-name="rststyle-textbody">A module can be run.</text:p>
            <text:p text:style-name="rststyle-textbody">To make a module both import-able and run-able, use the following idiom (at the end of <text:soft-page-break/>the module):</text:p>
            <text:p text:style-name="rststyle-codeblock">def main():<text:line-break/> <text:s text:c="3"/>o<text:line-break/> <text:s text:c="3"/>o<text:line-break/> <text:s text:c="3"/>o<text:line-break/><text:line-break/>if __name__ == '__main__':<text:line-break/> <text:s text:c="3"/>main()</text:p>
            <text:p text:style-name="rststyle-textbody">Where Python looks for modules:</text:p>
            <text:list xml:id="list172942187637107" text:style-name="rststyle-bulletlist">
              <text:list-item>
                <text:p text:style-name="rststyle-bulletitem">See <text:span text:style-name="rststyle-inlineliteral">sys.path</text:span>.</text:p>
              </text:list-item>
              <text:list-item>
                <text:p text:style-name="rststyle-bulletitem">Standard places.</text:p>
              </text:list-item>
              <text:list-item>
                <text:p text:style-name="rststyle-bulletitem">Environment variable <text:span text:style-name="rststyle-inlineliteral">PYTHONPATH</text:span>.</text:p>
              </text:list-item>
            </text:list>
            <text:p text:style-name="rststyle-textbody">Notes about modules and objects:</text:p>
            <text:list xml:id="list172943109897406" text:style-name="rststyle-bulletlist">
              <text:list-item>
                <text:p text:style-name="rststyle-bulletitem">A module is an object.</text:p>
              </text:list-item>
              <text:list-item>
                <text:p text:style-name="rststyle-bulletitem">A module (object) can be shared.</text:p>
              </text:list-item>
              <text:list-item>
                <text:p text:style-name="rststyle-bulletitem">A specific module is imported only once in a single run. This means that a single module object is shared by all the modules that import it.</text:p>
              </text:list-item>
            </text:list>
            <text:section text:style-name="Sect1" text:name="Section60">
              <text:h text:style-name="rststyle-heading4" text:outline-level="4">1.7.4.1   Doc strings for modules</text:h>
              <text:p text:style-name="rststyle-textbody">Add docstrings as a triple-quoted string at or near the top of the file. See epydoc for a suggested format.</text:p>
            </text:section>
          </text:section>
          <text:section text:style-name="Sect1" text:name="Section61">
            <text:h text:style-name="rststyle-heading3" text:outline-level="3">1.7.5   Packages</text:h>
            <text:p text:style-name="rststyle-textbody">A package is a directory on the file system which contains a file named <text:span text:style-name="rststyle-inlineliteral">__init__.py</text:span>.</text:p>
            <text:p text:style-name="rststyle-textbody">The <text:span text:style-name="rststyle-inlineliteral">__init__.py</text:span> file:</text:p>
            <text:list xml:id="list172942571337476" text:style-name="rststyle-bulletlist">
              <text:list-item>
                <text:p text:style-name="rststyle-bulletitem">Why is it there? -- It makes modules in the directory "import-able".</text:p>
              </text:list-item>
              <text:list-item>
                <text:p text:style-name="rststyle-bulletitem">Can <text:span text:style-name="rststyle-inlineliteral">__init__.py</text:span> be empty? -- Yes. Or, just include a comment.</text:p>
              </text:list-item>
              <text:list-item>
                <text:p text:style-name="rststyle-bulletitem">When is it evaluated? -- It is evaluated the first time that an application imports anything from that directory/package.</text:p>
              </text:list-item>
              <text:list-item>
                <text:p text:style-name="rststyle-bulletitem">What can you do with it? -- Any code that should be executed exactly once and during import. For example:</text:p>
                <text:list>
                  <text:list-item>
                    <text:p text:style-name="rststyle-bulletitem">Perform initialization needed by the package.</text:p>
                  </text:list-item>
                  <text:list-item>
                    <text:p text:style-name="rststyle-bulletitem">Make variables, functions, classes, etc available. For example, when the package is imported rather than modules in the package. You can also expose objects defined in modules contained in the package.</text:p>
                  </text:list-item>
                </text:list>
              </text:list-item>
              <text:list-item>
                <text:p text:style-name="rststyle-bulletitem">Define a variable named <text:span text:style-name="rststyle-inlineliteral">__all__</text:span> to specify the list of names that will be imported by <text:span text:style-name="rststyle-inlineliteral">from my_package import *</text:span>. For example, if the following is present in <text:span text:style-name="rststyle-inlineliteral">my_package/__init__.py</text:span>:</text:p>
                <text:p text:style-name="P14"><text:soft-page-break/>__all__ = ['func1', 'func2',]</text:p>
                <text:p text:style-name="rststyle-bulletitem">Then, <text:span text:style-name="rststyle-inlineliteral">from my_package import *</text:span> will import <text:span text:style-name="rststyle-inlineliteral">func1</text:span> and <text:span text:style-name="rststyle-inlineliteral">func2</text:span>, but not other names defined in <text:span text:style-name="rststyle-inlineliteral">my_package</text:span>.</text:p>
                <text:p text:style-name="rststyle-bulletitem">Note that <text:span text:style-name="rststyle-inlineliteral">__all__</text:span> can be used at the module level, as well as at the package level.</text:p>
              </text:list-item>
            </text:list>
            <text:p text:style-name="rststyle-textbody">For more information, see the section on packages in the Python tutorial: http://docs.python.org/2/tutorial/modules.html#packages.</text:p>
            <text:p text:style-name="rststyle-textbody">Guidance and suggestions:</text:p>
            <text:list xml:id="list172941869673856" text:style-name="rststyle-bulletlist">
              <text:list-item>
                <text:p text:style-name="rststyle-bulletitem">"Flat is better" -- Use the <text:span text:style-name="rststyle-inlineliteral">__init__.py</text:span> file to present a "flat" view of the API for your code. Enable your users to do <text:span text:style-name="rststyle-inlineliteral">import mypackage</text:span> and then reference:</text:p>
                <text:list>
                  <text:list-item>
                    <text:p text:style-name="rststyle-bulletitem"><text:span text:style-name="rststyle-inlineliteral">mypackage.item1</text:span></text:p>
                  </text:list-item>
                  <text:list-item>
                    <text:p text:style-name="rststyle-bulletitem"><text:span text:style-name="rststyle-inlineliteral">mypackage.item2</text:span></text:p>
                  </text:list-item>
                  <text:list-item>
                    <text:p text:style-name="rststyle-bulletitem"><text:span text:style-name="rststyle-inlineliteral">mypackage.item3</text:span></text:p>
                  </text:list-item>
                  <text:list-item>
                    <text:p text:style-name="rststyle-bulletitem">Etc.</text:p>
                  </text:list-item>
                </text:list>
                <text:p text:style-name="rststyle-bulletitem">Where <text:span text:style-name="rststyle-inlineliteral">item1</text:span>, <text:span text:style-name="rststyle-inlineliteral">item2</text:span>, etc compose the API you want your users to use, even though the implementation of these items may be buried deep in your code.</text:p>
              </text:list-item>
              <text:list-item>
                <text:p text:style-name="rststyle-bulletitem">Use the <text:span text:style-name="rststyle-inlineliteral">__init__.py</text:span> module to present a "clean" API. Present only the items that you intend your users to use, and by doing so, "hide" items you do <text:span text:style-name="rststyle-emphasis">not</text:span> intend them to use.</text:p>
              </text:list-item>
            </text:list>
          </text:section>
        </text:section>
        <text:section text:style-name="Sect1" text:name="Section62">
          <text:h text:style-name="rststyle-heading2" text:outline-level="2">1.8   Classes</text:h>
          <text:p text:style-name="rststyle-textbody">Classes model the behavior of objects in the "real" world. Methods implement the behaviors of these types of objects. Member variables hold (current) state. Classes enable us to implement new data types in Python.</text:p>
          <text:p text:style-name="rststyle-textbody">The <text:span text:style-name="rststyle-inlineliteral">class:</text:span> statement is used to define a class. The <text:span text:style-name="rststyle-inlineliteral">class:</text:span> statement creates a class object and binds it to a name.</text:p>
          <text:section text:style-name="Sect1" text:name="Section63">
            <text:h text:style-name="rststyle-heading3" text:outline-level="3">1.8.1   A simple class</text:h>
            <text:p text:style-name="rststyle-codeblock">In [104]: class A:<text:line-break/> <text:s text:c="2"/>.....: <text:s text:c="4"/>pass<text:line-break/> <text:s text:c="2"/>.....:<text:line-break/>In [105]: a = A()</text:p>
            <text:p text:style-name="rststyle-textbody">To define a new style class (recommended), inherit from <text:span text:style-name="rststyle-inlineliteral">object</text:span> or from another class that does. Example:</text:p>
            <text:p text:style-name="rststyle-codeblock">In [21]: class A(object):<text:line-break/> <text:s text:c="2"/>....: <text:s text:c="4"/>pass<text:line-break/> <text:s text:c="2"/>....:<text:line-break/><text:soft-page-break/>In [22]:<text:line-break/>In [22]: a = A()<text:line-break/>In [23]: a<text:line-break/>Out[23]: &lt;__main__.A object at 0x82fbfcc&gt;</text:p>
          </text:section>
          <text:section text:style-name="Sect1" text:name="Section64">
            <text:h text:style-name="rststyle-heading3" text:outline-level="3">1.8.2   Defining methods</text:h>
            <text:p text:style-name="rststyle-textbody">A method is a function defined in class scope and with first parameter <text:span text:style-name="rststyle-inlineliteral">self</text:span>:</text:p>
            <text:p text:style-name="rststyle-codeblock">In [106]: class B(object):<text:line-break/> <text:s text:c="2"/>.....: <text:s text:c="4"/>def show(self):<text:line-break/> <text:s text:c="2"/>.....: <text:s text:c="8"/>print 'hello from B'<text:line-break/> <text:s text:c="2"/>.....:<text:line-break/>In [107]: b = B()<text:line-break/>In [108]: b.show()<text:line-break/>hello from B</text:p>
            <text:p text:style-name="rststyle-textbody">A method as we describe it here is more properly called an <text:span text:style-name="rststyle-emphasis">instance method</text:span>, in order to distinguish it from <text:span text:style-name="rststyle-emphasis">class methods</text:span> and <text:span text:style-name="rststyle-emphasis">static methods</text:span>.</text:p>
          </text:section>
          <text:section text:style-name="Sect1" text:name="Section65">
            <text:h text:style-name="rststyle-heading3" text:outline-level="3">1.8.3   The constructor</text:h>
            <text:p text:style-name="rststyle-textbody">The constructor is a method named <text:span text:style-name="rststyle-inlineliteral">__init__</text:span>.</text:p>
            <text:p text:style-name="rststyle-textbody">Exercise: Define a class with a member variable <text:span text:style-name="rststyle-inlineliteral">name</text:span> and a <text:span text:style-name="rststyle-inlineliteral">show</text:span> method. Use <text:span text:style-name="rststyle-inlineliteral">print</text:span> to show the name. Solution:</text:p>
            <text:p text:style-name="rststyle-codeblock">In [109]: class A(object):<text:line-break/> <text:s text:c="2"/>.....: <text:s text:c="6"/>def __init__(self, name):<text:line-break/> <text:s text:c="2"/>.....: <text:s text:c="10"/>self.name = name<text:line-break/> <text:s text:c="2"/>.....: <text:s text:c="6"/>def show(self):<text:line-break/> <text:s text:c="2"/>.....: <text:s text:c="10"/>print 'name: "%s"' % self.name<text:line-break/> <text:s text:c="2"/>.....:<text:line-break/>In [111]: a = A('dave')<text:line-break/>In [112]: a.show()<text:line-break/>name: "dave"</text:p>
            <text:p text:style-name="rststyle-textbody">Notes:</text:p>
            <text:list xml:id="list172943152790421" text:style-name="rststyle-bulletlist">
              <text:list-item>
                <text:p text:style-name="rststyle-bulletitem">The <text:span text:style-name="rststyle-inlineliteral">self</text:span> variable is explicit. It references the current object, that is the object whose method is currently executing.</text:p>
              </text:list-item>
              <text:list-item>
                <text:p text:style-name="rststyle-bulletitem">The spelling ("self") is optional, but <text:span text:style-name="rststyle-emphasis">everyone</text:span> spells it that way.</text:p>
              </text:list-item>
            </text:list>
          </text:section>
          <text:section text:style-name="Sect1" text:name="Section66">
            <text:h text:style-name="rststyle-heading3" text:outline-level="3">1.8.4   Member variables</text:h>
            <text:p text:style-name="rststyle-textbody">Defining member variables -- Member variables are created with assignment. Example:</text:p>
            <text:p text:style-name="rststyle-codeblock">class A(object):<text:line-break/> <text:s text:c="3"/>def __init__(self, name):<text:line-break/><text:soft-page-break/> <text:s text:c="7"/>self.name = name</text:p>
            <text:p text:style-name="rststyle-textbody">A small gotcha -- Do this:</text:p>
            <text:p text:style-name="rststyle-codeblock">In [28]: class A(object):<text:line-break/> <text:s text:c="2"/>....: <text:s text:c="4"/>def __init__(self, items=None):<text:line-break/> <text:s text:c="2"/>....: <text:s text:c="8"/>if items is None:<text:line-break/> <text:s text:c="2"/>....: <text:s text:c="12"/>self.items = []<text:line-break/> <text:s text:c="2"/>....: <text:s text:c="8"/>else:<text:line-break/> <text:s text:c="2"/>....: <text:s text:c="12"/>self.items = items</text:p>
            <text:p text:style-name="rststyle-textbody">Do <text:span text:style-name="rststyle-emphasis">not</text:span> do this:</text:p>
            <text:p text:style-name="rststyle-codeblock">In [29]: class B:<text:line-break/> <text:s text:c="2"/>....: <text:s text:c="4"/>def __init__(self, items=[]): <text:s text:c="2"/># wrong. <text:s/>list ctor evaluated only once.<text:line-break/> <text:s text:c="2"/>....: <text:s text:c="8"/>self.items = items</text:p>
            <text:p text:style-name="rststyle-textbody">In the second example, the <text:span text:style-name="rststyle-inlineliteral">def</text:span> statement and the list constructor are evaluated only once. Therefore, the item member variable of all instances of class B, will share the same value, which is most likely <text:span text:style-name="rststyle-emphasis">not</text:span> what you want.</text:p>
          </text:section>
          <text:section text:style-name="Sect1" text:name="Section67">
            <text:h text:style-name="rststyle-heading3" text:outline-level="3">1.8.5   Calling methods</text:h>
            <text:list xml:id="list172943085533807" text:style-name="rststyle-bulletlist">
              <text:list-item>
                <text:p text:style-name="rststyle-bulletitem">Use the instance and the dot operator.</text:p>
              </text:list-item>
              <text:list-item>
                <text:p text:style-name="rststyle-bulletitem">Calling a method defined in the same class or a superclass:</text:p>
                <text:list>
                  <text:list-item>
                    <text:p text:style-name="rststyle-bulletitem">From outside the class -- Use the instance:</text:p>
                    <text:p text:style-name="P14">some_object.some_method()<text:line-break/>an_array_of_of_objects[1].another_method()</text:p>
                  </text:list-item>
                  <text:list-item>
                    <text:p text:style-name="rststyle-bulletitem">From within the same class -- Use <text:span text:style-name="rststyle-inlineliteral">self</text:span>:</text:p>
                    <text:p text:style-name="P14">self.a_method()</text:p>
                  </text:list-item>
                  <text:list-item>
                    <text:p text:style-name="rststyle-bulletitem">From with a subclass when the method is in the superclass and there is a method with the same name in the current class -- Use the class (name) or use <text:span text:style-name="rststyle-inlineliteral">super</text:span>:</text:p>
                    <text:p text:style-name="P14">SomeSuperClass.__init__(self, arg1, arg2) super(CurrentClass,<text:line-break/>self).__init__(arg1, arg2)</text:p>
                  </text:list-item>
                </text:list>
              </text:list-item>
              <text:list-item>
                <text:p text:style-name="rststyle-bulletitem">Calling a method defined in a specific superclass -- Use the class (name).</text:p>
              </text:list-item>
            </text:list>
          </text:section>
          <text:section text:style-name="Sect1" text:name="Section68">
            <text:h text:style-name="rststyle-heading3" text:outline-level="3">1.8.6   Adding inheritance</text:h>
            <text:p text:style-name="rststyle-textbody">Referencing superclasses -- Use the built-in <text:span text:style-name="rststyle-inlineliteral">super</text:span> or the explicit name of the superclass. Use of <text:span text:style-name="rststyle-inlineliteral">super</text:span> is preferred. For example:</text:p>
            <text:p text:style-name="rststyle-codeblock">In [39]: class B(A):<text:line-break/><text:soft-page-break/> <text:s text:c="2"/>....: <text:s text:c="4"/>def __init__(self, name, size):<text:line-break/> <text:s text:c="2"/>....: <text:s text:c="8"/>super(B, self).__init__(name)<text:line-break/> <text:s text:c="2"/>....: <text:s text:c="8"/># A.__init__(self, name) <text:s text:c="3"/># an older alternative form<text:line-break/> <text:s text:c="2"/>....: <text:s text:c="8"/>self.size = size</text:p>
            <text:p text:style-name="rststyle-textbody">The use of <text:span text:style-name="rststyle-inlineliteral">super()</text:span> may solve problems searching for the base class when using multiple inheritance. A better solution is to not use multiple inheritance.</text:p>
            <text:p text:style-name="rststyle-textbody">You can also use multiple inheritance. But, it can cause confusion. For example, in the following, class C inherits from both A and B:</text:p>
            <text:p text:style-name="rststyle-codeblock">class C(A, B):<text:line-break/> <text:s text:c="3"/>...</text:p>
            <text:p text:style-name="rststyle-textbody">Python searches superclasses MRO (method resolution order). If only single inheritance is involved, there is little confusion. If multiple inheritance is being used, the search order of super classes can get complex -- see here: http://www.python.org/download/releases/2.3/mro</text:p>
            <text:p text:style-name="rststyle-textbody">For more information on inheritance, see the tutorial in the standard Python documentation set: 9.5 Inheritance and 9.5.1 Multiple Inheritance.</text:p>
            <text:p text:style-name="rststyle-textbody">Watch out for problems with inheriting from multiple classes that have a common base class.</text:p>
          </text:section>
          <text:section text:style-name="Sect1" text:name="Section69">
            <text:h text:style-name="rststyle-heading3" text:outline-level="3">1.8.7   Class variables</text:h>
            <text:list xml:id="list172941544312740" text:style-name="rststyle-bulletlist">
              <text:list-item>
                <text:p text:style-name="rststyle-bulletitem">Also called static data.</text:p>
              </text:list-item>
              <text:list-item>
                <text:p text:style-name="rststyle-bulletitem">A class variable is shared by instances of the class.</text:p>
              </text:list-item>
              <text:list-item>
                <text:p text:style-name="rststyle-bulletitem">Define at class level with assignment. Example:</text:p>
                <text:p text:style-name="P14">class A(object):<text:line-break/> <text:s text:c="3"/>size = 5<text:line-break/> <text:s text:c="3"/>def get_size(self):<text:line-break/> <text:s text:c="7"/>return A.size</text:p>
              </text:list-item>
              <text:list-item>
                <text:p text:style-name="rststyle-bulletitem">Reference with <text:span text:style-name="rststyle-inlineliteral">classname.variable</text:span>.</text:p>
              </text:list-item>
              <text:list-item>
                <text:p text:style-name="rststyle-bulletitem">Caution: <text:span text:style-name="rststyle-inlineliteral">self.variable = x</text:span> creates a new member variable.</text:p>
              </text:list-item>
            </text:list>
          </text:section>
          <text:section text:style-name="Sect1" text:name="Section70">
            <text:h text:style-name="rststyle-heading3" text:outline-level="3">1.8.8   Class methods and static methods</text:h>
            <text:p text:style-name="rststyle-textbody">Instance (plain) methods:</text:p>
            <text:list xml:id="list172942968488467" text:style-name="rststyle-bulletlist">
              <text:list-item>
                <text:p text:style-name="rststyle-bulletitem">An instance method receives the instance as its first argument.</text:p>
              </text:list-item>
            </text:list>
            <text:p text:style-name="rststyle-textbody">Class methods:</text:p>
            <text:list xml:id="list172941478432827" text:style-name="rststyle-bulletlist">
              <text:list-item>
                <text:p text:style-name="rststyle-bulletitem">A class method receives the class as its first argument.</text:p>
              </text:list-item>
              <text:list-item>
                <text:p text:style-name="rststyle-bulletitem">Define class methods with built-in function <text:span text:style-name="rststyle-inlineliteral">classmethod()</text:span> or with decorator <text:soft-page-break/><text:span text:style-name="rststyle-inlineliteral">@classmethod</text:span>.</text:p>
              </text:list-item>
              <text:list-item>
                <text:p text:style-name="rststyle-bulletitem">See the description of <text:span text:style-name="rststyle-inlineliteral">classmethod()</text:span> built-in function at "Built-in Functions": http://docs.python.org/2/library/functions.html#classmethod</text:p>
              </text:list-item>
            </text:list>
            <text:p text:style-name="rststyle-textbody">Static methods:</text:p>
            <text:list xml:id="list172941560430702" text:style-name="rststyle-bulletlist">
              <text:list-item>
                <text:p text:style-name="rststyle-bulletitem">A static method receives neither the instance nor the class as its first argument.</text:p>
              </text:list-item>
              <text:list-item>
                <text:p text:style-name="rststyle-bulletitem">Define static methods with built-in function <text:span text:style-name="rststyle-inlineliteral">staticmethod()</text:span> or with decorator <text:span text:style-name="rststyle-inlineliteral">@staticmethod</text:span>.</text:p>
              </text:list-item>
              <text:list-item>
                <text:p text:style-name="rststyle-bulletitem">See the description of <text:span text:style-name="rststyle-inlineliteral">staticmethod()</text:span> built-in function at "Built-in Functions": http://docs.python.org/2/library/functions.html#staticmethod</text:p>
              </text:list-item>
            </text:list>
            <text:p text:style-name="rststyle-textbody">Notes on decorators:</text:p>
            <text:list xml:id="list172942059727745" text:style-name="rststyle-bulletlist">
              <text:list-item>
                <text:p text:style-name="rststyle-bulletitem">A decorator of the form <text:span text:style-name="rststyle-inlineliteral">@afunc</text:span> is the same as <text:span text:style-name="rststyle-inlineliteral">m = afunc(m)</text:span>. So, this:</text:p>
                <text:p text:style-name="P14">@afunc<text:line-break/>def m(self): pass</text:p>
                <text:p text:style-name="rststyle-bulletitem">is the same as:</text:p>
                <text:p text:style-name="P14">def m(self): pass<text:line-break/>m = afunc(m)</text:p>
              </text:list-item>
              <text:list-item>
                <text:p text:style-name="rststyle-bulletitem">You can use decorators <text:span text:style-name="rststyle-inlineliteral">@classmethod</text:span> and <text:span text:style-name="rststyle-inlineliteral">@staticmethod</text:span> (instead of the <text:span text:style-name="rststyle-inlineliteral">classmethod()</text:span> and <text:span text:style-name="rststyle-inlineliteral">staticmethod()</text:span> built-in functions) to declare class methods and static methods.</text:p>
              </text:list-item>
            </text:list>
            <text:p text:style-name="rststyle-textbody">Example:</text:p>
            <text:p text:style-name="rststyle-codeblock">class B(object):<text:line-break/><text:line-break/> <text:s text:c="3"/>Count = 0<text:line-break/><text:line-break/> <text:s text:c="3"/>def dup_string(x):<text:line-break/> <text:s text:c="7"/>s1 = '%s%s' % (x, x,)<text:line-break/> <text:s text:c="7"/>return s1<text:line-break/> <text:s text:c="3"/>dup_string = staticmethod(dup_string)<text:line-break/><text:line-break/> <text:s text:c="3"/>@classmethod<text:line-break/> <text:s text:c="3"/>def show_count(cls, msg):<text:line-break/> <text:s text:c="7"/>print '%s <text:s/>%d' % (msg, cls.Count, )<text:line-break/><text:line-break/>def test():<text:line-break/> <text:s text:c="3"/>print B.dup_string('abcd')<text:line-break/> <text:s text:c="3"/>B.show_count('here is the count: ')</text:p>
            <text:p text:style-name="rststyle-textbody">An alternative way to implement "static methods" -- Use a "plain", module-level function. For example:</text:p>
            <text:p text:style-name="rststyle-codeblock">In [1]: def inc_count():<text:line-break/> <text:s text:c="2"/>...: <text:s text:c="8"/>A.count += 1<text:line-break/> <text:s text:c="2"/>...:<text:line-break/>In [2]:<text:line-break/><text:soft-page-break/>In [2]: def dec_count():<text:line-break/> <text:s text:c="2"/>...: <text:s text:c="8"/>A.count -= 1<text:line-break/> <text:s text:c="2"/>...:<text:line-break/>In [3]:<text:line-break/>In [3]: class A:<text:line-break/> <text:s text:c="2"/>...: <text:s text:c="8"/>count = 0<text:line-break/> <text:s text:c="2"/>...: <text:s text:c="4"/>def get_count(self):<text:line-break/> <text:s text:c="2"/>...: <text:s text:c="12"/>return A.count<text:line-break/> <text:s text:c="2"/>...:<text:line-break/>In [4]:<text:line-break/>In [4]: a = A()<text:line-break/>In [5]: a.get_count()<text:line-break/>Out[5]: 0<text:line-break/>In [6]:<text:line-break/>In [6]:<text:line-break/>In [6]: inc_count()<text:line-break/>In [7]: inc_count()<text:line-break/>In [8]: a.get_count()<text:line-break/>Out[8]: 2<text:line-break/>In [9]:<text:line-break/>In [9]: b = A()<text:line-break/>In [10]: b.get_count()<text:line-break/>Out[10]: 2</text:p>
          </text:section>
          <text:section text:style-name="Sect1" text:name="Section71">
            <text:h text:style-name="rststyle-heading3" text:outline-level="3">1.8.9   Properties</text:h>
            <text:p text:style-name="rststyle-textbody">The property built-in function enables us to write classes in a way that does not require a user of the class to use getters and setters. Example:</text:p>
            <text:p text:style-name="rststyle-codeblock">class TestProperty(object):<text:line-break/> <text:s text:c="3"/>def __init__(self, description):<text:line-break/> <text:s text:c="7"/>self._description = description<text:line-break/> <text:s text:c="3"/>def _set_description(self, description):<text:line-break/> <text:s text:c="7"/>print 'setting description'<text:line-break/> <text:s text:c="7"/>self._description = description<text:line-break/> <text:s text:c="3"/>def _get_description(self):<text:line-break/> <text:s text:c="7"/>print 'getting description'<text:line-break/> <text:s text:c="7"/>return self._description<text:line-break/> <text:s text:c="3"/>description = property(_get_description, _set_description)</text:p>
            <text:p text:style-name="rststyle-textbody">The <text:span text:style-name="rststyle-inlineliteral">property</text:span> built-in function is also a decorator. So, the following is equivalent to the above example:</text:p>
            <text:p text:style-name="rststyle-codeblock">class TestProperty(object):<text:line-break/> <text:s text:c="3"/>def __init__(self, description):<text:line-break/> <text:s text:c="7"/>self._description = description<text:line-break/><text:line-break/> <text:s text:c="3"/>@property<text:line-break/> <text:s text:c="3"/>def description(self):<text:line-break/> <text:s text:c="7"/>print 'getting description'<text:line-break/> <text:s text:c="7"/>return self._description<text:line-break/><text:soft-page-break/><text:line-break/> <text:s text:c="3"/>@description.setter<text:line-break/> <text:s text:c="3"/>def description(self, description):<text:line-break/> <text:s text:c="7"/>print 'setting description'<text:line-break/> <text:s text:c="7"/>self._description = description</text:p>
            <text:p text:style-name="rststyle-textbody">Notes:</text:p>
            <text:list xml:id="list172942066455566" text:style-name="rststyle-bulletlist">
              <text:list-item>
                <text:p text:style-name="rststyle-bulletitem">We mark the instance variable as private by prefixing it with and underscore.</text:p>
              </text:list-item>
              <text:list-item>
                <text:p text:style-name="rststyle-bulletitem">The name of the instance variable and the name of the property must be different. If they are not, we get recursion and an error.</text:p>
              </text:list-item>
            </text:list>
            <text:p text:style-name="rststyle-textbody">For more information on properties, see Built-in Functions -- properties -- http://docs.python.org/2/library/functions.html#property</text:p>
          </text:section>
          <text:section text:style-name="Sect1" text:name="Section72">
            <text:h text:style-name="rststyle-heading3" text:outline-level="3">1.8.10   Interfaces</text:h>
            <text:p text:style-name="rststyle-textbody">In Python, to implement an interface is to implement a method with a specific name and a specific arguments.</text:p>
            <text:p text:style-name="rststyle-textbody">"Duck typing" -- If it walks like a duck and quacks like a duck ...</text:p>
            <text:p text:style-name="rststyle-textbody">One way to define an "interface" is to define a class containing methods that have a header and a doc string but no implementation.</text:p>
            <text:p text:style-name="rststyle-textbody">Additional notes on interfaces:</text:p>
            <text:list xml:id="list172941568876289" text:style-name="rststyle-bulletlist">
              <text:list-item>
                <text:p text:style-name="rststyle-bulletitem">Interfaces are not enforced.</text:p>
              </text:list-item>
              <text:list-item>
                <text:p text:style-name="rststyle-bulletitem">A class does not have to implement <text:span text:style-name="rststyle-emphasis">all</text:span> of an interface.</text:p>
              </text:list-item>
            </text:list>
          </text:section>
          <text:section text:style-name="Sect1" text:name="Section73">
            <text:h text:style-name="rststyle-heading3" text:outline-level="3">1.8.11   New-style classes</text:h>
            <text:p text:style-name="rststyle-textbody">A new-style class is one that subclasses <text:span text:style-name="rststyle-inlineliteral">object</text:span> or a class that subclasses <text:span text:style-name="rststyle-inlineliteral">object</text:span> (that is, another new-style class).</text:p>
            <text:p text:style-name="rststyle-textbody">You can subclass Python's built-in data-types.</text:p>
            <text:list xml:id="list172942912493222" text:style-name="rststyle-bulletlist">
              <text:list-item>
                <text:p text:style-name="rststyle-bulletitem">A simple example -- the following class extends the list data-type:</text:p>
                <text:p text:style-name="P14">class C(list):<text:line-break/> <text:s/>def get_len(self):<text:line-break/> <text:s text:c="3"/>return len(self)<text:line-break/><text:line-break/>c = C((11,22,33))<text:line-break/>c.get_len()<text:line-break/><text:line-break/>c = C((11,22,33,44,55,66,77,88))<text:line-break/>print c.get_len()<text:line-break/># Prints "8".</text:p>
              </text:list-item>
              <text:list-item>
                <text:p text:style-name="rststyle-bulletitem">A slightly more complex example -- the following class extends the dictionary <text:soft-page-break/>data-type:</text:p>
                <text:p text:style-name="P14">class D(dict):<text:line-break/> <text:s text:c="3"/>def __init__(self, data=None, name='no_name'):<text:line-break/> <text:s text:c="7"/>if data is None:<text:line-break/> <text:s text:c="11"/>data = {}<text:line-break/> <text:s text:c="7"/>dict.__init__(self, data)<text:line-break/> <text:s text:c="7"/>self.name = name<text:line-break/> <text:s text:c="3"/>def get_len(self):<text:line-break/> <text:s text:c="7"/>return len(self)<text:line-break/> <text:s text:c="3"/>def get_keys(self):<text:line-break/> <text:s text:c="7"/>content = []<text:line-break/> <text:s text:c="7"/>for key in self:<text:line-break/> <text:s text:c="11"/>content.append(key)<text:line-break/> <text:s text:c="7"/>contentstr = ', '.join(content)<text:line-break/> <text:s text:c="7"/>return contentstr<text:line-break/> <text:s text:c="3"/>def get_name(self):<text:line-break/> <text:s text:c="7"/>return self.name<text:line-break/><text:line-break/>def test():<text:line-break/> <text:s text:c="3"/>d = D({'aa': 111, 'bb':222, 'cc':333})<text:line-break/> <text:s text:c="3"/># Prints "3"<text:line-break/> <text:s text:c="3"/>print d.get_len()<text:line-break/> <text:s text:c="3"/># Prints "'aa, cc, bb'"<text:line-break/> <text:s text:c="3"/>print d.get_keys()<text:line-break/> <text:s text:c="3"/># Prints "no_name"<text:line-break/> <text:s text:c="3"/>print d.get_name()</text:p>
              </text:list-item>
            </text:list>
            <text:p text:style-name="rststyle-textbody">Some things to remember about new-style classes:</text:p>
            <text:list xml:id="list172943374919771" text:style-name="rststyle-bulletlist">
              <text:list-item>
                <text:p text:style-name="rststyle-bulletitem">In order to be new-style, a class must inherit (directly or indirectly) from <text:span text:style-name="rststyle-inlineliteral">object</text:span>. Note that if you inherit from a built-in type, you get this automatically.</text:p>
              </text:list-item>
              <text:list-item>
                <text:p text:style-name="rststyle-bulletitem">New-style classes unify types and classes.</text:p>
              </text:list-item>
              <text:list-item>
                <text:p text:style-name="rststyle-bulletitem">You can subclass (built-in) types such as dict, str, list, file, etc.</text:p>
              </text:list-item>
              <text:list-item>
                <text:p text:style-name="rststyle-bulletitem">The built-in types now provide factory functions: <text:span text:style-name="rststyle-inlineliteral">dict()</text:span>, <text:span text:style-name="rststyle-inlineliteral">str()</text:span>, <text:span text:style-name="rststyle-inlineliteral">int()</text:span>, <text:span text:style-name="rststyle-inlineliteral">file()</text:span>, etc.</text:p>
              </text:list-item>
              <text:list-item>
                <text:p text:style-name="rststyle-bulletitem">The built-in types are introspect-able -- Use <text:span text:style-name="rststyle-inlineliteral">x.__class__</text:span>, <text:span text:style-name="rststyle-inlineliteral">dir(x.__class__)</text:span>, <text:span text:style-name="rststyle-inlineliteral">isinstance(x, list)</text:span>, etc.</text:p>
              </text:list-item>
              <text:list-item>
                <text:p text:style-name="rststyle-bulletitem">New-style classes give you properties and descriptors.</text:p>
              </text:list-item>
              <text:list-item>
                <text:p text:style-name="rststyle-bulletitem">New-style classes enable you to define static methods. Actually, all classes enable you to do this.</text:p>
              </text:list-item>
              <text:list-item>
                <text:p text:style-name="rststyle-bulletitem">A new-style class is a user-defined type. For an instance of a new-style class x, <text:span text:style-name="rststyle-inlineliteral">type(x)</text:span> is the same as <text:span text:style-name="rststyle-inlineliteral">x.__class__</text:span>.</text:p>
              </text:list-item>
            </text:list>
            <text:p text:style-name="rststyle-textbody">For more on new-style classes, see: http://www.python.org/doc/newstyle/</text:p>
            <text:p text:style-name="rststyle-textbody">Exercises:</text:p>
            <text:list xml:id="list172941664635863" text:style-name="rststyle-bulletlist">
              <text:list-item>
                <text:p text:style-name="rststyle-bulletitem">Write a class and a subclass of this class.</text:p>
                <text:list>
                  <text:list-item>
                    <text:p text:style-name="rststyle-bulletitem">Give the superclass one member variable, a name, which can be entered when <text:soft-page-break/>an instance is constructed.</text:p>
                  </text:list-item>
                  <text:list-item>
                    <text:p text:style-name="rststyle-bulletitem">Give the subclass one member variable, a description; the subclass constructor should allow entry of both name and description.</text:p>
                  </text:list-item>
                  <text:list-item>
                    <text:p text:style-name="rststyle-bulletitem">Put a <text:span text:style-name="rststyle-inlineliteral">show()</text:span> method in the superclass and override the <text:span text:style-name="rststyle-inlineliteral">show()</text:span> method in the subclass.</text:p>
                  </text:list-item>
                </text:list>
                <text:p text:style-name="rststyle-bulletitem">Solution:</text:p>
                <text:p text:style-name="P14">class A(object):<text:line-break/> <text:s text:c="3"/>def __init__(self, name):<text:line-break/> <text:s text:c="7"/>self.name = name<text:line-break/> <text:s text:c="3"/>def show(self):<text:line-break/> <text:s text:c="7"/>print 'name: %s' % (self.name, )<text:line-break/><text:line-break/>class B(A):<text:line-break/> <text:s text:c="3"/>def __init__(self, name, desc):<text:line-break/> <text:s text:c="7"/>A.__init__(self, name)<text:line-break/> <text:s text:c="7"/>self.desc = desc<text:line-break/> <text:s text:c="3"/>def show(self):<text:line-break/> <text:s text:c="7"/>A.show(self)<text:line-break/> <text:s text:c="7"/>print 'desc: %s' % (self.desc, )</text:p>
              </text:list-item>
            </text:list>
          </text:section>
          <text:section text:style-name="Sect1" text:name="Section74">
            <text:h text:style-name="rststyle-heading3" text:outline-level="3">1.8.12   Doc strings for classes</text:h>
            <text:p text:style-name="rststyle-textbody">Add docstrings as a (triple-quoted) string beginning with the first line of a class. See epydoc for a suggested format.</text:p>
          </text:section>
          <text:section text:style-name="Sect1" text:name="Section75">
            <text:h text:style-name="rststyle-heading3" text:outline-level="3">1.8.13   Private members</text:h>
            <text:p text:style-name="rststyle-textbody">Add an leading underscore to a member name (method or data variable) to "suggest" that the member is private.</text:p>
          </text:section>
        </text:section>
        <text:section text:style-name="Sect1" text:name="Section76">
          <text:h text:style-name="rststyle-heading2" text:outline-level="2">1.9   Special Tasks</text:h>
          <text:section text:style-name="Sect1" text:name="Section77">
            <text:h text:style-name="rststyle-heading3" text:outline-level="3">1.9.1   Debugging tools</text:h>
            <text:p text:style-name="rststyle-textbody"><text:span text:style-name="rststyle-inlineliteral">pdb</text:span> -- The Python debugger:</text:p>
            <text:list xml:id="list172942603639605" text:style-name="rststyle-bulletlist">
              <text:list-item>
                <text:p text:style-name="rststyle-bulletitem">Start the debugger by running an expression:</text:p>
                <text:p text:style-name="P14">pdb.run('expression')</text:p>
                <text:p text:style-name="rststyle-bulletitem">Example:</text:p>
                <text:p text:style-name="P14">if __name__ == '__main__':<text:line-break/> <text:s text:c="3"/>import pdb<text:line-break/> <text:s text:c="3"/>pdb.run('main()')</text:p>
              </text:list-item>
              <text:list-item>
                <text:p text:style-name="rststyle-bulletitem">Start up the debugger at a specific location with the following:</text:p>
                <text:p text:style-name="P14"><text:soft-page-break/>import pdb; pdb.set_trace()</text:p>
                <text:p text:style-name="rststyle-bulletitem">Example:</text:p>
                <text:p text:style-name="P14">if __name__ == '__main__':<text:line-break/> <text:s text:c="3"/>import pdb<text:line-break/> <text:s text:c="3"/>pdb.set_trace()<text:line-break/> <text:s text:c="3"/>main()</text:p>
              </text:list-item>
              <text:list-item>
                <text:p text:style-name="rststyle-bulletitem">Get help from within the debugger. For example:</text:p>
                <text:p text:style-name="P14">(Pdb) help<text:line-break/>(Pdb) help next</text:p>
              </text:list-item>
            </text:list>
            <text:p text:style-name="rststyle-textbody">Can also embed IPython into your code. See http://ipython.scipy.org/doc/manual/manual.html.</text:p>
            <text:p text:style-name="rststyle-textbody"><text:span text:style-name="rststyle-inlineliteral">ipdb</text:span> -- Also consider using <text:span text:style-name="rststyle-inlineliteral">ipdb</text:span> (and <text:span text:style-name="rststyle-inlineliteral">IPython</text:span>). The <text:span text:style-name="rststyle-inlineliteral">ipdb</text:span> debugger interactive prompt has some additional features, for example, it does tab name completion.</text:p>
            <text:p text:style-name="rststyle-textbody">Inspecting:</text:p>
            <text:list xml:id="list172942665213536" text:style-name="rststyle-bulletlist">
              <text:list-item>
                <text:p text:style-name="rststyle-bulletitem"><text:span text:style-name="rststyle-inlineliteral">import inspect</text:span></text:p>
              </text:list-item>
              <text:list-item>
                <text:p text:style-name="rststyle-bulletitem">See http://docs.python.org/lib/module-inspect.html.</text:p>
              </text:list-item>
              <text:list-item>
                <text:p text:style-name="rststyle-bulletitem">Don't forget to try <text:span text:style-name="rststyle-inlineliteral">dir(obj)</text:span> and <text:span text:style-name="rststyle-inlineliteral">type(obj)</text:span> and <text:span text:style-name="rststyle-inlineliteral">help(obj)</text:span>, first.</text:p>
              </text:list-item>
            </text:list>
            <text:p text:style-name="rststyle-textbody">Miscellaneous tools:</text:p>
            <text:list xml:id="list172942065867235" text:style-name="rststyle-bulletlist">
              <text:list-item>
                <text:p text:style-name="rststyle-bulletitem"><text:span text:style-name="rststyle-inlineliteral">id(obj)</text:span></text:p>
              </text:list-item>
              <text:list-item>
                <text:p text:style-name="rststyle-bulletitem"><text:span text:style-name="rststyle-inlineliteral">globals()</text:span> and <text:span text:style-name="rststyle-inlineliteral">locals()</text:span>.</text:p>
              </text:list-item>
              <text:list-item>
                <text:p text:style-name="rststyle-bulletitem"><text:span text:style-name="rststyle-inlineliteral">dir(obj)</text:span> -- Returns interesting names, but list is not necessarily complete.</text:p>
              </text:list-item>
              <text:list-item>
                <text:p text:style-name="rststyle-bulletitem"><text:span text:style-name="rststyle-inlineliteral">obj.__class__</text:span></text:p>
              </text:list-item>
              <text:list-item>
                <text:p text:style-name="rststyle-bulletitem"><text:span text:style-name="rststyle-inlineliteral">cls.__bases__</text:span></text:p>
              </text:list-item>
              <text:list-item>
                <text:p text:style-name="rststyle-bulletitem"><text:span text:style-name="rststyle-inlineliteral">obj.__class__.__bases__</text:span></text:p>
              </text:list-item>
              <text:list-item>
                <text:p text:style-name="rststyle-bulletitem"><text:span text:style-name="rststyle-inlineliteral">obj.__doc__</text:span>. But usually, <text:span text:style-name="rststyle-inlineliteral">help(obj)</text:span> is better. It produces the doc string.</text:p>
              </text:list-item>
              <text:list-item>
                <text:p text:style-name="rststyle-bulletitem">Customize the representation of your class. Define the following methods in your class:</text:p>
                <text:list>
                  <text:list-item>
                    <text:p text:style-name="rststyle-bulletitem"><text:span text:style-name="rststyle-inlineliteral">__repr__()</text:span> -- Called by (1) <text:span text:style-name="rststyle-inlineliteral">repr()</text:span>, (2) interactive interpreter when representation is needed.</text:p>
                  </text:list-item>
                  <text:list-item>
                    <text:p text:style-name="rststyle-bulletitem"><text:span text:style-name="rststyle-inlineliteral">__str__()</text:span> -- Called by (1) <text:span text:style-name="rststyle-inlineliteral">str()</text:span>, (2) string formatting.</text:p>
                  </text:list-item>
                </text:list>
              </text:list-item>
            </text:list>
            <text:p text:style-name="rststyle-textbody"><text:span text:style-name="rststyle-inlineliteral">pdb</text:span> is implemented with the <text:span text:style-name="rststyle-inlineliteral">cmd</text:span> module in the Python standard library. You can implement similar command line interfaces by using <text:span text:style-name="rststyle-inlineliteral">cmd</text:span>. See: cmd -- Support for line-oriented command interpreters -- http://docs.python.org/lib/module-cmd.html.</text:p>
          </text:section>
          <text:section text:style-name="Sect1" text:name="Section78">
            <text:h text:style-name="rststyle-heading3" text:outline-level="3">1.9.2   File input and output</text:h>
            <text:p text:style-name="rststyle-textbody">Create a file object. Use <text:span text:style-name="rststyle-inlineliteral">open()</text:span>.</text:p>
            <text:p text:style-name="rststyle-textbody">This example reads and prints each line of a file:</text:p>
            <text:p text:style-name="rststyle-codeblock"><text:soft-page-break/>def test():<text:line-break/> <text:s text:c="3"/>f = file('tmp.py', 'r')<text:line-break/> <text:s text:c="3"/>for line in f:<text:line-break/> <text:s text:c="7"/>print 'line:', line.rstrip()<text:line-break/> <text:s text:c="3"/>f.close()<text:line-break/><text:line-break/>test()</text:p>
            <text:p text:style-name="rststyle-textbody">Notes:</text:p>
            <text:list xml:id="list172942006370697" text:style-name="rststyle-bulletlist">
              <text:list-item>
                <text:p text:style-name="rststyle-bulletitem">A text file is an iterable. It iterates over the lines in a file. The following is a common idiom:</text:p>
                <text:p text:style-name="P14">infile = file(filename, 'r')<text:line-break/>for line in infile:<text:line-break/> <text:s text:c="3"/>process_a_line(line)<text:line-break/>infile.close()</text:p>
              </text:list-item>
              <text:list-item>
                <text:p text:style-name="rststyle-bulletitem"><text:span text:style-name="rststyle-inlineliteral">string.rstrip()</text:span> strips new-line and other whitespace from the right side of each line. To strip new-lines only, but not other whitespace, try <text:span text:style-name="rststyle-inlineliteral">rstrip('\n')</text:span>.</text:p>
              </text:list-item>
              <text:list-item>
                <text:p text:style-name="rststyle-bulletitem">Other ways of reading from a file/stream object: <text:span text:style-name="rststyle-inlineliteral">my_file.read()</text:span>, <text:span text:style-name="rststyle-inlineliteral">my_file.readline()</text:span>, <text:span text:style-name="rststyle-inlineliteral">my_file.readlines()</text:span>,</text:p>
              </text:list-item>
            </text:list>
            <text:p text:style-name="rststyle-textbody">This example writes lines of text to a file:</text:p>
            <text:p text:style-name="rststyle-codeblock">def test():<text:line-break/> <text:s text:c="3"/>f = file('tmp.txt', 'w')<text:line-break/> <text:s text:c="3"/>for ch in 'abcdefg':<text:line-break/> <text:s text:c="7"/>f.write(ch * 10)<text:line-break/> <text:s text:c="7"/>f.write('\n')<text:line-break/> <text:s text:c="3"/>f.close()<text:line-break/><text:line-break/>test()</text:p>
            <text:p text:style-name="rststyle-textbody">Notes:</text:p>
            <text:list xml:id="list172942882364635" text:style-name="rststyle-bulletlist">
              <text:list-item>
                <text:p text:style-name="rststyle-bulletitem">The <text:span text:style-name="rststyle-inlineliteral">write</text:span> method, unlike the <text:span text:style-name="rststyle-inlineliteral">print</text:span> statement, does not automatically add new-line characters.</text:p>
              </text:list-item>
              <text:list-item>
                <text:p text:style-name="rststyle-bulletitem">Must close file in order to flush output. Or, use <text:span text:style-name="rststyle-inlineliteral">my_file.flush()</text:span>.</text:p>
              </text:list-item>
            </text:list>
            <text:p text:style-name="rststyle-textbody">And, don't forget the <text:span text:style-name="rststyle-inlineliteral">with:</text:span> statement. It makes closing files automatic. The following example converts all the vowels in an input file to upper case and writes the converted lines to an output file:</text:p>
            <text:p text:style-name="rststyle-codeblock">import string<text:line-break/><text:line-break/>def show_file(infilename, outfilename):<text:line-break/> <text:s text:c="3"/>tran_table = string.maketrans('aeiou', 'AEIOU')<text:line-break/> <text:s text:c="3"/>with open(infilename, 'r') as infile, open(outfilename, 'w') as outfile:<text:line-break/> <text:s text:c="7"/>for line in infile:<text:line-break/> <text:s text:c="11"/>line = line.rstrip()<text:line-break/> <text:s text:c="11"/>outfile.write('%s\n' % line.translate(tran_table))</text:p>
          </text:section>
          <text:section text:style-name="Sect1" text:name="Section79">
            <text:h text:style-name="rststyle-heading3" text:outline-level="3"><text:soft-page-break/>1.9.3   Unit tests</text:h>
            <text:p text:style-name="rststyle-textbody">For more documentation on the unit test framework, see unittest -- Unit testing framework -- http://docs.python.org/2/library/unittest.html#module-unittest</text:p>
            <text:p text:style-name="rststyle-textbody">For help and more information do the following at the Python interactive prompt:</text:p>
            <text:p text:style-name="rststyle-codeblock">&gt;&gt;&gt; import unittest<text:line-break/>&gt;&gt;&gt; help(unittest)</text:p>
            <text:p text:style-name="rststyle-textbody">And, you can read the source: <text:span text:style-name="rststyle-inlineliteral">Lib/unittest.py</text:span> in the Python standard library.</text:p>
            <text:section text:style-name="Sect1" text:name="Section80">
              <text:h text:style-name="rststyle-heading4" text:outline-level="4">1.9.3.1   A simple example</text:h>
              <text:p text:style-name="rststyle-textbody">Here is a very simple example. You can find more information about this primitive way of structuring unit tests in the library documentation for the <text:span text:style-name="rststyle-inlineliteral">unittest</text:span> module Basic example -- http://docs.python.org/lib/minimal-example.html</text:p>
              <text:p text:style-name="rststyle-codeblock">import unittest<text:line-break/><text:line-break/>class UnitTests02(unittest.TestCase):<text:line-break/><text:line-break/> <text:s text:c="3"/>def testFoo(self):<text:line-break/> <text:s text:c="7"/>self.failUnless(False)<text:line-break/><text:line-break/>class UnitTests01(unittest.TestCase):<text:line-break/><text:line-break/> <text:s text:c="3"/>def testBar01(self):<text:line-break/> <text:s text:c="7"/>self.failUnless(False)<text:line-break/><text:line-break/> <text:s text:c="3"/>def testBar02(self):<text:line-break/> <text:s text:c="7"/>self.failUnless(False)<text:line-break/><text:line-break/>def main():<text:line-break/> <text:s text:c="3"/>unittest.main()<text:line-break/><text:line-break/>if __name__ == '__main__':<text:line-break/> <text:s text:c="3"/>main()</text:p>
              <text:p text:style-name="rststyle-textbody">Notes:</text:p>
              <text:list xml:id="list172942101056527" text:style-name="rststyle-bulletlist">
                <text:list-item>
                  <text:p text:style-name="rststyle-bulletitem">The call to <text:span text:style-name="rststyle-inlineliteral">unittest.main()</text:span> runs all tests in all test fixtures in the module. It actually creates an instance of class <text:span text:style-name="rststyle-inlineliteral">TestProgram</text:span> in module <text:span text:style-name="rststyle-inlineliteral">Lib/unittest.py</text:span>, which automatically runs tests.</text:p>
                </text:list-item>
                <text:list-item>
                  <text:p text:style-name="rststyle-bulletitem">Test fixtures are classes that inherit from <text:span text:style-name="rststyle-inlineliteral">unittest.TestCase</text:span>.</text:p>
                </text:list-item>
                <text:list-item>
                  <text:p text:style-name="rststyle-bulletitem">Within a test fixture (a class), the tests are any methods whose names begin with the prefix "test".</text:p>
                </text:list-item>
                <text:list-item>
                  <text:p text:style-name="rststyle-bulletitem">In any test, we check for success or failure with inherited methods such as <text:span text:style-name="rststyle-inlineliteral">failIf()</text:span>, <text:span text:style-name="rststyle-inlineliteral">failUnless()</text:span>, <text:span text:style-name="rststyle-inlineliteral">assertNotEqual()</text:span>, etc. For more on these <text:soft-page-break/>methods, see the library documentation for the <text:span text:style-name="rststyle-inlineliteral">unittest</text:span> module TestCase Objects -- http://docs.python.org/lib/testcase-objects.html.</text:p>
                </text:list-item>
                <text:list-item>
                  <text:p text:style-name="rststyle-bulletitem">If you want to change (1) the test method prefix or (2) the function used to sort (the order of) execution of tests within a test fixture, then you can create your own instance of class <text:span text:style-name="rststyle-inlineliteral">unittest.TestLoader</text:span> and customize it. For example:</text:p>
                  <text:p text:style-name="P14">def main():<text:line-break/> <text:s text:c="3"/>my_test_loader = unittest.TestLoader()<text:line-break/> <text:s text:c="3"/>my_test_loader.testMethodPrefix = 'check'<text:line-break/> <text:s text:c="3"/>my_test_loader.sortTestMethodsUsing = my_cmp_func<text:line-break/> <text:s text:c="3"/>unittest.main(testLoader=my_test_loader)<text:line-break/><text:line-break/>if __name__ == '__main__':<text:line-break/> <text:s text:c="3"/>main()</text:p>
                  <text:p text:style-name="rststyle-bulletitem"><text:span text:style-name="rststyle-strong">But</text:span>, see the notes in section Additional unittest features for instructions on a (possibly) better way to do this.</text:p>
                </text:list-item>
              </text:list>
            </text:section>
            <text:section text:style-name="Sect1" text:name="Section81">
              <text:h text:style-name="rststyle-heading4" text:outline-level="4">1.9.3.2   Unit test suites</text:h>
              <text:p text:style-name="rststyle-textbody">Here is another, not quite so simple, example:</text:p>
              <text:p text:style-name="rststyle-codeblock">#!/usr/bin/env python<text:line-break/><text:line-break/>import sys, popen2<text:line-break/>import getopt<text:line-break/>import unittest<text:line-break/><text:line-break/><text:line-break/>class GenTest(unittest.TestCase):<text:line-break/><text:line-break/> <text:s text:c="3"/>def test_1_generate(self):<text:line-break/> <text:s text:c="7"/>cmd = 'python ../generateDS.py -f -o out2sup.py -s out2sub.py people.xsd'<text:line-break/> <text:s text:c="7"/>outfile, infile = popen2.popen2(cmd)<text:line-break/> <text:s text:c="7"/>result = outfile.read()<text:line-break/> <text:s text:c="7"/>outfile.close()<text:line-break/> <text:s text:c="7"/>infile.close()<text:line-break/> <text:s text:c="7"/>self.failUnless(len(result) == 0)<text:line-break/><text:line-break/> <text:s text:c="3"/>def test_2_compare_superclasses(self):<text:line-break/> <text:s text:c="7"/>cmd = 'diff out1sup.py out2sup.py'<text:line-break/> <text:s text:c="7"/>outfile, infile = popen2.popen2(cmd)<text:line-break/> <text:s text:c="7"/>outfile, infile = popen2.popen2(cmd)<text:line-break/> <text:s text:c="7"/>result = outfile.read()<text:line-break/> <text:s text:c="7"/>outfile.close()<text:line-break/> <text:s text:c="7"/>infile.close()<text:line-break/> <text:s text:c="7"/>#print 'len(result):', len(result)<text:line-break/> <text:s text:c="7"/># Ignore the differing lines containing the date/time.<text:line-break/> <text:s text:c="7"/>#self.failUnless(len(result) &lt; 130 and result.find('Generated') &gt; -1)<text:line-break/><text:soft-page-break/> <text:s text:c="7"/>self.failUnless(check_result(result))<text:line-break/><text:line-break/> <text:s text:c="3"/>def test_3_compare_subclasses(self):<text:line-break/> <text:s text:c="7"/>cmd = 'diff out1sub.py out2sub.py'<text:line-break/> <text:s text:c="7"/>outfile, infile = popen2.popen2(cmd)<text:line-break/> <text:s text:c="7"/>outfile, infile = popen2.popen2(cmd)<text:line-break/> <text:s text:c="7"/>result = outfile.read()<text:line-break/> <text:s text:c="7"/>outfile.close()<text:line-break/> <text:s text:c="7"/>infile.close()<text:line-break/> <text:s text:c="7"/># Ignore the differing lines containing the date/time.<text:line-break/> <text:s text:c="7"/>#self.failUnless(len(result) &lt; 130 and result.find('Generated') &gt; -1)<text:line-break/> <text:s text:c="7"/>self.failUnless(check_result(result))<text:line-break/><text:line-break/><text:line-break/>def check_result(result):<text:line-break/> <text:s text:c="3"/>flag1 = 0<text:line-break/> <text:s text:c="3"/>flag2 = 0<text:line-break/> <text:s text:c="3"/>lines = result.split('\n')<text:line-break/> <text:s text:c="3"/>len1 = len(lines)<text:line-break/> <text:s text:c="3"/>if len1 &lt;= 5:<text:line-break/> <text:s text:c="7"/>flag1 = 1<text:line-break/> <text:s text:c="3"/>s1 = '\n'.join(lines[:4])<text:line-break/> <text:s text:c="3"/>if s1.find('Generated') &gt; -1:<text:line-break/> <text:s text:c="7"/>flag2 = 1<text:line-break/> <text:s text:c="3"/>return flag1 and flag2<text:line-break/><text:line-break/><text:line-break/># Make the test suite.<text:line-break/>def suite():<text:line-break/> <text:s text:c="3"/># The following is obsolete. <text:s/>See Lib/unittest.py.<text:line-break/> <text:s text:c="3"/>#return unittest.makeSuite(GenTest)<text:line-break/> <text:s text:c="3"/>loader = unittest.TestLoader()<text:line-break/> <text:s text:c="3"/># or alternatively<text:line-break/> <text:s text:c="3"/># loader = unittest.defaultTestLoader<text:line-break/> <text:s text:c="3"/>testsuite = loader.loadTestsFromTestCase(GenTest)<text:line-break/> <text:s text:c="3"/>return testsuite<text:line-break/><text:line-break/><text:line-break/># Make the test suite and run the tests.<text:line-break/>def test():<text:line-break/> <text:s text:c="3"/>testsuite = suite()<text:line-break/> <text:s text:c="3"/>runner = unittest.TextTestRunner(sys.stdout, verbosity=2)<text:line-break/> <text:s text:c="3"/>runner.run(testsuite)<text:line-break/><text:line-break/><text:line-break/>USAGE_TEXT = """<text:line-break/>Usage:<text:line-break/> <text:s text:c="3"/>python test.py [options]<text:line-break/>Options:<text:line-break/> <text:s text:c="3"/>-h, --help <text:s text:c="5"/>Display this help message.<text:line-break/>Example:<text:line-break/> <text:s text:c="3"/>python test.py<text:line-break/><text:soft-page-break/>"""<text:line-break/><text:line-break/>def usage():<text:line-break/> <text:s text:c="3"/>print USAGE_TEXT<text:line-break/> <text:s text:c="3"/>sys.exit(-1)<text:line-break/><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0:<text:line-break/> <text:s text:c="7"/>usage()<text:line-break/> <text:s text:c="3"/>test()<text:line-break/><text:line-break/><text:line-break/>if __name__ == '__main__':<text:line-break/> <text:s text:c="3"/>main()<text:line-break/> <text:s text:c="3"/>#import pdb<text:line-break/> <text:s text:c="3"/>#pdb.run('main()')</text:p>
              <text:p text:style-name="rststyle-textbody">Notes:</text:p>
              <text:list xml:id="list172942069655206" text:style-name="rststyle-bulletlist">
                <text:list-item>
                  <text:p text:style-name="rststyle-bulletitem"><text:span text:style-name="rststyle-inlineliteral">GenTest</text:span> is our test suite class. It inherits from <text:span text:style-name="rststyle-inlineliteral">unittest.TestCase</text:span>.</text:p>
                </text:list-item>
                <text:list-item>
                  <text:p text:style-name="rststyle-bulletitem">Each method in <text:span text:style-name="rststyle-inlineliteral">GenTest</text:span> whose name begins with "test" will be run as a test.</text:p>
                </text:list-item>
                <text:list-item>
                  <text:p text:style-name="rststyle-bulletitem">The tests are run in alphabetic order by method name.</text:p>
                </text:list-item>
                <text:list-item>
                  <text:p text:style-name="rststyle-bulletitem">Defaults in class <text:span text:style-name="rststyle-inlineliteral">TestLoader</text:span> for the test name prefix and sort comparison function can be overridden. See 5.3.8 TestLoader Objects -- http://docs.python.org/lib/testloader-objects.html.</text:p>
                </text:list-item>
                <text:list-item>
                  <text:p text:style-name="rststyle-bulletitem">A test case class may also implement methods named <text:span text:style-name="rststyle-inlineliteral">setUp()</text:span> and <text:span text:style-name="rststyle-inlineliteral">tearDown()</text:span> to be run before and after tests. See 5.3.5 TestCase Objects -- http://docs.python.org/lib/testcase-objects.html. Actually, the first test method in our example should, perhaps, be a <text:span text:style-name="rststyle-inlineliteral">setUp()</text:span> method.</text:p>
                </text:list-item>
                <text:list-item>
                  <text:p text:style-name="rststyle-bulletitem">The tests use calls such as <text:span text:style-name="rststyle-inlineliteral">self.failUnless()</text:span> to report errors. These are inherited from class <text:span text:style-name="rststyle-inlineliteral">TestCase</text:span>. See 5.3.5 TestCase Objects -- http://docs.python.org/lib/testcase-objects.html.</text:p>
                </text:list-item>
                <text:list-item>
                  <text:p text:style-name="rststyle-bulletitem">Function <text:span text:style-name="rststyle-inlineliteral">suite()</text:span> creates an instance of the test suite.</text:p>
                </text:list-item>
                <text:list-item>
                  <text:p text:style-name="rststyle-bulletitem">Function <text:span text:style-name="rststyle-inlineliteral">test()</text:span> runs the tests.</text:p>
                </text:list-item>
              </text:list>
            </text:section>
            <text:section text:style-name="Sect1" text:name="Section82">
              <text:h text:style-name="rststyle-heading4" text:outline-level="4">1.9.3.3   Additional unittest features</text:h>
              <text:p text:style-name="rststyle-textbody">And, the following example shows several additional features. See the notes that follow <text:soft-page-break/>the code:</text:p>
              <text:p text:style-name="rststyle-codeblock">import unittest<text:line-break/><text:line-break/>class UnitTests02(unittest.TestCase):<text:line-break/> <text:s text:c="3"/>def testFoo(self):<text:line-break/> <text:s text:c="7"/>self.failUnless(False)<text:line-break/> <text:s text:c="3"/>def checkBar01(self):<text:line-break/> <text:s text:c="7"/>self.failUnless(False)<text:line-break/><text:line-break/><text:line-break/>class UnitTests01(unittest.TestCase):<text:line-break/> <text:s text:c="3"/># Note 1<text:line-break/> <text:s text:c="3"/>def setUp(self):<text:line-break/> <text:s text:c="7"/>print 'setting up UnitTests01'<text:line-break/> <text:s text:c="3"/>def tearDown(self):<text:line-break/> <text:s text:c="7"/>print 'tearing down UnitTests01'<text:line-break/> <text:s text:c="3"/>def testBar01(self):<text:line-break/> <text:s text:c="7"/>print 'testing testBar01'<text:line-break/> <text:s text:c="7"/>self.failUnless(False)<text:line-break/> <text:s text:c="3"/>def testBar02(self):<text:line-break/> <text:s text:c="7"/>print 'testing testBar02'<text:line-break/> <text:s text:c="7"/>self.failUnless(False)<text:line-break/><text:line-break/>def function_test_1():<text:line-break/> <text:s text:c="3"/>name = 'mona'<text:line-break/> <text:s text:c="3"/>assert not name.startswith('mo')<text:line-break/><text:line-break/>def compare_names(name1, name2):<text:line-break/> <text:s text:c="3"/>if name1 &lt; name2:<text:line-break/> <text:s text:c="7"/>return 1<text:line-break/> <text:s text:c="3"/>elif name1 &gt; name2:<text:line-break/> <text:s text:c="7"/>return -1<text:line-break/> <text:s text:c="3"/>else:<text:line-break/> <text:s text:c="7"/>return 0<text:line-break/><text:line-break/>def make_suite():<text:line-break/> <text:s text:c="3"/>suite = unittest.TestSuite()<text:line-break/> <text:s text:c="3"/># Note 2<text:line-break/> <text:s text:c="3"/>suite.addTest(unittest.makeSuite(UnitTests01, sortUsing=compare_names))<text:line-break/> <text:s text:c="3"/># Note 3<text:line-break/> <text:s text:c="3"/>suite.addTest(unittest.makeSuite(UnitTests02, prefix='check'))<text:line-break/> <text:s text:c="3"/># Note 4<text:line-break/> <text:s text:c="3"/>suite.addTest(unittest.FunctionTestCase(function_test_1))<text:line-break/> <text:s text:c="3"/>return suite<text:line-break/><text:line-break/>def main():<text:line-break/> <text:s text:c="3"/>suite = make_suite()<text:line-break/> <text:s text:c="3"/>runner = unittest.TextTestRunner()<text:line-break/> <text:s text:c="3"/>runner.run(suite)<text:line-break/><text:line-break/>if __name__ == '__main__':<text:line-break/><text:soft-page-break/> <text:s text:c="3"/>main()</text:p>
              <text:p text:style-name="rststyle-textbody">Notes:</text:p>
              <text:list xml:id="list172942107645716" text:style-name="rststyle-enumlist-arabic">
                <text:list-item>
                  <text:p text:style-name="P11">If you run this code, you will notice that the <text:span text:style-name="rststyle-inlineliteral">setUp</text:span> and <text:span text:style-name="rststyle-inlineliteral">tearDown</text:span> methods in class <text:span text:style-name="rststyle-inlineliteral">UnitTests01</text:span> are run before and after each test in that class.</text:p>
                </text:list-item>
                <text:list-item>
                  <text:p text:style-name="P11">We can control the order in which tests are run by passing a compare function to the <text:span text:style-name="rststyle-inlineliteral">makeSuite</text:span> function. The default is the <text:span text:style-name="rststyle-inlineliteral">cmp</text:span> built-in function.</text:p>
                </text:list-item>
                <text:list-item>
                  <text:p text:style-name="P11">We can control which methods in a test fixture are selected to be run by passing the optional argument <text:span text:style-name="rststyle-inlineliteral">prefix</text:span> to the <text:span text:style-name="rststyle-inlineliteral">makeSuite</text:span> function.</text:p>
                </text:list-item>
                <text:list-item>
                  <text:p text:style-name="P11">If we have an existing function that we want to "wrap" and run as a unit test, we can create a test case from a function with the <text:span text:style-name="rststyle-inlineliteral">FunctionTestCase</text:span> function. If we do that, notice that we use the <text:span text:style-name="rststyle-inlineliteral">assert</text:span> statement to test and possibly cause failure.</text:p>
                </text:list-item>
              </text:list>
            </text:section>
            <text:section text:style-name="Sect1" text:name="Section83">
              <text:h text:style-name="rststyle-heading4" text:outline-level="4">1.9.3.4   Guidance on Unit Testing</text:h>
              <text:p text:style-name="rststyle-textbody">Why should we use unit tests? Many reasons, including:</text:p>
              <text:list xml:id="list172941598715019" text:style-name="rststyle-bulletlist">
                <text:list-item>
                  <text:p text:style-name="rststyle-bulletitem">Without unit tests, corner cases may not be checked. This is especially important, since Python does relatively little compile time error checking.</text:p>
                </text:list-item>
                <text:list-item>
                  <text:p text:style-name="rststyle-bulletitem">Unit tests facilitate a frequent and short design and implement and release development cycle. See ONLamp.com -- Extreme Python -- http://www.onlamp.com/pub/a/python/2001/03/28/pythonnews.html and What is XP -- http://www.xprogramming.com/what_is_xp.htm.</text:p>
                </text:list-item>
                <text:list-item>
                  <text:p text:style-name="rststyle-bulletitem">Designing the tests before writing the code is "a good idea".</text:p>
                </text:list-item>
              </text:list>
              <text:p text:style-name="rststyle-textbody">Additional notes:</text:p>
              <text:list xml:id="list172941509042792" text:style-name="rststyle-bulletlist">
                <text:list-item>
                  <text:p text:style-name="rststyle-bulletitem">In a test class, instance methods <text:span text:style-name="rststyle-inlineliteral">setUp</text:span> and <text:span text:style-name="rststyle-inlineliteral">tearDown</text:span> are run automatically before each and after each individual test.</text:p>
                </text:list-item>
                <text:list-item>
                  <text:p text:style-name="rststyle-bulletitem">In a test class, class methods <text:span text:style-name="rststyle-inlineliteral">setUpClass</text:span> and <text:span text:style-name="rststyle-inlineliteral">tearDownClass</text:span> are run automatically <text:span text:style-name="rststyle-emphasis">once</text:span> before and after <text:span text:style-name="rststyle-emphasis">all</text:span> the tests in a class.</text:p>
                </text:list-item>
                <text:list-item>
                  <text:p text:style-name="rststyle-bulletitem">Module level functions <text:span text:style-name="rststyle-inlineliteral">setUpModule</text:span> and <text:span text:style-name="rststyle-inlineliteral">tearDownModule</text:span> are run before and after any tests in a module.</text:p>
                </text:list-item>
                <text:list-item>
                  <text:p text:style-name="rststyle-bulletitem">In some cases you can also run tests directly from the command line. Do the following for help:</text:p>
                  <text:p text:style-name="P14">$ python -m unittest --help</text:p>
                </text:list-item>
              </text:list>
            </text:section>
          </text:section>
          <text:section text:style-name="Sect1" text:name="Section84">
            <text:h text:style-name="rststyle-heading3" text:outline-level="3">1.9.4   doctest</text:h>
            <text:p text:style-name="rststyle-textbody">For simple test harnesses, consider using <text:span text:style-name="rststyle-inlineliteral">doctest</text:span>. With <text:span text:style-name="rststyle-inlineliteral">doctest</text:span> you can (1) run a test at the Python interactive prompt, then (2) copy and paste that test into a doc string in your module, and then (3) run the tests automatically from within your module under <text:soft-page-break/><text:span text:style-name="rststyle-inlineliteral">doctest</text:span>.</text:p>
            <text:p text:style-name="rststyle-textbody">There are examples and explanation in the standard Python documentation: 5.2 doctest -- Test interactive Python examples -- http://docs.python.org/lib/module-doctest.html.</text:p>
            <text:p text:style-name="rststyle-textbody">A simple way to use <text:span text:style-name="rststyle-inlineliteral">doctest</text:span> in your module:</text:p>
            <text:list xml:id="list172941827397680" text:style-name="rststyle-enumlist-arabic">
              <text:list-item>
                <text:p text:style-name="P11">Run several tests in the Python interactive interpreter. Note that because <text:span text:style-name="rststyle-inlineliteral">doctest</text:span> looks for the interpreter's "&gt;&gt;&gt;" prompt, you must use the standard interpreter, and not, for example, IPython. Also, make sure that you include a line with the "&gt;&gt;&gt;" prompt after each set of results; this enables <text:span text:style-name="rststyle-inlineliteral">doctest</text:span> to determine the extent of the test results.</text:p>
              </text:list-item>
              <text:list-item>
                <text:p text:style-name="P11">Use copy and paste, to insert the tests and their results from your interactive session into the docstrings.</text:p>
              </text:list-item>
              <text:list-item>
                <text:p text:style-name="P11">Add the following code at the bottom of your module:</text:p>
                <text:p text:style-name="P15">def _test():<text:line-break/> <text:s text:c="3"/>import doctest<text:line-break/> <text:s text:c="3"/>doctest.testmod()<text:line-break/><text:line-break/>if __name__ == "__main__":<text:line-break/> <text:s text:c="3"/>_test()</text:p>
              </text:list-item>
            </text:list>
            <text:p text:style-name="rststyle-textbody">Here is an example:</text:p>
            <text:p text:style-name="rststyle-codeblock">def f(n):<text:line-break/> <text:s text:c="3"/>"""<text:line-break/> <text:s text:c="3"/>Print something funny.<text:line-break/><text:line-break/> <text:s text:c="3"/>&gt;&gt;&gt; f(1)<text:line-break/> <text:s text:c="3"/>10<text:line-break/> <text:s text:c="3"/>&gt;&gt;&gt; f(2)<text:line-break/> <text:s text:c="3"/>-10<text:line-break/> <text:s text:c="3"/>&gt;&gt;&gt; f(3)<text:line-break/> <text:s text:c="3"/>0<text:line-break/> <text:s text:c="3"/>"""<text:line-break/> <text:s text:c="3"/>if n == 1:<text:line-break/> <text:s text:c="7"/>return 10<text:line-break/> <text:s text:c="3"/>elif n == 2:<text:line-break/> <text:s text:c="7"/>return -10<text:line-break/> <text:s text:c="3"/>else:<text:line-break/> <text:s text:c="7"/>return 0<text:line-break/><text:line-break/><text:line-break/>def test():<text:line-break/> <text:s text:c="3"/>import doctest, test_doctest<text:line-break/> <text:s text:c="3"/>doctest.testmod(test_doctest)<text:line-break/><text:line-break/>if __name__ == '__main__':<text:line-break/> <text:s text:c="3"/>test()</text:p>
            <text:p text:style-name="rststyle-textbody">And, here is the output from running the above test with the <text:span text:style-name="rststyle-inlineliteral">-v</text:span> flag:</text:p>
            <text:p text:style-name="rststyle-codeblock"><text:soft-page-break/>$ python test_doctest.py -v<text:line-break/>Running test_doctest.__doc__<text:line-break/>0 of 0 examples failed in test_doctest.__doc__<text:line-break/>Running test_doctest.f.__doc__<text:line-break/>Trying: f(1)<text:line-break/>Expecting: 10<text:line-break/>ok<text:line-break/>Trying: f(2)<text:line-break/>Expecting: -10<text:line-break/>ok<text:line-break/>Trying: f(3)<text:line-break/>Expecting: 0<text:line-break/>ok<text:line-break/>0 of 3 examples failed in test_doctest.f.__doc__<text:line-break/>Running test_doctest.test.__doc__<text:line-break/>0 of 0 examples failed in test_doctest.test.__doc__<text:line-break/>2 items had no tests:<text:line-break/> <text:s text:c="3"/>test_doctest<text:line-break/> <text:s text:c="3"/>test_doctest.test<text:line-break/>1 items passed all tests:<text:line-break/> <text:s text:c="2"/>3 tests in test_doctest.f<text:line-break/>3 tests in 3 items.<text:line-break/>3 passed and 0 failed.<text:line-break/>Test passed.</text:p>
          </text:section>
          <text:section text:style-name="Sect1" text:name="Section85">
            <text:h text:style-name="rststyle-heading3" text:outline-level="3">1.9.5   The Python database API</text:h>
            <text:p text:style-name="rststyle-textbody">Python database API defines a standard interface for access to a relational database.</text:p>
            <text:p text:style-name="rststyle-textbody">In order to use this API you must install the database adapter (interface module) for your particular database, e.g. PostgreSQL, MySQL, Oracle, etc.</text:p>
            <text:p text:style-name="rststyle-textbody">You can learn more about the Python DB-API here: http://www.python.org/dev/peps/pep-0249/</text:p>
            <text:p text:style-name="rststyle-textbody">The following simple example uses sqlite3 -- http://docs.python.org/2/library/sqlite3.html</text:p>
            <text:p text:style-name="rststyle-codeblock">#!/usr/bin/env python<text:line-break/><text:line-break/>"""<text:line-break/>Create a relational database and a table in it.<text:line-break/>Add some records.<text:line-break/>Read and display the records.<text:line-break/>"""<text:line-break/><text:line-break/>import sys<text:line-break/>import sqlite3<text:line-break/><text:line-break/>def create_table(db_name):<text:line-break/> <text:s text:c="3"/>con = sqlite3.connect(db_name)<text:line-break/> <text:s text:c="3"/>cursor = con.cursor()<text:line-break/> <text:s text:c="3"/>cursor.execute('''CREATE TABLE plants<text:line-break/><text:soft-page-break/> <text:s text:c="3"/>(name text, desc text, cat int)''')<text:line-break/> <text:s text:c="3"/>cursor.execute(<text:line-break/> <text:s text:c="7"/>'''INSERT INTO plants VALUES ('tomato', 'red and juicy', 1)''')<text:line-break/> <text:s text:c="3"/>cursor.execute(<text:line-break/> <text:s text:c="7"/>'''INSERT INTO plants VALUES ('pepper', 'green and crunchy', 2)''')<text:line-break/> <text:s text:c="3"/>cursor.execute('''INSERT INTO plants VALUES ('pepper', 'purple', 2)''')<text:line-break/> <text:s text:c="3"/>con.commit()<text:line-break/> <text:s text:c="3"/>con.close()<text:line-break/><text:line-break/>def retrieve(db_name):<text:line-break/> <text:s text:c="3"/>con = sqlite3.connect(db_name)<text:line-break/> <text:s text:c="3"/>cursor = con.cursor()<text:line-break/> <text:s text:c="3"/>cursor.execute('''select * from plants''')<text:line-break/> <text:s text:c="3"/>rows = cursor.fetchall()<text:line-break/> <text:s text:c="3"/>print rows<text:line-break/> <text:s text:c="3"/>print '-' * 40<text:line-break/> <text:s text:c="3"/>cursor.execute('''select * from plants''')<text:line-break/> <text:s text:c="3"/>for row in cursor:<text:line-break/> <text:s text:c="7"/>print row<text:line-break/> <text:s text:c="3"/>con.close()<text:line-break/><text:line-break/>def test():<text:line-break/> <text:s text:c="3"/>args = sys.argv[1:]<text:line-break/> <text:s text:c="3"/>if len(args) != 1:<text:line-break/> <text:s text:c="7"/>sys.stderr.write('\nusage: test_db.py &lt;db_name&gt;\n\n')<text:line-break/> <text:s text:c="7"/>sys.exit(1)<text:line-break/> <text:s text:c="3"/>db_name = args[0]<text:line-break/> <text:s text:c="3"/>create_table(db_name)<text:line-break/> <text:s text:c="3"/>retrieve(db_name)<text:line-break/><text:line-break/>test()</text:p>
          </text:section>
          <text:section text:style-name="Sect1" text:name="Section86">
            <text:h text:style-name="rststyle-heading3" text:outline-level="3">1.9.6   Installing Python packages</text:h>
            <text:p text:style-name="rststyle-textbody">Simple:</text:p>
            <text:p text:style-name="rststyle-codeblock">$ python setup.py build<text:line-break/>$ python setup.py install <text:s text:c="3"/># as root</text:p>
            <text:p text:style-name="rststyle-textbody">More complex:</text:p>
            <text:list xml:id="list172943434387198" text:style-name="rststyle-bulletlist">
              <text:list-item>
                <text:p text:style-name="rststyle-bulletitem">Look for a <text:span text:style-name="rststyle-inlineliteral">README</text:span> or <text:span text:style-name="rststyle-inlineliteral">INSTALL</text:span> file at the root of the package.</text:p>
              </text:list-item>
              <text:list-item>
                <text:p text:style-name="rststyle-bulletitem">Type the following for help:</text:p>
                <text:p text:style-name="P14">$ python setup.py cmd --help<text:line-break/>$ python setup.py --help-commands<text:line-break/>$ python setup.py --help [cmd1 cmd2 ...]</text:p>
              </text:list-item>
              <text:list-item>
                <text:p text:style-name="rststyle-bulletitem">And, for even more details, see Installing Python Modules -- <text:soft-page-break/>http://docs.python.org/inst/inst.html</text:p>
              </text:list-item>
            </text:list>
            <text:p text:style-name="rststyle-textbody"><text:span text:style-name="rststyle-inlineliteral">pip</text:span> is becoming popular for installing and managing Python packages. See: https://pypi.python.org/pypi/pip</text:p>
            <text:p text:style-name="rststyle-textbody">Also, consider using <text:span text:style-name="rststyle-inlineliteral">virtualenv</text:span>, especially if you suspect or worry that installing some new package will alter the behavior of a package currently installed on your machine. See: https://pypi.python.org/pypi/virtualenv. <text:span text:style-name="rststyle-inlineliteral">virtualenv</text:span> creates a directory and sets up a Python environment into which you can install and use Python packages without changing your usual Python installation.</text:p>
          </text:section>
        </text:section>
        <text:section text:style-name="Sect1" text:name="Section87">
          <text:h text:style-name="rststyle-heading2" text:outline-level="2">1.10   More Python Features and Exercises</text:h>
          <text:p text:style-name="rststyle-textbody">[As time permits, explain more features and do more exercises as requested by class members.]</text:p>
          <text:p text:style-name="rststyle-textbody">Thanks to David Goodger for the following list or references. His "Code Like a Pythonista: Idiomatic Python" (http://python.net/~goodger/projects/pycon/2007/idiomatic/) is worth a careful reading:</text:p>
          <text:list xml:id="list172941688804833" text:style-name="rststyle-bulletlist">
            <text:list-item>
              <text:p text:style-name="rststyle-bulletitem">"Python Objects", Fredrik Lundh, http://www.effbot.org/zone/python-objects.htm</text:p>
            </text:list-item>
            <text:list-item>
              <text:p text:style-name="rststyle-bulletitem">"How to think like a Pythonista", Mark Hammond, http://python.net/crew/mwh/hacks/objectthink.html</text:p>
            </text:list-item>
            <text:list-item>
              <text:p text:style-name="rststyle-bulletitem">"Python main() functions", Guido van Rossum, http://www.artima.com/weblogs/viewpost.jsp?thread=4829</text:p>
            </text:list-item>
            <text:list-item>
              <text:p text:style-name="rststyle-bulletitem">"Python Idioms and Efficiency", http://jaynes.colorado.edu/PythonIdioms.html</text:p>
            </text:list-item>
            <text:list-item>
              <text:p text:style-name="rststyle-bulletitem">"Python track: python idioms", http://www.cs.caltech.edu/courses/cs11/material/python/misc/python_idioms.html</text:p>
            </text:list-item>
            <text:list-item>
              <text:p text:style-name="rststyle-bulletitem">"Be Pythonic", Shalabh Chaturvedi, http://shalabh.infogami.com/Be_Pythonic2</text:p>
            </text:list-item>
            <text:list-item>
              <text:p text:style-name="rststyle-bulletitem">"Python Is Not Java", Phillip J. Eby, http://dirtsimple.org/2004/12/python-is-not-java.html</text:p>
            </text:list-item>
            <text:list-item>
              <text:p text:style-name="rststyle-bulletitem">"What is Pythonic?", Martijn Faassen, http://faassen.n--tree.net/blog/view/weblog/2005/08/06/0</text:p>
            </text:list-item>
            <text:list-item>
              <text:p text:style-name="rststyle-bulletitem">"Sorting Mini-HOWTO", Andrew Dalke, http://wiki.python.org/moin/HowTo/Sorting</text:p>
            </text:list-item>
            <text:list-item>
              <text:p text:style-name="rststyle-bulletitem">"Python Idioms", http://www.gungfu.de/facts/wiki/Main/PythonIdioms</text:p>
            </text:list-item>
            <text:list-item>
              <text:p text:style-name="rststyle-bulletitem">"Python FAQs", http://www.python.org/doc/faq/</text:p>
            </text:list-item>
          </text:list>
          <text:p text:style-name="rststyle-textbody"><office:annotation><dc:creator>dkuhlman</dc:creator><dc:date>0000-00-00T00:00:00</dc:date><text:p>Configuration for Emacs</text:p></office:annotation></text:p>
          <text:p text:style-name="rststyle-textbody"><office:annotation><dc:creator>dkuhlman</dc:creator><dc:date>0000-00-00T00:00:00</dc:date><text:p>Aternative mode: indented-text</text:p></office:annotation></text:p>
          <text:p text:style-name="rststyle-textbody"><office:annotation><dc:creator>dkuhlman</dc:creator><dc:date>0000-00-00T00:00:00</dc:date><text:p>Local Variables: mode: rst indent-tabs-mode: nil sentence-end-double-space: t fill-column: 68 End:</text:p></office:annotation></text:p>
        </text:section>
      </text:section>
      <text:p text:style-name="rststyle-horizontalline"/>
      <text:section text:style-name="Sect1" text:name="Section88">
        <text:h text:style-name="rststyle-heading1" text:outline-level="1">2   Part 2 -- Advanced Python</text:h>
        <text:section text:style-name="Sect1" text:name="Section89">
          <text:h text:style-name="rststyle-heading2" text:outline-level="2">2.1   Introduction -- Python 201 -- (Slightly) Advanced Python Topics</text:h>
          <text:p text:style-name="rststyle-textbody">This document is intended as notes for a course on (slightly) advanced Python topics.</text:p>
        </text:section>
        <text:section text:style-name="Sect1" text:name="Section90">
          <text:h text:style-name="rststyle-heading2" text:outline-level="2">2.2   Regular Expressions</text:h>
          <text:p text:style-name="rststyle-textbody">For more help on regular expressions, see:</text:p>
          <text:list xml:id="list172943277190719" text:style-name="rststyle-bulletlist">
            <text:list-item>
              <text:p text:style-name="rststyle-bulletitem">re - Regular expression operations http://docs.python.org/library/re.html</text:p>
            </text:list-item>
            <text:list-item>
              <text:p text:style-name="rststyle-bulletitem">Regular Expression HOWTO -- http://docs.python.org/howto/regex.html</text:p>
            </text:list-item>
          </text:list>
          <text:section text:style-name="Sect1" text:name="Section91">
            <text:h text:style-name="rststyle-heading3" text:outline-level="3">2.2.1   Defining regular expressions</text:h>
            <text:p text:style-name="rststyle-textbody">A regular expression pattern is a sequence of characters that will match sequences of characters in a target.</text:p>
            <text:p text:style-name="rststyle-textbody">The patterns or regular expressions can be defined as follows:</text:p>
            <text:list xml:id="list172942121220233" text:style-name="rststyle-bulletlist">
              <text:list-item>
                <text:p text:style-name="rststyle-bulletitem">Literal characters must match exactly. For example, "a" matches "a".</text:p>
              </text:list-item>
              <text:list-item>
                <text:p text:style-name="rststyle-bulletitem">Concatenated patterns match concatenated targets. For example, "ab" ("a" followed by "b") matches "ab".</text:p>
              </text:list-item>
              <text:list-item>
                <text:p text:style-name="rststyle-bulletitem">Alternate patterns (separated by a vertical bar) match either of the alternative patterns. For example, "(aaa)|(bbb)" will match either "aaa" or "bbb".</text:p>
              </text:list-item>
              <text:list-item>
                <text:p text:style-name="rststyle-bulletitem">Repeating and optional items:</text:p>
                <text:list>
                  <text:list-item>
                    <text:p text:style-name="rststyle-bulletitem">"abc*" matches "ab" followed by zero or more occurances of "c", for example, "ab", "abc", "abcc", etc.</text:p>
                  </text:list-item>
                  <text:list-item>
                    <text:p text:style-name="rststyle-bulletitem">"abc+" matches "ab" followed by one or more occurances of "c", for example, "abc", "abcc", etc, but not "ab".</text:p>
                  </text:list-item>
                  <text:list-item>
                    <text:p text:style-name="rststyle-bulletitem">"abc?" matches "ab" followed by zero or one occurances of "c", for example, "ab" or "abc".</text:p>
                  </text:list-item>
                </text:list>
              </text:list-item>
              <text:list-item>
                <text:p text:style-name="rststyle-bulletitem">Sets of characters -- Characters and sequences of characters in square brackets form a set; a set matches any character in the set or range. For example, "[abc]" matches "a" or "b" or "c". And, for example, "[_a-z0-9]" matches an underscore or any lower-case letter or any digit.</text:p>
              </text:list-item>
              <text:list-item>
                <text:p text:style-name="rststyle-bulletitem">Groups -- Parentheses indicate a group with a pattern. For example, "ab(cd)*ef" is a pattern that matches "ab" followed by any number of occurances of "cd" followed by "ef", for example, "abef", "abcdef", "abcdcdef", etc.</text:p>
              </text:list-item>
              <text:list-item>
                <text:p text:style-name="rststyle-bulletitem">There are special names for some sets of characters, for example "\d" (any digit), <text:soft-page-break/>"\w" (any alphanumeric character), "\W" (any non-alphanumeric character), etc. More more information, see Python Library Reference: Regular Expression Syntax -- http://docs.python.org/library/re.html#regular-expression-syntax</text:p>
              </text:list-item>
            </text:list>
            <text:p text:style-name="rststyle-textbody">Because of the use of backslashes in patterns, you are usually better off defining regular expressions with raw strings, e.g. <text:span text:style-name="rststyle-inlineliteral">r"abc"</text:span>.</text:p>
          </text:section>
          <text:section text:style-name="Sect1" text:name="Section92">
            <text:h text:style-name="rststyle-heading3" text:outline-level="3">2.2.2   Compiling regular expressions</text:h>
            <text:p text:style-name="rststyle-textbody">When a regular expression is to be used more than once, you should consider compiling it. For example:</text:p>
            <text:p text:style-name="rststyle-codeblock">import sys, re<text:line-break/><text:line-break/>pat = re.compile('aa[bc]*dd')<text:line-break/><text:line-break/>while 1:<text:line-break/> <text:s text:c="3"/>line = raw_input('Enter a line ("q" to quit):')<text:line-break/> <text:s text:c="3"/>if line == 'q':<text:line-break/> <text:s text:c="7"/>break<text:line-break/> <text:s text:c="3"/>if pat.search(line):<text:line-break/> <text:s text:c="7"/>print 'matched:', line<text:line-break/> <text:s text:c="3"/>else:<text:line-break/> <text:s text:c="7"/>print 'no match:', line</text:p>
            <text:p text:style-name="rststyle-textbody">Comments:</text:p>
            <text:list xml:id="list172942814095366" text:style-name="rststyle-bulletlist">
              <text:list-item>
                <text:p text:style-name="rststyle-bulletitem">We import module re in order to use regular expresions.</text:p>
              </text:list-item>
              <text:list-item>
                <text:p text:style-name="rststyle-bulletitem"><text:span text:style-name="rststyle-inlineliteral">re.compile()</text:span> compiles a regular expression so that we can reuse the compiled regular expression without compiling it repeatedly.</text:p>
              </text:list-item>
            </text:list>
          </text:section>
          <text:section text:style-name="Sect1" text:name="Section93">
            <text:h text:style-name="rststyle-heading3" text:outline-level="3">2.2.3   Using regular expressions</text:h>
            <text:p text:style-name="rststyle-textbody">Use <text:span text:style-name="rststyle-inlineliteral">match()</text:span> to match at the beginning of a string (or not at all).</text:p>
            <text:p text:style-name="rststyle-textbody">Use <text:span text:style-name="rststyle-inlineliteral">search()</text:span> to search a string and match the first string from the left.</text:p>
            <text:p text:style-name="rststyle-textbody">Here are some examples:</text:p>
            <text:p text:style-name="rststyle-codeblock">&gt;&gt;&gt; import re<text:line-break/>&gt;&gt;&gt; pat = re.compile('aa[0-9]*bb')<text:line-break/>&gt;&gt;&gt; x = pat.match('aa1234bbccddee')<text:line-break/>&gt;&gt;&gt; x<text:line-break/>&lt;_sre.SRE_Match object at 0x401e9608&gt;<text:line-break/>&gt;&gt;&gt; x = pat.match('xxxxaa1234bbccddee')<text:line-break/>&gt;&gt;&gt; x<text:line-break/>&gt;&gt;&gt; type(x)<text:line-break/>&lt;type 'NoneType'&gt;<text:line-break/>&gt;&gt;&gt; x = pat.search('xxxxaa1234bbccddee')<text:line-break/>&gt;&gt;&gt; x<text:line-break/><text:soft-page-break/>&lt;_sre.SRE_Match object at 0x401e9608&gt;</text:p>
            <text:p text:style-name="rststyle-textbody">Notes:</text:p>
            <text:list xml:id="list172943156017622" text:style-name="rststyle-bulletlist">
              <text:list-item>
                <text:p text:style-name="rststyle-bulletitem">When a match or search is successful, it returns a match object. When it fails, it returns None.</text:p>
              </text:list-item>
              <text:list-item>
                <text:p text:style-name="rststyle-bulletitem">You can also call the corresponding functions match and search in the re module, e.g.:</text:p>
                <text:p text:style-name="P14">&gt;&gt;&gt; x = re.search(pat, 'xxxxaa1234bbccddee')<text:line-break/>&gt;&gt;&gt; x<text:line-break/>&lt;_sre.SRE_Match object at 0x401e9560&gt;</text:p>
                <text:p text:style-name="rststyle-bulletitem">For a list of functions in the re module, see Module Contents -- http://docs.python.org/library/re.html#module-contents.</text:p>
              </text:list-item>
            </text:list>
          </text:section>
          <text:section text:style-name="Sect1" text:name="Section94">
            <text:h text:style-name="rststyle-heading3" text:outline-level="3">2.2.4   Using match objects to extract a value</text:h>
            <text:p text:style-name="rststyle-textbody">Match objects enable you to extract matched sub-strings after performing a match. A match object is returned by successful match. The part of the target available in the match object is the portion matched by groups in the pattern, that is the portion of the pattern inside parentheses. For example:</text:p>
            <text:p text:style-name="rststyle-codeblock">In [69]: mo = re.search(r'height: (\d*) width: (\d*)', 'height: 123 width: 456')<text:line-break/>In [70]: mo.groups()<text:line-break/>Out[70]: ('123', '456')</text:p>
            <text:p text:style-name="rststyle-textbody">Here is another example:</text:p>
            <text:p text:style-name="rststyle-codeblock">import sys, re<text:line-break/><text:line-break/>Targets = [<text:line-break/> <text:s text:c="3"/>'There are &lt;&lt;25&gt;&gt; sparrows.',<text:line-break/> <text:s text:c="3"/>'I see &lt;&lt;15&gt;&gt; finches.',<text:line-break/> <text:s text:c="3"/>'There is nothing here.',<text:line-break/> <text:s text:c="3"/>]<text:line-break/><text:line-break/>def test():<text:line-break/> <text:s text:c="3"/>pat = re.compile('&lt;&lt;([0-9]*)&gt;&gt;')<text:line-break/> <text:s text:c="3"/>for line in Targets:<text:line-break/> <text:s text:c="7"/>mo = pat.search(line)<text:line-break/> <text:s text:c="7"/>if mo:<text:line-break/> <text:s text:c="11"/>value = mo.group(1)<text:line-break/> <text:s text:c="11"/>print 'value: %s' % value<text:line-break/> <text:s text:c="7"/>else:<text:line-break/> <text:s text:c="11"/>print 'no match'<text:line-break/><text:line-break/>test()</text:p>
            <text:p text:style-name="rststyle-textbody">When we run the above, it prints out the following:</text:p>
            <text:p text:style-name="rststyle-codeblock"><text:soft-page-break/>value: 25<text:line-break/>value: 15<text:line-break/>no match</text:p>
            <text:p text:style-name="rststyle-textbody">Explanation:</text:p>
            <text:list xml:id="list172941459230806" text:style-name="rststyle-bulletlist">
              <text:list-item>
                <text:p text:style-name="rststyle-bulletitem">In the regular expression, put parentheses around the portion of the regular expression that will match what you want to extract. Each pair of parentheses marks off a group.</text:p>
              </text:list-item>
              <text:list-item>
                <text:p text:style-name="rststyle-bulletitem">After the search, check to determine if there was a successful match by checking for a matching object. "pat.search(line)" returns None if the search fails.</text:p>
              </text:list-item>
              <text:list-item>
                <text:p text:style-name="rststyle-bulletitem">If you specify more than one group in your regular expression (more that one pair of parentheses), then you can use "value = mo.group(N)" to extract the value matched by the Nth group from the matching object. "value = mo.group(1)" returns the first extracted value; "value = mo.group(2)" returns the second; etc. An argument of 0 returns the string matched by the entire regular expression.</text:p>
              </text:list-item>
            </text:list>
            <text:p text:style-name="rststyle-textbody">In addition, you can:</text:p>
            <text:list xml:id="list172943566622647" text:style-name="rststyle-bulletlist">
              <text:list-item>
                <text:p text:style-name="rststyle-bulletitem">Use "values = mo.groups()" to get a tuple containing the strings matched by all groups.</text:p>
              </text:list-item>
              <text:list-item>
                <text:p text:style-name="rststyle-bulletitem">Use "mo.expand()" to interpolate the group values into a string. For example, "mo.expand(r'value1: \1 value2: \2')"inserts the values of the first and second group into a string. If the first group matched "aaa" and the second matched "bbb", then this example would produce "value1: aaa value2: bbb". For example:</text:p>
                <text:p text:style-name="P14">In [76]: mo = re.search(r'h: (\d*) w: (\d*)', 'h: 123 w: 456')<text:line-break/>In [77]: mo.expand(r'Height: \1 <text:s/>Width: \2')<text:line-break/>Out[77]: 'Height: 123 <text:s/>Width: 456'</text:p>
              </text:list-item>
            </text:list>
          </text:section>
          <text:section text:style-name="Sect1" text:name="Section95">
            <text:h text:style-name="rststyle-heading3" text:outline-level="3">2.2.5   Extracting multiple items</text:h>
            <text:p text:style-name="rststyle-textbody">You can extract multiple items with a single search. Here is an example:</text:p>
            <text:p text:style-name="rststyle-codeblock">import sys, re<text:line-break/><text:line-break/>pat = re.compile('aa([0-9]*)bb([0-9]*)cc')<text:line-break/><text:line-break/>while 1:<text:line-break/> <text:s text:c="3"/>line = raw_input('Enter a line ("q" to quit):')<text:line-break/> <text:s text:c="3"/>if line == 'q':<text:line-break/> <text:s text:c="7"/>break<text:line-break/> <text:s text:c="3"/>mo = pat.search(line)<text:line-break/> <text:s text:c="3"/>if mo:<text:line-break/> <text:s text:c="7"/>value1, value2 = mo.group(1, 2)<text:line-break/> <text:s text:c="7"/>print 'value1: %s <text:s/>value2: %s' % (value1, value2)<text:line-break/> <text:s text:c="3"/>else:<text:line-break/> <text:s text:c="7"/>print 'no match'</text:p>
            <text:p text:style-name="rststyle-textbody"><text:soft-page-break/>Comments:</text:p>
            <text:list xml:id="list172943018621620" text:style-name="rststyle-bulletlist">
              <text:list-item>
                <text:p text:style-name="rststyle-bulletitem">Use multiple parenthesized substrings in the regular expression to indicate the portions (groups) to be extracted.</text:p>
              </text:list-item>
              <text:list-item>
                <text:p text:style-name="rststyle-bulletitem">"mo.group(1, 2)" returns the values of the first and second group in the string matched.</text:p>
              </text:list-item>
              <text:list-item>
                <text:p text:style-name="rststyle-bulletitem">We could also have used "mo.groups()" to obtain a tuple that contains both values.</text:p>
              </text:list-item>
              <text:list-item>
                <text:p text:style-name="rststyle-bulletitem">Yet another alternative would have been to use the following: <text:span text:style-name="rststyle-inlineliteral">print mo.expand(r'value1: \1 value2: \2')</text:span>.</text:p>
              </text:list-item>
            </text:list>
          </text:section>
          <text:section text:style-name="Sect1" text:name="Section96">
            <text:h text:style-name="rststyle-heading3" text:outline-level="3">2.2.6   Replacing multiple items</text:h>
            <text:p text:style-name="rststyle-textbody">A simple way to perform multiple replacements using a regular expression is to use the <text:span text:style-name="rststyle-inlineliteral">re.subn()</text:span> function. Here is an example:</text:p>
            <text:p text:style-name="rststyle-codeblock">In [81]: re.subn(r'\d+', '***', 'there are 203 birds sitting in 2 trees')<text:line-break/>Out[81]: ('there are *** birds sitting in *** trees', 2)</text:p>
            <text:p text:style-name="rststyle-textbody">For more complex replacements, use a function instead of a constant replacement string:</text:p>
            <text:p text:style-name="rststyle-codeblock">import re<text:line-break/><text:line-break/>def repl_func(mo):<text:line-break/> <text:s text:c="3"/>s1 = mo.group(1)<text:line-break/> <text:s text:c="3"/>s2 = '*' * len(s1)<text:line-break/> <text:s text:c="3"/>return s2<text:line-break/><text:line-break/>def test():<text:line-break/> <text:s text:c="3"/>pat = r'(\d+)'<text:line-break/> <text:s text:c="3"/>in_str = 'there are 2034 birds in 21 trees'<text:line-break/> <text:s text:c="3"/>out_str, count = re.subn(pat, repl_func, in_str)<text:line-break/> <text:s text:c="3"/>print 'in: <text:s/>"%s"' % in_str<text:line-break/> <text:s text:c="3"/>print 'out: "%s"' % out_str<text:line-break/> <text:s text:c="3"/>print 'count: %d' % count<text:line-break/><text:line-break/>test()</text:p>
            <text:p text:style-name="rststyle-textbody">And when we run the above, it produces:</text:p>
            <text:p text:style-name="rststyle-codeblock">in: <text:s/>"there are 2034 birds in 21 trees"<text:line-break/>out: "there are **** birds in ** trees"<text:line-break/>count: 2</text:p>
            <text:p text:style-name="rststyle-textbody">Notes:</text:p>
            <text:list xml:id="list172943383184879" text:style-name="rststyle-bulletlist">
              <text:list-item>
                <text:p text:style-name="rststyle-bulletitem">The replacement function receives one argument, a match object.</text:p>
              </text:list-item>
              <text:list-item>
                <text:p text:style-name="rststyle-bulletitem">The <text:span text:style-name="rststyle-inlineliteral">re.subn()</text:span> function returns a tuple containing two values: (1) the string after replacements and (2) the number of replacements performed.</text:p>
              </text:list-item>
            </text:list>
            <text:p text:style-name="rststyle-textbody"><text:soft-page-break/>Here is an even more complex example -- You can locate sub-strings (slices) of a match and replace them:</text:p>
            <text:p text:style-name="rststyle-codeblock">import sys, re<text:line-break/><text:line-break/>pat = re.compile('aa([0-9]*)bb([0-9]*)cc')<text:line-break/><text:line-break/>while 1:<text:line-break/> <text:s text:c="3"/>line = raw_input('Enter a line ("q" to quit): ')<text:line-break/> <text:s text:c="3"/>if line == 'q':<text:line-break/> <text:s text:c="7"/>break<text:line-break/> <text:s text:c="3"/>mo = pat.search(line)<text:line-break/> <text:s text:c="3"/>if mo:<text:line-break/> <text:s text:c="7"/>value1, value2 = mo.group(1, 2)<text:line-break/> <text:s text:c="7"/>start1 = mo.start(1)<text:line-break/> <text:s text:c="7"/>end1 = mo.end(1)<text:line-break/> <text:s text:c="7"/>start2 = mo.start(2)<text:line-break/> <text:s text:c="7"/>end2 = mo.end(2)<text:line-break/> <text:s text:c="7"/>print 'value1: %s <text:s/>start1: %d <text:s/>end1: %d' % (value1, start1, end1)<text:line-break/> <text:s text:c="7"/>print 'value2: %s <text:s/>start2: %d <text:s/>end2: %d' % (value2, start2, end2)<text:line-break/> <text:s text:c="7"/>repl1 = raw_input('Enter replacement #1: ')<text:line-break/> <text:s text:c="7"/>repl2 = raw_input('Enter replacement #2: ')<text:line-break/> <text:s text:c="7"/>newline = (line[:start1] + repl1 + line[end1:start2] +<text:line-break/> <text:s text:c="11"/>repl2 + line[end2:])<text:line-break/> <text:s text:c="7"/>print 'newline: %s' % newline<text:line-break/> <text:s text:c="3"/>else:<text:line-break/> <text:s text:c="7"/>print 'no match'</text:p>
            <text:p text:style-name="rststyle-textbody">Explanation:</text:p>
            <text:list xml:id="list172941770059764" text:style-name="rststyle-bulletlist">
              <text:list-item>
                <text:p text:style-name="rststyle-bulletitem">Alternatively, use "mo.span(1)" instead of "mo.start(1)" and "mo.end(1)" in order to get the start and end of a sub-match in a single operation. "mo.span(1)"returns a tuple: (start, end).</text:p>
              </text:list-item>
              <text:list-item>
                <text:p text:style-name="rststyle-bulletitem">Put together a new string with string concatenation from pieces of the original string and replacement values. You can use string slices to get the sub-strings of the original string. In our case, the following gets the start of the string, adds the first replacement, adds the middle of the original string, adds the second replacement, and finally, adds the last part of the original string:</text:p>
                <text:p text:style-name="P14">newline = line[:start1] + repl1 + line[end1:start2] + repl2 + line[end2:]</text:p>
              </text:list-item>
            </text:list>
            <text:p text:style-name="rststyle-textbody">You can also use the sub function or method to do substitutions. Here is an example:</text:p>
            <text:p text:style-name="rststyle-codeblock">import sys, re<text:line-break/><text:line-break/>pat = re.compile('[0-9]+')<text:line-break/><text:line-break/>print 'Replacing decimal digits.'<text:line-break/><text:soft-page-break/>while 1:<text:line-break/> <text:s text:c="3"/>target = raw_input('Enter a target line ("q" to quit): ')<text:line-break/> <text:s text:c="3"/>if target == 'q':<text:line-break/> <text:s text:c="7"/>break<text:line-break/> <text:s text:c="3"/>repl = raw_input('Enter a replacement: ')<text:line-break/> <text:s text:c="3"/>result = pat.sub(repl, target)<text:line-break/> <text:s text:c="3"/>print 'result: %s' % result</text:p>
            <text:p text:style-name="rststyle-textbody">Here is another example of the use of a function to insert calculated replacements.</text:p>
            <text:p text:style-name="rststyle-codeblock">import sys, re, string<text:line-break/><text:line-break/>pat = re.compile('[a-m]+')<text:line-break/><text:line-break/>def replacer(mo):<text:line-break/> <text:s text:c="3"/>return string.upper(mo.group(0))<text:line-break/><text:line-break/>print 'Upper-casing a-m.'<text:line-break/>while 1:<text:line-break/> <text:s text:c="3"/>target = raw_input('Enter a target line ("q" to quit): ')<text:line-break/> <text:s text:c="3"/>if target == 'q':<text:line-break/> <text:s text:c="7"/>break<text:line-break/> <text:s text:c="3"/>result = pat.sub(replacer, target)<text:line-break/> <text:s text:c="3"/>print 'result: %s' % result</text:p>
            <text:p text:style-name="rststyle-textbody">Notes:</text:p>
            <text:list xml:id="list172942648708985" text:style-name="rststyle-bulletlist">
              <text:list-item>
                <text:p text:style-name="rststyle-bulletitem">If the replacement argument to sub is a function, that function must take one argument, a match object, and must return the modified (or replacement) value. The matched sub-string will be replaced by the value returned by this function.</text:p>
              </text:list-item>
              <text:list-item>
                <text:p text:style-name="rststyle-bulletitem">In our case, the function replacer converts the matched value to upper case.</text:p>
              </text:list-item>
            </text:list>
            <text:p text:style-name="rststyle-textbody">This is also a convenient use for a lambda instead of a named function, for example:</text:p>
            <text:p text:style-name="rststyle-codeblock">import sys, re, string<text:line-break/><text:line-break/>pat = re.compile('[a-m]+')<text:line-break/><text:line-break/>print 'Upper-casing a-m.'<text:line-break/>while 1:<text:line-break/> <text:s text:c="3"/>target = raw_input('Enter a target line ("q" to quit): ')<text:line-break/> <text:s text:c="3"/>if target == 'q':<text:line-break/> <text:s text:c="7"/>break<text:line-break/> <text:s text:c="3"/>result = pat.sub(<text:line-break/> <text:s text:c="7"/>lambda mo: string.upper(mo.group(0)),<text:line-break/> <text:s text:c="7"/>target)<text:line-break/> <text:s text:c="3"/>print 'result: %s' % result</text:p>
          </text:section>
        </text:section>
        <text:section text:style-name="Sect1" text:name="Section97">
          <text:h text:style-name="rststyle-heading2" text:outline-level="2">2.3   Iterator Objects</text:h>
          <text:p text:style-name="rststyle-textbody">Note 1: You will need a sufficiently recent version of Python in order to use iterators and generators. I believe that they were introduced in Python 2.2.</text:p>
          <text:p text:style-name="rststyle-textbody"><text:soft-page-break/>Note 2: The iterator protocol has changed slightly in Python version 3.0.</text:p>
          <text:p text:style-name="rststyle-textbody">Goals for this section:</text:p>
          <text:list xml:id="list172941515090523" text:style-name="rststyle-bulletlist">
            <text:list-item>
              <text:p text:style-name="rststyle-bulletitem">Learn how to implement a generator function, that is, a function which, when called, returns an iterator.</text:p>
            </text:list-item>
            <text:list-item>
              <text:p text:style-name="rststyle-bulletitem">Learn how to implement a class containing a generator method, that is, a method which, when called, returns an iterator.</text:p>
            </text:list-item>
            <text:list-item>
              <text:p text:style-name="rststyle-bulletitem">Learn the iterator protocol, specifically what methods an iterator must support and what those methods must do.</text:p>
            </text:list-item>
            <text:list-item>
              <text:p text:style-name="rststyle-bulletitem">Learn how to implement an iterator class, that is, a class whose instances are iterator objects.</text:p>
            </text:list-item>
            <text:list-item>
              <text:p text:style-name="rststyle-bulletitem">Learn how to implement recursive iterator generators, that is, an iterator generator which recursively produces iterator generators.</text:p>
            </text:list-item>
            <text:list-item>
              <text:p text:style-name="rststyle-bulletitem">Learn that your implementation of an iterator object (an iterator class) can "refresh" itself and learn at least one way to do this.</text:p>
            </text:list-item>
          </text:list>
          <text:p text:style-name="rststyle-textbody">Definitions:</text:p>
          <text:list xml:id="list172942134916491" text:style-name="rststyle-bulletlist">
            <text:list-item>
              <text:p text:style-name="rststyle-bulletitem">Iterator - And iterator is an object that satisfies (implements) the iterator protocol.</text:p>
            </text:list-item>
            <text:list-item>
              <text:p text:style-name="rststyle-bulletitem">Iterator protocol - An object implements the iterator protocol if it implements both a <text:span text:style-name="rststyle-inlineliteral">next()</text:span> and an <text:span text:style-name="rststyle-inlineliteral">__iter__()</text:span> method which satisfy these rules: (1) the <text:span text:style-name="rststyle-inlineliteral">__iter__()</text:span> method must return the iterator; (2) the <text:span text:style-name="rststyle-inlineliteral">next()</text:span> method should return the next item to be iterated over and when finished (there are no more items) should raise the <text:span text:style-name="rststyle-inlineliteral">StopIteration</text:span> exception. The iterator protocol is described at Iterator Types -- http://docs.python.org/library/stdtypes.html#iterator-types.</text:p>
            </text:list-item>
            <text:list-item>
              <text:p text:style-name="rststyle-bulletitem">Iterator class - A class that implements (satisfies) the iterator protocol. In particular, the class implements <text:span text:style-name="rststyle-inlineliteral">next()</text:span> and <text:span text:style-name="rststyle-inlineliteral">__iter__()</text:span> methods as described above and in Iterator Types -- http://docs.python.org/library/stdtypes.html#iterator-types.</text:p>
            </text:list-item>
            <text:list-item>
              <text:p text:style-name="rststyle-bulletitem">(Iterator) generator function - A function (or method) which, when called, returns an iterator object, that is, an object that satisfies the iterator protocol. A function containing a yield statement automatically becomes a generator.</text:p>
            </text:list-item>
            <text:list-item>
              <text:p text:style-name="rststyle-bulletitem">Generator expression - An expression which produces an iterator object. Generator expressions have a form similar to a list comprehension, but are enclosed in parentheses rather than square brackets. See example below.</text:p>
            </text:list-item>
          </text:list>
          <text:p text:style-name="rststyle-textbody">A few additional basic points:</text:p>
          <text:list xml:id="list172943505929635" text:style-name="rststyle-bulletlist">
            <text:list-item>
              <text:p text:style-name="rststyle-bulletitem">A function that contains a yield statement is a generator function. When called, it returns an iterator, that is, an object that provides <text:span text:style-name="rststyle-inlineliteral">next()</text:span> and <text:span text:style-name="rststyle-inlineliteral">__iter__()</text:span> methods.</text:p>
            </text:list-item>
            <text:list-item>
              <text:p text:style-name="rststyle-bulletitem">The iterator protocol is described here: Python Standard Library: Iterator Types -- http://docs.python.org/library/stdtypes.html#iterator-types.</text:p>
            </text:list-item>
            <text:list-item>
              <text:p text:style-name="rststyle-bulletitem"><text:soft-page-break/>A class that defines both a <text:span text:style-name="rststyle-inlineliteral">next()</text:span> method and a <text:span text:style-name="rststyle-inlineliteral">__iter__()</text:span> method satisfies the iterator protocol. So, instances of such a class will be iterators.</text:p>
            </text:list-item>
            <text:list-item>
              <text:p text:style-name="rststyle-bulletitem">Python provides a variety of ways to produce (implement) iterators. This section describes a few of those ways. You should also look at the <text:span text:style-name="rststyle-inlineliteral">iter()</text:span> built-in function, which is described in The Python Standard Library: Built-in Functions: iter() -- http://docs.python.org/library/functions.html#iter.</text:p>
            </text:list-item>
            <text:list-item>
              <text:p text:style-name="rststyle-bulletitem">An iterator can be used in an iterator context, for example in a for statement, in a list comprehension, and in a generator expression. When an iterator is used in an iterator context, the iterator produces its values.</text:p>
            </text:list-item>
          </text:list>
          <text:p text:style-name="rststyle-textbody">This section attempts to provide examples that illustrate the generator/iterator pattern.</text:p>
          <text:p text:style-name="rststyle-textbody">Why is this important?</text:p>
          <text:list xml:id="list172942368512474" text:style-name="rststyle-bulletlist">
            <text:list-item>
              <text:p text:style-name="rststyle-bulletitem">Once mastered, it is a simple, convenient, and powerful programming pattern.</text:p>
            </text:list-item>
            <text:list-item>
              <text:p text:style-name="rststyle-bulletitem">It has many and pervasive uses.</text:p>
            </text:list-item>
            <text:list-item>
              <text:p text:style-name="rststyle-bulletitem">It helps to lexically separate the producer code from the consumer code. Doing so makes it easier to locate problems and to modify or fix code in a way that is localized and does not have unwanted side-effects.</text:p>
            </text:list-item>
            <text:list-item>
              <text:p text:style-name="rststyle-bulletitem">Implementing your own iterators (and generators) enables you to define your own abstract sequences, that is, sequences whose composition are defined by your computations rather than by their presence in a container. In fact, your iterator can calculate or retrieve values as each one is requested.</text:p>
            </text:list-item>
          </text:list>
          <text:p text:style-name="rststyle-textbody">Examples - The remainder of this section provides a set of examples which implement and use iterators.</text:p>
          <text:section text:style-name="Sect1" text:name="Section98">
            <text:h text:style-name="rststyle-heading3" text:outline-level="3">2.3.1   Example - A generator function</text:h>
            <text:p text:style-name="rststyle-textbody">This function contains a yield statement. Therefore, when we call it, it produces an iterator:</text:p>
            <text:p text:style-name="rststyle-codeblock">def generateItems(seq):<text:line-break/> <text:s text:c="3"/>for item in seq:<text:line-break/> <text:s text:c="7"/>yield 'item: %s' % item<text:line-break/><text:line-break/>anIter = generateItems([])<text:line-break/>print 'dir(anIter):', dir(anIter)<text:line-break/>anIter = generateItems([111,222,333])<text:line-break/>for x in anIter:<text:line-break/> <text:s text:c="3"/>print x<text:line-break/>anIter = generateItems(['aaa', 'bbb', 'ccc'])<text:line-break/>print anIter.next()<text:line-break/>print anIter.next()<text:line-break/>print anIter.next()<text:line-break/>print anIter.next()</text:p>
            <text:p text:style-name="rststyle-textbody">Running this example produces the following output:</text:p>
            <text:p text:style-name="rststyle-codeblock"><text:soft-page-break/>dir(anIter): ['__class__', '__delattr__', '__doc__', '__getattribute__',<text:line-break/>'__hash__', '__init__', '__iter__', '__new__', '__reduce__',<text:line-break/>'__reduce_ex__', '__repr__', '__setattr__', '__str__', 'gi_frame',<text:line-break/>'gi_running', 'next']<text:line-break/>item: 111<text:line-break/>item: 222<text:line-break/>item: 333<text:line-break/>item: aaa<text:line-break/>item: bbb<text:line-break/>item: ccc<text:line-break/>Traceback (most recent call last):<text:line-break/> <text:s/>File "iterator_generator.py", line 14, in ?<text:line-break/> <text:s text:c="3"/>print anIter.next()<text:line-break/>StopIteration</text:p>
            <text:p text:style-name="rststyle-textbody">Notes and explanation:</text:p>
            <text:list xml:id="list172942481357726" text:style-name="rststyle-bulletlist">
              <text:list-item>
                <text:p text:style-name="rststyle-bulletitem">The value returned by the call to the generator (function) is an iterator. It obeys the iterator protocol. That is, <text:span text:style-name="rststyle-inlineliteral">dir(anIter)</text:span> shows that it has both <text:span text:style-name="rststyle-inlineliteral">__iter__()</text:span> and <text:span text:style-name="rststyle-inlineliteral">next()</text:span> methods.</text:p>
              </text:list-item>
              <text:list-item>
                <text:p text:style-name="rststyle-bulletitem">Because this object is an iterator, we can use a for statement to iterate over the values returned by the generator.</text:p>
              </text:list-item>
              <text:list-item>
                <text:p text:style-name="rststyle-bulletitem">We can also get its values by repeatedly calling the <text:span text:style-name="rststyle-inlineliteral">next()</text:span> method, until it raises the StopIteration exception. This ability to call the next method enables us to pass the iterator object around and get values at different locations in our code.</text:p>
              </text:list-item>
              <text:list-item>
                <text:p text:style-name="rststyle-bulletitem">Once we have obtained all the values from an iterator, it is, in effect, "empty" or "exhausted". The iterator protocol, in fact, specifies that once an iterator raises the StopIteration exception, it should continue to do so. Another way to say this is that there is no "rewind" operation. But, you can call the the generator function again to get a "fresh" iterator.</text:p>
              </text:list-item>
            </text:list>
            <text:p text:style-name="rststyle-textbody">An alternative and perhaps simpler way to create an interator is to use a generator expression. This can be useful when you already have a collection or iterator to work with.</text:p>
            <text:p text:style-name="rststyle-textbody">Then following example implements a function that returns a generator object. The effect is to generate the objects in a collection which excluding items in a separte collection:</text:p>
            <text:p text:style-name="rststyle-codeblock">DATA = [<text:line-break/> <text:s text:c="3"/>'lemon',<text:line-break/> <text:s text:c="3"/>'lime',<text:line-break/> <text:s text:c="3"/>'grape',<text:line-break/> <text:s text:c="3"/>'apple',<text:line-break/> <text:s text:c="3"/>'pear',<text:line-break/> <text:s text:c="3"/>'watermelon',<text:line-break/> <text:s text:c="3"/>'canteloupe',<text:line-break/> <text:s text:c="3"/>'honeydew',<text:line-break/> <text:s text:c="3"/>'orange',<text:line-break/><text:soft-page-break/> <text:s text:c="3"/>'grapefruit',<text:line-break/> <text:s text:c="3"/>]<text:line-break/><text:line-break/>def make_producer(collection, excludes):<text:line-break/> <text:s text:c="3"/>gen = (item for item in collection if item not in excludes)<text:line-break/> <text:s text:c="3"/>return gen<text:line-break/><text:line-break/>def test():<text:line-break/> <text:s text:c="3"/>iter1 = make_producer(DATA, ('apple', 'orange', 'honeydew', ))<text:line-break/> <text:s text:c="3"/>print '%s' % iter1<text:line-break/> <text:s text:c="3"/>for fruit in iter1:<text:line-break/> <text:s text:c="7"/>print fruit<text:line-break/><text:line-break/>test()</text:p>
            <text:p text:style-name="rststyle-textbody">When run, this example produces the following:</text:p>
            <text:p text:style-name="rststyle-codeblock">$ python workbook063.py<text:line-break/>&lt;generator object &lt;genexpr&gt; at 0x7fb3d0f1bc80&gt;<text:line-break/>lemon<text:line-break/>lime<text:line-break/>grape<text:line-break/>pear<text:line-break/>watermelon<text:line-break/>canteloupe<text:line-break/>grapefruit</text:p>
            <text:p text:style-name="rststyle-textbody">Notes:</text:p>
            <text:list xml:id="list172943046476875" text:style-name="rststyle-bulletlist">
              <text:list-item>
                <text:p text:style-name="rststyle-bulletitem">A generator expression looks almost like a list comprehension, but is surrounded by parentheses rather than square brackets. For more on list comprehensions see section Example - A list comprehension.</text:p>
              </text:list-item>
              <text:list-item>
                <text:p text:style-name="rststyle-bulletitem">The <text:span text:style-name="rststyle-inlineliteral">make_producer</text:span> function returns the object produced by the generator expression.</text:p>
              </text:list-item>
            </text:list>
          </text:section>
          <text:section text:style-name="Sect1" text:name="Section99">
            <text:h text:style-name="rststyle-heading3" text:outline-level="3">2.3.2   Example - A class containing a generator method</text:h>
            <text:p text:style-name="rststyle-textbody">Each time this method is called, it produces a (new) iterator object. This method is analogous to the iterkeys and itervalues methods in the dictionary built-in object:</text:p>
            <text:p text:style-name="rststyle-codeblock">#<text:line-break/># A class that provides an iterator generator method.<text:line-break/>#<text:line-break/>class Node:<text:line-break/> <text:s text:c="3"/>def __init__(self, name='&lt;noname&gt;', value='&lt;novalue&gt;', children=None):<text:line-break/> <text:s text:c="7"/>self.name = name<text:line-break/> <text:s text:c="7"/>self.value = value<text:line-break/> <text:s text:c="7"/>self.children = children<text:line-break/> <text:s text:c="7"/>if children is None:<text:line-break/> <text:s text:c="11"/>self.children = []<text:line-break/><text:soft-page-break/> <text:s text:c="7"/>else:<text:line-break/> <text:s text:c="11"/>self.children = children<text:line-break/> <text:s text:c="3"/>def set_name(self, name): self.name = name<text:line-break/> <text:s text:c="3"/>def get_name(self): return self.name<text:line-break/> <text:s text:c="3"/>def set_value(self, value): self.value = value<text:line-break/> <text:s text:c="3"/>def get_value(self): return self.value<text:line-break/> <text:s text:c="3"/>def iterchildren(self):<text:line-break/> <text:s text:c="7"/>for child in self.children:<text:line-break/> <text:s text:c="11"/>yield child<text:line-break/> <text:s text:c="3"/>#<text:line-break/> <text:s text:c="3"/># Print information on this node and walk over all children and<text:line-break/> <text:s text:c="3"/># <text:s text:c="2"/>grandchildren ...<text:line-break/> <text:s text:c="3"/>def walk(self, level=0):<text:line-break/> <text:s text:c="7"/>print '%sname: %s <text:s/>value: %s' % (<text:line-break/> <text:s text:c="11"/>get_filler(level), self.get_name(), self.get_value(), )<text:line-break/> <text:s text:c="7"/>for child in self.iterchildren():<text:line-break/> <text:s text:c="11"/>child.walk(level + 1)<text:line-break/><text:line-break/>#<text:line-break/># An function that is the equivalent of the walk() method in<text:line-break/># <text:s text:c="2"/>class Node.<text:line-break/>#<text:line-break/>def walk(node, level=0):<text:line-break/> <text:s text:c="3"/>print '%sname: %s <text:s/>value: %s' % (<text:line-break/> <text:s text:c="7"/>get_filler(level), node.get_name(), node.get_value(), )<text:line-break/> <text:s text:c="3"/>for child in node.iterchildren():<text:line-break/> <text:s text:c="7"/>walk(child, level + 1)<text:line-break/><text:line-break/>def get_filler(level):<text:line-break/> <text:s text:c="3"/>return ' <text:s text:c="3"/>' * level<text:line-break/><text:line-break/>def test():<text:line-break/> <text:s text:c="3"/>a7 = Node('gilbert', '777')<text:line-break/> <text:s text:c="3"/>a6 = Node('fred', '666')<text:line-break/> <text:s text:c="3"/>a5 = Node('ellie', '555')<text:line-break/> <text:s text:c="3"/>a4 = Node('daniel', '444')<text:line-break/> <text:s text:c="3"/>a3 = Node('carl', '333', [a4, a5])<text:line-break/> <text:s text:c="3"/>a2 = Node('bill', '222', [a6, a7])<text:line-break/> <text:s text:c="3"/>a1 = Node('alice', '111', [a2, a3])<text:line-break/> <text:s text:c="3"/># Use the walk method to walk the entire tree.<text:line-break/> <text:s text:c="3"/>print 'Using the method:'<text:line-break/> <text:s text:c="3"/>a1.walk()<text:line-break/> <text:s text:c="3"/>print '=' * 30<text:line-break/> <text:s text:c="3"/># Use the walk function to walk the entire tree.<text:line-break/> <text:s text:c="3"/>print 'Using the function:'<text:line-break/> <text:s text:c="3"/>walk(a1)<text:line-break/><text:line-break/>test()</text:p>
            <text:p text:style-name="rststyle-textbody">Running this example produces the following output:</text:p>
            <text:p text:style-name="rststyle-codeblock">Using the method:<text:line-break/>name: alice <text:s/>value: 111<text:line-break/><text:soft-page-break/> <text:s text:c="3"/>name: bill <text:s/>value: 222<text:line-break/> <text:s text:c="7"/>name: fred <text:s/>value: 666<text:line-break/> <text:s text:c="7"/>name: gilbert <text:s/>value: 777<text:line-break/> <text:s text:c="3"/>name: carl <text:s/>value: 333<text:line-break/> <text:s text:c="7"/>name: daniel <text:s/>value: 444<text:line-break/> <text:s text:c="7"/>name: ellie <text:s/>value: 555<text:line-break/>==============================<text:line-break/>Using the function:<text:line-break/>name: alice <text:s/>value: 111<text:line-break/> <text:s text:c="3"/>name: bill <text:s/>value: 222<text:line-break/> <text:s text:c="7"/>name: fred <text:s/>value: 666<text:line-break/> <text:s text:c="7"/>name: gilbert <text:s/>value: 777<text:line-break/> <text:s text:c="3"/>name: carl <text:s/>value: 333<text:line-break/> <text:s text:c="7"/>name: daniel <text:s/>value: 444<text:line-break/> <text:s text:c="7"/>name: ellie <text:s/>value: 555</text:p>
            <text:p text:style-name="rststyle-textbody">Notes and explanation:</text:p>
            <text:list xml:id="list172942366502823" text:style-name="rststyle-bulletlist">
              <text:list-item>
                <text:p text:style-name="rststyle-bulletitem">This class contains a method iterchildren which, when called, returns an iterator.</text:p>
              </text:list-item>
              <text:list-item>
                <text:p text:style-name="rststyle-bulletitem">The yield statement in the method iterchildren makes it into a generator.</text:p>
              </text:list-item>
              <text:list-item>
                <text:p text:style-name="rststyle-bulletitem">The yield statement returns one item each time it is reached. The next time the iterator object is "called" it resumes immediately after the yield statement.</text:p>
              </text:list-item>
              <text:list-item>
                <text:p text:style-name="rststyle-bulletitem">A function may have any number of yield statements.</text:p>
              </text:list-item>
              <text:list-item>
                <text:p text:style-name="rststyle-bulletitem">A for statement will iterate over all the items produced by an iterator object.</text:p>
              </text:list-item>
              <text:list-item>
                <text:p text:style-name="rststyle-bulletitem">This example shows two ways to use the generator, specifically: (1) the walk method in the class Node and (2) the walk function. Both call the generator iterchildren and both do pretty much the same thing.</text:p>
              </text:list-item>
            </text:list>
          </text:section>
          <text:section text:style-name="Sect1" text:name="Section100">
            <text:h text:style-name="rststyle-heading3" text:outline-level="3">2.3.3   Example - An iterator class</text:h>
            <text:p text:style-name="rststyle-textbody">This class implements the iterator protocol. Therefore, instances of this class are iterators. The presence of the <text:span text:style-name="rststyle-inlineliteral">next()</text:span> and <text:span text:style-name="rststyle-inlineliteral">__iter__()</text:span> methods means that this class implements the iterator protocol and makes instances of this class iterators.</text:p>
            <text:p text:style-name="rststyle-textbody">Note that when an iterator is "exhausted" it, normally, cannot be reused to iterate over the sequence. However, in this example, we provide a refresh method which enables us to "rewind" and reuse the iterator instance:</text:p>
            <text:p text:style-name="rststyle-codeblock">#<text:line-break/># An iterator class that does *not* use ``yield``.<text:line-break/># <text:s text:c="2"/>This iterator produces every other item in a sequence.<text:line-break/>#<text:line-break/>class IteratorExample:<text:line-break/> <text:s text:c="3"/>def __init__(self, seq):<text:line-break/> <text:s text:c="7"/>self.seq = seq<text:line-break/> <text:s text:c="7"/>self.idx = 0<text:line-break/> <text:s text:c="3"/>def next(self):<text:line-break/> <text:s text:c="7"/>self.idx += 1<text:line-break/> <text:s text:c="7"/>if self.idx &gt;= len(self.seq):<text:line-break/><text:soft-page-break/> <text:s text:c="11"/>raise StopIteration<text:line-break/> <text:s text:c="7"/>value = self.seq[self.idx]<text:line-break/> <text:s text:c="7"/>self.idx += 1<text:line-break/> <text:s text:c="7"/>return value<text:line-break/> <text:s text:c="3"/>def __iter__(self):<text:line-break/> <text:s text:c="7"/>return self<text:line-break/> <text:s text:c="3"/>def refresh(self):<text:line-break/> <text:s text:c="7"/>self.idx = 0<text:line-break/><text:line-break/>def test_iteratorexample():<text:line-break/> <text:s text:c="3"/>a = IteratorExample('edcba')<text:line-break/> <text:s text:c="3"/>for x in a:<text:line-break/> <text:s text:c="7"/>print x<text:line-break/> <text:s text:c="3"/>print '----------'<text:line-break/> <text:s text:c="3"/>a.refresh()<text:line-break/> <text:s text:c="3"/>for x in a:<text:line-break/> <text:s text:c="7"/>print x<text:line-break/> <text:s text:c="3"/>print '=' * 30<text:line-break/> <text:s text:c="3"/>a = IteratorExample('abcde')<text:line-break/> <text:s text:c="3"/>try:<text:line-break/> <text:s text:c="7"/>print a.next()<text:line-break/> <text:s text:c="7"/>print a.next()<text:line-break/> <text:s text:c="7"/>print a.next()<text:line-break/> <text:s text:c="7"/>print a.next()<text:line-break/> <text:s text:c="7"/>print a.next()<text:line-break/> <text:s text:c="7"/>print a.next()<text:line-break/> <text:s text:c="3"/>except StopIteration, e:<text:line-break/> <text:s text:c="7"/>print 'stopping', e<text:line-break/><text:line-break/>test_iteratorexample()</text:p>
            <text:p text:style-name="rststyle-textbody">Running this example produces the following output:</text:p>
            <text:p text:style-name="rststyle-codeblock">d<text:line-break/>b<text:line-break/>----------<text:line-break/>d<text:line-break/>b<text:line-break/>==============================<text:line-break/>b<text:line-break/>d<text:line-break/>stopping</text:p>
            <text:p text:style-name="rststyle-textbody">Notes and explanation:</text:p>
            <text:list xml:id="list172942915441014" text:style-name="rststyle-bulletlist">
              <text:list-item>
                <text:p text:style-name="rststyle-bulletitem">The next method must keep track of where it is and what item it should produce next.</text:p>
              </text:list-item>
              <text:list-item>
                <text:p text:style-name="rststyle-bulletitem"><text:span text:style-name="rststyle-strong">Alert:</text:span> The iterator protocol has changed slightly in Python 3.0. In particular, the <text:span text:style-name="rststyle-inlineliteral">next()</text:span> method has been renamed to <text:span text:style-name="rststyle-inlineliteral">__next__()</text:span>. See: Python Standard Library: Iterator Types -- http://docs.python.org/3.0/library/stdtypes.html#iterator-types.</text:p>
              </text:list-item>
            </text:list>
          </text:section>
          <text:section text:style-name="Sect1" text:name="Section101">
            <text:h text:style-name="rststyle-heading3" text:outline-level="3"><text:soft-page-break/>2.3.4   Example - An iterator class that uses yield</text:h>
            <text:p text:style-name="rststyle-textbody">There may be times when the next method is easier and more straight-forward to implement using yield. If so, then this class might serve as an model. If you do not feel the need to do this, then you should ignore this example:</text:p>
            <text:p text:style-name="rststyle-codeblock">#<text:line-break/># An iterator class that uses ``yield``.<text:line-break/># <text:s text:c="2"/>This iterator produces every other item in a sequence.<text:line-break/>#<text:line-break/>class YieldIteratorExample:<text:line-break/> <text:s text:c="3"/>def __init__(self, seq):<text:line-break/> <text:s text:c="7"/>self.seq = seq<text:line-break/> <text:s text:c="7"/>self.iterator = self._next()<text:line-break/> <text:s text:c="7"/>self.next = self.iterator.next<text:line-break/> <text:s text:c="3"/>def _next(self):<text:line-break/> <text:s text:c="7"/>flag = 0<text:line-break/> <text:s text:c="7"/>for x in self.seq:<text:line-break/> <text:s text:c="11"/>if flag:<text:line-break/> <text:s text:c="15"/>flag = 0<text:line-break/> <text:s text:c="15"/>yield x<text:line-break/> <text:s text:c="11"/>else:<text:line-break/> <text:s text:c="15"/>flag = 1<text:line-break/> <text:s text:c="3"/>def __iter__(self):<text:line-break/> <text:s text:c="7"/>return self.iterator<text:line-break/> <text:s text:c="3"/>def refresh(self):<text:line-break/> <text:s text:c="7"/>self.iterator = self._next()<text:line-break/> <text:s text:c="7"/>self.next = self.iterator.next<text:line-break/><text:line-break/>def test_yielditeratorexample():<text:line-break/> <text:s text:c="3"/>a = YieldIteratorExample('edcba')<text:line-break/> <text:s text:c="3"/>for x in a:<text:line-break/> <text:s text:c="7"/>print x<text:line-break/> <text:s text:c="3"/>print '----------'<text:line-break/> <text:s text:c="3"/>a.refresh()<text:line-break/> <text:s text:c="3"/>for x in a:<text:line-break/> <text:s text:c="7"/>print x<text:line-break/> <text:s text:c="3"/>print '=' * 30<text:line-break/> <text:s text:c="3"/>a = YieldIteratorExample('abcde')<text:line-break/> <text:s text:c="3"/>try:<text:line-break/> <text:s text:c="7"/>print a.next()<text:line-break/> <text:s text:c="7"/>print a.next()<text:line-break/> <text:s text:c="7"/>print a.next()<text:line-break/> <text:s text:c="7"/>print a.next()<text:line-break/> <text:s text:c="7"/>print a.next()<text:line-break/> <text:s text:c="7"/>print a.next()<text:line-break/> <text:s text:c="3"/>except StopIteration, e:<text:line-break/> <text:s text:c="7"/>print 'stopping', e<text:line-break/><text:line-break/>test_yielditeratorexample()</text:p>
            <text:p text:style-name="rststyle-textbody">Running this example produces the following output:</text:p>
            <text:p text:style-name="rststyle-codeblock"><text:soft-page-break/>d<text:line-break/>b<text:line-break/>----------<text:line-break/>d<text:line-break/>b<text:line-break/>==============================<text:line-break/>b<text:line-break/>d<text:line-break/>stopping</text:p>
            <text:p text:style-name="rststyle-textbody">Notes and explanation:</text:p>
            <text:list xml:id="list172942253549017" text:style-name="rststyle-bulletlist">
              <text:list-item>
                <text:p text:style-name="rststyle-bulletitem">Because the _next method uses yield, calling it (actually, calling the iterator object it produces) in an iterator context causes it to be "resumed" immediately after the yield statement. This reduces bookkeeping a bit.</text:p>
              </text:list-item>
              <text:list-item>
                <text:p text:style-name="rststyle-bulletitem">However, with this style, we must explicitly produce an iterator. We do this by calling the _next method, which contains a yield statement, and is therefore a generator. The following code in our constructor (<text:span text:style-name="rststyle-inlineliteral">__init__</text:span>) completes the set-up of our class as an iterator class:</text:p>
                <text:p text:style-name="P14">self.iterator = self._next()<text:line-break/>self.next = self.iterator.next</text:p>
                <text:p text:style-name="rststyle-bulletitem">Remember that we need both <text:span text:style-name="rststyle-inlineliteral">__iter__()</text:span> and <text:span text:style-name="rststyle-inlineliteral">next()</text:span> methods in <text:span text:style-name="rststyle-inlineliteral">YieldIteratorExample</text:span> to satisfy the iterator protocol. The <text:span text:style-name="rststyle-inlineliteral">__iter__()</text:span> method is already there and the above code in the constructor creates the <text:span text:style-name="rststyle-inlineliteral">next()</text:span> method.</text:p>
              </text:list-item>
            </text:list>
          </text:section>
          <text:section text:style-name="Sect1" text:name="Section102">
            <text:h text:style-name="rststyle-heading3" text:outline-level="3">2.3.5   Example - A list comprehension</text:h>
            <text:p text:style-name="rststyle-textbody">A list comprehension looks a bit like an iterator, but it produces a list. See: The Python Language Reference: List displays -- http://docs.python.org/reference/expressions.html#list-displays for more on list comprehensions.</text:p>
            <text:p text:style-name="rststyle-textbody">Here is an example:</text:p>
            <text:p text:style-name="rststyle-codeblock">In [4]: def f(x):<text:line-break/> <text:s text:c="2"/>...: <text:s text:c="4"/>return x * 3<text:line-break/> <text:s text:c="2"/>...:<text:line-break/>In [5]: list1 = [11, 22, 33]<text:line-break/>In [6]: list2 = [f(x) for x in list1]<text:line-break/>In [7]: print list2<text:line-break/>[33, 66, 99]</text:p>
          </text:section>
          <text:section text:style-name="Sect1" text:name="Section103">
            <text:h text:style-name="rststyle-heading3" text:outline-level="3">2.3.6   Example - A generator expression</text:h>
            <text:p text:style-name="rststyle-textbody">A generator expression looks quite similar to a list comprehension, but is enclosed in <text:soft-page-break/>parentheses rather than square brackets. Unlike a list comprehension, a generator expression does not produce a list; it produces an generator object. A generator object is an iterator.</text:p>
            <text:p text:style-name="rststyle-textbody">For more on generator expressions, see The Python Language Reference: Generator expressions -- http://docs.python.org/reference/expressions.html#generator-expressions.</text:p>
            <text:p text:style-name="rststyle-textbody">The following example uses a generator expression to produce an iterator:</text:p>
            <text:p text:style-name="rststyle-codeblock">mylist = range(10)<text:line-break/><text:line-break/>def f(x):<text:line-break/> <text:s text:c="3"/>return x*3<text:line-break/><text:line-break/>genexpr = (f(x) for x in mylist)<text:line-break/><text:line-break/>for x in genexpr:<text:line-break/> <text:s text:c="3"/>print x</text:p>
            <text:p text:style-name="rststyle-textbody">Notes and explanation:</text:p>
            <text:list xml:id="list172941625167216" text:style-name="rststyle-bulletlist">
              <text:list-item>
                <text:p text:style-name="rststyle-bulletitem">The generator expression (f(x) for x in mylist) produces an iterator object.</text:p>
              </text:list-item>
              <text:list-item>
                <text:p text:style-name="rststyle-bulletitem">Notice that we can use the iterator object later in our code, can save it in a data structure, and can pass it to a function.</text:p>
              </text:list-item>
            </text:list>
          </text:section>
        </text:section>
        <text:section text:style-name="Sect1" text:name="Section104">
          <text:h text:style-name="rststyle-heading2" text:outline-level="2">2.4   Unit Tests</text:h>
          <text:p text:style-name="rststyle-textbody">Unit test and the Python unit test framework provide a convenient way to define and run tests that ensure that a Python application produces specified results.</text:p>
          <text:p text:style-name="rststyle-textbody">This section, while it will not attempt to explain everything about the unit test framework, will provide examples of several straight-forward ways to construct and run tests.</text:p>
          <text:p text:style-name="rststyle-textbody">Some assumptions:</text:p>
          <text:list xml:id="list172941568368827" text:style-name="rststyle-bulletlist">
            <text:list-item>
              <text:p text:style-name="rststyle-bulletitem">We are going to develop a software project incrementally. We will not implement and release all at once. Therefore, each time we add to our existing code base, we need a way to verify that our additions (and fixes) have not caused new problems in old code.</text:p>
            </text:list-item>
            <text:list-item>
              <text:p text:style-name="rststyle-bulletitem">Adding new code to existing code will cause problems. We need to be able to check/test for those problems at each step.</text:p>
            </text:list-item>
            <text:list-item>
              <text:p text:style-name="rststyle-bulletitem">As we add code, we need to be able to add tests for that new code, too.</text:p>
            </text:list-item>
          </text:list>
          <text:section text:style-name="Sect1" text:name="Section105">
            <text:h text:style-name="rststyle-heading3" text:outline-level="3">2.4.1   Defining unit tests</text:h>
            <text:section text:style-name="Sect1" text:name="Section106">
              <text:h text:style-name="rststyle-heading4" text:outline-level="4">2.4.1.1   Create a test class.</text:h>
              <text:p text:style-name="rststyle-textbody">In the test class, implement a number of methods to perform your tests. Name your test <text:soft-page-break/>methods with the prefix "test". Here is an example:</text:p>
              <text:p text:style-name="rststyle-codeblock">import unittest<text:line-break/><text:line-break/>class MyTest(unittest.TestCase):<text:line-break/> <text:s text:c="3"/>def test_one(self):<text:line-break/> <text:s text:c="7"/># some test code<text:line-break/> <text:s text:c="7"/>pass<text:line-break/> <text:s text:c="3"/>def test_two(self):<text:line-break/> <text:s text:c="7"/># some test code<text:line-break/> <text:s text:c="7"/>pass</text:p>
              <text:p text:style-name="rststyle-textbody">Create a test harness. Here is an example:</text:p>
              <text:p text:style-name="rststyle-codeblock">import unittest<text:line-break/><text:line-break/># make the test suite.<text:line-break/>def suite():<text:line-break/> <text:s text:c="3"/>loader = unittest.TestLoader()<text:line-break/> <text:s text:c="3"/>testsuite = loader.loadTestsFromTestCase(MyTest)<text:line-break/> <text:s text:c="3"/>return testsuite<text:line-break/><text:line-break/># Make the test suite; run the tests.<text:line-break/>def test():<text:line-break/> <text:s text:c="3"/>testsuite = suite()<text:line-break/> <text:s text:c="3"/>runner = unittest.TextTestRunner(sys.stdout, verbosity=2)<text:line-break/> <text:s text:c="3"/>result = runner.run(testsuite)</text:p>
              <text:p text:style-name="rststyle-textbody">Here is a more complete example:</text:p>
              <text:p text:style-name="rststyle-codeblock">import sys, StringIO, string<text:line-break/>import unittest<text:line-break/>import webserv_example_heavy_sub<text:line-break/><text:line-break/># A comparison function for case-insenstive sorting.<text:line-break/>def mycmpfunc(arg1, arg2):<text:line-break/> <text:s text:c="3"/>return cmp(string.lower(arg1), string.lower(arg2))<text:line-break/><text:line-break/>class XmlTest(unittest.TestCase):<text:line-break/> <text:s text:c="3"/>def test_import_export1(self):<text:line-break/> <text:s text:c="7"/>inFile = file('test1_in.xml', 'r')<text:line-break/> <text:s text:c="7"/>inContent = inFile.read()<text:line-break/> <text:s text:c="7"/>inFile.close()<text:line-break/> <text:s text:c="7"/>doc = webserv_example_heavy_sub.parseString(inContent)<text:line-break/> <text:s text:c="7"/>outFile = StringIO.StringIO()<text:line-break/> <text:s text:c="7"/>outFile.write('&lt;?xml version="1.0" ?&gt;\n')<text:line-break/> <text:s text:c="7"/>doc.export(outFile, 0)<text:line-break/> <text:s text:c="7"/>outContent = outFile.getvalue()<text:line-break/> <text:s text:c="7"/>outFile.close()<text:line-break/> <text:s text:c="7"/>self.failUnless(inContent == outContent)<text:line-break/><text:line-break/># make the test suite.<text:line-break/>def suite():<text:line-break/><text:soft-page-break/> <text:s text:c="3"/>loader = unittest.TestLoader()<text:line-break/> <text:s text:c="3"/># Change the test method prefix: test --&gt; trial.<text:line-break/> <text:s text:c="3"/>#loader.testMethodPrefix = 'trial'<text:line-break/> <text:s text:c="3"/># Change the comparison function that determines the order of tests.<text:line-break/> <text:s text:c="3"/>#loader.sortTestMethodsUsing = mycmpfunc<text:line-break/> <text:s text:c="3"/>testsuite = loader.loadTestsFromTestCase(XmlTest)<text:line-break/> <text:s text:c="3"/>return testsuite<text:line-break/><text:line-break/># Make the test suite; run the tests.<text:line-break/>def test_main():<text:line-break/> <text:s text:c="3"/>testsuite = suite()<text:line-break/> <text:s text:c="3"/>runner = unittest.TextTestRunner(sys.stdout, verbosity=2)<text:line-break/> <text:s text:c="3"/>result = runner.run(testsuite)<text:line-break/><text:line-break/>if __name__ == "__main__":<text:line-break/> <text:s text:c="3"/>test_main()</text:p>
              <text:p text:style-name="rststyle-textbody">Running the above script produces the following output:</text:p>
              <text:p text:style-name="rststyle-codeblock">test_import_export (__main__.XmlTest) ... ok<text:line-break/><text:line-break/>----------------------------------------------------------------------<text:line-break/>Ran 1 test in 0.035s<text:line-break/><text:line-break/>OK</text:p>
              <text:p text:style-name="rststyle-textbody">A few notes on this example:</text:p>
              <text:list xml:id="list172942996606340" text:style-name="rststyle-bulletlist">
                <text:list-item>
                  <text:p text:style-name="rststyle-bulletitem">This example tests the ability to parse an xml document test1_in.xml and export that document back to XML. The test succeeds if the input XML document and the exported XML document are the same.</text:p>
                </text:list-item>
                <text:list-item>
                  <text:p text:style-name="P10">The code which is being tested parses an XML document returned by a request to Amazon Web services. You can learn more about Amazon Web services at: http://www.amazon.com/webservices. This code was generated from an XML Schema document by generateDS.py. So we are in effect, testing generateDS.py. You can find generateDS.py at: http://<text:span text:style-name="T2">http://www.davekuhlman.org/#generateds-py</text:span>.</text:p>
                </text:list-item>
                <text:list-item>
                  <text:p text:style-name="rststyle-bulletitem">Testing for success/failure and reporting failures -- Use the methods listed at http://www.python.org/doc/current/lib/testcase-objects.html to test for and report success and failure. In our example, we used "self.failUnless(inContent == outContent)" to ensure that the content we parsed and the content that we exported were the same.</text:p>
                </text:list-item>
                <text:list-item>
                  <text:p text:style-name="rststyle-bulletitem">Add additional tests by adding methods whose names have the prefix "test". If you prefer a different prefix for tests names, add something like the following to the above script:</text:p>
                  <text:p text:style-name="P14">loader.testMethodPrefix = 'trial'</text:p>
                </text:list-item>
                <text:list-item>
                  <text:p text:style-name="rststyle-bulletitem"><text:soft-page-break/>By default, the tests are run in the order of their names sorted by the cmp function. So, if needed, you can control the order of execution of tests by selecting their names, for example, using names like test_1_checkderef, test_2_checkcalc, etc. Or, you can change the comparison function by adding something like the following to the above script:</text:p>
                  <text:p text:style-name="P14">loader.sortTestMethodsUsing = mycmpfunc</text:p>
                </text:list-item>
              </text:list>
              <text:p text:style-name="rststyle-textbody">As a bit of motivation for creating and using unit tests, while developing this example, I discovered several errors (or maybe "special features") in <text:span text:style-name="rststyle-inlineliteral">generateDS.py</text:span>.</text:p>
            </text:section>
          </text:section>
        </text:section>
        <text:section text:style-name="Sect1" text:name="Section107">
          <text:h text:style-name="rststyle-heading2" text:outline-level="2">2.5   Extending and embedding Python</text:h>
          <text:section text:style-name="Sect1" text:name="Section108">
            <text:h text:style-name="rststyle-heading3" text:outline-level="3">2.5.1   Introduction and concepts</text:h>
            <text:p text:style-name="rststyle-textbody">Extending vs. embedding -- They are different but related:</text:p>
            <text:list xml:id="list172943233315196" text:style-name="rststyle-bulletlist">
              <text:list-item>
                <text:p text:style-name="rststyle-bulletitem">Extending Python means to implement an extension module or an extension type. An extension module creates a new Python module which is implemented in C/C++. From Python code, an extension module appears to be just like a module implemented in Python code. An extension type creates a new Python (built-in) type which is implemented in C/C++. From Python code, an extension type appears to be just like a built-in type.</text:p>
              </text:list-item>
              <text:list-item>
                <text:p text:style-name="rststyle-bulletitem">Embedding Python, by contrast, is to put the Python interpreter within an application (i.e. link it in) so that the application can run Python scripts. The scripts can be executed or triggered in a variety of ways, e.g. they can be bound to keys on the keyboard or to menu items, they can be triggered by external events, etc. Usually, in order to make the embedded Python interpreter useful, Python is also extended with functions from the embedding application, so that the scripts can call functions that are implemented by the embedding C/C++ application.</text:p>
              </text:list-item>
            </text:list>
            <text:p text:style-name="rststyle-textbody">Documentation -- The two important sources for information about extending and embedding are the following:</text:p>
            <text:list xml:id="list172942386274859" text:style-name="rststyle-bulletlist">
              <text:list-item>
                <text:p text:style-name="rststyle-bulletitem">Extending and Embedding the Python Interpreter -- http://www.python.org/doc/current/ext/ext.html</text:p>
              </text:list-item>
              <text:list-item>
                <text:p text:style-name="rststyle-bulletitem">Python/C API Reference Manual -- http://www.python.org/doc/current/api/api.html</text:p>
              </text:list-item>
            </text:list>
            <text:p text:style-name="rststyle-textbody">Types of extensions:</text:p>
            <text:list xml:id="list172941611927763" text:style-name="rststyle-bulletlist">
              <text:list-item>
                <text:p text:style-name="rststyle-bulletitem">Extension modules -- From the Python side, it appears to be a Python module. Usually it exports functions.</text:p>
              </text:list-item>
              <text:list-item>
                <text:p text:style-name="rststyle-bulletitem">Extension types -- Used to implement a new Python data type.</text:p>
              </text:list-item>
              <text:list-item>
                <text:p text:style-name="rststyle-bulletitem">Extension classes -- From the Python side, it appears to be a class.</text:p>
              </text:list-item>
            </text:list>
            <text:p text:style-name="rststyle-textbody"><text:soft-page-break/>Tools -- There are several tools that support the development of Python extensions:</text:p>
            <text:list xml:id="list172941875321689" text:style-name="rststyle-bulletlist">
              <text:list-item>
                <text:p text:style-name="rststyle-bulletitem">SWIG -- Learn about SWIG at: http://www.swig.org</text:p>
              </text:list-item>
              <text:list-item>
                <text:p text:style-name="rststyle-bulletitem">Pyrex -- Learn about Pyrex at: http://www.cosc.canterbury.ac.nz/~greg/python/Pyrex/</text:p>
              </text:list-item>
              <text:list-item>
                <text:p text:style-name="rststyle-bulletitem">There is also Cython, which seems to be an advanced version of, or at least an alternative to Pyrex. See: Cython - C Extensions for Python -- http://www.cython.org/</text:p>
              </text:list-item>
            </text:list>
          </text:section>
          <text:section text:style-name="Sect1" text:name="Section109">
            <text:h text:style-name="rststyle-heading3" text:outline-level="3">2.5.2   Extension modules</text:h>
            <text:p text:style-name="rststyle-textbody">Writing an extension module by hand -- What to do:</text:p>
            <text:list xml:id="list172942662970223" text:style-name="rststyle-bulletlist">
              <text:list-item>
                <text:p text:style-name="rststyle-bulletitem">Create the "init" function -- The name of this function must be "init" followed by the name of the module. Every extension module must have such a function.</text:p>
              </text:list-item>
              <text:list-item>
                <text:p text:style-name="rststyle-bulletitem">Create the function table -- This table maps function names (referenced from Python code) to function pointers (implemented in C/C++).</text:p>
              </text:list-item>
              <text:list-item>
                <text:p text:style-name="rststyle-bulletitem">Implement each wrapper function.</text:p>
              </text:list-item>
            </text:list>
            <text:p text:style-name="rststyle-textbody">Implementing a wrapper function -- What to do:</text:p>
            <text:list xml:id="list172941797361460" text:style-name="rststyle-enumlist-arabic">
              <text:list-item>
                <text:p text:style-name="P11">Capture the arguments with PyArg_ParseTuple. The format string specifies how arguments are to be converted and captured. See 1.7 Extracting Parameters in Extension Functions. Here are some of the most commonly used types:</text:p>
                <text:list text:style-name="rststyle-bulletlist">
                  <text:list-item>
                    <text:p text:style-name="rststyle-bulletitem">Use "i", "s", "f", etc to convert and capture simple types such as integers, strings, floats, etc.</text:p>
                  </text:list-item>
                  <text:list-item>
                    <text:p text:style-name="rststyle-bulletitem">Use "O" to get a pointer to Python "complex" types such as lists, tuples, dictionaries, etc.</text:p>
                  </text:list-item>
                  <text:list-item>
                    <text:p text:style-name="rststyle-bulletitem">Use items in parentheses to capture and unpack sequences (e.g. lists and tuples) of fixed length. Example:</text:p>
                    <text:p text:style-name="P14">if (!PyArg_ParseTuple(args, "(ii)(ii)", &amp;x, &amp;y, &amp;width, &amp;height))<text:line-break/>{<text:line-break/> <text:s text:c="3"/>return NULL;<text:line-break/>} /* if */</text:p>
                    <text:p text:style-name="rststyle-bulletitem">A sample call might be:</text:p>
                    <text:p text:style-name="P14">lowerLeft = (x1, y1)<text:line-break/>extent = (width1, height1)<text:line-break/>scan(lowerLeft, extent)</text:p>
                  </text:list-item>
                  <text:list-item>
                    <text:p text:style-name="rststyle-bulletitem">Use ":aName" (colon) at the end of the format string to provide a function name for error messages. Example:</text:p>
                    <text:p text:style-name="P14">if (!PyArg_ParseTuple(args, "O:setContentHandler", &amp;pythonInstance))<text:line-break/>{<text:line-break/><text:soft-page-break/> <text:s text:c="3"/>return NULL;<text:line-break/>} /* if */</text:p>
                  </text:list-item>
                  <text:list-item>
                    <text:p text:style-name="rststyle-bulletitem">Use ";an error message" (semicolon) at the end of the format string to provide a string that replaces the default error message.</text:p>
                  </text:list-item>
                  <text:list-item>
                    <text:p text:style-name="rststyle-bulletitem">Docs are available at: http://www.python.org/doc/current/ext/parseTuple.html.</text:p>
                  </text:list-item>
                </text:list>
              </text:list-item>
              <text:list-item>
                <text:p text:style-name="P11">Write the logic.</text:p>
              </text:list-item>
              <text:list-item>
                <text:p text:style-name="P11">Handle errors and exceptions -- You will need to understand how to (1) clearing errors and exceptions and (2) Raise errors (exceptions).</text:p>
                <text:list text:style-name="rststyle-bulletlist">
                  <text:list-item>
                    <text:p text:style-name="rststyle-bulletitem">Many functions in the Python C API raise exceptions. You will need to check for and clear these exceptions. Here is an example:</text:p>
                    <text:p text:style-name="P14">char * message;<text:line-break/>int messageNo;<text:line-break/><text:line-break/>message = NULL;<text:line-break/>messageNo = -1;<text:line-break/>/* Is the argument a string?<text:line-break/>*/<text:line-break/>if (! PyArg_ParseTuple(args, "s", &amp;message))<text:line-break/>{<text:line-break/> <text:s text:c="3"/>/* It's not a string. <text:s/>Clear the error.<text:line-break/> <text:s text:c="3"/>* <text:s/>Then try to get a message number (an integer).<text:line-break/> <text:s text:c="3"/>*/<text:line-break/> <text:s text:c="3"/>PyErr_Clear();<text:line-break/> <text:s text:c="3"/>if (! PyArg_ParseTuple(args, "i", &amp;messageNo))<text:line-break/> <text:s text:c="3"/>{<text:line-break/> <text:s text:c="7"/>o<text:line-break/> <text:s text:c="7"/>o<text:line-break/> <text:s text:c="7"/>o</text:p>
                  </text:list-item>
                  <text:list-item>
                    <text:p text:style-name="rststyle-bulletitem">You can also raise exceptions in your C code that can be caught (in a "try:except:" block) back in the calling Python code. Here is an example:</text:p>
                    <text:p text:style-name="P14">if (n == 0)<text:line-break/>{<text:line-break/> <text:s text:c="3"/>PyErr_SetString(PyExc_ValueError, "Value must not be zero");<text:line-break/> <text:s text:c="3"/>return NULL;<text:line-break/>}</text:p>
                    <text:p text:style-name="rststyle-bulletitem">See Include/pyerrors.h in the Python source distribution for more exception/error types.</text:p>
                  </text:list-item>
                  <text:list-item>
                    <text:p text:style-name="rststyle-bulletitem">And, you can test whether a function in the Python C API that you have called has raised an exception. For example:</text:p>
                    <text:p text:style-name="P14">if (PyErr_Occurred())<text:line-break/>{<text:line-break/> <text:s text:c="3"/>/* An exception was raised.<text:line-break/> <text:s text:c="3"/>* <text:s/>Do something about it.<text:line-break/><text:soft-page-break/> <text:s text:c="3"/>*/<text:line-break/> <text:s text:c="3"/>o<text:line-break/> <text:s text:c="3"/>o<text:line-break/> <text:s text:c="3"/>o</text:p>
                  </text:list-item>
                </text:list>
                <text:p text:style-name="P11">For more documentation on errors and exceptions, see: http://www.python.org/doc/current/api/exceptionHandling.html.</text:p>
              </text:list-item>
              <text:list-item>
                <text:p text:style-name="P11">Create and return a value:</text:p>
                <text:list text:style-name="rststyle-bulletlist">
                  <text:list-item>
                    <text:p text:style-name="rststyle-bulletitem">For each built-in Python type there is a set of API functions to create and manipulate it. See the "Python/C API Reference Manual" for a description of these functions. For example, see:</text:p>
                    <text:list>
                      <text:list-item>
                        <text:p text:style-name="rststyle-bulletitem">http://www.python.org/doc/current/api/intObjects.html</text:p>
                      </text:list-item>
                      <text:list-item>
                        <text:p text:style-name="rststyle-bulletitem">http://www.python.org/doc/current/api/stringObjects.html</text:p>
                      </text:list-item>
                      <text:list-item>
                        <text:p text:style-name="rststyle-bulletitem">http://www.python.org/doc/current/api/tupleObjects.html</text:p>
                      </text:list-item>
                      <text:list-item>
                        <text:p text:style-name="rststyle-bulletitem">http://www.python.org/doc/current/api/listObjects.html</text:p>
                      </text:list-item>
                      <text:list-item>
                        <text:p text:style-name="rststyle-bulletitem">http://www.python.org/doc/current/api/dictObjects.html</text:p>
                      </text:list-item>
                      <text:list-item>
                        <text:p text:style-name="rststyle-bulletitem">Etc.</text:p>
                      </text:list-item>
                    </text:list>
                  </text:list-item>
                  <text:list-item>
                    <text:p text:style-name="rststyle-bulletitem">The reference count -- You will need to follow Python's rules for reference counting that Python uses to garbage collect objects. You can learn about these rules at http://www.python.org/doc/current/ext/refcounts.html. You will not want Python to garbage collect objects that you create too early or too late. With respect to Python objects created with the above functions, these new objects are owned and may be passed back to Python code. However, there are situations where your C/C++ code will not automatically own a reference, for example when you extract an object from a container (a list, tuple, dictionary, etc). In these cases you should increment the reference count with Py_INCREF.</text:p>
                  </text:list-item>
                </text:list>
              </text:list-item>
            </text:list>
          </text:section>
          <text:section text:style-name="Sect1" text:name="Section110">
            <text:h text:style-name="rststyle-heading3" text:outline-level="3">2.5.3   SWIG</text:h>
            <text:p text:style-name="rststyle-textbody">Note: Our discussion and examples are for SWIG version 1.3</text:p>
            <text:p text:style-name="rststyle-textbody">SWIG will often enable you to generate wrappers for functions in an existing C function library. SWIG does not understand everything in C header files. But it does a fairly impressive job. You should try it first before resorting to the hard work of writing wrappers by hand.</text:p>
            <text:p text:style-name="rststyle-textbody">More information on SWIG is at http://www.swig.org.</text:p>
            <text:p text:style-name="rststyle-textbody">Here are some steps that you can follow:</text:p>
            <text:list xml:id="list172942383523674" text:style-name="rststyle-enumlist-arabic">
              <text:list-item>
                <text:p text:style-name="P11">Create an interface file -- Even when you are wrapping functions defined in an existing header file, creating an interface file is a good idea. Include your existing header file into it, then add whatever else you need. Here is an extremely simple example of a SWIG interface file:</text:p>
                <text:p text:style-name="P15"><text:soft-page-break/>%module MyLibrary<text:line-break/><text:line-break/>%{<text:line-break/>#include "MyLibrary.h"<text:line-break/>%}<text:line-break/><text:line-break/>%include "MyLibrary.h"</text:p>
                <text:p text:style-name="P11">Comments:</text:p>
                <text:list text:style-name="rststyle-bulletlist">
                  <text:list-item>
                    <text:p text:style-name="rststyle-bulletitem">The "%{" and "%}" brackets are directives to SWIG. They say: "Add the code between these brackets to the generated wrapper file without processing it.</text:p>
                  </text:list-item>
                  <text:list-item>
                    <text:p text:style-name="rststyle-bulletitem">The "%include" statement says: "Copy the file into the interface file here. In effect, you are asking SWIG to generate wrappers for all the functions in this header file. If you want wrappers for only some of the functions in a header file, then copy or reproduce function declarations for the desired functions here. An example:</text:p>
                    <text:p text:style-name="P14">%module MyLibrary<text:line-break/><text:line-break/>%{<text:line-break/>#include "MyLibrary.h"<text:line-break/>%}<text:line-break/><text:line-break/>int calcArea(int width, int height);<text:line-break/>int calcVolume(int radius);</text:p>
                    <text:p text:style-name="rststyle-bulletitem">This example will generate wrappers for only two functions.</text:p>
                  </text:list-item>
                  <text:list-item>
                    <text:p text:style-name="rststyle-bulletitem">You can find more information about the directives that are used in SWIG interface files in the SWIG User Manual, in particular at:</text:p>
                    <text:list>
                      <text:list-item>
                        <text:p text:style-name="rststyle-bulletitem">http://www.swig.org/Doc1.3/Preprocessor.html</text:p>
                      </text:list-item>
                      <text:list-item>
                        <text:p text:style-name="rststyle-bulletitem">http://www.swig.org/Doc1.3/Python.html</text:p>
                      </text:list-item>
                    </text:list>
                  </text:list-item>
                </text:list>
              </text:list-item>
              <text:list-item>
                <text:p text:style-name="P11">Generate the wrappers:</text:p>
                <text:p text:style-name="P15">swig -python MyLibrary.i</text:p>
              </text:list-item>
              <text:list-item>
                <text:p text:style-name="P11">Compile and link the library. On Linux, you can use something like the following:</text:p>
                <text:p text:style-name="P15">gcc -c MyLibrary.c<text:line-break/>gcc -c -I/usr/local/include/python2.3 MyLibrary_wrap.c<text:line-break/>gcc -shared MyLibrary.o MyLibrary_wrap.o -o _MyLibrary.so</text:p>
                <text:p text:style-name="P11">Note that we produce a shared library whose name is the module name prefixed with an underscore. SWIG also generates a .py file, without the leading underscore, which we will import from our Python code and which, in turn, imports the shared library.</text:p>
              </text:list-item>
              <text:list-item>
                <text:p text:style-name="P11">Use the extension module in your python code:</text:p>
                <text:p text:style-name="P15">Python 2.3b1 (#1, Apr 25 2003, 20:36:09)<text:line-break/>[GCC 2.95.4 20011002 (Debian prerelease)] on linux2<text:line-break/><text:soft-page-break/>Type "help", "copyright", "credits" or "license" for more information.<text:line-break/>&gt;&gt;&gt; import MyLibrary<text:line-break/>&gt;&gt;&gt; MyLibrary.calcArea(4.0, 5.0)<text:line-break/>20.0</text:p>
              </text:list-item>
            </text:list>
            <text:p text:style-name="rststyle-textbody">Here is a makefile that will execute swig to generate wrappers, then compile and link the extension.</text:p>
            <text:p text:style-name="rststyle-blockquote">CFLAGS = -I/usr/local/include/python2.3</text:p>
            <text:p text:style-name="rststyle-blockquote">all: _MyLibrary.so</text:p>
            <text:p text:style-name="rststyle-deflist-term-1">_MyLibrary.so: MyLibrary.o MyLibrary_wrap.o</text:p>
            <text:p text:style-name="rststyle-deflist-def-1">gcc -shared MyLibrary.o MyLibrary_wrap.o -o _MyLibrary.so</text:p>
            <text:p text:style-name="rststyle-deflist-term-1">MyLibrary.o: MyLibrary.c</text:p>
            <text:p text:style-name="rststyle-deflist-def-1">gcc -c MyLibrary.c -o MyLibrary.o</text:p>
            <text:p text:style-name="rststyle-deflist-term-1">MyLibrary_wrap.o: MyLibrary_wrap.c</text:p>
            <text:p text:style-name="rststyle-deflist-def-1">gcc -c ${CFLAGS} MyLibrary_wrap.c -o MyLibrary_wrap.o</text:p>
            <text:p text:style-name="rststyle-deflist-term-1">MyLibrary_wrap.c: MyLibrary.i</text:p>
            <text:p text:style-name="rststyle-deflist-def-1">swig -python MyLibrary.i</text:p>
            <text:p text:style-name="rststyle-deflist-term-1">clean:</text:p>
            <text:p text:style-name="rststyle-deflist-term-2">rm -f MyLibrary.py MyLibrary.o MyLibrary_wrap.c </text:p>
            <text:p text:style-name="rststyle-deflist-def-2">MyLibrary_wrap.o _MyLibrary.so</text:p>
            <text:p text:style-name="rststyle-textbody">Here is an example of running this makefile:</text:p>
            <text:p text:style-name="rststyle-codeblock">$ make -f MyLibrary_makefile clean<text:line-break/>rm -f MyLibrary.py MyLibrary.o MyLibrary_wrap.c \<text:line-break/> <text:s text:c="7"/>MyLibrary_wrap.o _MyLibrary.so<text:line-break/>$ make -f MyLibrary_makefile<text:line-break/>gcc -c MyLibrary.c -o MyLibrary.o<text:line-break/>swig -python MyLibrary.i<text:line-break/>gcc -c -I/usr/local/include/python2.3 MyLibrary_wrap.c -o MyLibrary_wrap.o<text:line-break/>gcc -shared MyLibrary.o MyLibrary_wrap.o -o _MyLibrary.so</text:p>
            <text:p text:style-name="rststyle-textbody">And, here are C source files that can be used in our example.</text:p>
            <text:p text:style-name="rststyle-textbody">MyLibrary.h:</text:p>
            <text:p text:style-name="rststyle-codeblock">/* MyLibrary.h<text:line-break/>*/<text:line-break/><text:line-break/><text:soft-page-break/>float calcArea(float width, float height);<text:line-break/>float calcVolume(float radius);<text:line-break/><text:line-break/>int getVersion();<text:line-break/><text:line-break/>int getMode();</text:p>
            <text:p text:style-name="rststyle-textbody">MyLibrary.c:</text:p>
            <text:p text:style-name="rststyle-codeblock">/* MyLibrary.c<text:line-break/>*/<text:line-break/><text:line-break/>float calcArea(float width, float height)<text:line-break/>{<text:line-break/> <text:s text:c="2"/>return (width * height);<text:line-break/>}<text:line-break/><text:line-break/>float calcVolume(float radius)<text:line-break/>{<text:line-break/> <text:s text:c="2"/>return (3.14 * radius * radius);<text:line-break/>}<text:line-break/><text:line-break/>int getVersion()<text:line-break/>{<text:line-break/> <text:s text:c="3"/>return 123;<text:line-break/>}<text:line-break/><text:line-break/>int getMode()<text:line-break/>{<text:line-break/> <text:s text:c="3"/>return 1;<text:line-break/>}</text:p>
          </text:section>
          <text:section text:style-name="Sect1" text:name="Section111">
            <text:h text:style-name="rststyle-heading3" text:outline-level="3">2.5.4   Pyrex</text:h>
            <text:p text:style-name="rststyle-textbody">Pyrex is a useful tool for writing Python extensions. Because the Pyrex language is similar to Python, writing extensions in Pyrex is easier than doing so in C. Cython appears to be the a newer version of Pyrex.</text:p>
            <text:p text:style-name="rststyle-textbody">More information is on Pyrex and Cython is at:</text:p>
            <text:list xml:id="list172942653937558" text:style-name="rststyle-bulletlist">
              <text:list-item>
                <text:p text:style-name="rststyle-bulletitem">Pyrex -- http://www.cosc.canterbury.ac.nz/~greg/python/Pyrex/</text:p>
              </text:list-item>
              <text:list-item>
                <text:p text:style-name="rststyle-bulletitem">Cython - C Extensions for Python -- http://www.cython.org/</text:p>
              </text:list-item>
            </text:list>
            <text:p text:style-name="rststyle-textbody">Here is a simple function definition in Pyrex:</text:p>
            <text:p text:style-name="rststyle-codeblock"># python_201_pyrex_string.pyx<text:line-break/><text:line-break/>import string<text:line-break/><text:line-break/>def formatString(object s1, object s2):<text:line-break/> <text:s text:c="3"/>s1 = string.strip(s1)<text:line-break/> <text:s text:c="3"/>s2 = string.strip(s2)<text:line-break/><text:soft-page-break/> <text:s text:c="3"/>s3 = '&lt;&lt;%s||%s&gt;&gt;' % (s1, s2)<text:line-break/> <text:s text:c="3"/>s4 = s3 * 4<text:line-break/> <text:s text:c="3"/>return s4</text:p>
            <text:p text:style-name="rststyle-textbody">And, here is a make file:</text:p>
            <text:p text:style-name="rststyle-codeblock">CFLAGS = -DNDEBUG -O3 -Wall -Wstrict-prototypes -fPIC \<text:line-break/> <text:s text:c="3"/>-I/usr/local/include/python2.3<text:line-break/><text:line-break/>all: python_201_pyrex_string.so<text:line-break/><text:line-break/>python_201_pyrex_string.so: python_201_pyrex_string.o<text:line-break/> <text:s text:c="3"/>gcc -shared python_201_pyrex_string.o -o python_201_pyrex_string.so<text:line-break/><text:line-break/>python_201_pyrex_string.o: python_201_pyrex_string.c<text:line-break/> <text:s text:c="3"/>gcc -c ${CFLAGS} python_201_pyrex_string.c -o python_201_pyrex_string.o<text:line-break/><text:line-break/>python_201_pyrex_string.c: python_201_pyrex_string.pyx<text:line-break/> <text:s text:c="3"/>pyrexc python_201_pyrex_string.pyx<text:line-break/><text:line-break/>clean:<text:line-break/> <text:s text:c="3"/>rm -f python_201_pyrex_string.so python_201_pyrex_string.o \<text:line-break/> <text:s text:c="11"/>python_201_pyrex_string.c</text:p>
            <text:p text:style-name="rststyle-textbody">Here is another example. In this one, one function in the .pyx file calls another. Here is the implementation file:</text:p>
            <text:p text:style-name="rststyle-codeblock"># python_201_pyrex_primes.pyx<text:line-break/><text:line-break/>def showPrimes(int kmax):<text:line-break/> <text:s text:c="3"/>plist = primes(kmax)<text:line-break/> <text:s text:c="3"/>for p in plist:<text:line-break/> <text:s text:c="7"/>print 'prime: %d' % p<text:line-break/><text:line-break/>cdef primes(int kmax):<text:line-break/> <text:s text:c="3"/>cdef int n, k, i<text:line-break/> <text:s text:c="3"/>cdef int p[1000]<text:line-break/> <text:s text:c="3"/>result = []<text:line-break/> <text:s text:c="3"/>if kmax &gt; 1000:<text:line-break/> <text:s text:c="7"/>kmax = 1000<text:line-break/> <text:s text:c="3"/>k = 0<text:line-break/> <text:s text:c="3"/>n = 2<text:line-break/> <text:s text:c="3"/>while k &lt; kmax:<text:line-break/> <text:s text:c="7"/>i = 0<text:line-break/> <text:s text:c="7"/>while i &lt; k and n % p[i] &lt;&gt; 0:<text:line-break/> <text:s text:c="11"/>i = i + 1<text:line-break/> <text:s text:c="7"/>if i == k:<text:line-break/> <text:s text:c="10"/>p[k] = n<text:line-break/> <text:s text:c="10"/>k = k + 1<text:line-break/> <text:s text:c="10"/>result.append(n)<text:line-break/> <text:s text:c="7"/>n = n + 1<text:line-break/><text:soft-page-break/> <text:s text:c="3"/>return result</text:p>
            <text:p text:style-name="rststyle-textbody">And, here is a make file:</text:p>
            <text:p text:style-name="rststyle-blockquote">#CFLAGS = -DNDEBUG -g -O3 -Wall -Wstrict-prototypes -fPIC # -I/usr/local/include/python2.3 CFLAGS = -DNDEBUG -I/usr/local/include/python2.3</text:p>
            <text:p text:style-name="rststyle-blockquote">all: python_201_pyrex_primes.so</text:p>
            <text:p text:style-name="rststyle-deflist-term-1">python_201_pyrex_primes.so: python_201_pyrex_primes.o</text:p>
            <text:p text:style-name="rststyle-deflist-def-1">gcc -shared python_201_pyrex_primes.o -o python_201_pyrex_primes.so</text:p>
            <text:p text:style-name="rststyle-deflist-term-1">python_201_pyrex_primes.o: python_201_pyrex_primes.c</text:p>
            <text:p text:style-name="rststyle-deflist-def-1">gcc -c ${CFLAGS} python_201_pyrex_primes.c -o python_201_pyrex_primes.o</text:p>
            <text:p text:style-name="rststyle-deflist-term-1">python_201_pyrex_primes.c: python_201_pyrex_primes.pyx</text:p>
            <text:p text:style-name="rststyle-deflist-def-1">pyrexc python_201_pyrex_primes.pyx</text:p>
            <text:p text:style-name="rststyle-deflist-term-1">clean:</text:p>
            <text:p text:style-name="rststyle-deflist-term-2">rm -f python_201_pyrex_primes.so python_201_pyrex_primes.o </text:p>
            <text:p text:style-name="rststyle-deflist-def-2">python_201_pyrex_primes.c</text:p>
            <text:p text:style-name="rststyle-textbody">Here is the output from running the makefile:</text:p>
            <text:p text:style-name="rststyle-codeblock">$ make -f python_201_pyrex_makeprimes clean<text:line-break/>rm -f python_201_pyrex_primes.so python_201_pyrex_primes.o \<text:line-break/> <text:s text:c="7"/>python_201_pyrex_primes.c<text:line-break/>$ make -f python_201_pyrex_makeprimes<text:line-break/>pyrexc python_201_pyrex_primes.pyx<text:line-break/>gcc -c -DNDEBUG -I/usr/local/include/python2.3 <text:s/>python_201_pyrex_primes.c -o python_201_pyrex_primes.o<text:line-break/>gcc -shared python_201_pyrex_primes.o -o python_201_pyrex_primes.so</text:p>
            <text:p text:style-name="rststyle-textbody">Here is an interactive example of its use:</text:p>
            <text:p text:style-name="rststyle-codeblock">$ python<text:line-break/>Python 2.3b1 (#1, Apr 25 2003, 20:36:09)<text:line-break/>[GCC 2.95.4 20011002 (Debian prerelease)] on linux2<text:line-break/>Type "help", "copyright", "credits" or "license" for more information.<text:line-break/>&gt;&gt;&gt; import python_201_pyrex_primes<text:line-break/>&gt;&gt;&gt; dir(python_201_pyrex_primes)<text:line-break/>['__builtins__', '__doc__', '__file__', '__name__', 'showPrimes']<text:line-break/>&gt;&gt;&gt; python_201_pyrex_primes.showPrimes(5)<text:line-break/>prime: 2<text:line-break/>prime: 3<text:line-break/>prime: 5<text:line-break/>prime: 7<text:line-break/><text:soft-page-break/>prime: 11</text:p>
            <text:p text:style-name="rststyle-textbody">This next example shows how to use Pyrex to implement a new extension type, that is a new Python built-in type. Notice that the class is declared with the cdef keyword, which tells Pyrex to generate the C implementation of a type instead of a class.</text:p>
            <text:p text:style-name="rststyle-textbody">Here is the implementation file:</text:p>
            <text:p text:style-name="rststyle-codeblock"># python_201_pyrex_clsprimes.pyx<text:line-break/><text:line-break/>"""An implementation of primes handling class<text:line-break/>for a demonstration of Pyrex.<text:line-break/>"""<text:line-break/><text:line-break/>cdef class Primes:<text:line-break/> <text:s text:c="3"/>"""A class containing functions for<text:line-break/> <text:s text:c="3"/>handling primes.<text:line-break/> <text:s text:c="3"/>"""<text:line-break/><text:line-break/> <text:s text:c="3"/>def showPrimes(self, int kmax):<text:line-break/> <text:s text:c="7"/>"""Show a range of primes.<text:line-break/> <text:s text:c="7"/>Use the method primes() to generate the primes.<text:line-break/> <text:s text:c="7"/>"""<text:line-break/> <text:s text:c="7"/>plist = self.primes(kmax)<text:line-break/> <text:s text:c="7"/>for p in plist:<text:line-break/> <text:s text:c="11"/>print 'prime: %d' % p<text:line-break/><text:line-break/> <text:s text:c="3"/>def primes(self, int kmax):<text:line-break/> <text:s text:c="7"/>"""Generate the primes in the range 0 - kmax.<text:line-break/> <text:s text:c="7"/>"""<text:line-break/> <text:s text:c="7"/>cdef int n, k, i<text:line-break/> <text:s text:c="7"/>cdef int p[1000]<text:line-break/> <text:s text:c="7"/>result = []<text:line-break/> <text:s text:c="7"/>if kmax &gt; 1000:<text:line-break/> <text:s text:c="11"/>kmax = 1000<text:line-break/> <text:s text:c="7"/>k = 0<text:line-break/> <text:s text:c="7"/>n = 2<text:line-break/> <text:s text:c="7"/>while k &lt; kmax:<text:line-break/> <text:s text:c="11"/>i = 0<text:line-break/> <text:s text:c="11"/>while i &lt; k and n % p[i] &lt;&gt; 0:<text:line-break/> <text:s text:c="15"/>i = i + 1<text:line-break/> <text:s text:c="11"/>if i == k:<text:line-break/> <text:s text:c="14"/>p[k] = n<text:line-break/> <text:s text:c="14"/>k = k + 1<text:line-break/> <text:s text:c="14"/>result.append(n)<text:line-break/> <text:s text:c="11"/>n = n + 1<text:line-break/> <text:s text:c="7"/>return result</text:p>
            <text:p text:style-name="rststyle-textbody">And, here is a make file:</text:p>
            <text:p text:style-name="rststyle-codeblock">CFLAGS = -DNDEBUG -I/usr/local/include/python2.3<text:line-break/><text:line-break/>all: python_201_pyrex_clsprimes.so<text:line-break/><text:soft-page-break/><text:line-break/>python_201_pyrex_clsprimes.so: python_201_pyrex_clsprimes.o<text:line-break/> <text:s text:c="3"/>gcc -shared python_201_pyrex_clsprimes.o -o python_201_pyrex_clsprimes.so<text:line-break/><text:line-break/>python_201_pyrex_clsprimes.o: python_201_pyrex_clsprimes.c<text:line-break/> <text:s text:c="3"/>gcc -c ${CFLAGS} python_201_pyrex_clsprimes.c -o python_201_pyrex_clsprimes.o<text:line-break/><text:line-break/>python_201_pyrex_clsprimes.c: python_201_pyrex_clsprimes.pyx<text:line-break/> <text:s text:c="3"/>pyrexc python_201_pyrex_clsprimes.pyx<text:line-break/><text:line-break/>clean:<text:line-break/> <text:s text:c="3"/>rm -f python_201_pyrex_clsprimes.so python_201_pyrex_clsprimes.o \<text:line-break/> <text:s text:c="11"/>python_201_pyrex_clsprimes.c</text:p>
            <text:p text:style-name="rststyle-textbody">Here is output from running the makefile:</text:p>
            <text:p text:style-name="rststyle-codeblock">$ make -f python_201_pyrex_makeclsprimes clean<text:line-break/>rm -f python_201_pyrex_clsprimes.so python_201_pyrex_clsprimes.o \<text:line-break/> <text:s text:c="7"/>python_201_pyrex_clsprimes.c<text:line-break/>$ make -f python_201_pyrex_makeclsprimes<text:line-break/>pyrexc python_201_pyrex_clsprimes.pyx<text:line-break/>gcc -c -DNDEBUG -I/usr/local/include/python2.3 <text:s/>python_201_pyrex_clsprimes.c -o python_201_pyrex_clsprimes.o<text:line-break/>gcc -shared python_201_pyrex_clsprimes.o -o python_201_pyrex_clsprimes.so</text:p>
            <text:p text:style-name="rststyle-textbody">And here is an interactive example of its use:</text:p>
            <text:p text:style-name="rststyle-codeblock">$ python<text:line-break/>Python 2.3b1 (#1, Apr 25 2003, 20:36:09)<text:line-break/>[GCC 2.95.4 20011002 (Debian prerelease)] on linux2<text:line-break/>Type "help", "copyright", "credits" or "license" for more information.<text:line-break/>&gt;&gt;&gt; import python_201_pyrex_clsprimes<text:line-break/>&gt;&gt;&gt; dir(python_201_pyrex_clsprimes)<text:line-break/>['Primes', '__builtins__', '__doc__', '__file__', '__name__']<text:line-break/>&gt;&gt;&gt; primes = python_201_pyrex_clsprimes.Primes()<text:line-break/>&gt;&gt;&gt; dir(primes)<text:line-break/>['__class__', '__delattr__', '__doc__', '__getattribute__', '__hash__',<text:line-break/>'__init__', '__new__', '__reduce__', '__reduce_ex__', '__repr__',<text:line-break/>'__setattr__', '__str__', 'primes', 'showPrimes']<text:line-break/>&gt;&gt;&gt; primes.showPrimes(4)<text:line-break/>prime: 2<text:line-break/>prime: 3<text:line-break/>prime: 5<text:line-break/>prime: 7</text:p>
            <text:p text:style-name="rststyle-textbody">Documentation -- Also notice that Pyrex preserves the documentation for the module, the class, and the methods in the class. You can show this documentation with pydoc, as <text:soft-page-break/>follows:</text:p>
            <text:p text:style-name="rststyle-codeblock">$ pydoc python_201_pyrex_clsprimes</text:p>
            <text:p text:style-name="rststyle-textbody">Or, in Python interactive mode, use:</text:p>
            <text:p text:style-name="rststyle-codeblock">$ python<text:line-break/>Python 2.3b1 (#1, Apr 25 2003, 20:36:09)<text:line-break/>[GCC 2.95.4 20011002 (Debian prerelease)] on linux2<text:line-break/>Type "help", "copyright", "credits" or "license" for more information.<text:line-break/>&gt;&gt;&gt; import python_201_pyrex_clsprimes<text:line-break/>&gt;&gt;&gt; help(python_201_pyrex_clsprimes)</text:p>
          </text:section>
          <text:section text:style-name="Sect1" text:name="Section112">
            <text:h text:style-name="rststyle-heading3" text:outline-level="3">2.5.5   SWIG vs. Pyrex</text:h>
            <text:p text:style-name="rststyle-textbody">Choose SWIG when:</text:p>
            <text:list xml:id="list172942217937279" text:style-name="rststyle-bulletlist">
              <text:list-item>
                <text:p text:style-name="rststyle-bulletitem">You already have an existing C or C++ implementation of the code you want to call from Python. In this case you want SWIG to generate the wrappers. But note that Cython promises to enable you to quickly wrap and call functions implemented in C.</text:p>
              </text:list-item>
              <text:list-item>
                <text:p text:style-name="rststyle-bulletitem">You want to write the implementation in C or C++ by hand. Perhaps, because you think you can do so quickly, for example, or because you believe that you can make it highly optimized. Then, you want to be able to generate the Python (extension) wrappers for it quickly.</text:p>
              </text:list-item>
            </text:list>
            <text:p text:style-name="rststyle-textbody">Choose Pyrex when:</text:p>
            <text:list xml:id="list172942206208970" text:style-name="rststyle-bulletlist">
              <text:list-item>
                <text:p text:style-name="rststyle-bulletitem">You do not have a C/C++ implementation and you want an easier way to write that C implementation. Writing Pyrex code, which is a lot like Python, is easier than writing C or C++ code by hand).</text:p>
              </text:list-item>
              <text:list-item>
                <text:p text:style-name="rststyle-bulletitem">You start to write the implementation in C, then find that it requires lots of calls to the Python C API, and you want to avoid having to learn how to do that.</text:p>
              </text:list-item>
            </text:list>
          </text:section>
          <text:section text:style-name="Sect1" text:name="Section113">
            <text:h text:style-name="rststyle-heading3" text:outline-level="3">2.5.6   Cython</text:h>
            <text:p text:style-name="rststyle-textbody">Here is a simple example that uses Cython to wrap a function implemented in C.</text:p>
            <text:p text:style-name="rststyle-textbody">First the C header file:</text:p>
            <text:p text:style-name="rststyle-codeblock">/* test_c_lib.h */<text:line-break/><text:line-break/>int calculate(int width, int height);</text:p>
            <text:p text:style-name="rststyle-textbody">And, the C implementation file:</text:p>
            <text:p text:style-name="rststyle-codeblock">/* test_c_lib.c */<text:line-break/><text:line-break/><text:soft-page-break/>#include "test_c_lib.h"<text:line-break/><text:line-break/>int calculate(int width, int height)<text:line-break/>{<text:line-break/> <text:s text:c="3"/>int result;<text:line-break/> <text:s text:c="3"/>result = width * height * 3;<text:line-break/> <text:s text:c="3"/>return result;<text:line-break/>}</text:p>
            <text:p text:style-name="rststyle-textbody">Here is a Cython file that calls our C function:</text:p>
            <text:p text:style-name="rststyle-codeblock"># test_c.pyx<text:line-break/><text:line-break/># Declare the external C function.<text:line-break/>cdef extern from "test_c_lib.h":<text:line-break/> <text:s text:c="3"/>int calculate(int width, int height)<text:line-break/><text:line-break/>def test(w, h):<text:line-break/> <text:s text:c="3"/># Call the external C function.<text:line-break/> <text:s text:c="3"/>result = calculate(w, h)<text:line-break/> <text:s text:c="3"/>print 'result from calculate: %d' % result</text:p>
            <text:p text:style-name="rststyle-textbody">We can compile our code using this script (on Linux):</text:p>
            <text:p text:style-name="rststyle-codeblock">#!/bin/bash -x<text:line-break/>cython test_c.pyx<text:line-break/>gcc -c -fPIC -I/usr/local/include/python2.6 <text:s/>-o test_c.o test_c.c<text:line-break/>gcc -c -fPIC -I/usr/local/include/python2.6 <text:s/>-o test_c_lib.o test_c_lib.c<text:line-break/>gcc -shared -fPIC -I/usr/local/include/python2.6 <text:s/>-o test_c.so test_c.o test_c_lib.o</text:p>
            <text:p text:style-name="rststyle-textbody">Here is a small Python file that uses the wrapper that we wrote in Cython:</text:p>
            <text:p text:style-name="rststyle-codeblock"># run_test_c.py<text:line-break/><text:line-break/>import test_c<text:line-break/><text:line-break/>def test():<text:line-break/> <text:s text:c="3"/>test_c.test(4, 5)<text:line-break/> <text:s text:c="3"/>test_c.test(12, 15)<text:line-break/><text:line-break/>if __name__ == '__main__':<text:line-break/> <text:s text:c="3"/>test()</text:p>
            <text:p text:style-name="rststyle-textbody">And, when we run it, we see the following:</text:p>
            <text:p text:style-name="rststyle-codeblock">$ python run_test_c.py<text:line-break/>result from calculate: 60<text:line-break/>result from calculate: 540</text:p>
          </text:section>
          <text:section text:style-name="Sect1" text:name="Section114">
            <text:h text:style-name="rststyle-heading3" text:outline-level="3"><text:soft-page-break/>2.5.7   Extension types</text:h>
            <text:p text:style-name="rststyle-textbody">The goal -- A new built-in data type for Python.</text:p>
            <text:p text:style-name="rststyle-textbody">Existing examples -- Objects/listobject.c, Objects/stringobject.c, Objects/dictobject.c, etc in the Python source code distribution.</text:p>
            <text:p text:style-name="rststyle-textbody">In older versions of the Python source code distribution, a template for the C code was provided in Objects/xxobject.c. Objects/xxobject.c is no longer included in the Python source code distribution. However:</text:p>
            <text:list xml:id="list172943441407576" text:style-name="rststyle-bulletlist">
              <text:list-item>
                <text:p text:style-name="rststyle-bulletitem">The discussion and examples for creating extension types have been expanded. See: Extending and Embedding the Python Interpreter, 2. Defining New Types -- http://docs.python.org/extending/newtypes.html.</text:p>
              </text:list-item>
              <text:list-item>
                <text:p text:style-name="rststyle-bulletitem">In the Tools/framer directory of the Python source code distribution there is an application that will generate a skeleton for an extension type from a specification object written in Python. Run Tools/framer/example.py to see it in action.</text:p>
              </text:list-item>
            </text:list>
            <text:p text:style-name="rststyle-textbody">And, you can use Pyrex to generate a new built-in type. To do so, implement a Python/Pyrex class and declare the class with the Pyrex keyword cdef. In fact, you may want to use Pyrex to generate a minimal extension type, and then edit that generated code to insert and add functionality by hand. See the Pyrex section for an example.</text:p>
            <text:p text:style-name="rststyle-textbody">Pyrex also goes some way toward giving you access to (existing) C structs and functions from Python.</text:p>
          </text:section>
          <text:section text:style-name="Sect1" text:name="Section115">
            <text:h text:style-name="rststyle-heading3" text:outline-level="3">2.5.8   Extension classes</text:h>
            <text:p text:style-name="rststyle-textbody">Extension classes the easy way -- SWIG shadow classes.</text:p>
            <text:p text:style-name="rststyle-textbody">Start with an implementation of a C++ class and its header file.</text:p>
            <text:p text:style-name="rststyle-textbody">Use the following SWIG flags:</text:p>
            <text:p text:style-name="rststyle-codeblock">swig -c++ -python mymodule.i</text:p>
            <text:p text:style-name="rststyle-textbody">More information is available with the SWIG documentation at: http://www.swig.org/Doc1.3/Python.html.</text:p>
            <text:p text:style-name="rststyle-textbody">Extension classes the Pyrex way -- An alternatie is to use Pyrex to compile a class definition that does not have the cdef keyword. Using cdef on the class tells Pyrex to generate an extension type instead of a class. You will have to determine whether you want an extension class or an extension type.</text:p>
          </text:section>
        </text:section>
        <text:section text:style-name="Sect1" text:name="Section116">
          <text:h text:style-name="rststyle-heading2" text:outline-level="2">2.6   Parsing</text:h>
          <text:p text:style-name="rststyle-textbody">Python is an excellent language for text analysis.</text:p>
          <text:p text:style-name="rststyle-textbody"><text:soft-page-break/>In some cases, simply splitting lines of text into words will be enough. In these cases use string.split().</text:p>
          <text:p text:style-name="rststyle-textbody">In other cases, regular expressions may be able to do the parsing you need. If so, see the section on regular expressions in this document.</text:p>
          <text:p text:style-name="rststyle-textbody">However, in some cases, more complex analysis of input text is required. This section describes some of the ways that Python can help you with this complex parsing and analysis.</text:p>
          <text:section text:style-name="Sect1" text:name="Section117">
            <text:h text:style-name="rststyle-heading3" text:outline-level="3">2.6.1   Special purpose parsers</text:h>
            <text:p text:style-name="rststyle-textbody">There are a number of special purpose parsers which you will find in the Python standard library:</text:p>
            <text:list xml:id="list172943660160750" text:style-name="rststyle-bulletlist">
              <text:list-item>
                <text:p text:style-name="rststyle-bulletitem">ConfigParser parser - Configuration file parser -- http://docs.python.org/library/configparser.html</text:p>
              </text:list-item>
              <text:list-item>
                <text:p text:style-name="rststyle-bulletitem">getopt -- Parser for command line options -- http://docs.python.org/library/getopt.html</text:p>
              </text:list-item>
              <text:list-item>
                <text:p text:style-name="rststyle-bulletitem">optparse -- More powerful command line option parser -- http://docs.python.org/library/optparse.html</text:p>
              </text:list-item>
              <text:list-item>
                <text:p text:style-name="rststyle-bulletitem">urlparse -- Parse URLs into components -- http://docs.python.org/library/urlparse.html</text:p>
              </text:list-item>
              <text:list-item>
                <text:p text:style-name="rststyle-bulletitem">csv -- CSV (comma separated values) File Reading and Writing -- http://docs.python.org/library/csv.html#module-csv</text:p>
              </text:list-item>
              <text:list-item>
                <text:p text:style-name="rststyle-bulletitem">os.path - Common pathname manipulations -- http://docs.python.org/library/os.path.html</text:p>
              </text:list-item>
            </text:list>
            <text:p text:style-name="rststyle-textbody">XML parsers and XML tools -- There is lots of support for parsing and processing XML in Python. Here are a few places to look for support:</text:p>
            <text:list xml:id="list172941840990769" text:style-name="rststyle-bulletlist">
              <text:list-item>
                <text:p text:style-name="rststyle-bulletitem">The Python standard library -- Structured Markup Processing Tools -- http://docs.python.org/library/markup.html.</text:p>
              </text:list-item>
              <text:list-item>
                <text:p text:style-name="rststyle-bulletitem">In particular, you may be interested in xml.dom.minidom - Lightweight DOM implementation -- http://docs.python.org/library/xml.dom.minidom.html.</text:p>
              </text:list-item>
              <text:list-item>
                <text:p text:style-name="rststyle-bulletitem">ElementTree -- You can think of ElementTree as an enhanced DOM (document object model). Many find it easier to use than minidom. ElementTree is in the Python standard library, and documentation is here: ElementTree Overview -- http://effbot.org/zone/element-index.htm.</text:p>
              </text:list-item>
              <text:list-item>
                <text:p text:style-name="rststyle-bulletitem">Lxml mimics the ElementTree API, but has additional capabilities. Find out about Lxml at lxml -- http://codespeak.net/lxml/index.html -- Note that lxml also has support for XPath and XSLT.</text:p>
              </text:list-item>
              <text:list-item>
                <text:p text:style-name="rststyle-bulletitem">Dave's support for Python and XML -- http://www.rexx.com/~dkuhlman.</text:p>
              </text:list-item>
            </text:list>
          </text:section>
          <text:section text:style-name="Sect1" text:name="Section118">
            <text:h text:style-name="rststyle-heading3" text:outline-level="3"><text:soft-page-break/>2.6.2   Writing a recursive descent parser by hand</text:h>
            <text:p text:style-name="rststyle-textbody">For simple grammars, this is not so hard.</text:p>
            <text:p text:style-name="rststyle-textbody">You will need to implement:</text:p>
            <text:list xml:id="list172943510031768" text:style-name="rststyle-bulletlist">
              <text:list-item>
                <text:p text:style-name="rststyle-bulletitem">A recognizer method or function for each production rule in your grammar. Each recognizer method begins looking at the current token, then consumes as many tokens as needed to recognize it's own production rule. It calls the recognizer functions for any non-terminals on its right-hand side.</text:p>
              </text:list-item>
              <text:list-item>
                <text:p text:style-name="rststyle-bulletitem">A tokenizer -- Something that will enable each recognizer function to get tokens, one by one. There are a variety of ways to do this, e.g. (1) a function that produces a list of tokens from which recognizers can pop tokens; (2) a generator whose next method returns the next token; etc.</text:p>
              </text:list-item>
            </text:list>
            <text:p text:style-name="rststyle-textbody">As an example, we'll implement a recursive descent parser written in Python for the following grammer:</text:p>
            <text:p text:style-name="rststyle-codeblock">Prog ::= Command | Command Prog<text:line-break/>Command ::= Func_call<text:line-break/>Func_call ::= Term '(' Func_call_list ')'<text:line-break/>Func_call_list ::= Func_call | Func_call ',' Func_call_list<text:line-break/>Term = &lt;word&gt;</text:p>
            <text:p text:style-name="rststyle-textbody">Here is an implementation of a recursive descent parser for the above grammar:</text:p>
            <text:p text:style-name="rststyle-codeblock">#!/usr/bin/env python<text:line-break/><text:line-break/>"""<text:line-break/>A recursive descent parser example.<text:line-break/><text:line-break/>Usage:<text:line-break/> <text:s text:c="3"/>python rparser.py [options] &lt;inputfile&gt;<text:line-break/>Options:<text:line-break/> <text:s text:c="3"/>-h, --help <text:s text:c="5"/>Display this help message.<text:line-break/>Example:<text:line-break/> <text:s text:c="3"/>python rparser.py myfile.txt<text:line-break/><text:line-break/>The grammar:<text:line-break/> <text:s text:c="3"/>Prog ::= Command | Command Prog<text:line-break/> <text:s text:c="3"/>Command ::= Func_call<text:line-break/> <text:s text:c="3"/>Func_call ::= Term '(' Func_call_list ')'<text:line-break/> <text:s text:c="3"/>Func_call_list ::= Func_call | Func_call ',' Func_call_list<text:line-break/> <text:s text:c="3"/>Term = &lt;word&gt;<text:line-break/>"""<text:line-break/><text:line-break/>import sys<text:line-break/>import string<text:line-break/>import types<text:line-break/>import getopt<text:line-break/><text:line-break/><text:soft-page-break/>#<text:line-break/># To use the IPython interactive shell to inspect your running<text:line-break/># <text:s text:c="2"/>application, uncomment the following lines:<text:line-break/>#<text:line-break/>## from IPython.Shell import IPShellEmbed<text:line-break/>## ipshell = IPShellEmbed((),<text:line-break/>## <text:s text:c="4"/>banner = '&gt;&gt;&gt;&gt;&gt;&gt;&gt;&gt; Into IPython &gt;&gt;&gt;&gt;&gt;&gt;&gt;&gt;',<text:line-break/>## <text:s text:c="4"/>exit_msg = '&lt;&lt;&lt;&lt;&lt;&lt;&lt;&lt; Out of IPython &lt;&lt;&lt;&lt;&lt;&lt;&lt;&lt;')<text:line-break/>#<text:line-break/># Then add the following line at the point in your code where<text:line-break/># <text:s text:c="2"/>you want to inspect run-time values:<text:line-break/>#<text:line-break/># <text:s text:c="6"/>ipshell('some message to identify where we are')<text:line-break/>#<text:line-break/># For more information see: http://ipython.scipy.org/moin/<text:line-break/>#<text:line-break/><text:line-break/>#<text:line-break/># Constants<text:line-break/>#<text:line-break/><text:line-break/># AST node types<text:line-break/>NoneNodeType = 0<text:line-break/>ProgNodeType = 1<text:line-break/>CommandNodeType = 2<text:line-break/>FuncCallNodeType = 3<text:line-break/>FuncCallListNodeType = 4<text:line-break/>TermNodeType = 5<text:line-break/><text:line-break/># Token types<text:line-break/>NoneTokType = 0<text:line-break/>LParTokType = 1<text:line-break/>RParTokType = 2<text:line-break/>WordTokType = 3<text:line-break/>CommaTokType = 4<text:line-break/>EOFTokType = 5<text:line-break/><text:line-break/># Dictionary to map node type values to node type names<text:line-break/>NodeTypeDict = {<text:line-break/> <text:s text:c="3"/>NoneNodeType: 'NoneNodeType',<text:line-break/> <text:s text:c="3"/>ProgNodeType: 'ProgNodeType',<text:line-break/> <text:s text:c="3"/>CommandNodeType: 'CommandNodeType',<text:line-break/> <text:s text:c="3"/>FuncCallNodeType: 'FuncCallNodeType',<text:line-break/> <text:s text:c="3"/>FuncCallListNodeType: 'FuncCallListNodeType',<text:line-break/> <text:s text:c="3"/>TermNodeType: 'TermNodeType',<text:line-break/> <text:s text:c="3"/>}<text:line-break/><text:line-break/>#<text:line-break/># Representation of a node in the AST (abstract syntax tree).<text:line-break/>#<text:line-break/>class ASTNode:<text:line-break/> <text:s text:c="3"/>def __init__(self, nodeType, *args):<text:line-break/> <text:s text:c="7"/>self.nodeType = nodeType<text:line-break/><text:soft-page-break/> <text:s text:c="7"/>self.children = []<text:line-break/> <text:s text:c="7"/>for item in args:<text:line-break/> <text:s text:c="11"/>self.children.append(item)<text:line-break/> <text:s text:c="3"/>def show(self, level):<text:line-break/> <text:s text:c="7"/>self.showLevel(level)<text:line-break/> <text:s text:c="7"/>print 'Node -- Type %s' % NodeTypeDict[self.nodeType]<text:line-break/> <text:s text:c="7"/>level += 1<text:line-break/> <text:s text:c="7"/>for child in self.children:<text:line-break/> <text:s text:c="11"/>if isinstance(child, ASTNode):<text:line-break/> <text:s text:c="15"/>child.show(level)<text:line-break/> <text:s text:c="11"/>elif type(child) == types.ListType:<text:line-break/> <text:s text:c="15"/>for item in child:<text:line-break/> <text:s text:c="19"/>item.show(level)<text:line-break/> <text:s text:c="11"/>else:<text:line-break/> <text:s text:c="15"/>self.showLevel(level)<text:line-break/> <text:s text:c="15"/>print 'Child:', child<text:line-break/> <text:s text:c="3"/>def showLevel(self, level):<text:line-break/> <text:s text:c="7"/>for idx in range(level):<text:line-break/> <text:s text:c="11"/>print ' <text:s text:c="2"/>',<text:line-break/><text:line-break/>#<text:line-break/># The recursive descent parser class.<text:line-break/># <text:s text:c="2"/>Contains the "recognizer" methods, which implement the grammar<text:line-break/># <text:s text:c="2"/>rules (above), one recognizer method for each production rule.<text:line-break/>#<text:line-break/>class ProgParser:<text:line-break/> <text:s text:c="3"/>def __init__(self):<text:line-break/> <text:s text:c="7"/>pass<text:line-break/><text:line-break/> <text:s text:c="3"/>def parseFile(self, infileName):<text:line-break/> <text:s text:c="7"/>self.infileName = infileName<text:line-break/> <text:s text:c="7"/>self.tokens = None<text:line-break/> <text:s text:c="7"/>self.tokenType = NoneTokType<text:line-break/> <text:s text:c="7"/>self.token = ''<text:line-break/> <text:s text:c="7"/>self.lineNo = -1<text:line-break/> <text:s text:c="7"/>self.infile = file(self.infileName, 'r')<text:line-break/> <text:s text:c="7"/>self.tokens = genTokens(self.infile)<text:line-break/> <text:s text:c="7"/>try:<text:line-break/> <text:s text:c="11"/>self.tokenType, self.token, self.lineNo = self.tokens.next()<text:line-break/> <text:s text:c="7"/>except StopIteration:<text:line-break/> <text:s text:c="11"/>raise RuntimeError, 'Empty file'<text:line-break/> <text:s text:c="7"/>result = self.prog_reco()<text:line-break/> <text:s text:c="7"/>self.infile.close()<text:line-break/> <text:s text:c="7"/>self.infile = None<text:line-break/> <text:s text:c="7"/>return result<text:line-break/><text:line-break/> <text:s text:c="3"/>def parseStream(self, instream):<text:line-break/> <text:s text:c="7"/>self.tokens = genTokens(instream, '&lt;instream&gt;')<text:line-break/> <text:s text:c="7"/>try:<text:line-break/> <text:s text:c="11"/>self.tokenType, self.token, self.lineNo = self.tokens.next()<text:line-break/> <text:s text:c="7"/>except StopIteration:<text:line-break/><text:soft-page-break/> <text:s text:c="11"/>raise RuntimeError, 'Empty file'<text:line-break/> <text:s text:c="7"/>result = self.prog_reco()<text:line-break/> <text:s text:c="7"/>return result<text:line-break/><text:line-break/> <text:s text:c="3"/>def prog_reco(self):<text:line-break/> <text:s text:c="7"/>commandList = []<text:line-break/> <text:s text:c="7"/>while 1:<text:line-break/> <text:s text:c="11"/>result = self.command_reco()<text:line-break/> <text:s text:c="11"/>if not result:<text:line-break/> <text:s text:c="15"/>break<text:line-break/> <text:s text:c="11"/>commandList.append(result)<text:line-break/> <text:s text:c="7"/>return ASTNode(ProgNodeType, commandList)<text:line-break/><text:line-break/> <text:s text:c="3"/>def command_reco(self):<text:line-break/> <text:s text:c="7"/>if self.tokenType == EOFTokType:<text:line-break/> <text:s text:c="11"/>return None<text:line-break/> <text:s text:c="7"/>result = self.func_call_reco()<text:line-break/> <text:s text:c="7"/>return ASTNode(CommandNodeType, result)<text:line-break/><text:line-break/> <text:s text:c="3"/>def func_call_reco(self):<text:line-break/> <text:s text:c="7"/>if self.tokenType == WordTokType:<text:line-break/> <text:s text:c="11"/>term = ASTNode(TermNodeType, self.token)<text:line-break/> <text:s text:c="11"/>self.tokenType, self.token, self.lineNo = self.tokens.next()<text:line-break/> <text:s text:c="11"/>if self.tokenType == LParTokType:<text:line-break/> <text:s text:c="15"/>self.tokenType, self.token, self.lineNo = self.tokens.next()<text:line-break/> <text:s text:c="15"/>result = self.func_call_list_reco()<text:line-break/> <text:s text:c="15"/>if result:<text:line-break/> <text:s text:c="19"/>if self.tokenType == RParTokType:<text:line-break/> <text:s text:c="23"/>self.tokenType, self.token, self.lineNo = \<text:line-break/> <text:s text:c="27"/>self.tokens.next()<text:line-break/> <text:s text:c="23"/>return ASTNode(FuncCallNodeType, term, result)<text:line-break/> <text:s text:c="19"/>else:<text:line-break/> <text:s text:c="23"/>raise ParseError(self.lineNo, 'missing right paren')<text:line-break/> <text:s text:c="15"/>else:<text:line-break/> <text:s text:c="19"/>raise ParseError(self.lineNo, 'bad func call list')<text:line-break/> <text:s text:c="11"/>else:<text:line-break/> <text:s text:c="15"/>raise ParseError(self.lineNo, 'missing left paren')<text:line-break/> <text:s text:c="7"/>else:<text:line-break/> <text:s text:c="11"/>return None<text:line-break/><text:line-break/> <text:s text:c="3"/>def func_call_list_reco(self):<text:line-break/> <text:s text:c="7"/>terms = []<text:line-break/> <text:s text:c="7"/>while 1:<text:line-break/> <text:s text:c="11"/>result = self.func_call_reco()<text:line-break/> <text:s text:c="11"/>if not result:<text:line-break/> <text:s text:c="15"/>break<text:line-break/> <text:s text:c="11"/>terms.append(result)<text:line-break/> <text:s text:c="11"/>if self.tokenType != CommaTokType:<text:line-break/><text:soft-page-break/> <text:s text:c="15"/>break<text:line-break/> <text:s text:c="11"/>self.tokenType, self.token, self.lineNo = self.tokens.next()<text:line-break/> <text:s text:c="7"/>return ASTNode(FuncCallListNodeType, terms)<text:line-break/><text:line-break/>#<text:line-break/># The parse error exception class.<text:line-break/>#<text:line-break/>class ParseError(Exception):<text:line-break/> <text:s text:c="3"/>def __init__(self, lineNo, msg):<text:line-break/> <text:s text:c="7"/>RuntimeError.__init__(self, msg)<text:line-break/> <text:s text:c="7"/>self.lineNo = lineNo<text:line-break/> <text:s text:c="7"/>self.msg = msg<text:line-break/> <text:s text:c="3"/>def getLineNo(self):<text:line-break/> <text:s text:c="7"/>return self.lineNo<text:line-break/> <text:s text:c="3"/>def getMsg(self):<text:line-break/> <text:s text:c="7"/>return self.msg<text:line-break/><text:line-break/>def is_word(token):<text:line-break/> <text:s text:c="3"/>for letter in token:<text:line-break/> <text:s text:c="7"/>if letter not in string.ascii_letters:<text:line-break/> <text:s text:c="11"/>return None<text:line-break/> <text:s text:c="3"/>return 1<text:line-break/><text:line-break/>#<text:line-break/># Generate the tokens.<text:line-break/># Usage:<text:line-break/># <text:s text:c="3"/>gen = genTokens(infile)<text:line-break/># <text:s text:c="3"/>tokType, tok, lineNo = gen.next()<text:line-break/># <text:s text:c="3"/>...<text:line-break/>def genTokens(infile):<text:line-break/> <text:s text:c="3"/>lineNo = 0<text:line-break/> <text:s text:c="3"/>while 1:<text:line-break/> <text:s text:c="7"/>lineNo += 1<text:line-break/> <text:s text:c="7"/>try:<text:line-break/> <text:s text:c="11"/>line = infile.next()<text:line-break/> <text:s text:c="7"/>except:<text:line-break/> <text:s text:c="11"/>yield (EOFTokType, None, lineNo)<text:line-break/> <text:s text:c="7"/>toks = line.split()<text:line-break/> <text:s text:c="7"/>for tok in toks:<text:line-break/> <text:s text:c="11"/>if is_word(tok):<text:line-break/> <text:s text:c="15"/>tokType = WordTokType<text:line-break/> <text:s text:c="11"/>elif tok == '(':<text:line-break/> <text:s text:c="15"/>tokType = LParTokType<text:line-break/> <text:s text:c="11"/>elif tok == ')':<text:line-break/> <text:s text:c="15"/>tokType = RParTokType<text:line-break/> <text:s text:c="11"/>elif tok == ',':<text:line-break/> <text:s text:c="15"/>tokType = CommaTokType<text:line-break/> <text:s text:c="11"/>yield (tokType, tok, lineNo)<text:line-break/><text:line-break/>def test(infileName):<text:line-break/> <text:s text:c="3"/>parser = ProgParser()<text:line-break/> <text:s text:c="3"/>#ipshell('(test) #1\nCtrl-D to exit')<text:line-break/><text:soft-page-break/> <text:s text:c="3"/>result = None<text:line-break/> <text:s text:c="3"/>try:<text:line-break/> <text:s text:c="7"/>result = parser.parseFile(infileName)<text:line-break/> <text:s text:c="3"/>except ParseError, exp:<text:line-break/> <text:s text:c="7"/>sys.stderr.write('ParseError: (%d) %s\n' % \<text:line-break/> <text:s text:c="11"/>(exp.getLineNo(), exp.getMsg()))<text:line-break/> <text:s text:c="3"/>if result:<text:line-break/> <text:s text:c="7"/>result.show(0)<text:line-break/><text:line-break/>def usage():<text:line-break/> <text:s text:c="3"/>print __doc__<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1:<text:line-break/> <text:s text:c="7"/>usage()<text:line-break/> <text:s text:c="3"/>inputfile = args[0]<text:line-break/> <text:s text:c="3"/>test(inputfile)<text:line-break/><text:line-break/>if __name__ == '__main__':<text:line-break/> <text:s text:c="3"/>#import pdb; pdb.set_trace()<text:line-break/> <text:s text:c="3"/>main()</text:p>
            <text:p text:style-name="rststyle-textbody">Comments and explanation:</text:p>
            <text:list xml:id="list172943682114534" text:style-name="rststyle-bulletlist">
              <text:list-item>
                <text:p text:style-name="rststyle-bulletitem">The tokenizer is a Python generator. It returns a Python generator that can produce "(tokType, tok, lineNo)" tuples. Our tokenizer is so simple-minded that we have to separate all of our tokens with whitespace. (A little later, we'll see how to use Plex to overcome this limitation.)</text:p>
              </text:list-item>
              <text:list-item>
                <text:p text:style-name="rststyle-bulletitem">The parser class (ProgParser) contains the recognizer methods that implement the production rules. Each of these methods recognizes a syntactic construct defined by a rule. In our example, these methods have names that end with "_reco".</text:p>
              </text:list-item>
              <text:list-item>
                <text:p text:style-name="rststyle-bulletitem">We could have, alternatively, implemented our recognizers as global functions, instead of as methods in a class. However, using a class gives us a place to "hang" the variables that are needed across methods and saves us from having to use ("evil") global variables.</text:p>
              </text:list-item>
              <text:list-item>
                <text:p text:style-name="rststyle-bulletitem">A recognizer method recognizes terminals (syntactic elements on the right-hand side of the grammar rule for which there is no grammar rule) by (1) checking the token type and the token value, and then (2) calling the tokenizer to get the next token (because it has consumed a token).</text:p>
              </text:list-item>
              <text:list-item>
                <text:p text:style-name="rststyle-bulletitem"><text:soft-page-break/>A recognizer method checks for and processes a non-terminal (syntactic elements on the right-hand side for which there is a grammar rule) by calling the recognizer method that implements that non-terminal.</text:p>
              </text:list-item>
              <text:list-item>
                <text:p text:style-name="rststyle-bulletitem">If a recognizer method finds a syntax error, it raises an exception of class ParserError.</text:p>
              </text:list-item>
              <text:list-item>
                <text:p text:style-name="rststyle-bulletitem">Since our example recursive descent parser creates an AST (an abstract syntax tree), whenever a recognizer method successfully recognizes a syntactic construct, it creates an instance of class ASTNode to represent it and returns that instance to its caller. The instance of ASTNode has a node type and contains child nodes which were constructed by recognizer methods called by this one (i.e. that represent non-terminals on the right-hand side of a grammar rule).</text:p>
              </text:list-item>
              <text:list-item>
                <text:p text:style-name="rststyle-bulletitem">Each time a recognizer method "consumes a token", it calls the tokenizer to get the next token (and token type and line number).</text:p>
              </text:list-item>
              <text:list-item>
                <text:p text:style-name="rststyle-bulletitem">The tokenizer returns a token type in addition to the token value. It also returns a line number for error reporting.</text:p>
              </text:list-item>
              <text:list-item>
                <text:p text:style-name="rststyle-bulletitem">The syntax tree is constructed from instances of class ASTNode.</text:p>
              </text:list-item>
              <text:list-item>
                <text:p text:style-name="rststyle-bulletitem">The ASTNode class has a show method, which walks the AST and produces output. You can imagine that a similar method could do code generation. And, you should consider the possibility of writing analogous tree walk methods that perform tasks such as optimization, annotation of the AST, etc.</text:p>
              </text:list-item>
            </text:list>
            <text:p text:style-name="rststyle-textbody">And, here is a sample of the data we can apply this parser to:</text:p>
            <text:p text:style-name="rststyle-codeblock">aaa ( )<text:line-break/>bbb ( ccc ( ) )<text:line-break/>ddd ( eee ( ) , fff ( ggg ( ) , hhh ( ) , iii ( ) ) )</text:p>
            <text:p text:style-name="rststyle-textbody">And, if we run the parser on the this input data, we see:</text:p>
            <text:p text:style-name="rststyle-codeblock">$ python workbook045.py workbook045.data<text:line-break/>Node -- Type ProgNodeType<text:line-break/> <text:s text:c="3"/>Node -- Type CommandNodeType<text:line-break/> <text:s text:c="7"/>Node -- Type FuncCallNodeType<text:line-break/> <text:s text:c="11"/>Node -- Type TermNodeType<text:line-break/> <text:s text:c="15"/>Child: aaa<text:line-break/> <text:s text:c="11"/>Node -- Type FuncCallListNodeType<text:line-break/> <text:s text:c="3"/>Node -- Type CommandNodeType<text:line-break/> <text:s text:c="7"/>Node -- Type FuncCallNodeType<text:line-break/> <text:s text:c="11"/>Node -- Type TermNodeType<text:line-break/> <text:s text:c="15"/>Child: bbb<text:line-break/> <text:s text:c="11"/>Node -- Type FuncCallListNodeType<text:line-break/> <text:s text:c="15"/>Node -- Type FuncCallNodeType<text:line-break/> <text:s text:c="19"/>Node -- Type TermNodeType<text:line-break/> <text:s text:c="23"/>Child: ccc<text:line-break/> <text:s text:c="19"/>Node -- Type FuncCallListNodeType<text:line-break/> <text:s text:c="3"/>Node -- Type CommandNodeType<text:line-break/> <text:s text:c="7"/>Node -- Type FuncCallNodeType<text:line-break/> <text:s text:c="11"/>Node -- Type TermNodeType<text:line-break/><text:soft-page-break/> <text:s text:c="15"/>Child: ddd<text:line-break/> <text:s text:c="11"/>Node -- Type FuncCallListNodeType<text:line-break/> <text:s text:c="15"/>Node -- Type FuncCallNodeType<text:line-break/> <text:s text:c="19"/>Node -- Type TermNodeType<text:line-break/> <text:s text:c="23"/>Child: eee<text:line-break/> <text:s text:c="19"/>Node -- Type FuncCallListNodeType<text:line-break/> <text:s text:c="15"/>Node -- Type FuncCallNodeType<text:line-break/> <text:s text:c="19"/>Node -- Type TermNodeType<text:line-break/> <text:s text:c="23"/>Child: fff<text:line-break/> <text:s text:c="19"/>Node -- Type FuncCallListNodeType<text:line-break/> <text:s text:c="23"/>Node -- Type FuncCallNodeType<text:line-break/> <text:s text:c="27"/>Node -- Type TermNodeType<text:line-break/> <text:s text:c="31"/>Child: ggg<text:line-break/> <text:s text:c="27"/>Node -- Type FuncCallListNodeType<text:line-break/> <text:s text:c="23"/>Node -- Type FuncCallNodeType<text:line-break/> <text:s text:c="27"/>Node -- Type TermNodeType<text:line-break/> <text:s text:c="31"/>Child: hhh<text:line-break/> <text:s text:c="27"/>Node -- Type FuncCallListNodeType<text:line-break/> <text:s text:c="23"/>Node -- Type FuncCallNodeType<text:line-break/> <text:s text:c="27"/>Node -- Type TermNodeType<text:line-break/> <text:s text:c="31"/>Child: iii<text:line-break/> <text:s text:c="27"/>Node -- Type FuncCallListNodeType</text:p>
          </text:section>
          <text:section text:style-name="Sect1" text:name="Section119">
            <text:h text:style-name="rststyle-heading3" text:outline-level="3">2.6.3   Creating a lexer/tokenizer with Plex</text:h>
            <text:p text:style-name="rststyle-textbody">Lexical analysis -- The tokenizer in our recursive descent parser example was (for demonstration purposes) overly simple. You can always write more complex tokenizers by hand. However, for more complex (and real) tokenizers, you may want to use a tool to build your tokenizer.</text:p>
            <text:p text:style-name="rststyle-textbody">In this section we'll describe Plex and use it to produce a tokenizer for our recursive descent parser.</text:p>
            <text:p text:style-name="rststyle-textbody">You can obtain Plex at http://www.cosc.canterbury.ac.nz/~greg/python/Plex/.</text:p>
            <text:p text:style-name="rststyle-textbody">In order to use it, you may want to add Plex-1.1.4/Plex to your PYTHONPATH.</text:p>
            <text:p text:style-name="rststyle-textbody">Here is a simple example from the Plex tutorial:</text:p>
            <text:p text:style-name="rststyle-codeblock">#!/usr/bin/env python<text:line-break/><text:line-break/>"""<text:line-break/>Sample Plex lexer<text:line-break/><text:line-break/>Usage:<text:line-break/> <text:s text:c="3"/>python plex_example.py inputfile<text:line-break/>"""<text:line-break/><text:line-break/>import sys<text:line-break/>import Plex<text:line-break/><text:line-break/><text:soft-page-break/>def count_lines(scanner, text):<text:line-break/> <text:s text:c="3"/>scanner.line_count += 1<text:line-break/> <text:s text:c="3"/>print '-' * 60<text:line-break/><text:line-break/>def test(infileName):<text:line-break/> <text:s text:c="3"/>letter = Plex.Range("AZaz")<text:line-break/> <text:s text:c="3"/>digit = <text:s/>Plex.Range("09")<text:line-break/> <text:s text:c="3"/>name = letter + <text:s/>Plex.Rep(letter | digit)<text:line-break/> <text:s text:c="3"/>number = <text:s/>Plex.Rep1(digit)<text:line-break/> <text:s text:c="3"/>space = <text:s/>Plex.Any(" \t")<text:line-break/> <text:s text:c="3"/>endline = Plex.Str('\n')<text:line-break/> <text:s text:c="3"/>#comment = <text:s/>Plex.Str('"') + <text:s/>Plex.Rep( Plex.AnyBut('"')) + <text:s/>Plex.Str('"')<text:line-break/> <text:s text:c="3"/>resword = <text:s/>Plex.Str("if", "then", "else", "end")<text:line-break/> <text:s text:c="3"/>lexicon = <text:s/>Plex.Lexicon([<text:line-break/> <text:s text:c="7"/>(endline, <text:s text:c="14"/>count_lines),<text:line-break/> <text:s text:c="7"/>(resword, <text:s text:c="14"/>'keyword'),<text:line-break/> <text:s text:c="7"/>(name, <text:s text:c="17"/>'ident'),<text:line-break/> <text:s text:c="7"/>(number, <text:s text:c="15"/>'int'),<text:line-break/> <text:s text:c="7"/>( Plex.Any("+-*/=&lt;&gt;"), <text:s/>'operator'),<text:line-break/> <text:s text:c="7"/>(space, <text:s text:c="16"/>Plex.IGNORE),<text:line-break/> <text:s text:c="7"/>#(comment, <text:s text:c="14"/>'comment'),<text:line-break/> <text:s text:c="7"/>(Plex.Str('('), <text:s text:c="8"/>'lpar'),<text:line-break/> <text:s text:c="7"/>(Plex.Str(')'), <text:s text:c="8"/>'rpar'),<text:line-break/> <text:s text:c="7"/># comments surrounded by (* and *)<text:line-break/> <text:s text:c="7"/>(Plex.Str("(*"), <text:s text:c="7"/>Plex.Begin('comment')),<text:line-break/> <text:s text:c="7"/>Plex.State('comment', [<text:line-break/> <text:s text:c="11"/>(Plex.Str("*)"), Plex.Begin('')),<text:line-break/> <text:s text:c="11"/>(Plex.AnyChar, <text:s text:c="2"/>Plex.IGNORE),<text:line-break/> <text:s text:c="11"/>]),<text:line-break/> <text:s text:c="3"/>])<text:line-break/> <text:s text:c="3"/>infile = open(infileName, "r")<text:line-break/> <text:s text:c="3"/>scanner = <text:s/>Plex.Scanner(lexicon, infile, infileName)<text:line-break/> <text:s text:c="3"/>scanner.line_count = 0<text:line-break/> <text:s text:c="3"/>while True:<text:line-break/> <text:s text:c="7"/>token = scanner.read()<text:line-break/> <text:s text:c="7"/>if token[0] is None:<text:line-break/> <text:s text:c="11"/>break<text:line-break/> <text:s text:c="7"/>position = scanner.position()<text:line-break/> <text:s text:c="7"/>posstr = ('(%d, %d)' % (position[1], position[2], )).ljust(10)<text:line-break/> <text:s text:c="7"/>tokstr = '"%s"' % token[1]<text:line-break/> <text:s text:c="7"/>tokstr = tokstr.ljust(20)<text:line-break/> <text:s text:c="7"/>print '%s tok: %s tokType: %s' % (posstr, tokstr, token[0],)<text:line-break/> <text:s text:c="3"/>print 'line_count: %d' % scanner.line_count<text:line-break/><text:line-break/><text:line-break/>def usage():<text:line-break/> <text:s text:c="3"/>print __doc__<text:line-break/> <text:s text:c="3"/>sys.exit(1)<text:line-break/><text:line-break/>def main():<text:line-break/> <text:s text:c="3"/>args = sys.argv[1:]<text:line-break/><text:soft-page-break/> <text:s text:c="3"/>if len(args) != 1:<text:line-break/> <text:s text:c="7"/>usage()<text:line-break/> <text:s text:c="3"/>infileName = args[0]<text:line-break/> <text:s text:c="3"/>test(infileName)<text:line-break/><text:line-break/>if __name__ == '__main__':<text:line-break/> <text:s text:c="3"/>#import pdb; pdb.set_trace()<text:line-break/> <text:s text:c="3"/>main()</text:p>
            <text:p text:style-name="rststyle-textbody">Here is a bit of data on which we can use the above lexer:</text:p>
            <text:p text:style-name="rststyle-codeblock">mass = (height * (* some comment *) width * depth) / density<text:line-break/>totalmass = totalmass + mass</text:p>
            <text:p text:style-name="rststyle-textbody">And, when we apply the above test program to this data, here is what we see:</text:p>
            <text:p text:style-name="rststyle-codeblock">$ python plex_example.py plex_example.data<text:line-break/>(1, 0) <text:s text:c="4"/>tok: "mass" <text:s text:c="14"/>tokType: ident<text:line-break/>(1, 5) <text:s text:c="4"/>tok: "=" <text:s text:c="17"/>tokType: operator<text:line-break/>(1, 7) <text:s text:c="4"/>tok: "(" <text:s text:c="17"/>tokType: lpar<text:line-break/>(1, 8) <text:s text:c="4"/>tok: "height" <text:s text:c="12"/>tokType: ident<text:line-break/>(1, 15) <text:s text:c="3"/>tok: "*" <text:s text:c="17"/>tokType: operator<text:line-break/>(1, 36) <text:s text:c="3"/>tok: "width" <text:s text:c="13"/>tokType: ident<text:line-break/>(1, 42) <text:s text:c="3"/>tok: "*" <text:s text:c="17"/>tokType: operator<text:line-break/>(1, 44) <text:s text:c="3"/>tok: "depth" <text:s text:c="13"/>tokType: ident<text:line-break/>(1, 49) <text:s text:c="3"/>tok: ")" <text:s text:c="17"/>tokType: rpar<text:line-break/>(1, 51) <text:s text:c="3"/>tok: "/" <text:s text:c="17"/>tokType: operator<text:line-break/>(1, 53) <text:s text:c="3"/>tok: "density" <text:s text:c="11"/>tokType: ident<text:line-break/>------------------------------------------------------------<text:line-break/>(2, 0) <text:s text:c="4"/>tok: "totalmass" <text:s text:c="9"/>tokType: ident<text:line-break/>(2, 10) <text:s text:c="3"/>tok: "=" <text:s text:c="17"/>tokType: operator<text:line-break/>(2, 12) <text:s text:c="3"/>tok: "totalmass" <text:s text:c="9"/>tokType: ident<text:line-break/>(2, 22) <text:s text:c="3"/>tok: "+" <text:s text:c="17"/>tokType: operator<text:line-break/>(2, 24) <text:s text:c="3"/>tok: "mass" <text:s text:c="14"/>tokType: ident<text:line-break/>------------------------------------------------------------<text:line-break/>line_count: 2</text:p>
            <text:p text:style-name="rststyle-textbody">Comments and explanation:</text:p>
            <text:list xml:id="list172943482604015" text:style-name="rststyle-bulletlist">
              <text:list-item>
                <text:p text:style-name="rststyle-bulletitem">Create a lexicon from scanning patterns.</text:p>
              </text:list-item>
              <text:list-item>
                <text:p text:style-name="rststyle-bulletitem">See the Plex tutorial and reference (and below) for more information on how to construct the patterns that match various tokens.</text:p>
              </text:list-item>
              <text:list-item>
                <text:p text:style-name="rststyle-bulletitem">Create a scanner with a lexicon, an input file, and an input file name.</text:p>
              </text:list-item>
              <text:list-item>
                <text:p text:style-name="rststyle-bulletitem">The call "scanner.read()" gets the next token. It returns a tuple containing (1) the token value and (2) the token type.</text:p>
              </text:list-item>
              <text:list-item>
                <text:p text:style-name="rststyle-bulletitem">The call "scanner.position()" gets the position of the current token. It returns a tuple containing (1) the input file name, (2) the line number, and (3) the column number.</text:p>
              </text:list-item>
              <text:list-item>
                <text:p text:style-name="rststyle-bulletitem">We can execute a method when a given token is found by specifying the function as the token action. In our example, the function is count_lines. Maintaining a line <text:soft-page-break/>count is actually unneeded, since the position gives us this information. However, notice how we are able to maintain a value (in our case <text:span text:style-name="rststyle-inlineliteral">line_count</text:span>) as an attribute of the scanner.</text:p>
              </text:list-item>
            </text:list>
            <text:p text:style-name="rststyle-textbody">And, here are some comments on constructing the patterns used in a lexicon:</text:p>
            <text:list xml:id="list172943347407984" text:style-name="rststyle-bulletlist">
              <text:list-item>
                <text:p text:style-name="rststyle-bulletitem"><text:span text:style-name="rststyle-inlineliteral">Plex.Range</text:span> constructs a pattern that matches any character in the range.</text:p>
              </text:list-item>
              <text:list-item>
                <text:p text:style-name="rststyle-bulletitem"><text:span text:style-name="rststyle-inlineliteral">Plex.Rep</text:span> constructs a pattern that matches a sequence of zero or more items.</text:p>
              </text:list-item>
              <text:list-item>
                <text:p text:style-name="rststyle-bulletitem"><text:span text:style-name="rststyle-inlineliteral">Plex.Rep1</text:span> constructs a pattern that matches a sequence of one or more items.</text:p>
              </text:list-item>
              <text:list-item>
                <text:p text:style-name="rststyle-bulletitem"><text:span text:style-name="rststyle-inlineliteral">pat1 + pat2</text:span> constructs a pattern that matches a sequence containing <text:span text:style-name="rststyle-inlineliteral">pat1</text:span> followed by <text:span text:style-name="rststyle-inlineliteral">pat2</text:span>.</text:p>
              </text:list-item>
              <text:list-item>
                <text:p text:style-name="rststyle-bulletitem"><text:span text:style-name="rststyle-inlineliteral">pat1 | pat2</text:span> constructs a pattern that matches either <text:span text:style-name="rststyle-inlineliteral">pat1</text:span> or <text:span text:style-name="rststyle-inlineliteral">pat2</text:span>.</text:p>
              </text:list-item>
              <text:list-item>
                <text:p text:style-name="rststyle-bulletitem"><text:span text:style-name="rststyle-inlineliteral">Plex.Any</text:span> constructs a pattern that matches any one character in its argument.</text:p>
              </text:list-item>
            </text:list>
            <text:p text:style-name="rststyle-textbody">Now let's revisit our recursive descent parser, this time with a tokenizer built with Plex. The tokenizer is trivial, but will serve as an example of how to hook it into a parser:</text:p>
            <text:p text:style-name="rststyle-codeblock">#!/usr/bin/env python<text:line-break/><text:line-break/>"""<text:line-break/>A recursive descent parser example using Plex.<text:line-break/>This example uses Plex to implement a tokenizer.<text:line-break/><text:line-break/>Usage:<text:line-break/> <text:s text:c="3"/>python python_201_rparser_plex.py [options] &lt;inputfile&gt;<text:line-break/>Options:<text:line-break/> <text:s text:c="3"/>-h, --help <text:s text:c="5"/>Display this help message.<text:line-break/>Example:<text:line-break/> <text:s text:c="3"/>python python_201_rparser_plex.py myfile.txt<text:line-break/><text:line-break/>The grammar:<text:line-break/><text:line-break/> <text:s text:c="3"/>Prog ::= Command | Command Prog<text:line-break/> <text:s text:c="3"/>Command ::= Func_call<text:line-break/> <text:s text:c="3"/>Func_call ::= Term '(' Func_call_list ')'<text:line-break/> <text:s text:c="3"/>Func_call_list ::= Func_call | Func_call ',' Func_call_list<text:line-break/> <text:s text:c="3"/>Term = &lt;word&gt;<text:line-break/><text:line-break/>"""<text:line-break/><text:line-break/>import sys, string, types<text:line-break/>import getopt<text:line-break/>import Plex<text:line-break/><text:line-break/>## from IPython.Shell import IPShellEmbed<text:line-break/>## ipshell = IPShellEmbed((),<text:line-break/>## <text:s text:c="4"/>banner = '&gt;&gt;&gt;&gt;&gt;&gt;&gt;&gt; Into IPython &gt;&gt;&gt;&gt;&gt;&gt;&gt;&gt;',<text:line-break/>## <text:s text:c="4"/>exit_msg = '&lt;&lt;&lt;&lt;&lt;&lt;&lt;&lt; Out of IPython &lt;&lt;&lt;&lt;&lt;&lt;&lt;&lt;')<text:line-break/><text:line-break/>#<text:line-break/># Constants<text:line-break/>#<text:line-break/><text:soft-page-break/><text:line-break/># AST node types<text:line-break/>NoneNodeType = <text:s text:c="8"/>0<text:line-break/>ProgNodeType = <text:s text:c="8"/>1<text:line-break/>CommandNodeType = <text:s text:c="5"/>2<text:line-break/>FuncCallNodeType = <text:s text:c="4"/>3<text:line-break/>FuncCallListNodeType = 4<text:line-break/>TermNodeType = <text:s text:c="8"/>5<text:line-break/><text:line-break/># Token types<text:line-break/>NoneTokType = <text:s/>0<text:line-break/>LParTokType = <text:s/>1<text:line-break/>RParTokType = <text:s/>2<text:line-break/>WordTokType = <text:s/>3<text:line-break/>CommaTokType = 4<text:line-break/>EOFTokType = <text:s text:c="2"/>5<text:line-break/><text:line-break/># Dictionary to map node type values to node type names<text:line-break/>NodeTypeDict = {<text:line-break/> <text:s text:c="3"/>NoneNodeType: <text:s text:c="8"/>'NoneNodeType',<text:line-break/> <text:s text:c="3"/>ProgNodeType: <text:s text:c="8"/>'ProgNodeType',<text:line-break/> <text:s text:c="3"/>CommandNodeType: <text:s text:c="5"/>'CommandNodeType',<text:line-break/> <text:s text:c="3"/>FuncCallNodeType: <text:s text:c="4"/>'FuncCallNodeType',<text:line-break/> <text:s text:c="3"/>FuncCallListNodeType: 'FuncCallListNodeType',<text:line-break/> <text:s text:c="3"/>TermNodeType: <text:s text:c="8"/>'TermNodeType',<text:line-break/> <text:s text:c="3"/>}<text:line-break/><text:line-break/>#<text:line-break/># Representation of a node in the AST (abstract syntax tree).<text:line-break/>#<text:line-break/>class ASTNode:<text:line-break/> <text:s text:c="3"/>def __init__(self, nodeType, *args):<text:line-break/> <text:s text:c="7"/>self.nodeType = nodeType<text:line-break/> <text:s text:c="7"/>self.children = []<text:line-break/> <text:s text:c="7"/>for item in args:<text:line-break/> <text:s text:c="11"/>self.children.append(item)<text:line-break/> <text:s text:c="3"/>def show(self, level):<text:line-break/> <text:s text:c="7"/>self.showLevel(level)<text:line-break/> <text:s text:c="7"/>print 'Node -- Type %s' % NodeTypeDict[self.nodeType]<text:line-break/> <text:s text:c="7"/>level += 1<text:line-break/> <text:s text:c="7"/>for child in self.children:<text:line-break/> <text:s text:c="11"/>if isinstance(child, ASTNode):<text:line-break/> <text:s text:c="15"/>child.show(level)<text:line-break/> <text:s text:c="11"/>elif type(child) == types.ListType:<text:line-break/> <text:s text:c="15"/>for item in child:<text:line-break/> <text:s text:c="19"/>item.show(level)<text:line-break/> <text:s text:c="11"/>else:<text:line-break/> <text:s text:c="15"/>self.showLevel(level)<text:line-break/> <text:s text:c="15"/>print 'Child:', child<text:line-break/> <text:s text:c="3"/>def showLevel(self, level):<text:line-break/> <text:s text:c="7"/>for idx in range(level):<text:line-break/> <text:s text:c="11"/>print ' <text:s text:c="2"/>',<text:line-break/><text:line-break/><text:soft-page-break/>#<text:line-break/># The recursive descent parser class.<text:line-break/># <text:s text:c="2"/>Contains the "recognizer" methods, which implement the grammar<text:line-break/># <text:s text:c="2"/>rules (above), one recognizer method for each production rule.<text:line-break/>#<text:line-break/>class ProgParser:<text:line-break/> <text:s text:c="3"/>def __init__(self):<text:line-break/> <text:s text:c="7"/>self.tokens = None<text:line-break/> <text:s text:c="7"/>self.tokenType = NoneTokType<text:line-break/> <text:s text:c="7"/>self.token = ''<text:line-break/> <text:s text:c="7"/>self.lineNo = -1<text:line-break/> <text:s text:c="7"/>self.infile = None<text:line-break/> <text:s text:c="7"/>self.tokens = None<text:line-break/><text:line-break/> <text:s text:c="3"/>def parseFile(self, infileName):<text:line-break/> <text:s text:c="7"/>self.tokens = None<text:line-break/> <text:s text:c="7"/>self.tokenType = NoneTokType<text:line-break/> <text:s text:c="7"/>self.token = ''<text:line-break/> <text:s text:c="7"/>self.lineNo = -1<text:line-break/> <text:s text:c="7"/>self.infile = file(infileName, 'r')<text:line-break/> <text:s text:c="7"/>self.tokens = genTokens(self.infile, infileName)<text:line-break/> <text:s text:c="7"/>try:<text:line-break/> <text:s text:c="11"/>self.tokenType, self.token, self.lineNo = self.tokens.next()<text:line-break/> <text:s text:c="7"/>except StopIteration:<text:line-break/> <text:s text:c="11"/>raise RuntimeError, 'Empty file'<text:line-break/> <text:s text:c="7"/>result = self.prog_reco()<text:line-break/> <text:s text:c="7"/>self.infile.close()<text:line-break/> <text:s text:c="7"/>self.infile = None<text:line-break/> <text:s text:c="7"/>return result<text:line-break/><text:line-break/> <text:s text:c="3"/>def parseStream(self, instream):<text:line-break/> <text:s text:c="7"/>self.tokens = None<text:line-break/> <text:s text:c="7"/>self.tokenType = NoneTokType<text:line-break/> <text:s text:c="7"/>self.token = ''<text:line-break/> <text:s text:c="7"/>self.lineNo = -1<text:line-break/> <text:s text:c="7"/>self.tokens = genTokens(self.instream, '&lt;stream&gt;')<text:line-break/> <text:s text:c="7"/>try:<text:line-break/> <text:s text:c="11"/>self.tokenType, self.token, self.lineNo = self.tokens.next()<text:line-break/> <text:s text:c="7"/>except StopIteration:<text:line-break/> <text:s text:c="11"/>raise RuntimeError, 'Empty stream'<text:line-break/> <text:s text:c="7"/>result = self.prog_reco()<text:line-break/> <text:s text:c="7"/>self.infile.close()<text:line-break/> <text:s text:c="7"/>self.infile = None<text:line-break/> <text:s text:c="7"/>return result<text:line-break/><text:line-break/> <text:s text:c="3"/>def prog_reco(self):<text:line-break/> <text:s text:c="7"/>commandList = []<text:line-break/> <text:s text:c="7"/>while 1:<text:line-break/> <text:s text:c="11"/>result = self.command_reco()<text:line-break/> <text:s text:c="11"/>if not result:<text:line-break/> <text:s text:c="15"/>break<text:line-break/><text:soft-page-break/> <text:s text:c="11"/>commandList.append(result)<text:line-break/> <text:s text:c="7"/>return ASTNode(ProgNodeType, commandList)<text:line-break/><text:line-break/> <text:s text:c="3"/>def command_reco(self):<text:line-break/> <text:s text:c="7"/>if self.tokenType == EOFTokType:<text:line-break/> <text:s text:c="11"/>return None<text:line-break/> <text:s text:c="7"/>result = self.func_call_reco()<text:line-break/> <text:s text:c="7"/>return ASTNode(CommandNodeType, result)<text:line-break/><text:line-break/> <text:s text:c="3"/>def func_call_reco(self):<text:line-break/> <text:s text:c="7"/>if self.tokenType == WordTokType:<text:line-break/> <text:s text:c="11"/>term = ASTNode(TermNodeType, self.token)<text:line-break/> <text:s text:c="11"/>self.tokenType, self.token, self.lineNo = self.tokens.next()<text:line-break/> <text:s text:c="11"/>if self.tokenType == LParTokType:<text:line-break/> <text:s text:c="15"/>self.tokenType, self.token, self.lineNo = self.tokens.next()<text:line-break/> <text:s text:c="15"/>result = self.func_call_list_reco()<text:line-break/> <text:s text:c="15"/>if result:<text:line-break/> <text:s text:c="19"/>if self.tokenType == RParTokType:<text:line-break/> <text:s text:c="23"/>self.tokenType, self.token, self.lineNo = \<text:line-break/> <text:s text:c="27"/>self.tokens.next()<text:line-break/> <text:s text:c="23"/>return ASTNode(FuncCallNodeType, term, result)<text:line-break/> <text:s text:c="19"/>else:<text:line-break/> <text:s text:c="23"/>raise ParseError(self.lineNo, 'missing right paren')<text:line-break/> <text:s text:c="15"/>else:<text:line-break/> <text:s text:c="19"/>raise ParseError(self.lineNo, 'bad func call list')<text:line-break/> <text:s text:c="11"/>else:<text:line-break/> <text:s text:c="15"/>raise ParseError(self.lineNo, 'missing left paren')<text:line-break/> <text:s text:c="7"/>else:<text:line-break/> <text:s text:c="11"/>return None<text:line-break/><text:line-break/> <text:s text:c="3"/>def func_call_list_reco(self):<text:line-break/> <text:s text:c="7"/>terms = []<text:line-break/> <text:s text:c="7"/>while 1:<text:line-break/> <text:s text:c="11"/>result = self.func_call_reco()<text:line-break/> <text:s text:c="11"/>if not result:<text:line-break/> <text:s text:c="15"/>break<text:line-break/> <text:s text:c="11"/>terms.append(result)<text:line-break/> <text:s text:c="11"/>if self.tokenType != CommaTokType:<text:line-break/> <text:s text:c="15"/>break<text:line-break/> <text:s text:c="11"/>self.tokenType, self.token, self.lineNo = self.tokens.next()<text:line-break/> <text:s text:c="7"/>return ASTNode(FuncCallListNodeType, terms)<text:line-break/><text:line-break/>#<text:line-break/># The parse error exception class.<text:line-break/>#<text:line-break/>class ParseError(Exception):<text:line-break/> <text:s text:c="3"/>def __init__(self, lineNo, msg):<text:line-break/><text:soft-page-break/> <text:s text:c="7"/>RuntimeError.__init__(self, msg)<text:line-break/> <text:s text:c="7"/>self.lineNo = lineNo<text:line-break/> <text:s text:c="7"/>self.msg = msg<text:line-break/> <text:s text:c="3"/>def getLineNo(self):<text:line-break/> <text:s text:c="7"/>return self.lineNo<text:line-break/> <text:s text:c="3"/>def getMsg(self):<text:line-break/> <text:s text:c="7"/>return self.msg<text:line-break/><text:line-break/>#<text:line-break/># Generate the tokens.<text:line-break/># Usage - example<text:line-break/># <text:s text:c="3"/>gen = genTokens(infile)<text:line-break/># <text:s text:c="3"/>tokType, tok, lineNo = gen.next()<text:line-break/># <text:s text:c="3"/>...<text:line-break/>def genTokens(infile, infileName):<text:line-break/> <text:s text:c="3"/>letter = Plex.Range("AZaz")<text:line-break/> <text:s text:c="3"/>digit = <text:s/>Plex.Range("09")<text:line-break/> <text:s text:c="3"/>name = letter + <text:s/>Plex.Rep(letter | digit)<text:line-break/> <text:s text:c="3"/>lpar = Plex.Str('(')<text:line-break/> <text:s text:c="3"/>rpar = Plex.Str(')')<text:line-break/> <text:s text:c="3"/>comma = Plex.Str(',')<text:line-break/> <text:s text:c="3"/>comment = Plex.Str("#") + Plex.Rep(Plex.AnyBut("\n"))<text:line-break/> <text:s text:c="3"/>space = Plex.Any(" \t\n")<text:line-break/> <text:s text:c="3"/>lexicon = Plex.Lexicon([<text:line-break/> <text:s text:c="7"/>(name, <text:s text:c="5"/>'word'),<text:line-break/> <text:s text:c="7"/>(lpar, <text:s text:c="5"/>'lpar'),<text:line-break/> <text:s text:c="7"/>(rpar, <text:s text:c="5"/>'rpar'),<text:line-break/> <text:s text:c="7"/>(comma, <text:s text:c="4"/>'comma'),<text:line-break/> <text:s text:c="7"/>(comment, <text:s text:c="2"/>Plex.IGNORE),<text:line-break/> <text:s text:c="7"/>(space, <text:s text:c="4"/>Plex.IGNORE),<text:line-break/> <text:s text:c="3"/>])<text:line-break/> <text:s text:c="3"/>scanner = Plex.Scanner(lexicon, infile, infileName)<text:line-break/> <text:s text:c="3"/>while 1:<text:line-break/> <text:s text:c="7"/>tokenType, token = scanner.read()<text:line-break/> <text:s text:c="7"/>name, lineNo, columnNo = scanner.position()<text:line-break/> <text:s text:c="7"/>if tokenType == None:<text:line-break/> <text:s text:c="11"/>tokType = EOFTokType<text:line-break/> <text:s text:c="11"/>token = None<text:line-break/> <text:s text:c="7"/>elif tokenType == 'word':<text:line-break/> <text:s text:c="11"/>tokType = WordTokType<text:line-break/> <text:s text:c="7"/>elif tokenType == 'lpar':<text:line-break/> <text:s text:c="11"/>tokType = LParTokType<text:line-break/> <text:s text:c="7"/>elif tokenType == 'rpar':<text:line-break/> <text:s text:c="11"/>tokType = RParTokType<text:line-break/> <text:s text:c="7"/>elif tokenType == 'comma':<text:line-break/> <text:s text:c="11"/>tokType = CommaTokType<text:line-break/> <text:s text:c="7"/>else:<text:line-break/> <text:s text:c="11"/>tokType = NoneTokType<text:line-break/> <text:s text:c="7"/>tok = token<text:line-break/> <text:s text:c="7"/>yield (tokType, tok, lineNo)<text:line-break/><text:line-break/>def test(infileName):<text:line-break/> <text:s text:c="3"/>parser = ProgParser()<text:line-break/><text:soft-page-break/> <text:s text:c="3"/>#ipshell('(test) #1\nCtrl-D to exit')<text:line-break/> <text:s text:c="3"/>result = None<text:line-break/> <text:s text:c="3"/>try:<text:line-break/> <text:s text:c="7"/>result = parser.parseFile(infileName)<text:line-break/> <text:s text:c="3"/>except ParseError, exp:<text:line-break/> <text:s text:c="7"/>sys.stderr.write('ParseError: (%d) %s\n' % \<text:line-break/> <text:s text:c="11"/>(exp.getLineNo(), exp.getMsg()))<text:line-break/> <text:s text:c="3"/>if result:<text:line-break/> <text:s text:c="7"/>result.show(0)<text:line-break/><text:line-break/>def usage():<text:line-break/> <text:s text:c="3"/>print __doc__<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for opt, val in opts:<text:line-break/> <text:s text:c="7"/>if opt in ('-h', '--help'):<text:line-break/> <text:s text:c="11"/>usage()<text:line-break/> <text:s text:c="3"/>if len(args) != 1:<text:line-break/> <text:s text:c="7"/>usage()<text:line-break/> <text:s text:c="3"/>infileName = args[0]<text:line-break/> <text:s text:c="3"/>test(infileName)<text:line-break/><text:line-break/>if __name__ == '__main__':<text:line-break/> <text:s text:c="3"/>#import pdb; pdb.set_trace()<text:line-break/> <text:s text:c="3"/>main()</text:p>
            <text:p text:style-name="rststyle-textbody">And, here is a sample of the data we can apply this parser to:</text:p>
            <text:p text:style-name="rststyle-codeblock"># Test for recursive descent parser and Plex.<text:line-break/># Command #1<text:line-break/>aaa()<text:line-break/># Command #2<text:line-break/>bbb (ccc()) <text:s text:c="3"/># An end of line comment.<text:line-break/># Command #3<text:line-break/>ddd(eee(), fff(ggg(), hhh(), iii()))<text:line-break/># End of test</text:p>
            <text:p text:style-name="rststyle-textbody">And, when we run our parser, it produces the following:</text:p>
            <text:p text:style-name="rststyle-codeblock">$ python plex_recusive.py plex_recusive.data<text:line-break/>Node -- Type ProgNodeType<text:line-break/> <text:s text:c="3"/>Node -- Type CommandNodeType<text:line-break/> <text:s text:c="7"/>Node -- Type FuncCallNodeType<text:line-break/> <text:s text:c="11"/>Node -- Type TermNodeType<text:line-break/> <text:s text:c="15"/>Child: aaa<text:line-break/> <text:s text:c="11"/>Node -- Type FuncCallListNodeType<text:line-break/> <text:s text:c="3"/>Node -- Type CommandNodeType<text:line-break/><text:soft-page-break/> <text:s text:c="7"/>Node -- Type FuncCallNodeType<text:line-break/> <text:s text:c="11"/>Node -- Type TermNodeType<text:line-break/> <text:s text:c="15"/>Child: bbb<text:line-break/> <text:s text:c="11"/>Node -- Type FuncCallListNodeType<text:line-break/> <text:s text:c="15"/>Node -- Type FuncCallNodeType<text:line-break/> <text:s text:c="19"/>Node -- Type TermNodeType<text:line-break/> <text:s text:c="23"/>Child: ccc<text:line-break/> <text:s text:c="19"/>Node -- Type FuncCallListNodeType<text:line-break/> <text:s text:c="3"/>Node -- Type CommandNodeType<text:line-break/> <text:s text:c="7"/>Node -- Type FuncCallNodeType<text:line-break/> <text:s text:c="11"/>Node -- Type TermNodeType<text:line-break/> <text:s text:c="15"/>Child: ddd<text:line-break/> <text:s text:c="11"/>Node -- Type FuncCallListNodeType<text:line-break/> <text:s text:c="15"/>Node -- Type FuncCallNodeType<text:line-break/> <text:s text:c="19"/>Node -- Type TermNodeType<text:line-break/> <text:s text:c="23"/>Child: eee<text:line-break/> <text:s text:c="19"/>Node -- Type FuncCallListNodeType<text:line-break/> <text:s text:c="15"/>Node -- Type FuncCallNodeType<text:line-break/> <text:s text:c="19"/>Node -- Type TermNodeType<text:line-break/> <text:s text:c="23"/>Child: fff<text:line-break/> <text:s text:c="19"/>Node -- Type FuncCallListNodeType<text:line-break/> <text:s text:c="23"/>Node -- Type FuncCallNodeType<text:line-break/> <text:s text:c="27"/>Node -- Type TermNodeType<text:line-break/> <text:s text:c="31"/>Child: ggg<text:line-break/> <text:s text:c="27"/>Node -- Type FuncCallListNodeType<text:line-break/> <text:s text:c="23"/>Node -- Type FuncCallNodeType<text:line-break/> <text:s text:c="27"/>Node -- Type TermNodeType<text:line-break/> <text:s text:c="31"/>Child: hhh<text:line-break/> <text:s text:c="27"/>Node -- Type FuncCallListNodeType<text:line-break/> <text:s text:c="23"/>Node -- Type FuncCallNodeType<text:line-break/> <text:s text:c="27"/>Node -- Type TermNodeType<text:line-break/> <text:s text:c="31"/>Child: iii<text:line-break/> <text:s text:c="27"/>Node -- Type FuncCallListNodeType</text:p>
            <text:p text:style-name="rststyle-textbody">Comments:</text:p>
            <text:list xml:id="list172941900280035" text:style-name="rststyle-bulletlist">
              <text:list-item>
                <text:p text:style-name="rststyle-bulletitem">We can now put comments in our input, and they will be ignored. Comments begin with a "#" and continue to the end of line. See the definition of comment in function genTokens.</text:p>
              </text:list-item>
              <text:list-item>
                <text:p text:style-name="rststyle-bulletitem">This tokenizer does not require us to separate tokens with whitespace as did the simple tokenizer in the earlier version of our recursive descent parser.</text:p>
              </text:list-item>
              <text:list-item>
                <text:p text:style-name="rststyle-bulletitem">The changes we made over the earlier version were to:</text:p>
                <text:list text:style-name="rststyle-enumlist-arabic">
                  <text:list-item>
                    <text:p text:style-name="P11">Import Plex.</text:p>
                  </text:list-item>
                  <text:list-item>
                    <text:p text:style-name="P11">Replace the definition of the tokenizer function genTokens.</text:p>
                  </text:list-item>
                  <text:list-item>
                    <text:p text:style-name="P11">Change the call to genTokens so that the call passes in the file name, which is needed to create the scanner.</text:p>
                  </text:list-item>
                </text:list>
              </text:list-item>
              <text:list-item>
                <text:p text:style-name="rststyle-bulletitem">Our new version of genTokens does the following:</text:p>
                <text:list text:style-name="rststyle-enumlist-arabic">
                  <text:list-item>
                    <text:p text:style-name="P11">Create patterns for scanning.</text:p>
                  </text:list-item>
                  <text:list-item>
                    <text:p text:style-name="P11">Create a lexicon (an instance of Plex.Lexicon), which uses the patterns.</text:p>
                  </text:list-item>
                  <text:list-item>
                    <text:p text:style-name="P11"><text:soft-page-break/>Create a scanner (an instance of Plex.Scanner), which uses the lexicon.</text:p>
                  </text:list-item>
                  <text:list-item>
                    <text:p text:style-name="P11">Execute a loop that reads tokens (from the scanner) and "yields" each one.</text:p>
                  </text:list-item>
                </text:list>
              </text:list-item>
            </text:list>
          </text:section>
          <text:section text:style-name="Sect1" text:name="Section120">
            <text:h text:style-name="rststyle-heading3" text:outline-level="3">2.6.4   A survey of existing tools</text:h>
            <text:p text:style-name="rststyle-textbody">For complex parsing tasks, you may want to consider the following tools:</text:p>
            <text:list xml:id="list172942541891657" text:style-name="rststyle-bulletlist">
              <text:list-item>
                <text:p text:style-name="rststyle-bulletitem">kwParsing -- A parser generator in Python -- http://gadfly.sourceforge.net/kwParsing.html</text:p>
              </text:list-item>
              <text:list-item>
                <text:p text:style-name="rststyle-bulletitem">PLY -- Python Lex-Yacc -- http://systems.cs.uchicago.edu/ply/</text:p>
              </text:list-item>
              <text:list-item>
                <text:p text:style-name="rststyle-bulletitem">PyLR -- Fast LR parsing in python -- http://starship.python.net/crew/scott/PyLR.html</text:p>
              </text:list-item>
              <text:list-item>
                <text:p text:style-name="rststyle-bulletitem">Yapps -- The Yapps Parser Generator System -- http://theory.stanford.edu/~amitp/Yapps/</text:p>
              </text:list-item>
            </text:list>
            <text:p text:style-name="rststyle-textbody">And, for lexical analysis, you may also want to look here:</text:p>
            <text:list xml:id="list172943414006612" text:style-name="rststyle-bulletlist">
              <text:list-item>
                <text:p text:style-name="rststyle-bulletitem">Using Regular Expressions for Lexical Analysis -- http://effbot.org/zone/xml-scanner.htm</text:p>
              </text:list-item>
              <text:list-item>
                <text:p text:style-name="rststyle-bulletitem">Plex -- http://www.cosc.canterbury.ac.nz/~greg/python/Plex/.</text:p>
              </text:list-item>
            </text:list>
            <text:p text:style-name="rststyle-textbody">In the sections below, we give examples and notes about the use of PLY and pyparsing.</text:p>
          </text:section>
          <text:section text:style-name="Sect1" text:name="Section121">
            <text:h text:style-name="rststyle-heading3" text:outline-level="3">2.6.5   Creating a parser with PLY</text:h>
            <text:p text:style-name="rststyle-textbody">In this section we will show how to implement our parser example with PLY.</text:p>
            <text:p text:style-name="rststyle-textbody">First down-load PLY. It is available here: PLY (Python Lex-Yacc) -- http://www.dabeaz.com/ply/</text:p>
            <text:p text:style-name="rststyle-textbody">Then add the PLY directory to your PYTHONPATH.</text:p>
            <text:p text:style-name="rststyle-textbody">Learn how to construct lexers and parsers with PLY by reading <text:span text:style-name="rststyle-inlineliteral">doc/ply.html</text:span> in the distribution of PLY and by looking at the examples in the distribution.</text:p>
            <text:p text:style-name="rststyle-textbody">For those of you who want a more complex example, see A Python Parser for the RELAX NG Compact Syntax, which is implemented with PLY.</text:p>
            <text:p text:style-name="rststyle-textbody">Now, here is our example parser. Comments and explanations are below:</text:p>
            <text:p text:style-name="rststyle-codeblock">#!/usr/bin/env python<text:line-break/><text:line-break/>"""<text:line-break/>A parser example.<text:line-break/>This example uses PLY to implement a lexer and parser.<text:line-break/><text:line-break/>The grammar:<text:line-break/><text:line-break/> <text:s text:c="3"/>Prog ::= Command*<text:line-break/> <text:s text:c="3"/>Command ::= Func_call<text:line-break/><text:soft-page-break/> <text:s text:c="3"/>Func_call ::= Term '(' Func_call_list ')'<text:line-break/> <text:s text:c="3"/>Func_call_list ::= Func_call*<text:line-break/> <text:s text:c="3"/>Term = &lt;word&gt;<text:line-break/><text:line-break/>Here is a sample "program" to use as input:<text:line-break/><text:line-break/> <text:s text:c="3"/># Test for recursive descent parser and Plex.<text:line-break/> <text:s text:c="3"/># Command #1<text:line-break/> <text:s text:c="3"/>aaa()<text:line-break/> <text:s text:c="3"/># Command #2<text:line-break/> <text:s text:c="3"/>bbb (ccc()) <text:s text:c="3"/># An end of line comment.<text:line-break/> <text:s text:c="3"/># Command #3<text:line-break/> <text:s text:c="3"/>ddd(eee(), fff(ggg(), hhh(), iii()))<text:line-break/> <text:s text:c="3"/># End of test<text:line-break/>"""<text:line-break/><text:line-break/>import sys<text:line-break/>import types<text:line-break/>import getopt<text:line-break/>import ply.lex as lex<text:line-break/>import ply.yacc as yacc<text:line-break/><text:line-break/>#<text:line-break/># Globals<text:line-break/>#<text:line-break/><text:line-break/>startlinepos = 0<text:line-break/><text:line-break/>#<text:line-break/># Constants<text:line-break/>#<text:line-break/><text:line-break/># AST node types<text:line-break/>NoneNodeType = <text:s text:c="8"/>0<text:line-break/>ProgNodeType = <text:s text:c="8"/>1<text:line-break/>CommandNodeType = <text:s text:c="5"/>2<text:line-break/>CommandListNodeType = <text:s/>3<text:line-break/>FuncCallNodeType = <text:s text:c="4"/>4<text:line-break/>FuncCallListNodeType = 5<text:line-break/>TermNodeType = <text:s text:c="8"/>6<text:line-break/><text:line-break/># Dictionary to map node type values to node type names<text:line-break/>NodeTypeDict = {<text:line-break/> <text:s text:c="3"/>NoneNodeType: <text:s text:c="8"/>'NoneNodeType',<text:line-break/> <text:s text:c="3"/>ProgNodeType: <text:s text:c="8"/>'ProgNodeType',<text:line-break/> <text:s text:c="3"/>CommandNodeType: <text:s text:c="5"/>'CommandNodeType',<text:line-break/> <text:s text:c="3"/>CommandListNodeType: <text:s/>'CommandListNodeType',<text:line-break/> <text:s text:c="3"/>FuncCallNodeType: <text:s text:c="4"/>'FuncCallNodeType',<text:line-break/> <text:s text:c="3"/>FuncCallListNodeType: 'FuncCallListNodeType',<text:line-break/> <text:s text:c="3"/>TermNodeType: <text:s text:c="8"/>'TermNodeType',<text:line-break/> <text:s text:c="3"/>}<text:line-break/><text:line-break/>#<text:line-break/><text:soft-page-break/># Representation of a node in the AST (abstract syntax tree).<text:line-break/>#<text:line-break/>class ASTNode:<text:line-break/> <text:s text:c="3"/>def __init__(self, nodeType, *args):<text:line-break/> <text:s text:c="7"/>self.nodeType = nodeType<text:line-break/> <text:s text:c="7"/>self.children = []<text:line-break/> <text:s text:c="7"/>for item in args:<text:line-break/> <text:s text:c="11"/>self.children.append(item)<text:line-break/> <text:s text:c="3"/>def append(self, item):<text:line-break/> <text:s text:c="7"/>self.children.append(item)<text:line-break/> <text:s text:c="3"/>def show(self, level):<text:line-break/> <text:s text:c="7"/>self.showLevel(level)<text:line-break/> <text:s text:c="7"/>print 'Node -- Type: %s' % NodeTypeDict[self.nodeType]<text:line-break/> <text:s text:c="7"/>level += 1<text:line-break/> <text:s text:c="7"/>for child in self.children:<text:line-break/> <text:s text:c="11"/>if isinstance(child, ASTNode):<text:line-break/> <text:s text:c="15"/>child.show(level)<text:line-break/> <text:s text:c="11"/>elif type(child) == types.ListType:<text:line-break/> <text:s text:c="15"/>for item in child:<text:line-break/> <text:s text:c="19"/>item.show(level)<text:line-break/> <text:s text:c="11"/>else:<text:line-break/> <text:s text:c="15"/>self.showLevel(level)<text:line-break/> <text:s text:c="15"/>print 'Value:', child<text:line-break/> <text:s text:c="3"/>def showLevel(self, level):<text:line-break/> <text:s text:c="7"/>for idx in range(level):<text:line-break/> <text:s text:c="11"/>print ' <text:s text:c="2"/>',<text:line-break/><text:line-break/>#<text:line-break/># Exception classes<text:line-break/>#<text:line-break/>class LexerError(Exception):<text:line-break/> <text:s text:c="3"/>def __init__(self, msg, lineno, columnno):<text:line-break/> <text:s text:c="7"/>self.msg = msg<text:line-break/> <text:s text:c="7"/>self.lineno = lineno<text:line-break/> <text:s text:c="7"/>self.columnno = columnno<text:line-break/> <text:s text:c="3"/>def show(self):<text:line-break/> <text:s text:c="7"/>sys.stderr.write('Lexer error (%d, %d) %s\n' % \<text:line-break/> <text:s text:c="11"/>(self.lineno, self.columnno, self.msg))<text:line-break/><text:line-break/>class ParserError(Exception):<text:line-break/> <text:s text:c="3"/>def __init__(self, msg, lineno, columnno):<text:line-break/> <text:s text:c="7"/>self.msg = msg<text:line-break/> <text:s text:c="7"/>self.lineno = lineno<text:line-break/> <text:s text:c="7"/>self.columnno = columnno<text:line-break/> <text:s text:c="3"/>def show(self):<text:line-break/> <text:s text:c="7"/>sys.stderr.write('Parser error (%d, %d) %s\n' % \<text:line-break/> <text:s text:c="11"/>(self.lineno, self.columnno, self.msg))<text:line-break/><text:line-break/>#<text:line-break/># Lexer specification<text:line-break/>#<text:line-break/>tokens = (<text:line-break/> <text:s text:c="3"/>'NAME',<text:line-break/><text:soft-page-break/> <text:s text:c="3"/>'LPAR','RPAR',<text:line-break/> <text:s text:c="3"/>'COMMA',<text:line-break/> <text:s text:c="3"/>)<text:line-break/><text:line-break/># Tokens<text:line-break/><text:line-break/>t_LPAR = <text:s text:c="2"/>r'\('<text:line-break/>t_RPAR = <text:s text:c="2"/>r'\)'<text:line-break/>t_COMMA = <text:s/>r'\,'<text:line-break/>t_NAME = <text:s text:c="2"/>r'[a-zA-Z_][a-zA-Z0-9_]*'<text:line-break/><text:line-break/># Ignore whitespace<text:line-break/>t_ignore = ' \t'<text:line-break/><text:line-break/># Ignore comments ('#' to end of line)<text:line-break/>def t_COMMENT(t):<text:line-break/> <text:s text:c="3"/>r'\#[^\n]*'<text:line-break/> <text:s text:c="3"/>pass<text:line-break/><text:line-break/>def t_newline(t):<text:line-break/> <text:s text:c="3"/>r'\n+'<text:line-break/> <text:s text:c="3"/>global startlinepos<text:line-break/> <text:s text:c="3"/>startlinepos = t.lexer.lexpos - 1<text:line-break/> <text:s text:c="3"/>t.lineno += t.value.count("\n")<text:line-break/><text:line-break/>def t_error(t):<text:line-break/> <text:s text:c="3"/>global startlinepos<text:line-break/> <text:s text:c="3"/>msg = "Illegal character '%s'" % (t.value[0])<text:line-break/> <text:s text:c="3"/>columnno = t.lexer.lexpos - startlinepos<text:line-break/> <text:s text:c="3"/>raise LexerError(msg, t.lineno, columnno)<text:line-break/><text:line-break/>#<text:line-break/># Parser specification<text:line-break/>#<text:line-break/>def p_prog(t):<text:line-break/> <text:s text:c="3"/>'prog : command_list'<text:line-break/> <text:s text:c="3"/>t[0] = ASTNode(ProgNodeType, t[1])<text:line-break/><text:line-break/>def p_command_list_1(t):<text:line-break/> <text:s text:c="3"/>'command_list : command'<text:line-break/> <text:s text:c="3"/>t[0] = ASTNode(CommandListNodeType, t[1])<text:line-break/><text:line-break/>def p_command_list_2(t):<text:line-break/> <text:s text:c="3"/>'command_list : command_list command'<text:line-break/> <text:s text:c="3"/>t[1].append(t[2])<text:line-break/> <text:s text:c="3"/>t[0] = t[1]<text:line-break/><text:line-break/>def p_command(t):<text:line-break/> <text:s text:c="3"/>'command : func_call'<text:line-break/> <text:s text:c="3"/>t[0] = ASTNode(CommandNodeType, t[1])<text:line-break/><text:line-break/>def p_func_call_1(t):<text:line-break/> <text:s text:c="3"/>'func_call : term LPAR RPAR'<text:line-break/><text:soft-page-break/> <text:s text:c="3"/>t[0] = ASTNode(FuncCallNodeType, t[1])<text:line-break/><text:line-break/>def p_func_call_2(t):<text:line-break/> <text:s text:c="3"/>'func_call : term LPAR func_call_list RPAR'<text:line-break/> <text:s text:c="3"/>t[0] = ASTNode(FuncCallNodeType, t[1], <text:s/>t[3])<text:line-break/><text:line-break/>def p_func_call_list_1(t):<text:line-break/> <text:s text:c="3"/>'func_call_list : func_call'<text:line-break/> <text:s text:c="3"/>t[0] = ASTNode(FuncCallListNodeType, t[1])<text:line-break/><text:line-break/>def p_func_call_list_2(t):<text:line-break/> <text:s text:c="3"/>'func_call_list : func_call_list COMMA func_call'<text:line-break/> <text:s text:c="3"/>t[1].append(t[3])<text:line-break/> <text:s text:c="3"/>t[0] = t[1]<text:line-break/><text:line-break/>def p_term(t):<text:line-break/> <text:s text:c="3"/>'term : NAME'<text:line-break/> <text:s text:c="3"/>t[0] = ASTNode(TermNodeType, t[1])<text:line-break/><text:line-break/>def p_error(t):<text:line-break/> <text:s text:c="3"/>global startlinepos<text:line-break/> <text:s text:c="3"/>msg = "Syntax error at '%s'" % t.value<text:line-break/> <text:s text:c="3"/>columnno = t.lexer.lexpos - startlinepos<text:line-break/> <text:s text:c="3"/>raise ParserError(msg, t.lineno, columnno)<text:line-break/><text:line-break/>#<text:line-break/># Parse the input and display the AST (abstract syntax tree)<text:line-break/>#<text:line-break/>def parse(infileName):<text:line-break/> <text:s text:c="3"/>startlinepos = 0<text:line-break/> <text:s text:c="3"/># Build the lexer<text:line-break/> <text:s text:c="3"/>lex.lex(debug=1)<text:line-break/> <text:s text:c="3"/># Build the parser<text:line-break/> <text:s text:c="3"/>yacc.yacc()<text:line-break/> <text:s text:c="3"/># Read the input<text:line-break/> <text:s text:c="3"/>infile = file(infileName, 'r')<text:line-break/> <text:s text:c="3"/>content = infile.read()<text:line-break/> <text:s text:c="3"/>infile.close()<text:line-break/> <text:s text:c="3"/>try:<text:line-break/> <text:s text:c="7"/># Do the parse<text:line-break/> <text:s text:c="7"/>result = yacc.parse(content)<text:line-break/> <text:s text:c="7"/># Display the AST<text:line-break/> <text:s text:c="7"/>result.show(0)<text:line-break/> <text:s text:c="3"/>except LexerError, exp:<text:line-break/> <text:s text:c="7"/>exp.show()<text:line-break/> <text:s text:c="3"/>except ParserError, exp:<text:line-break/> <text:s text:c="7"/>exp.show()<text:line-break/><text:line-break/>USAGE_TEXT = __doc__<text:line-break/><text:line-break/>def usage():<text:line-break/> <text:s text:c="3"/>print USAGE_TEXT<text:line-break/> <text:s text:c="3"/>sys.exit(-1)<text:line-break/><text:soft-pag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1:<text:line-break/> <text:s text:c="7"/>usage()<text:line-break/> <text:s text:c="3"/>infileName = args[0]<text:line-break/> <text:s text:c="3"/>parse(infileName)<text:line-break/><text:line-break/>if __name__ == '__main__':<text:line-break/> <text:s text:c="3"/>#import pdb; pdb.set_trace()<text:line-break/> <text:s text:c="3"/>main()</text:p>
            <text:p text:style-name="rststyle-textbody">Applying this parser to the following input:</text:p>
            <text:p text:style-name="rststyle-codeblock"># Test for recursive descent parser and Plex.<text:line-break/># Command #1<text:line-break/>aaa()<text:line-break/># Command #2<text:line-break/>bbb (ccc()) <text:s text:c="3"/># An end of line comment.<text:line-break/># Command #3<text:line-break/>ddd(eee(), fff(ggg(), hhh(), iii()))<text:line-break/># End of test</text:p>
            <text:p text:style-name="rststyle-textbody">produces the following output:</text:p>
            <text:p text:style-name="rststyle-codeblock">Node -- Type: ProgNodeType<text:line-break/> <text:s text:c="3"/>Node -- Type: CommandListNodeType<text:line-break/> <text:s text:c="7"/>Node -- Type: CommandNodeType<text:line-break/> <text:s text:c="11"/>Node -- Type: FuncCallNodeType<text:line-break/> <text:s text:c="15"/>Node -- Type: TermNodeType<text:line-break/> <text:s text:c="19"/>Value: aaa<text:line-break/> <text:s text:c="7"/>Node -- Type: CommandNodeType<text:line-break/> <text:s text:c="11"/>Node -- Type: FuncCallNodeType<text:line-break/> <text:s text:c="15"/>Node -- Type: TermNodeType<text:line-break/> <text:s text:c="19"/>Value: bbb<text:line-break/> <text:s text:c="15"/>Node -- Type: FuncCallListNodeType<text:line-break/> <text:s text:c="19"/>Node -- Type: FuncCallNodeType<text:line-break/> <text:s text:c="23"/>Node -- Type: TermNodeType<text:line-break/> <text:s text:c="27"/>Value: ccc<text:line-break/> <text:s text:c="7"/>Node -- Type: CommandNodeType<text:line-break/> <text:s text:c="11"/>Node -- Type: FuncCallNodeType<text:line-break/> <text:s text:c="15"/>Node -- Type: TermNodeType<text:line-break/> <text:s text:c="19"/>Value: ddd<text:line-break/> <text:s text:c="15"/>Node -- Type: FuncCallListNodeType<text:line-break/> <text:s text:c="19"/>Node -- Type: FuncCallNodeType<text:line-break/><text:soft-page-break/> <text:s text:c="23"/>Node -- Type: TermNodeType<text:line-break/> <text:s text:c="27"/>Value: eee<text:line-break/> <text:s text:c="19"/>Node -- Type: FuncCallNodeType<text:line-break/> <text:s text:c="23"/>Node -- Type: TermNodeType<text:line-break/> <text:s text:c="27"/>Value: fff<text:line-break/> <text:s text:c="23"/>Node -- Type: FuncCallListNodeType<text:line-break/> <text:s text:c="27"/>Node -- Type: FuncCallNodeType<text:line-break/> <text:s text:c="31"/>Node -- Type: TermNodeType<text:line-break/> <text:s text:c="35"/>Value: ggg<text:line-break/> <text:s text:c="27"/>Node -- Type: FuncCallNodeType<text:line-break/> <text:s text:c="31"/>Node -- Type: TermNodeType<text:line-break/> <text:s text:c="35"/>Value: hhh<text:line-break/> <text:s text:c="27"/>Node -- Type: FuncCallNodeType<text:line-break/> <text:s text:c="31"/>Node -- Type: TermNodeType<text:line-break/> <text:s text:c="35"/>Value: iii</text:p>
            <text:p text:style-name="rststyle-textbody">Comments and explanation:</text:p>
            <text:list xml:id="list172942576434472" text:style-name="rststyle-bulletlist">
              <text:list-item>
                <text:p text:style-name="rststyle-bulletitem">Creating the syntax tree -- Basically, each rule (1) recognizes a non-terminal, (2) creates a node (possibly using the values from the right-hand side of the rule), and (3) returns the node by setting the value of t[0]. A deviation from this is the processing of sequences, discussed below.</text:p>
              </text:list-item>
              <text:list-item>
                <text:p text:style-name="rststyle-bulletitem">Sequences -- p_command_list_1 and p_command_list_1 show how to handle sequences of items. In this case:</text:p>
                <text:list>
                  <text:list-item>
                    <text:p text:style-name="rststyle-bulletitem">p_command_list_1 recognizes a command and creates an instance of ASTNode with type CommandListNodeType and adds the command to it as a child, and</text:p>
                  </text:list-item>
                  <text:list-item>
                    <text:p text:style-name="rststyle-bulletitem">p_command_list_2 recognizes an additional command and adds it (as a child) to the instance of ASTNode that represents the list.</text:p>
                  </text:list-item>
                </text:list>
              </text:list-item>
              <text:list-item>
                <text:p text:style-name="rststyle-bulletitem">Distinguishing between different forms of the same rule -- In order to process alternatives to the same production rule differently, we use different functions with different implementations. For example, we use:</text:p>
                <text:list>
                  <text:list-item>
                    <text:p text:style-name="rststyle-bulletitem">p_func_call_1 to recognize and process "func_call : term LPAR RPAR" (a function call without arguments), and</text:p>
                  </text:list-item>
                  <text:list-item>
                    <text:p text:style-name="rststyle-bulletitem">p_func_call_2 to recognize and process "func_call : term LPAR func_call_list RPAR" (a function call with arguments).</text:p>
                  </text:list-item>
                </text:list>
              </text:list-item>
              <text:list-item>
                <text:p text:style-name="rststyle-bulletitem">Reporting errors -- Our parser reports the first error and quits. We've done this by raising an exception when we find an error. We implement two exception classes: LexerError and ParserError. Implementing more than one exception class enables us to distinguish between different classes of errors (note the multiple except: clauses on the try: statement in function parse). And, we use an instance of the exception class as a container in order to "bubble up" information about the error (e.g. a message, a line number, and a column number).</text:p>
              </text:list-item>
            </text:list>
          </text:section>
          <text:section text:style-name="Sect1" text:name="Section122">
            <text:h text:style-name="rststyle-heading3" text:outline-level="3"><text:soft-page-break/>2.6.6   Creating a parser with pyparsing</text:h>
            <text:p text:style-name="rststyle-textbody">pyparsing is a relatively new parsing package for Python. It was implemented and is supported by Paul McGuire and it shows promise. It appears especially easy to use and seems especially appropriate in particular for quick parsing tasks, although it has features that make some complex parsing tasks easy. It follows a very natural Python style for constructing parsers.</text:p>
            <text:p text:style-name="rststyle-textbody">Good documentation comes with the pyparsing distribution. See file HowToUseParsing.html. So, I won't try to repeat that here. What follows is an attempt to provide several quick examples to help you solve simple parsing tasks as quickly as possible.</text:p>
            <text:p text:style-name="rststyle-textbody">You will also want to look at the samples in the examples directory, which are very helpful. My examples below are fairly simple. You can see more of the ability of pyparsing to handle complex tasks in the examples.</text:p>
            <text:p text:style-name="rststyle-textbody">Where to get it - You can find pyparsing at: Pyparsing Wiki Home -- http://pyparsing.wikispaces.com/</text:p>
            <text:p text:style-name="rststyle-textbody">How to install it - Put the pyparsing module somewhere on your PYTHONPATH.</text:p>
            <text:p text:style-name="rststyle-textbody">And now, here are a few examples.</text:p>
            <text:section text:style-name="Sect1" text:name="Section123">
              <text:h text:style-name="rststyle-heading4" text:outline-level="4">2.6.6.1   Parsing comma-delimited lines</text:h>
              <text:p text:style-name="rststyle-textbody"><text:span text:style-name="rststyle-strong">Note:</text:span> This example is for demonstration purposes only. If you really to need to parse comma delimited fields, you can probably do so much more easily with the <text:span text:style-name="rststyle-inlineliteral">CSV</text:span> (comma separated values) module in the Python standard library.</text:p>
              <text:p text:style-name="rststyle-textbody">Here is a simple grammar for lines containing fields separated by commas:</text:p>
              <text:p text:style-name="rststyle-codeblock">import sys<text:line-break/>from pyparsing import alphanums, ZeroOrMore, Word<text:line-break/><text:line-break/>fieldDef = Word(alphanums)<text:line-break/>lineDef = fieldDef + ZeroOrMore("," + fieldDef)<text:line-break/><text:line-break/>def test():<text:line-break/> <text:s text:c="3"/>args = sys.argv[1:]<text:line-break/> <text:s text:c="3"/>if len(args) != 1:<text:line-break/> <text:s text:c="7"/>print 'usage: python pyparsing_test1.py &lt;datafile.txt&gt;'<text:line-break/> <text:s text:c="7"/>sys.exit(-1)<text:line-break/> <text:s text:c="3"/>infilename = sys.argv[1]<text:line-break/> <text:s text:c="3"/>infile = file(infilename, 'r')<text:line-break/> <text:s text:c="3"/>for line in infile:<text:line-break/> <text:s text:c="7"/>fields = lineDef.parseString(line)<text:line-break/> <text:s text:c="7"/>print fields<text:line-break/><text:line-break/><text:soft-page-break/>test()</text:p>
              <text:p text:style-name="rststyle-textbody">Here is some sample data:</text:p>
              <text:p text:style-name="rststyle-codeblock">abcd,defg<text:line-break/>11111,22222,33333</text:p>
              <text:p text:style-name="rststyle-textbody">And, when we run our parser on this data file, here is what we see:</text:p>
              <text:p text:style-name="rststyle-codeblock">$ python comma_parser.py sample1.data<text:line-break/>['abcd', ',', 'defg']<text:line-break/>['11111', ',', '22222', ',', '33333']</text:p>
              <text:p text:style-name="rststyle-textbody">Notes and explanation:</text:p>
              <text:list xml:id="list172942433208949" text:style-name="rststyle-bulletlist">
                <text:list-item>
                  <text:p text:style-name="rststyle-bulletitem">Note how the grammar is constructed from normal Python calls to function and object/class constructors. I've constructed the parser in-line because my example is simple, but constructing the parser in a function or even a module might make sense for more complex grammars. pyparsing makes it easy to use these these different styles.</text:p>
                </text:list-item>
                <text:list-item>
                  <text:p text:style-name="rststyle-bulletitem">Use "+" to specify a sequence. In our example, a <text:span text:style-name="rststyle-inlineliteral">lineDef</text:span> is a <text:span text:style-name="rststyle-inlineliteral">fieldDef</text:span> followed by ....</text:p>
                </text:list-item>
                <text:list-item>
                  <text:p text:style-name="rststyle-bulletitem">Use <text:span text:style-name="rststyle-inlineliteral">ZeroOrMore</text:span> to specify repetition. In our example, a <text:span text:style-name="rststyle-inlineliteral">lineDef</text:span> is a <text:span text:style-name="rststyle-inlineliteral">fieldDef</text:span> followed by zero or more occurances of comma and <text:span text:style-name="rststyle-inlineliteral">fieldDef</text:span>. There is also <text:span text:style-name="rststyle-inlineliteral">OneOrMore</text:span> when you want to require at least one occurance.</text:p>
                </text:list-item>
                <text:list-item>
                  <text:p text:style-name="rststyle-bulletitem">Parsing comma delimited text happens so frequently that pyparsing provides a shortcut. Replace:</text:p>
                  <text:p text:style-name="P14">lineDef = fieldDef + ZeroOrMore("," + fieldDef)</text:p>
                  <text:p text:style-name="rststyle-bulletitem">with:</text:p>
                  <text:p text:style-name="P14">lineDef = delimitedList(fieldDef)</text:p>
                  <text:p text:style-name="rststyle-bulletitem">And note that delimitedList takes an optional argument <text:span text:style-name="rststyle-inlineliteral">delim</text:span> used to specify the delimiter. The default is a comma.</text:p>
                </text:list-item>
              </text:list>
            </text:section>
            <text:section text:style-name="Sect1" text:name="Section124">
              <text:h text:style-name="rststyle-heading4" text:outline-level="4">2.6.6.2   Parsing functors</text:h>
              <text:p text:style-name="rststyle-textbody">This example parses expressions of the form <text:span text:style-name="rststyle-inlineliteral">func(arg1, arg2, arg3)</text:span>:</text:p>
              <text:p text:style-name="rststyle-codeblock">from pyparsing import Word, alphas, alphanums, nums, ZeroOrMore, Literal<text:line-break/><text:line-break/>lparen = Literal("(")<text:line-break/>rparen = Literal(")")<text:line-break/>identifier = Word(alphas, alphanums + "_")<text:line-break/>integer <text:s/>= Word( nums )<text:line-break/>functor = identifier<text:line-break/>arg = identifier | integer<text:line-break/><text:soft-page-break/>args = arg + ZeroOrMore("," + arg)<text:line-break/>expression = functor + lparen + args + rparen<text:line-break/><text:line-break/>def test():<text:line-break/> <text:s text:c="3"/>content = raw_input("Enter an expression: ")<text:line-break/> <text:s text:c="3"/>parsedContent = expression.parseString(content)<text:line-break/> <text:s text:c="3"/>print parsedContent<text:line-break/><text:line-break/>test()</text:p>
              <text:p text:style-name="rststyle-textbody">Explanation:</text:p>
              <text:list xml:id="list172942169385623" text:style-name="rststyle-bulletlist">
                <text:list-item>
                  <text:p text:style-name="rststyle-bulletitem">Use Literal to specify a fixed string that is to be matched exactly. In our example, a lparen is a <text:span text:style-name="rststyle-inlineliteral">(</text:span>.</text:p>
                </text:list-item>
                <text:list-item>
                  <text:p text:style-name="rststyle-bulletitem">Word takes an optional second argument. With a single (string) argument, it matches any contiguous word made up of characters in the string. With two (string) arguments it matches a word whose first character is in the first string and whose remaining characters are in the second string. So, our definition of identifier matches a word whose first character is an alpha and whose remaining characters are alpha-numerics or underscore. As another example, you can think of Word("0123456789") as analogous to a regexp containing the pattern "[0-9]+".</text:p>
                </text:list-item>
                <text:list-item>
                  <text:p text:style-name="rststyle-bulletitem">Use a vertical bar for alternation. In our example, an arg can be either an identifier or an integer.</text:p>
                </text:list-item>
              </text:list>
            </text:section>
            <text:section text:style-name="Sect1" text:name="Section125">
              <text:h text:style-name="rststyle-heading4" text:outline-level="4">2.6.6.3   Parsing names, phone numbers, etc.</text:h>
              <text:p text:style-name="rststyle-textbody">This example parses expressions having the following form:</text:p>
              <text:p text:style-name="rststyle-codeblock">Input format:<text:line-break/>[name] <text:s text:c="8"/>[phone] <text:s text:c="6"/>[city, state zip]<text:line-break/>Last, first <text:s text:c="3"/>111-222-3333 <text:s/>city, ca 99999</text:p>
              <text:p text:style-name="rststyle-textbody">Here is the parser:</text:p>
              <text:p text:style-name="rststyle-codeblock">import sys<text:line-break/>from pyparsing import alphas, nums, ZeroOrMore, Word, Group, Suppress, Combine<text:line-break/><text:line-break/>lastname = Word(alphas)<text:line-break/>firstname = Word(alphas)<text:line-break/>city = Group(Word(alphas) + ZeroOrMore(Word(alphas)))<text:line-break/>state = Word(alphas, exact=2)<text:line-break/>zip = Word(nums, exact=5)<text:line-break/><text:line-break/>name = Group(lastname + Suppress(",") + firstname)<text:line-break/>phone = Combine(Word(nums, exact=3) + "-" + Word(nums, exact=3) + "-" + Word(nums, exact=4))<text:line-break/>location = Group(city + Suppress(",") + state + zip)<text:line-break/><text:line-break/>record = name + phone + location<text:line-break/><text:soft-page-break/><text:line-break/>def test():<text:line-break/> <text:s text:c="3"/>args = sys.argv[1:]<text:line-break/> <text:s text:c="3"/>if len(args) != 1:<text:line-break/> <text:s text:c="7"/>print 'usage: python pyparsing_test3.py &lt;datafile.txt&gt;'<text:line-break/> <text:s text:c="7"/>sys.exit(-1)<text:line-break/> <text:s text:c="3"/>infilename = sys.argv[1]<text:line-break/> <text:s text:c="3"/>infile = file(infilename, 'r')<text:line-break/> <text:s text:c="3"/>for line in infile:<text:line-break/> <text:s text:c="7"/>line = line.strip()<text:line-break/> <text:s text:c="7"/>if line and line[0] != "#":<text:line-break/> <text:s text:c="11"/>fields = record.parseString(line)<text:line-break/> <text:s text:c="11"/>print fields<text:line-break/><text:line-break/>test()</text:p>
              <text:p text:style-name="rststyle-textbody">And, here is some sample input:</text:p>
              <text:p text:style-name="rststyle-codeblock">Jabberer, Jerry <text:s text:c="9"/>111-222-3333 <text:s text:c="2"/>Bakersfield, CA 95111<text:line-break/>Kackler, Kerry <text:s text:c="10"/>111-222-3334 <text:s text:c="2"/>Fresno, CA 95112<text:line-break/>Louderdale, Larry <text:s text:c="7"/>111-222-3335 <text:s text:c="2"/>Los Angeles, CA 94001</text:p>
              <text:p text:style-name="rststyle-textbody">Here is output from parsing the above input:</text:p>
              <text:p text:style-name="rststyle-codeblock">[['Jabberer', 'Jerry'], '111-222-3333', [['Bakersfield'], 'CA', '95111']]<text:line-break/>[['Kackler', 'Kerry'], '111-222-3334', [['Fresno'], 'CA', '95112']]<text:line-break/>[['Louderdale', 'Larry'], '111-222-3335', [['Los', 'Angeles'], 'CA', '94001']]</text:p>
              <text:p text:style-name="rststyle-textbody">Comments:</text:p>
              <text:list xml:id="list172943580927823" text:style-name="rststyle-bulletlist">
                <text:list-item>
                  <text:p text:style-name="rststyle-bulletitem">We use the <text:span text:style-name="rststyle-inlineliteral">len=n</text:span> argument to the Word constructor to restict the parser to accepting a specific number of characters, for example in the zip code and phone number. Word also accepts <text:span text:style-name="rststyle-inlineliteral">min=n'' and ``max=n</text:span> to enable you to restrict the length of a word to within a range.</text:p>
                </text:list-item>
                <text:list-item>
                  <text:p text:style-name="rststyle-bulletitem">We use Group to group the parsed results into sub-lists, for example in the definition of city and name. Group enables us to organize the parse results into simple parse trees.</text:p>
                </text:list-item>
                <text:list-item>
                  <text:p text:style-name="rststyle-bulletitem">We use Combine to join parsed results back into a single string. For example, in the phone number, we can require dashes and yet join the results back into a single string.</text:p>
                </text:list-item>
                <text:list-item>
                  <text:p text:style-name="rststyle-bulletitem">We use Suppress to remove unneeded sub-elements from parsed results. For example, we do not need the comma between last and first name.</text:p>
                </text:list-item>
              </text:list>
            </text:section>
            <text:section text:style-name="Sect1" text:name="Section126">
              <text:h text:style-name="rststyle-heading4" text:outline-level="4">2.6.6.4   A more complex example</text:h>
              <text:p text:style-name="rststyle-textbody">This example (thanks to Paul McGuire) parses a more complex structure and produces a dictionary.</text:p>
              <text:p text:style-name="rststyle-textbody"><text:soft-page-break/>Here is the code:</text:p>
              <text:p text:style-name="rststyle-codeblock">from pyparsing import Literal, Word, Group, Dict, ZeroOrMore, alphas, nums,\<text:line-break/> <text:s text:c="3"/>delimitedList<text:line-break/>import pprint<text:line-break/><text:line-break/>testData = """<text:line-break/>+-------+------+------+------+------+------+------+------+------+<text:line-break/>| <text:s text:c="6"/>| <text:s/>A1 <text:s/>| <text:s/>B1 <text:s/>| <text:s/>C1 <text:s/>| <text:s/>D1 <text:s/>| <text:s/>A2 <text:s/>| <text:s/>B2 <text:s/>| <text:s/>C2 <text:s/>| <text:s/>D2 <text:s/>|<text:line-break/>+=======+======+======+======+======+======+======+======+======+<text:line-break/>| min <text:s text:c="2"/>| <text:s text:c="2"/>7 <text:s/>| <text:s/>43 <text:s/>| <text:s text:c="2"/>7 <text:s/>| <text:s/>15 <text:s/>| <text:s/>82 <text:s/>| <text:s/>98 <text:s/>| <text:s text:c="2"/>1 <text:s/>| <text:s/>37 <text:s/>|<text:line-break/>| max <text:s text:c="2"/>| <text:s/>11 <text:s/>| <text:s/>52 <text:s/>| <text:s/>10 <text:s/>| <text:s/>17 <text:s/>| <text:s/>85 <text:s/>| 112 <text:s/>| <text:s text:c="2"/>4 <text:s/>| <text:s/>39 <text:s/>|<text:line-break/>| ave <text:s text:c="2"/>| <text:s text:c="2"/>9 <text:s/>| <text:s/>47 <text:s/>| <text:s text:c="2"/>8 <text:s/>| <text:s/>16 <text:s/>| <text:s/>84 <text:s/>| 106 <text:s/>| <text:s text:c="2"/>3 <text:s/>| <text:s/>38 <text:s/>|<text:line-break/>| sdev <text:s/>| <text:s text:c="2"/>1 <text:s/>| <text:s text:c="2"/>3 <text:s/>| <text:s text:c="2"/>1 <text:s/>| <text:s text:c="2"/>1 <text:s/>| <text:s text:c="2"/>1 <text:s/>| <text:s text:c="2"/>3 <text:s/>| <text:s text:c="2"/>1 <text:s/>| <text:s text:c="2"/>1 <text:s/>|<text:line-break/>+-------+------+------+------+------+------+------+------+------+<text:line-break/>"""<text:line-break/><text:line-break/># Define grammar for datatable<text:line-break/>heading = (Literal(<text:line-break/>"+-------+------+------+------+------+------+------+------+------+") +<text:line-break/>"| <text:s text:c="6"/>| <text:s/>A1 <text:s/>| <text:s/>B1 <text:s/>| <text:s/>C1 <text:s/>| <text:s/>D1 <text:s/>| <text:s/>A2 <text:s/>| <text:s/>B2 <text:s/>| <text:s/>C2 <text:s/>| <text:s/>D2 <text:s/>|" +<text:line-break/>"+=======+======+======+======+======+======+======+======+======+").suppress()<text:line-break/><text:line-break/>vert = Literal("|").suppress()<text:line-break/>number = Word(nums)<text:line-break/>rowData = Group( vert + Word(alphas) + vert + delimitedList(number,"|") +<text:line-break/>vert )<text:line-break/>trailing = Literal(<text:line-break/>"+-------+------+------+------+------+------+------+------+------+").suppress()<text:line-break/><text:line-break/>datatable = heading + Dict( ZeroOrMore(rowData) ) + trailing<text:line-break/><text:line-break/>def main():<text:line-break/> <text:s text:c="3"/># Now parse data and print results<text:line-break/> <text:s text:c="3"/>data = datatable.parseString(testData)<text:line-break/> <text:s text:c="3"/>print "data:", data<text:line-break/> <text:s text:c="3"/>print "data.asList():",<text:line-break/> <text:s text:c="3"/>pprint.pprint(data.asList())<text:line-break/> <text:s text:c="3"/>print "data keys:", data.keys()<text:line-break/> <text:s text:c="3"/>print "data['min']:", data['min']<text:line-break/> <text:s text:c="3"/>print "data.max:", data.max<text:line-break/><text:line-break/>if __name__ == '__main__':<text:line-break/> <text:s text:c="3"/>main()</text:p>
              <text:p text:style-name="rststyle-textbody">When we run this, it produces the following:</text:p>
              <text:p text:style-name="rststyle-codeblock">data: [['min', '7', '43', '7', '15', '82', '98', '1', '37'],<text:line-break/><text:soft-page-break/> ['max', '11', '52', '10', '17', '85', '112', '4', '39'],<text:line-break/> ['ave', '9', '47', '8', '16', '84', '106', '3', '38'],<text:line-break/> ['sdev', '1', '3', '1', '1', '1', '3', '1', '1']]<text:line-break/>data.asList():[['min', '7', '43', '7', '15', '82', '98', '1', '37'],<text:line-break/> ['max', '11', '52', '10', '17', '85', '112', '4', '39'],<text:line-break/> ['ave', '9', '47', '8', '16', '84', '106', '3', '38'],<text:line-break/> ['sdev', '1', '3', '1', '1', '1', '3', '1', '1']]<text:line-break/>data keys: ['ave', 'min', 'sdev', 'max']<text:line-break/>data['min']: ['7', '43', '7', '15', '82', '98', '1', '37']<text:line-break/>data.max: ['11', '52', '10', '17', '85', '112', '4', '39']</text:p>
              <text:p text:style-name="rststyle-textbody">Notes:</text:p>
              <text:list xml:id="list172943989435449" text:style-name="rststyle-bulletlist">
                <text:list-item>
                  <text:p text:style-name="rststyle-bulletitem">Note the use of Dict to create a dictionary. The print statements show how to get at the items in the dictionary.</text:p>
                </text:list-item>
                <text:list-item>
                  <text:p text:style-name="rststyle-bulletitem">Note how we can also get the parse results as a list by using method asList.</text:p>
                </text:list-item>
                <text:list-item>
                  <text:p text:style-name="rststyle-bulletitem">Again, we use suppress to remove unneeded items from the parse results.</text:p>
                </text:list-item>
              </text:list>
            </text:section>
          </text:section>
        </text:section>
        <text:section text:style-name="Sect1" text:name="Section127">
          <text:h text:style-name="rststyle-heading2" text:outline-level="2">2.7   GUI Applications</text:h>
          <text:section text:style-name="Sect1" text:name="Section128">
            <text:h text:style-name="rststyle-heading3" text:outline-level="3">2.7.1   Introduction</text:h>
            <text:p text:style-name="rststyle-textbody">This section will help you to put a GUI (graphical user interface) in your Python program.</text:p>
            <text:p text:style-name="rststyle-textbody">We will use a particular GUI library: PyGTK. We've chosen this because it is reasonably light-weight and our goal is to embed light-weight GUI interfaces in an (possibly) existing application.</text:p>
            <text:p text:style-name="rststyle-textbody">For simpler GUI needs, consider EasyGUI, which is also described below.</text:p>
            <text:p text:style-name="rststyle-textbody">For more heavy-weight GUI needs (for example, complete GUI applications), you may want to explore WxPython. See the WxPython home page at: http://www.wxpython.org/</text:p>
          </text:section>
          <text:section text:style-name="Sect1" text:name="Section129">
            <text:h text:style-name="rststyle-heading3" text:outline-level="3">2.7.2   PyGtk</text:h>
            <text:p text:style-name="rststyle-textbody">Information about PyGTK is here: The PyGTK home page -- http://www.pygtk.org//.</text:p>
            <text:section text:style-name="Sect1" text:name="Section130">
              <text:h text:style-name="rststyle-heading4" text:outline-level="4">2.7.2.1   A simple message dialog box</text:h>
              <text:p text:style-name="rststyle-textbody">In this section we explain how to pop up a simple dialog box from your Python application.</text:p>
              <text:p text:style-name="rststyle-textbody">To do this, do the following:</text:p>
              <text:list xml:id="list172943036958831" text:style-name="rststyle-enumlist-arabic">
                <text:list-item>
                  <text:p text:style-name="P11">Import gtk into your Python module.</text:p>
                </text:list-item>
                <text:list-item>
                  <text:p text:style-name="P11">Define the dialog and its behavior.</text:p>
                </text:list-item>
                <text:list-item>
                  <text:p text:style-name="P11"><text:soft-page-break/>Create an instance of the dialog.</text:p>
                </text:list-item>
                <text:list-item>
                  <text:p text:style-name="P11">Run the event loop.</text:p>
                </text:list-item>
              </text:list>
              <text:p text:style-name="rststyle-textbody">Here is a sample that displays a message box:</text:p>
              <text:p text:style-name="rststyle-codeblock">#!/usr/bin/env python<text:line-break/><text:line-break/>import sys<text:line-break/>import getopt<text:line-break/>import gtk<text:line-break/><text:line-break/>class MessageBox(gtk.Dialog):<text:line-break/> <text:s text:c="3"/>def __init__(self, message="", buttons=(), pixmap=None,<text:line-break/> <text:s text:c="11"/>modal= True):<text:line-break/> <text:s text:c="7"/>gtk.Dialog.__init__(self)<text:line-break/> <text:s text:c="7"/>self.connect("destroy", self.quit)<text:line-break/> <text:s text:c="7"/>self.connect("delete_event", self.quit)<text:line-break/> <text:s text:c="7"/>if modal:<text:line-break/> <text:s text:c="11"/>self.set_modal(True)<text:line-break/> <text:s text:c="7"/>hbox = gtk.HBox(spacing=5)<text:line-break/> <text:s text:c="7"/>hbox.set_border_width(5)<text:line-break/> <text:s text:c="7"/>self.vbox.pack_start(hbox)<text:line-break/> <text:s text:c="7"/>hbox.show()<text:line-break/> <text:s text:c="7"/>if pixmap:<text:line-break/> <text:s text:c="11"/>self.realize()<text:line-break/> <text:s text:c="11"/>pixmap = Pixmap(self, pixmap)<text:line-break/> <text:s text:c="11"/>hbox.pack_start(pixmap, expand=False)<text:line-break/> <text:s text:c="11"/>pixmap.show()<text:line-break/> <text:s text:c="7"/>label = gtk.Label(message)<text:line-break/> <text:s text:c="7"/>hbox.pack_start(label)<text:line-break/> <text:s text:c="7"/>label.show()<text:line-break/> <text:s text:c="7"/>for text in buttons:<text:line-break/> <text:s text:c="11"/>b = gtk.Button(text)<text:line-break/> <text:s text:c="11"/>b.set_flags(gtk.CAN_DEFAULT)<text:line-break/> <text:s text:c="11"/>b.set_data("user_data", text)<text:line-break/> <text:s text:c="11"/>b.connect("clicked", self.click)<text:line-break/> <text:s text:c="11"/>self.action_area.pack_start(b)<text:line-break/> <text:s text:c="11"/>b.show()<text:line-break/> <text:s text:c="7"/>self.ret = None<text:line-break/> <text:s text:c="3"/>def quit(self, *args):<text:line-break/> <text:s text:c="7"/>self.hide()<text:line-break/> <text:s text:c="7"/>self.destroy()<text:line-break/> <text:s text:c="7"/>gtk.main_quit()<text:line-break/> <text:s text:c="3"/>def click(self, button):<text:line-break/> <text:s text:c="7"/>self.ret = button.get_data("user_data")<text:line-break/> <text:s text:c="7"/>self.quit()<text:line-break/><text:line-break/># create a message box, and return which button was pressed<text:line-break/>def message_box(title="Message Box", message="", buttons=(), pixmap=None,<text:line-break/> <text:s text:c="7"/>modal= True):<text:line-break/> <text:s text:c="3"/>win = MessageBox(message, buttons, pixmap=pixmap, modal=modal)<text:line-break/> <text:s text:c="3"/>win.set_title(title)<text:line-break/><text:soft-page-break/> <text:s text:c="3"/>win.show()<text:line-break/> <text:s text:c="3"/>gtk.main()<text:line-break/> <text:s text:c="3"/>return win.ret<text:line-break/><text:line-break/>def test():<text:line-break/> <text:s text:c="3"/>result = message_box(title='Test #1',<text:line-break/> <text:s text:c="7"/>message='Here is your message',<text:line-break/> <text:s text:c="7"/>buttons=('Ok', 'Cancel'))<text:line-break/> <text:s text:c="3"/>print 'result:', result<text:line-break/><text:line-break/>USAGE_TEXT = """<text:line-break/>Usage:<text:line-break/> <text:s text:c="3"/>python simple_dialog.py [options]<text:line-break/>Options:<text:line-break/> <text:s text:c="3"/>-h, --help <text:s text:c="5"/>Display this help message.<text:line-break/>Example:<text:line-break/> <text:s text:c="3"/>python simple_dialog.py<text:line-break/>"""<text:line-break/><text:line-break/>def usage():<text:line-break/> <text:s text:c="3"/>print USAGE_TEXT<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0:<text:line-break/> <text:s text:c="7"/>usage()<text:line-break/> <text:s text:c="3"/>test()<text:line-break/><text:line-break/>if __name__ == '__main__':<text:line-break/> <text:s text:c="3"/>#import pdb; pdb.set_trace()<text:line-break/> <text:s text:c="3"/>main()</text:p>
              <text:p text:style-name="rststyle-textbody">Some explanation:</text:p>
              <text:list xml:id="list172942840302254" text:style-name="rststyle-bulletlist">
                <text:list-item>
                  <text:p text:style-name="rststyle-bulletitem">First, we import gtk</text:p>
                </text:list-item>
                <text:list-item>
                  <text:p text:style-name="rststyle-bulletitem">Next we define a class MessageBox that implements a message box. Here are a few important things to know about that class:</text:p>
                  <text:list>
                    <text:list-item>
                      <text:p text:style-name="rststyle-bulletitem">It is a subclass of gtk.Dialog.</text:p>
                    </text:list-item>
                    <text:list-item>
                      <text:p text:style-name="rststyle-bulletitem">It creates a label and packs it into the dialog's client area. Note that a Dialog is a Window that contains a vbox at the top of and an action_area at the bottom of its client area. The intension is for us to pack miscellaneous widgets into the vbox and to put buttons such as "Ok", "Cancel", etc into the action_area.</text:p>
                    </text:list-item>
                    <text:list-item>
                      <text:p text:style-name="rststyle-bulletitem"><text:soft-page-break/>It creates one button for each button label passed to its constructor. The buttons are all connected to the click method.</text:p>
                    </text:list-item>
                    <text:list-item>
                      <text:p text:style-name="rststyle-bulletitem">The click method saves the value of the user_data for the button that was clicked. In our example, this value will be either "Ok" or "Cancel".</text:p>
                    </text:list-item>
                  </text:list>
                </text:list-item>
                <text:list-item>
                  <text:p text:style-name="rststyle-bulletitem">And, we define a function (message_box) that (1) creates an instance of the MessageBox class, (2) sets its title, (3) shows it, (4) starts its event loop so that it can get and process events from the user, and (5) returns the result to the caller (in this case "Ok" or "Cancel").</text:p>
                </text:list-item>
                <text:list-item>
                  <text:p text:style-name="rststyle-bulletitem">Our testing function (test) calls function message_box and prints the result.</text:p>
                </text:list-item>
                <text:list-item>
                  <text:p text:style-name="rststyle-bulletitem">This looks like quite a bit of code, until you notice that the class MessageBox and the function message_box could be put it a utility module and reused.</text:p>
                </text:list-item>
              </text:list>
            </text:section>
            <text:section text:style-name="Sect1" text:name="Section131">
              <text:h text:style-name="rststyle-heading4" text:outline-level="4">2.7.2.2   A simple text input dialog box</text:h>
              <text:p text:style-name="rststyle-textbody">And, here is an example that displays an text input dialog:</text:p>
              <text:p text:style-name="rststyle-codeblock">#!/usr/bin/env python<text:line-break/><text:line-break/>import sys<text:line-break/>import getopt<text:line-break/>import gtk<text:line-break/><text:line-break/>class EntryDialog( gtk.Dialog):<text:line-break/> <text:s text:c="3"/>def __init__(self, message="", default_text='', modal=True):<text:line-break/> <text:s text:c="7"/>gtk.Dialog.__init__(self)<text:line-break/> <text:s text:c="7"/>self.connect("destroy", self.quit)<text:line-break/> <text:s text:c="7"/>self.connect("delete_event", self.quit)<text:line-break/> <text:s text:c="7"/>if modal:<text:line-break/> <text:s text:c="11"/>self.set_modal(True)<text:line-break/> <text:s text:c="7"/>box = gtk.VBox(spacing=10)<text:line-break/> <text:s text:c="7"/>box.set_border_width(10)<text:line-break/> <text:s text:c="7"/>self.vbox.pack_start(box)<text:line-break/> <text:s text:c="7"/>box.show()<text:line-break/> <text:s text:c="7"/>if message:<text:line-break/> <text:s text:c="11"/>label = gtk.Label(message)<text:line-break/> <text:s text:c="11"/>box.pack_start(label)<text:line-break/> <text:s text:c="11"/>label.show()<text:line-break/> <text:s text:c="7"/>self.entry = gtk.Entry()<text:line-break/> <text:s text:c="7"/>self.entry.set_text(default_text)<text:line-break/> <text:s text:c="7"/>box.pack_start(self.entry)<text:line-break/> <text:s text:c="7"/>self.entry.show()<text:line-break/> <text:s text:c="7"/>self.entry.grab_focus()<text:line-break/> <text:s text:c="7"/>button = gtk.Button("OK")<text:line-break/> <text:s text:c="7"/>button.connect("clicked", self.click)<text:line-break/> <text:s text:c="7"/>button.set_flags(gtk.CAN_DEFAULT)<text:line-break/> <text:s text:c="7"/>self.action_area.pack_start(button)<text:line-break/> <text:s text:c="7"/>button.show()<text:line-break/> <text:s text:c="7"/>button.grab_default()<text:line-break/> <text:s text:c="7"/>button = gtk.Button("Cancel")<text:line-break/><text:soft-page-break/> <text:s text:c="7"/>button.connect("clicked", self.quit)<text:line-break/> <text:s text:c="7"/>button.set_flags(gtk.CAN_DEFAULT)<text:line-break/> <text:s text:c="7"/>self.action_area.pack_start(button)<text:line-break/> <text:s text:c="7"/>button.show()<text:line-break/> <text:s text:c="7"/>self.ret = None<text:line-break/> <text:s text:c="3"/>def quit(self, w=None, event=None):<text:line-break/> <text:s text:c="7"/>self.hide()<text:line-break/> <text:s text:c="7"/>self.destroy()<text:line-break/> <text:s text:c="7"/>gtk.main_quit()<text:line-break/> <text:s text:c="3"/>def click(self, button):<text:line-break/> <text:s text:c="7"/>self.ret = self.entry.get_text()<text:line-break/> <text:s text:c="7"/>self.quit()<text:line-break/><text:line-break/>def input_box(title="Input Box", message="", default_text='',<text:line-break/> <text:s text:c="7"/>modal=True):<text:line-break/> <text:s text:c="3"/>win = EntryDialog(message, default_text, modal=modal)<text:line-break/> <text:s text:c="3"/>win.set_title(title)<text:line-break/> <text:s text:c="3"/>win.show()<text:line-break/> <text:s text:c="3"/>gtk.main()<text:line-break/> <text:s text:c="3"/>return win.ret<text:line-break/><text:line-break/>def test():<text:line-break/> <text:s text:c="3"/>result = input_box(title='Test #2',<text:line-break/> <text:s text:c="7"/>message='Enter a valuexxx:',<text:line-break/> <text:s text:c="7"/>default_text='a default value')<text:line-break/> <text:s text:c="3"/>if result is None:<text:line-break/> <text:s text:c="7"/>print 'Canceled'<text:line-break/> <text:s text:c="3"/>else:<text:line-break/> <text:s text:c="7"/>print 'result: "%s"' % result<text:line-break/><text:line-break/>USAGE_TEXT = """<text:line-break/>Usage:<text:line-break/> <text:s text:c="3"/>python simple_dialog.py [options]<text:line-break/>Options:<text:line-break/> <text:s text:c="3"/>-h, --help <text:s text:c="5"/>Display this help message.<text:line-break/>Example:<text:line-break/> <text:s text:c="3"/>python simple_dialog.py<text:line-break/>"""<text:line-break/><text:line-break/>def usage():<text:line-break/> <text:s text:c="3"/>print USAGE_TEXT<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text:soft-page-break/> <text:s text:c="3"/>if len(args) != 0:<text:line-break/> <text:s text:c="7"/>usage()<text:line-break/> <text:s text:c="3"/>test()<text:line-break/><text:line-break/>if __name__ == '__main__':<text:line-break/> <text:s text:c="3"/>#import pdb; pdb.set_trace()<text:line-break/> <text:s text:c="3"/>main()</text:p>
              <text:p text:style-name="rststyle-textbody">Most of the explanation for the message box example is relevant to this example, too. Here are some differences:</text:p>
              <text:list xml:id="list172942584606404" text:style-name="rststyle-bulletlist">
                <text:list-item>
                  <text:p text:style-name="rststyle-bulletitem">Our EntryDialog class constructor creates instance of gtk.Entry, sets its default value, and packs it into the client area.</text:p>
                </text:list-item>
                <text:list-item>
                  <text:p text:style-name="rststyle-bulletitem">The constructor also automatically creates two buttons: "OK" and "Cancel". The "OK" button is connect to the click method, which saves the value of the entry field. The "Cancel" button is connect to the quit method, which does not save the value.</text:p>
                </text:list-item>
                <text:list-item>
                  <text:p text:style-name="rststyle-bulletitem">And, if class EntryDialog and function input_box look usable and useful, add them to your utility gui module.</text:p>
                </text:list-item>
              </text:list>
            </text:section>
            <text:section text:style-name="Sect1" text:name="Section132">
              <text:h text:style-name="rststyle-heading4" text:outline-level="4">2.7.2.3   A file selection dialog box</text:h>
              <text:p text:style-name="rststyle-textbody">This example shows a file selection dialog box:</text:p>
              <text:p text:style-name="rststyle-codeblock">#!/usr/bin/env python<text:line-break/><text:line-break/>import sys<text:line-break/>import getopt<text:line-break/>import gtk<text:line-break/><text:line-break/>class FileChooser(gtk.FileSelection):<text:line-break/> <text:s text:c="3"/>def __init__(self, modal=True, multiple=True):<text:line-break/> <text:s text:c="7"/>gtk.FileSelection.__init__(self)<text:line-break/> <text:s text:c="7"/>self.multiple = multiple<text:line-break/> <text:s text:c="7"/>self.connect("destroy", self.quit)<text:line-break/> <text:s text:c="7"/>self.connect("delete_event", self.quit)<text:line-break/> <text:s text:c="7"/>if modal:<text:line-break/> <text:s text:c="11"/>self.set_modal(True)<text:line-break/> <text:s text:c="7"/>self.cancel_button.connect('clicked', self.quit)<text:line-break/> <text:s text:c="7"/>self.ok_button.connect('clicked', self.ok_cb)<text:line-break/> <text:s text:c="7"/>if multiple:<text:line-break/> <text:s text:c="11"/>self.set_select_multiple(True)<text:line-break/> <text:s text:c="7"/>self.ret = None<text:line-break/> <text:s text:c="3"/>def quit(self, *args):<text:line-break/> <text:s text:c="7"/>self.hide()<text:line-break/> <text:s text:c="7"/>self.destroy()<text:line-break/> <text:s text:c="7"/>gtk.main_quit()<text:line-break/> <text:s text:c="3"/>def ok_cb(self, b):<text:line-break/> <text:s text:c="7"/>if self.multiple:<text:line-break/> <text:s text:c="11"/>self.ret = self.get_selections()<text:line-break/><text:soft-page-break/> <text:s text:c="7"/>else:<text:line-break/> <text:s text:c="11"/>self.ret = self.get_filename()<text:line-break/> <text:s text:c="7"/>self.quit()<text:line-break/><text:line-break/>def file_sel_box(title="Browse", modal=False, multiple=True):<text:line-break/> <text:s text:c="3"/>win = FileChooser(modal=modal, multiple=multiple)<text:line-break/> <text:s text:c="3"/>win.set_title(title)<text:line-break/> <text:s text:c="3"/>win.show()<text:line-break/> <text:s text:c="3"/>gtk.main()<text:line-break/> <text:s text:c="3"/>return win.ret<text:line-break/><text:line-break/>def file_open_box(modal=True):<text:line-break/> <text:s text:c="3"/>return file_sel_box("Open", modal=modal, multiple=True)<text:line-break/>def file_save_box(modal=True):<text:line-break/> <text:s text:c="3"/>return file_sel_box("Save As", modal=modal, multiple=False)<text:line-break/><text:line-break/>def test():<text:line-break/> <text:s text:c="3"/>result = file_open_box()<text:line-break/> <text:s text:c="3"/>print 'open result:', result<text:line-break/> <text:s text:c="3"/>result = file_save_box()<text:line-break/> <text:s text:c="3"/>print 'save result:', result<text:line-break/><text:line-break/>USAGE_TEXT = """<text:line-break/>Usage:<text:line-break/> <text:s text:c="3"/>python simple_dialog.py [options]<text:line-break/>Options:<text:line-break/> <text:s text:c="3"/>-h, --help <text:s text:c="5"/>Display this help message.<text:line-break/>Example:<text:line-break/> <text:s text:c="3"/>python simple_dialog.py<text:line-break/>"""<text:line-break/><text:line-break/>def usage():<text:line-break/> <text:s text:c="3"/>print USAGE_TEXT<text:line-break/> <text:s text:c="3"/>sys.exit(-1)<text:line-break/><text:line-break/>def main():<text:line-break/> <text:s text:c="3"/>args = sys.argv[1:]<text:line-break/> <text:s text:c="3"/>try:<text:line-break/> <text:s text:c="7"/>opts, args = getopt.getopt(args, 'h', ['help'])<text:line-break/> <text:s text:c="3"/>except:<text:line-break/> <text:s text:c="7"/>usage()<text:line-break/> <text:s text:c="3"/>relink = 1<text:line-break/> <text:s text:c="3"/>for opt, val in opts:<text:line-break/> <text:s text:c="7"/>if opt in ('-h', '--help'):<text:line-break/> <text:s text:c="11"/>usage()<text:line-break/> <text:s text:c="3"/>if len(args) != 0:<text:line-break/> <text:s text:c="7"/>usage()<text:line-break/> <text:s text:c="3"/>test()<text:line-break/><text:line-break/>if __name__ == '__main__':<text:line-break/> <text:s text:c="3"/>main()<text:line-break/> <text:s text:c="3"/>#import pdb<text:line-break/> <text:s text:c="3"/>#pdb.run('main()')</text:p>
              <text:p text:style-name="rststyle-textbody"><text:soft-page-break/>A little guidance:</text:p>
              <text:list xml:id="list172943140725512" text:style-name="rststyle-bulletlist">
                <text:list-item>
                  <text:p text:style-name="rststyle-bulletitem">There is a pre-defined file selection dialog. We sub-class it.</text:p>
                </text:list-item>
                <text:list-item>
                  <text:p text:style-name="rststyle-bulletitem">This example displays the file selection dialog twice: once with a title "Open" and once with a title "Save As".</text:p>
                </text:list-item>
                <text:list-item>
                  <text:p text:style-name="rststyle-bulletitem">Note how we can control whether the dialog allows multiple file selections. And, if we select the multiple selection mode, then we use get_selections instead of get_filename in order to get the selected file names.</text:p>
                </text:list-item>
                <text:list-item>
                  <text:p text:style-name="rststyle-bulletitem">The dialog contains buttons that enable the user to (1) create a new folder, (2) delete a file, and (3) rename a file. If you do not want the user to perform these operations, then call hide_fileop_buttons. This call is commented out in our sample code.</text:p>
                </text:list-item>
              </text:list>
              <text:p text:style-name="rststyle-textbody">Note that there are also predefined dialogs for font selection (FontSelectionDialog) and color selection (ColorSelectionDialog)</text:p>
            </text:section>
          </text:section>
          <text:section text:style-name="Sect1" text:name="Section133">
            <text:h text:style-name="rststyle-heading3" text:outline-level="3">2.7.3   EasyGUI</text:h>
            <text:p text:style-name="rststyle-textbody">If your GUI needs are minimalist (maybe a pop-up dialog or two) and your application is imperative rather than event driven, then you may want to consider EasyGUI. As the name suggests, it is extremely easy to use.</text:p>
            <text:p text:style-name="rststyle-textbody">How to know when you might be able to use EasyGUI:</text:p>
            <text:list xml:id="list172942886427586" text:style-name="rststyle-bulletlist">
              <text:list-item>
                <text:p text:style-name="rststyle-bulletitem">Your application does not need to run in a window containing menus and a menu bar.</text:p>
              </text:list-item>
              <text:list-item>
                <text:p text:style-name="rststyle-bulletitem">Your GUI needs amount to little more than displaying a dialog now and then to get responses from the user.</text:p>
              </text:list-item>
              <text:list-item>
                <text:p text:style-name="rststyle-bulletitem">You do <text:span text:style-name="rststyle-emphasis">not</text:span> want to write an event driven application, that is, one in which your code sits and waits for the the user to initiate operation, for example, with menu items.</text:p>
              </text:list-item>
            </text:list>
            <text:p text:style-name="rststyle-textbody">EasyGUI plus documentation and examples are available at EasyGUI home page at SourceForge -- http://easygui.sourceforge.net/</text:p>
            <text:p text:style-name="rststyle-textbody">EasyGUI provides functions for a variety of commonly needed dialog boxes, including:</text:p>
            <text:list xml:id="list172944031879009" text:style-name="rststyle-bulletlist">
              <text:list-item>
                <text:p text:style-name="rststyle-bulletitem">A message box displays a message.</text:p>
              </text:list-item>
              <text:list-item>
                <text:p text:style-name="rststyle-bulletitem">A yes/no message box displays "Yes" and "No" buttons.</text:p>
              </text:list-item>
              <text:list-item>
                <text:p text:style-name="rststyle-bulletitem">A continue/cancel message box displays "Continue" and "Cancel" buttons.</text:p>
              </text:list-item>
              <text:list-item>
                <text:p text:style-name="rststyle-bulletitem">A choice box displays a selection list.</text:p>
              </text:list-item>
              <text:list-item>
                <text:p text:style-name="rststyle-bulletitem">An enter box allows entry of a line of text.</text:p>
              </text:list-item>
              <text:list-item>
                <text:p text:style-name="rststyle-bulletitem">An integer box allows entry of an interger.</text:p>
              </text:list-item>
              <text:list-item>
                <text:p text:style-name="rststyle-bulletitem">A multiple entry box allows entry into multiple fields.</text:p>
              </text:list-item>
              <text:list-item>
                <text:p text:style-name="rststyle-bulletitem">Code and text boxes support the display of text in monospaced or porportional <text:soft-page-break/>fonts.</text:p>
              </text:list-item>
              <text:list-item>
                <text:p text:style-name="rststyle-bulletitem">File and directory boxes enable the user to select a file or a directory.</text:p>
              </text:list-item>
            </text:list>
            <text:p text:style-name="rststyle-textbody">See the documentation at the EasyGUI Web site for more features.</text:p>
            <text:p text:style-name="rststyle-textbody">For a demonstration of EasyGUI's capabilities, run the <text:span text:style-name="rststyle-inlineliteral">easygui.py</text:span> as a Python script:</text:p>
            <text:p text:style-name="rststyle-codeblock">$ python easygui.py</text:p>
            <text:section text:style-name="Sect1" text:name="Section134">
              <text:h text:style-name="rststyle-heading4" text:outline-level="4">2.7.3.1   A simple EasyGUI example</text:h>
              <text:p text:style-name="rststyle-textbody">Here is a simple example that prompts the user for an entry, then shows the response in a message box:</text:p>
              <text:p text:style-name="rststyle-codeblock">import easygui<text:line-break/><text:line-break/>def testeasygui():<text:line-break/> <text:s text:c="3"/>response = easygui.enterbox(msg='Enter your name:', title='Name Entry')<text:line-break/> <text:s text:c="3"/>easygui.msgbox(msg=response, title='Your Response')<text:line-break/><text:line-break/>testeasygui()</text:p>
            </text:section>
            <text:section text:style-name="Sect1" text:name="Section135">
              <text:h text:style-name="rststyle-heading4" text:outline-level="4">2.7.3.2   An EasyGUI file open dialog example</text:h>
              <text:p text:style-name="rststyle-textbody">This example presents a dialog to allow the user to select a file:</text:p>
              <text:p text:style-name="rststyle-codeblock">import easygui<text:line-break/><text:line-break/>def test():<text:line-break/> <text:s text:c="3"/>response = easygui.fileopenbox(msg='Select a file')<text:line-break/> <text:s text:c="3"/>print 'file name: %s' % response<text:line-break/><text:line-break/>test()</text:p>
            </text:section>
          </text:section>
        </text:section>
        <text:section text:style-name="Sect1" text:name="Section136">
          <text:h text:style-name="rststyle-heading2" text:outline-level="2">2.8   Guidance on Packages and Modules</text:h>
          <text:section text:style-name="Sect1" text:name="Section137">
            <text:h text:style-name="rststyle-heading3" text:outline-level="3">2.8.1   Introduction</text:h>
            <text:p text:style-name="rststyle-textbody">Python has an excellent range of implementation organization structures. These range from statements and control structures (at a low level) through functions, methods, and classes (at an intermediate level) and modules and packages at an upper level.</text:p>
            <text:p text:style-name="rststyle-textbody">This section provides some guidance with the use of packages. In particular:</text:p>
            <text:list xml:id="list172942693581125" text:style-name="rststyle-bulletlist">
              <text:list-item>
                <text:p text:style-name="rststyle-bulletitem">How to construct and implement them.</text:p>
              </text:list-item>
              <text:list-item>
                <text:p text:style-name="rststyle-bulletitem">How to use them.</text:p>
              </text:list-item>
              <text:list-item>
                <text:p text:style-name="rststyle-bulletitem">How to distribute and install them.</text:p>
              </text:list-item>
            </text:list>
          </text:section>
          <text:section text:style-name="Sect1" text:name="Section138">
            <text:h text:style-name="rststyle-heading3" text:outline-level="3"><text:soft-page-break/>2.8.2   Implementing Packages</text:h>
            <text:p text:style-name="rststyle-textbody">A Python package is a collection of Python modules in a disk directory.</text:p>
            <text:p text:style-name="rststyle-textbody">In order to be able to import individual modules from a directory, the directory must contain a file named __init__.py. (Note that requirement does not apply to directories that are listed in PYTHONPATH.) The __init__.py serves several purposes:</text:p>
            <text:list xml:id="list172943734128070" text:style-name="rststyle-bulletlist">
              <text:list-item>
                <text:p text:style-name="rststyle-bulletitem">The presence of the file __init__.py in a directory marks the directory as a Python package, which enables importing modules from the directory.</text:p>
              </text:list-item>
              <text:list-item>
                <text:p text:style-name="rststyle-bulletitem">The first time an application imports any module from the directory/package, the code in the module __init__ is evaluated.</text:p>
              </text:list-item>
              <text:list-item>
                <text:p text:style-name="rststyle-bulletitem">If the package itself is imported (as opposed to an individual module within the directory/package), then it is the __init__ that is imported (and evaluated).</text:p>
              </text:list-item>
            </text:list>
          </text:section>
          <text:section text:style-name="Sect1" text:name="Section139">
            <text:h text:style-name="rststyle-heading3" text:outline-level="3">2.8.3   Using Packages</text:h>
            <text:p text:style-name="rststyle-textbody">One simple way to enable the user to import and use a package is to instruct the use to import individual modules from the package.</text:p>
            <text:p text:style-name="rststyle-textbody">A second, slightly more advanced way to enable the user to import the package is to expose those features of the package in the __init__ module. Suppose that module mod1 contains functions fun1a and fun1b and suppose that module mod2 contains functions fun2a and fun2b. Then file <text:span text:style-name="rststyle-inlineliteral">__init__.py</text:span> might contain the following:</text:p>
            <text:p text:style-name="rststyle-codeblock">from mod1 import fun1a, fun1b<text:line-break/>from mod2 import fun2a, fun2b</text:p>
            <text:p text:style-name="rststyle-textbody">Then, if the following is evaluated in the user's code:</text:p>
            <text:p text:style-name="rststyle-codeblock">import testpackages</text:p>
            <text:p text:style-name="rststyle-textbody">Then <text:span text:style-name="rststyle-inlineliteral">testpackages</text:span> will contain <text:span text:style-name="rststyle-inlineliteral">fun1a</text:span>, <text:span text:style-name="rststyle-inlineliteral">fun1b</text:span>, <text:span text:style-name="rststyle-inlineliteral">fun2a</text:span>, and <text:span text:style-name="rststyle-inlineliteral">fun2b</text:span>.</text:p>
            <text:p text:style-name="rststyle-textbody">For example, here is an interactive session that demostrates importing the package:</text:p>
            <text:p text:style-name="rststyle-codeblock-indented">&gt;&gt;&gt; import testpackages<text:line-break/>&gt;&gt;&gt; print dir(testpackages)<text:line-break/>[`__builtins__', `__doc__', `__file__', `__name__', `__path__',<text:line-break/>`fun1a', `fun1b', `fun2a', `fun2b', `mod1', `mod2']</text:p>
          </text:section>
          <text:section text:style-name="Sect1" text:name="Section140">
            <text:h text:style-name="rststyle-heading3" text:outline-level="3">2.8.4   Distributing and Installing Packages</text:h>
            <text:p text:style-name="rststyle-textbody">Distutils (Python Distribution Utilities) has special support for distrubuting and installing packages. Learn more here: Distributing Python Modules -- http://docs.python.org/distutils/index.html.</text:p>
            <text:p text:style-name="rststyle-textbody"><text:soft-page-break/>As our example, imagine that we have a directory containing the following:</text:p>
            <text:p text:style-name="rststyle-codeblock">Testpackages<text:line-break/>Testpackages/README<text:line-break/>Testpackages/MANIFEST.in<text:line-break/>Testpackages/setup.py<text:line-break/>Testpackages/testpackages/__init__.py<text:line-break/>Testpackages/testpackages/mod1.py<text:line-break/>Testpackages/testpackages/mod2.py</text:p>
            <text:p text:style-name="rststyle-textbody">Notice the sub-directory Testpackages/testpackages containing the file <text:span text:style-name="rststyle-inlineliteral">__init__.py</text:span>. This is the Python package that we will install.</text:p>
            <text:p text:style-name="rststyle-textbody">We'll describe how to configure the above files so that they can be packaged as a single distribution file and so that the Python package they contain can be installed as a package by Distutils.</text:p>
            <text:p text:style-name="rststyle-textbody">The <text:span text:style-name="rststyle-inlineliteral">MANIFEST.in</text:span> file lists the files that we want included in our distribution. Here is the contents of our MANIFEST.in file:</text:p>
            <text:p text:style-name="rststyle-codeblock">include README MANIFEST MANIFEST.in<text:line-break/>include setup.py<text:line-break/>include testpackages/*.py</text:p>
            <text:p text:style-name="rststyle-textbody">The <text:span text:style-name="rststyle-inlineliteral">setup.py</text:span> file describes to Distutils (1) how to package the distribution file and (2) how to install the distribution. Here is the contents of our sample setup.py:</text:p>
            <text:p text:style-name="rststyle-codeblock">#!/usr/bin/env python<text:line-break/><text:line-break/>from distutils.core import setup <text:s text:c="19"/># [1]<text:line-break/><text:line-break/>long_description = 'Tests for installing and distributing Python packages'<text:line-break/><text:line-break/>setup(name = 'testpackages', <text:s text:c="23"/># [2]<text:line-break/> <text:s text:c="3"/>version = '1.0a',<text:line-break/> <text:s text:c="3"/>description = 'Tests for Python packages',<text:line-break/> <text:s text:c="3"/>maintainer = 'Dave Kuhlman',<text:line-break/> <text:s text:c="3"/>maintainer_email = 'dkuhlman@rexx.com',<text:line-break/> <text:s text:c="3"/>url = 'http://www.rexx.com/~dkuhlman',<text:line-break/> <text:s text:c="3"/>long_description = long_description,<text:line-break/> <text:s text:c="3"/>packages = ['testpackages'] <text:s text:c="20"/># [3]<text:line-break/> <text:s text:c="3"/>)</text:p>
            <text:p text:style-name="rststyle-textbody">Explanation:</text:p>
            <text:list xml:id="list172944124629437" text:style-name="rststyle-enumlist-arabic">
              <text:list-item>
                <text:p text:style-name="P11">We import the necessary component from Distutils.</text:p>
              </text:list-item>
              <text:list-item>
                <text:p text:style-name="P11">We describe the package and its developer/maintainer.</text:p>
              </text:list-item>
              <text:list-item>
                <text:p text:style-name="P11">We specify the directory that is to be installed as a package. When the user installs our distribution, this directory and all the modules in it will be installed as a package.</text:p>
              </text:list-item>
            </text:list>
            <text:p text:style-name="rststyle-textbody"><text:soft-page-break/>Now, to create a distribution file, we run the following:</text:p>
            <text:p text:style-name="rststyle-codeblock">python setup.py sdist --formats=gztar</text:p>
            <text:p text:style-name="rststyle-textbody">which will create a file <text:span text:style-name="rststyle-inlineliteral">testpackages-1.0a.tar.gz</text:span> under the directory <text:span text:style-name="rststyle-inlineliteral">dist</text:span>.</text:p>
            <text:p text:style-name="rststyle-textbody">Then, you can give this distribution file to a potential user, who can install it by doing the following:</text:p>
            <text:p text:style-name="rststyle-codeblock">$ tar xvzf testpackages-1.0a.tar.gz<text:line-break/>$ cd testpackages-1.0a<text:line-break/>$ python setup.py build<text:line-break/>$ python setup.py install <text:s text:c="7"/># as root</text:p>
          </text:section>
        </text:section>
        <text:section text:style-name="Sect1" text:name="Section141">
          <text:h text:style-name="rststyle-heading2" text:outline-level="2">2.9   End Matter</text:h>
          <text:section text:style-name="Sect1" text:name="Section142">
            <text:h text:style-name="rststyle-heading3" text:outline-level="3">2.9.1   Acknowledgements and Thanks</text:h>
            <text:list xml:id="list172943029434759" text:style-name="rststyle-bulletlist">
              <text:list-item>
                <text:p text:style-name="rststyle-bulletitem">Thanks to the implementors of Python for producing an exceptionally usable and enjoyable programming language.</text:p>
              </text:list-item>
              <text:list-item>
                <text:p text:style-name="rststyle-bulletitem">Thanks to Dave Beazley and others for <text:span text:style-name="rststyle-inlineliteral">SWIG</text:span> and <text:span text:style-name="rststyle-inlineliteral">PLY</text:span>.</text:p>
              </text:list-item>
              <text:list-item>
                <text:p text:style-name="rststyle-bulletitem">Thanks to Greg Ewing for <text:span text:style-name="rststyle-inlineliteral">Pyrex</text:span> and <text:span text:style-name="rststyle-inlineliteral">Plex</text:span>.</text:p>
              </text:list-item>
              <text:list-item>
                <text:p text:style-name="rststyle-bulletitem">Thanks to James Henstridge for <text:span text:style-name="rststyle-inlineliteral">PyGTK</text:span>.</text:p>
              </text:list-item>
            </text:list>
          </text:section>
          <text:section text:style-name="Sect1" text:name="Section143">
            <text:h text:style-name="rststyle-heading3" text:outline-level="3">2.9.2   See Also</text:h>
            <text:list xml:id="list172942709278791" text:style-name="rststyle-bulletlist">
              <text:list-item>
                <text:p text:style-name="rststyle-bulletitem">The main Python Web Site -- http://www.python.org for more information on Python.</text:p>
              </text:list-item>
              <text:list-item>
                <text:p text:style-name="rststyle-bulletitem">Python Documentation -- http://www.python.org/doc/ for lots of documentation on Python</text:p>
              </text:list-item>
              <text:list-item>
                <text:p text:style-name="P10">Dave's Web Site -- http://<text:span text:style-name="T2">http://www.davekuhlman.org</text:span> for more software and information on using Python for XML and the Web.</text:p>
              </text:list-item>
              <text:list-item>
                <text:p text:style-name="rststyle-bulletitem">The SWIG home page -- http://www.swig.org for more information on SWIG (Simplified Wrapper and Interface Generator).</text:p>
              </text:list-item>
              <text:list-item>
                <text:p text:style-name="rststyle-bulletitem">The Pyrex home page -- http://www.cosc.canterbury.ac.nz/~greg/python/Pyrex/ for more information on Pyrex.</text:p>
              </text:list-item>
              <text:list-item>
                <text:p text:style-name="rststyle-bulletitem">PLY (Python Lex-Yacc) home page -- http://www.dabeaz.com/ply/ for more information on PLY.</text:p>
              </text:list-item>
              <text:list-item>
                <text:p text:style-name="rststyle-bulletitem">The Plex home page -- http://www.cosc.canterbury.ac.nz/greg.ewing/python/Plex/ for more information on Plex.</text:p>
              </text:list-item>
              <text:list-item>
                <text:p text:style-name="rststyle-bulletitem">Distributing Python Modules -- http://docs.python.org/distutils/index.html for information on the Python Distribution Utilities (<text:span text:style-name="rststyle-inlineliteral">Distutils</text:span>).</text:p>
              </text:list-item>
            </text:list>
          </text:section>
        </text:section>
      </text:section>
      <text:p text:style-name="rststyle-horizontalline"/>
      <text:section text:style-name="Sect1" text:name="Section144">
        <text:h text:style-name="rststyle-heading1" text:outline-level="1">3   Part 3 -- Python Workbook</text:h>
        <text:section text:style-name="Sect1" text:name="Section145">
          <text:h text:style-name="rststyle-heading2" text:outline-level="2">3.1   Introduction</text:h>
          <text:p text:style-name="rststyle-textbody">This document takes a workbook and exercise-with-solutions approach to Python training. It is hoped that those who feel a need for less explanation and more practical exercises will find this useful.</text:p>
          <text:p text:style-name="rststyle-textbody">A few notes about the exercises:</text:p>
          <text:list xml:id="list172942219931114" text:style-name="rststyle-bulletlist">
            <text:list-item>
              <text:p text:style-name="rststyle-bulletitem">I've tried to include solutions for most of the exercises. Hopefully, you will be able to copy and paste these solutions into your text editor, then extend and experiment with them.</text:p>
            </text:list-item>
            <text:list-item>
              <text:p text:style-name="rststyle-bulletitem">I use two interactive Python interpreters (although they are the same Python underneath). When you see this prompt <text:span text:style-name="rststyle-inlineliteral">&gt;&gt;&gt;</text:span>, it's the standard Python interpreter. And, when you see this prompt <text:span text:style-name="rststyle-inlineliteral">In [1]:</text:span>, it's IPython - http://ipython.scipy.org/moin/.</text:p>
            </text:list-item>
          </text:list>
          <text:p text:style-name="rststyle-textbody">The latest version of this document is at my Web site (URL above).</text:p>
          <text:p text:style-name="rststyle-textbody">If you have comments or suggestions, please send them my way.</text:p>
        </text:section>
        <text:section text:style-name="Sect1" text:name="Section146">
          <text:h text:style-name="rststyle-heading2" text:outline-level="2">3.2   Lexical Structures</text:h>
          <text:section text:style-name="Sect1" text:name="Section147">
            <text:h text:style-name="rststyle-heading3" text:outline-level="3">3.2.1   Variables and names</text:h>
            <text:p text:style-name="rststyle-textbody">A name is any combination of letters, digits, and the underscore, but the first character must be a letter or an underscore. Names may be of any length.</text:p>
            <text:p text:style-name="rststyle-textbody">Case is significant.</text:p>
            <text:p text:style-name="rststyle-textbody">Exercises:</text:p>
            <text:list xml:id="list172943832014859" text:style-name="rststyle-enumlist-arabic">
              <text:list-item>
                <text:p text:style-name="P11">Which of the following are valid names?</text:p>
                <text:list>
                  <text:list-item>
                    <text:p text:style-name="P11"><text:span text:style-name="rststyle-inlineliteral">total</text:span></text:p>
                  </text:list-item>
                  <text:list-item>
                    <text:p text:style-name="P11"><text:span text:style-name="rststyle-inlineliteral">total_of_all_vegetables</text:span></text:p>
                  </text:list-item>
                  <text:list-item>
                    <text:p text:style-name="P11"><text:span text:style-name="rststyle-inlineliteral">big-title-1</text:span></text:p>
                  </text:list-item>
                  <text:list-item>
                    <text:p text:style-name="P11"><text:span text:style-name="rststyle-inlineliteral">_inner_func</text:span></text:p>
                  </text:list-item>
                  <text:list-item>
                    <text:p text:style-name="P11"><text:span text:style-name="rststyle-inlineliteral">1bigtitle</text:span></text:p>
                  </text:list-item>
                  <text:list-item>
                    <text:p text:style-name="P11"><text:span text:style-name="rststyle-inlineliteral">bigtitle1</text:span></text:p>
                  </text:list-item>
                </text:list>
              </text:list-item>
              <text:list-item>
                <text:p text:style-name="P11">Which or the following pairs are the same name:</text:p>
                <text:list>
                  <text:list-item>
                    <text:p text:style-name="P11"><text:span text:style-name="rststyle-inlineliteral">the_last_item</text:span> and <text:span text:style-name="rststyle-inlineliteral">the_last_item</text:span></text:p>
                  </text:list-item>
                  <text:list-item>
                    <text:p text:style-name="P11"><text:soft-page-break/><text:span text:style-name="rststyle-inlineliteral">the_last_item</text:span> and <text:span text:style-name="rststyle-inlineliteral">The_Last_Item</text:span></text:p>
                  </text:list-item>
                  <text:list-item>
                    <text:p text:style-name="P11"><text:span text:style-name="rststyle-inlineliteral">itemi</text:span> and <text:span text:style-name="rststyle-inlineliteral">itemj</text:span></text:p>
                  </text:list-item>
                  <text:list-item>
                    <text:p text:style-name="P11"><text:span text:style-name="rststyle-inlineliteral">item1</text:span> and <text:span text:style-name="rststyle-inlineliteral">iteml</text:span></text:p>
                  </text:list-item>
                </text:list>
              </text:list-item>
            </text:list>
            <text:p text:style-name="rststyle-textbody">Solutions:</text:p>
            <text:list xml:id="list172943754519934" text:style-name="rststyle-enumlist-arabic">
              <text:list-item>
                <text:p text:style-name="P11">Items 1, 2, 4, and 6 are valid. Item 3 is not a single name, but is three items separated by the minus operator. Item 5 is not valid because it begins with a digit.</text:p>
              </text:list-item>
              <text:list-item>
                <text:p text:style-name="P11">Python names are case-sensitive, which means:</text:p>
                <text:list>
                  <text:list-item>
                    <text:p text:style-name="P11"><text:span text:style-name="rststyle-inlineliteral">the_last_item</text:span> and <text:span text:style-name="rststyle-inlineliteral">the_last_item</text:span> are the same.</text:p>
                  </text:list-item>
                  <text:list-item>
                    <text:p text:style-name="P11"><text:span text:style-name="rststyle-inlineliteral">the_last_item</text:span> and <text:span text:style-name="rststyle-inlineliteral">The_Last_Item</text:span> are different -- The second name has an upper-case characters.</text:p>
                  </text:list-item>
                  <text:list-item>
                    <text:p text:style-name="P11"><text:span text:style-name="rststyle-inlineliteral">itemi</text:span> and <text:span text:style-name="rststyle-inlineliteral">itemj</text:span> are different.</text:p>
                  </text:list-item>
                  <text:list-item>
                    <text:p text:style-name="P11"><text:span text:style-name="rststyle-inlineliteral">item1</text:span> and <text:span text:style-name="rststyle-inlineliteral">iteml</text:span> are different -- This one may be difficult to see, depending on the font you are viewing. One name ends with the digit one; the other ends with the alpha character "el". And this example provides a good reason to use "1" and "l" judiciously in names.</text:p>
                  </text:list-item>
                </text:list>
              </text:list-item>
            </text:list>
            <text:p text:style-name="rststyle-textbody">The following are keywords in Python and should <text:span text:style-name="rststyle-strong">not</text:span> be used as variable names:</text:p>
            <text:p text:style-name="rststyle-codeblock">and <text:s text:c="6"/>del <text:s text:c="6"/>from <text:s text:c="5"/>not <text:s text:c="6"/>while<text:line-break/>as <text:s text:c="7"/>elif <text:s text:c="5"/>global <text:s text:c="3"/>or <text:s text:c="7"/>with<text:line-break/>assert <text:s text:c="3"/>else <text:s text:c="5"/>if <text:s text:c="7"/>pass <text:s text:c="5"/>yield<text:line-break/>break <text:s text:c="4"/>except <text:s text:c="3"/>import <text:s text:c="3"/>print<text:line-break/>class <text:s text:c="4"/>exec <text:s text:c="5"/>in <text:s text:c="7"/>raise<text:line-break/>continue <text:s/>finally <text:s text:c="2"/>is <text:s text:c="7"/>return<text:line-break/>def <text:s text:c="6"/>for <text:s text:c="6"/>lambda <text:s text:c="3"/>try</text:p>
            <text:p text:style-name="rststyle-textbody">Exercises:</text:p>
            <text:list xml:id="list172942786144018" text:style-name="rststyle-enumlist-arabic">
              <text:list-item>
                <text:p text:style-name="P11">Which of the following are valid names in Python?</text:p>
                <text:list>
                  <text:list-item>
                    <text:p text:style-name="P11">_global</text:p>
                  </text:list-item>
                  <text:list-item>
                    <text:p text:style-name="P11">global</text:p>
                  </text:list-item>
                  <text:list-item>
                    <text:p text:style-name="P11">file</text:p>
                  </text:list-item>
                </text:list>
              </text:list-item>
            </text:list>
            <text:p text:style-name="rststyle-textbody">Solutions:</text:p>
            <text:list xml:id="list172942239075206" text:style-name="rststyle-enumlist-arabic">
              <text:list-item>
                <text:p text:style-name="P11">Do <text:span text:style-name="rststyle-emphasis">not</text:span> use keywords for variable names:</text:p>
                <text:list>
                  <text:list-item>
                    <text:p text:style-name="P11">Valid</text:p>
                  </text:list-item>
                  <text:list-item>
                    <text:p text:style-name="P11">Not a valid name. "global" is a keyword.</text:p>
                  </text:list-item>
                  <text:list-item>
                    <text:p text:style-name="P11">Valid, however, "file" is the name of a built-in type, as you will learn later, so you are advised not to redefine it. Here are a few of the names of built-in types: "file", "int", "str", "float", "list", "dict", etc. See Built-in Types -- http://docs.python.org/lib/types.html for more built-in types..</text:p>
                  </text:list-item>
                </text:list>
              </text:list-item>
            </text:list>
            <text:p text:style-name="rststyle-textbody">The following are operators in Python and will separate names:</text:p>
            <text:p text:style-name="rststyle-codeblock">+ <text:s text:c="6"/>- <text:s text:c="6"/>* <text:s text:c="6"/>** <text:s text:c="5"/>/ <text:s text:c="6"/>// <text:s text:c="5"/>%<text:line-break/>&lt;&lt; <text:s text:c="5"/>&gt;&gt; <text:s text:c="5"/>&amp; <text:s text:c="6"/>| <text:s text:c="6"/>^ <text:s text:c="6"/>~<text:line-break/><text:soft-page-break/>&lt; <text:s text:c="6"/>&gt; <text:s text:c="6"/>&lt;= <text:s text:c="5"/>&gt;= <text:s text:c="5"/>== <text:s text:c="5"/>!= <text:s text:c="5"/>&lt;&gt;<text:line-break/><text:line-break/>and <text:s text:c="4"/>or <text:s text:c="5"/>is <text:s text:c="5"/>not <text:s text:c="4"/>in<text:line-break/><text:line-break/>Also: <text:s text:c="2"/>() <text:s text:c="5"/>[] <text:s text:c="5"/>. (dot)</text:p>
            <text:p text:style-name="rststyle-textbody">But, note that the Python style guide suggests that you place blanks around binary operators. One exception to this rule is function arguments and parameters for functions: it is suggested that you <text:span text:style-name="rststyle-emphasis">not</text:span> put blanks around the equal sign (<text:span text:style-name="rststyle-inlineliteral">=</text:span>) used to specify keyword arguments and default parameters.</text:p>
            <text:p text:style-name="rststyle-textbody">Exercises:</text:p>
            <text:list xml:id="list172943377502848" text:style-name="rststyle-enumlist-arabic">
              <text:list-item>
                <text:p text:style-name="P11">Which of the following are single names and which are names separated by operators?</text:p>
                <text:list>
                  <text:list-item>
                    <text:p text:style-name="P11"><text:span text:style-name="rststyle-inlineliteral">fruit_collection</text:span></text:p>
                  </text:list-item>
                  <text:list-item>
                    <text:p text:style-name="P11"><text:span text:style-name="rststyle-inlineliteral">fruit-collection</text:span></text:p>
                  </text:list-item>
                </text:list>
              </text:list-item>
            </text:list>
            <text:p text:style-name="rststyle-textbody">Solutions:</text:p>
            <text:list xml:id="list172942603314185" text:style-name="rststyle-enumlist-arabic">
              <text:list-item>
                <text:p text:style-name="P11">Do not use a dash, or other operator, in the middle of a name:</text:p>
                <text:list>
                  <text:list-item>
                    <text:p text:style-name="P11"><text:span text:style-name="rststyle-inlineliteral">fruit_collection</text:span> is a single name</text:p>
                  </text:list-item>
                  <text:list-item>
                    <text:p text:style-name="P11"><text:span text:style-name="rststyle-inlineliteral">fruit-collection</text:span> is two names separated by a dash.</text:p>
                  </text:list-item>
                </text:list>
              </text:list-item>
            </text:list>
          </text:section>
          <text:section text:style-name="Sect1" text:name="Section148">
            <text:h text:style-name="rststyle-heading3" text:outline-level="3">3.2.2   Line structure</text:h>
            <text:p text:style-name="rststyle-textbody">In Python, normally we write one statement per line. In fact, Python assumes this. Therefore:</text:p>
            <text:list xml:id="list172942373771241" text:style-name="rststyle-bulletlist">
              <text:list-item>
                <text:p text:style-name="rststyle-bulletitem">Statement separators are not normally needed.</text:p>
              </text:list-item>
              <text:list-item>
                <text:p text:style-name="rststyle-bulletitem">But, if we want more than one statement on a line, we use a statement separator, specifically a semi-colon.</text:p>
              </text:list-item>
              <text:list-item>
                <text:p text:style-name="rststyle-bulletitem">And, if we want to extend a statement to a second or third line and so on, we sometimes need to do a bit extra.</text:p>
              </text:list-item>
            </text:list>
            <text:p text:style-name="rststyle-textbody">Extending a Python statement to a subsequent line -- Follow these two rules:</text:p>
            <text:list xml:id="list172943017084273" text:style-name="rststyle-enumlist-arabic">
              <text:list-item>
                <text:p text:style-name="P11">If there is an open context, nothing special need be done to extend a statement across multiple lines. An open context is an open parenthesis, an open square bracket, or an open curly bracket.</text:p>
              </text:list-item>
              <text:list-item>
                <text:p text:style-name="P11">We can always extend a statement on a following line by placing a back slash as the last character of the line.</text:p>
              </text:list-item>
            </text:list>
            <text:p text:style-name="rststyle-textbody">Exercises:</text:p>
            <text:list xml:id="list172942394314536" text:style-name="rststyle-enumlist-arabic">
              <text:list-item>
                <text:p text:style-name="P11">Extend the following statement to a second line using parentheses:</text:p>
                <text:p text:style-name="P15">total_count = tree_count + vegetable_count + fruit_count</text:p>
              </text:list-item>
              <text:list-item>
                <text:p text:style-name="P11">Extend the following statement to a second line using the backslash line <text:soft-page-break/>continuation character:</text:p>
                <text:p text:style-name="P15">total_count = tree_count + vegetable_count + fruit_count</text:p>
              </text:list-item>
            </text:list>
            <text:p text:style-name="rststyle-textbody">Solutions:</text:p>
            <text:list xml:id="list172944080157601" text:style-name="rststyle-enumlist-arabic">
              <text:list-item>
                <text:p text:style-name="P11">Parentheses create an open context that tells Python that a statement extends to the next line:</text:p>
                <text:p text:style-name="P15">total_count = (tree_count +<text:line-break/> <text:s text:c="3"/>vegetable_count + fruit_count)</text:p>
              </text:list-item>
              <text:list-item>
                <text:p text:style-name="P11">A backslash as the last character on line tells Python that the current statement extends to the next line:</text:p>
                <text:p text:style-name="P15">total_count = tree_count + \<text:line-break/> <text:s text:c="3"/>vegetable_count + fruit_count</text:p>
              </text:list-item>
            </text:list>
            <text:p text:style-name="rststyle-textbody">For extending a line on a subsequent line, which is better, parentheses or a backslash? Here is a quote:</text:p>
            <text:p text:style-name="rststyle-blockquote">"The preferred way of wrapping long lines is by using Python's implied line continuation inside parentheses, brackets and braces. If necessary, you can add an extra pair of parentheses around an expression, but sometimes using a backslash looks better."</text:p>
            <text:p text:style-name="rststyle-blockquote">-- PEP 8: Style Guide for Python Code -- http://www.python.org/dev/peps/pep-0008/</text:p>
          </text:section>
          <text:section text:style-name="Sect1" text:name="Section149">
            <text:h text:style-name="rststyle-heading3" text:outline-level="3">3.2.3   Indentation and program structure</text:h>
            <text:p text:style-name="rststyle-textbody">Python uses indentation to indicate program structure. That is to say, in order to nest a block of code inside a compound statement, you indent that nested code. This is different from many programming languages which use some sort of begin and end markers, for example curly brackets.</text:p>
            <text:p text:style-name="rststyle-textbody">The standard coding practice for Python is to use four spaces per indentation level and to <text:span text:style-name="rststyle-strong">not</text:span> use hard tabs. (See the Style Guide for Python Code.) Because of this, you will want to use a text editor that you can configure so that it will use four spaces for indentation. See here for a list of Python-friendly text editors: PythonEditors.</text:p>
            <text:p text:style-name="rststyle-textbody">Exercises:</text:p>
            <text:list xml:id="list172942441109954" text:style-name="rststyle-enumlist-arabic">
              <text:list-item>
                <text:p text:style-name="P11">Given the following, nest the <text:span text:style-name="rststyle-inlineliteral">print</text:span> statement inside the <text:span text:style-name="rststyle-inlineliteral">if</text:span> statement:</text:p>
                <text:p text:style-name="P15">if x &gt; 0:<text:line-break/><text:line-break/>print x</text:p>
              </text:list-item>
              <text:list-item>
                <text:p text:style-name="P11">Nest these two lines:</text:p>
                <text:p text:style-name="P15"><text:soft-page-break/>z = x + y<text:line-break/>print z</text:p>
                <text:p text:style-name="P11">inside the following function definition statement:</text:p>
                <text:p text:style-name="P15">def show_sum(x, y):</text:p>
              </text:list-item>
            </text:list>
            <text:p text:style-name="rststyle-textbody">Solutions:</text:p>
            <text:list xml:id="list172942504438437" text:style-name="rststyle-enumlist-arabic">
              <text:list-item>
                <text:p text:style-name="P11">Indentation indicates that one statement is nested inside another statement:</text:p>
                <text:p text:style-name="P15">if x &gt; 0:<text:line-break/> <text:s text:c="3"/>print x</text:p>
              </text:list-item>
              <text:list-item>
                <text:p text:style-name="P11">Indentation indicates that a block of statements is nested inside another statement:</text:p>
                <text:p text:style-name="P15">def show_sum(x, y):<text:line-break/> <text:s text:c="3"/>z = x + y<text:line-break/> <text:s text:c="3"/>print z</text:p>
              </text:list-item>
            </text:list>
          </text:section>
        </text:section>
        <text:section text:style-name="Sect1" text:name="Section150">
          <text:h text:style-name="rststyle-heading2" text:outline-level="2">3.3   Execution Model</text:h>
          <text:p text:style-name="rststyle-textbody">Here are a few rules:</text:p>
          <text:list xml:id="list172942677106755" text:style-name="rststyle-enumlist-arabic">
            <text:list-item>
              <text:p text:style-name="P11">Python evaluates Python code from the top of a module down to the bottom of a module.</text:p>
            </text:list-item>
            <text:list-item>
              <text:p text:style-name="P11">Binding statements at top level create names (and bind values to those names) as Python evaluates code. Further more, a name is not created until it is bound to a value/object.</text:p>
            </text:list-item>
            <text:list-item>
              <text:p text:style-name="P11">A nested reference to a name (for example, inside a function definition or in the nested block of an <text:span text:style-name="rststyle-inlineliteral">if</text:span> statement) is not used until that nested code is evaluated.</text:p>
            </text:list-item>
          </text:list>
          <text:p text:style-name="rststyle-textbody">Exercises:</text:p>
          <text:list xml:id="list172944045706271" text:style-name="rststyle-enumlist-arabic">
            <text:list-item>
              <text:p text:style-name="P11">Will the following code produce an error?</text:p>
              <text:p text:style-name="P15">show_version()<text:line-break/>def show_version():<text:line-break/> <text:s text:c="3"/>print 'Version 1.0a'</text:p>
            </text:list-item>
            <text:list-item>
              <text:p text:style-name="P11">Will the following code produce an error?</text:p>
              <text:p text:style-name="P15">def test():<text:line-break/> <text:s text:c="3"/>show_version()<text:line-break/><text:line-break/>def show_version():<text:line-break/> <text:s text:c="3"/>print 'Version 1.0a'<text:line-break/><text:line-break/>test()</text:p>
            </text:list-item>
            <text:list-item>
              <text:p text:style-name="P11">Will the following code produce an error? Assume that <text:span text:style-name="rststyle-inlineliteral">show_config</text:span> is not defined:</text:p>
              <text:p text:style-name="P15">x = 3<text:line-break/><text:soft-page-break/>if x &gt; 5:<text:line-break/> <text:s text:c="3"/>show_config()</text:p>
            </text:list-item>
          </text:list>
          <text:p text:style-name="rststyle-textbody">Solutions:</text:p>
          <text:list xml:id="list172943256559734" text:style-name="rststyle-enumlist-arabic">
            <text:list-item>
              <text:p text:style-name="P11">Answer: Yes, it generates an error. The name <text:span text:style-name="rststyle-inlineliteral">show_version</text:span> would not be created and bound to a value until the <text:span text:style-name="rststyle-inlineliteral">def</text:span> function definition statement binds a function object to it. That is done after the attempt to use (call) that object.</text:p>
            </text:list-item>
            <text:list-item>
              <text:p text:style-name="P11">Answer: No. The function <text:span text:style-name="rststyle-inlineliteral">test()</text:span> does call the function <text:span text:style-name="rststyle-inlineliteral">show_version()</text:span>, but since <text:span text:style-name="rststyle-inlineliteral">test()</text:span> is not called until after <text:span text:style-name="rststyle-inlineliteral">show_version()</text:span> is defined, that is OK.</text:p>
            </text:list-item>
            <text:list-item>
              <text:p text:style-name="P11">Answer: No. It's bad code, but in this case will <text:span text:style-name="rststyle-emphasis">not</text:span> generate an error. Since x is less than 5, the body of the if statement is not evaluated.</text:p>
              <text:p text:style-name="P11">N.B. This example shows why it is important during testing that every line of code in your Python program be evaluated. Here is good Pythonic advice: "If it's not tested, it's broken."</text:p>
            </text:list-item>
          </text:list>
        </text:section>
        <text:section text:style-name="Sect1" text:name="Section151">
          <text:h text:style-name="rststyle-heading2" text:outline-level="2">3.4   Built-in Data Types</text:h>
          <text:p text:style-name="rststyle-textbody">Each of the subsections in this section on built-in data types will have a similar structure:</text:p>
          <text:list xml:id="list172943274744889" text:style-name="rststyle-enumlist-arabic">
            <text:list-item>
              <text:p text:style-name="P11">A brief description of the data type and its uses.</text:p>
            </text:list-item>
            <text:list-item>
              <text:p text:style-name="P11">Representation and construction -- How to represent an instance of the data type. How to code a literal representation that creates and defines an instance. How to create an instance of the built-in type.</text:p>
            </text:list-item>
            <text:list-item>
              <text:p text:style-name="P11">Operators that are applicable to the data type.</text:p>
            </text:list-item>
            <text:list-item>
              <text:p text:style-name="P11">Methods implemented and supported by the data type.</text:p>
            </text:list-item>
          </text:list>
          <text:section text:style-name="Sect1" text:name="Section152">
            <text:h text:style-name="rststyle-heading3" text:outline-level="3">3.4.1   Numbers</text:h>
            <text:p text:style-name="rststyle-textbody">The numbers you will use most commonly are likely to be integers and floats. Python also has long integers and complex numbers.</text:p>
            <text:p text:style-name="rststyle-textbody">A few facts about numbers (in Python):</text:p>
            <text:list xml:id="list172942222268231" text:style-name="rststyle-bulletlist">
              <text:list-item>
                <text:p text:style-name="rststyle-bulletitem">Python will convert to using a long integer automatically when needed. You do not need to worry about exceeding the size of a (standard) integer.</text:p>
              </text:list-item>
              <text:list-item>
                <text:p text:style-name="rststyle-bulletitem">The size of the largest integer in your version of Python is in <text:span text:style-name="rststyle-inlineliteral">sys.maxint</text:span>. To learn what it is, do:</text:p>
                <text:p text:style-name="P14">&gt;&gt;&gt; import sys<text:line-break/>&gt;&gt;&gt; print sys.maxint<text:line-break/>9223372036854775807</text:p>
                <text:p text:style-name="rststyle-bulletitem">The above show the maximum size of an integer on a 64-bit version of Python.</text:p>
              </text:list-item>
              <text:list-item>
                <text:p text:style-name="rststyle-bulletitem">You can convert from integer to float by using the <text:span text:style-name="rststyle-inlineliteral">float</text:span> constructor. Example:</text:p>
                <text:p text:style-name="P14"><text:soft-page-break/>&gt;&gt;&gt; x = 25<text:line-break/>&gt;&gt;&gt; y = float(x)<text:line-break/>&gt;&gt;&gt; print y<text:line-break/>25.0</text:p>
              </text:list-item>
              <text:list-item>
                <text:p text:style-name="rststyle-bulletitem">Python does "mixed arithmetic". You can add, multiply, and divide integers and floats. When you do, Python "promotes" the result to a float.</text:p>
              </text:list-item>
            </text:list>
            <text:section text:style-name="Sect1" text:name="Section153">
              <text:h text:style-name="rststyle-heading4" text:outline-level="4">3.4.1.1   Literal representations of numbers</text:h>
              <text:p text:style-name="rststyle-textbody">An integer is constructed with a series of digits or the integer constructor (<text:span text:style-name="rststyle-inlineliteral">int(x)</text:span>). Be aware that a sequence of digits beginning with zero represents an octal value. Examples:</text:p>
              <text:p text:style-name="rststyle-codeblock">&gt;&gt;&gt; x1 = 1234<text:line-break/>&gt;&gt;&gt; x2 = int('1234')<text:line-break/>&gt;&gt;&gt; x3 = -25<text:line-break/>&gt;&gt;&gt; x1<text:line-break/>1234<text:line-break/>&gt;&gt;&gt; x2<text:line-break/>1234<text:line-break/>&gt;&gt;&gt; x3<text:line-break/>-25</text:p>
              <text:p text:style-name="rststyle-textbody">A float is constructed either with digits and a dot (example, 12.345) or with engineering/scientific notation or with the float constructor (<text:span text:style-name="rststyle-inlineliteral">float(x)</text:span>). Examples:</text:p>
              <text:p text:style-name="rststyle-codeblock">&gt;&gt;&gt; x1 = 2.0e3<text:line-break/>&gt;&gt;&gt; x1 = 1.234<text:line-break/>&gt;&gt;&gt; x2 = -1.234<text:line-break/>&gt;&gt;&gt; x3 = float('1.234')<text:line-break/>&gt;&gt;&gt; x4 = 2.0e3<text:line-break/>&gt;&gt;&gt; x5 = 2.0e-3<text:line-break/>&gt;&gt;&gt; print x1, x2, x3, x4, x5<text:line-break/>1.234 -1.234 1.234 2000.0 0.002</text:p>
              <text:p text:style-name="rststyle-textbody">Exercises:</text:p>
              <text:p text:style-name="rststyle-textbody">Construct these numeric values:</text:p>
              <text:list xml:id="list172942842247614" text:style-name="rststyle-enumlist-arabic">
                <text:list-item>
                  <text:p text:style-name="P11">Integer zero</text:p>
                </text:list-item>
                <text:list-item>
                  <text:p text:style-name="P11">Floating point zero</text:p>
                </text:list-item>
                <text:list-item>
                  <text:p text:style-name="P11">Integer one hundred and one</text:p>
                </text:list-item>
                <text:list-item>
                  <text:p text:style-name="P11">Floating point one thousand</text:p>
                </text:list-item>
                <text:list-item>
                  <text:p text:style-name="P11">Floating point one thousand using scientific notation</text:p>
                </text:list-item>
                <text:list-item>
                  <text:p text:style-name="P11">Create a positive integer, a negative integer, and zero. Assign them to variables</text:p>
                </text:list-item>
                <text:list-item>
                  <text:p text:style-name="P11">Write several arithmetic expressions. Bind the values to variables. Use a variety of operators, e.g. <text:span text:style-name="rststyle-inlineliteral">+</text:span>, <text:span text:style-name="rststyle-inlineliteral">-</text:span>, <text:span text:style-name="rststyle-inlineliteral">/</text:span>, <text:span text:style-name="rststyle-inlineliteral">*</text:span>, etc. Use parentheses to control operator scope.</text:p>
                </text:list-item>
                <text:list-item>
                  <text:p text:style-name="P11">Create several floats and assign them to variables.</text:p>
                </text:list-item>
                <text:list-item>
                  <text:p text:style-name="P11">Write several arithmetic expressions containing your float variables.</text:p>
                </text:list-item>
                <text:list-item>
                  <text:p text:style-name="P11"><text:soft-page-break/>Write several expressions using mixed arithmetic (integers and floats). Obtain a float as a result of division of one integer by another; do so by explicitly converting one integer to a float.</text:p>
                </text:list-item>
              </text:list>
              <text:p text:style-name="rststyle-textbody">Solutions:</text:p>
              <text:list xml:id="list172943259088196" text:style-name="rststyle-enumlist-arabic">
                <text:list-item>
                  <text:p text:style-name="P11"><text:span text:style-name="rststyle-inlineliteral">0</text:span></text:p>
                </text:list-item>
                <text:list-item>
                  <text:p text:style-name="P11"><text:span text:style-name="rststyle-inlineliteral">0.0</text:span>, <text:span text:style-name="rststyle-inlineliteral">0.</text:span>, or <text:span text:style-name="rststyle-inlineliteral">.0</text:span></text:p>
                </text:list-item>
                <text:list-item>
                  <text:p text:style-name="P11"><text:span text:style-name="rststyle-inlineliteral">101</text:span></text:p>
                </text:list-item>
                <text:list-item>
                  <text:p text:style-name="P11"><text:span text:style-name="rststyle-inlineliteral">1000.0</text:span></text:p>
                </text:list-item>
                <text:list-item>
                  <text:p text:style-name="P11"><text:span text:style-name="rststyle-inlineliteral">1e3</text:span> or <text:span text:style-name="rststyle-inlineliteral">1.0e3</text:span></text:p>
                </text:list-item>
                <text:list-item>
                  <text:p text:style-name="P11">Asigning integer values to variables:</text:p>
                  <text:p text:style-name="P15">In [7]: value1 = 23<text:line-break/>In [8]: value2 = -14<text:line-break/>In [9]: value3 = 0<text:line-break/>In [10]: value1<text:line-break/>Out[10]: 23<text:line-break/>In [11]: value2<text:line-break/>Out[11]: -14<text:line-break/>In [12]: value3<text:line-break/>Out[12]: 0</text:p>
                </text:list-item>
                <text:list-item>
                  <text:p text:style-name="P11">Assigning expression values to variables:</text:p>
                  <text:p text:style-name="P15">value1 = 4 * (3 + 5)<text:line-break/>value2 = (value1 / 3.0) - 2</text:p>
                </text:list-item>
                <text:list-item>
                  <text:p text:style-name="P11">Assigning floats to variables:</text:p>
                  <text:p text:style-name="P15">value1 = 0.01<text:line-break/>value2 = -3.0<text:line-break/>value3 = 3e-4</text:p>
                </text:list-item>
                <text:list-item>
                  <text:p text:style-name="P11">Assigning expressions containing varialbes:</text:p>
                  <text:p text:style-name="P15">value4 = value1 * (value2 - value3)<text:line-break/>value4 = value1 + value2 + value3 - value4</text:p>
                </text:list-item>
                <text:list-item>
                  <text:p text:style-name="P11">Mixed arithmetic:</text:p>
                  <text:p text:style-name="P15">x = 5<text:line-break/>y = 8<text:line-break/>z = float(x) / y</text:p>
                </text:list-item>
              </text:list>
              <text:p text:style-name="rststyle-textbody">You can also construct integers and floats using the class. Calling a class (using parentheses after a class name, for example) produces an instance of the class.</text:p>
              <text:p text:style-name="rststyle-textbody">Exercises:</text:p>
              <text:list xml:id="list172943414549008" text:style-name="rststyle-enumlist-arabic">
                <text:list-item>
                  <text:p text:style-name="P11">Construct an integer from the string "123".</text:p>
                </text:list-item>
                <text:list-item>
                  <text:p text:style-name="P11">Construct a float from the integer 123.</text:p>
                </text:list-item>
                <text:list-item>
                  <text:p text:style-name="P11">Construct an integer from the float 12.345.</text:p>
                </text:list-item>
              </text:list>
              <text:p text:style-name="rststyle-textbody">Solutions:</text:p>
              <text:list xml:id="list172943828084093" text:style-name="rststyle-enumlist-arabic">
                <text:list-item>
                  <text:p text:style-name="P11"><text:soft-page-break/>Use the <text:span text:style-name="rststyle-inlineliteral">int</text:span> data type to construct an integer instance from a string:</text:p>
                  <text:p text:style-name="P15">int("123")</text:p>
                </text:list-item>
                <text:list-item>
                  <text:p text:style-name="P11">Use the <text:span text:style-name="rststyle-inlineliteral">float</text:span> data type to construct a float instance from an integer:</text:p>
                  <text:p text:style-name="P15">float(123)</text:p>
                </text:list-item>
                <text:list-item>
                  <text:p text:style-name="P11">Use the <text:span text:style-name="rststyle-inlineliteral">int</text:span> data type to construct an integer instance from a float:</text:p>
                  <text:p text:style-name="P15">int(12.345) <text:s text:c="3"/># --&gt; 12</text:p>
                  <text:p text:style-name="P11">Notice that the result is truncated to the integer part.</text:p>
                </text:list-item>
              </text:list>
            </text:section>
            <text:section text:style-name="Sect1" text:name="Section154">
              <text:h text:style-name="rststyle-heading4" text:outline-level="4">3.4.1.2   Operators for numbers</text:h>
              <text:p text:style-name="rststyle-textbody">You can use most of the familiar operators with numbers, for example:</text:p>
              <text:p text:style-name="rststyle-codeblock">+ <text:s text:c="6"/>- <text:s text:c="6"/>* <text:s text:c="6"/>** <text:s text:c="5"/>/ <text:s text:c="6"/>// <text:s text:c="5"/>%<text:line-break/>&lt;&lt; <text:s text:c="5"/>&gt;&gt; <text:s text:c="5"/>&amp; <text:s text:c="6"/>| <text:s text:c="6"/>^ <text:s text:c="6"/>~<text:line-break/>&lt; <text:s text:c="6"/>&gt; <text:s text:c="6"/>&lt;= <text:s text:c="5"/>&gt;= <text:s text:c="5"/>== <text:s text:c="5"/>!= <text:s text:c="5"/>&lt;&gt;</text:p>
              <text:p text:style-name="rststyle-textbody">Look here for an explanation of these operators when applied to numbers: Numeric Types -- int, float, long, complex -- http://docs.python.org/lib/typesnumeric.html.</text:p>
              <text:p text:style-name="rststyle-textbody">Some operators take precedence over others. The table in the Web page just referenced above also shows that order of priority.</text:p>
              <text:p text:style-name="rststyle-textbody">Here is a bit of that table:</text:p>
              <text:p text:style-name="rststyle-codeblock">All numeric types (except complex) support the following operations,<text:line-break/>sorted by ascending priority (operations in the same box have the same<text:line-break/>priority; all numeric operations have a higher priority than comparison<text:line-break/>operations):<text:line-break/><text:line-break/>Operation <text:s text:c="5"/>Result<text:line-break/>--------- <text:s text:c="5"/>------<text:line-break/>x + y <text:s text:c="9"/>sum of x and y<text:line-break/>x - y <text:s text:c="9"/>difference of x and y<text:line-break/>x * y <text:s text:c="9"/>product of x and y<text:line-break/>x / y <text:s text:c="9"/>quotient of x and y<text:line-break/>x // y <text:s text:c="8"/>(floored) quotient of x and y<text:line-break/>x % y <text:s text:c="9"/>remainder of x / y<text:line-break/>-x <text:s text:c="12"/>x negated<text:line-break/>+x <text:s text:c="12"/>x unchanged<text:line-break/>abs(x) <text:s text:c="8"/>absolute value or magnitude of x<text:line-break/>int(x) <text:s text:c="8"/>x converted to integer<text:line-break/>long(x) <text:s text:c="7"/>x converted to long integer<text:line-break/>float(x) <text:s text:c="6"/>x converted to floating point<text:line-break/>complex(re,im) a complex number with real part re, imaginary part<text:line-break/> <text:s text:c="14"/>im. im defaults to zero.<text:line-break/>c.conjugate() <text:s/>conjugate of the complex number c<text:line-break/><text:soft-page-break/>divmod(x, y) <text:s text:c="2"/>the pair (x // y, x % y)<text:line-break/>pow(x, y) <text:s text:c="5"/>x to the power y<text:line-break/>x ** y <text:s text:c="8"/>x to the power y</text:p>
              <text:p text:style-name="rststyle-textbody">Notice also that the same operator may perform a different function depending on the data type of the value to which it is applied.</text:p>
              <text:p text:style-name="rststyle-textbody">Exercises:</text:p>
              <text:list xml:id="list172943986868185" text:style-name="rststyle-enumlist-arabic">
                <text:list-item>
                  <text:p text:style-name="P11">Add the numbers 3, 4, and 5.</text:p>
                </text:list-item>
                <text:list-item>
                  <text:p text:style-name="P11">Add 2 to the result of multiplying 3 by 4.</text:p>
                </text:list-item>
                <text:list-item>
                  <text:p text:style-name="P11">Add 2 plus 3 and multiply the result by 4.</text:p>
                </text:list-item>
              </text:list>
              <text:p text:style-name="rststyle-textbody">Solutions:</text:p>
              <text:list xml:id="list172942519157177" text:style-name="rststyle-enumlist-arabic">
                <text:list-item>
                  <text:p text:style-name="P11">Arithmetic expressions are follow standard infix algebraic syntax:</text:p>
                  <text:p text:style-name="P15">3 + 4 + 5</text:p>
                </text:list-item>
                <text:list-item>
                  <text:p text:style-name="P11">Use another infix expression:</text:p>
                  <text:p text:style-name="P15">2 + 3 * 4</text:p>
                  <text:p text:style-name="P11">Or:</text:p>
                  <text:p text:style-name="P15">2 + (3 * 4)</text:p>
                  <text:p text:style-name="P11">But, in this case the parentheses are not necessary because the <text:span text:style-name="rststyle-inlineliteral">*</text:span> operator binds more tightly than the <text:span text:style-name="rststyle-inlineliteral">+</text:span> operator.</text:p>
                </text:list-item>
                <text:list-item>
                  <text:p text:style-name="P11">Use parentheses to control order of evaluation:</text:p>
                  <text:p text:style-name="P15">(2 + 3) * 4</text:p>
                  <text:p text:style-name="P11">Note that the <text:span text:style-name="rststyle-inlineliteral">*</text:span> operator has precedence over (binds tighter than) the <text:span text:style-name="rststyle-inlineliteral">+</text:span> operator, so the parentheses are needed.</text:p>
                </text:list-item>
              </text:list>
              <text:p text:style-name="rststyle-textbody">Python does mixed arithemetic. When you apply an operation to an integer and a float, it promotes the result to the "higher" data type, a float.</text:p>
              <text:p text:style-name="rststyle-textbody">If you need to perform an operation on several integers, but want use a floating point operation, first convert one of the integers to a float using <text:span text:style-name="rststyle-inlineliteral">float(x)</text:span>, which effectively creates an instance of class <text:span text:style-name="rststyle-inlineliteral">float</text:span>.</text:p>
              <text:p text:style-name="rststyle-textbody">Try the following at your Python interactive prompt:</text:p>
              <text:list xml:id="list172942680812897" text:style-name="rststyle-enumlist-arabic">
                <text:list-item>
                  <text:p text:style-name="P11"><text:span text:style-name="rststyle-inlineliteral">1.0 + 2</text:span></text:p>
                </text:list-item>
                <text:list-item>
                  <text:p text:style-name="P11"><text:span text:style-name="rststyle-inlineliteral">2 / 3</text:span> -- Notice that the result is truncated.</text:p>
                </text:list-item>
                <text:list-item>
                  <text:p text:style-name="P11"><text:span text:style-name="rststyle-inlineliteral">float(2) / 3</text:span> -- Notice that the result is <text:span text:style-name="rststyle-emphasis">not</text:span> truncated.</text:p>
                </text:list-item>
              </text:list>
              <text:p text:style-name="rststyle-textbody">Exercises:</text:p>
              <text:list xml:id="list172943966897251" text:style-name="rststyle-enumlist-arabic">
                <text:list-item>
                  <text:p text:style-name="P11">Given the following assignments:</text:p>
                  <text:p text:style-name="P15">x = 20<text:line-break/>y = 50</text:p>
                  <text:p text:style-name="P11"><text:soft-page-break/>Divide <text:span text:style-name="rststyle-inlineliteral">x</text:span> by <text:span text:style-name="rststyle-inlineliteral">y</text:span> giving a float result.</text:p>
                </text:list-item>
              </text:list>
              <text:p text:style-name="rststyle-textbody">Solutions:</text:p>
              <text:list xml:id="list172943280192128" text:style-name="rststyle-enumlist-arabic">
                <text:list-item>
                  <text:p text:style-name="P11">Promote one of the integers to float <text:span text:style-name="rststyle-emphasis">before</text:span> performing the division:</text:p>
                  <text:p text:style-name="P15">z = float(x) / y</text:p>
                </text:list-item>
              </text:list>
            </text:section>
            <text:section text:style-name="Sect1" text:name="Section155">
              <text:h text:style-name="rststyle-heading4" text:outline-level="4">3.4.1.3   Methods on numbers</text:h>
              <text:p text:style-name="rststyle-textbody">Most of the methods implemented by the data types (classes) <text:span text:style-name="rststyle-inlineliteral">int</text:span> and <text:span text:style-name="rststyle-inlineliteral">float</text:span> are special methods that are called through the use of operators. Special methods often have names that begin and end with a double underscore. To see a list of the special names and a bit of an indication of when each is called, do any of the following at the Python interactive prompt:</text:p>
              <text:p text:style-name="rststyle-codeblock">&gt;&gt;&gt; help(int)<text:line-break/>&gt;&gt;&gt; help(32)<text:line-break/>&gt;&gt;&gt; help(float)<text:line-break/>&gt;&gt;&gt; help(1.23)<text:line-break/>&gt;&gt;&gt; dir(1)<text:line-break/>&gt;&gt;&gt; dir(1.2)</text:p>
            </text:section>
          </text:section>
          <text:section text:style-name="Sect1" text:name="Section156">
            <text:h text:style-name="rststyle-heading3" text:outline-level="3">3.4.2   Lists</text:h>
            <text:p text:style-name="rststyle-textbody">Lists are a container data type that acts as a dynamic array. That is to say, a list is a sequence that can be indexed into and that can grow and shrink.</text:p>
            <text:p text:style-name="rststyle-textbody">A tuple is an index-able container, like a list, except that a tuple is immutable.</text:p>
            <text:p text:style-name="rststyle-textbody">A few characteristics of lists and tuples:</text:p>
            <text:list xml:id="list172942323723584" text:style-name="rststyle-bulletlist">
              <text:list-item>
                <text:p text:style-name="rststyle-bulletitem">A list has a (current) length -- Get the length of a list with <text:span text:style-name="rststyle-inlineliteral">len(mylist)</text:span>.</text:p>
              </text:list-item>
              <text:list-item>
                <text:p text:style-name="rststyle-bulletitem">A list has an order -- The items in a list are ordered, and you can think of that order as going from left to right.</text:p>
              </text:list-item>
              <text:list-item>
                <text:p text:style-name="rststyle-bulletitem">A list is heterogeneous -- You can insert different <text:span text:style-name="rststyle-emphasis">types</text:span> of objects into the same list.</text:p>
              </text:list-item>
              <text:list-item>
                <text:p text:style-name="rststyle-bulletitem">Lists are mutable, but tuples are <text:span text:style-name="rststyle-emphasis">not</text:span>. Thus, the following are true of lists, but <text:span text:style-name="rststyle-emphasis">not</text:span> of tuples:</text:p>
                <text:list>
                  <text:list-item>
                    <text:p text:style-name="rststyle-bulletitem">You can extended or add to a list.</text:p>
                  </text:list-item>
                  <text:list-item>
                    <text:p text:style-name="rststyle-bulletitem">You can shrink a list by deleting items from it.</text:p>
                  </text:list-item>
                  <text:list-item>
                    <text:p text:style-name="rststyle-bulletitem">You can insert items into the middle of a list or at the beginning of a list. You can add items to the end of a list.</text:p>
                  </text:list-item>
                  <text:list-item>
                    <text:p text:style-name="rststyle-bulletitem">You can change which item is at a given position in a list.</text:p>
                  </text:list-item>
                </text:list>
              </text:list-item>
            </text:list>
            <text:section text:style-name="Sect1" text:name="Section157">
              <text:h text:style-name="rststyle-heading4" text:outline-level="4"><text:soft-page-break/>3.4.2.1   Literal representation of lists</text:h>
              <text:p text:style-name="rststyle-textbody">The literal representation of a list is square brackets containing zero or more items separated by commas.</text:p>
              <text:p text:style-name="rststyle-textbody">Examples:</text:p>
              <text:list xml:id="list172943987654945" text:style-name="rststyle-enumlist-arabic">
                <text:list-item>
                  <text:p text:style-name="P11">Try these at the Python interactive prompt:</text:p>
                  <text:p text:style-name="P15">&gt;&gt;&gt; [11, 22, 33]<text:line-break/>&gt;&gt;&gt; ['aa', 'bb', 'cc', ]<text:line-break/>&gt;&gt;&gt; [100, 'apple', 200, 'banana', ] <text:s text:c="3"/># The last comma is<text:line-break/>&gt;&gt;&gt; optional.</text:p>
                </text:list-item>
                <text:list-item>
                  <text:p text:style-name="P11">A list can contain lists. In fact a list can contain any kind of object:</text:p>
                  <text:p text:style-name="P15">&gt;&gt;&gt; [1, [2, 3], 4, [5, 6, 7, ], 8]</text:p>
                </text:list-item>
                <text:list-item>
                  <text:p text:style-name="P11">Lists are heterogenous, that is, different kinds of objects can be in the same list. Here is a list that contains a number, a string, and another list:</text:p>
                  <text:p text:style-name="P15">&gt;&gt;&gt; [123, 'abc', [456, 789]]</text:p>
                </text:list-item>
              </text:list>
              <text:p text:style-name="rststyle-textbody">Exercises:</text:p>
              <text:list xml:id="list172944342149512" text:style-name="rststyle-enumlist-arabic">
                <text:list-item>
                  <text:p text:style-name="P11">Create (define) the following tuples and lists using a literal:</text:p>
                  <text:list>
                    <text:list-item>
                      <text:p text:style-name="P11">A tuple of integers</text:p>
                    </text:list-item>
                    <text:list-item>
                      <text:p text:style-name="P11">A tuple of strings</text:p>
                    </text:list-item>
                    <text:list-item>
                      <text:p text:style-name="P11">A list of integers</text:p>
                    </text:list-item>
                    <text:list-item>
                      <text:p text:style-name="P11">A list of strings</text:p>
                    </text:list-item>
                    <text:list-item>
                      <text:p text:style-name="P11">A list of tuples or tuple of lists</text:p>
                    </text:list-item>
                    <text:list-item>
                      <text:p text:style-name="P11">A list of integers and strings and tuples</text:p>
                    </text:list-item>
                    <text:list-item>
                      <text:p text:style-name="P11">A tuple containing exactly one item</text:p>
                    </text:list-item>
                    <text:list-item>
                      <text:p text:style-name="P11">An empty tuple</text:p>
                    </text:list-item>
                  </text:list>
                </text:list-item>
                <text:list-item>
                  <text:p text:style-name="P11">Do each of the following:</text:p>
                  <text:list>
                    <text:list-item>
                      <text:p text:style-name="P11">Print the length of a list.</text:p>
                    </text:list-item>
                    <text:list-item>
                      <text:p text:style-name="P11">Print each item in the list -- Iterate over the items in one of your lists. Print each item.</text:p>
                    </text:list-item>
                    <text:list-item>
                      <text:p text:style-name="P11">Append an item to a list.</text:p>
                    </text:list-item>
                    <text:list-item>
                      <text:p text:style-name="P11">Insert an item at the beginning of a list. Insert an item in the middle of a list.</text:p>
                    </text:list-item>
                    <text:list-item>
                      <text:p text:style-name="P11">Add two lists together. Do so by using both the extend method and the plus (+) operator. What is the difference between extending a list and adding two lists?</text:p>
                    </text:list-item>
                    <text:list-item>
                      <text:p text:style-name="P11">Retrieve the 2nd item from one of your tuples or lists.</text:p>
                    </text:list-item>
                    <text:list-item>
                      <text:p text:style-name="P11">Retrieve the 2nd, 3rd, and 4th items (a slice) from one of your tuples or lists.</text:p>
                    </text:list-item>
                    <text:list-item>
                      <text:p text:style-name="P11">Retrieve the last (right-most) item in one of your lists.</text:p>
                    </text:list-item>
                    <text:list-item>
                      <text:p text:style-name="P11">Replace an item in a list with a new item.</text:p>
                    </text:list-item>
                    <text:list-item>
                      <text:p text:style-name="P11"><text:soft-page-break/>Pop one item off the end of your list.</text:p>
                    </text:list-item>
                    <text:list-item>
                      <text:p text:style-name="P11">Delete an item from a list.</text:p>
                    </text:list-item>
                    <text:list-item>
                      <text:p text:style-name="P11">Do the following list manipulations:</text:p>
                      <text:list>
                        <text:list-item>
                          <text:p text:style-name="P11">Write a function that takes two arguments, a list and an item, and that appends the item to the list.</text:p>
                        </text:list-item>
                        <text:list-item>
                          <text:p text:style-name="P11">Create an empty list,</text:p>
                        </text:list-item>
                        <text:list-item>
                          <text:p text:style-name="P11">Call your function several times to append items to the list.</text:p>
                        </text:list-item>
                        <text:list-item>
                          <text:p text:style-name="P11">Then, print out each item in the list.</text:p>
                        </text:list-item>
                      </text:list>
                    </text:list-item>
                  </text:list>
                </text:list-item>
              </text:list>
              <text:p text:style-name="rststyle-textbody">Solutions:</text:p>
              <text:list xml:id="list172943079111520" text:style-name="rststyle-enumlist-arabic">
                <text:list-item>
                  <text:p text:style-name="P11">We can define list literals at the Python or IPython interactive prompt:</text:p>
                  <text:list>
                    <text:list-item>
                      <text:p text:style-name="P11">Create a tuple using commas, optionally with parentheses:</text:p>
                      <text:p text:style-name="P15">In [1]: a1 = (11, 22, 33, )<text:line-break/>In [2]: a1<text:line-break/>Out[2]: (11, 22, 33)</text:p>
                    </text:list-item>
                    <text:list-item>
                      <text:p text:style-name="P11">Quoted characters separated by commas create a tuple of strings:</text:p>
                      <text:p text:style-name="P15">In [3]: a2 = ('aaa', 'bbb', 'ccc')<text:line-break/>In [4]: a2<text:line-break/>Out[4]: ('aaa', 'bbb', 'ccc')</text:p>
                    </text:list-item>
                    <text:list-item>
                      <text:p text:style-name="P11">Items separated by commas inside square brackets create a list:</text:p>
                      <text:p text:style-name="P15">In [26]: a3 = [100, 200, 300, ]<text:line-break/>In [27]: a3<text:line-break/>Out[27]: [100, 200, 300]</text:p>
                    </text:list-item>
                    <text:list-item>
                      <text:p text:style-name="P11">Strings separated by commas inside square brackets create a list of strings:</text:p>
                      <text:p text:style-name="P15">In [5]: a3 = ['basil', 'parsley', 'coriander']<text:line-break/>In [6]: a3<text:line-break/>Out[6]: ['basil', 'parsley', 'coriander']<text:line-break/>In [7]:</text:p>
                    </text:list-item>
                    <text:list-item>
                      <text:p text:style-name="P11">A tuple or a list can contain tuples and lists:</text:p>
                      <text:p text:style-name="P15">In [8]: a5 = [(11, 22), (33, 44), (55,)]<text:line-break/>In [9]: a5<text:line-break/>Out[9]: [(11, 22), (33, 44), (55,)]</text:p>
                    </text:list-item>
                    <text:list-item>
                      <text:p text:style-name="P11">A list or tuple can contain items of different types:</text:p>
                      <text:p text:style-name="P15">In [10]: a6 = [101, 102, 'abc', "def", (201, 202), ('ghi', 'jkl')]<text:line-break/>In [11]: a6<text:line-break/>Out[11]: [101, 102, 'abc', 'def', (201, 202), ('ghi', 'jkl')]</text:p>
                    </text:list-item>
                    <text:list-item>
                      <text:p text:style-name="P11">In order to create a tuple containing exactly one item, we must use a comma:</text:p>
                      <text:p text:style-name="P15">In [13]: a7 = (6,)<text:line-break/>In [14]: a7<text:line-break/><text:soft-page-break/>Out[14]: (6,)</text:p>
                    </text:list-item>
                    <text:list-item>
                      <text:p text:style-name="P11">In order to create an empty tuple, use the tuple class/type to create an instance of a empty tuple:</text:p>
                      <text:p text:style-name="P15">In [21]: a = tuple()<text:line-break/>In [22]: a<text:line-break/>Out[22]: ()<text:line-break/>In [23]: type(a)<text:line-break/>Out[23]: &lt;type 'tuple'&gt;</text:p>
                    </text:list-item>
                  </text:list>
                </text:list-item>
              </text:list>
            </text:section>
            <text:section text:style-name="Sect1" text:name="Section158">
              <text:h text:style-name="rststyle-heading4" text:outline-level="4">3.4.2.2   Operators on lists</text:h>
              <text:p text:style-name="rststyle-textbody">There are several operators that are applicable to lists. Here is how to find out about them:</text:p>
              <text:list xml:id="list172944245925244" text:style-name="rststyle-bulletlist">
                <text:list-item>
                  <text:p text:style-name="rststyle-bulletitem">Do <text:span text:style-name="rststyle-inlineliteral">dir([])</text:span> or <text:span text:style-name="rststyle-inlineliteral">dir(any_list_instance)</text:span>. Some of the items with special names (leading and training double underscores) will give you clues about operators implemented by the list type.</text:p>
                </text:list-item>
                <text:list-item>
                  <text:p text:style-name="rststyle-bulletitem">Do <text:span text:style-name="rststyle-inlineliteral">help([])</text:span> or <text:span text:style-name="rststyle-inlineliteral">help(list)</text:span> at the Python interactive prompt.</text:p>
                </text:list-item>
                <text:list-item>
                  <text:p text:style-name="rststyle-bulletitem">Do <text:span text:style-name="rststyle-inlineliteral">help(any_list_instance.some_method)</text:span>, where <text:span text:style-name="rststyle-inlineliteral">some_method</text:span> is one of the items listed using <text:span text:style-name="rststyle-inlineliteral">dir(any_list_instance)</text:span>.</text:p>
                </text:list-item>
                <text:list-item>
                  <text:p text:style-name="rststyle-bulletitem">See Sequence Types -- str, unicode, list, tuple, buffer, xrange -- http://docs.python.org/lib/typesseq.html</text:p>
                </text:list-item>
              </text:list>
              <text:p text:style-name="rststyle-textbody">Exercises:</text:p>
              <text:list xml:id="list172944055941948" text:style-name="rststyle-enumlist-arabic">
                <text:list-item>
                  <text:p text:style-name="P11">Concatenate (add) two lists together.</text:p>
                </text:list-item>
                <text:list-item>
                  <text:p text:style-name="P11">Create a single list that contains the items in an initial list repeated 3 times.</text:p>
                </text:list-item>
                <text:list-item>
                  <text:p text:style-name="P11">Compare two lists.</text:p>
                </text:list-item>
              </text:list>
              <text:p text:style-name="rststyle-textbody">Solutions:</text:p>
              <text:list xml:id="list172942682306632" text:style-name="rststyle-enumlist-arabic">
                <text:list-item>
                  <text:p text:style-name="P11">The plus operator, applied to two lists produces a new list that is a concatenation of two lists:</text:p>
                  <text:p text:style-name="P15">&gt;&gt;&gt; [11, 22] + ['aa', 'bb']</text:p>
                </text:list-item>
                <text:list-item>
                  <text:p text:style-name="P11">Multiplying a list by an integer <text:span text:style-name="rststyle-inlineliteral">n</text:span> creates a new list that repeats the original list <text:span text:style-name="rststyle-inlineliteral">n</text:span> times:</text:p>
                  <text:p text:style-name="P15">&gt;&gt;&gt; [11, 'abc', 4.5] * 3</text:p>
                </text:list-item>
                <text:list-item>
                  <text:p text:style-name="P11">The comparison operators can be used to compare lists:</text:p>
                  <text:p text:style-name="P15">&gt;&gt;&gt; [11, 22] == [11, 22]<text:line-break/>&gt;&gt;&gt; [11, 22] &lt; [11, 33]</text:p>
                </text:list-item>
              </text:list>
            </text:section>
            <text:section text:style-name="Sect1" text:name="Section159">
              <text:h text:style-name="rststyle-heading4" text:outline-level="4">3.4.2.3   Methods on lists</text:h>
              <text:p text:style-name="rststyle-textbody">Again, use <text:span text:style-name="rststyle-inlineliteral">dir()</text:span> and <text:span text:style-name="rststyle-inlineliteral">help()</text:span> to learn about the methods supported by lists.</text:p>
              <text:p text:style-name="rststyle-textbody"><text:soft-page-break/>Examples:</text:p>
              <text:list xml:id="list172942862732080" text:style-name="rststyle-enumlist-arabic">
                <text:list-item>
                  <text:p text:style-name="P11">Create two (small) lists. Extend the first list with the items in the second.</text:p>
                </text:list-item>
                <text:list-item>
                  <text:p text:style-name="P11">Append several individual items to the end of a list.</text:p>
                </text:list-item>
                <text:list-item>
                  <text:p text:style-name="P11">(a) Insert a item at the beginning of a list. (b) Insert an item somewhere in the middle of a list.</text:p>
                </text:list-item>
                <text:list-item>
                  <text:p text:style-name="P11">Pop an item off the end of a list.</text:p>
                </text:list-item>
              </text:list>
              <text:p text:style-name="rststyle-textbody">Solutions:</text:p>
              <text:list xml:id="list172944264816700" text:style-name="rststyle-enumlist-arabic">
                <text:list-item>
                  <text:p text:style-name="P11">The <text:span text:style-name="rststyle-inlineliteral">extend</text:span> method adds elements from another list, or other iterable:</text:p>
                  <text:p text:style-name="P15">&gt;&gt;&gt; a = [11, 22, 33, 44, ]<text:line-break/>&gt;&gt;&gt; b = [55, 66]<text:line-break/>&gt;&gt;&gt; a.extend(b)<text:line-break/>&gt;&gt;&gt; a<text:line-break/>[11, 22, 33, 44, 55, 66]</text:p>
                </text:list-item>
                <text:list-item>
                  <text:p text:style-name="P11">Use the <text:span text:style-name="rststyle-inlineliteral">append</text:span> method on a list to add/append an item to the end of a list:</text:p>
                  <text:p text:style-name="P15">&gt;&gt;&gt; a = ['aa', 11]<text:line-break/>&gt;&gt;&gt; a.append('bb')<text:line-break/>&gt;&gt;&gt; a.append(22)<text:line-break/>&gt;&gt;&gt; a<text:line-break/>['aa', 11, 'bb', 22]</text:p>
                </text:list-item>
                <text:list-item>
                  <text:p text:style-name="P11">The <text:span text:style-name="rststyle-inlineliteral">insert</text:span> method on a list enables us to insert items at a given position in a list:</text:p>
                  <text:p text:style-name="P15">&gt;&gt;&gt; a = [11, 22, 33, 44, ]<text:line-break/>&gt;&gt;&gt; a.insert(0, 'aa')<text:line-break/>&gt;&gt;&gt; a<text:line-break/>['aa', 11, 22, 33, 44]<text:line-break/>&gt;&gt;&gt; a.insert(2, 'bb')<text:line-break/>&gt;&gt;&gt; a<text:line-break/>['aa', 11, 'bb', 22, 33, 44]</text:p>
                  <text:p text:style-name="P11">But, note that we use <text:span text:style-name="rststyle-inlineliteral">append</text:span> to add items at the end of a list.</text:p>
                </text:list-item>
                <text:list-item>
                  <text:p text:style-name="P11">The <text:span text:style-name="rststyle-inlineliteral">pop</text:span> method on a list returns the "right-most" item from a list and removes that item from the list:</text:p>
                  <text:p text:style-name="P15">&gt;&gt;&gt; a = [11, 22, 33, 44, ]<text:line-break/>&gt;&gt;&gt;<text:line-break/>&gt;&gt;&gt; b = a.pop()<text:line-break/>&gt;&gt;&gt; a<text:line-break/>[11, 22, 33]<text:line-break/>&gt;&gt;&gt; b<text:line-break/>44<text:line-break/>&gt;&gt;&gt; b = a.pop()<text:line-break/>&gt;&gt;&gt; a<text:line-break/>[11, 22]<text:line-break/>&gt;&gt;&gt; b<text:line-break/>33</text:p>
                  <text:p text:style-name="P11"><text:soft-page-break/>Note that the <text:span text:style-name="rststyle-inlineliteral">append</text:span> and <text:span text:style-name="rststyle-inlineliteral">pop</text:span> methods taken together can be used to implement a stack, that is a LIFO (last in first out) data structure.</text:p>
                </text:list-item>
              </text:list>
            </text:section>
            <text:section text:style-name="Sect1" text:name="Section160">
              <text:h text:style-name="rststyle-heading4" text:outline-level="4">3.4.2.4   List comprehensions</text:h>
              <text:p text:style-name="rststyle-textbody">A list comprehension is a convenient way to produce a list from an iterable (a sequence or other object that can be iterated over).</text:p>
              <text:p text:style-name="rststyle-textbody">In its simplest form, a list comprehension resembles the header line of a <text:span text:style-name="rststyle-inlineliteral">for</text:span> statement inside square brackets. However, in a list comprehension, the <text:span text:style-name="rststyle-inlineliteral">for</text:span> statement header is prefixed with an expression and surrounded by square brackets. Here is a template:</text:p>
              <text:p text:style-name="rststyle-codeblock">[expr(x) for x in iterable]</text:p>
              <text:p text:style-name="rststyle-textbody">where:</text:p>
              <text:list xml:id="list172944027935145" text:style-name="rststyle-bulletlist">
                <text:list-item>
                  <text:p text:style-name="rststyle-bulletitem"><text:span text:style-name="rststyle-inlineliteral">expr(x)</text:span> is an expression, usually, but not always, containing <text:span text:style-name="rststyle-inlineliteral">x</text:span>.</text:p>
                </text:list-item>
                <text:list-item>
                  <text:p text:style-name="rststyle-bulletitem"><text:span text:style-name="rststyle-inlineliteral">iterable</text:span> is some iterable. An iterable may be a sequence (for example, a list, a string, a tuple) or an unordered collection or an iterator (something over which we can iterate or apply a <text:span text:style-name="rststyle-inlineliteral">for</text:span> statement to).</text:p>
                </text:list-item>
              </text:list>
              <text:p text:style-name="rststyle-textbody">Here is an example:</text:p>
              <text:p text:style-name="rststyle-codeblock">&gt;&gt;&gt; a = [11, 22, 33, 44]<text:line-break/>&gt;&gt;&gt; b = [x * 2 for x in a]<text:line-break/>&gt;&gt;&gt; b<text:line-break/>[22, 44, 66, 88]</text:p>
              <text:p text:style-name="rststyle-textbody">Exercises:</text:p>
              <text:list xml:id="list172943428919850" text:style-name="rststyle-enumlist-arabic">
                <text:list-item>
                  <text:p text:style-name="P11">Given the following list of strings:</text:p>
                  <text:p text:style-name="P15">names = ['alice', 'bertrand', 'charlene']</text:p>
                  <text:p text:style-name="P11">produce the following lists: (1) a list of all upper case names; (2) a list of capitalized (first letter upper case);</text:p>
                </text:list-item>
                <text:list-item>
                  <text:p text:style-name="P11">Given the following function which calculates the factorial of a number:</text:p>
                  <text:p text:style-name="P15">def t(n):<text:line-break/> <text:s text:c="3"/>if n &lt;= 1:<text:line-break/> <text:s text:c="7"/>return n<text:line-break/> <text:s text:c="3"/>else:<text:line-break/> <text:s text:c="7"/>return n * t(n - 1)</text:p>
                  <text:p text:style-name="P11">and the following list of numbers:</text:p>
                  <text:p text:style-name="P15">numbers = [2, 3, 4, 5]</text:p>
                  <text:p text:style-name="P11">create a list of the factorials of each of the numbers in the list.</text:p>
                </text:list-item>
              </text:list>
              <text:p text:style-name="rststyle-textbody">Solutions:</text:p>
              <text:list xml:id="list172942455418638" text:style-name="rststyle-enumlist-arabic">
                <text:list-item>
                  <text:p text:style-name="P11">For our expression in a list comprehension, use the <text:span text:style-name="rststyle-inlineliteral">upper</text:span> and <text:span text:style-name="rststyle-inlineliteral">capitalize</text:span> <text:soft-page-break/>methods:</text:p>
                  <text:p text:style-name="P15">&gt;&gt;&gt; names = ['alice', 'bertrand', 'charlene']<text:line-break/>&gt;&gt;&gt; [name.upper() for name in names]<text:line-break/>['ALICE', 'BERTRAND', 'CHARLENE']<text:line-break/>&gt;&gt;&gt; [name.capitalize() for name in names]<text:line-break/>['Alice', 'Bertrand', 'Charlene']</text:p>
                </text:list-item>
                <text:list-item>
                  <text:p text:style-name="P11">The expression in our list comprehension calls the factorial function:</text:p>
                  <text:p text:style-name="P15">def t(n):<text:line-break/> <text:s text:c="3"/>if n &lt;= 1:<text:line-break/> <text:s text:c="7"/>return n<text:line-break/> <text:s text:c="3"/>else:<text:line-break/> <text:s text:c="7"/>return n * t(n - 1)<text:line-break/><text:line-break/>def test():<text:line-break/> <text:s text:c="3"/>numbers = [2, 3, 4, 5]<text:line-break/> <text:s text:c="3"/>factorials = [t(n) for n in numbers]<text:line-break/> <text:s text:c="3"/>print 'factorials:', factorials<text:line-break/><text:line-break/>if __name__ == '__main__':<text:line-break/> <text:s text:c="3"/>test()</text:p>
                </text:list-item>
              </text:list>
              <text:p text:style-name="rststyle-textbody">A list comprehension can also contain an <text:span text:style-name="rststyle-inlineliteral">if</text:span> clause. Here is a template:</text:p>
              <text:p text:style-name="rststyle-codeblock">[expr(x) for x in iterable if pred(x)]</text:p>
              <text:p text:style-name="rststyle-textbody">where:</text:p>
              <text:list xml:id="list172942845467635" text:style-name="rststyle-bulletlist">
                <text:list-item>
                  <text:p text:style-name="rststyle-bulletitem"><text:span text:style-name="rststyle-inlineliteral">pred(x)</text:span> is an expression that evaluates to a true/false value. Values that count as false are numeric zero, <text:span text:style-name="rststyle-inlineliteral">False</text:span>, <text:span text:style-name="rststyle-inlineliteral">None</text:span>, and any empty collection. All other values count as true.</text:p>
                </text:list-item>
              </text:list>
              <text:p text:style-name="rststyle-textbody">Only values for which the if clause evaluates to true are included in creating the resulting list.</text:p>
              <text:p text:style-name="rststyle-textbody">Examples:</text:p>
              <text:p text:style-name="rststyle-codeblock">&gt;&gt;&gt; a = [11, 22, 33, 44]<text:line-break/>&gt;&gt;&gt; b = [x * 3 for x in a if x % 2 == 0]<text:line-break/>&gt;&gt;&gt; b<text:line-break/>[66, 132]</text:p>
              <text:p text:style-name="rststyle-textbody">Exercises:</text:p>
              <text:list xml:id="list172943766933452" text:style-name="rststyle-enumlist-arabic">
                <text:list-item>
                  <text:p text:style-name="P11">Given two lists, generate a list of all the strings in the first list that are not in the second list. Here are two sample lists:</text:p>
                  <text:p text:style-name="P15">names1 = ['alice', 'bertrand', 'charlene', 'daniel']<text:line-break/>names2 = ['bertrand', 'charlene']</text:p>
                </text:list-item>
              </text:list>
              <text:p text:style-name="rststyle-textbody">Solutions:</text:p>
              <text:list xml:id="list172944468081424" text:style-name="rststyle-enumlist-arabic">
                <text:list-item>
                  <text:p text:style-name="P11">The if clause of our list comprehension checks for containment in the list names2:</text:p>
                  <text:p text:style-name="P15"><text:soft-page-break/>def test():<text:line-break/> <text:s text:c="3"/>names1 = ['alice', 'bertrand', 'charlene', 'daniel']<text:line-break/> <text:s text:c="3"/>names2 = ['bertrand', 'charlene']<text:line-break/> <text:s text:c="3"/>names3 = [name for name in names1 if name not in names2]<text:line-break/> <text:s text:c="3"/>print 'names3:', names3<text:line-break/><text:line-break/>if __name__ == '__main__':<text:line-break/> <text:s text:c="3"/>test()</text:p>
                  <text:p text:style-name="P11">When run, this script prints out the following:</text:p>
                  <text:p text:style-name="P15">names3: ['alice', 'daniel']</text:p>
                </text:list-item>
              </text:list>
            </text:section>
          </text:section>
          <text:section text:style-name="Sect1" text:name="Section161">
            <text:h text:style-name="rststyle-heading3" text:outline-level="3">3.4.3   Strings</text:h>
            <text:p text:style-name="rststyle-textbody">A string is an ordered sequence of characters. Here are a few characteristics of strings:</text:p>
            <text:list xml:id="list172943211488134" text:style-name="rststyle-bulletlist">
              <text:list-item>
                <text:p text:style-name="rststyle-bulletitem">A string has a length. Get the length with the <text:span text:style-name="rststyle-inlineliteral">len()</text:span> built-in function.</text:p>
              </text:list-item>
              <text:list-item>
                <text:p text:style-name="rststyle-bulletitem">A string is indexable. Get a single character at a position in a string with the square bracket operator, for example <text:span text:style-name="rststyle-inlineliteral">mystring[5]</text:span>.</text:p>
              </text:list-item>
              <text:list-item>
                <text:p text:style-name="rststyle-bulletitem">You can retrieve a slice (sub-string) of a string with a slice operation, for example <text:span text:style-name="rststyle-inlineliteral">mystring[5:8]</text:span>.</text:p>
              </text:list-item>
            </text:list>
            <text:p text:style-name="rststyle-textbody">Create strings with single quotes or double quotes. You can put single quotes inside double quotes and you can put double quotes inside single quotes. You can also escape characters with a backslash.</text:p>
            <text:p text:style-name="rststyle-textbody">Exercises:</text:p>
            <text:list xml:id="list172944199375314" text:style-name="rststyle-enumlist-arabic">
              <text:list-item>
                <text:p text:style-name="P11">Create a string containing a single quote.</text:p>
              </text:list-item>
              <text:list-item>
                <text:p text:style-name="P11">Create a string containing a double quote.</text:p>
              </text:list-item>
              <text:list-item>
                <text:p text:style-name="P11">Create a string containing both a single quote a double quote.</text:p>
              </text:list-item>
            </text:list>
            <text:p text:style-name="rststyle-textbody">Solutions:</text:p>
            <text:list xml:id="list172942921277996" text:style-name="rststyle-enumlist-arabic">
              <text:list-item>
                <text:p text:style-name="P11">Create a string with double quotes to include single quotes inside the string:</text:p>
                <text:p text:style-name="P15">&gt;&gt;&gt; str1 = "that is jerry's ball"</text:p>
              </text:list-item>
              <text:list-item>
                <text:p text:style-name="P11">Create a string enclosed with single quotes in order to include double quotes inside the string:</text:p>
                <text:p text:style-name="P15">&gt;&gt;&gt; str1 = 'say "goodbye", bullwinkle'</text:p>
              </text:list-item>
              <text:list-item>
                <text:p text:style-name="P11">Take your choice. Escape either the single quotes or the double quotes with a backslash:</text:p>
                <text:p text:style-name="P15">&gt;&gt;&gt; str1 = 'say "hello" to jerry\'s mom'<text:line-break/>&gt;&gt;&gt; str2 = "say \"hello\" to jerry's mom"<text:line-break/>&gt;&gt;&gt; str1<text:line-break/>'say "hello" to jerry\'s mom'<text:line-break/><text:soft-page-break/>&gt;&gt;&gt; str2<text:line-break/>'say "hello" to jerry\'s mom'</text:p>
              </text:list-item>
            </text:list>
            <text:p text:style-name="rststyle-textbody">Triple quotes enable you to create a string that spans multiple lines. Use three single quotes or three double quotes to create a single quoted string.</text:p>
            <text:p text:style-name="rststyle-textbody">Examples:</text:p>
            <text:list xml:id="list172943028495662" text:style-name="rststyle-enumlist-arabic">
              <text:list-item>
                <text:p text:style-name="P11">Create a triple quoted string that contains single and double quotes.</text:p>
              </text:list-item>
            </text:list>
            <text:p text:style-name="rststyle-textbody">Solutions:</text:p>
            <text:list xml:id="list172943215039065" text:style-name="rststyle-enumlist-arabic">
              <text:list-item>
                <text:p text:style-name="P11">Use triple single quotes or triple double quotes to create multi-line strings:</text:p>
                <text:p text:style-name="P15">String1 = '''This string extends<text:line-break/>across several lines. <text:s/>And, so it has<text:line-break/>end-of-line characters in it.<text:line-break/>'''<text:line-break/><text:line-break/>String2 = """<text:line-break/>This string begins and ends with an end-of-line<text:line-break/>character. <text:s/>It can have both 'single'<text:line-break/>quotes and "double" quotes in it.<text:line-break/>"""<text:line-break/><text:line-break/>def test():<text:line-break/> <text:s text:c="3"/>print String1<text:line-break/> <text:s text:c="3"/>print String2<text:line-break/><text:line-break/>if __name__ == '__main__':<text:line-break/> <text:s text:c="3"/>test()</text:p>
              </text:list-item>
            </text:list>
            <text:section text:style-name="Sect1" text:name="Section162">
              <text:h text:style-name="rststyle-heading4" text:outline-level="4">3.4.3.1   Characters</text:h>
              <text:p text:style-name="rststyle-textbody">Python does not have a distinct character type. In Python, a character is a string of length 1. You can use the <text:span text:style-name="rststyle-inlineliteral">ord()</text:span> and <text:span text:style-name="rststyle-inlineliteral">chr()</text:span> built-in functions to convert from character to integer and back.</text:p>
              <text:p text:style-name="rststyle-textbody">Exercises:</text:p>
              <text:list xml:id="list172944099337190" text:style-name="rststyle-enumlist-arabic">
                <text:list-item>
                  <text:p text:style-name="P11">Create a character "a".</text:p>
                </text:list-item>
                <text:list-item>
                  <text:p text:style-name="P11">Create a character, then obtain its integer representation.</text:p>
                </text:list-item>
              </text:list>
              <text:p text:style-name="rststyle-textbody">Solutions:</text:p>
              <text:list xml:id="list172943146211758" text:style-name="rststyle-enumlist-arabic">
                <text:list-item>
                  <text:p text:style-name="P11">The character "a" is a plain string of length 1:</text:p>
                  <text:p text:style-name="P15">&gt;&gt;&gt; x = 'a'</text:p>
                </text:list-item>
                <text:list-item>
                  <text:p text:style-name="P11">The integer equivalent of the letter "A":</text:p>
                  <text:p text:style-name="P15">&gt;&gt;&gt; x = "A"<text:line-break/>&gt;&gt;&gt; ord(x)<text:line-break/>65</text:p>
                </text:list-item>
              </text:list>
            </text:section>
            <text:section text:style-name="Sect1" text:name="Section163">
              <text:h text:style-name="rststyle-heading4" text:outline-level="4"><text:soft-page-break/>3.4.3.2   Operators on strings</text:h>
              <text:p text:style-name="rststyle-textbody">You can concatenate strings with the "+" operator.</text:p>
              <text:p text:style-name="rststyle-textbody">You can create multiple concatenated copies of a string with the "*" operator.</text:p>
              <text:p text:style-name="rststyle-textbody">And, augmented assignment (<text:span text:style-name="rststyle-inlineliteral">+=</text:span> and <text:span text:style-name="rststyle-inlineliteral">*=</text:span>) also work.</text:p>
              <text:p text:style-name="rststyle-textbody">Examples:</text:p>
              <text:p text:style-name="rststyle-codeblock">&gt;&gt;&gt; 'cat' + ' and ' + 'dog'<text:line-break/>'cat and dog'<text:line-break/>&gt;&gt;&gt; '#' * 40<text:line-break/>'########################################'<text:line-break/>&gt;&gt;&gt;<text:line-break/>&gt;&gt;&gt; s1 = 'flower'<text:line-break/>&gt;&gt;&gt; s1 += 's'<text:line-break/>&gt;&gt;&gt; s1<text:line-break/>'flowers'</text:p>
              <text:p text:style-name="rststyle-textbody">Exercises:</text:p>
              <text:list xml:id="list172943949126384" text:style-name="rststyle-enumlist-arabic">
                <text:list-item>
                  <text:p text:style-name="P11">Given these strings:</text:p>
                  <text:p text:style-name="P15">&gt;&gt;&gt; s1 = 'abcd'<text:line-break/>&gt;&gt;&gt; s2 = 'efgh'</text:p>
                  <text:p text:style-name="P11">create a new string composed of the first string followed by (concatenated with) the second.</text:p>
                </text:list-item>
                <text:list-item>
                  <text:p text:style-name="P11">Create a single string containing 5 copies of the string 'abc'.</text:p>
                </text:list-item>
                <text:list-item>
                  <text:p text:style-name="P11">Use the multiplication operator to create a "line" of 50 dashes.</text:p>
                </text:list-item>
                <text:list-item>
                  <text:p text:style-name="P11">Here are the components of a path to a file on the file system: "home", "myusername", "Workdir", "notes.txt". Concatenate these together separating them with the path separator to form a complete path to that file. (Note that if you use the backslash to separate components of the path, you will need to use a double backslash, because the backslash is the escape character in strings.</text:p>
                </text:list-item>
              </text:list>
              <text:p text:style-name="rststyle-textbody">Solutions:</text:p>
              <text:list xml:id="list172943096040563" text:style-name="rststyle-enumlist-arabic">
                <text:list-item>
                  <text:p text:style-name="P11">The plus (<text:span text:style-name="rststyle-inlineliteral">+</text:span>) operator applied to a string can be used to concatenate strings:</text:p>
                  <text:p text:style-name="P15">&gt;&gt;&gt; s3 = s1 + s2<text:line-break/>&gt;&gt;&gt; s3<text:line-break/>'abcdefgh'</text:p>
                </text:list-item>
                <text:list-item>
                  <text:p text:style-name="P11">The multiplication operator (<text:span text:style-name="rststyle-inlineliteral">*</text:span>) applied to a string creates a new string that concatenates a string with itself some number of times:</text:p>
                  <text:p text:style-name="P15">&gt;&gt;&gt; s1 = 'abc' * 5<text:line-break/>&gt;&gt;&gt; s1<text:line-break/>'abcabcabcabcabc'</text:p>
                </text:list-item>
                <text:list-item>
                  <text:p text:style-name="P11">The multiplication operator (<text:span text:style-name="rststyle-inlineliteral">*</text:span>) applied to a string can be used to create a <text:soft-page-break/>"horizontal divider line":</text:p>
                  <text:p text:style-name="P15">&gt;&gt;&gt; s1 = '-' * 50<text:line-break/>&gt;&gt;&gt; print s1<text:line-break/>--------------------------------------------------</text:p>
                </text:list-item>
                <text:list-item>
                  <text:p text:style-name="P11">The <text:span text:style-name="rststyle-inlineliteral">sep</text:span> member of the <text:span text:style-name="rststyle-inlineliteral">os</text:span> module gives us a platform independent way to construct paths:</text:p>
                  <text:p text:style-name="P15">&gt;&gt;&gt; import os<text:line-break/>&gt;&gt;&gt;<text:line-break/>&gt;&gt;&gt; a = ["home", "myusername", "Workdir", "notes.txt"]<text:line-break/>&gt;&gt;&gt; path = a[0] + os.sep + a[1] + os.sep + a[2] + os.sep + a[3]<text:line-break/>&gt;&gt;&gt; path<text:line-break/>'home/myusername/Workdir/notes.txt'</text:p>
                  <text:p text:style-name="P11">And, a more concise solution:</text:p>
                  <text:p text:style-name="P15">&gt;&gt;&gt; import os<text:line-break/>&gt;&gt;&gt; a = ["home", "myusername", "Workdir", "notes.txt"]<text:line-break/>&gt;&gt;&gt; os.sep.join(a)<text:line-break/>'home/myusername/Workdir/notes.txt'</text:p>
                  <text:p text:style-name="P11">Notes:</text:p>
                  <text:list text:style-name="rststyle-bulletlist">
                    <text:list-item>
                      <text:p text:style-name="rststyle-bulletitem">Note that importing the <text:span text:style-name="rststyle-inlineliteral">os</text:span> module and then using <text:span text:style-name="rststyle-inlineliteral">os.sep</text:span> from that module gives us a platform independent solution.</text:p>
                    </text:list-item>
                    <text:list-item>
                      <text:p text:style-name="rststyle-bulletitem">If you do decide to code the path separator character explicitly and if you are on MS Windows where the path separator is the backslash, then you will need to use a double backslash, because that character is the escape character.</text:p>
                    </text:list-item>
                  </text:list>
                </text:list-item>
              </text:list>
            </text:section>
            <text:section text:style-name="Sect1" text:name="Section164">
              <text:h text:style-name="rststyle-heading4" text:outline-level="4">3.4.3.3   Methods on strings</text:h>
              <text:p text:style-name="rststyle-textbody">String support a variety of operations. You can obtain a list of these methods by using the <text:span text:style-name="rststyle-inlineliteral">dir()</text:span> built-in function on any string:</text:p>
              <text:p text:style-name="rststyle-codeblock">&gt;&gt;&gt; dir("")<text:line-break/>['__add__', '__class__', '__contains__', '__delattr__', '__doc__',<text:line-break/>'__eq__', '__ge__', '__getattribute__', '__getitem__',<text:line-break/>'__getnewargs__', '__getslice__', '__gt__', '__hash__', '__init__',<text:line-break/>'__le__', '__len__', '__lt__', '__mod__', '__mul__', '__ne__',<text:line-break/>'__new__', '__reduce__', '__reduce_ex__', '__repr__', '__rmod__',<text:line-break/>'__rmul__', '__setattr__', '__str__', 'capitalize', 'center',<text:line-break/>'count', 'decode', 'encode', 'endswith', 'expandtabs', 'find',<text:line-break/>'index', 'isalnum', 'isalpha', 'isdigit', 'islower', 'isspace',<text:line-break/>'istitle', 'isupper', 'join', 'ljust', 'lower', 'lstrip',<text:line-break/>'partition', 'replace', 'rfind', 'rindex', 'rjust', 'rpartition',<text:line-break/>'rsplit', 'rstrip', 'split', 'splitlines', 'startswith', 'strip',<text:line-break/>'swapcase', 'title', 'translate', 'upper', 'zfill']</text:p>
              <text:p text:style-name="rststyle-textbody">And, you can get help on any specific method by using the <text:span text:style-name="rststyle-inlineliteral">help()</text:span> built-in function. Here is an example:</text:p>
              <text:p text:style-name="rststyle-codeblock"><text:soft-page-break/>&gt;&gt;&gt; help("".strip)<text:line-break/>Help on built-in function strip:<text:line-break/><text:line-break/>strip(...)<text:line-break/> <text:s text:c="3"/>S.strip([chars]) -&gt; string or unicode<text:line-break/><text:line-break/> <text:s text:c="3"/>Return a copy of the string S with leading and trailing<text:line-break/> <text:s text:c="3"/>whitespace removed.<text:line-break/> <text:s text:c="3"/>If chars is given and not None, remove characters in chars instead.<text:line-break/> <text:s text:c="3"/>If chars is unicode, S will be converted to unicode before stripping</text:p>
              <text:p text:style-name="rststyle-textbody">Exercises:</text:p>
              <text:list xml:id="list172944429875791" text:style-name="rststyle-enumlist-arabic">
                <text:list-item>
                  <text:p text:style-name="P11">Strip all the whitespace characters off the right end of a string.</text:p>
                </text:list-item>
                <text:list-item>
                  <text:p text:style-name="P11">Center a short string within a longer string, that is, pad a short string with blank characters on both right and left to center it.</text:p>
                </text:list-item>
                <text:list-item>
                  <text:p text:style-name="P11">Convert a string to all upper case.</text:p>
                </text:list-item>
                <text:list-item>
                  <text:p text:style-name="P11">Split a string into a list of "words".</text:p>
                </text:list-item>
                <text:list-item>
                  <text:p text:style-name="P11">(a) Join the strings in a list of strings to form a single string. (b) Ditto, but put a newline character between each original string.</text:p>
                </text:list-item>
              </text:list>
              <text:p text:style-name="rststyle-textbody">Solutions:</text:p>
              <text:list xml:id="list172943490846454" text:style-name="rststyle-enumlist-arabic">
                <text:list-item>
                  <text:p text:style-name="P11">The <text:span text:style-name="rststyle-inlineliteral">rstrip()</text:span> method strips whitespace off the right side of a string:</text:p>
                  <text:p text:style-name="P15">&gt;&gt;&gt; s1 = 'some text <text:s text:c="2"/>\n'<text:line-break/>&gt;&gt;&gt; s1<text:line-break/>'some text <text:s text:c="2"/>\n'<text:line-break/>&gt;&gt;&gt; s2 = s1.rstrip()<text:line-break/>&gt;&gt;&gt; s2<text:line-break/>'some text'</text:p>
                </text:list-item>
                <text:list-item>
                  <text:p text:style-name="P11">The <text:span text:style-name="rststyle-inlineliteral">center(n)</text:span> method centers a string within a padded string of width n:</text:p>
                  <text:p text:style-name="P15">&gt;&gt;&gt; s1 = 'Dave'<text:line-break/>&gt;&gt;&gt; s2 = s1.center(20)<text:line-break/>&gt;&gt;&gt; s2<text:line-break/>' <text:s text:c="7"/>Dave <text:s text:c="7"/>'</text:p>
                </text:list-item>
                <text:list-item>
                  <text:p text:style-name="P11">The <text:span text:style-name="rststyle-inlineliteral">upper()</text:span> method produces a new string that converts all alpha characters in the original to upper case:</text:p>
                  <text:p text:style-name="P15">&gt;&gt;&gt; s1 = 'Banana'<text:line-break/>&gt;&gt;&gt; s1<text:line-break/>'Banana'<text:line-break/>&gt;&gt;&gt; s2 = s1.upper()<text:line-break/>&gt;&gt;&gt; s2<text:line-break/>'BANANA'</text:p>
                </text:list-item>
                <text:list-item>
                  <text:p text:style-name="P11">The <text:span text:style-name="rststyle-inlineliteral">split(sep)</text:span> method produces a list of strings that are separated by <text:span text:style-name="rststyle-inlineliteral">sep</text:span> in the original string. If <text:span text:style-name="rststyle-inlineliteral">sep</text:span> is omitted, whitespace is treated as the separator:</text:p>
                  <text:p text:style-name="P15"><text:soft-page-break/>&gt;&gt;&gt; s1 = """how does it feel<text:line-break/>... to be on your own<text:line-break/>... no directions known<text:line-break/>... like a rolling stone<text:line-break/>... """<text:line-break/>&gt;&gt;&gt; words = s1.split()<text:line-break/>&gt;&gt;&gt; words<text:line-break/>['how', 'does', 'it', 'feel', 'to', 'be', 'on', 'your', 'own', 'no',<text:line-break/>'directions', 'known', 'like', 'a', 'rolling', 'stone']</text:p>
                  <text:p text:style-name="P11">Note that the <text:span text:style-name="rststyle-inlineliteral">split()</text:span> function in the <text:span text:style-name="rststyle-inlineliteral">re</text:span> (regular expression) module is useful when the separator is more complex than whitespace or a single character.</text:p>
                </text:list-item>
                <text:list-item>
                  <text:p text:style-name="P11">The <text:span text:style-name="rststyle-inlineliteral">join()</text:span> method concatenates strings from a list of strings to form a single string:</text:p>
                  <text:p text:style-name="P15">&gt;&gt;&gt; lines = []<text:line-break/>&gt;&gt;&gt; lines.append('how does it feel')<text:line-break/>&gt;&gt;&gt; lines.append('to be on your own')<text:line-break/>&gt;&gt;&gt; lines.append('no directions known')<text:line-break/>&gt;&gt;&gt; lines.append('like a rolling stone')<text:line-break/>&gt;&gt;&gt; lines<text:line-break/>['how does it feel', 'to be on your own', 'no directions known',<text:line-break/> 'like a rolling stone']<text:line-break/>&gt;&gt;&gt; s1 = ''.join(lines)<text:line-break/>&gt;&gt;&gt; s2 = ' '.join(lines)<text:line-break/>&gt;&gt;&gt; s3 = '\n'.join(lines)<text:line-break/>&gt;&gt;&gt; s1<text:line-break/>'how does it feelto be on your ownno directions knownlike a rolling stone'<text:line-break/>&gt;&gt;&gt; s2<text:line-break/>'how does it feel to be on your own no directions known like a rolling stone'<text:line-break/>&gt;&gt;&gt; s3<text:line-break/>'how does it feel\nto be on your own\nno directions known\nlike a rolling stone'<text:line-break/>&gt;&gt;&gt; print s3<text:line-break/>how does it feel<text:line-break/>to be on your own<text:line-break/>no directions known<text:line-break/>like a rolling stone</text:p>
                </text:list-item>
              </text:list>
            </text:section>
            <text:section text:style-name="Sect1" text:name="Section165">
              <text:h text:style-name="rststyle-heading4" text:outline-level="4">3.4.3.4   Raw strings</text:h>
              <text:p text:style-name="rststyle-textbody">Raw strings give us a convenient way to include the backslash character in a string without escaping (with an additional backslash). Raw strings look like plain literal strings, but are prefixed with an "r" or "R". See String literals http://docs.python.org/reference/lexical_analysis.html#string-literals</text:p>
              <text:p text:style-name="rststyle-textbody">Excercises:</text:p>
              <text:list xml:id="list172942784966845" text:style-name="rststyle-enumlist-arabic">
                <text:list-item>
                  <text:p text:style-name="P11"><text:soft-page-break/>Create a string that contains a backslash character using both plain literal string and a raw string.</text:p>
                </text:list-item>
              </text:list>
              <text:p text:style-name="rststyle-textbody">Solutions:</text:p>
              <text:list xml:id="list172942635949186" text:style-name="rststyle-enumlist-arabic">
                <text:list-item>
                  <text:p text:style-name="P11">We use an "r" prefix to define a raw string:</text:p>
                  <text:p text:style-name="P15">&gt;&gt;&gt; print 'abc \\ def'<text:line-break/>abc \ def<text:line-break/>&gt;&gt;&gt; print r'abc \ def'<text:line-break/>abc \ def</text:p>
                </text:list-item>
              </text:list>
            </text:section>
            <text:section text:style-name="Sect1" text:name="Section166">
              <text:h text:style-name="rststyle-heading4" text:outline-level="4">3.4.3.5   Unicode strings</text:h>
              <text:p text:style-name="rststyle-textbody">Unicode strings give us a consistent way to process character data from a variety of character encodings.</text:p>
              <text:p text:style-name="rststyle-textbody">Excercises:</text:p>
              <text:list xml:id="list172943992210376" text:style-name="rststyle-enumlist-arabic">
                <text:list-item>
                  <text:p text:style-name="P11">Create several unicode strings. Use both the unicode prefix character ("u") and the unicode type (<text:span text:style-name="rststyle-inlineliteral">unicode(some_string)</text:span>).</text:p>
                </text:list-item>
                <text:list-item>
                  <text:p text:style-name="P11">Convert a string (possibly from another non-ascii encoding) to unicode.</text:p>
                </text:list-item>
                <text:list-item>
                  <text:p text:style-name="P11">Convert a unicode string to another encoding, for example, utf-8.</text:p>
                </text:list-item>
                <text:list-item>
                  <text:p text:style-name="P11">Test a string to determine if it is unicode.</text:p>
                </text:list-item>
                <text:list-item>
                  <text:p text:style-name="P11">Create a string that contains a unicode character, that is, a character outside the ascii character set.</text:p>
                </text:list-item>
              </text:list>
              <text:p text:style-name="rststyle-textbody">Solutions:</text:p>
              <text:list xml:id="list172944564902641" text:style-name="rststyle-enumlist-arabic">
                <text:list-item>
                  <text:p text:style-name="P11">We can represent unicode string with either the "u" prefix or with a call to the unicode type:</text:p>
                  <text:p text:style-name="P15">def exercise1():<text:line-break/> <text:s text:c="3"/>a = u'abcd'<text:line-break/> <text:s text:c="3"/>print a<text:line-break/> <text:s text:c="3"/>b = unicode('efgh')<text:line-break/> <text:s text:c="3"/>print b</text:p>
                </text:list-item>
                <text:list-item>
                  <text:p text:style-name="P11">We convert a string from another character encoding into unicode with the <text:span text:style-name="rststyle-inlineliteral">decode()</text:span> string method:</text:p>
                  <text:p text:style-name="P15">import sys<text:line-break/><text:line-break/>def exercise2():<text:line-break/> <text:s text:c="3"/>a = 'abcd'.decode('utf-8')<text:line-break/> <text:s text:c="3"/>print a<text:line-break/> <text:s text:c="3"/>b = 'abcd'.decode(sys.getdefaultencoding())<text:line-break/> <text:s text:c="3"/>print b</text:p>
                </text:list-item>
                <text:list-item>
                  <text:p text:style-name="P11">We can convert a unicode string to another character encoding with the <text:span text:style-name="rststyle-inlineliteral">encode()</text:span> string method:</text:p>
                  <text:p text:style-name="P15">import sys<text:line-break/><text:soft-page-break/><text:line-break/>def exercise3():<text:line-break/> <text:s text:c="3"/>a = u'abcd'<text:line-break/> <text:s text:c="3"/>print a.encode('utf-8')<text:line-break/> <text:s text:c="3"/>print a.encode(sys.getdefaultencoding())</text:p>
                </text:list-item>
                <text:list-item>
                  <text:p text:style-name="P11">Here are two ways to check the type of a string:</text:p>
                  <text:p text:style-name="P15">import types<text:line-break/><text:line-break/>def exercise4():<text:line-break/> <text:s text:c="3"/>a = u'abcd'<text:line-break/> <text:s text:c="3"/>print type(a) is types.UnicodeType<text:line-break/> <text:s text:c="3"/>print type(a) is type(u'')</text:p>
                </text:list-item>
                <text:list-item>
                  <text:p text:style-name="P11">We can encode unicode characters in a string in several ways, for example, (1) by defining a utf-8 string and converting it to unicode or (2) defining a string with an embedded unicode character or (3) concatenating a unicode characher into a string:</text:p>
                  <text:p text:style-name="P15">def exercise5():<text:line-break/> <text:s text:c="3"/>utf8_string = 'Ivan Krsti\xc4\x87'<text:line-break/> <text:s text:c="3"/>unicode_string = utf8_string.decode('utf-8')<text:line-break/> <text:s text:c="3"/>print unicode_string.encode('utf-8')<text:line-break/> <text:s text:c="3"/>print len(utf8_string)<text:line-break/> <text:s text:c="3"/>print len(unicode_string)<text:line-break/> <text:s text:c="3"/>unicode_string = u'aa\u0107bb'<text:line-break/> <text:s text:c="3"/>print unicode_string.encode('utf-8')<text:line-break/> <text:s text:c="3"/>unicode_string = 'aa' + unichr(263) + 'bb'<text:line-break/> <text:s text:c="3"/>print unicode_string.encode('utf-8')</text:p>
                </text:list-item>
              </text:list>
              <text:p text:style-name="rststyle-textbody">Guidance for use of encodings and unicode:</text:p>
              <text:list xml:id="list172943731292539" text:style-name="rststyle-enumlist-arabic">
                <text:list-item>
                  <text:p text:style-name="P11">Convert/decode from an external encoding to unicode early:</text:p>
                  <text:p text:style-name="P15">my_source_string.decode(encoding)</text:p>
                </text:list-item>
                <text:list-item>
                  <text:p text:style-name="P11">Do your work (Python processing) in unicode.</text:p>
                </text:list-item>
                <text:list-item>
                  <text:p text:style-name="P11">Convert/encode to an external encoding late (for example, just before saving to an external file):</text:p>
                  <text:p text:style-name="P15">my_unicode_string.encode(encoding)</text:p>
                </text:list-item>
              </text:list>
              <text:p text:style-name="rststyle-textbody">For more information, see:</text:p>
              <text:list xml:id="list172944129022586" text:style-name="rststyle-bulletlist">
                <text:list-item>
                  <text:p text:style-name="rststyle-bulletitem">Unicode In Python, Completely Demystified -- http://farmdev.com/talks/unicode/</text:p>
                </text:list-item>
                <text:list-item>
                  <text:p text:style-name="rststyle-bulletitem">Unicode How-to -- http://www.amk.ca/python/howto/unicode.</text:p>
                </text:list-item>
                <text:list-item>
                  <text:p text:style-name="rststyle-bulletitem">PEP 100: Python Unicode Integration -- http://www.python.org/dev/peps/pep-0100/</text:p>
                </text:list-item>
                <text:list-item>
                  <text:p text:style-name="rststyle-bulletitem">4.8 codecs -- Codec registry and base classes -- http://docs.python.org/lib/module-codecs.html</text:p>
                </text:list-item>
                <text:list-item>
                  <text:p text:style-name="rststyle-bulletitem">4.8.2 Encodings and Unicode -- <text:soft-page-break/>http://docs.python.org/lib/encodings-overview.html</text:p>
                </text:list-item>
                <text:list-item>
                  <text:p text:style-name="rststyle-bulletitem">4.8.3 Standard Encodings -- http://docs.python.org/lib/standard-encodings.html</text:p>
                </text:list-item>
                <text:list-item>
                  <text:p text:style-name="rststyle-bulletitem">Converting Unicode Strings to 8-bit Strings -- http://effbot.org/zone/unicode-convert.htm</text:p>
                </text:list-item>
              </text:list>
            </text:section>
          </text:section>
          <text:section text:style-name="Sect1" text:name="Section167">
            <text:h text:style-name="rststyle-heading3" text:outline-level="3">3.4.4   Dictionaries</text:h>
            <text:p text:style-name="rststyle-textbody">A dictionary is an un-ordered collection of key-value pairs.</text:p>
            <text:p text:style-name="rststyle-textbody">A dictionary has a length, specifically the number of key-value pairs.</text:p>
            <text:p text:style-name="rststyle-textbody">A dictionary provides fast look up by key.</text:p>
            <text:p text:style-name="rststyle-textbody">The keys must be immutable object types.</text:p>
            <text:section text:style-name="Sect1" text:name="Section168">
              <text:h text:style-name="rststyle-heading4" text:outline-level="4">3.4.4.1   Literal representation of dictionaries</text:h>
              <text:p text:style-name="rststyle-textbody">Curley brackets are used to represent a dictionary. Each pair in the dictionary is represented by a key and value separated by a colon. Multiple pairs are separated by comas. For example, here is an empty dictionary and several dictionaries containing key/value pairs:</text:p>
              <text:p text:style-name="rststyle-codeblock">In [4]: d1 = {}<text:line-break/>In [5]: d2 = {'width': 8.5, 'height': 11}<text:line-break/>In [6]: d3 = {1: 'RED', 2: 'GREEN', 3: 'BLUE', }<text:line-break/>In [7]: d1<text:line-break/>Out[7]: {}<text:line-break/>In [8]: d2<text:line-break/>Out[8]: {'height': 11, 'width': 8.5}<text:line-break/>In [9]: d3<text:line-break/>Out[9]: {1: 'RED', 2: 'GREEN', 3: 'BLUE'}</text:p>
              <text:p text:style-name="rststyle-textbody">Notes:</text:p>
              <text:list xml:id="list172944211169243" text:style-name="rststyle-bulletlist">
                <text:list-item>
                  <text:p text:style-name="rststyle-bulletitem">A comma after the last pair is optional. See the RED-GREEN-BLUE example above.</text:p>
                </text:list-item>
                <text:list-item>
                  <text:p text:style-name="rststyle-bulletitem">Strings and integers work as keys, since they are immutable. You might also want to think about the use of tuples of integers as keys in a dictionary used to represent a sparse array.</text:p>
                </text:list-item>
              </text:list>
              <text:p text:style-name="rststyle-textbody">Exercises:</text:p>
              <text:list xml:id="list172943722925988" text:style-name="rststyle-enumlist-arabic">
                <text:list-item>
                  <text:p text:style-name="P11">Define a dictionary that has the following key-value pairs:</text:p>
                </text:list-item>
                <text:list-item>
                  <text:p text:style-name="P11">Define a dictionary to represent the "enum" days of the week: Sunday, Monday, Tuesday, ...</text:p>
                </text:list-item>
              </text:list>
              <text:p text:style-name="rststyle-textbody">Solutions:</text:p>
              <text:list xml:id="list172942827393643" text:style-name="rststyle-enumlist-arabic">
                <text:list-item>
                  <text:p text:style-name="P11">A dictionary whose keys and values are strings can be used to represent this table:</text:p>
                  <text:p text:style-name="P15"><text:soft-page-break/>vegetables = {<text:line-break/> <text:s text:c="3"/>'Eggplant': 'Purple',<text:line-break/> <text:s text:c="3"/>'Tomato': 'Red',<text:line-break/> <text:s text:c="3"/>'Parsley': 'Green',<text:line-break/> <text:s text:c="3"/>'Lemon': 'Yellow',<text:line-break/> <text:s text:c="3"/>'Pepper': 'Green',<text:line-break/> <text:s text:c="3"/>}</text:p>
                  <text:p text:style-name="P11">Note that the open curly bracket enables us to continue this statement across multiple lines without using a backslash.</text:p>
                </text:list-item>
                <text:list-item>
                  <text:p text:style-name="P11">We might use strings for the names of the days of the week as keys:</text:p>
                  <text:p text:style-name="P15">DAYS = {<text:line-break/> <text:s text:c="3"/>'Sunday': <text:s text:c="3"/>1,<text:line-break/> <text:s text:c="3"/>'Monday': <text:s text:c="3"/>2,<text:line-break/> <text:s text:c="3"/>'Tuesday': <text:s text:c="2"/>3,<text:line-break/> <text:s text:c="3"/>'Wednesday': 4,<text:line-break/> <text:s text:c="3"/>'Thrusday': <text:s/>5,<text:line-break/> <text:s text:c="3"/>'Friday': <text:s text:c="3"/>6,<text:line-break/> <text:s text:c="3"/>'Saturday': <text:s/>7,<text:line-break/> <text:s text:c="3"/>}</text:p>
                </text:list-item>
              </text:list>
            </text:section>
            <text:section text:style-name="Sect1" text:name="Section169">
              <text:h text:style-name="rststyle-heading4" text:outline-level="4">3.4.4.2   Operators on dictionaries</text:h>
              <text:p text:style-name="rststyle-textbody">Dictionaries support the following "operators":</text:p>
              <text:list xml:id="list172944058260305" text:style-name="rststyle-bulletlist">
                <text:list-item>
                  <text:p text:style-name="rststyle-bulletitem">Length -- <text:span text:style-name="rststyle-inlineliteral">len(d)</text:span> returns the number of pairs in a dictionary.</text:p>
                </text:list-item>
                <text:list-item>
                  <text:p text:style-name="rststyle-bulletitem">Indexing -- You can both set and get the value associated with a key by using the indexing operator <text:span text:style-name="rststyle-inlineliteral">[ ]</text:span>. Examples:</text:p>
                  <text:p text:style-name="P14">In [12]: d3[2]<text:line-break/>Out[12]: 'GREEN'<text:line-break/>In [13]: d3[0] = 'WHITE'<text:line-break/>In [14]: d3[0]<text:line-break/>Out[14]: 'WHITE'</text:p>
                </text:list-item>
                <text:list-item>
                  <text:p text:style-name="rststyle-bulletitem">Test for key -- The <text:span text:style-name="rststyle-inlineliteral">in</text:span> operator tests for the existence of a key in a dictionary. Example:</text:p>
                  <text:p text:style-name="P14">In [6]: trees = {'poplar': 'deciduous', 'cedar': 'evergreen'}<text:line-break/>In [7]: if 'cedar' in trees:<text:line-break/> <text:s text:c="2"/>...: <text:s text:c="4"/>print 'The cedar is %s' % (trees['cedar'], )<text:line-break/> <text:s text:c="2"/>...:<text:line-break/>The cedar is evergreen</text:p>
                </text:list-item>
              </text:list>
              <text:p text:style-name="rststyle-textbody">Exercises:</text:p>
              <text:list xml:id="list172943379820114" text:style-name="rststyle-enumlist-arabic">
                <text:list-item>
                  <text:p text:style-name="P11">Create an empty dictionary, then use the indexing operator <text:span text:style-name="rststyle-inlineliteral">[ ]</text:span> to in sert the following name-value pairs:</text:p>
                  <text:p text:style-name="P15">"red" -- <text:s text:c="2"/>"255:0:0"<text:line-break/><text:soft-page-break/>"green" -- "0:255:0"<text:line-break/>"blue" -- <text:s/>"0:0:255"</text:p>
                </text:list-item>
                <text:list-item>
                  <text:p text:style-name="P11">Print out the number of items in your dictionary.</text:p>
                </text:list-item>
              </text:list>
              <text:p text:style-name="rststyle-textbody">Solutions:</text:p>
              <text:list xml:id="list172943250383340" text:style-name="rststyle-enumlist-arabic">
                <text:list-item>
                  <text:p text:style-name="P11">We can use "[ ]" to set the value of a key in a dictionary:</text:p>
                  <text:p text:style-name="P15">def test():<text:line-break/> <text:s text:c="3"/>colors = {}<text:line-break/> <text:s text:c="3"/>colors["red"] = "255:0:0"<text:line-break/> <text:s text:c="3"/>colors["green"] = "0:255:0"<text:line-break/> <text:s text:c="3"/>colors["blue"] = "0:0:255"<text:line-break/> <text:s text:c="3"/>print 'The value of red is "%s"' % (colors['red'], )<text:line-break/> <text:s text:c="3"/>print 'The colors dictionary contains %d items.' % (len(colors), )<text:line-break/><text:line-break/>test()</text:p>
                  <text:p text:style-name="P11">When we run this, we see:</text:p>
                  <text:p text:style-name="P15">The value of red is "255:0:0"<text:line-break/>The colors dictionary contains 3 items.</text:p>
                </text:list-item>
                <text:list-item>
                  <text:p text:style-name="P11">The <text:span text:style-name="rststyle-inlineliteral">len()</text:span> built-in function gives us the number of items in a dictionary. See the previous solution for an example of this.</text:p>
                </text:list-item>
              </text:list>
            </text:section>
            <text:section text:style-name="Sect1" text:name="Section170">
              <text:h text:style-name="rststyle-heading4" text:outline-level="4">3.4.4.3   Methods on dictionaries</text:h>
              <text:p text:style-name="rststyle-textbody">Here is a table that describes the methods applicable to dictionarys:</text:p>
              <table:table table:name="rststyle-rststyle-table-2" table:style-name="rststyle-rststyle-table-2">
                <table:table-column table:style-name="rststyle-rststyle-table-2.A"/>
                <table:table-column table:style-name="rststyle-rststyle-table-2.B"/>
                <table:table-header-rows>
                  <table:table-row>
                    <table:table-cell table:style-name="rststyle-rststyle-table-2.A1" office:value-type="string">
                      <text:p text:style-name="Table_20_Heading">Operation</text:p>
                    </table:table-cell>
                    <table:table-cell table:style-name="rststyle-rststyle-table-2.A1" office:value-type="string">
                      <text:p text:style-name="Table_20_Heading">Result</text:p>
                    </table:table-cell>
                  </table:table-row>
                </table:table-header-rows>
                <table:table-row>
                  <table:table-cell table:style-name="rststyle-rststyle-table-2.A1" office:value-type="string">
                    <text:p text:style-name="rststyle-textbody">len(a)</text:p>
                  </table:table-cell>
                  <table:table-cell table:style-name="rststyle-rststyle-table-2.A1" office:value-type="string">
                    <text:p text:style-name="rststyle-textbody">the number of items in a</text:p>
                  </table:table-cell>
                </table:table-row>
                <table:table-row>
                  <table:table-cell table:style-name="rststyle-rststyle-table-2.A1" office:value-type="string">
                    <text:p text:style-name="rststyle-textbody">a[k]</text:p>
                  </table:table-cell>
                  <table:table-cell table:style-name="rststyle-rststyle-table-2.A1" office:value-type="string">
                    <text:p text:style-name="rststyle-textbody">the item of a with key k</text:p>
                  </table:table-cell>
                </table:table-row>
                <table:table-row>
                  <table:table-cell table:style-name="rststyle-rststyle-table-2.A1" office:value-type="string">
                    <text:p text:style-name="rststyle-textbody">a[k] = v</text:p>
                  </table:table-cell>
                  <table:table-cell table:style-name="rststyle-rststyle-table-2.A1" office:value-type="string">
                    <text:p text:style-name="rststyle-textbody">set a[k] to v</text:p>
                  </table:table-cell>
                </table:table-row>
                <table:table-row>
                  <table:table-cell table:style-name="rststyle-rststyle-table-2.A1" office:value-type="string">
                    <text:p text:style-name="rststyle-textbody">del a[k]</text:p>
                  </table:table-cell>
                  <table:table-cell table:style-name="rststyle-rststyle-table-2.A1" office:value-type="string">
                    <text:p text:style-name="rststyle-textbody">remove a[k] from a</text:p>
                  </table:table-cell>
                </table:table-row>
                <table:table-row>
                  <table:table-cell table:style-name="rststyle-rststyle-table-2.A1" office:value-type="string">
                    <text:p text:style-name="rststyle-textbody">a.clear()</text:p>
                  </table:table-cell>
                  <table:table-cell table:style-name="rststyle-rststyle-table-2.A1" office:value-type="string">
                    <text:p text:style-name="rststyle-textbody">remove all items from a</text:p>
                  </table:table-cell>
                </table:table-row>
                <table:table-row>
                  <table:table-cell table:style-name="rststyle-rststyle-table-2.A1" office:value-type="string">
                    <text:p text:style-name="rststyle-textbody">a.copy()</text:p>
                  </table:table-cell>
                  <table:table-cell table:style-name="rststyle-rststyle-table-2.A1" office:value-type="string">
                    <text:p text:style-name="rststyle-textbody">a (shallow) copy of a</text:p>
                  </table:table-cell>
                </table:table-row>
                <table:table-row>
                  <table:table-cell table:style-name="rststyle-rststyle-table-2.A1" office:value-type="string">
                    <text:p text:style-name="rststyle-textbody">k in a</text:p>
                  </table:table-cell>
                  <table:table-cell table:style-name="rststyle-rststyle-table-2.A1" office:value-type="string">
                    <text:p text:style-name="rststyle-textbody">True if a has a key k, else False</text:p>
                  </table:table-cell>
                </table:table-row>
                <table:table-row>
                  <table:table-cell table:style-name="rststyle-rststyle-table-2.A1" office:value-type="string">
                    <text:p text:style-name="rststyle-textbody">k not in a</text:p>
                  </table:table-cell>
                  <table:table-cell table:style-name="rststyle-rststyle-table-2.A1" office:value-type="string">
                    <text:p text:style-name="rststyle-textbody">equivalent to not k in a</text:p>
                  </table:table-cell>
                </table:table-row>
                <table:table-row>
                  <table:table-cell table:style-name="rststyle-rststyle-table-2.A1" office:value-type="string">
                    <text:p text:style-name="rststyle-textbody">a.has_key(k)</text:p>
                  </table:table-cell>
                  <table:table-cell table:style-name="rststyle-rststyle-table-2.A1" office:value-type="string">
                    <text:p text:style-name="rststyle-textbody">equivalent to k in a, use that form in new code</text:p>
                  </table:table-cell>
                </table:table-row>
                <table:table-row>
                  <table:table-cell table:style-name="rststyle-rststyle-table-2.A1" office:value-type="string">
                    <text:p text:style-name="rststyle-textbody">a.items()</text:p>
                  </table:table-cell>
                  <table:table-cell table:style-name="rststyle-rststyle-table-2.A1" office:value-type="string">
                    <text:p text:style-name="rststyle-textbody">a copy of a's list of (key, value) pair<text:soft-page-break/></text:p>
                  </table:table-cell>
                </table:table-row>
                <table:table-row>
                  <table:table-cell table:style-name="rststyle-rststyle-table-2.A1" office:value-type="string">
                    <text:p text:style-name="rststyle-textbody">a.keys()</text:p>
                  </table:table-cell>
                  <table:table-cell table:style-name="rststyle-rststyle-table-2.A1" office:value-type="string">
                    <text:p text:style-name="rststyle-textbody">a copy of a's list of keys</text:p>
                  </table:table-cell>
                </table:table-row>
                <table:table-row>
                  <table:table-cell table:style-name="rststyle-rststyle-table-2.A1" office:value-type="string">
                    <text:p text:style-name="rststyle-textbody">a.update([b])</text:p>
                  </table:table-cell>
                  <table:table-cell table:style-name="rststyle-rststyle-table-2.A1" office:value-type="string">
                    <text:p text:style-name="rststyle-textbody">updates a with key/value pairs from b, overwriting existing keys, returns None</text:p>
                  </table:table-cell>
                </table:table-row>
                <table:table-row>
                  <table:table-cell table:style-name="rststyle-rststyle-table-2.A1" office:value-type="string">
                    <text:p text:style-name="rststyle-textbody">a.fromkeys(seq[, value])</text:p>
                  </table:table-cell>
                  <table:table-cell table:style-name="rststyle-rststyle-table-2.A1" office:value-type="string">
                    <text:p text:style-name="rststyle-textbody">creates a new dictionary with keys from seq and values set to value</text:p>
                  </table:table-cell>
                </table:table-row>
                <table:table-row>
                  <table:table-cell table:style-name="rststyle-rststyle-table-2.A1" office:value-type="string">
                    <text:p text:style-name="rststyle-textbody">a.values()</text:p>
                  </table:table-cell>
                  <table:table-cell table:style-name="rststyle-rststyle-table-2.A1" office:value-type="string">
                    <text:p text:style-name="rststyle-textbody">a copy of a's list of values</text:p>
                  </table:table-cell>
                </table:table-row>
                <table:table-row>
                  <table:table-cell table:style-name="rststyle-rststyle-table-2.A1" office:value-type="string">
                    <text:p text:style-name="rststyle-textbody">a.get(k[, x])</text:p>
                  </table:table-cell>
                  <table:table-cell table:style-name="rststyle-rststyle-table-2.A1" office:value-type="string">
                    <text:p text:style-name="rststyle-textbody">a[k] if k in a, else x)</text:p>
                  </table:table-cell>
                </table:table-row>
                <table:table-row>
                  <table:table-cell table:style-name="rststyle-rststyle-table-2.A1" office:value-type="string">
                    <text:p text:style-name="rststyle-textbody">a.setdefault(k[, x])</text:p>
                  </table:table-cell>
                  <table:table-cell table:style-name="rststyle-rststyle-table-2.A1" office:value-type="string">
                    <text:p text:style-name="rststyle-textbody">a[k] if k in a, else x (also setting it)</text:p>
                  </table:table-cell>
                </table:table-row>
                <table:table-row>
                  <table:table-cell table:style-name="rststyle-rststyle-table-2.A1" office:value-type="string">
                    <text:p text:style-name="rststyle-textbody">a.pop(k[, x])</text:p>
                  </table:table-cell>
                  <table:table-cell table:style-name="rststyle-rststyle-table-2.A1" office:value-type="string">
                    <text:p text:style-name="rststyle-textbody">a[k] if k in a, else x (and remove k) (8)</text:p>
                  </table:table-cell>
                </table:table-row>
                <table:table-row>
                  <table:table-cell table:style-name="rststyle-rststyle-table-2.A1" office:value-type="string">
                    <text:p text:style-name="rststyle-textbody">a.popitem()</text:p>
                  </table:table-cell>
                  <table:table-cell table:style-name="rststyle-rststyle-table-2.A1" office:value-type="string">
                    <text:p text:style-name="rststyle-textbody">remove and return an arbitrary (key, value) pair</text:p>
                  </table:table-cell>
                </table:table-row>
                <table:table-row>
                  <table:table-cell table:style-name="rststyle-rststyle-table-2.A1" office:value-type="string">
                    <text:p text:style-name="rststyle-textbody">a.iteritems()</text:p>
                  </table:table-cell>
                  <table:table-cell table:style-name="rststyle-rststyle-table-2.A1" office:value-type="string">
                    <text:p text:style-name="rststyle-textbody">return an iterator over (key, value) pairs</text:p>
                  </table:table-cell>
                </table:table-row>
                <table:table-row>
                  <table:table-cell table:style-name="rststyle-rststyle-table-2.A1" office:value-type="string">
                    <text:p text:style-name="rststyle-textbody">a.iterkeys()</text:p>
                  </table:table-cell>
                  <table:table-cell table:style-name="rststyle-rststyle-table-2.A1" office:value-type="string">
                    <text:p text:style-name="rststyle-textbody">return an iterator over the mapping's keys</text:p>
                  </table:table-cell>
                </table:table-row>
                <table:table-row>
                  <table:table-cell table:style-name="rststyle-rststyle-table-2.A1" office:value-type="string">
                    <text:p text:style-name="rststyle-textbody">a.itervalues()</text:p>
                  </table:table-cell>
                  <table:table-cell table:style-name="rststyle-rststyle-table-2.A1" office:value-type="string">
                    <text:p text:style-name="rststyle-textbody">return an iterator over the mapping's values</text:p>
                  </table:table-cell>
                </table:table-row>
              </table:table>
              <text:p text:style-name="rststyle-textbody">You can also find this table at the standard documentation Web site in the "Python Library Reference": Mapping Types -- dict http://docs.python.org/lib/typesmapping.html</text:p>
              <text:p text:style-name="rststyle-textbody">Exercises:</text:p>
              <text:list xml:id="list172942542758562" text:style-name="rststyle-enumlist-arabic">
                <text:list-item>
                  <text:p text:style-name="P11">Print the keys and values in the above "vegetable" dictionary.</text:p>
                </text:list-item>
                <text:list-item>
                  <text:p text:style-name="P11">Print the keys and values in the above "vegetable" dictionary with the keys in alphabetical order.</text:p>
                </text:list-item>
                <text:list-item>
                  <text:p text:style-name="P11">Test for the occurance of a key in a dictionary.</text:p>
                </text:list-item>
              </text:list>
              <text:p text:style-name="rststyle-textbody">Solutions:</text:p>
              <text:list xml:id="list172943260165271" text:style-name="rststyle-enumlist-arabic">
                <text:list-item>
                  <text:p text:style-name="P11">We can use the <text:span text:style-name="rststyle-inlineliteral">d.items()</text:span> method to retrieve a list of tuples containing key-value pairs, then use unpacking to capture the key and value:</text:p>
                  <text:p text:style-name="P15">Vegetables = {<text:line-break/> <text:s text:c="3"/>'Eggplant': 'Purple',<text:line-break/> <text:s text:c="3"/>'Tomato': 'Red',<text:line-break/> <text:s text:c="3"/>'Parsley': 'Green',<text:line-break/> <text:s text:c="3"/>'Lemon': 'Yellow',<text:line-break/> <text:s text:c="3"/>'Pepper': 'Green',<text:line-break/> <text:s text:c="3"/>}<text:line-break/><text:soft-page-break/><text:line-break/>def test():<text:line-break/> <text:s text:c="3"/>for key, value in Vegetables.items():<text:line-break/> <text:s text:c="7"/>print 'key:', key, ' value:', value<text:line-break/><text:line-break/>test()</text:p>
                </text:list-item>
                <text:list-item>
                  <text:p text:style-name="P11">We retrieve a list of keys with the <text:span text:style-name="rststyle-inlineliteral">keys()</text:span> method, the sort it with the list <text:span text:style-name="rststyle-inlineliteral">sort()</text:span> method:</text:p>
                  <text:p text:style-name="P15">Vegetables = {<text:line-break/> <text:s text:c="3"/>'Eggplant': 'Purple',<text:line-break/> <text:s text:c="3"/>'Tomato': 'Red',<text:line-break/> <text:s text:c="3"/>'Parsley': 'Green',<text:line-break/> <text:s text:c="3"/>'Lemon': 'Yellow',<text:line-break/> <text:s text:c="3"/>'Pepper': 'Green',<text:line-break/> <text:s text:c="3"/>}<text:line-break/><text:line-break/>def test():<text:line-break/> <text:s text:c="3"/>keys = Vegetables.keys()<text:line-break/> <text:s text:c="3"/>keys.sort()<text:line-break/> <text:s text:c="3"/>for key in keys:<text:line-break/> <text:s text:c="7"/>print 'key:', key, ' value:', Vegetables[key]<text:line-break/><text:line-break/>test()</text:p>
                </text:list-item>
                <text:list-item>
                  <text:p text:style-name="P11">To test for the existence of a key in a dictionary, we can use either the <text:span text:style-name="rststyle-inlineliteral">in</text:span> operator (preferred) or the <text:span text:style-name="rststyle-inlineliteral">d.has_key()</text:span> method (old style):</text:p>
                  <text:p text:style-name="P15">Vegetables = {<text:line-break/> <text:s text:c="3"/>'Eggplant': 'Purple',<text:line-break/> <text:s text:c="3"/>'Tomato': 'Red',<text:line-break/> <text:s text:c="3"/>'Parsley': 'Green',<text:line-break/> <text:s text:c="3"/>'Lemon': 'Yellow',<text:line-break/> <text:s text:c="3"/>'Pepper': 'Green',<text:line-break/> <text:s text:c="3"/>}<text:line-break/><text:line-break/>def test():<text:line-break/> <text:s text:c="3"/>if 'Eggplant' in Vegetables:<text:line-break/> <text:s text:c="7"/>print 'we have %s egplants' % Vegetables['Eggplant']<text:line-break/> <text:s text:c="3"/>if 'Banana' not in Vegetables:<text:line-break/> <text:s text:c="7"/>print 'yes we have no bananas'<text:line-break/> <text:s text:c="3"/>if Vegetables.has_key('Parsley'):<text:line-break/> <text:s text:c="7"/>print 'we have leafy, %s parsley' % Vegetables['Parsley']<text:line-break/><text:line-break/>test()</text:p>
                  <text:p text:style-name="P11">Which will print out:</text:p>
                  <text:p text:style-name="P15">we have Purple egplants<text:line-break/>yes we have no bananas<text:line-break/>we have leafy, Green parsley</text:p>
                </text:list-item>
              </text:list>
            </text:section>
          </text:section>
          <text:section text:style-name="Sect1" text:name="Section171">
            <text:h text:style-name="rststyle-heading3" text:outline-level="3"><text:soft-page-break/>3.4.5   Files</text:h>
            <text:p text:style-name="rststyle-textbody">A Python file object represents a file on a file system.</text:p>
            <text:p text:style-name="rststyle-textbody">A file object open for reading a text file is iterable. When we iterate over it, it produces the lines in the file.</text:p>
            <text:p text:style-name="rststyle-textbody">A file may be opened in these modes:</text:p>
            <text:list xml:id="list172942886095182" text:style-name="rststyle-bulletlist">
              <text:list-item>
                <text:p text:style-name="rststyle-bulletitem">'r' -- read mode. The file must exist.</text:p>
              </text:list-item>
              <text:list-item>
                <text:p text:style-name="rststyle-bulletitem">'w' -- write mode. The file is created; an existing file is overwritten.</text:p>
              </text:list-item>
              <text:list-item>
                <text:p text:style-name="rststyle-bulletitem">'a' -- append mode. An existing file is opened for writing (at the end of the file). A file is created if it does not exist.</text:p>
              </text:list-item>
            </text:list>
            <text:p text:style-name="rststyle-textbody">The <text:span text:style-name="rststyle-inlineliteral">open()</text:span> built-in function is used to create a file object. For example, the following code (1) opens a file for writing, then (2) for reading, then (3) for appending, and finally (4) for reading again:</text:p>
            <text:p text:style-name="rststyle-codeblock">def test(infilename):<text:line-break/> <text:s text:c="3"/># 1. Open the file in write mode, which creates the file.<text:line-break/> <text:s text:c="3"/>outfile = open(infilename, 'w')<text:line-break/> <text:s text:c="3"/>outfile.write('line 1\n')<text:line-break/> <text:s text:c="3"/>outfile.write('line 2\n')<text:line-break/> <text:s text:c="3"/>outfile.write('line 3\n')<text:line-break/> <text:s text:c="3"/>outfile.close()<text:line-break/> <text:s text:c="3"/># 2. Open the file for reading.<text:line-break/> <text:s text:c="3"/>infile = open(infilename, 'r')<text:line-break/> <text:s text:c="3"/>for line in infile:<text:line-break/> <text:s text:c="7"/>print 'Line:', line.rstrip()<text:line-break/> <text:s text:c="3"/>infile.close()<text:line-break/> <text:s text:c="3"/># 3. Open the file in append mode, and add a line to the end of<text:line-break/> <text:s text:c="3"/># <text:s text:c="3"/>the file.<text:line-break/> <text:s text:c="3"/>outfile = open(infilename, 'a')<text:line-break/> <text:s text:c="3"/>outfile.write('line 4\n')<text:line-break/> <text:s text:c="3"/>outfile.close()<text:line-break/> <text:s text:c="3"/>print '-' * 40<text:line-break/> <text:s text:c="3"/># 4. Open the file in read mode once more.<text:line-break/> <text:s text:c="3"/>infile = open(infilename, 'r')<text:line-break/> <text:s text:c="3"/>for line in infile:<text:line-break/> <text:s text:c="7"/>print 'Line:', line.rstrip()<text:line-break/> <text:s text:c="3"/>infile.close()<text:line-break/><text:line-break/>test('tmp.txt')</text:p>
            <text:p text:style-name="rststyle-textbody">Exercises:</text:p>
            <text:list xml:id="list172943681536917" text:style-name="rststyle-enumlist-arabic">
              <text:list-item>
                <text:p text:style-name="P11">Open a text file for reading, then read the entire file as a single string, and then split the content on newline characters.</text:p>
              </text:list-item>
              <text:list-item>
                <text:p text:style-name="P11">Open a text file for reading, then read the entire file as a list of strings, where each string is one line in the file.</text:p>
              </text:list-item>
              <text:list-item>
                <text:p text:style-name="P11">Open a text file for reading, then iterate of each line in the file and print it out.</text:p>
              </text:list-item>
            </text:list>
            <text:p text:style-name="rststyle-textbody"><text:soft-page-break/>Solutions:</text:p>
            <text:list xml:id="list172943415016934" text:style-name="rststyle-enumlist-arabic">
              <text:list-item>
                <text:p text:style-name="P11">Use the <text:span text:style-name="rststyle-inlineliteral">open()</text:span> built-in function to open the file and create a file object. Use the <text:span text:style-name="rststyle-inlineliteral">read()</text:span> method on the file object to read the entire file. Use the <text:span text:style-name="rststyle-inlineliteral">split()</text:span> or <text:span text:style-name="rststyle-inlineliteral">splitlines()</text:span> methods to split the file into lines:</text:p>
                <text:p text:style-name="P15">&gt;&gt;&gt; infile = open('tmp.txt', 'r')<text:line-break/>&gt;&gt;&gt; content = infile.read()<text:line-break/>&gt;&gt;&gt; infile.close()<text:line-break/>&gt;&gt;&gt; lines = content.splitlines()<text:line-break/>&gt;&gt;&gt; print lines<text:line-break/>['line 1', 'line 2', 'line 3', '']</text:p>
              </text:list-item>
              <text:list-item>
                <text:p text:style-name="P11">The <text:span text:style-name="rststyle-inlineliteral">f.readlines()</text:span> method returns a list of lines in a file:</text:p>
                <text:p text:style-name="P15">&gt;&gt;&gt; infile = open('tmp.txt', 'r')<text:line-break/>&gt;&gt;&gt; lines = infile.readlines()<text:line-break/>&gt;&gt;&gt; infile.close()<text:line-break/>&gt;&gt;&gt; print lines<text:line-break/>['line 1\n', 'line 2\n', 'line 3\n']</text:p>
              </text:list-item>
              <text:list-item>
                <text:p text:style-name="P11">Since a file object (open for reading) is itself an iterator, we can iterate over it in a <text:span text:style-name="rststyle-inlineliteral">for</text:span> statement:</text:p>
                <text:p text:style-name="P15">"""<text:line-break/>Test iteration over a text file.<text:line-break/>Usage:<text:line-break/> <text:s text:c="3"/>python test.py in_file_name<text:line-break/>"""<text:line-break/><text:line-break/>import sys<text:line-break/><text:line-break/>def test(infilename):<text:line-break/> <text:s text:c="3"/>infile = open(infilename, 'r')<text:line-break/> <text:s text:c="3"/>for line in infile:<text:line-break/> <text:s text:c="7"/># Strip off the new-line character and any whitespace on<text:line-break/> <text:s text:c="7"/># the right.<text:line-break/> <text:s text:c="7"/>line = line.rstrip()<text:line-break/> <text:s text:c="7"/># Print only non-blank lines.<text:line-break/> <text:s text:c="7"/>if line:<text:line-break/> <text:s text:c="11"/>print line<text:line-break/> <text:s text:c="3"/>infile.close()<text:line-break/><text:line-break/>def main():<text:line-break/> <text:s text:c="3"/>args = sys.argv[1:]<text:line-break/> <text:s text:c="3"/>if len(args) != 1:<text:line-break/> <text:s text:c="7"/>print __doc__<text:line-break/> <text:s text:c="7"/>sys.exit(1)<text:line-break/> <text:s text:c="3"/>infilename = args[0]<text:line-break/> <text:s text:c="3"/>test(infilename)<text:line-break/><text:line-break/>if __name__ == '__main__':<text:line-break/> <text:s text:c="3"/>main()</text:p>
                <text:p text:style-name="P11"><text:soft-page-break/>Notes:</text:p>
                <text:list text:style-name="rststyle-bulletlist">
                  <text:list-item>
                    <text:p text:style-name="rststyle-bulletitem">The last two lines of this solution check the <text:span text:style-name="rststyle-inlineliteral">__name__</text:span> attribute of the module itself so that the module will run as a script but will <text:span text:style-name="rststyle-emphasis">not</text:span> run when the module is imported by another module.</text:p>
                  </text:list-item>
                  <text:list-item>
                    <text:p text:style-name="rststyle-bulletitem">The <text:span text:style-name="rststyle-inlineliteral">__doc__</text:span> attribute of the module gives us the module's doc-string, which is the string defined at the top of the module.</text:p>
                  </text:list-item>
                  <text:list-item>
                    <text:p text:style-name="rststyle-bulletitem"><text:span text:style-name="rststyle-inlineliteral">sys.argv</text:span> gives us the command line. And, <text:span text:style-name="rststyle-inlineliteral">sys.argv[1:]</text:span> chops off the program name, leaving us with the comman line arguments.</text:p>
                  </text:list-item>
                </text:list>
              </text:list-item>
            </text:list>
          </text:section>
          <text:section text:style-name="Sect1" text:name="Section172">
            <text:h text:style-name="rststyle-heading3" text:outline-level="3">3.4.6   A few miscellaneous data types</text:h>
            <text:section text:style-name="Sect1" text:name="Section173">
              <text:h text:style-name="rststyle-heading4" text:outline-level="4">3.4.6.1   None</text:h>
              <text:p text:style-name="rststyle-textbody"><text:span text:style-name="rststyle-inlineliteral">None</text:span> is a singleton. There is only one instance of <text:span text:style-name="rststyle-inlineliteral">None</text:span>. Use this value to indicate the absence of any other "real" value.</text:p>
              <text:p text:style-name="rststyle-textbody">Test for <text:span text:style-name="rststyle-inlineliteral">None</text:span> with the identity operator <text:span text:style-name="rststyle-inlineliteral">is</text:span>.</text:p>
              <text:p text:style-name="rststyle-textbody">Exercises:</text:p>
              <text:list xml:id="list172943424257082" text:style-name="rststyle-enumlist-arabic">
                <text:list-item>
                  <text:p text:style-name="P11">Create a list, some of whose elements are <text:span text:style-name="rststyle-inlineliteral">None</text:span>. Then write a <text:span text:style-name="rststyle-inlineliteral">for</text:span> loop that counts the number of occurances of None in the list.</text:p>
                </text:list-item>
              </text:list>
              <text:p text:style-name="rststyle-textbody">Solutions:</text:p>
              <text:list xml:id="list172942988828986" text:style-name="rststyle-enumlist-arabic">
                <text:list-item>
                  <text:p text:style-name="P11">The identity operators <text:span text:style-name="rststyle-inlineliteral">is</text:span> and <text:span text:style-name="rststyle-inlineliteral">is not</text:span> can be used to test for <text:span text:style-name="rststyle-inlineliteral">None</text:span>:</text:p>
                  <text:p text:style-name="P15">&gt;&gt;&gt; a = [11, None, 'abc', None, {}]<text:line-break/>&gt;&gt;&gt; a<text:line-break/>[11, None, 'abc', None, {}]<text:line-break/>&gt;&gt;&gt; count = 0<text:line-break/>&gt;&gt;&gt; for item in a:<text:line-break/>... <text:s text:c="4"/>if item is None:<text:line-break/>... <text:s text:c="8"/>count += 1<text:line-break/>...<text:line-break/>&gt;&gt;&gt;<text:line-break/>&gt;&gt;&gt; print count<text:line-break/>2</text:p>
                </text:list-item>
              </text:list>
            </text:section>
            <text:section text:style-name="Sect1" text:name="Section174">
              <text:h text:style-name="rststyle-heading4" text:outline-level="4">3.4.6.2   The booleans True and False</text:h>
              <text:p text:style-name="rststyle-textbody">Python has the two boolean values <text:span text:style-name="rststyle-inlineliteral">True</text:span> and <text:span text:style-name="rststyle-inlineliteral">False</text:span>. Many comparison operators return <text:span text:style-name="rststyle-inlineliteral">True</text:span> and <text:span text:style-name="rststyle-inlineliteral">False</text:span>.</text:p>
              <text:p text:style-name="rststyle-textbody">Examples:</text:p>
              <text:list xml:id="list172943420333335" text:style-name="rststyle-enumlist-arabic">
                <text:list-item>
                  <text:p text:style-name="P11">What value is returned by <text:span text:style-name="rststyle-inlineliteral">3 &gt; 2</text:span>?</text:p>
                  <text:p text:style-name="P11">Answer: The boolean value <text:span text:style-name="rststyle-inlineliteral">True</text:span>.</text:p>
                </text:list-item>
                <text:list-item>
                  <text:p text:style-name="P11">Given these variable definitions:</text:p>
                  <text:p text:style-name="P15"><text:soft-page-break/>x = 3<text:line-break/>y = 4<text:line-break/>z = 5</text:p>
                  <text:p text:style-name="P11">What does the following print out:</text:p>
                  <text:p text:style-name="P15">print y &gt; x and z &gt; y</text:p>
                  <text:p text:style-name="P11">Answer -- Prints out "True"</text:p>
                </text:list-item>
              </text:list>
            </text:section>
          </text:section>
        </text:section>
        <text:section text:style-name="Sect1" text:name="Section175">
          <text:h text:style-name="rststyle-heading2" text:outline-level="2">3.5   Statements</text:h>
          <text:section text:style-name="Sect1" text:name="Section176">
            <text:h text:style-name="rststyle-heading3" text:outline-level="3">3.5.1   Assignment statement</text:h>
            <text:p text:style-name="rststyle-textbody">The assignment statement uses the assignment operator <text:span text:style-name="rststyle-inlineliteral">=</text:span>.</text:p>
            <text:p text:style-name="rststyle-textbody">The assignment statement is a binding statement: it binds a value to a name within a namespace.</text:p>
            <text:p text:style-name="rststyle-textbody">Exercises:</text:p>
            <text:list xml:id="list172944311241321" text:style-name="rststyle-enumlist-arabic">
              <text:list-item>
                <text:p text:style-name="P11">Bind the value "eggplant" to the variable <text:span text:style-name="rststyle-inlineliteral">vegetable</text:span>.</text:p>
              </text:list-item>
            </text:list>
            <text:p text:style-name="rststyle-textbody">Solutions:</text:p>
            <text:p text:style-name="rststyle-textbody">1. The <text:span text:style-name="rststyle-inlineliteral">=</text:span> operator is an assignment statement that binds a value to a variable:</text:p>
            <text:p text:style-name="rststyle-codeblock">&gt;&gt;&gt; vegetable = "eggplant"</text:p>
            <text:p text:style-name="rststyle-textbody">There is also augmented assignment using the operators <text:span text:style-name="rststyle-inlineliteral">+=</text:span>, <text:span text:style-name="rststyle-inlineliteral">-=</text:span>, <text:span text:style-name="rststyle-inlineliteral">*=</text:span>, <text:span text:style-name="rststyle-inlineliteral">/=</text:span>, etc.</text:p>
            <text:p text:style-name="rststyle-textbody">Exercises:</text:p>
            <text:list xml:id="list172942710758677" text:style-name="rststyle-enumlist-arabic">
              <text:list-item>
                <text:p text:style-name="P11">Use augmented assignment to increment the value of an integer.</text:p>
              </text:list-item>
              <text:list-item>
                <text:p text:style-name="P11">Use augmented assignment to append characters to the end of a string.</text:p>
              </text:list-item>
              <text:list-item>
                <text:p text:style-name="P11">Use augmented assignment to append the items in one list to another.</text:p>
              </text:list-item>
              <text:list-item>
                <text:p text:style-name="P11">Use augmented assignment to decrement a variable containing an integer by 1.</text:p>
              </text:list-item>
            </text:list>
            <text:p text:style-name="rststyle-textbody">Solutions:</text:p>
            <text:list xml:id="list172944007111396" text:style-name="rststyle-enumlist-arabic">
              <text:list-item>
                <text:p text:style-name="P11">The <text:span text:style-name="rststyle-inlineliteral">+=</text:span> operator increments the value of an integer:</text:p>
                <text:p text:style-name="P15">&gt;&gt;&gt; count = 0<text:line-break/>&gt;&gt;&gt; count += 1<text:line-break/>&gt;&gt;&gt; count<text:line-break/>1<text:line-break/>&gt;&gt;&gt; count += 1<text:line-break/>&gt;&gt;&gt; count<text:line-break/>2</text:p>
              </text:list-item>
              <text:list-item>
                <text:p text:style-name="P11">The <text:span text:style-name="rststyle-inlineliteral">+=</text:span> operator appends characters to the end of a string:</text:p>
                <text:p text:style-name="P15">&gt;&gt;&gt; buffer = 'abcde'<text:line-break/>&gt;&gt;&gt; buffer += 'fgh'<text:line-break/><text:soft-page-break/>&gt;&gt;&gt; buffer<text:line-break/>'abcdefgh'</text:p>
              </text:list-item>
              <text:list-item>
                <text:p text:style-name="P11">The <text:span text:style-name="rststyle-inlineliteral">+=</text:span> operator appends items in one list to another:</text:p>
                <text:p text:style-name="P15">In [20]: a = [11, 22, 33]<text:line-break/>In [21]: b = [44, 55]<text:line-break/>In [22]: a += b<text:line-break/>In [23]: a<text:line-break/>Out[23]: [11, 22, 33, 44, 55]</text:p>
              </text:list-item>
            </text:list>
            <text:list xml:id="list172942845027680" text:style-name="rststyle-enumlist-arabic">
              <text:list-item>
                <text:p text:style-name="P11">The <text:span text:style-name="rststyle-inlineliteral">-=</text:span> operator decrements the value of an integer:</text:p>
                <text:p text:style-name="P15">&gt;&gt;&gt; count = 5<text:line-break/>&gt;&gt;&gt; count<text:line-break/>5<text:line-break/>&gt;&gt;&gt; count -= 1<text:line-break/>&gt;&gt;&gt; count<text:line-break/>4</text:p>
              </text:list-item>
            </text:list>
            <text:p text:style-name="rststyle-textbody">You can also assign a value to (1) an element of a list, (2) an item in a dictionary, (3) an attribute of an object, etc.</text:p>
            <text:p text:style-name="rststyle-textbody">Exercises:</text:p>
            <text:list xml:id="list172943574770647" text:style-name="rststyle-enumlist-arabic">
              <text:list-item>
                <text:p text:style-name="P11">Create a list of three items, then assign a new value to the 2nd element in the list.</text:p>
              </text:list-item>
              <text:list-item>
                <text:p text:style-name="P11">Create a dictionary, then assign values to the keys "vegetable" and "fruit" in that dictionary.</text:p>
              </text:list-item>
              <text:list-item>
                <text:p text:style-name="P11">Use the following code to create an instance of a class:</text:p>
                <text:p text:style-name="P15">class A(object):<text:line-break/> <text:s text:c="3"/>pass<text:line-break/>a = A()</text:p>
                <text:p text:style-name="P11">Then assign values to an attribue named <text:span text:style-name="rststyle-inlineliteral">category</text:span> in that instance.</text:p>
              </text:list-item>
            </text:list>
            <text:p text:style-name="rststyle-textbody">Solutions:</text:p>
            <text:list xml:id="list172943605557083" text:style-name="rststyle-enumlist-arabic">
              <text:list-item>
                <text:p text:style-name="P11">Assignment with the indexing operator <text:span text:style-name="rststyle-inlineliteral">[]</text:span> assigns a value to an element in a list:</text:p>
                <text:p text:style-name="P15">&gt;&gt;&gt; trees = ['pine', 'oak', 'elm']<text:line-break/>&gt;&gt;&gt; trees<text:line-break/>['pine', 'oak', 'elm']<text:line-break/>&gt;&gt;&gt; trees[1] = 'cedar'<text:line-break/>&gt;&gt;&gt; trees<text:line-break/>['pine', 'cedar', 'elm']</text:p>
              </text:list-item>
              <text:list-item>
                <text:p text:style-name="P11">Assignment with the indexing operator <text:span text:style-name="rststyle-inlineliteral">[]</text:span> assigns a value to an item (a key-value pair) in a dictionary:</text:p>
                <text:p text:style-name="P15">&gt;&gt;&gt; foods = {}<text:line-break/>&gt;&gt;&gt; foods<text:line-break/>{}<text:line-break/>&gt;&gt;&gt; foods['vegetable'] = 'green beans'<text:line-break/>&gt;&gt;&gt; foods['fruit'] = 'nectarine'<text:line-break/>&gt;&gt;&gt; foods<text:line-break/><text:soft-page-break/>{'vegetable': 'green beans', 'fruit': 'nectarine'}</text:p>
              </text:list-item>
              <text:list-item>
                <text:p text:style-name="P11">Assignment along with the dereferencing operator <text:span text:style-name="rststyle-inlineliteral">.</text:span> (dot) enables us to assign a value to an attribute of an object:</text:p>
                <text:p text:style-name="P15">&gt;&gt;&gt; class A(object):<text:line-break/>... <text:s text:c="4"/>pass<text:line-break/>...<text:line-break/>&gt;&gt;&gt; a = A()<text:line-break/>&gt;&gt;&gt; a.category = 25<text:line-break/>&gt;&gt;&gt; a.__dict__<text:line-break/>{'category': 25}<text:line-break/>&gt;&gt;&gt; a.category<text:line-break/>25</text:p>
              </text:list-item>
            </text:list>
          </text:section>
          <text:section text:style-name="Sect1" text:name="Section177">
            <text:h text:style-name="rststyle-heading3" text:outline-level="3">3.5.2   print statement</text:h>
            <text:p text:style-name="rststyle-textbody"><text:span text:style-name="rststyle-strong">Warning:</text:span> Be aware that the <text:span text:style-name="rststyle-inlineliteral">print</text:span> statement will go away in Python version 3.0. It will be replaced by the built-in <text:span text:style-name="rststyle-inlineliteral">print()</text:span> function.</text:p>
            <text:p text:style-name="rststyle-textbody">The <text:span text:style-name="rststyle-inlineliteral">print</text:span> statement sends output to standard output. It provides a somewhat more convenient way of producing output than using <text:span text:style-name="rststyle-inlineliteral">sys.stdout.write()</text:span>.</text:p>
            <text:p text:style-name="rststyle-textbody">The <text:span text:style-name="rststyle-inlineliteral">print</text:span> statement takes a series of zero or more objects separated by commas. Zero objects produces a blank line.</text:p>
            <text:p text:style-name="rststyle-textbody">The print statement normally adds a newline at the end of its output. To eliminate that, add a comma at the end.</text:p>
            <text:p text:style-name="rststyle-textbody">Exercises:</text:p>
            <text:list xml:id="list172943637615384" text:style-name="rststyle-enumlist-arabic">
              <text:list-item>
                <text:p text:style-name="P11">Print a single string.</text:p>
              </text:list-item>
              <text:list-item>
                <text:p text:style-name="P11">Print three strings using a single <text:span text:style-name="rststyle-inlineliteral">print</text:span> statement.</text:p>
              </text:list-item>
              <text:list-item>
                <text:p text:style-name="P11">Given a variable <text:span text:style-name="rststyle-inlineliteral">name</text:span> containing a string, print out the string <text:span text:style-name="rststyle-inlineliteral">My name is "xxxx".</text:span>, where xxxx is replace by the value of <text:span text:style-name="rststyle-inlineliteral">name</text:span>. Use the string formatting operator.</text:p>
              </text:list-item>
            </text:list>
            <text:p text:style-name="rststyle-textbody">Solutions:</text:p>
            <text:list xml:id="list172943023543128" text:style-name="rststyle-enumlist-arabic">
              <text:list-item>
                <text:p text:style-name="P11">We can print a literal string:</text:p>
                <text:p text:style-name="P15">&gt;&gt;&gt; print 'Hello, there'<text:line-break/>Hello, there</text:p>
              </text:list-item>
              <text:list-item>
                <text:p text:style-name="P11">We can print literals and the value of variables:</text:p>
                <text:p text:style-name="P15">&gt;&gt;&gt; description = 'cute'<text:line-break/>&gt;&gt;&gt; print 'I am a', description, 'kid.'<text:line-break/>I am a cute kid.</text:p>
              </text:list-item>
              <text:list-item>
                <text:p text:style-name="P11">The string formatting operator gives more control over formatting output:</text:p>
                <text:p text:style-name="P15">&gt;&gt;&gt; name = 'Alice'<text:line-break/><text:soft-page-break/>&gt;&gt;&gt; print 'My name is "%s".' % (name, )<text:line-break/>My name is "Alice".</text:p>
              </text:list-item>
            </text:list>
          </text:section>
          <text:section text:style-name="Sect1" text:name="Section178">
            <text:h text:style-name="rststyle-heading3" text:outline-level="3">3.5.3   if: statement exercises</text:h>
            <text:p text:style-name="rststyle-textbody">The <text:span text:style-name="rststyle-inlineliteral">if</text:span> statement is a compound statement that enables us to conditionally execute blocks of code.</text:p>
            <text:p text:style-name="rststyle-textbody">The <text:span text:style-name="rststyle-inlineliteral">if</text:span> statement also has optional <text:span text:style-name="rststyle-inlineliteral">elif:</text:span> and <text:span text:style-name="rststyle-inlineliteral">else:</text:span> clauses.</text:p>
            <text:p text:style-name="rststyle-textbody">The condition in an <text:span text:style-name="rststyle-inlineliteral">if:</text:span> or <text:span text:style-name="rststyle-inlineliteral">elif:</text:span> clause can be any Python expression, in other words, something that returns a value (even if that value is <text:span text:style-name="rststyle-inlineliteral">None</text:span>).</text:p>
            <text:p text:style-name="rststyle-textbody">In the condition in an <text:span text:style-name="rststyle-inlineliteral">if:</text:span> or <text:span text:style-name="rststyle-inlineliteral">elif:</text:span> clause, the following values count as "false":</text:p>
            <text:list xml:id="list172944355925232" text:style-name="rststyle-bulletlist">
              <text:list-item>
                <text:p text:style-name="rststyle-bulletitem"><text:span text:style-name="rststyle-inlineliteral">False</text:span></text:p>
              </text:list-item>
              <text:list-item>
                <text:p text:style-name="rststyle-bulletitem"><text:span text:style-name="rststyle-inlineliteral">None</text:span></text:p>
              </text:list-item>
              <text:list-item>
                <text:p text:style-name="rststyle-bulletitem">Numeric zero</text:p>
              </text:list-item>
              <text:list-item>
                <text:p text:style-name="rststyle-bulletitem">An empty collection, for example an empty list or dictionary</text:p>
              </text:list-item>
              <text:list-item>
                <text:p text:style-name="rststyle-bulletitem">An empty string (a string of length zero)</text:p>
              </text:list-item>
            </text:list>
            <text:p text:style-name="rststyle-textbody">All other values count as true.</text:p>
            <text:p text:style-name="rststyle-textbody">Exercises:</text:p>
            <text:list xml:id="list172943553813712" text:style-name="rststyle-enumlist-arabic">
              <text:list-item>
                <text:p text:style-name="P11">Given the following list:</text:p>
                <text:p text:style-name="P15">&gt;&gt;&gt; bananas = ['banana1', 'banana2', 'banana3',]</text:p>
                <text:p text:style-name="P11">Print one message if it is an empty list and another messge if it is not.</text:p>
              </text:list-item>
              <text:list-item>
                <text:p text:style-name="P11">Here is one way of defining a Python equivalent of an "enum":</text:p>
                <text:p text:style-name="P15">NO_COLOR, RED, GREEN, BLUE = range(4)</text:p>
                <text:p text:style-name="P11">Write an <text:span text:style-name="rststyle-inlineliteral">if:</text:span> statement which implements the effect of a "switch" statement in Python. Print out a unique message for each color.</text:p>
              </text:list-item>
            </text:list>
            <text:p text:style-name="rststyle-textbody">Solutions:</text:p>
            <text:list xml:id="list172944139673928" text:style-name="rststyle-enumlist-arabic">
              <text:list-item>
                <text:p text:style-name="P11">We can test for an empty or non-empty list:</text:p>
                <text:p text:style-name="P15">&gt;&gt;&gt; bananas = ['banana1', 'banana2', 'banana3',]<text:line-break/>&gt;&gt;&gt; if not bananas:<text:line-break/>... <text:s text:c="4"/>print 'yes, we have no bananas'<text:line-break/>... else:<text:line-break/>... <text:s text:c="4"/>print 'yes, we have bananas'<text:line-break/>...<text:line-break/>yes, we have bananas</text:p>
              </text:list-item>
              <text:list-item>
                <text:p text:style-name="P11">We can simulate a "switch" statement using <text:span text:style-name="rststyle-inlineliteral">if:elif: ...</text:span>:</text:p>
                <text:p text:style-name="P15">NO_COLOR, RED, GREEN, BLUE = range(4)<text:line-break/><text:line-break/>def test(color):<text:line-break/><text:soft-page-break/> <text:s text:c="3"/>if color == RED:<text:line-break/> <text:s text:c="7"/>print "It's red."<text:line-break/> <text:s text:c="3"/>elif color == GREEN:<text:line-break/> <text:s text:c="7"/>print "It's green."<text:line-break/> <text:s text:c="3"/>elif color == BLUE:<text:line-break/> <text:s text:c="7"/>print "It's blue."<text:line-break/><text:line-break/>def main():<text:line-break/> <text:s text:c="3"/>color = BLUE<text:line-break/> <text:s text:c="3"/>test(color)<text:line-break/><text:line-break/>if __name__ == '__main__':<text:line-break/> <text:s text:c="3"/>main()</text:p>
                <text:p text:style-name="P11">Which, when run prints out the following:</text:p>
                <text:p text:style-name="P15">It's blue.</text:p>
              </text:list-item>
            </text:list>
          </text:section>
          <text:section text:style-name="Sect1" text:name="Section179">
            <text:h text:style-name="rststyle-heading3" text:outline-level="3">3.5.4   for: statement exercises</text:h>
            <text:p text:style-name="rststyle-textbody">The <text:span text:style-name="rststyle-inlineliteral">for:</text:span> statement is the Python way to iterate over and process the elements of a collection or other iterable.</text:p>
            <text:p text:style-name="rststyle-textbody">The basic form of the <text:span text:style-name="rststyle-inlineliteral">for:</text:span> statement is the following:</text:p>
            <text:p text:style-name="rststyle-codeblock">for X in Y:<text:line-break/> <text:s text:c="3"/>statement<text:line-break/> <text:s text:c="3"/>o<text:line-break/> <text:s text:c="3"/>o<text:line-break/> <text:s text:c="3"/>o</text:p>
            <text:p text:style-name="rststyle-textbody">where:</text:p>
            <text:list xml:id="list172944749892582" text:style-name="rststyle-bulletlist">
              <text:list-item>
                <text:p text:style-name="rststyle-bulletitem"><text:span text:style-name="rststyle-inlineliteral">X</text:span> is something that can be assigned to. It is something to which Python can bind a value.</text:p>
              </text:list-item>
              <text:list-item>
                <text:p text:style-name="rststyle-bulletitem"><text:span text:style-name="rststyle-inlineliteral">Y</text:span> is some collection or other iterable.</text:p>
              </text:list-item>
            </text:list>
            <text:p text:style-name="rststyle-textbody">Exercises:</text:p>
            <text:list xml:id="list172943794407283" text:style-name="rststyle-enumlist-arabic">
              <text:list-item>
                <text:p text:style-name="P11">Create a list of integers. Use a <text:span text:style-name="rststyle-inlineliteral">for:</text:span> statement to print out each integer in the list.</text:p>
              </text:list-item>
              <text:list-item>
                <text:p text:style-name="P11">Create a string. print out each character in the string.</text:p>
              </text:list-item>
            </text:list>
            <text:p text:style-name="rststyle-textbody">Solutions:</text:p>
            <text:list xml:id="list172943584716441" text:style-name="rststyle-enumlist-arabic">
              <text:list-item>
                <text:p text:style-name="P11">The <text:span text:style-name="rststyle-inlineliteral">for:</text:span> statement can iterate over the items in a list:</text:p>
                <text:p text:style-name="P15">In [13]: a = [11, 22, 33, ]<text:line-break/>In [14]: for value in a:<text:line-break/> <text:s text:c="2"/>....: <text:s text:c="4"/>print 'value: %d' % value<text:line-break/> <text:s text:c="2"/>....:<text:line-break/> <text:s text:c="2"/>....:<text:line-break/>value: 11<text:line-break/>value: 22<text:line-break/>value: 33</text:p>
              </text:list-item>
              <text:list-item>
                <text:p text:style-name="P11"><text:soft-page-break/>The <text:span text:style-name="rststyle-inlineliteral">for:</text:span> statement can iterate over the characters in a string:</text:p>
                <text:p text:style-name="P15">In [16]: b = 'chocolate'<text:line-break/>In [17]: for chr1 in b:<text:line-break/> <text:s text:c="2"/>....: <text:s text:c="4"/>print 'character: %s' % chr1<text:line-break/> <text:s text:c="2"/>....:<text:line-break/> <text:s text:c="2"/>....:<text:line-break/>character: c<text:line-break/>character: h<text:line-break/>character: o<text:line-break/>character: c<text:line-break/>character: o<text:line-break/>character: l<text:line-break/>character: a<text:line-break/>character: t<text:line-break/>character: e</text:p>
                <text:p text:style-name="P11">Notes:</text:p>
                <text:list text:style-name="rststyle-bulletlist">
                  <text:list-item>
                    <text:p text:style-name="rststyle-bulletitem">In the solution, I used the variable name <text:span text:style-name="rststyle-inlineliteral">chr1</text:span> rather than <text:span text:style-name="rststyle-inlineliteral">chr</text:span> so as not to over-write the name of the built-in function <text:span text:style-name="rststyle-inlineliteral">chr()</text:span>.</text:p>
                  </text:list-item>
                </text:list>
              </text:list-item>
            </text:list>
            <text:p text:style-name="rststyle-textbody">When we need a sequential index, we can use the <text:span text:style-name="rststyle-inlineliteral">range()</text:span> built-in function to create a list of integers. And, the <text:span text:style-name="rststyle-inlineliteral">xrange()</text:span> built-in function produces an interator that produces a sequence of integers without creating the entire list. To iterate over a large sequence of integers, use <text:span text:style-name="rststyle-inlineliteral">xrange()</text:span> instead of <text:span text:style-name="rststyle-inlineliteral">range()</text:span>.</text:p>
            <text:p text:style-name="rststyle-textbody">Exercises:</text:p>
            <text:list xml:id="list172944759265841" text:style-name="rststyle-enumlist-arabic">
              <text:list-item>
                <text:p text:style-name="P11">Print out the integers from 0 to 5 in sequence.</text:p>
              </text:list-item>
              <text:list-item>
                <text:p text:style-name="P11">Compute the sum of all the integers from 0 to 99999.</text:p>
              </text:list-item>
              <text:list-item>
                <text:p text:style-name="P11">Given the following generator function:</text:p>
                <text:p text:style-name="P15">import urllib<text:line-break/><text:line-break/>Urls = [<text:line-break/> <text:s text:c="3"/>'http://yahoo.com',<text:line-break/> <text:s text:c="3"/>'http://python.org',<text:line-break/> <text:s text:c="3"/>'http://gimp.org', <text:s text:c="3"/># The GNU image manipulation program<text:line-break/> <text:s text:c="3"/>]<text:line-break/><text:line-break/>def walk(url_list):<text:line-break/> <text:s text:c="3"/>for url in url_list:<text:line-break/> <text:s text:c="7"/>f = urllib.urlopen(url)<text:line-break/> <text:s text:c="7"/>stuff = f.read()<text:line-break/> <text:s text:c="7"/>f.close()<text:line-break/> <text:s text:c="7"/>yield stuff</text:p>
                <text:p text:style-name="P11">Write a <text:span text:style-name="rststyle-inlineliteral">for:</text:span> statement that uses this iterator generator to print the lengths of the content at each of the Web pages in that list.</text:p>
              </text:list-item>
            </text:list>
            <text:p text:style-name="rststyle-textbody">Solutions:</text:p>
            <text:list xml:id="list172942964464639" text:style-name="rststyle-enumlist-arabic">
              <text:list-item>
                <text:p text:style-name="P11">The <text:span text:style-name="rststyle-inlineliteral">range()</text:span> built-in function gives us a sequence to iterate over:</text:p>
                <text:p text:style-name="P15"><text:soft-page-break/>In [5]: for idx in range(6):<text:line-break/> <text:s text:c="2"/>...: <text:s text:c="4"/>print 'idx: %d' % idx<text:line-break/> <text:s text:c="2"/>...:<text:line-break/> <text:s text:c="2"/>...:<text:line-break/>idx: 0<text:line-break/>idx: 1<text:line-break/>idx: 2<text:line-break/>idx: 3<text:line-break/>idx: 4<text:line-break/>idx: 5</text:p>
              </text:list-item>
              <text:list-item>
                <text:p text:style-name="P11">Since that sequence is a bit large, we'll use <text:span text:style-name="rststyle-inlineliteral">xrange()</text:span> instead of <text:span text:style-name="rststyle-inlineliteral">range()</text:span>:</text:p>
                <text:p text:style-name="P15">In [8]: count = 0<text:line-break/>In [9]: for n in xrange(100000):<text:line-break/> <text:s text:c="2"/>...: <text:s text:c="4"/>count += n<text:line-break/> <text:s text:c="2"/>...:<text:line-break/> <text:s text:c="2"/>...:<text:line-break/>In [10]: count<text:line-break/>Out[10]: 4999950000</text:p>
              </text:list-item>
              <text:list-item>
                <text:p text:style-name="P11">The <text:span text:style-name="rststyle-inlineliteral">for:</text:span> statement enables us to iterate over iterables as well as collections:</text:p>
                <text:p text:style-name="P15">import urllib<text:line-break/><text:line-break/>Urls = [<text:line-break/> <text:s text:c="3"/>'http://yahoo.com',<text:line-break/> <text:s text:c="3"/>'http://python.org',<text:line-break/> <text:s text:c="3"/>'http://gimp.org', <text:s text:c="3"/># The GNU image manipulation program<text:line-break/> <text:s text:c="3"/>]<text:line-break/><text:line-break/>def walk(url_list):<text:line-break/> <text:s text:c="3"/>for url in url_list:<text:line-break/> <text:s text:c="7"/>f = urllib.urlopen(url)<text:line-break/> <text:s text:c="7"/>stuff = f.read()<text:line-break/> <text:s text:c="7"/>f.close()<text:line-break/> <text:s text:c="7"/>yield stuff<text:line-break/><text:line-break/>def test():<text:line-break/> <text:s text:c="3"/>for url in walk(Urls):<text:line-break/> <text:s text:c="7"/>print 'length: %d' % (len(url), )<text:line-break/><text:line-break/>if __name__ == '__main__':<text:line-break/> <text:s text:c="3"/>test()</text:p>
                <text:p text:style-name="P11">When I ran this script, it prints the following:</text:p>
                <text:p text:style-name="P15">length: 9562<text:line-break/>length: 16341<text:line-break/>length: 12343</text:p>
              </text:list-item>
            </text:list>
            <text:p text:style-name="rststyle-textbody">If you need an index while iterating over a sequence, consider using the <text:span text:style-name="rststyle-inlineliteral">enumerate()</text:span> built-in function.</text:p>
            <text:p text:style-name="rststyle-textbody"><text:soft-page-break/>Exercises:</text:p>
            <text:list xml:id="list172943151980404" text:style-name="rststyle-enumlist-arabic">
              <text:list-item>
                <text:p text:style-name="P11">Given the following two lists of integers of the same length:</text:p>
                <text:p text:style-name="P15">a = [1, 2, 3, 4, 5]<text:line-break/>b = [100, 200, 300, 400, 500]</text:p>
                <text:p text:style-name="P11">Add the values in the first list to the corresponding values in the second list.</text:p>
              </text:list-item>
            </text:list>
            <text:p text:style-name="rststyle-textbody">Solutions:</text:p>
            <text:list xml:id="list172944396052061" text:style-name="rststyle-enumlist-arabic">
              <text:list-item>
                <text:p text:style-name="P11">The <text:span text:style-name="rststyle-inlineliteral">enumerate()</text:span> built-in function gives us an index and values from a sequence. Since <text:span text:style-name="rststyle-inlineliteral">enumerate()</text:span> gives us an interator that produces a sequence of two-tuples, we can unpack those tuples into index and value variables in the header line of the <text:span text:style-name="rststyle-inlineliteral">for</text:span> statement:</text:p>
                <text:p text:style-name="P15">In [13]: a = [1, 2, 3, 4, 5]<text:line-break/>In [14]: b = [100, 200, 300, 400, 500]<text:line-break/>In [15]:<text:line-break/>In [16]: for idx, value in enumerate(a):<text:line-break/> <text:s text:c="2"/>....: <text:s text:c="4"/>b[idx] += value<text:line-break/> <text:s text:c="2"/>....:<text:line-break/> <text:s text:c="2"/>....:<text:line-break/>In [17]: b<text:line-break/>Out[17]: [101, 202, 303, 404, 505]</text:p>
              </text:list-item>
            </text:list>
          </text:section>
          <text:section text:style-name="Sect1" text:name="Section180">
            <text:h text:style-name="rststyle-heading3" text:outline-level="3">3.5.5   while: statement exercises</text:h>
            <text:p text:style-name="rststyle-textbody">A <text:span text:style-name="rststyle-inlineliteral">while:</text:span> statement executes a block of code repeatedly as long as a condition is true.</text:p>
            <text:p text:style-name="rststyle-textbody">Here is a template for the <text:span text:style-name="rststyle-inlineliteral">while:</text:span> statement:</text:p>
            <text:p text:style-name="rststyle-codeblock">while condition:<text:line-break/> <text:s text:c="3"/>statement<text:line-break/> <text:s text:c="3"/>o<text:line-break/> <text:s text:c="3"/>o<text:line-break/> <text:s text:c="3"/>o</text:p>
            <text:p text:style-name="rststyle-textbody">Where:</text:p>
            <text:list xml:id="list172944255844453" text:style-name="rststyle-bulletlist">
              <text:list-item>
                <text:p text:style-name="rststyle-bulletitem"><text:span text:style-name="rststyle-inlineliteral">condition</text:span> is an expression. The expression is something that returns a value which can be interpreted as true or false.</text:p>
              </text:list-item>
            </text:list>
            <text:p text:style-name="rststyle-textbody">Exercises:</text:p>
            <text:list xml:id="list172943541856873" text:style-name="rststyle-enumlist-arabic">
              <text:list-item>
                <text:p text:style-name="P11">Write a <text:span text:style-name="rststyle-inlineliteral">while:</text:span> loop that doubles all the values in a list of integers.</text:p>
              </text:list-item>
            </text:list>
            <text:p text:style-name="rststyle-textbody">Solutions:</text:p>
            <text:list xml:id="list172943859873983" text:style-name="rststyle-enumlist-arabic">
              <text:list-item>
                <text:p text:style-name="P11">A <text:span text:style-name="rststyle-inlineliteral">while:</text:span> loop with an index variable can be used to modify each element of a list:</text:p>
                <text:p text:style-name="P15">def test_while():<text:line-break/> <text:s text:c="3"/>numbers = [11, 22, 33, 44, ]<text:line-break/> <text:s text:c="3"/>print 'before: %s' % (numbers, )<text:line-break/><text:soft-page-break/> <text:s text:c="3"/>idx = 0<text:line-break/> <text:s text:c="3"/>while idx &lt; len(numbers):<text:line-break/> <text:s text:c="7"/>numbers[idx] *= 2<text:line-break/> <text:s text:c="7"/>idx += 1<text:line-break/> <text:s text:c="3"/>print 'after: %s' % (numbers, )</text:p>
                <text:p text:style-name="P11">But, notice that this task is easier using the <text:span text:style-name="rststyle-inlineliteral">for:</text:span> statement and the built-in <text:span text:style-name="rststyle-inlineliteral">enumerate()</text:span> function:</text:p>
                <text:p text:style-name="P15">def test_for():<text:line-break/> <text:s text:c="3"/>numbers = [11, 22, 33, 44, ]<text:line-break/> <text:s text:c="3"/>print 'before: %s' % (numbers, )<text:line-break/> <text:s text:c="3"/>for idx, item in enumerate(numbers):<text:line-break/> <text:s text:c="7"/>numbers[idx] *= 2<text:line-break/> <text:s text:c="3"/>print 'after: %s' % (numbers, )</text:p>
              </text:list-item>
            </text:list>
          </text:section>
          <text:section text:style-name="Sect1" text:name="Section181">
            <text:h text:style-name="rststyle-heading3" text:outline-level="3">3.5.6   break and continue statements</text:h>
            <text:p text:style-name="rststyle-textbody">The <text:span text:style-name="rststyle-inlineliteral">continue</text:span> statement skips the remainder of the statements in the body of a loop and starts immediately at the top of the loop again.</text:p>
            <text:p text:style-name="rststyle-textbody">A <text:span text:style-name="rststyle-inlineliteral">break</text:span> statement in the body of a loop terminates the loop. It exits from the immediately containing loop.</text:p>
            <text:p text:style-name="rststyle-textbody"><text:span text:style-name="rststyle-inlineliteral">break</text:span> and <text:span text:style-name="rststyle-inlineliteral">continue</text:span> can be used in both <text:span text:style-name="rststyle-inlineliteral">for:</text:span> and <text:span text:style-name="rststyle-inlineliteral">while:</text:span> statements.</text:p>
            <text:p text:style-name="rststyle-textbody">Exercises:</text:p>
            <text:list xml:id="list172943038699264" text:style-name="rststyle-enumlist-arabic">
              <text:list-item>
                <text:p text:style-name="P11">Write a <text:span text:style-name="rststyle-inlineliteral">for:</text:span> loop that takes a list of integers and triples each integer that is even. Use the <text:span text:style-name="rststyle-inlineliteral">continue</text:span> statement.</text:p>
              </text:list-item>
              <text:list-item>
                <text:p text:style-name="P11">Write a loop that takes a list of integers and computes the sum of all the integers up until a zero is found in the list. Use the <text:span text:style-name="rststyle-inlineliteral">break</text:span> statement.</text:p>
              </text:list-item>
            </text:list>
            <text:p text:style-name="rststyle-textbody">Solutions:</text:p>
            <text:list xml:id="list172944338744038" text:style-name="rststyle-enumlist-arabic">
              <text:list-item>
                <text:p text:style-name="P11">The <text:span text:style-name="rststyle-inlineliteral">continue</text:span> statement enables us to "skip" items that satisfy a condition or test:</text:p>
                <text:p text:style-name="P15">def test():<text:line-break/> <text:s text:c="3"/>numbers = [11, 22, 33, 44, 55, 66, ]<text:line-break/> <text:s text:c="3"/>print 'before: %s' % (numbers, )<text:line-break/> <text:s text:c="3"/>for idx, item in enumerate(numbers):<text:line-break/> <text:s text:c="7"/>if item % 2 != 0:<text:line-break/> <text:s text:c="11"/>continue<text:line-break/> <text:s text:c="7"/>numbers[idx] *= 3<text:line-break/> <text:s text:c="3"/>print 'after: %s' % (numbers, )<text:line-break/><text:line-break/>test()</text:p>
              </text:list-item>
              <text:list-item>
                <text:p text:style-name="P11">The <text:span text:style-name="rststyle-inlineliteral">break</text:span> statement enables us to exit from a loop when we find a zero:</text:p>
                <text:p text:style-name="P15">def test():<text:line-break/> <text:s text:c="3"/>numbers = [11, 22, 33, 0, 44, 55, 66, ]<text:line-break/><text:soft-page-break/> <text:s text:c="3"/>print 'numbers: %s' % (numbers, )<text:line-break/> <text:s text:c="3"/>sum = 0<text:line-break/> <text:s text:c="3"/>for item in numbers:<text:line-break/> <text:s text:c="7"/>if item == 0:<text:line-break/> <text:s text:c="11"/>break<text:line-break/> <text:s text:c="7"/>sum += item<text:line-break/> <text:s text:c="3"/>print 'sum: %d' % (sum, )<text:line-break/><text:line-break/>test()</text:p>
              </text:list-item>
            </text:list>
          </text:section>
          <text:section text:style-name="Sect1" text:name="Section182">
            <text:h text:style-name="rststyle-heading3" text:outline-level="3">3.5.7   Exceptions and the try:except: and raise statements</text:h>
            <text:p text:style-name="rststyle-textbody">The <text:span text:style-name="rststyle-inlineliteral">try:except:</text:span> statement enables us to catch an exception that is thrown from within a block of code, or from code called from any depth withing that block.</text:p>
            <text:p text:style-name="rststyle-textbody">The <text:span text:style-name="rststyle-inlineliteral">raise</text:span> statement enables us to throw an exception.</text:p>
            <text:p text:style-name="rststyle-textbody">An exception is a class or an instance of an exception class. If an exception is not caught, it results in a traceback and termination of the program.</text:p>
            <text:p text:style-name="rststyle-textbody">There is a set of standard exceptions. You can learn about them here: Built-in Exceptions -- http://docs.python.org/lib/module-exceptions.html.</text:p>
            <text:p text:style-name="rststyle-textbody">You can define your own exception classes. To do so, create an empty subclass of the class <text:span text:style-name="rststyle-inlineliteral">Exception</text:span>. Defining your own exception will enable you (or others) to throw and then catch that specific exception type while ignore others exceptions.</text:p>
            <text:p text:style-name="rststyle-textbody">Exercises:</text:p>
            <text:list xml:id="list172943914730170" text:style-name="rststyle-enumlist-arabic">
              <text:list-item>
                <text:p text:style-name="P11">Write a <text:span text:style-name="rststyle-inlineliteral">try:except:</text:span> statement that attempts to open a file for reading and catches the exception thrown when the file does not exist.</text:p>
                <text:p text:style-name="P11">Question: How do you find out the name of the exception that is thrown for an input/output error such as the failure to open a file?</text:p>
              </text:list-item>
              <text:list-item>
                <text:p text:style-name="P11">Define an exception class. Then write a <text:span text:style-name="rststyle-inlineliteral">try:except:</text:span> statement in which you throw and catch that specific exception.</text:p>
              </text:list-item>
              <text:list-item>
                <text:p text:style-name="P11">Define an exception class and use it to implement a multi-level break from an inner loop, by-passing an outer loop.</text:p>
              </text:list-item>
            </text:list>
            <text:p text:style-name="rststyle-textbody">Solutions:</text:p>
            <text:list xml:id="list172943804243440" text:style-name="rststyle-enumlist-arabic">
              <text:list-item>
                <text:p text:style-name="P11">Use the Python interactive interpreter to learn the exception type thrown when a I/O error occurs. Example:</text:p>
                <text:p text:style-name="P15">&gt;&gt;&gt; infile = open('xx_nothing__yy.txt', 'r')<text:line-break/>Traceback (most recent call last):<text:line-break/> <text:s/>File "&lt;stdin&gt;", line 1, in &lt;module&gt;<text:line-break/>IOError: [Errno 2] No such file or directory: 'xx_nothing__yy.txt'<text:line-break/>&gt;&gt;&gt;</text:p>
                <text:p text:style-name="P11"><text:soft-page-break/>In this case, the exception type is <text:span text:style-name="rststyle-inlineliteral">IOError</text:span>.</text:p>
                <text:p text:style-name="P11">Now, write a <text:span text:style-name="rststyle-inlineliteral">try:except:</text:span> block which catches that exception:</text:p>
                <text:p text:style-name="P15">def test():<text:line-break/> <text:s text:c="3"/>infilename = 'nothing_noplace.txt'<text:line-break/> <text:s text:c="3"/>try:<text:line-break/> <text:s text:c="7"/>infile = open(infilename, 'r')<text:line-break/> <text:s text:c="7"/>for line in infile:<text:line-break/> <text:s text:c="11"/>print line<text:line-break/> <text:s text:c="3"/>except IOError, exp:<text:line-break/> <text:s text:c="7"/>print 'cannot open file "%s"' % infilename<text:line-break/><text:line-break/>test()</text:p>
              </text:list-item>
              <text:list-item>
                <text:p text:style-name="P11">We define a exception class as a sub-class of class <text:span text:style-name="rststyle-inlineliteral">Exception</text:span>, then throw it (with the <text:span text:style-name="rststyle-inlineliteral">raise</text:span> statement) and catch it (with a <text:span text:style-name="rststyle-inlineliteral">try:except:</text:span> statement):</text:p>
                <text:p text:style-name="P15">class SizeError(Exception):<text:line-break/> <text:s text:c="3"/>pass<text:line-break/><text:line-break/>def test_exception(size):<text:line-break/> <text:s text:c="3"/>try:<text:line-break/> <text:s text:c="7"/>if size &lt;= 0:<text:line-break/> <text:s text:c="11"/>raise SizeError, 'size must be greater than zero'<text:line-break/> <text:s text:c="7"/># Produce a different error to show that it will not be caught.<text:line-break/> <text:s text:c="7"/>x = y<text:line-break/> <text:s text:c="3"/>except SizeError, exp:<text:line-break/> <text:s text:c="7"/>print '%s' % (exp, )<text:line-break/> <text:s text:c="7"/>print 'goodbye'<text:line-break/><text:line-break/>def test():<text:line-break/> <text:s text:c="3"/>test_exception(-1)<text:line-break/> <text:s text:c="3"/>print '-' * 40<text:line-break/> <text:s text:c="3"/>test_exception(1)<text:line-break/><text:line-break/>test()</text:p>
                <text:p text:style-name="P11">When we run this script, it produces the following output:</text:p>
                <text:p text:style-name="P15">$ python workbook027.py<text:line-break/>size must be greater than zero<text:line-break/>goodbye<text:line-break/>----------------------------------------<text:line-break/>Traceback (most recent call last):<text:line-break/> <text:s/>File "workbook027.py", line 20, in &lt;module&gt;<text:line-break/> <text:s text:c="3"/>test()<text:line-break/> <text:s/>File "workbook027.py", line 18, in test<text:line-break/> <text:s text:c="3"/>test_exception(1)<text:line-break/> <text:s/>File "workbook027.py", line 10, in test_exception<text:line-break/> <text:s text:c="3"/>x = y<text:line-break/>NameError: global name 'y' is not defined</text:p>
                <text:p text:style-name="P11"><text:soft-page-break/>Notes:</text:p>
                <text:list text:style-name="rststyle-bulletlist">
                  <text:list-item>
                    <text:p text:style-name="rststyle-bulletitem">Our <text:span text:style-name="rststyle-inlineliteral">except:</text:span> clause caught the <text:span text:style-name="rststyle-inlineliteral">SizeError</text:span>, but allowed the <text:span text:style-name="rststyle-inlineliteral">NameError</text:span> to be uncaught.</text:p>
                  </text:list-item>
                </text:list>
              </text:list-item>
              <text:list-item>
                <text:p text:style-name="P11">We define a sub-class of of class <text:span text:style-name="rststyle-inlineliteral">Exception</text:span>, then raise it in an inner loop and catch it outside of an outer loop:</text:p>
                <text:p text:style-name="P15">class BreakException1(Exception):<text:line-break/> <text:s text:c="3"/>pass<text:line-break/><text:line-break/>def test():<text:line-break/> <text:s text:c="3"/>a = [11, 22, 33, 44, 55, 66, ]<text:line-break/> <text:s text:c="3"/>b = [111, 222, 333, 444, 555, 666, ]<text:line-break/> <text:s text:c="3"/>try:<text:line-break/> <text:s text:c="7"/>for x in a:<text:line-break/> <text:s text:c="11"/>print 'outer -- x: %d' % x<text:line-break/> <text:s text:c="11"/>for y in b:<text:line-break/> <text:s text:c="15"/>if x &gt; 22 and y &gt; 444:<text:line-break/> <text:s text:c="19"/>raise BreakException1('leaving inner loop')<text:line-break/> <text:s text:c="15"/>print 'inner -- y: %d' % y<text:line-break/> <text:s text:c="11"/>print 'outer -- after'<text:line-break/> <text:s text:c="11"/>print '-' * 40<text:line-break/> <text:s text:c="3"/>except BreakException1, exp:<text:line-break/> <text:s text:c="7"/>print 'out of loop -- exp: %s' % exp<text:line-break/><text:line-break/>test()</text:p>
                <text:p text:style-name="P11">Here is what this prints out when run:</text:p>
                <text:p text:style-name="P15">outer -- x: 11<text:line-break/>inner -- y: 111<text:line-break/>inner -- y: 222<text:line-break/>inner -- y: 333<text:line-break/>inner -- y: 444<text:line-break/>inner -- y: 555<text:line-break/>inner -- y: 666<text:line-break/>outer -- after<text:line-break/>----------------------------------------<text:line-break/>outer -- x: 22<text:line-break/>inner -- y: 111<text:line-break/>inner -- y: 222<text:line-break/>inner -- y: 333<text:line-break/>inner -- y: 444<text:line-break/>inner -- y: 555<text:line-break/>inner -- y: 666<text:line-break/>outer -- after<text:line-break/>----------------------------------------<text:line-break/>outer -- x: 33<text:line-break/>inner -- y: 111<text:line-break/>inner -- y: 222<text:line-break/>inner -- y: 333<text:line-break/>inner -- y: 444<text:line-break/>out of loop -- exp: leaving inner loop</text:p>
              </text:list-item>
            </text:list>
          </text:section>
        </text:section>
        <text:section text:style-name="Sect1" text:name="Section183">
          <text:h text:style-name="rststyle-heading2" text:outline-level="2"><text:soft-page-break/>3.6   Functions</text:h>
          <text:p text:style-name="rststyle-textbody">A function has these characteristics:</text:p>
          <text:list xml:id="list172944728564166" text:style-name="rststyle-bulletlist">
            <text:list-item>
              <text:p text:style-name="rststyle-bulletitem">It groups a block of code together so that we can call it by name.</text:p>
            </text:list-item>
            <text:list-item>
              <text:p text:style-name="rststyle-bulletitem">It enables us to pass values into the the function when we call it.</text:p>
            </text:list-item>
            <text:list-item>
              <text:p text:style-name="rststyle-bulletitem">It can returns a value (even if None).</text:p>
            </text:list-item>
            <text:list-item>
              <text:p text:style-name="rststyle-bulletitem">When a function is called, it has its own namespace. Variables in the function are local to the function (and disappear when the function exits).</text:p>
            </text:list-item>
          </text:list>
          <text:p text:style-name="rststyle-textbody">A function is defined with the <text:span text:style-name="rststyle-inlineliteral">def:</text:span> statement. Here is a simple example/template:</text:p>
          <text:p text:style-name="rststyle-codeblock">def function_name(arg1, arg2):<text:line-break/> <text:s text:c="3"/>local_var1 = arg1 + 1<text:line-break/> <text:s text:c="3"/>local_var2 = arg2 * 2<text:line-break/> <text:s text:c="3"/>return local_var1 + local_var2</text:p>
          <text:p text:style-name="rststyle-textbody">And, here is an example of calling this function:</text:p>
          <text:p text:style-name="rststyle-codeblock">result = function_name(1, 2)</text:p>
          <text:p text:style-name="rststyle-textbody">Here are a few notes of explanation:</text:p>
          <text:list xml:id="list172942947747665" text:style-name="rststyle-bulletlist">
            <text:list-item>
              <text:p text:style-name="rststyle-bulletitem">The above defines a function whose name is <text:span text:style-name="rststyle-inlineliteral">function_name</text:span>.</text:p>
            </text:list-item>
            <text:list-item>
              <text:p text:style-name="rststyle-bulletitem">The function <text:span text:style-name="rststyle-inlineliteral">function_name</text:span> has two arguments. That means that we can and must pass in exactly two values when we call it.</text:p>
            </text:list-item>
            <text:list-item>
              <text:p text:style-name="rststyle-bulletitem">This function has two local variables, <text:span text:style-name="rststyle-inlineliteral">local_var1</text:span> and <text:span text:style-name="rststyle-inlineliteral">local_var2</text:span>. These variables are local in the sense that after we call this function, these two variables are <text:span text:style-name="rststyle-strong">not</text:span> available in the location of the caller.</text:p>
            </text:list-item>
            <text:list-item>
              <text:p text:style-name="rststyle-bulletitem">When we call this function, it returns one value, specifically the sum of <text:span text:style-name="rststyle-inlineliteral">local_var1</text:span> and <text:span text:style-name="rststyle-inlineliteral">local_var2</text:span>.</text:p>
            </text:list-item>
          </text:list>
          <text:p text:style-name="rststyle-textbody">Exercises:</text:p>
          <text:list xml:id="list172944714014359" text:style-name="rststyle-enumlist-arabic">
            <text:list-item>
              <text:p text:style-name="P11">Write a function that takes a list of integers as an argument, and returns the sum of the integers in that list.</text:p>
            </text:list-item>
          </text:list>
          <text:p text:style-name="rststyle-textbody">Solutions:</text:p>
          <text:list xml:id="list172943475388545" text:style-name="rststyle-enumlist-arabic">
            <text:list-item>
              <text:p text:style-name="P11">The <text:span text:style-name="rststyle-inlineliteral">return</text:span> statement enables us to return a value from a function:</text:p>
              <text:p text:style-name="P15">def list_sum(values):<text:line-break/> <text:s text:c="3"/>sum = 0<text:line-break/> <text:s text:c="3"/>for value in values:<text:line-break/> <text:s text:c="7"/>sum += value<text:line-break/> <text:s text:c="3"/>return sum<text:line-break/><text:line-break/>def test():<text:line-break/> <text:s text:c="3"/>a = [11, 22, 33, 44, ]<text:line-break/> <text:s text:c="3"/>print list_sum(a)<text:line-break/><text:line-break/>if __name__ == '__main__':<text:line-break/><text:soft-page-break/> <text:s text:c="3"/>test()</text:p>
            </text:list-item>
          </text:list>
          <text:section text:style-name="Sect1" text:name="Section184">
            <text:h text:style-name="rststyle-heading3" text:outline-level="3">3.6.1   Optional arguments and default values</text:h>
            <text:p text:style-name="rststyle-textbody">You can provide a default value for an argument to a function.</text:p>
            <text:p text:style-name="rststyle-textbody">If you do, that argument is optional (when the function is called).</text:p>
            <text:p text:style-name="rststyle-textbody">Here are a few things to learn about optional arguments:</text:p>
            <text:list xml:id="list172943401951556" text:style-name="rststyle-bulletlist">
              <text:list-item>
                <text:p text:style-name="rststyle-bulletitem">Provide a default value with an equal sign and a value. Example:</text:p>
                <text:p text:style-name="P14">def sample_func(arg1, arg2, arg3='empty', arg4=0):</text:p>
              </text:list-item>
              <text:list-item>
                <text:p text:style-name="rststyle-bulletitem">All parameters with default values must be after (to the right of) normal parameters.</text:p>
              </text:list-item>
              <text:list-item>
                <text:p text:style-name="rststyle-bulletitem">Do not use a mutable object as a default value. Because the <text:span text:style-name="rststyle-inlineliteral">def:</text:span> statement is evaluated only once and <text:span text:style-name="rststyle-strong">not</text:span> each time the function is called, the mutable object might be shared across multiple calls to the function. Do not do this:</text:p>
                <text:p text:style-name="P14">def sample_func(arg1, arg2=[]):</text:p>
                <text:p text:style-name="rststyle-bulletitem">Instead, do this:</text:p>
                <text:p text:style-name="P14">def sample_func(arg1, arg2=None):<text:line-break/> <text:s text:c="3"/>if arg2 is None:<text:line-break/> <text:s text:c="7"/>arg2 = []</text:p>
                <text:p text:style-name="rststyle-bulletitem">Here is an example that illustrates how this might go wrong:</text:p>
                <text:p text:style-name="P14">def adder(a, b=[]):<text:line-break/> <text:s text:c="3"/>b.append(a)<text:line-break/> <text:s text:c="3"/>return b<text:line-break/><text:line-break/>def test():<text:line-break/> <text:s text:c="3"/>print adder('aaa')<text:line-break/> <text:s text:c="3"/>print adder('bbb')<text:line-break/> <text:s text:c="3"/>print adder('ccc')<text:line-break/><text:line-break/>test()</text:p>
                <text:p text:style-name="rststyle-bulletitem">Which, when executed, displays the following:</text:p>
                <text:p text:style-name="P14">['aaa']<text:line-break/>['aaa', 'bbb']<text:line-break/>['aaa', 'bbb', 'ccc']</text:p>
              </text:list-item>
            </text:list>
            <text:p text:style-name="rststyle-textbody">Exercises:</text:p>
            <text:list xml:id="list172943457056831" text:style-name="rststyle-enumlist-arabic">
              <text:list-item>
                <text:p text:style-name="P11">Write a function that writes a string to a file. The function takes two arguments: (1) a file that is open for output and (2) a string. Give the second argument (the string) a default value so that when the second argument is omitted, an empty, blank line is written to the file.</text:p>
              </text:list-item>
              <text:list-item>
                <text:p text:style-name="P11"><text:soft-page-break/>Write a function that takes the following arguments: (1) a name, (2) a value, and (3) and optional dictionary. The function adds the value to the dictionary using the name as a key in the dictionary.</text:p>
              </text:list-item>
            </text:list>
            <text:p text:style-name="rststyle-textbody">Solutions:</text:p>
            <text:list xml:id="list172943096638964" text:style-name="rststyle-enumlist-arabic">
              <text:list-item>
                <text:p text:style-name="P11">We can pass a file as we would any other object. And, we can use a newline character as a default parameter value:</text:p>
                <text:p text:style-name="P15">import sys<text:line-break/><text:line-break/>def writer(outfile, msg='\n'):<text:line-break/> <text:s text:c="3"/>outfile.write(msg)<text:line-break/><text:line-break/>def test():<text:line-break/> <text:s text:c="3"/>writer(sys.stdout, 'aaaaa\n')<text:line-break/> <text:s text:c="3"/>writer(sys.stdout)<text:line-break/> <text:s text:c="3"/>writer(sys.stdout, 'bbbbb\n')<text:line-break/><text:line-break/>test()</text:p>
                <text:p text:style-name="P11">When run from the command line, this prints out the following:</text:p>
                <text:p text:style-name="P15">aaaaa<text:line-break/><text:line-break/>bbbbb</text:p>
              </text:list-item>
              <text:list-item>
                <text:p text:style-name="P11">In this solution we are careful <text:span text:style-name="rststyle-strong">not</text:span> to use a mutable object as a default value:</text:p>
                <text:p text:style-name="P15">def add_to_dict(name, value, dic=None):<text:line-break/> <text:s text:c="3"/>if dic is None:<text:line-break/> <text:s text:c="7"/>dic = {}<text:line-break/> <text:s text:c="3"/>dic[name] = value<text:line-break/> <text:s text:c="3"/>return dic<text:line-break/><text:line-break/>def test():<text:line-break/> <text:s text:c="3"/>dic1 = {'albert': 'cute', }<text:line-break/> <text:s text:c="3"/>print add_to_dict('barry', 'funny', dic1)<text:line-break/> <text:s text:c="3"/>print add_to_dict('charlene', 'smart', dic1)<text:line-break/> <text:s text:c="3"/>print add_to_dict('darryl', 'outrageous')<text:line-break/> <text:s text:c="3"/>print add_to_dict('eddie', 'friendly')<text:line-break/><text:line-break/>test()</text:p>
                <text:p text:style-name="P11">If we run this script, we see:</text:p>
                <text:p text:style-name="P15">{'barry': 'funny', 'albert': 'cute'}<text:line-break/>{'barry': 'funny', 'albert': 'cute', 'charlene': 'smart'}<text:line-break/>{'darryl': 'outrageous'}<text:line-break/>{'eddie': 'friendly'}</text:p>
                <text:p text:style-name="P11">Notes:</text:p>
                <text:list text:style-name="rststyle-bulletlist">
                  <text:list-item>
                    <text:p text:style-name="rststyle-bulletitem">It's important that the default value for the dictionary is <text:span text:style-name="rststyle-inlineliteral">None</text:span> rather than an empty dictionary, for example (<text:span text:style-name="rststyle-inlineliteral">{}</text:span>). Remember that the <text:span text:style-name="rststyle-inlineliteral">def:</text:span> statement is <text:soft-page-break/>evaluated only once, which results in a <text:span text:style-name="rststyle-emphasis">single</text:span> dictionary, which would be shared by all callers that do not provide a dictionary as an argument.</text:p>
                  </text:list-item>
                </text:list>
              </text:list-item>
            </text:list>
          </text:section>
          <text:section text:style-name="Sect1" text:name="Section185">
            <text:h text:style-name="rststyle-heading3" text:outline-level="3">3.6.2   Passing functions as arguments</text:h>
            <text:p text:style-name="rststyle-textbody">A function, like any other object, can be passed as an argument to a function. This is due the the fact that almost all (maybe all) objects in Python are "first class objects". A first class object is one which we can:</text:p>
            <text:list xml:id="list172943570161059" text:style-name="rststyle-enumlist-arabic">
              <text:list-item>
                <text:p text:style-name="P11">Store in a data structure (e.g. a list, a dictionary, ...).</text:p>
              </text:list-item>
              <text:list-item>
                <text:p text:style-name="P11">Pass to a function.</text:p>
              </text:list-item>
              <text:list-item>
                <text:p text:style-name="P11">Return from a function.</text:p>
              </text:list-item>
            </text:list>
            <text:p text:style-name="rststyle-textbody">Exercises:</text:p>
            <text:list xml:id="list172942762863284" text:style-name="rststyle-enumlist-arabic">
              <text:list-item>
                <text:p text:style-name="P11">Write a function that takes three arguments: (1) an input file, (2) an output file, and (3) a filter function:</text:p>
                <text:list text:style-name="rststyle-bulletlist">
                  <text:list-item>
                    <text:p text:style-name="rststyle-bulletitem">Argument 1 is a file opened for reading.</text:p>
                  </text:list-item>
                  <text:list-item>
                    <text:p text:style-name="rststyle-bulletitem">Argument 2 is a file opened for writing.</text:p>
                  </text:list-item>
                  <text:list-item>
                    <text:p text:style-name="rststyle-bulletitem">Argument 3 is a function that takes a single argument (a string), performs a transformation on that string, and returns the transformed string.</text:p>
                  </text:list-item>
                </text:list>
                <text:p text:style-name="P11">The above function should read each line in the input text file, pass that line through the filter function, then write that (possibly) transformed line to the output file.</text:p>
                <text:p text:style-name="P11">Now, write one or more "filter functions" that can be passed to the function described above.</text:p>
              </text:list-item>
            </text:list>
            <text:p text:style-name="rststyle-textbody">Solutions:</text:p>
            <text:list xml:id="list172943383099869" text:style-name="rststyle-enumlist-arabic">
              <text:list-item>
                <text:p text:style-name="P11">This script adds or removes comment characters to the lines of a file:</text:p>
                <text:p text:style-name="P15">import sys<text:line-break/><text:line-break/>def filter(infile, outfile, filterfunc):<text:line-break/> <text:s text:c="3"/>for line in infile:<text:line-break/> <text:s text:c="7"/>line = filterfunc(line)<text:line-break/> <text:s text:c="7"/>outfile.write(line)<text:line-break/><text:line-break/>def add_comment(line):<text:line-break/> <text:s text:c="3"/>line = '## %s' % (line, )<text:line-break/> <text:s text:c="3"/>return line<text:line-break/><text:line-break/>def remove_comment(line):<text:line-break/> <text:s text:c="3"/>if line.startswith('## '):<text:line-break/> <text:s text:c="7"/>line = line[3:]<text:line-break/> <text:s text:c="3"/>return line<text:line-break/><text:line-break/>def main():<text:line-break/> <text:s text:c="3"/>filter(sys.stdin, sys.stdout, add_comment)<text:line-break/><text:line-break/><text:soft-page-break/>if __name__ == '__main__':<text:line-break/> <text:s text:c="3"/>main()</text:p>
                <text:p text:style-name="P11">Running this might produce something like the following (note for MS Windows users: use <text:span text:style-name="rststyle-inlineliteral">type</text:span> instead of <text:span text:style-name="rststyle-inlineliteral">cat</text:span>):</text:p>
                <text:p text:style-name="P15">$ cat tmp.txt<text:line-break/>line 1<text:line-break/>line 2<text:line-break/>line 3<text:line-break/>$ cat tmp.txt | python workbook005.py<text:line-break/>## line 1<text:line-break/>## line 2<text:line-break/>## line 3</text:p>
              </text:list-item>
            </text:list>
          </text:section>
          <text:section text:style-name="Sect1" text:name="Section186">
            <text:h text:style-name="rststyle-heading3" text:outline-level="3">3.6.3   Extra args and keyword args</text:h>
            <text:p text:style-name="rststyle-textbody">Additional positional arguments passed to a function that are not specified in the function definition (the <text:span text:style-name="rststyle-inlineliteral">def:</text:span> statement``), are collected in an argument preceded by a single asterisk. Keyword arguments passed to a function that are not specified in the function definition can be collected in a dictionary and passed to an argument preceded by a double asterisk.</text:p>
            <text:p text:style-name="rststyle-textbody">Examples:</text:p>
            <text:list xml:id="list172944581079611" text:style-name="rststyle-enumlist-arabic">
              <text:list-item>
                <text:p text:style-name="P11">Write a function that takes one positional argument, one argument with a default value, and also extra args and keyword args.</text:p>
              </text:list-item>
              <text:list-item>
                <text:p text:style-name="P11">Write a function that passes all its arguments, no matter how many, to a call to another function.</text:p>
              </text:list-item>
            </text:list>
            <text:p text:style-name="rststyle-textbody">Solutions:</text:p>
            <text:list xml:id="list172943795390512" text:style-name="rststyle-enumlist-arabic">
              <text:list-item>
                <text:p text:style-name="P11">We use <text:span text:style-name="rststyle-inlineliteral">*args</text:span> and <text:span text:style-name="rststyle-inlineliteral">**kwargs</text:span> to collect extra arguments and extra keyword arguments:</text:p>
                <text:p text:style-name="P15">def show_args(x, y=-1, *args, **kwargs):<text:line-break/> <text:s text:c="3"/>print '-' * 40<text:line-break/> <text:s text:c="3"/>print 'x:', x<text:line-break/> <text:s text:c="3"/>print 'y:', y<text:line-break/> <text:s text:c="3"/>print 'args:', args<text:line-break/> <text:s text:c="3"/>print 'kwargs:', kwargs<text:line-break/><text:line-break/>def test():<text:line-break/> <text:s text:c="3"/>show_args(1)<text:line-break/> <text:s text:c="3"/>show_args(x=2, y=3)<text:line-break/> <text:s text:c="3"/>show_args(y=5, x=4)<text:line-break/> <text:s text:c="3"/>show_args(4, 5, 6, 7, 8)<text:line-break/> <text:s text:c="3"/>show_args(11, y=44, a=55, b=66)<text:line-break/><text:line-break/>test()</text:p>
                <text:p text:style-name="P11"><text:soft-page-break/>Running this script produces the following:</text:p>
                <text:p text:style-name="P15">$ python workbook006.py<text:line-break/>----------------------------------------<text:line-break/>x: 1<text:line-break/>y: -1<text:line-break/>args: ()<text:line-break/>kwargs: {}<text:line-break/>----------------------------------------<text:line-break/>x: 2<text:line-break/>y: 3<text:line-break/>args: ()<text:line-break/>kwargs: {}<text:line-break/>----------------------------------------<text:line-break/>x: 4<text:line-break/>y: 5<text:line-break/>args: ()<text:line-break/>kwargs: {}<text:line-break/>----------------------------------------<text:line-break/>x: 4<text:line-break/>y: 5<text:line-break/>args: (6, 7, 8)<text:line-break/>kwargs: {}<text:line-break/>----------------------------------------<text:line-break/>x: 11<text:line-break/>y: 44<text:line-break/>args: ()<text:line-break/>kwargs: {'a': 55, 'b': 66}</text:p>
                <text:p text:style-name="P11">Notes:</text:p>
                <text:list text:style-name="rststyle-bulletlist">
                  <text:list-item>
                    <text:p text:style-name="rststyle-bulletitem">The spelling of <text:span text:style-name="rststyle-inlineliteral">args</text:span> and <text:span text:style-name="rststyle-inlineliteral">kwargs</text:span> is not fixed, but the</text:p>
                  </text:list-item>
                </text:list>
              </text:list-item>
              <text:list-item>
                <text:p text:style-name="P11">We use <text:span text:style-name="rststyle-inlineliteral">args</text:span> and <text:span text:style-name="rststyle-inlineliteral">kwargs</text:span> to catch and pass on all arguments:</text:p>
                <text:p text:style-name="P15">def func1(*args, **kwargs):<text:line-break/> <text:s text:c="3"/>print 'args: %s' % (args, )<text:line-break/> <text:s text:c="3"/>print 'kwargs: %s' % (kwargs, )<text:line-break/><text:line-break/>def func2(*args, **kwargs):<text:line-break/> <text:s text:c="3"/>print 'before'<text:line-break/> <text:s text:c="3"/>func1(*args, **kwargs)<text:line-break/> <text:s text:c="3"/>print 'after'<text:line-break/><text:line-break/>def test():<text:line-break/> <text:s text:c="3"/>func2('aaa', 'bbb', 'ccc', arg1='ddd', arg2='eee')<text:line-break/><text:line-break/>test()</text:p>
                <text:p text:style-name="P11">When we run this, it prints the following:</text:p>
                <text:p text:style-name="P15">before<text:line-break/>args: ('aaa', 'bbb', 'ccc')<text:line-break/>kwargs: {'arg1': 'ddd', 'arg2': 'eee'}<text:line-break/>after</text:p>
                <text:p text:style-name="P11"><text:soft-page-break/>Notes:</text:p>
                <text:list text:style-name="rststyle-bulletlist">
                  <text:list-item>
                    <text:p text:style-name="rststyle-bulletitem">In a function <text:span text:style-name="rststyle-emphasis">call</text:span>, the <text:span text:style-name="rststyle-inlineliteral">*</text:span> operator unrolls a list into individual positional arguments, and the <text:span text:style-name="rststyle-inlineliteral">**</text:span> operator unrolls a dictionary into individual keyword arguments.</text:p>
                  </text:list-item>
                </text:list>
              </text:list-item>
            </text:list>
            <text:section text:style-name="Sect1" text:name="Section187">
              <text:h text:style-name="rststyle-heading4" text:outline-level="4">3.6.3.1   Order of arguments (positional, extra, and keyword args)</text:h>
              <text:p text:style-name="rststyle-textbody">In a function <text:span text:style-name="rststyle-emphasis">definition</text:span>, arguments must appear in the following order, from left to right:</text:p>
              <text:list xml:id="list172944447928238" text:style-name="rststyle-enumlist-arabic">
                <text:list-item>
                  <text:p text:style-name="P11">Positional (normal, plain) arguments</text:p>
                </text:list-item>
                <text:list-item>
                  <text:p text:style-name="P11">Arguments with default values, if any</text:p>
                </text:list-item>
                <text:list-item>
                  <text:p text:style-name="P11">Extra arguments parameter (proceded by single asterisk), if present</text:p>
                </text:list-item>
                <text:list-item>
                  <text:p text:style-name="P11">Keyword arguments parameter (proceded by double asterisk), if present</text:p>
                </text:list-item>
              </text:list>
              <text:p text:style-name="rststyle-textbody">In a function <text:span text:style-name="rststyle-emphasis">call</text:span>, arguments must appear in the following order, from left to right:</text:p>
              <text:list xml:id="list172942871570237" text:style-name="rststyle-enumlist-arabic">
                <text:list-item>
                  <text:p text:style-name="P11">Positional (plain) arguments</text:p>
                </text:list-item>
                <text:list-item>
                  <text:p text:style-name="P11">Extra arguments, if present</text:p>
                </text:list-item>
                <text:list-item>
                  <text:p text:style-name="P11">Keyword arguments, if present</text:p>
                </text:list-item>
              </text:list>
            </text:section>
          </text:section>
          <text:section text:style-name="Sect1" text:name="Section188">
            <text:h text:style-name="rststyle-heading3" text:outline-level="3">3.6.4   Functions and duck-typing and polymorphism</text:h>
            <text:p text:style-name="rststyle-textbody">If the arguments and return value of a function satisfy some description, then we can say that the function is polymorphic with respect to that description.</text:p>
            <text:p text:style-name="rststyle-textbody">If the some of the methods of an object satisfy some description, then we can say that the object is polymorphic with respect to that description.</text:p>
            <text:p text:style-name="rststyle-textbody">Basically, what this does is to enable us to use a function or an object anywhere that function satisfies the requirements given by a description.</text:p>
            <text:p text:style-name="rststyle-textbody">Exercises:</text:p>
            <text:list xml:id="list172943407027081" text:style-name="rststyle-enumlist-arabic">
              <text:list-item>
                <text:p text:style-name="P11">Implement a function that takes two arguments: a function and an object. It applies the function argument to the object.</text:p>
              </text:list-item>
              <text:list-item>
                <text:p text:style-name="P11">Implement a function that takes two arguments: a list of functions and an object. It applies each function in the list to the argument.</text:p>
              </text:list-item>
            </text:list>
            <text:p text:style-name="rststyle-textbody">Solutions:</text:p>
            <text:list xml:id="list172943242303128" text:style-name="rststyle-enumlist-arabic">
              <text:list-item>
                <text:p text:style-name="P11">We can pass a function as an argument to a function:</text:p>
                <text:p text:style-name="P15">def fancy(obj):<text:line-break/> <text:s text:c="3"/>print 'fancy fancy -- %s -- fancy fancy' % (obj, )<text:line-break/><text:line-break/>def plain(obj):<text:line-break/> <text:s text:c="3"/>print 'plain -- %s -- plain' % (obj, )<text:line-break/><text:line-break/>def show(func, obj):<text:line-break/> <text:s text:c="3"/>func(obj)<text:line-break/><text:soft-page-break/><text:line-break/>def main():<text:line-break/> <text:s text:c="3"/>a = {'aa': 11, 'bb': 22, }<text:line-break/> <text:s text:c="3"/>show(fancy, a)<text:line-break/> <text:s text:c="3"/>show(plain, a)<text:line-break/><text:line-break/>if __name__ == '__main__':<text:line-break/> <text:s text:c="3"/>main()</text:p>
              </text:list-item>
              <text:list-item>
                <text:p text:style-name="P11">We can also put functions (function objects) in a data structure (for example, a list), and then pass that data structure to a function:</text:p>
                <text:p text:style-name="P15">def fancy(obj):<text:line-break/> <text:s text:c="3"/>print 'fancy fancy -- %s -- fancy fancy' % (obj, )<text:line-break/><text:line-break/>def plain(obj):<text:line-break/> <text:s text:c="3"/>print 'plain -- %s -- plain' % (obj, )<text:line-break/><text:line-break/>Func_list = [fancy, plain, ]<text:line-break/><text:line-break/>def show(funcs, obj):<text:line-break/> <text:s text:c="3"/>for func in funcs:<text:line-break/> <text:s text:c="7"/>func(obj)<text:line-break/><text:line-break/>def main():<text:line-break/> <text:s text:c="3"/>a = {'aa': 11, 'bb': 22, }<text:line-break/> <text:s text:c="3"/>show(Func_list, a)<text:line-break/><text:line-break/>if __name__ == '__main__':<text:line-break/> <text:s text:c="3"/>main()</text:p>
              </text:list-item>
            </text:list>
            <text:p text:style-name="rststyle-textbody">Notice that Python supports polymorphism (with or) without inheritance. This type of polymorphism is enabled by what is called duck-typing. For more on this see: Duck typing -- http://en.wikipedia.org/wiki/Duck_typing at Wikipedia.</text:p>
          </text:section>
          <text:section text:style-name="Sect1" text:name="Section189">
            <text:h text:style-name="rststyle-heading3" text:outline-level="3">3.6.5   Recursive functions</text:h>
            <text:p text:style-name="rststyle-textbody">A recursive function is a function that calls itself.</text:p>
            <text:p text:style-name="rststyle-textbody">A recursive function must have a limiting condition, or else it will loop endlessly.</text:p>
            <text:p text:style-name="rststyle-textbody">Each recursive call consumes space on the function call stack. Therefore, the number of recursions must have some reasonable upper bound.</text:p>
            <text:p text:style-name="rststyle-textbody">Exercises:</text:p>
            <text:list xml:id="list172944401116590" text:style-name="rststyle-enumlist-arabic">
              <text:list-item>
                <text:p text:style-name="P11">Write a recursive function that prints information about each node in the following tree-structure data structure:</text:p>
                <text:p text:style-name="P15">Tree = {<text:line-break/> <text:s text:c="3"/>'name': 'animals',<text:line-break/> <text:s text:c="3"/>'left_branch': {<text:line-break/><text:soft-page-break/> <text:s text:c="7"/>'name': 'birds',<text:line-break/> <text:s text:c="7"/>'left_branch': {<text:line-break/> <text:s text:c="11"/>'name': 'seed eaters',<text:line-break/> <text:s text:c="11"/>'left_branch': {<text:line-break/> <text:s text:c="15"/>'name': 'house finch',<text:line-break/> <text:s text:c="15"/>'left_branch': None,<text:line-break/> <text:s text:c="15"/>'right_branch': None,<text:line-break/> <text:s text:c="11"/>},<text:line-break/> <text:s text:c="11"/>'right_branch': {<text:line-break/> <text:s text:c="15"/>'name': 'white crowned sparrow',<text:line-break/> <text:s text:c="15"/>'left_branch': None,<text:line-break/> <text:s text:c="15"/>'right_branch': None,<text:line-break/> <text:s text:c="11"/>},<text:line-break/> <text:s text:c="7"/>},<text:line-break/> <text:s text:c="7"/>'right_branch': {<text:line-break/> <text:s text:c="11"/>'name': 'insect eaters',<text:line-break/> <text:s text:c="11"/>'left_branch': {<text:line-break/> <text:s text:c="15"/>'name': 'hermit thrush',<text:line-break/> <text:s text:c="15"/>'left_branch': None,<text:line-break/> <text:s text:c="15"/>'right_branch': None,<text:line-break/> <text:s text:c="11"/>},<text:line-break/> <text:s text:c="11"/>'right_branch': {<text:line-break/> <text:s text:c="15"/>'name': 'black headed phoebe',<text:line-break/> <text:s text:c="15"/>'left_branch': None,<text:line-break/> <text:s text:c="15"/>'right_branch': None,<text:line-break/> <text:s text:c="11"/>},<text:line-break/> <text:s text:c="7"/>},<text:line-break/> <text:s text:c="3"/>},<text:line-break/> <text:s text:c="3"/>'right_branch': None,<text:line-break/>}</text:p>
              </text:list-item>
            </text:list>
            <text:p text:style-name="rststyle-textbody">Solutions:</text:p>
            <text:list xml:id="list172943389275681" text:style-name="rststyle-enumlist-arabic">
              <text:list-item>
                <text:p text:style-name="P11">We write a recursive function to walk the whole tree. The recursive function calls itself to process each child of a node in the tree:</text:p>
                <text:p text:style-name="P15">Tree = {<text:line-break/> <text:s text:c="3"/>'name': 'animals',<text:line-break/> <text:s text:c="3"/>'left_branch': {<text:line-break/> <text:s text:c="7"/>'name': 'birds',<text:line-break/> <text:s text:c="7"/>'left_branch': {<text:line-break/> <text:s text:c="11"/>'name': 'seed eaters',<text:line-break/> <text:s text:c="11"/>'left_branch': {<text:line-break/> <text:s text:c="15"/>'name': 'house finch',<text:line-break/> <text:s text:c="15"/>'left_branch': None,<text:line-break/> <text:s text:c="15"/>'right_branch': None,<text:line-break/> <text:s text:c="11"/>},<text:line-break/> <text:s text:c="11"/>'right_branch': {<text:line-break/> <text:s text:c="15"/>'name': 'white crowned sparrow',<text:line-break/> <text:s text:c="15"/>'left_branch': None,<text:line-break/> <text:s text:c="15"/>'right_branch': None,<text:line-break/> <text:s text:c="11"/>},<text:line-break/> <text:s text:c="7"/>},<text:line-break/><text:soft-page-break/> <text:s text:c="7"/>'right_branch': {<text:line-break/> <text:s text:c="11"/>'name': 'insect eaters',<text:line-break/> <text:s text:c="11"/>'left_branch': {<text:line-break/> <text:s text:c="15"/>'name': 'hermit thrush',<text:line-break/> <text:s text:c="15"/>'left_branch': None,<text:line-break/> <text:s text:c="15"/>'right_branch': None,<text:line-break/> <text:s text:c="11"/>},<text:line-break/> <text:s text:c="11"/>'right_branch': {<text:line-break/> <text:s text:c="15"/>'name': 'black headed phoebe',<text:line-break/> <text:s text:c="15"/>'left_branch': None,<text:line-break/> <text:s text:c="15"/>'right_branch': None,<text:line-break/> <text:s text:c="11"/>},<text:line-break/> <text:s text:c="7"/>},<text:line-break/> <text:s text:c="3"/>},<text:line-break/> <text:s text:c="3"/>'right_branch': None,<text:line-break/>}<text:line-break/><text:line-break/>Indents = [' <text:s text:c="3"/>' * idx for idx in range(10)]<text:line-break/><text:line-break/>def walk_and_show(node, level=0):<text:line-break/> <text:s text:c="3"/>if node is None:<text:line-break/> <text:s text:c="7"/>return<text:line-break/> <text:s text:c="3"/>print '%sname: %s' % (Indents[level], node['name'], )<text:line-break/> <text:s text:c="3"/>level += 1<text:line-break/> <text:s text:c="3"/>walk_and_show(node['left_branch'], level)<text:line-break/> <text:s text:c="3"/>walk_and_show(node['right_branch'], level)<text:line-break/><text:line-break/>def test():<text:line-break/> <text:s text:c="3"/>walk_and_show(Tree)<text:line-break/><text:line-break/>if __name__ == '__main__':<text:line-break/> <text:s text:c="3"/>test()</text:p>
                <text:p text:style-name="P11">Notes:</text:p>
                <text:list text:style-name="rststyle-bulletlist">
                  <text:list-item>
                    <text:p text:style-name="rststyle-bulletitem">Later, you will learn how to create equivalent data structures using classes and OOP (object-oriented programming). For more on that see Recursive calls to methods in this document.</text:p>
                  </text:list-item>
                </text:list>
              </text:list-item>
            </text:list>
          </text:section>
          <text:section text:style-name="Sect1" text:name="Section190">
            <text:h text:style-name="rststyle-heading3" text:outline-level="3">3.6.6   Generators and iterators</text:h>
            <text:p text:style-name="rststyle-textbody">The "iterator protocol" defines what an iterator object must do in order to be usable in an "iterator context" such as a <text:span text:style-name="rststyle-inlineliteral">for</text:span> statement. The iterator protocol is described in the standard library reference: Iterator Types -- http://docs.python.org/lib/typeiter.html</text:p>
            <text:p text:style-name="rststyle-textbody">An easy way to define an object that obeys the iterator protocol is to write a generator function. A generator function is a function that contains one or more <text:span text:style-name="rststyle-inlineliteral">yield</text:span> statements. If a function contains at least one <text:span text:style-name="rststyle-inlineliteral">yield</text:span> statement, then that function when called, returns generator iterator, which is an object that obeys the iterator protocol, i.e. it's an iterator object.</text:p>
            <text:p text:style-name="rststyle-textbody"><text:soft-page-break/>Note that in recent versions of Python, yield is an expression. This enables the consumer to communicate back with the producer (the generator iterator). For more on this, see PEP: 342 Coroutines via Enhanced Generators - http://www.python.org/dev/peps/pep-0342/.</text:p>
            <text:p text:style-name="rststyle-textbody">Exercises:</text:p>
            <text:list xml:id="list172944417170996" text:style-name="rststyle-enumlist-arabic">
              <text:list-item>
                <text:p text:style-name="P11">Implement a generator function -- The generator produced should <text:span text:style-name="rststyle-inlineliteral">yield</text:span> all values from a list/iterable that satisfy a predicate. It should apply the transforms before return each value. The function takes these arguments:</text:p>
                <text:list>
                  <text:list-item>
                    <text:p text:style-name="P11"><text:span text:style-name="rststyle-inlineliteral">values</text:span> -- A list of values. Actually, it could be any iterable.</text:p>
                  </text:list-item>
                  <text:list-item>
                    <text:p text:style-name="P11"><text:span text:style-name="rststyle-inlineliteral">predicate</text:span> -- A function that takes a single argument, performs a test on that value, and returns True or False.</text:p>
                  </text:list-item>
                  <text:list-item>
                    <text:p text:style-name="P11"><text:span text:style-name="rststyle-inlineliteral">transforms</text:span> -- (optional) A list of functions. Apply each function in this list and returns the resulting value. So, for example, if the function is called like this:</text:p>
                    <text:p text:style-name="P15">result = transforms([11, 22], p, [f, g])</text:p>
                    <text:p text:style-name="P11">then the resulting generator might return:</text:p>
                    <text:p text:style-name="P15">g(f(11))</text:p>
                  </text:list-item>
                </text:list>
              </text:list-item>
              <text:list-item>
                <text:p text:style-name="P11">Implement a generator function that takes a list of URLs as its argument and generates the contents of each Web page, one by one (that is, it produces a sequence of strings, the HTML page contents).</text:p>
              </text:list-item>
            </text:list>
            <text:p text:style-name="rststyle-textbody">Solutions:</text:p>
            <text:list xml:id="list172943216119288" text:style-name="rststyle-enumlist-arabic">
              <text:list-item>
                <text:p text:style-name="P11">Here is the implementation of a function which contains <text:span text:style-name="rststyle-inlineliteral">yield</text:span>, and, therefore, produces a generator:</text:p>
                <text:p text:style-name="P15">#!/usr/bin/env python<text:line-break/>"""<text:line-break/>filter_and_transform<text:line-break/><text:line-break/>filter_and_transform(content, test_func, transforms=None)<text:line-break/><text:line-break/>Return a generator that returns items from content after applying<text:line-break/>the functions in transforms if the item satisfies test_func .<text:line-break/><text:line-break/>Arguments:<text:line-break/><text:line-break/> <text:s text:c="2"/>1. ``values`` -- A list of values<text:line-break/><text:line-break/> <text:s text:c="2"/>2. ``predicate`` -- A function that takes a single argument,<text:line-break/> <text:s text:c="5"/>performs a test on that value, and returns True <text:soft-page-break/>or False.<text:line-break/><text:line-break/> <text:s text:c="2"/>3. ``transforms`` -- (optional) A list of functions. <text:s/>Apply each<text:line-break/> <text:s text:c="5"/>function in this list and returns the resulting value. <text:s/>So,<text:line-break/> <text:s text:c="5"/>for example, if the function is called like this::<text:line-break/><text:line-break/> <text:s text:c="6"/>result = filter_and_transforms([11, 22], p, [f, g])<text:line-break/><text:line-break/> <text:s text:c="5"/>then the resulting generator might return::<text:line-break/><text:line-break/> <text:s text:c="9"/>g(f(11))<text:line-break/>"""<text:line-break/><text:line-break/>def filter_and_transform(content, test_func, transforms=None):<text:line-break/> <text:s text:c="3"/>for x in content:<text:line-break/> <text:s text:c="7"/>if test_func(x):<text:line-break/> <text:s text:c="11"/>if transforms is None:<text:line-break/> <text:s text:c="15"/>yield x<text:line-break/> <text:s text:c="11"/>elif isiterable(transforms):<text:line-break/> <text:s text:c="15"/>for func in transforms:<text:line-break/> <text:s text:c="19"/>x = func(x)<text:line-break/> <text:s text:c="15"/>yield x<text:line-break/> <text:s text:c="11"/>else:<text:line-break/> <text:s text:c="15"/>yield transforms(x)<text:line-break/><text:line-break/>def isiterable(x):<text:line-break/> <text:s text:c="3"/>flag = True<text:line-break/> <text:s text:c="3"/>try:<text:line-break/> <text:s text:c="7"/>x = iter(x)<text:line-break/> <text:s text:c="3"/>except TypeError, exp:<text:line-break/> <text:s text:c="7"/>flag = False<text:line-break/> <text:s text:c="3"/>return flag<text:line-break/><text:line-break/>def iseven(n):<text:line-break/> <text:s text:c="3"/>return n % 2 == 0<text:line-break/><text:line-break/>def f(n):<text:line-break/> <text:s text:c="3"/>return n * 2<text:line-break/><text:line-break/>def g(n):<text:line-break/> <text:s text:c="3"/>return n ** 2<text:line-break/><text:line-break/>def test():<text:line-break/> <text:s text:c="3"/>data1 = [11, 22, 33, 44, 55, 66, 77, ]<text:line-break/> <text:s text:c="3"/>for val in filter_and_transform(data1, iseven, f):<text:line-break/> <text:s text:c="7"/>print 'val: %d' % (val, )<text:line-break/> <text:s text:c="3"/>print '-' * 40<text:line-break/> <text:s text:c="3"/>for val in filter_and_transform(data1, iseven, [f, <text:soft-page-break/>g]):<text:line-break/> <text:s text:c="7"/>print 'val: %d' % (val, )<text:line-break/> <text:s text:c="3"/>print '-' * 40<text:line-break/> <text:s text:c="3"/>for val in filter_and_transform(data1, iseven):<text:line-break/> <text:s text:c="7"/>print 'val: %d' % (val, )<text:line-break/><text:line-break/>if __name__ == '__main__':<text:line-break/> <text:s text:c="3"/>test()</text:p>
                <text:p text:style-name="P11">Notes:</text:p>
                <text:list text:style-name="rststyle-bulletlist">
                  <text:list-item>
                    <text:p text:style-name="rststyle-bulletitem">Because function <text:span text:style-name="rststyle-inlineliteral">filter_and_transform</text:span> contains <text:span text:style-name="rststyle-inlineliteral">yield</text:span>, when called, it returns an iterator object, which we can use in a <text:span text:style-name="rststyle-inlineliteral">for</text:span> statement.</text:p>
                  </text:list-item>
                  <text:list-item>
                    <text:p text:style-name="rststyle-bulletitem">The second parameter of function <text:span text:style-name="rststyle-inlineliteral">filter_and_transform</text:span> takes any function which takes a single argument and returns True or False. This is an example of polymorphism and "duck typing" (see Duck Typing -- http://en.wikipedia.org/wiki/Duck_typing). An analogous claim can be made about the third parameter.</text:p>
                  </text:list-item>
                </text:list>
              </text:list-item>
              <text:list-item>
                <text:p text:style-name="P11">The following function uses the <text:span text:style-name="rststyle-inlineliteral">urllib</text:span> module and the <text:span text:style-name="rststyle-inlineliteral">yield</text:span> function to generate the contents of a sequence of Web pages:</text:p>
                <text:p text:style-name="P15">import urllib<text:line-break/><text:line-break/>Urls = [<text:line-break/> <text:s text:c="3"/>'http://yahoo.com',<text:line-break/> <text:s text:c="3"/>'http://python.org',<text:line-break/> <text:s text:c="3"/>'http://gimp.org', <text:s text:c="3"/># The GNU image manipulation program<text:line-break/> <text:s text:c="3"/>]<text:line-break/><text:line-break/>def walk(url_list):<text:line-break/> <text:s text:c="3"/>for url in url_list:<text:line-break/> <text:s text:c="7"/>f = urllib.urlopen(url)<text:line-break/> <text:s text:c="7"/>stuff = f.read()<text:line-break/> <text:s text:c="7"/>f.close()<text:line-break/> <text:s text:c="7"/>yield stuff<text:line-break/><text:line-break/>def test():<text:line-break/> <text:s text:c="3"/>for x in walk(Urls):<text:line-break/> <text:s text:c="7"/>print 'length: %d' % (len(x), )<text:line-break/><text:line-break/>if __name__ == '__main__':<text:line-break/> <text:s text:c="3"/>test()</text:p>
                <text:p text:style-name="P11">When I run this, I see:</text:p>
                <text:p text:style-name="P15">$ python generator_example.py<text:line-break/>length: 9554<text:line-break/>length: 16748<text:line-break/>length: 11487</text:p>
              </text:list-item>
            </text:list>
          </text:section>
        </text:section>
        <text:section text:style-name="Sect1" text:name="Section191">
          <text:h text:style-name="rststyle-heading2" text:outline-level="2"><text:soft-page-break/>3.7   Object-oriented programming and classes</text:h>
          <text:p text:style-name="rststyle-textbody">Classes provide Python's way to define new data types and to do OOP (object-oriented programming).</text:p>
          <text:p text:style-name="rststyle-textbody">If you have made it this far, you have already <text:span text:style-name="rststyle-emphasis">used</text:span> lots of objects. You have been a "consumer" of objects and their services. Now, you will learn how to define and implement new <text:span text:style-name="rststyle-emphasis">kinds</text:span> of objects. You will become a "producer" of objects. You will define new classes and you will implement the capabilities (methods) of each new class.</text:p>
          <text:p text:style-name="rststyle-textbody">A class is defined with the <text:span text:style-name="rststyle-inlineliteral">class</text:span> statement. The first line of a <text:span text:style-name="rststyle-inlineliteral">class</text:span> statement is a header (it has a colon at the end), and it specifies the name of the class being defined and an (optional) superclass. And that header introduces a compound statement: specifically, the body of the <text:span text:style-name="rststyle-inlineliteral">class</text:span> statement which contains indented, nested statements, importantly, <text:span text:style-name="rststyle-inlineliteral">def</text:span> statements that define the methods that can be called on instances of the objects implemented by this class.</text:p>
          <text:p text:style-name="rststyle-textbody">Exercises:</text:p>
          <text:list xml:id="list172943388477139" text:style-name="rststyle-enumlist-arabic">
            <text:list-item>
              <text:p text:style-name="P11">Define a class with one method <text:span text:style-name="rststyle-inlineliteral">show</text:span>. That method should print out "Hello". Then, create an instance of your class, and call the <text:span text:style-name="rststyle-inlineliteral">show</text:span> method.</text:p>
            </text:list-item>
          </text:list>
          <text:p text:style-name="rststyle-textbody">Solutions:</text:p>
          <text:list xml:id="list172944751501181" text:style-name="rststyle-enumlist-arabic">
            <text:list-item>
              <text:p text:style-name="P11">A simple instance method can have the <text:span text:style-name="rststyle-inlineliteral">self</text:span> parameter and no others:</text:p>
              <text:p text:style-name="P15">class Demo(object):<text:line-break/> <text:s text:c="3"/>def show(self):<text:line-break/> <text:s text:c="7"/>print 'hello'<text:line-break/><text:line-break/>def test():<text:line-break/> <text:s text:c="3"/>a = Demo()<text:line-break/> <text:s text:c="3"/>a.show()<text:line-break/><text:line-break/>test()</text:p>
              <text:p text:style-name="P11">Notes:</text:p>
              <text:list text:style-name="rststyle-bulletlist">
                <text:list-item>
                  <text:p text:style-name="rststyle-bulletitem">Notice that we use <text:span text:style-name="rststyle-inlineliteral">object</text:span> as a superclass, because we want to define an "new-style" class and because there is no other class that we want as a superclass. See the following for more information on new-style classes: New-style Classes -- http://www.python.org/doc/newstyle/.</text:p>
                </text:list-item>
                <text:list-item>
                  <text:p text:style-name="rststyle-bulletitem">In Python, we create an instance of a class by calling the class, that is, we apply the function call operator (parentheses) to the class.</text:p>
                </text:list-item>
              </text:list>
            </text:list-item>
          </text:list>
          <text:section text:style-name="Sect1" text:name="Section192">
            <text:h text:style-name="rststyle-heading3" text:outline-level="3">3.7.1   The constructor</text:h>
            <text:p text:style-name="rststyle-textbody">A class can define methods with special names. You have seem some of these before. These names begin and end with a double underscore.</text:p>
            <text:p text:style-name="rststyle-textbody"><text:soft-page-break/>One important special name is <text:span text:style-name="rststyle-inlineliteral">__init__</text:span>. It's the constructor for a class. It is called each time an instance of the class is created. Implementing this method in a class gives us a chance to initialize each instance of our class.</text:p>
            <text:p text:style-name="rststyle-textbody">Exercises:</text:p>
            <text:list xml:id="list172943731111718" text:style-name="rststyle-enumlist-arabic">
              <text:list-item>
                <text:p text:style-name="P11">Implement a class named <text:span text:style-name="rststyle-inlineliteral">Plant</text:span> that has a constructor which initializes two instance variables: <text:span text:style-name="rststyle-inlineliteral">name</text:span> and <text:span text:style-name="rststyle-inlineliteral">size</text:span>. Also, in this class, implement a method named <text:span text:style-name="rststyle-inlineliteral">show</text:span> that prints out the values of these instance variables. Create several instances of your class and "show" them.</text:p>
              </text:list-item>
              <text:list-item>
                <text:p text:style-name="P11">Implement a class name <text:span text:style-name="rststyle-inlineliteral">Node</text:span> that has two instance variables: <text:span text:style-name="rststyle-inlineliteral">data</text:span> and <text:span text:style-name="rststyle-inlineliteral">children</text:span>, where <text:span text:style-name="rststyle-inlineliteral">data</text:span> is any, arbitrary object and <text:span text:style-name="rststyle-inlineliteral">children</text:span> is a list of child Nodes. Also implement a method named <text:span text:style-name="rststyle-inlineliteral">show</text:span> that recursively displays the nodes in a "tree". Create an instance of your class that contains several child instances of your class. Call the show method on the root (top most) object to show the tree.</text:p>
              </text:list-item>
            </text:list>
            <text:p text:style-name="rststyle-textbody">Solutions:</text:p>
            <text:list xml:id="list172942985231457" text:style-name="rststyle-enumlist-arabic">
              <text:list-item>
                <text:p text:style-name="P11">The constructor for a class is a method with the special name <text:span text:style-name="rststyle-inlineliteral">__init__</text:span>:</text:p>
                <text:p text:style-name="P15">class Plant(object):<text:line-break/> <text:s text:c="3"/>def __init__(self, name, size):<text:line-break/> <text:s text:c="7"/>self.name = name<text:line-break/> <text:s text:c="7"/>self.size = size<text:line-break/> <text:s text:c="3"/>def show(self):<text:line-break/> <text:s text:c="7"/>print 'name: "%s" <text:s/>size: %d' % (self.name, self.size, )<text:line-break/><text:line-break/>def test():<text:line-break/> <text:s text:c="3"/>p1 = Plant('Eggplant', 25)<text:line-break/> <text:s text:c="3"/>p2 = Plant('Tomato', 36)<text:line-break/> <text:s text:c="3"/>plants = [p1, p2, ]<text:line-break/> <text:s text:c="3"/>for plant in plants:<text:line-break/> <text:s text:c="7"/>plant.show()<text:line-break/><text:line-break/>test()</text:p>
                <text:p text:style-name="P11">Notes:</text:p>
                <text:list text:style-name="rststyle-bulletlist">
                  <text:list-item>
                    <text:p text:style-name="rststyle-bulletitem">Our constructor takes two arguments: <text:span text:style-name="rststyle-inlineliteral">name</text:span> and <text:span text:style-name="rststyle-inlineliteral">size</text:span>. It saves those two values as instance variables, that is in attributes of the instance.</text:p>
                  </text:list-item>
                  <text:list-item>
                    <text:p text:style-name="rststyle-bulletitem">The <text:span text:style-name="rststyle-inlineliteral">show()</text:span> method prints out the value of those two instance variables.</text:p>
                  </text:list-item>
                </text:list>
              </text:list-item>
              <text:list-item>
                <text:p text:style-name="P11">It is a good idea to initialize all instance variables in the constructor. That enables someone reading our code to learn about all the instance variables of a class by looking in a single location:</text:p>
                <text:p text:style-name="P15"># simple_node.py<text:line-break/><text:line-break/>Indents = [' <text:s text:c="3"/>' * n for n in range(10)]<text:line-break/><text:line-break/><text:soft-page-break/>class Node(object):<text:line-break/> <text:s text:c="3"/>def __init__(self, name=None, children=None):<text:line-break/> <text:s text:c="7"/>self.name = name<text:line-break/> <text:s text:c="7"/>if children is None:<text:line-break/> <text:s text:c="11"/>self.children = []<text:line-break/> <text:s text:c="7"/>else:<text:line-break/> <text:s text:c="11"/>self.children = children<text:line-break/> <text:s text:c="3"/>def show_name(self, indent):<text:line-break/> <text:s text:c="7"/>print '%sname: "%s"' % (Indents[indent], self.name, )<text:line-break/> <text:s text:c="3"/>def show(self, indent=0):<text:line-break/> <text:s text:c="7"/>self.show_name(indent)<text:line-break/> <text:s text:c="7"/>indent += 1<text:line-break/> <text:s text:c="7"/>for child in self.children:<text:line-break/> <text:s text:c="11"/>child.show(indent)<text:line-break/><text:line-break/>def test():<text:line-break/> <text:s text:c="3"/>n1 = Node('N1')<text:line-break/> <text:s text:c="3"/>n2 = Node('N2')<text:line-break/> <text:s text:c="3"/>n3 = Node('N3')<text:line-break/> <text:s text:c="3"/>n4 = Node('N4')<text:line-break/> <text:s text:c="3"/>n5 = Node('N5', [n1, n2,])<text:line-break/> <text:s text:c="3"/>n6 = Node('N6', [n3, n4,])<text:line-break/> <text:s text:c="3"/>n7 = Node('N7', [n5, n6,])<text:line-break/> <text:s text:c="3"/>n7.show()<text:line-break/><text:line-break/>if __name__ == '__main__':<text:line-break/> <text:s text:c="3"/>test()</text:p>
                <text:p text:style-name="P11">Notes:</text:p>
                <text:list text:style-name="rststyle-bulletlist">
                  <text:list-item>
                    <text:p text:style-name="rststyle-bulletitem">Notice that we do <text:span text:style-name="rststyle-strong">not</text:span> use the constructor for a list (<text:span text:style-name="rststyle-inlineliteral">[]</text:span>) as a default value for the <text:span text:style-name="rststyle-inlineliteral">children</text:span> parameter of the constructor. A list is mutable and would be created only once (when the class statement is executed) and would be shared.</text:p>
                  </text:list-item>
                </text:list>
              </text:list-item>
            </text:list>
          </text:section>
          <text:section text:style-name="Sect1" text:name="Section193">
            <text:h text:style-name="rststyle-heading3" text:outline-level="3">3.7.2   Inheritance -- Implementing a subclass</text:h>
            <text:p text:style-name="rststyle-textbody">A subclass extends or specializes a superclass by adding additional methods to the superclass and by overriding methods (with the same name) that already exist in the superclass.</text:p>
            <text:p text:style-name="rststyle-textbody">Exercises:</text:p>
            <text:list xml:id="list172944214900331" text:style-name="rststyle-enumlist-arabic">
              <text:list-item>
                <text:p text:style-name="P11">Extend your <text:span text:style-name="rststyle-inlineliteral">Node</text:span> exercise above by adding two additional subclasses of the Node class, one named <text:span text:style-name="rststyle-inlineliteral">Plant</text:span> and the other named <text:span text:style-name="rststyle-inlineliteral">Animal</text:span>. The <text:span text:style-name="rststyle-inlineliteral">Plant</text:span> class also has a <text:span text:style-name="rststyle-inlineliteral">height</text:span> instance variable and the <text:span text:style-name="rststyle-inlineliteral">Animal</text:span> class also has a <text:span text:style-name="rststyle-inlineliteral">color</text:span> instance variable.</text:p>
              </text:list-item>
            </text:list>
            <text:p text:style-name="rststyle-textbody">Solutions:</text:p>
            <text:list xml:id="list172944618053856" text:style-name="rststyle-enumlist-arabic">
              <text:list-item>
                <text:p text:style-name="P11">We can <text:span text:style-name="rststyle-inlineliteral">import</text:span> our previous <text:span text:style-name="rststyle-inlineliteral">Node</text:span> script, then implement classes that have the <text:span text:style-name="rststyle-inlineliteral">Node</text:span> class as a superclass:</text:p>
                <text:p text:style-name="P15"><text:soft-page-break/>from simple_node import Node, Indents<text:line-break/><text:line-break/>class Plant(Node):<text:line-break/> <text:s text:c="3"/>def __init__(self, name, height=-1, children=None):<text:line-break/> <text:s text:c="7"/>Node.__init__(self, name, children)<text:line-break/> <text:s text:c="7"/>self.height = height<text:line-break/> <text:s text:c="3"/>def show(self, indent=0):<text:line-break/> <text:s text:c="7"/>self.show_name(indent)<text:line-break/> <text:s text:c="7"/>print '%sheight: %s' % (Indents[indent], self.height, )<text:line-break/> <text:s text:c="7"/>indent += 1<text:line-break/> <text:s text:c="7"/>for child in self.children:<text:line-break/> <text:s text:c="11"/>child.show(indent)<text:line-break/><text:line-break/>class Animal(Node):<text:line-break/> <text:s text:c="3"/>def __init__(self, name, color='no color', children=None):<text:line-break/> <text:s text:c="7"/>Node.__init__(self, name, children)<text:line-break/> <text:s text:c="7"/>self.color = color<text:line-break/> <text:s text:c="3"/>def show(self, indent=0):<text:line-break/> <text:s text:c="7"/>self.show_name(indent)<text:line-break/> <text:s text:c="7"/>print '%scolor: "%s"' % (Indents[indent], self.color, )<text:line-break/> <text:s text:c="7"/>indent += 1<text:line-break/> <text:s text:c="7"/>for child in self.children:<text:line-break/> <text:s text:c="11"/>child.show(indent)<text:line-break/><text:line-break/>def test():<text:line-break/> <text:s text:c="3"/>n1 = Animal('scrubjay', 'gray blue')<text:line-break/> <text:s text:c="3"/>n2 = Animal('raven', 'black')<text:line-break/> <text:s text:c="3"/>n3 = Animal('american kestrel', 'brown')<text:line-break/> <text:s text:c="3"/>n4 = Animal('red-shouldered hawk', 'brown and gray')<text:line-break/> <text:s text:c="3"/>n5 = Animal('corvid', 'none', [n1, n2,])<text:line-break/> <text:s text:c="3"/>n6 = Animal('raptor', children=[n3, n4,])<text:line-break/> <text:s text:c="3"/>n7a = Animal('bird', children=[n5, n6,])<text:line-break/> <text:s text:c="3"/>n1 = Plant('valley oak', 50)<text:line-break/> <text:s text:c="3"/>n2 = Plant('canyon live oak', 40)<text:line-break/> <text:s text:c="3"/>n3 = Plant('jeffery pine', 120)<text:line-break/> <text:s text:c="3"/>n4 = Plant('ponderosa pine', 140)<text:line-break/> <text:s text:c="3"/>n5 = Plant('oak', children=[n1, n2,])<text:line-break/> <text:s text:c="3"/>n6 = Plant('conifer', children=[n3, n4,])<text:line-break/> <text:s text:c="3"/>n7b = Plant('tree', children=[n5, n6,])<text:line-break/> <text:s text:c="3"/>n8 = Node('birds and trees', [n7a, n7b,])<text:line-break/> <text:s text:c="3"/>n8.show()<text:line-break/><text:line-break/>if __name__ == '__main__':<text:line-break/> <text:s text:c="3"/>test()</text:p>
                <text:p text:style-name="P11">Notes:</text:p>
                <text:list text:style-name="rststyle-bulletlist">
                  <text:list-item>
                    <text:p text:style-name="rststyle-bulletitem">The <text:span text:style-name="rststyle-inlineliteral">show</text:span> method in class <text:span text:style-name="rststyle-inlineliteral">Plant</text:span> calls the <text:span text:style-name="rststyle-inlineliteral">show_name</text:span> method in its superclass using <text:span text:style-name="rststyle-inlineliteral">self.show_name(...)</text:span>. Python searches up the <text:soft-page-break/>inheritance tree to find the <text:span text:style-name="rststyle-inlineliteral">show_name</text:span> method in class Node.</text:p>
                  </text:list-item>
                  <text:list-item>
                    <text:p text:style-name="rststyle-bulletitem">The constructor (<text:span text:style-name="rststyle-inlineliteral">__init__</text:span>) in classes <text:span text:style-name="rststyle-inlineliteral">Plant</text:span> and <text:span text:style-name="rststyle-inlineliteral">Animal</text:span> each call the constructor in the superclass by using the <text:span text:style-name="rststyle-emphasis">name</text:span> of the superclass. Why the difference? Because, if (in the Plant class, for example) it used <text:span text:style-name="rststyle-inlineliteral">self.__init__(...)</text:span> it would be calling the <text:span text:style-name="rststyle-inlineliteral">__init__</text:span> in the <text:span text:style-name="rststyle-inlineliteral">Plant</text:span> class, itself. So, it bypasses itself by referencing the constructor in the superclass directly.</text:p>
                  </text:list-item>
                  <text:list-item>
                    <text:p text:style-name="rststyle-bulletitem">This exercise also demonstrates "polymorphism" -- The <text:span text:style-name="rststyle-inlineliteral">show</text:span> method is called a number of times, but which implementation executes depends on which instance it is called on. Calling on the show method on an instance of class <text:span text:style-name="rststyle-inlineliteral">Plant</text:span> results in a call to <text:span text:style-name="rststyle-inlineliteral">Plant.show</text:span>. Calling the show method on an instance of class <text:span text:style-name="rststyle-inlineliteral">Animal</text:span> results in a call to <text:span text:style-name="rststyle-inlineliteral">Animal.show</text:span>. And so on. It is important that each show method takes the correct number of arguments.</text:p>
                  </text:list-item>
                </text:list>
              </text:list-item>
            </text:list>
          </text:section>
          <text:section text:style-name="Sect1" text:name="Section194">
            <text:h text:style-name="rststyle-heading3" text:outline-level="3">3.7.3   Classes and polymorphism</text:h>
            <text:p text:style-name="rststyle-textbody">Python also supports class-based polymorphism, which was, by the way, demonstrated in the previous example.</text:p>
            <text:p text:style-name="rststyle-textbody">Exercises:</text:p>
            <text:list xml:id="list172944196697586" text:style-name="rststyle-enumlist-arabic">
              <text:list-item>
                <text:p text:style-name="P11">Write three classes, each of which implement a <text:span text:style-name="rststyle-inlineliteral">show()</text:span> method that takes one argument, a string. The show method should print out the name of the class and the message. Then create a list of instances and call the <text:span text:style-name="rststyle-inlineliteral">show()</text:span> method on each object in the list.</text:p>
              </text:list-item>
            </text:list>
            <text:p text:style-name="rststyle-textbody">Solution:</text:p>
            <text:list xml:id="list172944588319860" text:style-name="rststyle-enumlist-arabic">
              <text:list-item>
                <text:p text:style-name="P11">We implement three simple classes and then create a list of instances of these classes:</text:p>
                <text:p text:style-name="P15">class A(object):<text:line-break/> <text:s text:c="3"/>def show(self, msg):<text:line-break/> <text:s text:c="7"/>print 'class A -- msg: "%s"' % (msg, )<text:line-break/><text:line-break/>class B(object):<text:line-break/> <text:s text:c="3"/>def show(self, msg):<text:line-break/> <text:s text:c="7"/>print 'class B -- msg: "%s"' % (msg, )<text:line-break/><text:line-break/>class C(object):<text:line-break/> <text:s text:c="3"/>def show(self, msg):<text:line-break/> <text:s text:c="7"/>print 'class C -- msg: "%s"' % (msg, )<text:line-break/><text:line-break/>def test():<text:line-break/> <text:s text:c="3"/>objs = [A(), B(), C(), A(), ]<text:line-break/> <text:s text:c="3"/>for idx, obj in enumerate(objs):<text:line-break/> <text:s text:c="7"/>msg = 'message # %d' % (idx + 1, )<text:line-break/> <text:s text:c="7"/>obj.show(msg)<text:line-break/><text:line-break/><text:soft-page-break/>if __name__ == '__main__':<text:line-break/> <text:s text:c="3"/>test()</text:p>
                <text:p text:style-name="P11">Notes:</text:p>
                <text:list text:style-name="rststyle-bulletlist">
                  <text:list-item>
                    <text:p text:style-name="rststyle-bulletitem">We can call the <text:span text:style-name="rststyle-inlineliteral">show()</text:span> method in any object in the list <text:span text:style-name="rststyle-inlineliteral">objs</text:span> as long as we pass in a single parameter, that is, as long as we obey the requirements of duck-typing. We can do this because all objects in that list implement a <text:span text:style-name="rststyle-inlineliteral">show()</text:span> method.</text:p>
                  </text:list-item>
                  <text:list-item>
                    <text:p text:style-name="rststyle-bulletitem">In a statically typed language, that is a language where the type is (also) present in the variable, all the instances in example would have to descend from a common superclass and that superclass would have to implement a <text:span text:style-name="rststyle-inlineliteral">show()</text:span> method. Python does not impose this restriction. And, because variables are not not typed in Python, perhaps that would not even possible.</text:p>
                  </text:list-item>
                  <text:list-item>
                    <text:p text:style-name="rststyle-bulletitem">Notice that this example of polymorphism works even though these three classes (<text:span text:style-name="rststyle-inlineliteral">A</text:span>, <text:span text:style-name="rststyle-inlineliteral">B</text:span>, and <text:span text:style-name="rststyle-inlineliteral">C</text:span>) are not related (for example, in a class hierarchy). All that is required for polymorphism to work in Python is for the method names to be the same and the arguments to be compatible.</text:p>
                  </text:list-item>
                </text:list>
              </text:list-item>
            </text:list>
          </text:section>
          <text:section text:style-name="Sect1" text:name="Section195">
            <text:h text:style-name="rststyle-heading3" text:outline-level="3">3.7.4   Recursive calls to methods</text:h>
            <text:p text:style-name="rststyle-textbody">A method in a class can recusively call itself. This is very similar to the way in which we implemented recursive functions -- see: Recursive functions.</text:p>
            <text:p text:style-name="rststyle-textbody">Exercises:</text:p>
            <text:list xml:id="list172944158517071" text:style-name="rststyle-enumlist-arabic">
              <text:list-item>
                <text:p text:style-name="P11">Re-implement the binary tree of animals and birds described in Recursive functions, but this time, use a class to represent each node in the tree.</text:p>
              </text:list-item>
              <text:list-item>
                <text:p text:style-name="P11">Solve the same problem, but this time implement a tree in which each node can have any number of children (rather than exactly 2 children).</text:p>
              </text:list-item>
            </text:list>
            <text:p text:style-name="rststyle-textbody">Solutions:</text:p>
            <text:list xml:id="list172943295475973" text:style-name="rststyle-enumlist-arabic">
              <text:list-item>
                <text:p text:style-name="P11">We implement a class with three instance variables: (1) name, (2) left branch, and (3) right branch. Then, we implement a <text:span text:style-name="rststyle-inlineliteral">show()</text:span> method that displays the name and calls itself to show the children in each sub-tree:</text:p>
                <text:p text:style-name="P15">Indents = [' <text:s text:c="3"/>' * idx for idx in range(10)]<text:line-break/><text:line-break/>class AnimalNode(object):<text:line-break/><text:line-break/> <text:s text:c="3"/>def __init__(self, name, left_branch=None, right_branch=None):<text:line-break/> <text:s text:c="7"/>self.name = name<text:line-break/> <text:s text:c="7"/>self.left_branch = left_branch<text:line-break/> <text:s text:c="7"/>self.right_branch = right_branch<text:line-break/><text:line-break/> <text:s text:c="3"/>def show(self, level=0):<text:line-break/> <text:s text:c="7"/>print '%sname: %s' % (Indents[level], <text:soft-page-break/>self.name, )<text:line-break/> <text:s text:c="7"/>level += 1<text:line-break/> <text:s text:c="7"/>if self.left_branch is not None:<text:line-break/> <text:s text:c="11"/>self.left_branch.show(level)<text:line-break/> <text:s text:c="7"/>if self.right_branch is not None:<text:line-break/> <text:s text:c="11"/>self.right_branch.show(level)<text:line-break/><text:line-break/>Tree = AnimalNode('animals',<text:line-break/> <text:s text:c="3"/>AnimalNode('birds',<text:line-break/> <text:s text:c="7"/>AnimalNode('seed eaters',<text:line-break/> <text:s text:c="11"/>AnimalNode('house finch'),<text:line-break/> <text:s text:c="11"/>AnimalNode('white crowned sparrow'),<text:line-break/> <text:s text:c="7"/>),<text:line-break/> <text:s text:c="7"/>AnimalNode('insect eaters',<text:line-break/> <text:s text:c="11"/>AnimalNode('hermit thrush'),<text:line-break/> <text:s text:c="11"/>AnimalNode('black headed phoebe'),<text:line-break/> <text:s text:c="7"/>),<text:line-break/> <text:s text:c="3"/>),<text:line-break/> <text:s text:c="3"/>None,<text:line-break/>)<text:line-break/><text:line-break/>def test():<text:line-break/> <text:s text:c="3"/>Tree.show()<text:line-break/><text:line-break/>if __name__ == '__main__':<text:line-break/> <text:s text:c="3"/>test()</text:p>
              </text:list-item>
              <text:list-item>
                <text:p text:style-name="P11">Instead of using a left branch and a right branch, in this solution we use a list to represent the children of a node:</text:p>
                <text:p text:style-name="P15">class AnimalNode(object):<text:line-break/> <text:s text:c="3"/>def __init__(self, data, children=None):<text:line-break/> <text:s text:c="7"/>self.data = data<text:line-break/> <text:s text:c="7"/>if children is None:<text:line-break/> <text:s text:c="11"/>self.children = []<text:line-break/> <text:s text:c="7"/>else:<text:line-break/> <text:s text:c="11"/>self.children = children<text:line-break/><text:line-break/> <text:s text:c="3"/>def show(self, level=''):<text:line-break/> <text:s text:c="7"/>print '%sdata: %s' % (level, self.data, )<text:line-break/> <text:s text:c="7"/>level += ' <text:s text:c="3"/>'<text:line-break/> <text:s text:c="7"/>for child in self.children:<text:line-break/> <text:s text:c="11"/>child.show(level)<text:line-break/><text:line-break/>Tree = AnimalNode('animals', [<text:line-break/> <text:s text:c="3"/>AnimalNode('birds', [<text:line-break/> <text:s text:c="7"/>AnimalNode('seed eaters', [<text:line-break/> <text:s text:c="11"/>AnimalNode('house finch'),<text:line-break/> <text:s text:c="11"/>AnimalNode('white crowned sparrow'),<text:line-break/> <text:s text:c="11"/>AnimalNode('lesser gold finch'),<text:line-break/> <text:s text:c="7"/>]),<text:line-break/> <text:s text:c="7"/>AnimalNode('insect eaters', [<text:line-break/> <text:s text:c="11"/>AnimalNode('hermit thrush'),<text:line-break/><text:soft-page-break/> <text:s text:c="11"/>AnimalNode('black headed phoebe'),<text:line-break/> <text:s text:c="7"/>]),<text:line-break/> <text:s text:c="3"/>])<text:line-break/>])<text:line-break/><text:line-break/>def test():<text:line-break/> <text:s text:c="3"/>Tree.show()<text:line-break/><text:line-break/>if __name__ == '__main__':<text:line-break/> <text:s text:c="3"/>test()</text:p>
                <text:p text:style-name="P11">Notes:</text:p>
                <text:list text:style-name="rststyle-bulletlist">
                  <text:list-item>
                    <text:p text:style-name="rststyle-bulletitem">We represent the children of a node as a list. Each node "has-a" list of children.</text:p>
                  </text:list-item>
                  <text:list-item>
                    <text:p text:style-name="rststyle-bulletitem">Notice that because a list is mutable, we do not use a list constructor (<text:span text:style-name="rststyle-inlineliteral">[]</text:span>) in the initializer of the method header. Instead, we use None, then construct an empty list in the body of the method if necessary. See section Optional arguments and default values for more on this.</text:p>
                  </text:list-item>
                  <text:list-item>
                    <text:p text:style-name="rststyle-bulletitem">We (recursively) call the show method for each node in the <text:span text:style-name="rststyle-inlineliteral">children</text:span> list. Since a node which has no children (a leaf node) will have an empty <text:span text:style-name="rststyle-inlineliteral">children</text:span> list, this provides a limit condition for our recursion.</text:p>
                  </text:list-item>
                </text:list>
              </text:list-item>
            </text:list>
          </text:section>
          <text:section text:style-name="Sect1" text:name="Section196">
            <text:h text:style-name="rststyle-heading3" text:outline-level="3">3.7.5   Class variables, class methods, and static methods</text:h>
            <text:p text:style-name="rststyle-textbody">A class variable is one whose single value is shared by all instances of the class and, in fact, is shared by all who have access to the class (object).</text:p>
            <text:p text:style-name="rststyle-textbody">"Normal" methods are instance methods. An instance method receives the instance as its first argument. A instance method is defined by using the <text:span text:style-name="rststyle-inlineliteral">def</text:span> statement in the body of a <text:span text:style-name="rststyle-inlineliteral">class</text:span> statement.</text:p>
            <text:p text:style-name="rststyle-textbody">A class method receives the class as its first argument. A class method is defined by defining a normal/instance method, then using the <text:span text:style-name="rststyle-inlineliteral">classmethod</text:span> built-in function. For example:</text:p>
            <text:p text:style-name="rststyle-codeblock">class ASimpleClass(object):<text:line-break/> <text:s text:c="3"/>description = 'a simple class'<text:line-break/> <text:s text:c="3"/>def show_class(cls, msg):<text:line-break/> <text:s text:c="7"/>print '%s: %s' % (cls.description , msg, )<text:line-break/> <text:s text:c="7"/>show_class = classmethod(show_class)</text:p>
            <text:p text:style-name="rststyle-textbody">A static method does <text:span text:style-name="rststyle-emphasis">not</text:span> receive anything special as its first argument. A static method is defined by defining a normal/instance method, then using the <text:span text:style-name="rststyle-inlineliteral">staticmethod</text:span> built-in function. For example:</text:p>
            <text:p text:style-name="rststyle-codeblock">class ASimpleClass(object):<text:line-break/> <text:s text:c="3"/>description = 'a simple class'<text:line-break/> <text:s text:c="3"/>def show_class(msg):<text:line-break/><text:soft-page-break/> <text:s text:c="7"/>print '%s: %s' % (ASimpleClass.description , msg, )<text:line-break/> <text:s text:c="7"/>show_class = staticmethod(show_class)</text:p>
            <text:p text:style-name="rststyle-textbody">In effect, both class methods and static methods are defined by creating a normal (instance) method, then creating a wrapper object (a class method or static method) using the <text:span text:style-name="rststyle-inlineliteral">classmethod</text:span> or <text:span text:style-name="rststyle-inlineliteral">staticmethod</text:span> built-in function.</text:p>
            <text:p text:style-name="rststyle-textbody">Exercises:</text:p>
            <text:list xml:id="list172943587562157" text:style-name="rststyle-enumlist-arabic">
              <text:list-item>
                <text:p text:style-name="P11">Implement a class that keeps a running total of the number of instances created.</text:p>
              </text:list-item>
              <text:list-item>
                <text:p text:style-name="P11">Implement another solution to the same problem (a class that keeps a running total of the number of instances), but this time use a static method instead of a class method.</text:p>
              </text:list-item>
            </text:list>
            <text:p text:style-name="rststyle-textbody">Solutions:</text:p>
            <text:list xml:id="list172944051960014" text:style-name="rststyle-enumlist-arabic">
              <text:list-item>
                <text:p text:style-name="P11">We use a class variable named <text:span text:style-name="rststyle-inlineliteral">instance_count</text:span>, rather than an instance variable, to keep a running total of instances. Then, we increment that variable each time an instance is created:</text:p>
                <text:p text:style-name="P15">class CountInstances(object):<text:line-break/><text:line-break/> <text:s text:c="3"/>instance_count = 0<text:line-break/><text:line-break/> <text:s text:c="3"/>def __init__(self, name='-no name-'):<text:line-break/> <text:s text:c="7"/>self.name = name<text:line-break/> <text:s text:c="7"/>CountInstances.instance_count += 1<text:line-break/><text:line-break/> <text:s text:c="3"/>def show(self):<text:line-break/> <text:s text:c="7"/>print 'name: "%s"' % (self.name, )<text:line-break/><text:line-break/> <text:s text:c="3"/>def show_instance_count(cls):<text:line-break/> <text:s text:c="7"/>print 'instance count: %d' % (cls.instance_count, )<text:line-break/> <text:s text:c="3"/>show_instance_count = classmethod(show_instance_count)<text:line-break/><text:line-break/><text:line-break/>def test():<text:line-break/> <text:s text:c="3"/>instances = []<text:line-break/> <text:s text:c="3"/>instances.append(CountInstances('apple'))<text:line-break/> <text:s text:c="3"/>instances.append(CountInstances('banana'))<text:line-break/> <text:s text:c="3"/>instances.append(CountInstances('cherry'))<text:line-break/> <text:s text:c="3"/>instances.append(CountInstances())<text:line-break/> <text:s text:c="3"/>for instance in instances:<text:line-break/> <text:s text:c="7"/>instance.show()<text:line-break/> <text:s text:c="3"/>CountInstances.show_instance_count()<text:line-break/><text:line-break/><text:line-break/>if __name__ == '__main__':<text:line-break/> <text:s text:c="3"/>test()</text:p>
                <text:p text:style-name="P11">Notes:</text:p>
                <text:list text:style-name="rststyle-bulletlist">
                  <text:list-item>
                    <text:p text:style-name="rststyle-bulletitem"><text:soft-page-break/>When we run this script, it prints out the following:</text:p>
                    <text:p text:style-name="P14">name: "apple"<text:line-break/>name: "banana"<text:line-break/>name: "cherry"<text:line-break/>name: "-no name-"<text:line-break/>instance count: 4</text:p>
                  </text:list-item>
                  <text:list-item>
                    <text:p text:style-name="rststyle-bulletitem">The call to the <text:span text:style-name="rststyle-inlineliteral">classmethod</text:span> built-in function effectively wraps the <text:span text:style-name="rststyle-inlineliteral">show_instance_count</text:span> method in a class method, that is, in a method that takes a class object as its first argument rather than an instance object. To read more about <text:span text:style-name="rststyle-inlineliteral">classmethod</text:span>, go to Built-in Functions -- http://docs.python.org/lib/built-in-funcs.html and search for "classmethod".</text:p>
                  </text:list-item>
                </text:list>
              </text:list-item>
              <text:list-item>
                <text:p text:style-name="P11">A static method takes neither an instance (<text:span text:style-name="rststyle-inlineliteral">self</text:span>) nor a class as its first paramenter. And, static method is created with the <text:span text:style-name="rststyle-inlineliteral">staticmethod()</text:span> built-in function (rather than with the <text:span text:style-name="rststyle-inlineliteral">classmethod()</text:span> built-in):</text:p>
                <text:p text:style-name="P15">class CountInstances(object):<text:line-break/><text:line-break/> <text:s text:c="3"/>instance_count = 0<text:line-break/><text:line-break/> <text:s text:c="3"/>def __init__(self, name='-no name-'):<text:line-break/> <text:s text:c="7"/>self.name = name<text:line-break/> <text:s text:c="7"/>CountInstances.instance_count += 1<text:line-break/><text:line-break/> <text:s text:c="3"/>def show(self):<text:line-break/> <text:s text:c="7"/>print 'name: "%s"' % (self.name, )<text:line-break/><text:line-break/> <text:s text:c="3"/>def show_instance_count():<text:line-break/> <text:s text:c="7"/>print 'instance count: %d' % (<text:line-break/> <text:s text:c="11"/>CountInstances.instance_count, )<text:line-break/> <text:s text:c="3"/>show_instance_count = staticmethod(show_instance_count)<text:line-break/><text:line-break/>def test():<text:line-break/> <text:s text:c="3"/>instances = []<text:line-break/> <text:s text:c="3"/>instances.append(CountInstances('apple'))<text:line-break/> <text:s text:c="3"/>instances.append(CountInstances('banana'))<text:line-break/> <text:s text:c="3"/>instances.append(CountInstances('cherry'))<text:line-break/> <text:s text:c="3"/>instances.append(CountInstances())<text:line-break/> <text:s text:c="3"/>for instance in instances:<text:line-break/> <text:s text:c="7"/>instance.show()<text:line-break/> <text:s text:c="3"/>CountInstances.show_instance_count()<text:line-break/><text:line-break/>if __name__ == '__main__':<text:line-break/> <text:s text:c="3"/>test()</text:p>
              </text:list-item>
            </text:list>
            <text:section text:style-name="Sect1" text:name="Section197">
              <text:h text:style-name="rststyle-heading4" text:outline-level="4">3.7.5.1   Decorators for classmethod and staticmethod</text:h>
              <text:p text:style-name="rststyle-textbody">A decorator enables us to do what we did in the previous example with a somewhat simpler syntax.</text:p>
              <text:p text:style-name="rststyle-textbody"><text:soft-page-break/>For simple cases, the decorator syntax enables us to do this:</text:p>
              <text:p text:style-name="rststyle-codeblock">@functionwrapper<text:line-break/>def method1(self):<text:line-break/> <text:s text:c="3"/>o<text:line-break/> <text:s text:c="3"/>o<text:line-break/> <text:s text:c="3"/>o</text:p>
              <text:p text:style-name="rststyle-textbody">instead of this:</text:p>
              <text:p text:style-name="rststyle-codeblock">def method1(self):<text:line-break/> <text:s text:c="3"/>o<text:line-break/> <text:s text:c="3"/>o<text:line-break/> <text:s text:c="3"/>o<text:line-break/>method1 = functionwrapper(method1)</text:p>
              <text:p text:style-name="rststyle-textbody">So, we can write this:</text:p>
              <text:p text:style-name="rststyle-codeblock">@classmethod<text:line-break/>def method1(self):<text:line-break/> <text:s text:c="3"/>o<text:line-break/> <text:s text:c="3"/>o<text:line-break/> <text:s text:c="3"/>o</text:p>
              <text:p text:style-name="rststyle-textbody">instead of this:</text:p>
              <text:p text:style-name="rststyle-codeblock">def method1(self):<text:line-break/> <text:s text:c="3"/>o<text:line-break/> <text:s text:c="3"/>o<text:line-break/> <text:s text:c="3"/>o<text:line-break/>method1 = classmethod(method1)</text:p>
              <text:p text:style-name="rststyle-textbody">Exercises:</text:p>
              <text:list xml:id="list172943561257463" text:style-name="rststyle-enumlist-arabic">
                <text:list-item>
                  <text:p text:style-name="P11">Implement the <text:span text:style-name="rststyle-inlineliteral">CountInstances</text:span> example above, but use a decorator rather than the explicit call to <text:span text:style-name="rststyle-inlineliteral">classmethod</text:span>.</text:p>
                </text:list-item>
              </text:list>
              <text:p text:style-name="rststyle-textbody">Solutions:</text:p>
              <text:list xml:id="list172943456312333" text:style-name="rststyle-enumlist-arabic">
                <text:list-item>
                  <text:p text:style-name="P11">A decorator is an easier and cleaner way to define a class method (or a static method):</text:p>
                  <text:p text:style-name="P15">class CountInstances(object):<text:line-break/><text:line-break/> <text:s text:c="3"/>instance_count = 0<text:line-break/><text:line-break/> <text:s text:c="3"/>def __init__(self, name='-no name-'):<text:line-break/> <text:s text:c="7"/>self.name = name<text:line-break/> <text:s text:c="7"/>CountInstances.instance_count += 1<text:line-break/><text:line-break/> <text:s text:c="3"/>def show(self):<text:line-break/> <text:s text:c="7"/>print 'name: "%s"' % (self.name, )<text:line-break/><text:line-break/> <text:s text:c="3"/>@classmethod<text:line-break/><text:soft-page-break/> <text:s text:c="3"/>def show_instance_count(cls):<text:line-break/> <text:s text:c="7"/>print 'instance count: %d' % (cls.instance_count, )<text:line-break/> <text:s text:c="3"/># Note that the following line has been replaced by<text:line-break/> <text:s text:c="3"/># <text:s text:c="2"/>the classmethod decorator, above.<text:line-break/> <text:s text:c="3"/># show_instance_count = classmethod(show_instance_count)<text:line-break/><text:line-break/>def test():<text:line-break/> <text:s text:c="3"/>instances = []<text:line-break/> <text:s text:c="3"/>instances.append(CountInstances('apple'))<text:line-break/> <text:s text:c="3"/>instances.append(CountInstances('banana'))<text:line-break/> <text:s text:c="3"/>instances.append(CountInstances('cherry'))<text:line-break/> <text:s text:c="3"/>instances.append(CountInstances())<text:line-break/> <text:s text:c="3"/>for instance in instances:<text:line-break/> <text:s text:c="7"/>instance.show()<text:line-break/> <text:s text:c="3"/>CountInstances.show_instance_count()<text:line-break/><text:line-break/>if __name__ == '__main__':<text:line-break/> <text:s text:c="3"/>test()</text:p>
                </text:list-item>
              </text:list>
            </text:section>
          </text:section>
        </text:section>
        <text:section text:style-name="Sect1" text:name="Section198">
          <text:h text:style-name="rststyle-heading2" text:outline-level="2">3.8   Additional and Advanced Topics</text:h>
          <text:section text:style-name="Sect1" text:name="Section199">
            <text:h text:style-name="rststyle-heading3" text:outline-level="3">3.8.1   Decorators and how to implement them</text:h>
            <text:p text:style-name="rststyle-textbody">Decorators can be used to "wrap" a function with another function.</text:p>
            <text:p text:style-name="rststyle-textbody">When implementing a decorator, it is helpful to remember that the following decorator application:</text:p>
            <text:p text:style-name="rststyle-codeblock">@dec<text:line-break/>def func(arg1, arg2):<text:line-break/> <text:s text:c="3"/>pass</text:p>
            <text:p text:style-name="rststyle-textbody">is equivalent to:</text:p>
            <text:p text:style-name="rststyle-codeblock">def func(arg1, arg2):<text:line-break/> <text:s text:c="3"/>pass<text:line-break/>func = dec(func)</text:p>
            <text:p text:style-name="rststyle-textbody">Therefore, to implement a decorator, we write a function that returns a function object, since we replace the value originally bound to the function with this new function object. It may be helpful to take the view that we are creating a function that is a <text:span text:style-name="rststyle-emphasis">wrapper</text:span> for the original function.</text:p>
            <text:p text:style-name="rststyle-textbody">Exercises:</text:p>
            <text:list xml:id="list172944836188505" text:style-name="rststyle-enumlist-arabic">
              <text:list-item>
                <text:p text:style-name="P11">Write a decorator that writes a message before and after executing a function.</text:p>
              </text:list-item>
            </text:list>
            <text:p text:style-name="rststyle-textbody">Solutions:</text:p>
            <text:list xml:id="list172944252040325" text:style-name="rststyle-enumlist-arabic">
              <text:list-item>
                <text:p text:style-name="P11"><text:soft-page-break/>A function that contains and returns an inner function can be used to wrap a function:</text:p>
                <text:p text:style-name="P15">def trace(func):<text:line-break/> <text:s text:c="3"/>def inner(*args, **kwargs):<text:line-break/> <text:s text:c="7"/>print '&gt;&gt;'<text:line-break/> <text:s text:c="7"/>func(*args, **kwargs)<text:line-break/> <text:s text:c="7"/>print '&lt;&lt;'<text:line-break/> <text:s text:c="3"/>return inner<text:line-break/><text:line-break/>@trace<text:line-break/>def func1(x, y):<text:line-break/> <text:s text:c="3"/>print 'x:', x, 'y:', y<text:line-break/> <text:s text:c="3"/>func2((x, y))<text:line-break/><text:line-break/>@trace<text:line-break/>def func2(content):<text:line-break/> <text:s text:c="3"/>print 'content:', content<text:line-break/><text:line-break/>def test():<text:line-break/> <text:s text:c="3"/>func1('aa', 'bb')<text:line-break/><text:line-break/>test()</text:p>
                <text:p text:style-name="P11">Notes:</text:p>
                <text:list text:style-name="rststyle-bulletlist">
                  <text:list-item>
                    <text:p text:style-name="rststyle-bulletitem">Your inner function can use <text:span text:style-name="rststyle-inlineliteral">*args</text:span> and <text:span text:style-name="rststyle-inlineliteral">**kwargs</text:span> to enable it to call functions with any number of arguments.</text:p>
                  </text:list-item>
                </text:list>
              </text:list-item>
            </text:list>
            <text:section text:style-name="Sect1" text:name="Section200">
              <text:h text:style-name="rststyle-heading4" text:outline-level="4">3.8.1.1   Decorators with arguments</text:h>
              <text:p text:style-name="rststyle-textbody">Decorators can also take arguments.</text:p>
              <text:p text:style-name="rststyle-textbody">The following decorator with arguments:</text:p>
              <text:p text:style-name="rststyle-codeblock">@dec(argA, argB)<text:line-break/>def func(arg1, arg2):<text:line-break/> <text:s text:c="3"/>pass</text:p>
              <text:p text:style-name="rststyle-textbody">is equivalent to:</text:p>
              <text:p text:style-name="rststyle-codeblock">def func(arg1, arg2):<text:line-break/> <text:s text:c="3"/>pass<text:line-break/>func = dec(argA, argB)(func)</text:p>
              <text:p text:style-name="rststyle-textbody">Because the decorator's arguments are passed to the result of calling the decorator on the decorated function, you may find it useful to implement a decorator with arguments using a function inside a function inside a function.</text:p>
              <text:p text:style-name="rststyle-textbody">Exercises:</text:p>
              <text:list xml:id="list172944193985469" text:style-name="rststyle-enumlist-arabic">
                <text:list-item>
                  <text:p text:style-name="P11">Write and test a decorator that takes one argument. The decorator prints a message along with the value of the argument before and after entering the <text:soft-page-break/>decorated function.</text:p>
                </text:list-item>
              </text:list>
              <text:p text:style-name="rststyle-textbody">Solutions:</text:p>
              <text:list xml:id="list172943054916046" text:style-name="rststyle-enumlist-arabic">
                <text:list-item>
                  <text:p text:style-name="P11">Implement this decorator that takes arguments with a function containing a nested function which in turn contains a nested function:</text:p>
                  <text:p text:style-name="P15">def trace(msg):<text:line-break/> <text:s text:c="3"/>def inner1(func):<text:line-break/> <text:s text:c="7"/>def inner2(*args, **kwargs):<text:line-break/> <text:s text:c="11"/>print '&gt;&gt; [%s]' % (msg, )<text:line-break/> <text:s text:c="11"/>retval = func(*args, **kwargs)<text:line-break/> <text:s text:c="11"/>print '&lt;&lt; [%s]' % (msg, )<text:line-break/> <text:s text:c="11"/>return retval<text:line-break/> <text:s text:c="7"/>return inner2<text:line-break/> <text:s text:c="3"/>return inner1<text:line-break/><text:line-break/>@trace('tracing func1')<text:line-break/>def func1(x, y):<text:line-break/> <text:s text:c="3"/>print 'x:', x, 'y:', y<text:line-break/> <text:s text:c="3"/>result = func2((x, y))<text:line-break/> <text:s text:c="3"/>return result<text:line-break/><text:line-break/>@trace('tracing func2')<text:line-break/>def func2(content):<text:line-break/> <text:s text:c="3"/>print 'content:', content<text:line-break/> <text:s text:c="3"/>return content * 3<text:line-break/><text:line-break/>def test():<text:line-break/> <text:s text:c="3"/>result = func1('aa', 'bb')<text:line-break/> <text:s text:c="3"/>print 'result:', result<text:line-break/><text:line-break/>test()</text:p>
                </text:list-item>
              </text:list>
            </text:section>
            <text:section text:style-name="Sect1" text:name="Section201">
              <text:h text:style-name="rststyle-heading4" text:outline-level="4">3.8.1.2   Stacked decorators</text:h>
              <text:p text:style-name="rststyle-textbody">Decorators can be "stacked".</text:p>
              <text:p text:style-name="rststyle-textbody">The following stacked decorators:</text:p>
              <text:p text:style-name="rststyle-codeblock">@dec2<text:line-break/>@dec1<text:line-break/>def func(arg1, arg2, ...):<text:line-break/> <text:s text:c="3"/>pass</text:p>
              <text:p text:style-name="rststyle-textbody">are equivalent to:</text:p>
              <text:p text:style-name="rststyle-codeblock">def func(arg1, arg2, ...):<text:line-break/> <text:s text:c="3"/>pass<text:line-break/>func = dec2(dec1(func))</text:p>
              <text:p text:style-name="rststyle-textbody">Exercises:</text:p>
              <text:list xml:id="list172945086520489" text:style-name="rststyle-enumlist-arabic">
                <text:list-item>
                  <text:p text:style-name="P11">Implement a decorator (as above) that traces calls to a decorated function. Then <text:soft-page-break/>"stack" that with another decorator that prints a horizontal line of dashes before and after calling the function.</text:p>
                </text:list-item>
                <text:list-item>
                  <text:p text:style-name="P11">Modify your solution to the above exercise so that the decorator that prints the horizontal line takes one argument: a character (or characters) that can be repeated to produce a horizontal line/separator.</text:p>
                </text:list-item>
              </text:list>
              <text:p text:style-name="rststyle-textbody">Solutions:</text:p>
              <text:list xml:id="list172944211894018" text:style-name="rststyle-enumlist-arabic">
                <text:list-item>
                  <text:p text:style-name="P11">Reuse your tracing function from the previous exercise, then write a simple decorator that prints a row of dashes:</text:p>
                  <text:p text:style-name="P15">def trace(msg):<text:line-break/> <text:s text:c="3"/>def inner1(func):<text:line-break/> <text:s text:c="7"/>def inner2(*args, **kwargs):<text:line-break/> <text:s text:c="11"/>print '&gt;&gt; [%s]' % (msg, )<text:line-break/> <text:s text:c="11"/>retval = func(*args, **kwargs)<text:line-break/> <text:s text:c="11"/>print '&lt;&lt; [%s]' % (msg, )<text:line-break/> <text:s text:c="11"/>return retval<text:line-break/> <text:s text:c="7"/>return inner2<text:line-break/> <text:s text:c="3"/>return inner1<text:line-break/><text:line-break/>def horizontal_line(func):<text:line-break/> <text:s text:c="3"/>def inner(*args, **kwargs):<text:line-break/> <text:s text:c="7"/>print '-' * 50<text:line-break/> <text:s text:c="7"/>retval = func(*args, **kwargs)<text:line-break/> <text:s text:c="7"/>print '-' * 50<text:line-break/> <text:s text:c="7"/>return retval<text:line-break/> <text:s text:c="3"/>return inner<text:line-break/><text:line-break/><text:line-break/>@trace('tracing func1')<text:line-break/>def func1(x, y):<text:line-break/> <text:s text:c="3"/>print 'x:', x, 'y:', y<text:line-break/> <text:s text:c="3"/>result = func2((x, y))<text:line-break/> <text:s text:c="3"/>return result<text:line-break/><text:line-break/>@horizontal_line<text:line-break/>@trace('tracing func2')<text:line-break/>def func2(content):<text:line-break/> <text:s text:c="3"/>print 'content:', content<text:line-break/> <text:s text:c="3"/>return content * 3<text:line-break/><text:line-break/>def test():<text:line-break/> <text:s text:c="3"/>result = func1('aa', 'bb')<text:line-break/> <text:s text:c="3"/>print 'result:', result<text:line-break/><text:line-break/>test()</text:p>
                </text:list-item>
                <text:list-item>
                  <text:p text:style-name="P11">Once again, a decorator with arguments can be implemented with a function nested inside a function which is nested inside a function. This remains the same whether the decorator is used as a <text:span text:style-name="rststyle-emphasis">stacked</text:span> decorator or not. Here is a solution:</text:p>
                  <text:p text:style-name="P15">def trace(msg):<text:line-break/><text:soft-page-break/> <text:s text:c="3"/>def inner1(func):<text:line-break/> <text:s text:c="7"/>def inner2(*args, **kwargs):<text:line-break/> <text:s text:c="11"/>print '&gt;&gt; [%s]' % (msg, )<text:line-break/> <text:s text:c="11"/>retval = func(*args, **kwargs)<text:line-break/> <text:s text:c="11"/>print '&lt;&lt; [%s]' % (msg, )<text:line-break/> <text:s text:c="11"/>return retval<text:line-break/> <text:s text:c="7"/>return inner2<text:line-break/> <text:s text:c="3"/>return inner1<text:line-break/><text:line-break/>def horizontal_line(line_chr):<text:line-break/> <text:s text:c="3"/>def inner1(func):<text:line-break/> <text:s text:c="7"/>def inner2(*args, **kwargs):<text:line-break/> <text:s text:c="11"/>print line_chr * 15<text:line-break/> <text:s text:c="11"/>retval = func(*args, **kwargs)<text:line-break/> <text:s text:c="11"/>print line_chr * 15<text:line-break/> <text:s text:c="11"/>return retval<text:line-break/> <text:s text:c="7"/>return inner2<text:line-break/> <text:s text:c="3"/>return inner1<text:line-break/><text:line-break/>@trace('tracing func1')<text:line-break/>def func1(x, y):<text:line-break/> <text:s text:c="3"/>print 'x:', x, 'y:', y<text:line-break/> <text:s text:c="3"/>result = func2((x, y))<text:line-break/> <text:s text:c="3"/>return result<text:line-break/><text:line-break/>@horizontal_line('&lt;**&gt;')<text:line-break/>@trace('tracing func2')<text:line-break/>def func2(content):<text:line-break/> <text:s text:c="3"/>print 'content:', content<text:line-break/> <text:s text:c="3"/>return content * 3<text:line-break/><text:line-break/>def test():<text:line-break/> <text:s text:c="3"/>result = func1('aa', 'bb')<text:line-break/> <text:s text:c="3"/>print 'result:', result<text:line-break/><text:line-break/>test()</text:p>
                </text:list-item>
              </text:list>
            </text:section>
            <text:section text:style-name="Sect1" text:name="Section202">
              <text:h text:style-name="rststyle-heading4" text:outline-level="4">3.8.1.3   More help with decorators</text:h>
              <text:p text:style-name="rststyle-textbody">There is more about decorators here:</text:p>
              <text:list xml:id="list172943697310860" text:style-name="rststyle-bulletlist">
                <text:list-item>
                  <text:p text:style-name="rststyle-bulletitem">Python syntax and semantics -- http://en.wikipedia.org/wiki/Python_syntax_and_semantics#Decorators at Wikipedia.</text:p>
                </text:list-item>
                <text:list-item>
                  <text:p text:style-name="rststyle-bulletitem">PythonDecoratorLibrary -- http://wiki.python.org/moin/PythonDecoratorLibrary at the Python Wiki has lots of sample code.</text:p>
                </text:list-item>
                <text:list-item>
                  <text:p text:style-name="rststyle-bulletitem">PEP 318 -- Decorators for Functions and Methods -- http://www.python.org/dev/peps/pep-0318/ is the formal proposal and specification for Python decorators.</text:p>
                </text:list-item>
              </text:list>
            </text:section>
          </text:section>
          <text:section text:style-name="Sect1" text:name="Section203">
            <text:h text:style-name="rststyle-heading3" text:outline-level="3"><text:soft-page-break/>3.8.2   Iterables</text:h>
            <text:section text:style-name="Sect1" text:name="Section204">
              <text:h text:style-name="rststyle-heading4" text:outline-level="4">3.8.2.1   A few preliminaries on Iterables</text:h>
              <text:p text:style-name="rststyle-textbody">Definition: iterable (adjective) -- that which can be iterated over.</text:p>
              <text:p text:style-name="rststyle-textbody">A good test of whether something is iterable is whether it can be used in a <text:span text:style-name="rststyle-inlineliteral">for:</text:span> statement. For example, if we can write <text:span text:style-name="rststyle-inlineliteral">for item in X:</text:span>, then <text:span text:style-name="rststyle-inlineliteral">X</text:span> is iterable. Here is another simple test:</text:p>
              <text:p text:style-name="rststyle-codeblock">def isiterable(x):<text:line-break/> <text:s text:c="3"/>try:<text:line-break/> <text:s text:c="7"/>y = iter(x)<text:line-break/> <text:s text:c="3"/>except TypeError, exp:<text:line-break/> <text:s text:c="7"/>return False<text:line-break/> <text:s text:c="3"/>return True</text:p>
              <text:p text:style-name="rststyle-textbody">Some kinds of iterables:</text:p>
              <text:list xml:id="list172944772157317" text:style-name="rststyle-bulletlist">
                <text:list-item>
                  <text:p text:style-name="rststyle-bulletitem">Containers -- We can iterate over lists, tuples, dictionaries, sets, strings, and other containers.</text:p>
                </text:list-item>
                <text:list-item>
                  <text:p text:style-name="rststyle-bulletitem">Some built-in (non-container) types -- Examples:</text:p>
                  <text:list>
                    <text:list-item>
                      <text:p text:style-name="rststyle-bulletitem">A text file open in read mode is iterable: it iterates over the lines in the file.</text:p>
                    </text:list-item>
                    <text:list-item>
                      <text:p text:style-name="rststyle-bulletitem">The xrange type -- See XRange Type http://docs.python.org/lib/typesseq-xrange.html. It's useful when you want a large sequence of integers to iterate over.</text:p>
                    </text:list-item>
                  </text:list>
                </text:list-item>
                <text:list-item>
                  <text:p text:style-name="rststyle-bulletitem">Instances of classes that obey the iterator protocol. For a description of the iterator protocol, see Iterator Types -- http://docs.python.org/lib/typeiter.html. Hint: Type <text:span text:style-name="rststyle-inlineliteral">dir(obj)</text:span> and look for "__iter__" and "next".</text:p>
                </text:list-item>
                <text:list-item>
                  <text:p text:style-name="rststyle-bulletitem">Generators -- An object returned by any function or method that contains <text:span text:style-name="rststyle-inlineliteral">yield</text:span>.</text:p>
                </text:list-item>
              </text:list>
              <text:p text:style-name="rststyle-textbody">Exercises:</text:p>
              <text:list xml:id="list172943113636347" text:style-name="rststyle-enumlist-arabic">
                <text:list-item>
                  <text:p text:style-name="P11">Implement a class whose instances are interable. The constructor takes a list of URLs as its argument. An instance of this class, when iterated over, generates the content of the Web page at that address.</text:p>
                </text:list-item>
              </text:list>
              <text:p text:style-name="rststyle-textbody">Solutions:</text:p>
              <text:list xml:id="list172943226000476" text:style-name="rststyle-enumlist-arabic">
                <text:list-item>
                  <text:p text:style-name="P11">We implement a class that has <text:span text:style-name="rststyle-inlineliteral">__iter__()</text:span> and <text:span text:style-name="rststyle-inlineliteral">next()</text:span> methods:</text:p>
                  <text:p text:style-name="P15">import urllib<text:line-break/><text:line-break/>class WebPages(object):<text:line-break/> <text:s text:c="3"/>def __init__(self, urls):<text:line-break/> <text:s text:c="7"/>self.urls = urls<text:line-break/> <text:s text:c="7"/>self.current_index = 0<text:line-break/> <text:s text:c="3"/>def __iter__(self):<text:line-break/> <text:s text:c="7"/>self.current_index = 0<text:line-break/> <text:s text:c="7"/>return self<text:line-break/><text:soft-page-break/> <text:s text:c="3"/>def next(self):<text:line-break/> <text:s text:c="7"/>if self.current_index &gt;= len(self.urls):<text:line-break/> <text:s text:c="11"/>raise StopIteration<text:line-break/> <text:s text:c="7"/>url = self.urls[self.current_index]<text:line-break/> <text:s text:c="7"/>self.current_index += 1<text:line-break/> <text:s text:c="7"/>f = urllib.urlopen(url)<text:line-break/> <text:s text:c="7"/>content = f.read()<text:line-break/> <text:s text:c="7"/>f.close()<text:line-break/> <text:s text:c="7"/>return content<text:line-break/><text:line-break/>def test():<text:line-break/> <text:s text:c="3"/>urls = [<text:line-break/> <text:s text:c="7"/>'http://www.python.org',<text:line-break/> <text:s text:c="7"/>'http://en.wikipedia.org/',<text:line-break/> <text:s text:c="7"/>'http://en.wikipedia.org/wiki/Python_(programming_language)',<text:line-break/> <text:s text:c="7"/>]<text:line-break/> <text:s text:c="3"/>pages = WebPages(urls)<text:line-break/> <text:s text:c="3"/>for page in pages:<text:line-break/> <text:s text:c="7"/>print 'length: %d' % (len(page), )<text:line-break/> <text:s text:c="3"/>pages = WebPages(urls)<text:line-break/> <text:s text:c="3"/>print '-' * 50<text:line-break/> <text:s text:c="3"/>page = pages.next()<text:line-break/> <text:s text:c="3"/>print 'length: %d' % (len(page), )<text:line-break/> <text:s text:c="3"/>page = pages.next()<text:line-break/> <text:s text:c="3"/>print 'length: %d' % (len(page), )<text:line-break/> <text:s text:c="3"/>page = pages.next()<text:line-break/> <text:s text:c="3"/>print 'length: %d' % (len(page), )<text:line-break/> <text:s text:c="3"/>page = pages.next()<text:line-break/> <text:s text:c="3"/>print 'length: %d' % (len(page), )<text:line-break/><text:line-break/>test()</text:p>
                </text:list-item>
              </text:list>
            </text:section>
            <text:section text:style-name="Sect1" text:name="Section205">
              <text:h text:style-name="rststyle-heading4" text:outline-level="4">3.8.2.2   More help with iterables</text:h>
              <text:p text:style-name="rststyle-textbody">The <text:span text:style-name="rststyle-inlineliteral">itertools</text:span> module in the Python standard library has helpers for iterators: http://docs.python.org/library/itertools.html#module-itertools</text:p>
            </text:section>
          </text:section>
        </text:section>
        <text:section text:style-name="Sect1" text:name="Section206">
          <text:h text:style-name="rststyle-heading2" text:outline-level="2">3.9   Applications and Recipes</text:h>
          <text:section text:style-name="Sect1" text:name="Section207">
            <text:h text:style-name="rststyle-heading3" text:outline-level="3">3.9.1   XML -- SAX, minidom, ElementTree, Lxml</text:h>
            <text:p text:style-name="rststyle-textbody">Exercises:</text:p>
            <text:list xml:id="list172944876563779" text:style-name="rststyle-enumlist-arabic">
              <text:list-item>
                <text:p text:style-name="P11">SAX -- Parse an XML document with SAX, then show some information (tag, attributes, character data) for each element.</text:p>
              </text:list-item>
              <text:list-item>
                <text:p text:style-name="P11">Minidom -- Parse an XML document with <text:span text:style-name="rststyle-inlineliteral">minidom</text:span>, then walk the DOM tree and show some information (tag, attributes, character data) for each element.</text:p>
                <text:p text:style-name="P11"><text:soft-page-break/>Here is a sample XML document that you can use for input:</text:p>
                <text:p text:style-name="P15">&lt;?xml version="1.0"?&gt;<text:line-break/>&lt;people&gt;<text:line-break/> <text:s text:c="3"/>&lt;person id="1" value="abcd" ratio="3.2"&gt;<text:line-break/> <text:s text:c="7"/>&lt;name&gt;Alberta&lt;/name&gt;<text:line-break/> <text:s text:c="7"/>&lt;interest&gt;gardening&lt;/interest&gt;<text:line-break/> <text:s text:c="7"/>&lt;interest&gt;reading&lt;/interest&gt;<text:line-break/> <text:s text:c="7"/>&lt;category&gt;5&lt;/category&gt;<text:line-break/> <text:s text:c="3"/>&lt;/person&gt;<text:line-break/> <text:s text:c="3"/>&lt;person id="2"&gt;<text:line-break/> <text:s text:c="7"/>&lt;name&gt;Bernardo&lt;/name&gt;<text:line-break/> <text:s text:c="7"/>&lt;interest&gt;programming&lt;/interest&gt;<text:line-break/> <text:s text:c="7"/>&lt;category&gt;&lt;/category&gt;<text:line-break/> <text:s text:c="7"/>&lt;agent&gt;<text:line-break/> <text:s text:c="11"/>&lt;firstname&gt;Darren&lt;/firstname&gt;<text:line-break/> <text:s text:c="11"/>&lt;lastname&gt;Diddly&lt;/lastname&gt;<text:line-break/> <text:s text:c="7"/>&lt;/agent&gt;<text:line-break/> <text:s text:c="3"/>&lt;/person&gt;<text:line-break/> <text:s text:c="3"/>&lt;person id="3" value="efgh"&gt;<text:line-break/> <text:s text:c="7"/>&lt;name&gt;Charlie&lt;/name&gt;<text:line-break/> <text:s text:c="7"/>&lt;interest&gt;people&lt;/interest&gt;<text:line-break/> <text:s text:c="7"/>&lt;interest&gt;cats&lt;/interest&gt;<text:line-break/> <text:s text:c="7"/>&lt;interest&gt;dogs&lt;/interest&gt;<text:line-break/> <text:s text:c="7"/>&lt;category&gt;8&lt;/category&gt;<text:line-break/> <text:s text:c="7"/>&lt;promoter&gt;<text:line-break/> <text:s text:c="11"/>&lt;firstname&gt;David&lt;/firstname&gt;<text:line-break/> <text:s text:c="11"/>&lt;lastname&gt;Donaldson&lt;/lastname&gt;<text:line-break/> <text:s text:c="11"/>&lt;client&gt;<text:line-break/> <text:s text:c="15"/>&lt;fullname&gt;Arnold Applebee&lt;/fullname&gt;<text:line-break/> <text:s text:c="15"/>&lt;refid&gt;10001&lt;/refid&gt;<text:line-break/> <text:s text:c="11"/>&lt;/client&gt;<text:line-break/> <text:s text:c="7"/>&lt;/promoter&gt;<text:line-break/> <text:s text:c="7"/>&lt;promoter&gt;<text:line-break/> <text:s text:c="11"/>&lt;firstname&gt;Edward&lt;/firstname&gt;<text:line-break/> <text:s text:c="11"/>&lt;lastname&gt;Eddleberry&lt;/lastname&gt;<text:line-break/> <text:s text:c="11"/>&lt;client&gt;<text:line-break/> <text:s text:c="15"/>&lt;fullname&gt;Arnold Applebee&lt;/fullname&gt;<text:line-break/> <text:s text:c="15"/>&lt;refid&gt;10001&lt;/refid&gt;<text:line-break/> <text:s text:c="11"/>&lt;/client&gt;<text:line-break/> <text:s text:c="7"/>&lt;/promoter&gt;<text:line-break/> <text:s text:c="3"/>&lt;/person&gt;<text:line-break/>&lt;/people&gt;</text:p>
              </text:list-item>
              <text:list-item>
                <text:p text:style-name="P11">ElementTree -- Parse an XML document with ElementTree, then walk the DOM tree and show some information (tag, attributes, character data) for each element.</text:p>
              </text:list-item>
              <text:list-item>
                <text:p text:style-name="P11">lxml -- Parse an XML document with lxml, then walk the DOM tree and show some information (tag, attributes, character data) for each element.</text:p>
              </text:list-item>
              <text:list-item>
                <text:p text:style-name="P11">Modify document with ElementTree -- Use ElementTree to read a document, then modify the tree. Show the contents of the tree, and then write out the modified document.</text:p>
              </text:list-item>
              <text:list-item>
                <text:p text:style-name="P11">XPath -- lxml supports XPath. Use the XPath support in lxml to address each of <text:soft-page-break/>the following in the above XML instance document:</text:p>
                <text:list text:style-name="rststyle-bulletlist">
                  <text:list-item>
                    <text:p text:style-name="rststyle-bulletitem">The text in all the <text:span text:style-name="rststyle-inlineliteral">name</text:span> elements</text:p>
                  </text:list-item>
                  <text:list-item>
                    <text:p text:style-name="rststyle-bulletitem">The values of all the <text:span text:style-name="rststyle-inlineliteral">id</text:span> attributes</text:p>
                  </text:list-item>
                </text:list>
              </text:list-item>
            </text:list>
            <text:p text:style-name="rststyle-textbody">Solutions:</text:p>
            <text:list xml:id="list172943753033374" text:style-name="rststyle-enumlist-arabic">
              <text:list-item>
                <text:p text:style-name="P11">We can use the SAX support in the Python standard library:</text:p>
                <text:p text:style-name="P15">#!/usr/bin/env python<text:line-break/><text:line-break/>"""<text:line-break/>Parse and XML with SAX. <text:s/>Display info about each element.<text:line-break/><text:line-break/>Usage:<text:line-break/> <text:s text:c="3"/>python test_sax.py infilename<text:line-break/>Examples:<text:line-break/> <text:s text:c="3"/>python test_sax.py people.xml<text:line-break/>"""<text:line-break/><text:line-break/>import sys<text:line-break/>from xml.sax import make_parser, handler<text:line-break/><text:line-break/>class TestHandler(handler.ContentHandler):<text:line-break/> <text:s text:c="3"/>def __init__(self):<text:line-break/> <text:s text:c="7"/>self.level = 0<text:line-break/><text:line-break/> <text:s text:c="3"/>def show_with_level(self, value):<text:line-break/> <text:s text:c="7"/>print '%s%s' % (' <text:s text:c="3"/>' * self.level, value, )<text:line-break/><text:line-break/> <text:s text:c="3"/>def startDocument(self):<text:line-break/> <text:s text:c="7"/>self.show_with_level('Document start')<text:line-break/> <text:s text:c="7"/>self.level += 1<text:line-break/><text:line-break/> <text:s text:c="3"/>def endDocument(self):<text:line-break/> <text:s text:c="7"/>self.level -= 1<text:line-break/> <text:s text:c="7"/>self.show_with_level('Document end')<text:line-break/><text:line-break/> <text:s text:c="3"/>def startElement(self, name, attrs):<text:line-break/> <text:s text:c="7"/>self.show_with_level('start element -- name: "%s"' % (name, ))<text:line-break/> <text:s text:c="7"/>self.level += 1<text:line-break/><text:line-break/> <text:s text:c="3"/>def endElement(self, name):<text:line-break/> <text:s text:c="7"/>self.level -= 1<text:line-break/> <text:s text:c="7"/>self.show_with_level('end element -- name: "%s"' % (name, ))<text:line-break/><text:line-break/> <text:s text:c="3"/>def characters(self, content):<text:line-break/> <text:s text:c="7"/>content = content.strip()<text:line-break/> <text:s text:c="7"/>if content:<text:line-break/> <text:s text:c="11"/>self.show_with_level('characters: "%s"' % (content, ))<text:line-break/><text:line-break/><text:soft-page-break/>def test(infilename):<text:line-break/> <text:s text:c="3"/>parser = make_parser()<text:line-break/> <text:s text:c="3"/>handler = TestHandler()<text:line-break/> <text:s text:c="3"/>parser.setContentHandler(handler)<text:line-break/> <text:s text:c="3"/>parser.parse(infilename)<text:line-break/><text:line-break/>def usage():<text:line-break/> <text:s text:c="3"/>print __doc__<text:line-break/> <text:s text:c="3"/>sys.exit(1)<text:line-break/><text:line-break/>def main():<text:line-break/> <text:s text:c="3"/>args = sys.argv[1:]<text:line-break/> <text:s text:c="3"/>if len(args) != 1:<text:line-break/> <text:s text:c="7"/>usage()<text:line-break/> <text:s text:c="3"/>infilename = args[0]<text:line-break/> <text:s text:c="3"/>test(infilename)<text:line-break/><text:line-break/>if __name__ == '__main__':<text:line-break/> <text:s text:c="3"/>main()</text:p>
              </text:list-item>
              <text:list-item>
                <text:p text:style-name="P11">The minidom module contains a <text:span text:style-name="rststyle-inlineliteral">parse()</text:span> function that enables us to read an XML document and create a DOM tree:</text:p>
                <text:p text:style-name="P15">#!/usr/bin/env python<text:line-break/><text:line-break/>"""Process an XML document with minidom.<text:line-break/><text:line-break/>Show the document tree.<text:line-break/><text:line-break/>Usage:<text:line-break/> <text:s text:c="3"/>python minidom_walk.py [options] infilename<text:line-break/>"""<text:line-break/><text:line-break/>import sys<text:line-break/>from xml.dom import minidom<text:line-break/><text:line-break/>def show_tree(doc):<text:line-break/> <text:s text:c="3"/>root = doc.documentElement<text:line-break/> <text:s text:c="3"/>show_node(root, 0)<text:line-break/><text:line-break/>def show_node(node, level):<text:line-break/> <text:s text:c="3"/>count = 0<text:line-break/> <text:s text:c="3"/>if node.nodeType == minidom.Node.ELEMENT_NODE:<text:line-break/> <text:s text:c="7"/>show_level(level)<text:line-break/> <text:s text:c="7"/>print 'tag: %s' % (node.nodeName, )<text:line-break/> <text:s text:c="7"/>for key in node.attributes.keys():<text:line-break/> <text:s text:c="11"/>attr = node.attributes.get(key)<text:line-break/> <text:s text:c="11"/>show_level(level + 1)<text:line-break/> <text:s text:c="11"/>print '- attribute name: %s <text:s/>value: "%s"' % (attr.name,<text:line-break/> <text:s text:c="15"/>attr.value, )<text:line-break/> <text:s text:c="7"/>if (len(node.childNodes) == 1 and<text:line-break/> <text:s text:c="11"/>node.childNodes[0].nodeType == <text:soft-page-break/>minidom.Node.TEXT_NODE):<text:line-break/> <text:s text:c="11"/>show_level(level + 1)<text:line-break/> <text:s text:c="11"/>print '- data: "%s"' % (node.childNodes[0].data, )<text:line-break/> <text:s text:c="7"/>for child in node.childNodes:<text:line-break/> <text:s text:c="11"/>count += 1<text:line-break/> <text:s text:c="11"/>show_node(child, level + 1)<text:line-break/> <text:s text:c="3"/>return count<text:line-break/><text:line-break/>def show_level(level):<text:line-break/> <text:s text:c="3"/>for x in range(level):<text:line-break/> <text:s text:c="7"/>print ' <text:s text:c="2"/>',<text:line-break/><text:line-break/>def test():<text:line-break/> <text:s text:c="3"/>args = sys.argv[1:]<text:line-break/> <text:s text:c="3"/>if len(args) != 1:<text:line-break/> <text:s text:c="7"/>print __doc__<text:line-break/> <text:s text:c="7"/>sys.exit(1)<text:line-break/> <text:s text:c="3"/>docname = args[0]<text:line-break/> <text:s text:c="3"/>doc = minidom.parse(docname)<text:line-break/> <text:s text:c="3"/>show_tree(doc)<text:line-break/><text:line-break/>if __name__ == '__main__':<text:line-break/> <text:s text:c="3"/>#import pdb; pdb.set_trace()<text:line-break/> <text:s text:c="3"/>test()</text:p>
              </text:list-item>
              <text:list-item>
                <text:p text:style-name="P11">ElementTree enables us to parse an XML document and create a DOM tree:</text:p>
                <text:p text:style-name="P15">#!/usr/bin/env python<text:line-break/><text:line-break/>"""Process an XML document with elementtree.<text:line-break/><text:line-break/>Show the document tree.<text:line-break/><text:line-break/>Usage:<text:line-break/> <text:s text:c="3"/>python elementtree_walk.py [options] infilename<text:line-break/>"""<text:line-break/><text:line-break/>import sys<text:line-break/>from xml.etree import ElementTree as etree<text:line-break/><text:line-break/>def show_tree(doc):<text:line-break/> <text:s text:c="3"/>root = doc.getroot()<text:line-break/> <text:s text:c="3"/>show_node(root, 0)<text:line-break/><text:line-break/>def show_node(node, level):<text:line-break/> <text:s text:c="3"/>show_level(level)<text:line-break/> <text:s text:c="3"/>print 'tag: %s' % (node.tag, )<text:line-break/> <text:s text:c="3"/>for key, value in node.attrib.iteritems():<text:line-break/> <text:s text:c="7"/>show_level(level + 1)<text:line-break/> <text:s text:c="7"/>print '- attribute -- name: %s <text:s/>value: "%s"' % (key, value, )<text:line-break/> <text:s text:c="3"/>if node.text:<text:line-break/> <text:s text:c="7"/>text = node.text.strip()<text:line-break/><text:soft-page-break/> <text:s text:c="7"/>show_level(level + 1)<text:line-break/> <text:s text:c="7"/>print '- text: "%s"' % (node.text, )<text:line-break/> <text:s text:c="3"/>if node.tail:<text:line-break/> <text:s text:c="7"/>tail = node.tail.strip()<text:line-break/> <text:s text:c="7"/>show_level(level + 1)<text:line-break/> <text:s text:c="7"/>print '- tail: "%s"' % (tail, )<text:line-break/> <text:s text:c="3"/>for child in node.getchildren():<text:line-break/> <text:s text:c="7"/>show_node(child, level + 1)<text:line-break/><text:line-break/>def show_level(level):<text:line-break/> <text:s text:c="3"/>for x in range(level):<text:line-break/> <text:s text:c="7"/>print ' <text:s text:c="2"/>',<text:line-break/><text:line-break/>def test():<text:line-break/> <text:s text:c="3"/>args = sys.argv[1:]<text:line-break/> <text:s text:c="3"/>if len(args) != 1:<text:line-break/> <text:s text:c="7"/>print __doc__<text:line-break/> <text:s text:c="7"/>sys.exit(1)<text:line-break/> <text:s text:c="3"/>docname = args[0]<text:line-break/> <text:s text:c="3"/>doc = etree.parse(docname)<text:line-break/> <text:s text:c="3"/>show_tree(doc)<text:line-break/><text:line-break/>if __name__ == '__main__':<text:line-break/> <text:s text:c="3"/>#import pdb; pdb.set_trace()<text:line-break/> <text:s text:c="3"/>test()</text:p>
              </text:list-item>
              <text:list-item>
                <text:p text:style-name="P11">lxml enables us to parse an XML document and create a DOM tree. In fact, since lxml attempts to mimic the ElementTree API, our code is very similar to that in the solution to the ElementTree exercise:</text:p>
                <text:p text:style-name="P15">#!/usr/bin/env python<text:line-break/><text:line-break/>"""Process an XML document with elementtree.<text:line-break/><text:line-break/>Show the document tree.<text:line-break/><text:line-break/>Usage:<text:line-break/> <text:s text:c="3"/>python lxml_walk.py [options] infilename<text:line-break/>"""<text:line-break/><text:line-break/>#<text:line-break/># Imports:<text:line-break/>import sys<text:line-break/>from lxml import etree<text:line-break/><text:line-break/>def show_tree(doc):<text:line-break/> <text:s text:c="3"/>root = doc.getroot()<text:line-break/> <text:s text:c="3"/>show_node(root, 0)<text:line-break/><text:line-break/>def show_node(node, level):<text:line-break/> <text:s text:c="3"/>show_level(level)<text:line-break/> <text:s text:c="3"/>print 'tag: %s' % (node.tag, )<text:line-break/> <text:s text:c="3"/>for key, value in node.attrib.iteritems():<text:line-break/><text:soft-page-break/> <text:s text:c="7"/>show_level(level + 1)<text:line-break/> <text:s text:c="7"/>print '- attribute -- name: %s <text:s/>value: "%s"' % (key, value, )<text:line-break/> <text:s text:c="3"/>if node.text:<text:line-break/> <text:s text:c="7"/>text = node.text.strip()<text:line-break/> <text:s text:c="7"/>show_level(level + 1)<text:line-break/> <text:s text:c="7"/>print '- text: "%s"' % (node.text, )<text:line-break/> <text:s text:c="3"/>if node.tail:<text:line-break/> <text:s text:c="7"/>tail = node.tail.strip()<text:line-break/> <text:s text:c="7"/>show_level(level + 1)<text:line-break/> <text:s text:c="7"/>print '- tail: "%s"' % (tail, )<text:line-break/> <text:s text:c="3"/>for child in node.getchildren():<text:line-break/> <text:s text:c="7"/>show_node(child, level + 1)<text:line-break/><text:line-break/>def show_level(level):<text:line-break/> <text:s text:c="3"/>for x in range(level):<text:line-break/> <text:s text:c="7"/>print ' <text:s text:c="2"/>',<text:line-break/><text:line-break/>def test():<text:line-break/> <text:s text:c="3"/>args = sys.argv[1:]<text:line-break/> <text:s text:c="3"/>if len(args) != 1:<text:line-break/> <text:s text:c="7"/>print __doc__<text:line-break/> <text:s text:c="7"/>sys.exit(1)<text:line-break/> <text:s text:c="3"/>docname = args[0]<text:line-break/> <text:s text:c="3"/>doc = etree.parse(docname)<text:line-break/> <text:s text:c="3"/>show_tree(doc)<text:line-break/><text:line-break/>if __name__ == '__main__':<text:line-break/> <text:s text:c="3"/>#import pdb; pdb.set_trace()<text:line-break/> <text:s text:c="3"/>test()</text:p>
              </text:list-item>
              <text:list-item>
                <text:p text:style-name="P11">We can modify the DOM tree and write it out to a new file:</text:p>
                <text:p text:style-name="P15">#!/usr/bin/env python<text:line-break/><text:line-break/>"""Process an XML document with elementtree.<text:line-break/><text:line-break/>Show the document tree.<text:line-break/>Modify the document tree and then show it again.<text:line-break/>Write the modified XML tree to a new file.<text:line-break/><text:line-break/>Usage:<text:line-break/> <text:s text:c="3"/>python elementtree_walk.py [options] infilename outfilename<text:line-break/>Options:<text:line-break/> <text:s text:c="3"/>-h, --help <text:s text:c="5"/>Display this help message.<text:line-break/>Example:<text:line-break/> <text:s text:c="3"/>python elementtree_walk.py myxmldoc.xml myotherxmldoc.xml<text:line-break/>"""<text:line-break/><text:line-break/>import sys<text:line-break/>import os<text:line-break/>import getopt<text:line-break/><text:soft-page-break/>import time<text:line-break/><text:line-break/># Use ElementTree.<text:line-break/>from xml.etree import ElementTree as etree<text:line-break/># Or uncomment to use Lxml.<text:line-break/>#from lxml import etree<text:line-break/><text:line-break/>def show_tree(doc):<text:line-break/> <text:s text:c="3"/>root = doc.getroot()<text:line-break/> <text:s text:c="3"/>show_node(root, 0)<text:line-break/><text:line-break/>def show_node(node, level):<text:line-break/> <text:s text:c="3"/>show_level(level)<text:line-break/> <text:s text:c="3"/>print 'tag: %s' % (node.tag, )<text:line-break/> <text:s text:c="3"/>for key, value in node.attrib.iteritems():<text:line-break/> <text:s text:c="7"/>show_level(level + 1)<text:line-break/> <text:s text:c="7"/>print '- attribute -- name: %s <text:s/>value: "%s"' % (key, value, )<text:line-break/> <text:s text:c="3"/>if node.text:<text:line-break/> <text:s text:c="7"/>text = node.text.strip()<text:line-break/> <text:s text:c="7"/>show_level(level + 1)<text:line-break/> <text:s text:c="7"/>print '- text: "%s"' % (node.text, )<text:line-break/> <text:s text:c="3"/>if node.tail:<text:line-break/> <text:s text:c="7"/>tail = node.tail.strip()<text:line-break/> <text:s text:c="7"/>show_level(level + 1)<text:line-break/> <text:s text:c="7"/>print '- tail: "%s"' % (tail, )<text:line-break/> <text:s text:c="3"/>for child in node.getchildren():<text:line-break/> <text:s text:c="7"/>show_node(child, level + 1)<text:line-break/><text:line-break/>def show_level(level):<text:line-break/> <text:s text:c="3"/>for x in range(level):<text:line-break/> <text:s text:c="7"/>print ' <text:s text:c="2"/>',<text:line-break/><text:line-break/>def modify_tree(doc, tag, attrname, attrvalue):<text:line-break/> <text:s text:c="3"/>root = doc.getroot()<text:line-break/> <text:s text:c="3"/>modify_node(root, tag, attrname, attrvalue)<text:line-break/><text:line-break/>def modify_node(node, tag, attrname, attrvalue):<text:line-break/> <text:s text:c="3"/>if node.tag == tag:<text:line-break/> <text:s text:c="7"/>node.attrib[attrname] = attrvalue<text:line-break/> <text:s text:c="3"/>for child in node.getchildren():<text:line-break/> <text:s text:c="7"/>modify_node(child, tag, attrname, attrvalue)<text:line-break/><text:line-break/>def test(indocname, outdocname):<text:line-break/> <text:s text:c="3"/>doc = etree.parse(indocname)<text:line-break/> <text:s text:c="3"/>show_tree(doc)<text:line-break/> <text:s text:c="3"/>print '-' * 50<text:line-break/> <text:s text:c="3"/>date = time.ctime()<text:line-break/> <text:s text:c="3"/>modify_tree(doc, 'person', 'date', date)<text:line-break/> <text:s text:c="3"/>show_tree(doc)<text:line-break/> <text:s text:c="3"/>write_output = False<text:line-break/> <text:s text:c="3"/>if os.path.exists(outdocname):<text:line-break/> <text:s text:c="7"/>response = raw_input('Output file (%s) exists. <text:s/><text:soft-page-break/>Over-write? (y/n): ' %<text:line-break/> <text:s text:c="11"/>outdocname)<text:line-break/> <text:s text:c="7"/>if response == 'y':<text:line-break/> <text:s text:c="11"/>write_output = True<text:line-break/> <text:s text:c="3"/>else:<text:line-break/> <text:s text:c="7"/>write_output = True<text:line-break/> <text:s text:c="3"/>if write_output:<text:line-break/> <text:s text:c="7"/>doc.write(outdocname)<text:line-break/> <text:s text:c="7"/>print 'Wrote modified XML tree to %s' % outdocname<text:line-break/> <text:s text:c="3"/>else:<text:line-break/> <text:s text:c="7"/>print 'Did not write output file.'<text:line-break/><text:line-break/>def usage():<text:line-break/> <text:s text:c="3"/>print __doc__<text:line-break/> <text:s text:c="3"/>sys.exit(1)<text:line-break/><text:line-break/>def main():<text:line-break/> <text:s text:c="3"/>args = sys.argv[1:]<text:line-break/> <text:s text:c="3"/>try:<text:line-break/> <text:s text:c="7"/>opts, args = getopt.getopt(args, 'h', ['help',<text:line-break/> <text:s text:c="11"/>])<text:line-break/> <text:s text:c="3"/>except:<text:line-break/> <text:s text:c="7"/>usage()<text:line-break/> <text:s text:c="3"/>for opt, val in opts:<text:line-break/> <text:s text:c="7"/>if opt in ('-h', '--help'):<text:line-break/> <text:s text:c="11"/>usage()<text:line-break/> <text:s text:c="3"/>if len(args) != 2:<text:line-break/> <text:s text:c="7"/>usage()<text:line-break/> <text:s text:c="3"/>indocname = args[0]<text:line-break/> <text:s text:c="3"/>outdocname = args[1]<text:line-break/> <text:s text:c="3"/>test(indocname, outdocname)<text:line-break/><text:line-break/>if __name__ == '__main__':<text:line-break/> <text:s text:c="3"/>#import pdb; pdb.set_trace()<text:line-break/> <text:s text:c="3"/>main()</text:p>
                <text:p text:style-name="P11">Notes:</text:p>
                <text:list text:style-name="rststyle-bulletlist">
                  <text:list-item>
                    <text:p text:style-name="rststyle-bulletitem">The above solution contains an <text:span text:style-name="rststyle-inlineliteral">import</text:span> statement for ElementTree and another for lxml. The one for lxml is commented out, but you could change that if you wish to use lxml instead of ElementTree. This solution will work the same way with either ElementTree or lxml.</text:p>
                  </text:list-item>
                </text:list>
              </text:list-item>
              <text:list-item>
                <text:p text:style-name="P11">When we parse and XML document with lxml, each element (node) has an <text:span text:style-name="rststyle-inlineliteral">xpath()</text:span> method.</text:p>
                <text:p text:style-name="P15"># test_xpath.py<text:line-break/><text:line-break/>from lxml import etree<text:line-break/><text:line-break/>def test():<text:line-break/> <text:s text:c="3"/>doc = etree.parse('people.xml')<text:line-break/> <text:s text:c="3"/>root = doc.getroot()<text:line-break/><text:soft-page-break/> <text:s text:c="3"/>print root.xpath("//name/text()")<text:line-break/> <text:s text:c="3"/>print root.xpath("//@id")<text:line-break/><text:line-break/>test()</text:p>
                <text:p text:style-name="P11">And, when we run the above code, here is what we see:</text:p>
                <text:p text:style-name="P15">$ python test_xpath.py<text:line-break/>['Alberta', 'Bernardo', 'Charlie']<text:line-break/>['1', '2', '3']</text:p>
                <text:p text:style-name="P11">For more on XPath see: XML Path Language (XPath) -- http://www.w3.org/TR/xpath</text:p>
              </text:list-item>
            </text:list>
          </text:section>
          <text:section text:style-name="Sect1" text:name="Section208">
            <text:h text:style-name="rststyle-heading3" text:outline-level="3">3.9.2   Relational database access</text:h>
            <text:p text:style-name="rststyle-textbody">You can find information about database programming in Python here: Database Programming -- http://wiki.python.org/moin/DatabaseProgramming/.</text:p>
            <text:p text:style-name="rststyle-textbody">For database access we use the Python Database API. You can find information about it here: Python Database API Specification v2.0 -- http://www.python.org/dev/peps/pep-0249/.</text:p>
            <text:p text:style-name="rststyle-textbody">To use the database API we do the following:</text:p>
            <text:list xml:id="list172943714016509" text:style-name="rststyle-enumlist-arabic">
              <text:list-item>
                <text:p text:style-name="P11">Use the database interface module to create a connection object.</text:p>
              </text:list-item>
              <text:list-item>
                <text:p text:style-name="P11">Use the connection object to create a cursor object.</text:p>
              </text:list-item>
              <text:list-item>
                <text:p text:style-name="P11">Use the cursor object to execute an SQL query.</text:p>
              </text:list-item>
              <text:list-item>
                <text:p text:style-name="P11">Retrieve rows from the cursor object, if needed.</text:p>
              </text:list-item>
              <text:list-item>
                <text:p text:style-name="P11">Optionally, commit results to the database.</text:p>
              </text:list-item>
              <text:list-item>
                <text:p text:style-name="P11">Close the connection object.</text:p>
              </text:list-item>
            </text:list>
            <text:p text:style-name="rststyle-textbody">Our examples use the <text:span text:style-name="rststyle-inlineliteral">gadfly</text:span> database, which is written in Python. If you want to use <text:span text:style-name="rststyle-inlineliteral">gadfly</text:span>, you can find it here: http://gadfly.sourceforge.net/. <text:span text:style-name="rststyle-inlineliteral">gadfly</text:span> is a reasonable choice if you want an easy to use database on your local machine.</text:p>
            <text:p text:style-name="rststyle-textbody">Another reasonable choice for a local database is <text:span text:style-name="rststyle-inlineliteral">sqlite3</text:span>, which is in the Python standard library. Here is a descriptive quote from the <text:span text:style-name="rststyle-inlineliteral">SQLite</text:span> Web site:</text:p>
            <text:p text:style-name="rststyle-blockquote">"SQLite is a software library that implements a self-contained, serverless, zero-configuration, transactional SQL database engine. SQLite is the most widely deployed SQL database engine in the world. The source code for SQLite is in the public domain."</text:p>
            <text:p text:style-name="rststyle-textbody">You can learn about it here:</text:p>
            <text:list xml:id="list172944359270546" text:style-name="rststyle-bulletlist">
              <text:list-item>
                <text:p text:style-name="rststyle-bulletitem">sqlite3 - DB-API 2.0 interface for SQLite databases -- http://docs.python.org/library/sqlite3.html</text:p>
              </text:list-item>
              <text:list-item>
                <text:p text:style-name="rststyle-bulletitem">SQLite home page -- http://www.sqlite.org/</text:p>
              </text:list-item>
              <text:list-item>
                <text:p text:style-name="rststyle-bulletitem"><text:soft-page-break/>The pysqlite web page -- http://oss.itsystementwicklung.de/trac/pysqlite/</text:p>
              </text:list-item>
            </text:list>
            <text:p text:style-name="rststyle-textbody">If you want or need to use another, enterprise class database, for example PostgreSQL, MySQL, Oracle, etc., you will need an interface module for your specific database. You can find information about database interface modules here: Database interfaces -- http://wiki.python.org/moin/DatabaseInterfaces</text:p>
            <text:p text:style-name="rststyle-textbody">Excercises:</text:p>
            <text:list xml:id="list172944365724640" text:style-name="rststyle-enumlist-arabic">
              <text:list-item>
                <text:p text:style-name="P11">Write a script that retrieves all the rows in a table and prints each row.</text:p>
              </text:list-item>
              <text:list-item>
                <text:p text:style-name="P11">Write a script that retrieves all the rows in a table, then uses the cursor as an iterator to print each row.</text:p>
              </text:list-item>
              <text:list-item>
                <text:p text:style-name="P11">Write a script that uses the cursor's <text:span text:style-name="rststyle-inlineliteral">description</text:span> attribute to print out the name and value of each field in each row.</text:p>
              </text:list-item>
              <text:list-item>
                <text:p text:style-name="P11">Write a script that performs several of the above tasks, but uses <text:span text:style-name="rststyle-inlineliteral">sqlite3</text:span> instead of <text:span text:style-name="rststyle-inlineliteral">gadfly</text:span>.</text:p>
              </text:list-item>
            </text:list>
            <text:p text:style-name="rststyle-textbody">Solutions:</text:p>
            <text:list xml:id="list172943179303162" text:style-name="rststyle-enumlist-arabic">
              <text:list-item>
                <text:p text:style-name="P11">We can <text:span text:style-name="rststyle-inlineliteral">execute</text:span> a SQL query and then retrieve all the rows with <text:span text:style-name="rststyle-inlineliteral">fetchall()</text:span>:</text:p>
                <text:p text:style-name="P15">import gadfly<text:line-break/><text:line-break/>def test():<text:line-break/> <text:s text:c="3"/>connection = gadfly.connect("dbtest1", "plantsdbdir")<text:line-break/> <text:s text:c="3"/>cur = connection.cursor()<text:line-break/> <text:s text:c="3"/>cur.execute('select * from plantsdb order by p_name')<text:line-break/> <text:s text:c="3"/>rows = cur.fetchall()<text:line-break/> <text:s text:c="3"/>for row in rows:<text:line-break/> <text:s text:c="7"/>print '2. row:', row<text:line-break/> <text:s text:c="3"/>connection.close()<text:line-break/><text:line-break/>test()</text:p>
              </text:list-item>
              <text:list-item>
                <text:p text:style-name="P11">The cursor itself is an iterator. It iterates over the rows returned by a query. So, we execute a SQL query and then we use the cursor in a <text:span text:style-name="rststyle-inlineliteral">for:</text:span> statement:</text:p>
                <text:p text:style-name="P15">import gadfly<text:line-break/><text:line-break/>def test():<text:line-break/> <text:s text:c="3"/>connection = gadfly.connect("dbtest1", "plantsdbdir")<text:line-break/> <text:s text:c="3"/>cur = connection.cursor()<text:line-break/> <text:s text:c="3"/>cur.execute('select * from plantsdb order by p_name')<text:line-break/> <text:s text:c="3"/>for row in cur:<text:line-break/> <text:s text:c="7"/>print row<text:line-break/> <text:s text:c="3"/>connection.close()<text:line-break/><text:line-break/><text:soft-page-break/>test()</text:p>
              </text:list-item>
              <text:list-item>
                <text:p text:style-name="P11">The description attribute in the cursor is a container that has an item describing each field:</text:p>
                <text:p text:style-name="P15">import gadfly<text:line-break/><text:line-break/>def test():<text:line-break/> <text:s text:c="3"/>cur.execute('select * from plantsdb order by p_name')<text:line-break/> <text:s text:c="3"/>for field in cur.description:<text:line-break/> <text:s text:c="7"/>print 'field:', field<text:line-break/> <text:s text:c="3"/>rows = cur.fetchall()<text:line-break/> <text:s text:c="3"/>for row in rows:<text:line-break/> <text:s text:c="7"/>for idx, field in enumerate(row):<text:line-break/> <text:s text:c="11"/>content = '%s: "%s"' % (cur.description[idx][0], field, )<text:line-break/> <text:s text:c="11"/>print content,<text:line-break/> <text:s text:c="7"/>print<text:line-break/> <text:s text:c="3"/>connection.close()<text:line-break/><text:line-break/>test()</text:p>
                <text:p text:style-name="P11">Notes:</text:p>
                <text:list text:style-name="rststyle-bulletlist">
                  <text:list-item>
                    <text:p text:style-name="rststyle-bulletitem">The comma at the end of the <text:span text:style-name="rststyle-inlineliteral">print</text:span> statement tells Python not to print a new-line.</text:p>
                  </text:list-item>
                  <text:list-item>
                    <text:p text:style-name="rststyle-bulletitem">The <text:span text:style-name="rststyle-inlineliteral">cur.description</text:span> is a sequence containing an item for each field. After the query, we can extract a description of each field.</text:p>
                  </text:list-item>
                </text:list>
              </text:list-item>
              <text:list-item>
                <text:p text:style-name="P11">The solutions using <text:span text:style-name="rststyle-inlineliteral">sqlite3</text:span> are very similar to those using <text:span text:style-name="rststyle-inlineliteral">gadfly</text:span>. For information on <text:span text:style-name="rststyle-inlineliteral">sqlite3</text:span>, see: sqlite3 — DB-API 2.0 interface for SQLite databases http://docs.python.org/library/sqlite3.html#module-sqlite3.</text:p>
                <text:p text:style-name="P15">#!/usr/bin/env python<text:line-break/><text:line-break/>"""<text:line-break/>Perform operations on sqlite3 (plants) database.<text:line-break/><text:line-break/>Usage:<text:line-break/> <text:s text:c="3"/>python py_db_api.py command [arg1, ... ]<text:line-break/>Commands:<text:line-break/> <text:s text:c="3"/>create -- create new database.<text:line-break/> <text:s text:c="3"/>show -- show contents of database.<text:line-break/> <text:s text:c="3"/>add -- add row to database. <text:s/>Requires 3 args (name, descrip, rating).<text:line-break/> <text:s text:c="3"/>delete - remove row from database. <text:s/>Requires 1 arg (name).<text:line-break/>Examples:<text:line-break/> <text:s text:c="3"/>python test1.py create<text:line-break/> <text:s text:c="3"/>python test1.py show<text:line-break/> <text:s text:c="3"/>python test1.py add crenshaw "The most succulent melon" 10<text:line-break/> <text:s text:c="3"/>python test1.py delete lemon<text:line-break/><text:soft-page-break/>"""<text:line-break/><text:line-break/><text:line-break/>import sys<text:line-break/>import sqlite3<text:line-break/><text:line-break/>Values = [<text:line-break/> <text:s text:c="3"/>('lemon', 'bright and yellow', '7'),<text:line-break/> <text:s text:c="3"/>('peach', 'succulent', '9'),<text:line-break/> <text:s text:c="3"/>('banana', 'smooth and creamy', '8'),<text:line-break/> <text:s text:c="3"/>('nectarine', 'tangy and tasty', '9'),<text:line-break/> <text:s text:c="3"/>('orange', 'sweet and tangy', '8'),<text:line-break/> <text:s text:c="3"/>]<text:line-break/><text:line-break/>Field_defs = [<text:line-break/> <text:s text:c="3"/>'p_name varchar',<text:line-break/> <text:s text:c="3"/>'p_descrip varchar',<text:line-break/> <text:s text:c="3"/>#'p_rating integer',<text:line-break/> <text:s text:c="3"/>'p_rating varchar',<text:line-break/> <text:s text:c="3"/>]<text:line-break/><text:line-break/><text:line-break/>def createdb():<text:line-break/> <text:s text:c="3"/>connection = sqlite3.connect('sqlite3plantsdb')<text:line-break/> <text:s text:c="3"/>cursor = connection.cursor()<text:line-break/> <text:s text:c="3"/>q1 = "create table plantsdb (%s)" % (', '.join(Field_defs))<text:line-break/> <text:s text:c="3"/>print 'create q1: %s' % q1<text:line-break/> <text:s text:c="3"/>cursor.execute(q1)<text:line-break/> <text:s text:c="3"/>q1 = "create index index1 on plantsdb(p_name)"<text:line-break/> <text:s text:c="3"/>cursor.execute(q1)<text:line-break/> <text:s text:c="3"/>q1 = "insert into plantsdb (p_name, p_descrip, p_rating) values ('%s', '%s', %s)"<text:line-break/> <text:s text:c="3"/>for spec in Values:<text:line-break/> <text:s text:c="7"/>q2 = q1 % spec<text:line-break/> <text:s text:c="7"/>print 'q2: "%s"' % q2<text:line-break/> <text:s text:c="7"/>cursor.execute(q2)<text:line-break/> <text:s text:c="3"/>connection.commit()<text:line-break/> <text:s text:c="3"/>showdb1(cursor)<text:line-break/> <text:s text:c="3"/>connection.close()<text:line-break/><text:line-break/><text:line-break/>def showdb():<text:line-break/> <text:s text:c="3"/>connection, cursor = opendb()<text:line-break/> <text:s text:c="3"/>showdb1(cursor)<text:line-break/> <text:s text:c="3"/>connection.close()<text:line-break/><text:line-break/><text:line-break/>def showdb1(cursor):<text:line-break/> <text:s text:c="3"/>cursor.execute("select * from plantsdb order by p_name")<text:line-break/> <text:s text:c="3"/>hr()<text:line-break/> <text:s text:c="3"/>description = cursor.description<text:line-break/><text:soft-page-break/> <text:s text:c="3"/>print description<text:line-break/> <text:s text:c="3"/>print 'description:'<text:line-break/> <text:s text:c="3"/>for rowdescription in description:<text:line-break/> <text:s text:c="7"/>print ' <text:s text:c="3"/>%s' % (rowdescription, )<text:line-break/> <text:s text:c="3"/>hr()<text:line-break/> <text:s text:c="3"/>rows = cursor.fetchall()<text:line-break/> <text:s text:c="3"/>print rows<text:line-break/> <text:s text:c="3"/>print 'rows:'<text:line-break/> <text:s text:c="3"/>for row in rows:<text:line-break/> <text:s text:c="7"/>print ' <text:s text:c="3"/>%s' % (row, )<text:line-break/> <text:s text:c="3"/>hr()<text:line-break/> <text:s text:c="3"/>print 'content:'<text:line-break/> <text:s text:c="3"/>for row in rows:<text:line-break/> <text:s text:c="7"/>descrip = row[1]<text:line-break/> <text:s text:c="7"/>name = row[0]<text:line-break/> <text:s text:c="7"/>rating = '%s' % row[2]<text:line-break/> <text:s text:c="7"/>print ' <text:s text:c="3"/>%s%s%s' % (<text:line-break/> <text:s text:c="11"/>name.ljust(12), descrip.ljust(30), rating.rjust(4), )<text:line-break/><text:line-break/><text:line-break/>def addtodb(name, descrip, rating):<text:line-break/> <text:s text:c="3"/>try:<text:line-break/> <text:s text:c="7"/>rating = int(rating)<text:line-break/> <text:s text:c="3"/>except ValueError, exp:<text:line-break/> <text:s text:c="7"/>print 'Error: rating must be integer.'<text:line-break/> <text:s text:c="7"/>return<text:line-break/> <text:s text:c="3"/>connection, cursor = opendb()<text:line-break/> <text:s text:c="3"/>cursor.execute("select * from plantsdb where p_name = '%s'" % name)<text:line-break/> <text:s text:c="3"/>rows = cursor.fetchall()<text:line-break/> <text:s text:c="3"/>if len(rows) &gt; 0:<text:line-break/> <text:s text:c="7"/>ql = "update plantsdb set p_descrip='%s', p_rating='%s' where p_name='%s'" % (<text:line-break/> <text:s text:c="11"/>descrip, rating, name, )<text:line-break/> <text:s text:c="7"/>print 'ql:', ql<text:line-break/> <text:s text:c="7"/>cursor.execute(ql)<text:line-break/> <text:s text:c="7"/>connection.commit()<text:line-break/> <text:s text:c="7"/>print 'Updated'<text:line-break/> <text:s text:c="3"/>else:<text:line-break/> <text:s text:c="7"/>cursor.execute("insert into plantsdb values ('%s', '%s', '%s')" % (<text:line-break/> <text:s text:c="11"/>name, descrip, rating))<text:line-break/> <text:s text:c="7"/>connection.commit()<text:line-break/> <text:s text:c="7"/>print 'Added'<text:line-break/> <text:s text:c="3"/>showdb1(cursor)<text:line-break/> <text:s text:c="3"/>connection.close()<text:line-break/><text:line-break/><text:line-break/>def deletefromdb(name):<text:line-break/> <text:s text:c="3"/>connection, cursor = opendb()<text:line-break/> <text:s text:c="3"/>cursor.execute("select * from plantsdb where p_name = '%s'" % name)<text:line-break/><text:soft-page-break/> <text:s text:c="3"/>rows = cursor.fetchall()<text:line-break/> <text:s text:c="3"/>if len(rows) &gt; 0:<text:line-break/> <text:s text:c="7"/>cursor.execute("delete from plantsdb where p_name='%s'" % name)<text:line-break/> <text:s text:c="7"/>connection.commit()<text:line-break/> <text:s text:c="7"/>print 'Plant (%s) deleted.' % name<text:line-break/> <text:s text:c="3"/>else:<text:line-break/> <text:s text:c="7"/>print 'Plant (%s) does not exist.' % name<text:line-break/> <text:s text:c="3"/>showdb1(cursor)<text:line-break/> <text:s text:c="3"/>connection.close()<text:line-break/><text:line-break/><text:line-break/>def opendb():<text:line-break/> <text:s text:c="3"/>connection = sqlite3.connect("sqlite3plantsdb")<text:line-break/> <text:s text:c="3"/>cursor = connection.cursor()<text:line-break/> <text:s text:c="3"/>return connection, cursor<text:line-break/><text:line-break/><text:line-break/>def hr():<text:line-break/> <text:s text:c="3"/>print '-' * 60<text:line-break/><text:line-break/><text:line-break/>def usage():<text:line-break/> <text:s text:c="3"/>print __doc__<text:line-break/> <text:s text:c="3"/>sys.exit(1)<text:line-break/><text:line-break/><text:line-break/>def main():<text:line-break/> <text:s text:c="3"/>args = sys.argv[1:]<text:line-break/> <text:s text:c="3"/>if len(args) &lt; 1:<text:line-break/> <text:s text:c="7"/>usage()<text:line-break/> <text:s text:c="3"/>cmd = args[0]<text:line-break/> <text:s text:c="3"/>if cmd == 'create':<text:line-break/> <text:s text:c="7"/>if len(args) != 1:<text:line-break/> <text:s text:c="11"/>usage()<text:line-break/> <text:s text:c="7"/>createdb()<text:line-break/> <text:s text:c="3"/>elif cmd == 'show':<text:line-break/> <text:s text:c="7"/>if len(args) != 1:<text:line-break/> <text:s text:c="11"/>usage()<text:line-break/> <text:s text:c="7"/>showdb()<text:line-break/> <text:s text:c="3"/>elif cmd == 'add':<text:line-break/> <text:s text:c="7"/>if len(args) &lt; 4:<text:line-break/> <text:s text:c="11"/>usage()<text:line-break/> <text:s text:c="7"/>name = args[1]<text:line-break/> <text:s text:c="7"/>descrip = args[2]<text:line-break/> <text:s text:c="7"/>rating = args[3]<text:line-break/> <text:s text:c="7"/>addtodb(name, descrip, rating)<text:line-break/> <text:s text:c="3"/>elif cmd == 'delete':<text:line-break/> <text:s text:c="7"/>if len(args) &lt; 2:<text:line-break/> <text:s text:c="11"/>usage()<text:line-break/> <text:s text:c="7"/>name = args[1]<text:line-break/> <text:s text:c="7"/>deletefromdb(name)<text:line-break/> <text:s text:c="3"/>else:<text:line-break/><text:soft-page-break/> <text:s text:c="7"/>usage()<text:line-break/><text:line-break/>if __name__ == '__main__':<text:line-break/> <text:s text:c="3"/>main()</text:p>
              </text:list-item>
            </text:list>
          </text:section>
          <text:section text:style-name="Sect1" text:name="Section209">
            <text:h text:style-name="rststyle-heading3" text:outline-level="3">3.9.3   CSV -- comma separated value files</text:h>
            <text:p text:style-name="rststyle-textbody">There is support for parsing and generating CSV files in the Python standard library. See: csv — CSV File Reading and Writing http://docs.python.org/library/csv.html#module-csv.</text:p>
            <text:p text:style-name="rststyle-textbody">Exercises:</text:p>
            <text:list xml:id="list172944774244860" text:style-name="rststyle-enumlist-arabic">
              <text:list-item>
                <text:p text:style-name="P11">Read a CSV file and print the fields in columns. Here is a sample file to use as input:</text:p>
                <text:p text:style-name="P15"># name <text:s/>description <text:s/>rating<text:line-break/>Lemon,Bright yellow and tart,5<text:line-break/>Eggplant,Purple and shiny,6<text:line-break/>Tangerine,Succulent,8</text:p>
              </text:list-item>
            </text:list>
            <text:p text:style-name="rststyle-textbody">Solutions:</text:p>
            <text:list xml:id="list172944931374684" text:style-name="rststyle-enumlist-arabic">
              <text:list-item>
                <text:p text:style-name="P11">Use the CSV module in the Python standard library to read a CSV file:</text:p>
                <text:p text:style-name="P15">"""<text:line-break/>Read a CSV file and print the contents in columns.<text:line-break/>"""<text:line-break/><text:line-break/>import csv<text:line-break/><text:line-break/>def test(infilename):<text:line-break/> <text:s text:c="3"/>infile = open(infilename)<text:line-break/> <text:s text:c="3"/>reader = csv.reader(infile)<text:line-break/> <text:s text:c="3"/>print '==== <text:s text:c="16"/>=========== <text:s text:c="29"/>======'<text:line-break/> <text:s text:c="3"/>print 'Name <text:s text:c="16"/>Description <text:s text:c="29"/>Rating'<text:line-break/> <text:s text:c="3"/>print '==== <text:s text:c="16"/>=========== <text:s text:c="29"/>======'<text:line-break/> <text:s text:c="3"/>for fields in reader:<text:line-break/> <text:s text:c="7"/>if len(fields) == 3:<text:line-break/> <text:s text:c="11"/>line = '%s %s %s' % (fields[0].ljust(20),<text:line-break/> <text:s text:c="15"/>fields[1].ljust(40), fields[2].ljust(4))<text:line-break/> <text:s text:c="11"/>print line<text:line-break/> <text:s text:c="3"/>infile.close()<text:line-break/><text:line-break/>def main():<text:line-break/> <text:s text:c="3"/>infilename = 'csv_report.csv'<text:line-break/> <text:s text:c="3"/>test(infilename)<text:line-break/><text:line-break/><text:soft-page-break/>if __name__ == '__main__':<text:line-break/> <text:s text:c="3"/>main()</text:p>
                <text:p text:style-name="P11">And, when run, here is what it displays:</text:p>
                <text:p text:style-name="P15">==== <text:s text:c="16"/>=========== <text:s text:c="29"/>======<text:line-break/>Name <text:s text:c="16"/>Description <text:s text:c="29"/>Rating<text:line-break/>==== <text:s text:c="16"/>=========== <text:s text:c="29"/>======<text:line-break/>Lemon <text:s text:c="15"/>Bright yellow and tart <text:s text:c="18"/>5<text:line-break/>Eggplant <text:s text:c="12"/>Purple and shiny <text:s text:c="24"/>6<text:line-break/>Tangerine <text:s text:c="11"/>Succulent <text:s text:c="31"/>8</text:p>
              </text:list-item>
            </text:list>
          </text:section>
          <text:section text:style-name="Sect1" text:name="Section210">
            <text:h text:style-name="rststyle-heading3" text:outline-level="3">3.9.4   YAML and PyYAML</text:h>
            <text:p text:style-name="rststyle-textbody">YAML is a structured text data representation format. It uses indentation to indicate nesting. Here is a description from the YAML Web site:</text:p>
            <text:p text:style-name="rststyle-blockquote">"YAML: YAML Ain't Markup Language</text:p>
            <text:p text:style-name="rststyle-blockquote">"What It Is: YAML is a human friendly data serialization standard for all programming languages."</text:p>
            <text:p text:style-name="rststyle-textbody">You can learn more about YAML and PyYAML here:</text:p>
            <text:list xml:id="list172945109152128" text:style-name="rststyle-bulletlist">
              <text:list-item>
                <text:p text:style-name="rststyle-bulletitem">The Official YAML Web Site -- http://yaml.org/</text:p>
              </text:list-item>
              <text:list-item>
                <text:p text:style-name="rststyle-bulletitem">PyYAML.org - the home of various YAML implementations for Python -- http://pyyaml.org/</text:p>
              </text:list-item>
              <text:list-item>
                <text:p text:style-name="rststyle-bulletitem">The YAML 1.2 specification -- http://yaml.org/spec/1.2/</text:p>
              </text:list-item>
            </text:list>
            <text:p text:style-name="rststyle-textbody">Exercises:</text:p>
            <text:list xml:id="list172943513467915" text:style-name="rststyle-enumlist-arabic">
              <text:list-item>
                <text:p text:style-name="P11">Read the following sample YAML document. Print out the information in it:</text:p>
                <text:p text:style-name="P15">american:<text:line-break/> <text:s/>- Boston Red Sox<text:line-break/> <text:s/>- Detroit Tigers<text:line-break/> <text:s/>- New York Yankees<text:line-break/>national:<text:line-break/> <text:s/>- New York Mets<text:line-break/> <text:s/>- Chicago Cubs<text:line-break/> <text:s/>- Atlanta Braves</text:p>
              </text:list-item>
              <text:list-item>
                <text:p text:style-name="P11">Load the YAML data used in the previous exercise, then make a modification (for example, add "San Francisco Giants" to the National League), then dump the modified data to a new file.</text:p>
              </text:list-item>
            </text:list>
            <text:p text:style-name="rststyle-textbody">Solutions:</text:p>
            <text:list xml:id="list172945068280246" text:style-name="rststyle-enumlist-arabic">
              <text:list-item>
                <text:p text:style-name="P11"><text:soft-page-break/>Printing out information from YAML is as "simple" as printing out a Python data structure. In this solution, we use the pretty printer from the Python standard library:</text:p>
                <text:p text:style-name="P15">import yaml<text:line-break/>import pprint<text:line-break/><text:line-break/>def test():<text:line-break/> <text:s text:c="3"/>infile = open('test1.yaml')<text:line-break/> <text:s text:c="3"/>data = yaml.load(infile)<text:line-break/> <text:s text:c="3"/>infile.close()<text:line-break/> <text:s text:c="3"/>pprint.pprint(data)<text:line-break/><text:line-break/>test()</text:p>
                <text:p text:style-name="P11">We could, alternatively, read in and then "load" from a string:</text:p>
                <text:p text:style-name="P15">import yaml<text:line-break/>import pprint<text:line-break/><text:line-break/>def test():<text:line-break/> <text:s text:c="3"/>infile = open('test1.yaml')<text:line-break/> <text:s text:c="3"/>data_str = infile.read()<text:line-break/> <text:s text:c="3"/>infile.close()<text:line-break/> <text:s text:c="3"/>data = yaml.load(data_str)<text:line-break/> <text:s text:c="3"/>pprint.pprint(data)<text:line-break/><text:line-break/>test()</text:p>
              </text:list-item>
              <text:list-item>
                <text:p text:style-name="P11">The YAML <text:span text:style-name="rststyle-inlineliteral">dump()</text:span> function enables us to dump data to a file:</text:p>
                <text:p text:style-name="P15">import yaml<text:line-break/>import pprint<text:line-break/><text:line-break/>def test():<text:line-break/> <text:s text:c="3"/>infile = open('test1.yaml', 'r')<text:line-break/> <text:s text:c="3"/>data = yaml.load(infile)<text:line-break/> <text:s text:c="3"/>infile.close()<text:line-break/> <text:s text:c="3"/>data['national'].append('San Francisco Giants')<text:line-break/> <text:s text:c="3"/>outfile = open('test1_new.yaml', 'w')<text:line-break/> <text:s text:c="3"/>yaml.dump(data, outfile)<text:line-break/> <text:s text:c="3"/>outfile.close()<text:line-break/><text:line-break/>test()</text:p>
                <text:p text:style-name="P11">Notes:</text:p>
                <text:list text:style-name="rststyle-bulletlist">
                  <text:list-item>
                    <text:p text:style-name="rststyle-bulletitem">If we want to produce the standard YAML "block" style rather than the "flow" format, then we could use:</text:p>
                    <text:p text:style-name="P14">yaml.dump(data, outfile, default_flow_style=False)</text:p>
                  </text:list-item>
                </text:list>
              </text:list-item>
            </text:list>
          </text:section>
          <text:section text:style-name="Sect1" text:name="Section211">
            <text:h text:style-name="rststyle-heading3" text:outline-level="3"><text:soft-page-break/>3.9.5   Json</text:h>
            <text:p text:style-name="rststyle-textbody">Here is a quote from Wikipedia entry for Json:</text:p>
            <text:p text:style-name="rststyle-blockquote">"JSON (pronounced 'Jason'), short for JavaScript Object Notation, is a lightweight computer data interchange format. It is a text-based, human-readable format for representing simple data structures and associative arrays (called objects)."</text:p>
            <text:p text:style-name="rststyle-textbody">The Json text representation looks very similar to Python literal representation of Python builtin data types (for example, lists, dictionaries, numbers, and strings).</text:p>
            <text:p text:style-name="rststyle-textbody">Learn more about Json and Python support for Json here:</text:p>
            <text:list xml:id="list172944325384236" text:style-name="rststyle-bulletlist">
              <text:list-item>
                <text:p text:style-name="rststyle-bulletitem">Introducing JSON -- http://json.org/</text:p>
              </text:list-item>
              <text:list-item>
                <text:p text:style-name="rststyle-bulletitem">Json at Wikipedia -- http://en.wikipedia.org/wiki/Json</text:p>
              </text:list-item>
              <text:list-item>
                <text:p text:style-name="rststyle-bulletitem">python-json -- http://pypi.python.org/pypi/python-json</text:p>
              </text:list-item>
              <text:list-item>
                <text:p text:style-name="rststyle-bulletitem">simplejson -- http://pypi.python.org/pypi/simplejson</text:p>
              </text:list-item>
            </text:list>
            <text:p text:style-name="rststyle-textbody">Excercises:</text:p>
            <text:list xml:id="list172943130963788" text:style-name="rststyle-enumlist-arabic">
              <text:list-item>
                <text:p text:style-name="P11">Write a Python script, using your favorite Python Json implementation (for example <text:span text:style-name="rststyle-inlineliteral">python-json</text:span> or <text:span text:style-name="rststyle-inlineliteral">simplejson</text:span>), that dumps the following data structure to a file:</text:p>
                <text:p text:style-name="P15">Data = {<text:line-break/> <text:s text:c="3"/>'rock and roll':<text:line-break/> <text:s text:c="7"/>['Elis', 'The Beatles', 'The Rolling Stones',],<text:line-break/> <text:s text:c="3"/>'country':<text:line-break/> <text:s text:c="7"/>['Willie Nelson', 'Hank Williams', ]<text:line-break/> <text:s text:c="3"/>}</text:p>
              </text:list-item>
              <text:list-item>
                <text:p text:style-name="P11">Write a Python script that reads Json data from a file and loads it into Python data structures.</text:p>
              </text:list-item>
            </text:list>
            <text:p text:style-name="rststyle-textbody">Solutions:</text:p>
            <text:list xml:id="list172944254486209" text:style-name="rststyle-enumlist-arabic">
              <text:list-item>
                <text:p text:style-name="P11">This solution uses <text:span text:style-name="rststyle-inlineliteral">simplejson</text:span> to store a Python data structure encoded as Json in a file:</text:p>
                <text:p text:style-name="P15">import simplejson as json<text:line-break/><text:line-break/>Data = {<text:line-break/> <text:s text:c="3"/>'rock and roll':<text:line-break/> <text:s text:c="7"/>['Elis', 'The Beatles', 'The Rolling Stones',],<text:line-break/> <text:s text:c="3"/>'country':<text:line-break/> <text:s text:c="7"/>['Willie Nelson', 'Hank Williams', ]<text:line-break/> <text:s text:c="3"/>}<text:line-break/><text:line-break/>def test():<text:line-break/> <text:s text:c="3"/>fout = open('tmpdata.json', 'w')<text:line-break/> <text:s text:c="3"/>content = json.dumps(Data)<text:line-break/> <text:s text:c="3"/>fout.write(content)<text:line-break/><text:soft-page-break/> <text:s text:c="3"/>fout.write('\n')<text:line-break/> <text:s text:c="3"/>fout.close()<text:line-break/><text:line-break/>test()</text:p>
              </text:list-item>
              <text:list-item>
                <text:p text:style-name="P11">We can read the file into a string, then decode it from Json:</text:p>
                <text:p text:style-name="P15">import simplejson as json<text:line-break/><text:line-break/>def test():<text:line-break/> <text:s text:c="3"/>fin = open('tmpdata.json', 'r')<text:line-break/> <text:s text:c="3"/>content = fin.read()<text:line-break/> <text:s text:c="3"/>fin.close()<text:line-break/> <text:s text:c="3"/>data = json.loads(content)<text:line-break/> <text:s text:c="3"/>print data<text:line-break/><text:line-break/>test()</text:p>
              </text:list-item>
            </text:list>
            <text:p text:style-name="rststyle-textbody">Note that you may want some control over indentation, character encoding, etc. For <text:span text:style-name="rststyle-inlineliteral">simplejson</text:span>, you can learn about that here: simplejson - JSON encoder and decoder -- http://simplejson.googlecode.com/svn/tags/simplejson-2.0.1/docs/index.html.</text:p>
          </text:section>
        </text:section>
      </text:section>
      <text:p text:style-name="rststyle-horizontalline"/>
      <text:section text:style-name="Sect1" text:name="Section212">
        <text:h text:style-name="rststyle-heading1" text:outline-level="1">4   Part 4 -- Generating Python Bindings for XML</text:h>
        <text:p text:style-name="rststyle-textbody">This section discusses a specific Python tool, specifically a Python code generator that generates Python bindings for XML files.</text:p>
        <text:p text:style-name="rststyle-textbody">Thus, this section will help you in the following ways:</text:p>
        <text:list xml:id="list172943899157753" text:style-name="rststyle-enumlist-arabic">
          <text:list-item>
            <text:p text:style-name="P11">It will help you learn to use a specific tool, namely <text:span text:style-name="rststyle-inlineliteral">generateDS.py</text:span>, that generates Python code to be used to process XML instance documents of a particular document type.</text:p>
          </text:list-item>
          <text:list-item>
            <text:p text:style-name="P11">It will help you gain more experience with reading, modifying and using Python code.</text:p>
          </text:list-item>
        </text:list>
        <text:section text:style-name="Sect1" text:name="Section213">
          <text:h text:style-name="rststyle-heading2" text:outline-level="2">4.1   Introduction</text:h>
          <text:p text:style-name="rststyle-textbody"><text:span text:style-name="rststyle-strong">Additional information:</text:span></text:p>
          <text:list xml:id="list172944402788084" text:style-name="rststyle-bulletlist">
            <text:list-item>
              <text:p text:style-name="rststyle-bulletitem">If you plan to work through this tutorial, you may find it helpful to look at the sample code that accompanies this tutorial. You can find it in the distribution under:</text:p>
              <text:p text:style-name="P14">tutorial/<text:line-break/>tutorial/Code/</text:p>
            </text:list-item>
            <text:list-item>
              <text:p text:style-name="rststyle-bulletitem">You can find additional information about <text:span text:style-name="rststyle-inlineliteral">generateDS.py</text:span> here:</text:p>
              <text:p text:style-name="P8">http://<text:span text:style-name="T2">http://www.davekuhlman.org/#generateds-py</text:span></text:p>
              <text:p text:style-name="rststyle-bulletitem">That documentation is also included in the distribution.</text:p>
            </text:list-item>
          </text:list>
          <text:p text:style-name="rststyle-textbody"><text:span text:style-name="rststyle-inlineliteral">generateDS.py</text:span> generates Python data structures (for example, class definitions) from an XML schema document. These data structures represent the elements in an XML document described by the XML schema. <text:span text:style-name="rststyle-inlineliteral">generateDS.py</text:span> also generates parsers that load an XML document into those data structures. In addition, a separate file containing subclasses (stubs) is optionally generated. The user can add methods to the subclasses in order to process the contents of an XML document.</text:p>
          <text:p text:style-name="rststyle-textbody">The generated Python code contains:</text:p>
          <text:list xml:id="list172944662231368" text:style-name="rststyle-bulletlist">
            <text:list-item>
              <text:p text:style-name="rststyle-bulletitem">A class definition for each element defined in the XML schema document.</text:p>
            </text:list-item>
            <text:list-item>
              <text:p text:style-name="rststyle-bulletitem">A main and driver function that can be used to test the generated code.</text:p>
            </text:list-item>
            <text:list-item>
              <text:p text:style-name="rststyle-bulletitem">A parser that will read an XML document which satisfies the XML schema from which the parser was generated. The parser creates and populates a tree structure of instances of the generated Python classes.</text:p>
            </text:list-item>
            <text:list-item>
              <text:p text:style-name="rststyle-bulletitem">Methods in each class to export the instance back out to XML (method <text:span text:style-name="rststyle-inlineliteral">export</text:span>) and to export the instance to a literal representing the Python data structure <text:soft-page-break/>(method <text:span text:style-name="rststyle-inlineliteral">exportLiteral</text:span>).</text:p>
            </text:list-item>
          </text:list>
          <text:p text:style-name="rststyle-textbody">Each generated class contains the following:</text:p>
          <text:list xml:id="list172944577697495" text:style-name="rststyle-bulletlist">
            <text:list-item>
              <text:p text:style-name="rststyle-bulletitem">A constructor method (__init__), with member variable initializers.</text:p>
            </text:list-item>
            <text:list-item>
              <text:p text:style-name="rststyle-bulletitem">Methods with names <text:span text:style-name="rststyle-inlineliteral">get_xyz</text:span> and <text:span text:style-name="rststyle-inlineliteral">set_xyz</text:span> for each member variable "xyz" or, if the member variable is defined with <text:span text:style-name="rststyle-inlineliteral">maxOccurs="unbounded"</text:span>, methods with names <text:span text:style-name="rststyle-inlineliteral">get_xyz</text:span>, <text:span text:style-name="rststyle-inlineliteral">set_xyz</text:span>, <text:span text:style-name="rststyle-inlineliteral">add_xyz</text:span>, and <text:span text:style-name="rststyle-inlineliteral">insert_xyz</text:span>. (Note: If you use the <text:span text:style-name="rststyle-inlineliteral">--use-old-getter-setter</text:span>, then you will get methods with names like <text:span text:style-name="rststyle-inlineliteral">getXyz</text:span> and <text:span text:style-name="rststyle-inlineliteral">setXyz</text:span>.)</text:p>
            </text:list-item>
            <text:list-item>
              <text:p text:style-name="rststyle-bulletitem">A <text:span text:style-name="rststyle-inlineliteral">build</text:span> method that can be used to populate an instance of the class from a node in an ElementTree or Lxml tree.</text:p>
            </text:list-item>
            <text:list-item>
              <text:p text:style-name="rststyle-bulletitem">An <text:span text:style-name="rststyle-inlineliteral">export</text:span> method that will write the instance (and any nested sub-instances) to a file object as XML text.</text:p>
            </text:list-item>
            <text:list-item>
              <text:p text:style-name="rststyle-bulletitem">An <text:span text:style-name="rststyle-inlineliteral">exportLiteral</text:span> method that will write the instance (and any nested sub-instances) to a file object as Python literals (text).</text:p>
            </text:list-item>
          </text:list>
          <text:p text:style-name="rststyle-textbody">The generated subclass file contains one (sub-)class definition for each data representation class. If the subclass file is used, then the parser creates instances of the subclasses (instead of creating instances of the superclasses). This enables the user to extend the subclasses with "tree walk" methods, for example, that process the contents of the XML file. The user can also generate and extend multiple subclass files which use a single, common superclass file, thus implementing a number of different processes on the same XML document type.</text:p>
          <text:p text:style-name="rststyle-textbody">This document introduces the user to <text:span text:style-name="rststyle-inlineliteral">generateDS.py</text:span> and walks the user through several examples that show how to generate Python code and how to use that generated code.</text:p>
        </text:section>
        <text:section text:style-name="Sect1" text:name="Section214">
          <text:h text:style-name="rststyle-heading2" text:outline-level="2">4.2   Generating the code</text:h>
          <text:p text:style-name="rststyle-textbody"><text:span text:style-name="rststyle-strong">Note:</text:span> The sample files used below are under the <text:span text:style-name="rststyle-inlineliteral">tutorial/Code/</text:span> directory.</text:p>
          <text:p text:style-name="rststyle-textbody">Use the following to get help:</text:p>
          <text:p text:style-name="rststyle-codeblock">$ generateDS.py --help</text:p>
          <text:p text:style-name="rststyle-textbody">I'll assume that <text:span text:style-name="rststyle-inlineliteral">generateDS.py</text:span> is in a directory on your path. If not, you should do whatever is necessary to make it accessible and executable.</text:p>
          <text:p text:style-name="rststyle-textbody">Here is a simple XML schema document:</text:p>
          <text:p text:style-name="rststyle-textbody">And, here is how you might generate classes and subclasses that provide data bindings (a Python API) for the definitions in that schema:</text:p>
          <text:p text:style-name="rststyle-codeblock">$ generateDS.py -o people_api.py -s people_sub.py people.xsd</text:p>
          <text:p text:style-name="rststyle-textbody"><text:soft-page-break/>And, if you want to automatically over-write the generated Python files, use the <text:span text:style-name="rststyle-inlineliteral">-f</text:span> command line flag to force over-write without asking:</text:p>
          <text:p text:style-name="rststyle-codeblock">$ generateDS.py -f -o people_api.py -s people_sub.py people.xsd</text:p>
          <text:p text:style-name="rststyle-textbody">And, to hard-wire the subclass file so that it imports the API module, use the <text:span text:style-name="rststyle-inlineliteral">--super</text:span> command line file. Example:</text:p>
          <text:p text:style-name="rststyle-codeblock">$ generateDS.py -o people_api.py people.xsd<text:line-break/>$ generateDS.py -s people_appl1.py --super=people_api people.xsd</text:p>
          <text:p text:style-name="rststyle-textbody">Or, do both at the same time with the following:</text:p>
          <text:p text:style-name="rststyle-codeblock">$ generateDS.py -o people_api.py -s people_appl1.py --super=people_api people.xsd</text:p>
          <text:p text:style-name="rststyle-textbody">And, for your second application:</text:p>
          <text:p text:style-name="rststyle-codeblock">$ generateDS.py -s people_appl2.py --super=people_api people.xsd</text:p>
          <text:p text:style-name="rststyle-textbody">If you take a look inside these two "application" files, you will see and import statement like the following:</text:p>
          <text:p text:style-name="rststyle-codeblock">import ??? as supermod</text:p>
          <text:p text:style-name="rststyle-textbody">If you had not used the <text:span text:style-name="rststyle-inlineliteral">--super</text:span> command line option when generating the "application" files, then you could modify that statement yourself. The <text:span text:style-name="rststyle-inlineliteral">--super</text:span> command line option does this for you.</text:p>
          <text:p text:style-name="rststyle-textbody">You can also use the The graphical front-end to configure options and save them in a session file, then use that session file with <text:span text:style-name="rststyle-inlineliteral">generateDS.py</text:span> to specify your command line options. For example:</text:p>
          <text:p text:style-name="rststyle-codeblock">$ generateDS.py --session=test01.session</text:p>
          <text:p text:style-name="rststyle-textbody">You can test the generated code by running it. Try something like the following:</text:p>
          <text:p text:style-name="rststyle-codeblock">$ python people_api.py people.xml</text:p>
          <text:p text:style-name="rststyle-textbody">or:</text:p>
          <text:p text:style-name="rststyle-codeblock">$ python people_appl1.py people.xml</text:p>
          <text:p text:style-name="rststyle-textbody">Why does this work? Why can we run the generated code as a Python script? -- If you look at the generated code, down near the end of the file you'll find a <text:span text:style-name="rststyle-inlineliteral">main()</text:span> function that calls a function named <text:span text:style-name="rststyle-inlineliteral">parse()</text:span>. The <text:span text:style-name="rststyle-inlineliteral">parse</text:span> function does the following:</text:p>
          <text:list xml:id="list172943445253916" text:style-name="rststyle-enumlist-arabic">
            <text:list-item>
              <text:p text:style-name="P11">Parses your XML instance document.</text:p>
            </text:list-item>
            <text:list-item>
              <text:p text:style-name="P11">Uses your generated API to build a tree of instances of the generated classes.</text:p>
            </text:list-item>
            <text:list-item>
              <text:p text:style-name="P11">Uses the <text:span text:style-name="rststyle-inlineliteral">export()</text:span> methods in that tree of instances to print out (export) XML <text:soft-page-break/>that represents your generated tree of instances.</text:p>
            </text:list-item>
          </text:list>
          <text:p text:style-name="rststyle-textbody">Except for some indentation (ignorable whitespace), this exported XML should be the same as the original XML document. So, that gives you a reasonably thorough test of your generated code.</text:p>
          <text:p text:style-name="rststyle-textbody">And, the code in that <text:span text:style-name="rststyle-inlineliteral">parse()</text:span> function gives you a hint of how you might build your own application-specific code that uses the generated API (those generated Python classes).</text:p>
        </text:section>
        <text:section text:style-name="Sect1" text:name="Section215">
          <text:h text:style-name="rststyle-heading2" text:outline-level="2">4.3   Using the generated code to parse and export an XML document</text:h>
          <text:p text:style-name="rststyle-textbody">Now that you have generated code for your data model, you can test it by running it as an application. Suppose that you have an XML instance document <text:span text:style-name="rststyle-inlineliteral">people1.xml</text:span> that satisfies your schema. Then you can parse that instance document and export it (print it out) with something like the following:</text:p>
          <text:p text:style-name="rststyle-codeblock">$ python people_api.py people1.xml</text:p>
          <text:p text:style-name="rststyle-textbody">And, if you have used the <text:span text:style-name="rststyle-inlineliteral">--super</text:span> command line option, as I have above, to connect your subclass file with the superclass (API) file, then you could use the following to do the same thing:</text:p>
          <text:p text:style-name="rststyle-codeblock">$ python people_appl1.py people1.xml</text:p>
        </text:section>
        <text:section text:style-name="Sect1" text:name="Section216">
          <text:h text:style-name="rststyle-heading2" text:outline-level="2">4.4   Some command line options you might want to know</text:h>
          <text:p text:style-name="rststyle-textbody">You may want to merely skim this section for now, then later refer back to it when some of these options are are used later in this tutorial. Also, remember that you can get information about more command line options used by <text:span text:style-name="rststyle-inlineliteral">generateDS.py</text:span> by typing:</text:p>
          <text:p text:style-name="rststyle-codeblock">$ python generateDS.py --help</text:p>
          <text:p text:style-name="P12">and by reading the document <text:span text:style-name="T2">at http://www.davekuhlman.org/#generateds-py</text:span></text:p>
          <text:p text:style-name="rststyle-deflist-term-1">o</text:p>
          <text:p text:style-name="rststyle-deflist-def-1">Generate the superclass module. This is the module that contains the implementation of each class for each element type. So, you can think of this as the implementation of the "data bindings" or the API for XML documents of the type defined by your XML schema.</text:p>
          <text:p text:style-name="rststyle-deflist-term-1">s</text:p>
          <text:p text:style-name="rststyle-deflist-def-1">Generate the subclass module. You might or might not need these. If you intend to write some application-specific code, you might want to consider starting with these skeleton classes and add your application code there.</text:p>
          <text:p text:style-name="rststyle-deflist-term-1"><text:soft-page-break/>super</text:p>
          <text:p text:style-name="rststyle-deflist-def-1">This option inserts the name of the superclass module into an <text:span text:style-name="rststyle-inlineliteral">import</text:span> statement in the subclass file (generated with "-s"). If you know the name of the superclass file in advance, you can use this option to enable the subclass file to import the superclass module automatically. If you do not use this option, you will need to edit the subclass module with your text editor and modify the import statement near the top.</text:p>
          <text:p text:style-name="rststyle-deflist-term-1">root-element="element-name"</text:p>
          <text:p text:style-name="rststyle-deflist-def-1">Use this option to tell generateDS.py which of the elements defined in your XM schema is the "root" element. The root element is the outer-most (top-level) element in XML instance documents defined by this schema. In effect, this tells your generated modules which element to use as the root element when parsing and exporting documents.</text:p>
          <text:p text:style-name="rststyle-deflist-def-1"><text:span text:style-name="rststyle-inlineliteral">generateDS.py</text:span> attempts to guess the root element, usually the first element defined in your XML schema. Use this option when that default is not what you want.</text:p>
          <text:p text:style-name="rststyle-deflist-term-1">member-specs=list|dict</text:p>
          <text:p text:style-name="rststyle-deflist-def-1">Suppose you want to write some code that can be generically applied to elements of different kinds (element types implemented by several <text:span text:style-name="rststyle-emphasis">different</text:span> generated classes. If so, it might be helpful to have a list or dictionary specifying information about each member data item in each class. This option does that by generating a list or a dictionary (with the member data item name as key) in each generated class. Take a look at the generated code to learn about it. In particular, look at the generated list or dictionary in a class for any element type and also at the definition of the class <text:span text:style-name="rststyle-inlineliteral">_MemberSpec</text:span> generated near the top of the API module.</text:p>
          <text:p text:style-name="rststyle-deflist-term-1">version</text:p>
          <text:p text:style-name="rststyle-deflist-def-1">Ask <text:span text:style-name="rststyle-inlineliteral">generateDS.py</text:span> to tell you what version it is. This is helpful when you want to ask about a problem, for example at the generateds-users email list (https://lists.sourceforge.net/lists/listinfo/generateds-users), and want to specify which version you are using.</text:p>
        </text:section>
        <text:section text:style-name="Sect1" text:name="Section217">
          <text:h text:style-name="rststyle-heading2" text:outline-level="2">4.5   The graphical front-end</text:h>
          <text:p text:style-name="rststyle-textbody">There is also a point-and-click way to run <text:span text:style-name="rststyle-inlineliteral">generateDS</text:span>. It enables you to specify the options needed by <text:span text:style-name="rststyle-inlineliteral">generateDS.py</text:span> through a graphical interface, then to run <text:span text:style-name="rststyle-inlineliteral">generateDS.py</text:span> with those options. It also</text:p>
          <text:p text:style-name="rststyle-textbody">You can run it, if you have installed <text:span text:style-name="rststyle-inlineliteral">generateDS</text:span>, by typing the following at a command line:</text:p>
          <text:p text:style-name="rststyle-codeblock"><text:soft-page-break/>$ generateds_gui.py</text:p>
          <text:p text:style-name="rststyle-textbody">After configuring options, you can save those options in a "session" file, which can be loaded later. Look under the <text:span text:style-name="rststyle-inlineliteral">File</text:span> menu for save and load commands and also consider using the "--session" command line option.</text:p>
          <text:p text:style-name="rststyle-textbody">Also note that <text:span text:style-name="rststyle-inlineliteral">generateDS.py</text:span> itself supports a "--session" command line option that enables you to run <text:span text:style-name="rststyle-inlineliteral">generateDS.py</text:span> with the options that you specified and saved with the graphical front-end.</text:p>
        </text:section>
        <text:section text:style-name="Sect1" text:name="Section218">
          <text:h text:style-name="rststyle-heading2" text:outline-level="2">4.6   Adding application-specific behavior</text:h>
          <text:p text:style-name="rststyle-textbody"><text:span text:style-name="rststyle-inlineliteral">generateDS.py</text:span> generates Python code which, with no modification, will parse and then export an XML document defined by your schema. However, you are likely to want to go beyond that. In many situations you will want to construct a custom application that processes your XML documents using the generated code.</text:p>
          <text:section text:style-name="Sect1" text:name="Section219">
            <text:h text:style-name="rststyle-heading3" text:outline-level="3">4.6.1   Implementing custom subclasses</text:h>
            <text:p text:style-name="rststyle-textbody">One strategy is to generate a subclass file and to add your application-specific code to that. Generate the subclass file with the "-s" command line flag:</text:p>
            <text:p text:style-name="rststyle-codeblock">$ generateDS.py -s myapp.py people.xsd</text:p>
            <text:p text:style-name="rststyle-textbody">Now add some application-specific code to <text:span text:style-name="rststyle-inlineliteral">myapp.py</text:span>, for example, if you are using the included "people" sample files:</text:p>
            <text:p text:style-name="rststyle-codeblock">class peopleTypeSub(supermod.people):<text:line-break/> <text:s text:c="3"/>def __init__(self, comments=None, person=None, programmer=None,<text:line-break/> <text:s text:c="7"/>python_programmer=None, java_programmer=None):<text:line-break/> <text:s text:c="7"/>supermod.people.__init__(self, comments, person, programmer, python_programmer,<text:line-break/> <text:s text:c="11"/>java_programmer)<text:line-break/> <text:s text:c="3"/>def fancyexport(self, outfile):<text:line-break/> <text:s text:c="7"/>outfile.write('Starting fancy export')<text:line-break/> <text:s text:c="7"/>for person in self.get_person():<text:line-break/> <text:s text:c="11"/>person.fancyexport(outfile)<text:line-break/>supermod.people.subclass = peopleTypeSub<text:line-break/># end class peopleTypeSub<text:line-break/><text:line-break/>class personTypeSub(supermod.person):<text:line-break/> <text:s text:c="3"/>def __init__(self, vegetable=None, fruit=None, ratio=None, id=None, value=None,<text:line-break/> <text:s text:c="7"/>name=None, interest=None, category=None, agent=None, promoter=None,<text:line-break/> <text:s text:c="7"/>description=None):<text:line-break/> <text:s text:c="7"/>supermod.person.__init__(self, vegetable, fruit, ratio, id, value,<text:line-break/><text:soft-page-break/> <text:s text:c="11"/>name, interest, category, agent, promoter, description)<text:line-break/> <text:s text:c="3"/>def fancyexport(self, outfile):<text:line-break/> <text:s text:c="7"/>outfile.write('Fancy person export -- name: %s' %<text:line-break/> <text:s text:c="11"/>self.get_name(), )<text:line-break/>supermod.person.subclass = personTypeSub<text:line-break/># end class personTypeSub</text:p>
          </text:section>
          <text:section text:style-name="Sect1" text:name="Section220">
            <text:h text:style-name="rststyle-heading3" text:outline-level="3">4.6.2   Using the generated "API" from your application</text:h>
            <text:p text:style-name="rststyle-textbody">In this approach you might do things like the following:</text:p>
            <text:list xml:id="list172943252688648" text:style-name="rststyle-bulletlist">
              <text:list-item>
                <text:p text:style-name="rststyle-bulletitem"><text:span text:style-name="rststyle-inlineliteral">import</text:span> your generated classes.</text:p>
              </text:list-item>
              <text:list-item>
                <text:p text:style-name="rststyle-bulletitem">Create instances of those classes.</text:p>
              </text:list-item>
              <text:list-item>
                <text:p text:style-name="rststyle-bulletitem">Link those instances, for example put "children" inside of a parent, or add one or more instances to a parent that can contain a list of objects (think "maxOccurs" greater than 1 in your schema)</text:p>
              </text:list-item>
            </text:list>
            <text:p text:style-name="rststyle-textbody">Get to know the generated export API by inspecting the generated code in the superclass file. That's the file generated with the "-o" command line flag.</text:p>
            <text:p text:style-name="rststyle-textbody">What to look for:</text:p>
            <text:list xml:id="list172945208509773" text:style-name="rststyle-bulletlist">
              <text:list-item>
                <text:p text:style-name="rststyle-bulletitem">Look at the arguments to the constructor (<text:span text:style-name="rststyle-inlineliteral">__init__</text:span>) to learn how to initialize an instance.</text:p>
              </text:list-item>
              <text:list-item>
                <text:p text:style-name="rststyle-bulletitem">Look at the "getters" and "setters" (methods name <text:span text:style-name="rststyle-inlineliteral">getxxx</text:span> and <text:span text:style-name="rststyle-inlineliteral">setxxx</text:span>, to learn how to modify member variables.</text:p>
              </text:list-item>
              <text:list-item>
                <text:p text:style-name="rststyle-bulletitem">Look for a method named <text:span text:style-name="rststyle-inlineliteral">addxxx</text:span> for members that are lists. These correspond to members defined with <text:span text:style-name="rststyle-inlineliteral">maxOccurs="n"</text:span>, where n &gt; 1.</text:p>
              </text:list-item>
              <text:list-item>
                <text:p text:style-name="rststyle-bulletitem">Look at the build methods: <text:span text:style-name="rststyle-inlineliteral">build</text:span>, <text:span text:style-name="rststyle-inlineliteral">buildChildren</text:span>, and <text:span text:style-name="rststyle-inlineliteral">buildAttributes</text:span>. These will give you information about how to construct each of the members of a given element/class.</text:p>
              </text:list-item>
            </text:list>
            <text:p text:style-name="rststyle-textbody">Now, you can import your generated API module, and use it to construct and manipulate objects. Here is an example using code generated with the "people" schema:</text:p>
            <text:p text:style-name="rststyle-codeblock">import sys<text:line-break/>import people_api as api<text:line-break/><text:line-break/>def test(names):<text:line-break/> <text:s text:c="3"/>people = api.peopleType()<text:line-break/> <text:s text:c="3"/>for count, name in enumerate(names):<text:line-break/> <text:s text:c="7"/>id = '%d' % (count + 1, )<text:line-break/> <text:s text:c="7"/>person = api.personType(name=name, id=id)<text:line-break/> <text:s text:c="7"/>people.add_person(person)<text:line-break/> <text:s text:c="3"/>people.export(sys.stdout, 0)<text:line-break/><text:line-break/>test(['albert', 'betsy', 'charlie'])</text:p>
            <text:p text:style-name="rststyle-textbody">Run this and you might see something like the following:</text:p>
            <text:p text:style-name="rststyle-codeblock"><text:soft-page-break/>$ python tmp.py<text:line-break/>&lt;people &gt;<text:line-break/> <text:s text:c="3"/>&lt;person <text:s/>id="1"&gt;<text:line-break/> <text:s text:c="7"/>&lt;name&gt;albert&lt;/name&gt;<text:line-break/> <text:s text:c="3"/>&lt;/person&gt;<text:line-break/> <text:s text:c="3"/>&lt;person <text:s/>id="2"&gt;<text:line-break/> <text:s text:c="7"/>&lt;name&gt;betsy&lt;/name&gt;<text:line-break/> <text:s text:c="3"/>&lt;/person&gt;<text:line-break/> <text:s text:c="3"/>&lt;person <text:s/>id="3"&gt;<text:line-break/> <text:s text:c="7"/>&lt;name&gt;charlie&lt;/name&gt;<text:line-break/> <text:s text:c="3"/>&lt;/person&gt;<text:line-break/>&lt;/people&gt;</text:p>
          </text:section>
          <text:section text:style-name="Sect1" text:name="Section221">
            <text:h text:style-name="rststyle-heading3" text:outline-level="3">4.6.3   A combined approach</text:h>
            <text:p text:style-name="rststyle-textbody"><text:span text:style-name="rststyle-strong">Note:</text:span> You can find examples of the code in this section in these files:</text:p>
            <text:p text:style-name="rststyle-codeblock">tutorial/Code/upcase_names.py<text:line-break/>tutorial/Code/upcase_names_appl.py</text:p>
            <text:p text:style-name="rststyle-textbody">Here are the relevant, modified subclasses (<text:span text:style-name="rststyle-inlineliteral">upcase_names_appl.py</text:span>):</text:p>
            <text:p text:style-name="rststyle-codeblock">import people_api as supermod<text:line-break/><text:line-break/>class peopleTypeSub(supermod.peopleType):<text:line-break/> <text:s text:c="3"/>def __init__(self, comments=None, person=None, specialperson=None, programmer=None, python_programmer=None, java_programmer=None):<text:line-break/> <text:s text:c="7"/>super(peopleTypeSub, self).__init__(comments, person, specialperson, programmer, python_programmer, java_programmer, )<text:line-break/> <text:s text:c="3"/>def upcase_names(self):<text:line-break/> <text:s text:c="7"/>for person in self.get_person():<text:line-break/> <text:s text:c="11"/>person.upcase_names()<text:line-break/>supermod.peopleType.subclass = peopleTypeSub<text:line-break/># end class peopleTypeSub<text:line-break/><text:line-break/>class personTypeSub(supermod.personType):<text:line-break/> <text:s text:c="3"/>def __init__(self, vegetable=None, fruit=None, ratio=None, id=None, value=None, name=None, interest=None, category=None, agent=None, promoter=None, description=None, range_=None, extensiontype_=None):<text:line-break/> <text:s text:c="7"/>super(personTypeSub, self).__init__(vegetable, fruit, ratio, id, value, name, interest, category, agent, promoter, description, range_, extensiontype_, )<text:line-break/> <text:s text:c="3"/>def upcase_names(self):<text:line-break/> <text:s text:c="7"/>self.set_name(self.get_name().upper())<text:line-break/>supermod.personType.subclass = personTypeSub<text:line-break/># end class personTypeSub</text:p>
            <text:p text:style-name="rststyle-textbody">Notes:</text:p>
            <text:list xml:id="list172943254733478" text:style-name="rststyle-bulletlist">
              <text:list-item>
                <text:p text:style-name="rststyle-bulletitem">These classes were generated with the "-s" command line option. They are <text:soft-page-break/>subclasses of classes in the module <text:span text:style-name="rststyle-inlineliteral">people_api</text:span>, which was generated with the "-o" command line option.</text:p>
              </text:list-item>
              <text:list-item>
                <text:p text:style-name="rststyle-bulletitem">The only modification to the skeleton subclasses is the addition of the two methods named <text:span text:style-name="rststyle-inlineliteral">upcase_names()</text:span>.</text:p>
              </text:list-item>
              <text:list-item>
                <text:p text:style-name="rststyle-bulletitem">In the subclass <text:span text:style-name="rststyle-inlineliteral">peopleTypeSub</text:span>, the method <text:span text:style-name="rststyle-inlineliteral">upcase_names()</text:span> merely walk over its immediate children.</text:p>
              </text:list-item>
              <text:list-item>
                <text:p text:style-name="rststyle-bulletitem">In the subclass <text:span text:style-name="rststyle-inlineliteral">personTypeSub</text:span>, the method <text:span text:style-name="rststyle-inlineliteral">upcase_names()</text:span> just converts the value of its "name" member to upper case.</text:p>
              </text:list-item>
            </text:list>
            <text:p text:style-name="rststyle-textbody">Here is the application itself (<text:span text:style-name="rststyle-inlineliteral">upcase_names.py</text:span>):</text:p>
            <text:p text:style-name="rststyle-codeblock">import sys<text:line-break/>import upcase_names_appl as appl<text:line-break/><text:line-break/>def create_people(names):<text:line-break/> <text:s text:c="3"/>people = appl.peopleTypeSub()<text:line-break/> <text:s text:c="3"/>for count, name in enumerate(names):<text:line-break/> <text:s text:c="7"/>id = '%d' % (count + 1, )<text:line-break/> <text:s text:c="7"/>person = appl.personTypeSub(name=name, id=id)<text:line-break/> <text:s text:c="7"/>people.add_person(person)<text:line-break/> <text:s text:c="3"/>return people<text:line-break/><text:line-break/>def main():<text:line-break/> <text:s text:c="3"/>names = ['albert', 'betsy', 'charlie']<text:line-break/> <text:s text:c="3"/>people = create_people(names)<text:line-break/> <text:s text:c="3"/>print 'Before:'<text:line-break/> <text:s text:c="3"/>people.export(sys.stdout, 1)<text:line-break/> <text:s text:c="3"/>people.upcase_names()<text:line-break/> <text:s text:c="3"/>print '-' * 50<text:line-break/> <text:s text:c="3"/>print 'After:'<text:line-break/> <text:s text:c="3"/>people.export(sys.stdout, 1)<text:line-break/><text:line-break/>main()</text:p>
            <text:p text:style-name="rststyle-textbody">Notes:</text:p>
            <text:list xml:id="list172944568016398" text:style-name="rststyle-bulletlist">
              <text:list-item>
                <text:p text:style-name="rststyle-bulletitem">The <text:span text:style-name="rststyle-inlineliteral">create_people()</text:span> function creates a <text:span text:style-name="rststyle-inlineliteral">peopleTypeSub</text:span> instance with several <text:span text:style-name="rststyle-inlineliteral">personTypeSub</text:span> instances inside it.</text:p>
              </text:list-item>
            </text:list>
            <text:p text:style-name="rststyle-textbody">And, when you run this mini-application, here is what you might see:</text:p>
            <text:p text:style-name="rststyle-codeblock">$ python upcase_names.py<text:line-break/>Before:<text:line-break/> <text:s text:c="3"/>&lt;people &gt;<text:line-break/> <text:s text:c="7"/>&lt;person <text:s/>id="1"&gt;<text:line-break/> <text:s text:c="11"/>&lt;name&gt;albert&lt;/name&gt;<text:line-break/> <text:s text:c="7"/>&lt;/person&gt;<text:line-break/> <text:s text:c="7"/>&lt;person <text:s/>id="2"&gt;<text:line-break/> <text:s text:c="11"/>&lt;name&gt;betsy&lt;/name&gt;<text:line-break/> <text:s text:c="7"/>&lt;/person&gt;<text:line-break/> <text:s text:c="7"/>&lt;person <text:s/>id="3"&gt;<text:line-break/> <text:s text:c="11"/>&lt;name&gt;charlie&lt;/name&gt;<text:line-break/><text:soft-page-break/> <text:s text:c="7"/>&lt;/person&gt;<text:line-break/> <text:s text:c="3"/>&lt;/people&gt;<text:line-break/>--------------------------------------------------<text:line-break/>After:<text:line-break/> <text:s text:c="3"/>&lt;people &gt;<text:line-break/> <text:s text:c="7"/>&lt;person <text:s/>id="1"&gt;<text:line-break/> <text:s text:c="11"/>&lt;name&gt;ALBERT&lt;/name&gt;<text:line-break/> <text:s text:c="7"/>&lt;/person&gt;<text:line-break/> <text:s text:c="7"/>&lt;person <text:s/>id="2"&gt;<text:line-break/> <text:s text:c="11"/>&lt;name&gt;BETSY&lt;/name&gt;<text:line-break/> <text:s text:c="7"/>&lt;/person&gt;<text:line-break/> <text:s text:c="7"/>&lt;person <text:s/>id="3"&gt;<text:line-break/> <text:s text:c="11"/>&lt;name&gt;CHARLIE&lt;/name&gt;<text:line-break/> <text:s text:c="7"/>&lt;/person&gt;<text:line-break/> <text:s text:c="3"/>&lt;/people&gt;</text:p>
          </text:section>
        </text:section>
        <text:section text:style-name="Sect1" text:name="Section222">
          <text:h text:style-name="rststyle-heading2" text:outline-level="2">4.7   Special situations and uses</text:h>
          <text:section text:style-name="Sect1" text:name="Section223">
            <text:h text:style-name="rststyle-heading3" text:outline-level="3">4.7.1   Generic, type-independent processing</text:h>
            <text:p text:style-name="rststyle-textbody">There are times when you would like to implement a function or method that can perform operations on a variety of members <text:span text:style-name="rststyle-emphasis">and</text:span> that needs type information about each member.</text:p>
            <text:p text:style-name="rststyle-textbody">You can get help with this by generating your code with the "--member-specs" command line option. When you use this option, <text:span text:style-name="rststyle-inlineliteral">generateDS.py</text:span> add a list or a dictionary containing an item for each member. If you want a list, then use "--member-specs=list", and if you want a dictionary, with member names as keys, then use "--member-specs=dict".</text:p>
            <text:p text:style-name="rststyle-textbody">Here is an example -- In this example, we walk the document/instance tree and convert all string simple types to upper case.</text:p>
            <text:p text:style-name="rststyle-textbody">Here is a schema (<text:span text:style-name="rststyle-inlineliteral">Code/member_specs.xsd</text:span>):</text:p>
            <text:p text:style-name="rststyle-codeblock">&lt;?xml version="1.0"?&gt;<text:line-break/>&lt;xs:schema xmlns:xs="http://www.w3.org/2001/XMLSchema"&gt;<text:line-break/><text:line-break/> <text:s/>&lt;xs:element name="contact-list" type="contactlistType" /&gt;<text:line-break/><text:line-break/> <text:s/>&lt;xs:complexType name="contactlistType"&gt;<text:line-break/> <text:s text:c="3"/>&lt;xs:sequence&gt;<text:line-break/> <text:s text:c="5"/>&lt;xs:element name="description" type="xs:string" /&gt;<text:line-break/> <text:s text:c="7"/>&lt;xs:element name="contact" type="contactType" maxOccurs="unbounded" /&gt;<text:line-break/> <text:s text:c="3"/>&lt;/xs:sequence&gt;<text:line-break/> <text:s text:c="3"/>&lt;xs:attribute name="locator" type="xs:string" /&gt;<text:line-break/> <text:s/>&lt;/xs:complexType&gt;<text:line-break/><text:line-break/> <text:s/>&lt;xs:complexType name="contactType"&gt;<text:line-break/><text:soft-page-break/> <text:s text:c="3"/>&lt;xs:sequence&gt;<text:line-break/> <text:s text:c="5"/>&lt;xs:element name="first-name" type="xs:string"/&gt;<text:line-break/> <text:s text:c="5"/>&lt;xs:element name="last-name" type="xs:string"/&gt;<text:line-break/> <text:s text:c="5"/>&lt;xs:element name="interest" type="xs:string" maxOccurs="unbounded" /&gt;<text:line-break/> <text:s text:c="5"/>&lt;xs:element name="category" type="xs:integer"/&gt;<text:line-break/> <text:s text:c="3"/>&lt;/xs:sequence&gt;<text:line-break/> <text:s text:c="3"/>&lt;xs:attribute name="id" type="xs:integer" /&gt;<text:line-break/> <text:s text:c="3"/>&lt;xs:attribute name="priority" type="xs:float" /&gt;<text:line-break/> <text:s text:c="3"/>&lt;xs:attribute name="color-code" type="xs:string" /&gt;<text:line-break/> <text:s/>&lt;/xs:complexType&gt;<text:line-break/><text:line-break/>&lt;/xs:schema&gt;</text:p>
            <text:section text:style-name="Sect1" text:name="Section224">
              <text:h text:style-name="rststyle-heading4" text:outline-level="4">4.7.1.1   Step 1 -- generate the bindings</text:h>
              <text:p text:style-name="rststyle-textbody">We generate code with the following command line:</text:p>
              <text:p text:style-name="rststyle-codeblock">$ generateDS.py -f \<text:line-break/> <text:s/>-o member_specs_api.py \<text:line-break/> <text:s/>-s member_specs_upper.py \<text:line-break/> <text:s/>--super=member_specs_api \<text:line-break/> <text:s/>--member-specs=list \<text:line-break/> <text:s/>member_specs.xsd</text:p>
              <text:p text:style-name="rststyle-textbody">Notes:</text:p>
              <text:list xml:id="list172944318022659" text:style-name="rststyle-bulletlist">
                <text:list-item>
                  <text:p text:style-name="rststyle-bulletitem">We generate the member specifications as a list with the command line option <text:span text:style-name="rststyle-inlineliteral">--member-specs=list</text:span>.</text:p>
                </text:list-item>
                <text:list-item>
                  <text:p text:style-name="rststyle-bulletitem">We generate an "application" module with the <text:span text:style-name="rststyle-inlineliteral">-s</text:span> command line option. We'll put our application specific code in <text:span text:style-name="rststyle-inlineliteral">member_specs_upper.py</text:span>.</text:p>
                </text:list-item>
              </text:list>
            </text:section>
            <text:section text:style-name="Sect1" text:name="Section225">
              <text:h text:style-name="rststyle-heading4" text:outline-level="4">4.7.1.2   Step 2 -- add application-specific code</text:h>
              <text:p text:style-name="rststyle-textbody">And, here is the subclass file (<text:span text:style-name="rststyle-inlineliteral">member_specs_upper.py</text:span>, generated with the "-s" command line option), to which we have added a bit of code that converts any string-type members to upper case. You can think of this module as a special "application" of the generated classes.</text:p>
              <text:p text:style-name="rststyle-codeblock">#!/usr/bin/env python<text:line-break/><text:line-break/>#<text:line-break/># member_specs_upper.py<text:line-break/>#<text:line-break/><text:line-break/>#<text:line-break/># Generated Tue Nov <text:s/>9 15:54:47 2010 by generateDS.py version 2.2a.<text:line-break/>#<text:line-break/><text:line-break/>import sys<text:line-break/><text:soft-page-break/><text:line-break/>import member_specs_api as supermod<text:line-break/><text:line-break/>etree_ = None<text:line-break/>Verbose_import_ = False<text:line-break/>( <text:s text:c="2"/>XMLParser_import_none, XMLParser_import_lxml,<text:line-break/> <text:s text:c="3"/>XMLParser_import_elementtree<text:line-break/> <text:s text:c="3"/>) = range(3)<text:line-break/>XMLParser_import_library = None<text:line-break/>try:<text:line-break/> <text:s text:c="3"/># lxml<text:line-break/> <text:s text:c="3"/>from lxml import etree as etree_<text:line-break/> <text:s text:c="3"/>XMLParser_import_library = XMLParser_import_lxml<text:line-break/> <text:s text:c="3"/>if Verbose_import_:<text:line-break/> <text:s text:c="7"/>print("running with lxml.etree")<text:line-break/>except ImportError:<text:line-break/> <text:s text:c="3"/>try:<text:line-break/> <text:s text:c="7"/># cElementTree from Python 2.5+<text:line-break/> <text:s text:c="7"/>import xml.etree.cElementTree as etree_<text:line-break/> <text:s text:c="7"/>XMLParser_import_library = XMLParser_import_elementtree<text:line-break/> <text:s text:c="7"/>if Verbose_import_:<text:line-break/> <text:s text:c="11"/>print("running with cElementTree on Python 2.5+")<text:line-break/> <text:s text:c="3"/>except ImportError:<text:line-break/> <text:s text:c="7"/>try:<text:line-break/> <text:s text:c="11"/># ElementTree from Python 2.5+<text:line-break/> <text:s text:c="11"/>import xml.etree.ElementTree as etree_<text:line-break/> <text:s text:c="11"/>XMLParser_import_library = XMLParser_import_elementtree<text:line-break/> <text:s text:c="11"/>if Verbose_import_:<text:line-break/> <text:s text:c="15"/>print("running with ElementTree on Python 2.5+")<text:line-break/> <text:s text:c="7"/>except ImportError:<text:line-break/> <text:s text:c="11"/>try:<text:line-break/> <text:s text:c="15"/># normal cElementTree install<text:line-break/> <text:s text:c="15"/>import cElementTree as etree_<text:line-break/> <text:s text:c="15"/>XMLParser_import_library = XMLParser_import_elementtree<text:line-break/> <text:s text:c="15"/>if Verbose_import_:<text:line-break/> <text:s text:c="19"/>print("running with cElementTree")<text:line-break/> <text:s text:c="11"/>except ImportError:<text:line-break/> <text:s text:c="15"/>try:<text:line-break/> <text:s text:c="19"/># normal ElementTree install<text:line-break/> <text:s text:c="19"/>import elementtree.ElementTree as etree_<text:line-break/> <text:s text:c="19"/>XMLParser_import_library = XMLParser_import_elementtree<text:line-break/> <text:s text:c="19"/>if Verbose_import_:<text:line-break/> <text:s text:c="23"/>print("running with ElementTree")<text:line-break/> <text:s text:c="15"/>except ImportError:<text:line-break/> <text:s text:c="19"/>raise ImportError("Failed to import ElementTree from any known place")<text:line-break/><text:line-break/>def parsexml_(*args, **kwargs):<text:line-break/> <text:s text:c="3"/>if (XMLParser_import_library == XMLParser_import_lxml and<text:line-break/> <text:s text:c="7"/>'parser' not in kwargs):<text:line-break/> <text:s text:c="7"/># Use the lxml ElementTree compatible parser so that, e.g.,<text:line-break/><text:soft-page-break/> <text:s text:c="7"/># <text:s text:c="2"/>we ignore comments.<text:line-break/> <text:s text:c="7"/>kwargs['parser'] = etree_.ETCompatXMLParser()<text:line-break/> <text:s text:c="3"/>doc = etree_.parse(*args, **kwargs)<text:line-break/> <text:s text:c="3"/>return doc<text:line-break/><text:line-break/>#<text:line-break/># Globals<text:line-break/>#<text:line-break/><text:line-break/>ExternalEncoding = 'ascii'<text:line-break/><text:line-break/>#<text:line-break/># Utility funtions needed in each generated class.<text:line-break/>#<text:line-break/><text:line-break/>def upper_elements(obj):<text:line-break/> <text:s text:c="3"/>for item in obj.member_data_items_:<text:line-break/> <text:s text:c="7"/>if item.get_data_type() == 'xs:string':<text:line-break/> <text:s text:c="11"/>name = remap(item.get_name())<text:line-break/> <text:s text:c="11"/>val1 = getattr(obj, name)<text:line-break/> <text:s text:c="11"/>if isinstance(val1, list):<text:line-break/> <text:s text:c="15"/>for idx, val2 in enumerate(val1):<text:line-break/> <text:s text:c="19"/>val1[idx] = val2.upper()<text:line-break/> <text:s text:c="11"/>else:<text:line-break/> <text:s text:c="15"/>setattr(obj, name, val1.upper())<text:line-break/><text:line-break/>def remap(name):<text:line-break/> <text:s text:c="3"/>newname = name.replace('-', '_')<text:line-break/> <text:s text:c="3"/>return newname<text:line-break/><text:line-break/><text:line-break/>#<text:line-break/># Data representation classes<text:line-break/>#<text:line-break/><text:line-break/>class contactlistTypeSub(supermod.contactlistType):<text:line-break/> <text:s text:c="3"/>def __init__(self, locator=None, description=None, contact=None):<text:line-break/> <text:s text:c="7"/>super(contactlistTypeSub, self).__init__(locator, description, contact, )<text:line-break/> <text:s text:c="3"/>def upper(self):<text:line-break/> <text:s text:c="7"/>upper_elements(self)<text:line-break/> <text:s text:c="7"/>for child in self.get_contact():<text:line-break/> <text:s text:c="11"/>child.upper()<text:line-break/>supermod.contactlistType.subclass = contactlistTypeSub<text:line-break/># end class contactlistTypeSub<text:line-break/><text:line-break/><text:line-break/>class contactTypeSub(supermod.contactType):<text:line-break/> <text:s text:c="3"/>def __init__(self, priority=None, color_code=None, id=None, first_name=None, last_name=None, interest=None, category=None):<text:line-break/> <text:s text:c="7"/>super(contactTypeSub, self).__init__(priority, color_code, id, first_name, last_name, interest, category, )<text:line-break/> <text:s text:c="3"/>def upper(self):<text:line-break/><text:soft-page-break/> <text:s text:c="7"/>upper_elements(self)<text:line-break/>supermod.contactType.subclass = contactTypeSub<text:line-break/># end class contactTypeSub<text:line-break/><text:line-break/><text:line-break/>def get_root_tag(node):<text:line-break/> <text:s text:c="3"/>tag = supermod.Tag_pattern_.match(node.tag).groups()[-1]<text:line-break/> <text:s text:c="3"/>rootClass = None<text:line-break/> <text:s text:c="3"/>if hasattr(supermod, tag):<text:line-break/> <text:s text:c="7"/>rootClass = getattr(supermod, tag)<text:line-break/> <text:s text:c="3"/>return tag, rootClass<text:line-break/><text:line-break/><text:line-break/>def parse(inFilename):<text:line-break/> <text:s text:c="3"/>doc = parsexml_(inFilename)<text:line-break/> <text:s text:c="3"/>rootNode = doc.getroot()<text:line-break/> <text:s text:c="3"/>rootTag, rootClass = get_root_tag(rootNode)<text:line-break/> <text:s text:c="3"/>if rootClass is None:<text:line-break/> <text:s text:c="7"/>rootTag = 'contact-list'<text:line-break/> <text:s text:c="7"/>rootClass = supermod.contactlistType<text:line-break/> <text:s text:c="3"/>rootObj = rootClass.factory()<text:line-break/> <text:s text:c="3"/>rootObj.build(rootNode)<text:line-break/> <text:s text:c="3"/># Enable Python to collect the space used by the DOM.<text:line-break/> <text:s text:c="3"/>doc = None<text:line-break/> <text:s text:c="3"/>sys.stdout.write('&lt;?xml version="1.0" ?&gt;\n')<text:line-break/> <text:s text:c="3"/>rootObj.export(sys.stdout, 0, name_=rootTag,<text:line-break/> <text:s text:c="7"/>namespacedef_='')<text:line-break/> <text:s text:c="3"/>doc = None<text:line-break/> <text:s text:c="3"/>return rootObj<text:line-break/><text:line-break/><text:line-break/>def parseString(inString):<text:line-break/> <text:s text:c="3"/>from StringIO import StringIO<text:line-break/> <text:s text:c="3"/>doc = parsexml_(StringIO(inString))<text:line-break/> <text:s text:c="3"/>rootNode = doc.getroot()<text:line-break/> <text:s text:c="3"/>rootTag, rootClass = get_root_tag(rootNode)<text:line-break/> <text:s text:c="3"/>if rootClass is None:<text:line-break/> <text:s text:c="7"/>rootTag = 'contact-list'<text:line-break/> <text:s text:c="7"/>rootClass = supermod.contactlistType<text:line-break/> <text:s text:c="3"/>rootObj = rootClass.factory()<text:line-break/> <text:s text:c="3"/>rootObj.build(rootNode)<text:line-break/> <text:s text:c="3"/># Enable Python to collect the space used by the DOM.<text:line-break/> <text:s text:c="3"/>doc = None<text:line-break/> <text:s text:c="3"/>sys.stdout.write('&lt;?xml version="1.0" ?&gt;\n')<text:line-break/> <text:s text:c="3"/>rootObj.export(sys.stdout, 0, name_=rootTag,<text:line-break/> <text:s text:c="7"/>namespacedef_='')<text:line-break/> <text:s text:c="3"/>return rootObj<text:line-break/><text:line-break/><text:line-break/>def parseLiteral(inFilename):<text:line-break/> <text:s text:c="3"/>doc = parsexml_(inFilename)<text:line-break/> <text:s text:c="3"/>rootNode = doc.getroot()<text:line-break/> <text:s text:c="3"/>rootTag, rootClass = get_root_tag(rootNode)<text:line-break/><text:soft-page-break/> <text:s text:c="3"/>if rootClass is None:<text:line-break/> <text:s text:c="7"/>rootTag = 'contact-list'<text:line-break/> <text:s text:c="7"/>rootClass = supermod.contactlistType<text:line-break/> <text:s text:c="3"/>rootObj = rootClass.factory()<text:line-break/> <text:s text:c="3"/>rootObj.build(rootNode)<text:line-break/> <text:s text:c="3"/># Enable Python to collect the space used by the DOM.<text:line-break/> <text:s text:c="3"/>doc = None<text:line-break/> <text:s text:c="3"/>sys.stdout.write('#from member_specs_api import *\n\n')<text:line-break/> <text:s text:c="3"/>sys.stdout.write('import member_specs_api as model_\n\n')<text:line-break/> <text:s text:c="3"/>sys.stdout.write('rootObj = model_.contact_list(\n')<text:line-break/> <text:s text:c="3"/>rootObj.exportLiteral(sys.stdout, 0, name_="contact_list")<text:line-break/> <text:s text:c="3"/>sys.stdout.write(')\n')<text:line-break/> <text:s text:c="3"/>return rootObj<text:line-break/><text:line-break/><text:line-break/>USAGE_TEXT = """<text:line-break/>Usage: python ???.py &lt;infilename&gt;<text:line-break/>"""<text:line-break/><text:line-break/>def usage():<text:line-break/> <text:s text:c="3"/>print USAGE_TEXT<text:line-break/> <text:s text:c="3"/>sys.exit(1)<text:line-break/><text:line-break/><text:line-break/>def main():<text:line-break/> <text:s text:c="3"/>args = sys.argv[1:]<text:line-break/> <text:s text:c="3"/>if len(args) != 1:<text:line-break/> <text:s text:c="7"/>usage()<text:line-break/> <text:s text:c="3"/>infilename = args[0]<text:line-break/> <text:s text:c="3"/>root = parse(infilename)<text:line-break/><text:line-break/><text:line-break/>if __name__ == '__main__':<text:line-break/> <text:s text:c="3"/>#import pdb; pdb.set_trace()<text:line-break/> <text:s text:c="3"/>main()</text:p>
              <text:p text:style-name="rststyle-textbody">Notes:</text:p>
              <text:list xml:id="list172943372179389" text:style-name="rststyle-bulletlist">
                <text:list-item>
                  <text:p text:style-name="rststyle-bulletitem">We add the functions <text:span text:style-name="rststyle-inlineliteral">upper_elements</text:span> and <text:span text:style-name="rststyle-inlineliteral">remap</text:span> that we use in each generated class.</text:p>
                </text:list-item>
                <text:list-item>
                  <text:p text:style-name="rststyle-bulletitem">Notice how the function <text:span text:style-name="rststyle-inlineliteral">upper_elements</text:span> calls the function <text:span text:style-name="rststyle-inlineliteral">remap</text:span> <text:span text:style-name="rststyle-emphasis">only</text:span> on those members whose type is <text:span text:style-name="rststyle-inlineliteral">xs:string</text:span>.</text:p>
                </text:list-item>
                <text:list-item>
                  <text:p text:style-name="rststyle-bulletitem">In each generated (sub-)class, we add the methods that walk the DOM tree and apply the method (<text:span text:style-name="rststyle-inlineliteral">upper</text:span>) that transforms each <text:span text:style-name="rststyle-inlineliteral">xs:string</text:span> value.</text:p>
                </text:list-item>
              </text:list>
            </text:section>
            <text:section text:style-name="Sect1" text:name="Section226">
              <text:h text:style-name="rststyle-heading4" text:outline-level="4">4.7.1.3   Step 3 -- write a test/driver harness</text:h>
              <text:p text:style-name="rststyle-textbody">Here is a test driver (<text:span text:style-name="rststyle-inlineliteral">member_specs_test.py</text:span>) for our (mini-) application:</text:p>
              <text:p text:style-name="rststyle-codeblock">#!/usr/bin/env python<text:line-break/><text:line-break/><text:soft-page-break/>#<text:line-break/># member_specs_test.py<text:line-break/>#<text:line-break/><text:line-break/>import sys<text:line-break/>import member_specs_api as supermod<text:line-break/>import member_specs_upper<text:line-break/><text:line-break/><text:line-break/>def process(inFilename):<text:line-break/> <text:s text:c="3"/>doc = supermod.parsexml_(inFilename)<text:line-break/> <text:s text:c="3"/>rootNode = doc.getroot()<text:line-break/> <text:s text:c="3"/>rootClass = member_specs_upper.contactlistTypeSub<text:line-break/> <text:s text:c="3"/>rootObj = rootClass.factory()<text:line-break/> <text:s text:c="3"/>rootObj.build(rootNode)<text:line-break/> <text:s text:c="3"/># Enable Python to collect the space used by the DOM.<text:line-break/> <text:s text:c="3"/>doc = None<text:line-break/> <text:s text:c="3"/>sys.stdout.write('&lt;?xml version="1.0" ?&gt;\n')<text:line-break/> <text:s text:c="3"/>rootObj.export(sys.stdout, 0, name_="contact-list",<text:line-break/> <text:s text:c="7"/>namespacedef_='')<text:line-break/> <text:s text:c="3"/>rootObj.upper()<text:line-break/> <text:s text:c="3"/>sys.stdout.write('-' * 60)<text:line-break/> <text:s text:c="3"/>sys.stdout.write('\n')<text:line-break/> <text:s text:c="3"/>rootObj.export(sys.stdout, 0, name_="contact-list",<text:line-break/> <text:s text:c="7"/>namespacedef_='')<text:line-break/> <text:s text:c="3"/>return rootObj<text:line-break/><text:line-break/><text:line-break/>USAGE_MSG = """\<text:line-break/>Synopsis:<text:line-break/> <text:s text:c="3"/>Sample application using classes and subclasses generated by generateDS.py<text:line-break/>Usage:<text:line-break/> <text:s text:c="3"/>python member_specs_test.py infilename<text:line-break/>"""<text:line-break/><text:line-break/>def usage():<text:line-break/> <text:s text:c="3"/>print USAGE_MSG<text:line-break/> <text:s text:c="3"/>sys.exit(1)<text:line-break/><text:line-break/>def main():<text:line-break/> <text:s text:c="3"/>args = sys.argv[1:]<text:line-break/> <text:s text:c="3"/>if len(args) != 1:<text:line-break/> <text:s text:c="7"/>usage()<text:line-break/> <text:s text:c="3"/>infilename = args[0]<text:line-break/> <text:s text:c="3"/>process(infilename)<text:line-break/><text:line-break/>if __name__ == '__main__':<text:line-break/> <text:s text:c="3"/>main()</text:p>
              <text:p text:style-name="rststyle-textbody">Notes:</text:p>
              <text:list xml:id="list172944565728984" text:style-name="rststyle-bulletlist">
                <text:list-item>
                  <text:p text:style-name="rststyle-bulletitem">We copy the function <text:span text:style-name="rststyle-inlineliteral">parse()</text:span> from our generated code to serve as a model for <text:soft-page-break/>our function <text:span text:style-name="rststyle-inlineliteral">process()</text:span>.</text:p>
                </text:list-item>
                <text:list-item>
                  <text:p text:style-name="rststyle-bulletitem">After parsing and displaying the XML instance document, we call method <text:span text:style-name="rststyle-inlineliteral">upper()</text:span> in the generated class <text:span text:style-name="rststyle-inlineliteral">contactlistTypeSub</text:span> in order to walk the DOM tree and transform each <text:span text:style-name="rststyle-inlineliteral">xs:string</text:span> to uppercase.</text:p>
                </text:list-item>
              </text:list>
            </text:section>
            <text:section text:style-name="Sect1" text:name="Section227">
              <text:h text:style-name="rststyle-heading4" text:outline-level="4">4.7.1.4   Step 4 -- run the test application</text:h>
              <text:p text:style-name="rststyle-textbody">We can use the following command line to run our application:</text:p>
              <text:p text:style-name="rststyle-codeblock">$ python member_specs_test.py member_specs_data.xml</text:p>
              <text:p text:style-name="rststyle-textbody">When we run our application, here is the output:</text:p>
              <text:p text:style-name="rststyle-codeblock">$ python member_specs_test.py member_specs_data.xml<text:line-break/>&lt;?xml version="1.0" ?&gt;<text:line-break/>&lt;contact-list locator="http://www.rexx.com/~dkuhlman"&gt;<text:line-break/> <text:s text:c="3"/>&lt;description&gt;My list of contacts&lt;/description&gt;<text:line-break/> <text:s text:c="3"/>&lt;contact priority="0.050000" color-code="red" id="1"&gt;<text:line-break/> <text:s text:c="7"/>&lt;first-name&gt;arlene&lt;/first-name&gt;<text:line-break/> <text:s text:c="7"/>&lt;last-name&gt;Allen&lt;/last-name&gt;<text:line-break/> <text:s text:c="7"/>&lt;interest&gt;traveling&lt;/interest&gt;<text:line-break/> <text:s text:c="7"/>&lt;category&gt;2&lt;/category&gt;<text:line-break/> <text:s text:c="3"/>&lt;/contact&gt;<text:line-break/>&lt;/contact-list&gt;<text:line-break/>------------------------------------------------------------<text:line-break/>&lt;contact-list locator="HTTP://WWW.REXX.COM/~DKUHLMAN"&gt;<text:line-break/> <text:s text:c="3"/>&lt;description&gt;MY LIST OF CONTACTS&lt;/description&gt;<text:line-break/> <text:s text:c="3"/>&lt;contact priority="0.050000" color-code="RED" id="1"&gt;<text:line-break/> <text:s text:c="7"/>&lt;first-name&gt;ARLENE&lt;/first-name&gt;<text:line-break/> <text:s text:c="7"/>&lt;last-name&gt;ALLEN&lt;/last-name&gt;<text:line-break/> <text:s text:c="7"/>&lt;interest&gt;TRAVELING&lt;/interest&gt;<text:line-break/> <text:s text:c="7"/>&lt;category&gt;2&lt;/category&gt;<text:line-break/> <text:s text:c="3"/>&lt;/contact&gt;<text:line-break/>&lt;/contact-list&gt;</text:p>
              <text:p text:style-name="rststyle-textbody">Notes:</text:p>
              <text:list xml:id="list172943432396574" text:style-name="rststyle-bulletlist">
                <text:list-item>
                  <text:p text:style-name="rststyle-bulletitem">The output above shows both before- and after-version of exporting the parsed XML instance document.</text:p>
                </text:list-item>
              </text:list>
            </text:section>
          </text:section>
        </text:section>
        <text:section text:style-name="Sect1" text:name="Section228">
          <text:h text:style-name="rststyle-heading2" text:outline-level="2">4.8   Some hints</text:h>
          <text:p text:style-name="rststyle-textbody">The following hints are offered for convenience. You can discover them for yourself rather easily by inspecting the generated code.</text:p>
          <text:section text:style-name="Sect1" text:name="Section229">
            <text:h text:style-name="rststyle-heading3" text:outline-level="3">4.8.1   Children defined with maxOccurs greater than 1</text:h>
            <text:p text:style-name="rststyle-textbody">If a child element is defined in the XML schema with <text:span text:style-name="rststyle-inlineliteral">maxOccurs="unbounded"</text:span> or a value of <text:span text:style-name="rststyle-inlineliteral">maxOccurs</text:span> greater than 1, then access to the child is through a list.</text:p>
          </text:section>
          <text:section text:style-name="Sect1" text:name="Section230">
            <text:h text:style-name="rststyle-heading3" text:outline-level="3"><text:soft-page-break/>4.8.2   Children defined with simple numeric types</text:h>
            <text:p text:style-name="rststyle-textbody">If a child element is defined as a numeric type such as <text:span text:style-name="rststyle-inlineliteral">xs:integer</text:span>, <text:span text:style-name="rststyle-inlineliteral">xs:float</text:span>, or <text:span text:style-name="rststyle-inlineliteral">xs:double</text:span> or as a simple type that is (ultimately) based on a numeric type, then the value is stored (in the Python object) as a Python data type (<text:span text:style-name="rststyle-inlineliteral">int</text:span>, <text:span text:style-name="rststyle-inlineliteral">float</text:span>, etc).</text:p>
          </text:section>
          <text:section text:style-name="Sect1" text:name="Section231">
            <text:h text:style-name="rststyle-heading3" text:outline-level="3">4.8.3   The type of an element's character content</text:h>
            <text:p text:style-name="rststyle-textbody">But, when the element itself is defined as <text:span text:style-name="rststyle-inlineliteral">mixed="true"</text:span> or the element a restriction of and has a simple (numeric) as a base, then the <text:span text:style-name="rststyle-inlineliteral">valueOf_</text:span> instance variable holds the character content and it is always a string, that is it is not converted.</text:p>
          </text:section>
          <text:section text:style-name="Sect1" text:name="Section232">
            <text:h text:style-name="rststyle-heading3" text:outline-level="3">4.8.4   Constructors and their default values</text:h>
            <text:p text:style-name="rststyle-textbody">All parameters to the constructors of generated classes have default parameters. Therefore, you can create an "empty" instance of any element by calling the constructor with no parameters.</text:p>
            <text:p text:style-name="rststyle-textbody">For example, suppose we have the following XML schema:</text:p>
            <text:p text:style-name="rststyle-codeblock">&lt;?xml version="1.0"?&gt;<text:line-break/>&lt;xs:schema xmlns:xs="http://www.w3.org/2001/XMLSchema"&gt;<text:line-break/><text:line-break/> <text:s/>&lt;xs:element name="plant-list" type="PlantList" /&gt;<text:line-break/><text:line-break/> <text:s/>&lt;xs:complexType name="PlantType"&gt;<text:line-break/> <text:s text:c="3"/>&lt;xs:sequence&gt;<text:line-break/> <text:s text:c="5"/>&lt;xs:element name="description" type="xs:string" /&gt;<text:line-break/> <text:s text:c="7"/>&lt;xs:element name="catagory" type="xs:integer" /&gt;<text:line-break/> <text:s text:c="7"/>&lt;xs:element name="fertilizer" type="FertilizerType" maxOccurs="unbounded" /&gt;<text:line-break/> <text:s text:c="3"/>&lt;/xs:sequence&gt;<text:line-break/> <text:s text:c="3"/>&lt;xs:attribute name="identifier" type="xs:string" /&gt;<text:line-break/> <text:s/>&lt;/xs:complexType&gt;<text:line-break/><text:line-break/> <text:s/>&lt;xs:complexType name="FertilizerType"&gt;<text:line-break/> <text:s text:c="3"/>&lt;xs:sequence&gt;<text:line-break/> <text:s text:c="5"/>&lt;xs:element name="name" type="xs:string"/&gt;<text:line-break/> <text:s text:c="5"/>&lt;xs:element name="description" type="xs:string"/&gt;<text:line-break/> <text:s text:c="3"/>&lt;/xs:sequence&gt;<text:line-break/> <text:s text:c="3"/>&lt;xs:attribute name="id" type="xs:integer" /&gt;<text:line-break/> <text:s/>&lt;/xs:complexType&gt;<text:line-break/><text:line-break/>&lt;/xs:schema&gt;</text:p>
            <text:p text:style-name="rststyle-textbody">And, suppose we generate a module with the following command line:</text:p>
            <text:p text:style-name="rststyle-codeblock">$ ./generateDS.py -o garden_api.py garden.xsd</text:p>
            <text:p text:style-name="rststyle-textbody"><text:soft-page-break/>Then, for the element named <text:span text:style-name="rststyle-inlineliteral">PlantType</text:span> in the generated module named <text:span text:style-name="rststyle-inlineliteral">garden_api.py</text:span>, you can create an instance as follows:</text:p>
            <text:p text:style-name="rststyle-codeblock">&gt;&gt;&gt; import garden_api<text:line-break/>&gt;&gt;&gt; plant = garden_api.PlantType()<text:line-break/>&gt;&gt;&gt; import sys<text:line-break/>&gt;&gt;&gt; plant.export(sys.stdout, 0)<text:line-break/>&lt;PlantType/&gt;</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Ubuntu" svg:font-family="Ubuntu" style:font-family-generic="swis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style>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0.3937in" fo:margin-right="0in" fo:text-indent="0in" style:auto-text-indent="false"/>
    </style:style>
    <style:style style:name="rststyle-heading1" style:family="paragraph" style:parent-style-name="Heading_20_1" style:next-style-name="Text_20_body" style:default-outline-level="1" style:list-style-name="">
      <style:paragraph-properties fo:background-color="transparent">
        <style:background-image/>
      </style:paragraph-properties>
    </style:style>
    <style:style style:name="rststyle-heading2" style:family="paragraph" style:parent-style-name="Heading_20_2" style:next-style-name="Text_20_body" style:default-outline-level="2" style:list-style-name=""/>
    <style:style style:name="rststyle-heading3" style:family="paragraph" style:parent-style-name="Heading_20_3" style:next-style-name="Text_20_body" style:default-outline-level="3" style:list-style-name=""/>
    <style:style style:name="rststyle-heading4" style:family="paragraph" style:parent-style-name="Heading_20_4" style:next-style-name="Text_20_body" style:default-outline-level="4" style:list-style-name=""/>
    <style:style style:name="rststyle-heading5" style:family="paragraph" style:parent-style-name="Heading_20_5" style:next-style-name="Text_20_body" style:default-outline-level="5" style:list-style-name=""/>
    <style:style style:name="rststyle-blockquote" style:family="paragraph" style:parent-style-name="Text_20_body" style:class="text">
      <style:paragraph-properties fo:margin-left="0.4in" fo:margin-right="0.8in" fo:text-align="start" style:justify-single-word="false" fo:text-indent="0in" style:auto-text-indent="false" fo:background-color="transparent">
        <style:background-image/>
      </style:paragraph-properties>
    </style:style>
    <style:style style:name="rststyle-bodyindent" style:family="paragraph" style:parent-style-name="Text_20_body_20_indent">
      <style:paragraph-properties fo:margin-left="0.3937in" fo:margin-right="0in" fo:text-indent="0in" style:auto-text-indent="false"/>
    </style:style>
    <style:style style:name="rststyle-horizontalline" style:family="paragraph" style:parent-style-name="Horizontal_20_Line" style:master-page-name="">
      <style:paragraph-properties style:page-number="auto" fo:break-before="page"/>
    </style:style>
    <style:style style:name="rststyle-textbody" style:family="paragraph" style:parent-style-name="Text_20_body"/>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paragraph-properties fo:background-color="transparent">
        <style:background-image/>
      </style:paragraph-properties>
    </style:style>
    <style:style style:name="rststyle-codeblock" style:family="paragraph" style:parent-style-name="Preformatted_20_Text">
      <style:paragraph-properties fo:margin-left="0.1965in" fo:margin-right="0in" fo:margin-top="0.0598in" fo:margin-bottom="0.0598in" style:contextual-spacing="false" fo:text-indent="0in" style:auto-text-indent="false" fo:background-color="#ccffff" fo:padding="0.0201in" fo:border="0.06pt solid #000000" style:shadow="none">
        <style:background-image/>
      </style:paragraph-properties>
    </style:style>
    <style:style style:name="rststyle-table-title" style:family="paragraph" style:parent-style-name="Heading_20_3" style:default-outline-level="1" style:list-style-name="">
      <style:paragraph-properties fo:text-align="center" style:justify-single-word="false"/>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rststyle-highlights" style:family="paragraph" style:parent-style-name="rststyle-blockquote">
      <style:paragraph-properties fo:background-color="transparent">
        <style:background-image/>
      </style:paragraph-properties>
    </style:style>
    <style:style style:name="rststyle-blockquote-bulletitem" style:family="paragraph" style:parent-style-name="Standard">
      <style:paragraph-properties fo:margin-left="0.4in" fo:margin-right="0.8in" fo:text-indent="0in" style:auto-text-indent="false" fo:background-color="transparent">
        <style:background-image/>
      </style:paragraph-properties>
    </style:style>
    <style:style style:name="rststyle-blockquote-enumitem" style:family="paragraph" style:parent-style-name="Standard">
      <style:paragraph-properties fo:margin-left="0.4in" fo:margin-right="0.8in" fo:text-indent="0in" style:auto-text-indent="false" fo:background-color="transparent">
        <style:background-image/>
      </style:paragraph-properties>
    </style:style>
    <style:style style:name="rststyle-highlights-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highlights-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bulletitem" style:family="paragraph" style:parent-style-name="Standard">
      <style:paragraph-properties fo:margin-left="0.7874in" fo:margin-right="0.7874in" fo:text-indent="0in" style:auto-text-indent="false" fo:background-color="transparent">
        <style:background-image/>
      </style:paragraph-properties>
    </style:style>
    <style:style style:name="rststyle-epigraph-enumitem" style:family="paragraph" style:parent-style-name="Standard">
      <style:paragraph-properties fo:margin-left="0.7874in" fo:margin-right="0.7874in" fo:text-indent="0in"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0.7874in" fo:margin-right="0.7874in" fo:text-indent="0in"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0.7874in" fo:margin-right="0.7874in" fo:text-indent="0in"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0.7874in" fo:margin-right="0.7874in" fo:text-indent="0in"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0.7874in" fo:margin-right="0.7874in" fo:text-indent="0in"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0.7874in" fo:margin-right="0.7874in" fo:text-indent="0in"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0.7874in" fo:margin-right="0.7874in" fo:text-indent="0in"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0.7874in" fo:margin-right="0.7874in" fo:text-indent="0in"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0.7874in" fo:margin-right="0.7874in" fo:text-indent="0in"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0.7874in" fo:margin-right="0.7874in" fo:text-indent="0in"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0.7874in" fo:margin-right="0.7874in" fo:text-indent="0in" style:auto-text-indent="false"/>
      <style:text-properties fo:font-style="italic"/>
    </style:style>
    <style:style style:name="rststyle-rubric" style:family="paragraph" style:parent-style-name="Heading_20_3" style:default-outline-level="1" style:list-style-name="">
      <style:paragraph-properties fo:background-color="transparent">
        <style:background-image/>
      </style:paragraph-properties>
      <style:text-properties fo:color="#ff3366"/>
    </style:style>
    <style:style style:name="rststyle-heading6" style:family="paragraph" style:parent-style-name="Heading_20_6" style:next-style-name="Text_20_body" style:default-outline-level="6" style:list-style-name=""/>
    <style:style style:name="rststyle-heading7" style:family="paragraph" style:parent-style-name="Heading_20_7" style:next-style-name="Text_20_body" style:default-outline-level="7" style:list-style-name="" style:master-page-name="">
      <style:paragraph-properties style:page-number="auto"/>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in" fo:margin-bottom="0in" style:contextual-spacing="false"/>
    </style:style>
    <style:style style:name="rststyle-lineblock2" style:family="paragraph" style:parent-style-name="rststyle-textbody">
      <style:paragraph-properties fo:margin-left="0.4in" fo:margin-right="0in" fo:margin-top="0in" fo:margin-bottom="0in" style:contextual-spacing="false" fo:text-indent="0in" style:auto-text-indent="false"/>
    </style:style>
    <style:style style:name="rststyle-lineblock3" style:family="paragraph" style:parent-style-name="rststyle-textbody">
      <style:paragraph-properties fo:margin-left="0.8in" fo:margin-right="0in" fo:margin-top="0in" fo:margin-bottom="0in" style:contextual-spacing="false" fo:text-indent="0in" style:auto-text-indent="false"/>
    </style:style>
    <style:style style:name="rststyle-lineblock4" style:family="paragraph" style:parent-style-name="rststyle-textbody">
      <style:paragraph-properties fo:margin-left="1.2in" fo:margin-right="0in" fo:margin-top="0in" fo:margin-bottom="0in" style:contextual-spacing="false" fo:text-indent="0in" style:auto-text-indent="false"/>
    </style:style>
    <style:style style:name="rststyle-lineblock5" style:family="paragraph" style:parent-style-name="rststyle-textbody">
      <style:paragraph-properties fo:margin-left="1.6in" fo:margin-right="0in" fo:margin-top="0in" fo:margin-bottom="0in" style:contextual-spacing="false" fo:text-indent="0in" style:auto-text-indent="false"/>
    </style:style>
    <style:style style:name="rststyle-lineblock6" style:family="paragraph" style:parent-style-name="rststyle-textbody">
      <style:paragraph-properties fo:margin-left="2in" fo:margin-right="0in" fo:margin-top="0in" fo:margin-bottom="0in" style: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style style:name="rststyle-subtitle" style:family="paragraph" style:parent-style-name="Title">
      <style:text-properties fo:font-size="14pt"/>
    </style:style>
    <style:style style:name="rststyle-citation" style:family="paragraph" style:parent-style-name="Footnote">
      <style:paragraph-properties fo:margin-left="0.75in" fo:margin-right="0in" fo:text-indent="-0.75in" style:auto-text-indent="false">
        <style:tab-stops/>
      </style:paragraph-properties>
    </style:style>
    <style:style style:name="rststyle-contents-1" style:family="paragraph" style:parent-style-name="Contents_20_1"/>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rststyle-contents-2" style:family="paragraph" style:parent-style-name="Contents_20_2"/>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rststyle-contents-3" style:family="paragraph" style:parent-style-name="Contents_20_3"/>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rststyle-contents-4" style:family="paragraph" style:parent-style-name="Contents_20_4"/>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rststyle-contents--5" style:family="paragraph" style:parent-style-name="Contents_20_5"/>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rststyle-contents-6" style:family="paragraph" style:parent-style-name="Contents_20_6"/>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rststyle-contents-7" style:family="paragraph" style:parent-style-name="Contents_20_7"/>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rststyle-contents-8" style:family="paragraph" style:parent-style-name="Contents_20_8"/>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rststyle-contents-9" style:family="paragraph" style:parent-style-name="Contents_20_9"/>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rststyle-contents-10" style:family="paragraph" style:parent-style-name="Contents_20_10"/>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rststyle-contents-heading" style:family="paragraph" style:parent-style-name="Contents_20_Head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rststyle-legend" style:family="paragraph" style:parent-style-name="Text_20_body"/>
    <style:style style:name="rststyle-deflist-term-1" style:family="paragraph" style:parent-style-name="Text_20_body">
      <style:text-properties fo:font-weight="bold"/>
    </style:style>
    <style:style style:name="rststyle-deflist-def-1" style:family="paragraph" style:parent-style-name="Text_20_body">
      <style:paragraph-properties fo:margin-left="0.25in" fo:margin-right="0in" fo:text-indent="0in" style:auto-text-indent="false"/>
    </style:style>
    <style:style style:name="rststyle-deflist-term-2" style:family="paragraph" style:parent-style-name="Text_20_body">
      <style:paragraph-properties fo:margin-left="0.25in" fo:margin-right="0in" fo:text-indent="0in" style:auto-text-indent="false"/>
      <style:text-properties fo:font-weight="bold"/>
    </style:style>
    <style:style style:name="rststyle-deflist-def-2" style:family="paragraph" style:parent-style-name="Text_20_body">
      <style:paragraph-properties fo:margin-left="0.5in" fo:margin-right="0in" fo:text-indent="0in" style:auto-text-indent="false"/>
    </style:style>
    <style:style style:name="rststyle-deflist-def-3" style:family="paragraph" style:parent-style-name="Text_20_body">
      <style:paragraph-properties fo:margin-left="0.75in" fo:margin-right="0in" fo:text-indent="0in" style:auto-text-indent="false"/>
    </style:style>
    <style:style style:name="rststyle-deflist-term-3" style:family="paragraph" style:parent-style-name="Text_20_body">
      <style:paragraph-properties fo:margin-left="0.5in" fo:margin-right="0in" fo:text-indent="0in" style:auto-text-indent="false"/>
      <style:text-properties fo:font-weight="bold"/>
    </style:style>
    <style:style style:name="rststyle-deflist-term-4" style:family="paragraph" style:parent-style-name="Text_20_body">
      <style:paragraph-properties fo:margin-left="0.75in" fo:margin-right="0in" fo:text-indent="0in" style:auto-text-indent="false"/>
      <style:text-properties fo:font-weight="bold"/>
    </style:style>
    <style:style style:name="rststyle-deflist-term-5" style:family="paragraph" style:parent-style-name="Text_20_body">
      <style:paragraph-properties fo:margin-left="1in" fo:margin-right="0in" fo:text-indent="0in" style:auto-text-indent="false"/>
      <style:text-properties fo:font-weight="bold"/>
    </style:style>
    <style:style style:name="rststyle-deflist-def-4" style:family="paragraph" style:parent-style-name="Text_20_body">
      <style:paragraph-properties fo:margin-left="1in" fo:margin-right="0in" fo:text-indent="0in" style:auto-text-indent="false"/>
    </style:style>
    <style:style style:name="rststyle-deflist-def-5" style:family="paragraph" style:parent-style-name="Text_20_body">
      <style:paragraph-properties fo:margin-left="1.25in" fo:margin-right="0in" fo:text-indent="0in" style:auto-text-indent="false"/>
    </style:style>
    <style:style style:name="rststyle-codeblock-indented" style:family="paragraph" style:parent-style-name="rststyle-codeblock">
      <style:paragraph-properties fo:margin-left="0.8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rststyle-image" style:family="graphic" style:parent-style-name="Graphics"/>
    <style:style style:name="rststyle-figureframe" style:family="graphic" style:parent-style-name="Frame">
      <style:graphic-properties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ststyle-enumlist">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rststyle-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rststyle-tocbulletlist">
      <text:list-level-style-bullet text:level="1" text:style-name="Bullet_20_Symbols" style:num-prefix=" " text:bullet-char="●">
        <style:list-level-properties text:space-before="0.25in" text:min-label-width="0.25in"/>
        <style:text-properties style:font-name="StarSymbol"/>
      </text:list-level-style-bullet>
      <text:list-level-style-bullet text:level="2" text:style-name="Bullet_20_Symbols" style:num-prefix=" " text:bullet-char="●">
        <style:list-level-properties text:space-before="0.5in" text:min-label-width="0.25in"/>
        <style:text-properties style:font-name="StarSymbol"/>
      </text:list-level-style-bullet>
      <text:list-level-style-bullet text:level="3" text:style-name="Bullet_20_Symbols" style:num-prefix=" " text:bullet-char="●">
        <style:list-level-properties text:space-before="0.75in" text:min-label-width="0.25in"/>
        <style:text-properties style:font-name="StarSymbol"/>
      </text:list-level-style-bullet>
      <text:list-level-style-bullet text:level="4" text:style-name="Bullet_20_Symbols" style:num-prefix=" " text:bullet-char="●">
        <style:list-level-properties text:space-before="1in" text:min-label-width="0.25in"/>
        <style:text-properties style:font-name="StarSymbol"/>
      </text:list-level-style-bullet>
      <text:list-level-style-bullet text:level="5" text:style-name="Bullet_20_Symbols" style:num-prefix=" " text:bullet-char="●">
        <style:list-level-properties text:space-before="1.25in" text:min-label-width="0.25in"/>
        <style:text-properties style:font-name="StarSymbol"/>
      </text:list-level-style-bullet>
      <text:list-level-style-bullet text:level="6" text:style-name="Bullet_20_Symbols" style:num-prefix=" " text:bullet-char="●">
        <style:list-level-properties text:space-before="1.5in" text:min-label-width="0.25in"/>
        <style:text-properties style:font-name="StarSymbol"/>
      </text:list-level-style-bullet>
      <text:list-level-style-bullet text:level="7" text:style-name="Bullet_20_Symbols" style:num-prefix=" " text:bullet-char="●">
        <style:list-level-properties text:space-before="1.75in" text:min-label-width="0.25in"/>
        <style:text-properties style:font-name="StarSymbol"/>
      </text:list-level-style-bullet>
      <text:list-level-style-bullet text:level="8" text:style-name="Bullet_20_Symbols" style:num-prefix=" " text:bullet-char="●">
        <style:list-level-properties text:space-before="2in" text:min-label-width="0.25in"/>
        <style:text-properties style:font-name="StarSymbol"/>
      </text:list-level-style-bullet>
      <text:list-level-style-bullet text:level="9" text:style-name="Bullet_20_Symbols" style:num-prefix=" " text:bullet-char="●">
        <style:list-level-properties text:space-before="2.25in" text:min-label-width="0.25in"/>
        <style:text-properties style:font-name="StarSymbol"/>
      </text:list-level-style-bullet>
      <text:list-level-style-bullet text:level="10" text:style-name="Bullet_20_Symbols" style:num-prefix=" " text:bullet-char="●">
        <style:list-level-properties text:space-before="2.5in" text:min-label-width="0.25in"/>
        <style:text-properties style:font-name="StarSymbol"/>
      </text:list-level-style-bullet>
    </text:list-style>
    <text:list-style style:name="rststyle-blockquote-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blockquote-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highlights-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highlights-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pigraph-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rststyle-epigraph-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numlist-arabic">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numlist-lower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rststyle-enumlist-lowerroman">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rststyle-enumlist-upper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rststyle-enumlist-upperroman">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fe182" officeooo:paragraph-rsid="001fe182"/>
    </style:style>
    <style:style style:name="MP2" style:family="paragraph" style:parent-style-name="Footer">
      <style:paragraph-properties fo:text-align="center" style:justify-single-word="false"/>
      <style:text-properties officeooo:rsid="001f66b6" officeooo:paragraph-rsid="001f66b6"/>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rststyle-pagedefault" style:page-layout-name="Mpm1">
      <style:header>
        <text:p text:style-name="MP1">A Python Book</text:p>
      </style:header>
      <style:footer>
        <text:p text:style-name="MP2">Page <text:page-number text:select-page="current">163</text:page-number></text:p>
      </style:footer>
    </style:master-page>
    <style:master-page style:name="rststyle-page-bottom" style:page-layout-name="Mpm2">
      <style:footer>
        <text:p text:style-name="Footer"/>
      </style:footer>
    </style:master-page>
    <style:master-page style:name="rststyle-page-top"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kuhlman</meta:initial-creator>
    <meta:creation-date>2013-12-15T16:28:36</meta:creation-date>
    <dc:creator>Mona Knight</dc:creator>
    <dc:date>2013-12-16T14:09:35.570312640</dc:date>
    <dc:language>en-US</dc:language>
    <meta:editing-cycles>5</meta:editing-cycles>
    <meta:editing-duration>PT13M21S</meta:editing-duration>
    <dc:title>A Python Book: Beginning Python, Advanced Python, and Python Exercises</dc:title>
    <meta:document-statistic meta:table-count="1" meta:image-count="0" meta:object-count="0" meta:page-count="278" meta:paragraph-count="3445" meta:word-count="59765" meta:character-count="411866" meta:non-whitespace-character-count="329563"/>
  </office:meta>
</office:document-meta>
</file>